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0882in"/>
    </style:style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1.4547in"/>
    </style:style>
    <style:style style:name="co9" style:family="table-column">
      <style:table-column-properties fo:break-before="auto" style:column-width="0.88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3" office:value-type="string">
            <text:p>NumReaders</text:p>
          </table:table-cell>
          <table:table-cell table:style-name="ce3" office:value-type="string">
            <text:p>NumWriters</text:p>
          </table:table-cell>
          <table:table-cell table:style-name="ce3" office:value-type="string">
            <text:p>UltraSpin #1</text:p>
          </table:table-cell>
          <table:table-cell table:style-name="ce3" office:value-type="string">
            <text:p>UltraFast #1</text:p>
          </table:table-cell>
          <table:table-cell table:style-name="ce3" office:value-type="string">
            <text:p>UltraSpin #2</text:p>
          </table:table-cell>
          <table:table-cell table:style-name="ce3" office:value-type="string">
            <text:p>UltraFast #2</text:p>
          </table:table-cell>
          <table:table-cell table:style-name="ce3" office:value-type="string">
            <text:p>UltraSpin #3</text:p>
          </table:table-cell>
          <table:table-cell table:style-name="ce3" office:value-type="string">
            <text:p>UltraFast #3</text:p>
          </table:table-cell>
          <table:table-cell table:style-name="ce3" office:value-type="string">
            <text:p>UltraSpin #4</text:p>
          </table:table-cell>
          <table:table-cell table:style-name="ce3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8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ltraSpin OSTGV w0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  <table:table-cell/>
        </table:table-row>
        <table:table-row table:style-name="ro1">
          <table:table-cell office:value-type="string">
            <text:p>UltraFast OSTGV w0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  <table:table-cell/>
        </table:table-row>
        <table:table-row table:style-name="ro1">
          <table:table-cell office:value-type="string">
            <text:p>UltraSpin ITGV w0</text:p>
          </table:table-cell>
          <table:table-cell office:value-type="float" office:value="110470983">
            <text:p>110470983</text:p>
          </table:table-cell>
          <table:table-cell office:value-type="float" office:value="184330835.5">
            <text:p>184330835.5</text:p>
          </table:table-cell>
          <table:table-cell office:value-type="float" office:value="239206301.5">
            <text:p>239206301.5</text:p>
          </table:table-cell>
          <table:table-cell office:value-type="float" office:value="307080880">
            <text:p>307080880</text:p>
          </table:table-cell>
          <table:table-cell office:value-type="float" office:value="361669627">
            <text:p>361669627</text:p>
          </table:table-cell>
          <table:table-cell office:value-type="float" office:value="440880314">
            <text:p>440880314</text:p>
          </table:table-cell>
          <table:table-cell office:value-type="float" office:value="496217800.5">
            <text:p>496217800.5</text:p>
          </table:table-cell>
          <table:table-cell office:value-type="float" office:value="525650250.5">
            <text:p>525650250.5</text:p>
          </table:table-cell>
          <table:table-cell office:value-type="float" office:value="537790001.5">
            <text:p>537790001.5</text:p>
          </table:table-cell>
          <table:table-cell office:value-type="float" office:value="538530512.5">
            <text:p>538530512.5</text:p>
          </table:table-cell>
          <table:table-cell office:value-type="float" office:value="545042007">
            <text:p>545042007</text:p>
          </table:table-cell>
          <table:table-cell office:value-type="float" office:value="523538090.5">
            <text:p>52353809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0</text:p>
          </table:table-cell>
          <table:table-cell office:value-type="float" office:value="112026630">
            <text:p>112026630</text:p>
          </table:table-cell>
          <table:table-cell office:value-type="float" office:value="181382963.5">
            <text:p>181382963.5</text:p>
          </table:table-cell>
          <table:table-cell office:value-type="float" office:value="224182283.5">
            <text:p>224182283.5</text:p>
          </table:table-cell>
          <table:table-cell office:value-type="float" office:value="290768439.5">
            <text:p>290768439.5</text:p>
          </table:table-cell>
          <table:table-cell office:value-type="float" office:value="350279975">
            <text:p>350279975</text:p>
          </table:table-cell>
          <table:table-cell office:value-type="float" office:value="412066769.5">
            <text:p>412066769.5</text:p>
          </table:table-cell>
          <table:table-cell office:value-type="float" office:value="458821100.5">
            <text:p>458821100.5</text:p>
          </table:table-cell>
          <table:table-cell office:value-type="float" office:value="496774951">
            <text:p>496774951</text:p>
          </table:table-cell>
          <table:table-cell office:value-type="float" office:value="499417250">
            <text:p>499417250</text:p>
          </table:table-cell>
          <table:table-cell office:value-type="float" office:value="498361792.5">
            <text:p>498361792.5</text:p>
          </table:table-cell>
          <table:table-cell office:value-type="float" office:value="494583556">
            <text:p>494583556</text:p>
          </table:table-cell>
          <table:table-cell office:value-type="float" office:value="507436558">
            <text:p>5074365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0 ctd</text:p>
          </table:table-cell>
          <table:table-cell office:value-type="float" office:value="197078351">
            <text:p>197078351</text:p>
          </table:table-cell>
          <table:table-cell office:value-type="float" office:value="341739456">
            <text:p>341739456</text:p>
          </table:table-cell>
          <table:table-cell office:value-type="float" office:value="430066098">
            <text:p>430066098</text:p>
          </table:table-cell>
          <table:table-cell office:value-type="float" office:value="553749022">
            <text:p>553749022</text:p>
          </table:table-cell>
          <table:table-cell office:value-type="float" office:value="624935501">
            <text:p>624935501</text:p>
          </table:table-cell>
          <table:table-cell office:value-type="float" office:value="738174005">
            <text:p>738174005</text:p>
          </table:table-cell>
          <table:table-cell office:value-type="float" office:value="831684550">
            <text:p>831684550</text:p>
          </table:table-cell>
          <table:table-cell office:value-type="float" office:value="935047795">
            <text:p>935047795</text:p>
          </table:table-cell>
          <table:table-cell office:value-type="float" office:value="967807843">
            <text:p>967807843</text:p>
          </table:table-cell>
          <table:table-cell office:value-type="float" office:value="907783630">
            <text:p>907783630</text:p>
          </table:table-cell>
          <table:table-cell office:value-type="float" office:value="902415308">
            <text:p>902415308</text:p>
          </table:table-cell>
          <table:table-cell office:value-type="float" office:value="902954846">
            <text:p>902954846</text:p>
          </table:table-cell>
          <table:table-cell/>
        </table:table-row>
        <table:table-row table:style-name="ro1">
          <table:table-cell office:value-type="string">
            <text:p>UltraFast ITGV w0 ctd</text:p>
          </table:table-cell>
          <table:table-cell office:value-type="float" office:value="185592641">
            <text:p>185592641</text:p>
          </table:table-cell>
          <table:table-cell office:value-type="float" office:value="324963298">
            <text:p>324963298</text:p>
          </table:table-cell>
          <table:table-cell office:value-type="float" office:value="405911757">
            <text:p>405911757</text:p>
          </table:table-cell>
          <table:table-cell office:value-type="float" office:value="490036743">
            <text:p>490036743</text:p>
          </table:table-cell>
          <table:table-cell office:value-type="float" office:value="567379708">
            <text:p>567379708</text:p>
          </table:table-cell>
          <table:table-cell office:value-type="float" office:value="640187885">
            <text:p>640187885</text:p>
          </table:table-cell>
          <table:table-cell office:value-type="float" office:value="702871937">
            <text:p>702871937</text:p>
          </table:table-cell>
          <table:table-cell office:value-type="float" office:value="785151133">
            <text:p>785151133</text:p>
          </table:table-cell>
          <table:table-cell office:value-type="float" office:value="755706551">
            <text:p>755706551</text:p>
          </table:table-cell>
          <table:table-cell office:value-type="float" office:value="777191418">
            <text:p>777191418</text:p>
          </table:table-cell>
          <table:table-cell office:value-type="float" office:value="784935864">
            <text:p>784935864</text:p>
          </table:table-cell>
          <table:table-cell office:value-type="float" office:value="807132346">
            <text:p>807132346</text:p>
          </table:table-cell>
          <table:table-cell/>
        </table:table-row>
        <table:table-row table:style-name="ro1">
          <table:table-cell office:value-type="string">
            <text:p>UltraSpin ITGV w1</text:p>
          </table:table-cell>
          <table:table-cell office:value-type="float" office:value="134490">
            <text:p>134490</text:p>
          </table:table-cell>
          <table:table-cell office:value-type="float" office:value="495205">
            <text:p>495205</text:p>
          </table:table-cell>
          <table:table-cell office:value-type="float" office:value="568755">
            <text:p>568755</text:p>
          </table:table-cell>
          <table:table-cell office:value-type="float" office:value="1932660">
            <text:p>1932660</text:p>
          </table:table-cell>
          <table:table-cell office:value-type="float" office:value="1421360">
            <text:p>1421360</text:p>
          </table:table-cell>
          <table:table-cell office:value-type="float" office:value="36807295">
            <text:p>36807295</text:p>
          </table:table-cell>
          <table:table-cell office:value-type="float" office:value="1466460">
            <text:p>1466460</text:p>
          </table:table-cell>
          <table:table-cell office:value-type="float" office:value="6050570">
            <text:p>6050570</text:p>
          </table:table-cell>
          <table:table-cell office:value-type="float" office:value="3682870">
            <text:p>3682870</text:p>
          </table:table-cell>
          <table:table-cell office:value-type="float" office:value="3862460">
            <text:p>3862460</text:p>
          </table:table-cell>
          <table:table-cell office:value-type="float" office:value="4053610">
            <text:p>4053610</text:p>
          </table:table-cell>
          <table:table-cell office:value-type="float" office:value="48812445">
            <text:p>488124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1</text:p>
          </table:table-cell>
          <table:table-cell office:value-type="float" office:value="8749860">
            <text:p>8749860</text:p>
          </table:table-cell>
          <table:table-cell office:value-type="float" office:value="12376570">
            <text:p>12376570</text:p>
          </table:table-cell>
          <table:table-cell office:value-type="float" office:value="63794935">
            <text:p>63794935</text:p>
          </table:table-cell>
          <table:table-cell office:value-type="float" office:value="25590045">
            <text:p>25590045</text:p>
          </table:table-cell>
          <table:table-cell office:value-type="float" office:value="58616090">
            <text:p>58616090</text:p>
          </table:table-cell>
          <table:table-cell office:value-type="float" office:value="102119265">
            <text:p>102119265</text:p>
          </table:table-cell>
          <table:table-cell office:value-type="float" office:value="106399785">
            <text:p>106399785</text:p>
          </table:table-cell>
          <table:table-cell office:value-type="float" office:value="202019100">
            <text:p>202019100</text:p>
          </table:table-cell>
          <table:table-cell office:value-type="float" office:value="174983030">
            <text:p>174983030</text:p>
          </table:table-cell>
          <table:table-cell office:value-type="float" office:value="186801670">
            <text:p>186801670</text:p>
          </table:table-cell>
          <table:table-cell office:value-type="float" office:value="310780750">
            <text:p>310780750</text:p>
          </table:table-cell>
          <table:table-cell office:value-type="float" office:value="288458010">
            <text:p>2884580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</text:p>
          </table:table-cell>
          <table:table-cell office:value-type="float" office:value="2445829">
            <text:p>2445829</text:p>
          </table:table-cell>
          <table:table-cell office:value-type="float" office:value="2249826">
            <text:p>2249826</text:p>
          </table:table-cell>
          <table:table-cell office:value-type="float" office:value="1879589">
            <text:p>1879589</text:p>
          </table:table-cell>
          <table:table-cell office:value-type="float" office:value="7673389">
            <text:p>7673389</text:p>
          </table:table-cell>
          <table:table-cell office:value-type="float" office:value="25441961">
            <text:p>25441961</text:p>
          </table:table-cell>
          <table:table-cell office:value-type="float" office:value="35774196">
            <text:p>35774196</text:p>
          </table:table-cell>
          <table:table-cell office:value-type="float" office:value="64999660">
            <text:p>64999660</text:p>
          </table:table-cell>
          <table:table-cell office:value-type="float" office:value="6352483">
            <text:p>6352483</text:p>
          </table:table-cell>
          <table:table-cell office:value-type="float" office:value="165179145">
            <text:p>165179145</text:p>
          </table:table-cell>
          <table:table-cell office:value-type="float" office:value="244008374">
            <text:p>244008374</text:p>
          </table:table-cell>
          <table:table-cell office:value-type="float" office:value="128983564">
            <text:p>128983564</text:p>
          </table:table-cell>
          <table:table-cell office:value-type="float" office:value="147884272">
            <text:p>1478842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</text:p>
          </table:table-cell>
          <table:table-cell office:value-type="float" office:value="19899916">
            <text:p>19899916</text:p>
          </table:table-cell>
          <table:table-cell office:value-type="float" office:value="29232210">
            <text:p>29232210</text:p>
          </table:table-cell>
          <table:table-cell office:value-type="float" office:value="30677462">
            <text:p>30677462</text:p>
          </table:table-cell>
          <table:table-cell office:value-type="float" office:value="42848500">
            <text:p>42848500</text:p>
          </table:table-cell>
          <table:table-cell office:value-type="float" office:value="55566088">
            <text:p>55566088</text:p>
          </table:table-cell>
          <table:table-cell office:value-type="float" office:value="61846908">
            <text:p>61846908</text:p>
          </table:table-cell>
          <table:table-cell office:value-type="float" office:value="95022556">
            <text:p>95022556</text:p>
          </table:table-cell>
          <table:table-cell office:value-type="float" office:value="164252388">
            <text:p>164252388</text:p>
          </table:table-cell>
          <table:table-cell office:value-type="float" office:value="212532982">
            <text:p>212532982</text:p>
          </table:table-cell>
          <table:table-cell office:value-type="float" office:value="265805707">
            <text:p>265805707</text:p>
          </table:table-cell>
          <table:table-cell office:value-type="float" office:value="251345085">
            <text:p>251345085</text:p>
          </table:table-cell>
          <table:table-cell office:value-type="float" office:value="251273780">
            <text:p>25127378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 ctd</text:p>
          </table:table-cell>
          <table:table-cell office:value-type="float" office:value="1406193">
            <text:p>1406193</text:p>
          </table:table-cell>
          <table:table-cell office:value-type="float" office:value="3744960">
            <text:p>3744960</text:p>
          </table:table-cell>
          <table:table-cell office:value-type="float" office:value="3471962">
            <text:p>3471962</text:p>
          </table:table-cell>
          <table:table-cell office:value-type="float" office:value="15475009">
            <text:p>15475009</text:p>
          </table:table-cell>
          <table:table-cell office:value-type="float" office:value="26923982">
            <text:p>26923982</text:p>
          </table:table-cell>
          <table:table-cell office:value-type="float" office:value="36533880">
            <text:p>36533880</text:p>
          </table:table-cell>
          <table:table-cell office:value-type="float" office:value="55905255">
            <text:p>55905255</text:p>
          </table:table-cell>
          <table:table-cell office:value-type="float" office:value="153612450">
            <text:p>153612450</text:p>
          </table:table-cell>
          <table:table-cell office:value-type="float" office:value="133728372">
            <text:p>133728372</text:p>
          </table:table-cell>
          <table:table-cell office:value-type="float" office:value="309507469">
            <text:p>309507469</text:p>
          </table:table-cell>
          <table:table-cell office:value-type="float" office:value="539147465">
            <text:p>539147465</text:p>
          </table:table-cell>
          <table:table-cell office:value-type="float" office:value="86019222">
            <text:p>860192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 ctd</text:p>
          </table:table-cell>
          <table:table-cell office:value-type="float" office:value="32270229">
            <text:p>32270229</text:p>
          </table:table-cell>
          <table:table-cell office:value-type="float" office:value="25330258">
            <text:p>25330258</text:p>
          </table:table-cell>
          <table:table-cell office:value-type="float" office:value="45393643">
            <text:p>45393643</text:p>
          </table:table-cell>
          <table:table-cell office:value-type="float" office:value="56841412">
            <text:p>56841412</text:p>
          </table:table-cell>
          <table:table-cell office:value-type="float" office:value="77877432">
            <text:p>77877432</text:p>
          </table:table-cell>
          <table:table-cell office:value-type="float" office:value="89906054">
            <text:p>89906054</text:p>
          </table:table-cell>
          <table:table-cell office:value-type="float" office:value="122743353">
            <text:p>122743353</text:p>
          </table:table-cell>
          <table:table-cell office:value-type="float" office:value="293529013">
            <text:p>293529013</text:p>
          </table:table-cell>
          <table:table-cell office:value-type="float" office:value="341285598">
            <text:p>341285598</text:p>
          </table:table-cell>
          <table:table-cell office:value-type="float" office:value="403179444">
            <text:p>403179444</text:p>
          </table:table-cell>
          <table:table-cell office:value-type="float" office:value="363236670">
            <text:p>363236670</text:p>
          </table:table-cell>
          <table:table-cell office:value-type="float" office:value="435214031">
            <text:p>43521403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2.M45" table:end-x="0.872in" table:end-y="0.1043in" draw:z-index="0" draw:style-name="gr1" svg:width="12.0567in" svg:height="5.1528in" svg:x="0.0437in" svg:y="0.1079in">
              <draw:object draw:notify-on-update-of-ranges="Sheet2.A3:Sheet2.A3 Sheet2.B3:Sheet2.M3 Sheet2.A4:Sheet2.A4 Sheet2.B4:Sheet2.M4 Sheet2.A5:Sheet2.A5 Sheet2.B5:Sheet2.M5 Sheet2.A6:Sheet2.A6 Sheet2.B6:Sheet2.M6 Sheet2.A7:Sheet2.A7 Sheet2.B7:Sheet2.M7 Sheet2.A8:Sheet2.A8 Sheet2.B8:Sheet2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office:value-type="string">
            <text:p><text:s/>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>
            <draw:frame table:end-cell-address="Sheet2.M73" table:end-x="0.8602in" table:end-y="0.1567in" draw:z-index="1" draw:style-name="gr1" svg:width="12.0339in" svg:height="4.7378in" svg:x="0.0547in" svg:y="0.0421in">
              <draw:object draw:notify-on-update-of-ranges="Sheet2.A9:Sheet2.A9 Sheet2.B9:Sheet2.M9 Sheet2.A10:Sheet2.A10 Sheet2.B10:Sheet2.M10 Sheet2.A11:Sheet2.A11 Sheet2.B11:Sheet2.M11 Sheet2.A12:Sheet2.A12 Sheet2.B12:Sheet2.M12 Sheet2.A13:Sheet2.A13 Sheet2.B13:Sheet2.M13 Sheet2.A14:Sheet2.A14 Sheet2.B14:Sheet2.M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office:value-type="string">
            <text:p>UltraSpinReadWriteMutex rps</text:p>
          </table:table-cell>
          <table:table-cell office:value-type="float" office:value="200983818">
            <text:p>200983818</text:p>
          </table:table-cell>
          <table:table-cell office:value-type="float" office:value="334720194">
            <text:p>334720194</text:p>
          </table:table-cell>
          <table:table-cell office:value-type="float" office:value="424826087">
            <text:p>424826087</text:p>
          </table:table-cell>
          <table:table-cell office:value-type="float" office:value="567735863">
            <text:p>567735863</text:p>
          </table:table-cell>
          <table:table-cell office:value-type="float" office:value="657269491">
            <text:p>657269491</text:p>
          </table:table-cell>
          <table:table-cell office:value-type="float" office:value="752800572">
            <text:p>752800572</text:p>
          </table:table-cell>
          <table:table-cell office:value-type="float" office:value="839825926">
            <text:p>839825926</text:p>
          </table:table-cell>
          <table:table-cell office:value-type="float" office:value="927894029">
            <text:p>927894029</text:p>
          </table:table-cell>
          <table:table-cell office:value-type="float" office:value="62897">
            <text:p>62897</text:p>
          </table:table-cell>
          <table:table-cell office:value-type="float" office:value="223100">
            <text:p>223100</text:p>
          </table:table-cell>
          <table:table-cell office:value-type="float" office:value="20026455">
            <text:p>20026455</text:p>
          </table:table-cell>
          <table:table-cell office:value-type="float" office:value="30748213">
            <text:p>30748213</text:p>
          </table:table-cell>
          <table:table-cell office:value-type="float" office:value="41524192">
            <text:p>41524192</text:p>
          </table:table-cell>
          <table:table-cell office:value-type="float" office:value="150384644">
            <text:p>150384644</text:p>
          </table:table-cell>
          <table:table-cell office:value-type="float" office:value="230424437">
            <text:p>230424437</text:p>
          </table:table-cell>
          <table:table-cell office:value-type="float" office:value="294503132">
            <text:p>294503132</text:p>
          </table:table-cell>
        </table:table-row>
        <table:table-row table:style-name="ro2">
          <table:table-cell office:value-type="string">
            <text:p>UltraFastReadWriteMutex rps</text:p>
          </table:table-cell>
          <table:table-cell office:value-type="float" office:value="197121905">
            <text:p>197121905</text:p>
          </table:table-cell>
          <table:table-cell office:value-type="float" office:value="321232407">
            <text:p>321232407</text:p>
          </table:table-cell>
          <table:table-cell office:value-type="float" office:value="389362936">
            <text:p>389362936</text:p>
          </table:table-cell>
          <table:table-cell office:value-type="float" office:value="498343866">
            <text:p>498343866</text:p>
          </table:table-cell>
          <table:table-cell office:value-type="float" office:value="581124771">
            <text:p>581124771</text:p>
          </table:table-cell>
          <table:table-cell office:value-type="float" office:value="636807041">
            <text:p>636807041</text:p>
          </table:table-cell>
          <table:table-cell office:value-type="float" office:value="699306426">
            <text:p>699306426</text:p>
          </table:table-cell>
          <table:table-cell office:value-type="float" office:value="777020446">
            <text:p>777020446</text:p>
          </table:table-cell>
          <table:table-cell office:value-type="float" office:value="4945630">
            <text:p>4945630</text:p>
          </table:table-cell>
          <table:table-cell office:value-type="float" office:value="21844874">
            <text:p>21844874</text:p>
          </table:table-cell>
          <table:table-cell office:value-type="float" office:value="48229788">
            <text:p>48229788</text:p>
          </table:table-cell>
          <table:table-cell office:value-type="float" office:value="49775749">
            <text:p>49775749</text:p>
          </table:table-cell>
          <table:table-cell office:value-type="float" office:value="80687790">
            <text:p>80687790</text:p>
          </table:table-cell>
          <table:table-cell office:value-type="float" office:value="141842220">
            <text:p>141842220</text:p>
          </table:table-cell>
          <table:table-cell office:value-type="float" office:value="118854566">
            <text:p>118854566</text:p>
          </table:table-cell>
          <table:table-cell office:value-type="float" office:value="353012051">
            <text:p>353012051</text:p>
          </table:table-cell>
        </table:table-row>
        <table:table-row table:style-name="ro2">
          <table:table-cell office:value-type="string">
            <text:p>UltraLightReadWriteMutex rps</text:p>
          </table:table-cell>
          <table:table-cell office:value-type="float" office:value="198183117">
            <text:p>198183117</text:p>
          </table:table-cell>
          <table:table-cell office:value-type="float" office:value="315183322">
            <text:p>315183322</text:p>
          </table:table-cell>
          <table:table-cell office:value-type="float" office:value="394987358">
            <text:p>394987358</text:p>
          </table:table-cell>
          <table:table-cell office:value-type="float" office:value="521399592">
            <text:p>521399592</text:p>
          </table:table-cell>
          <table:table-cell office:value-type="float" office:value="578971621">
            <text:p>578971621</text:p>
          </table:table-cell>
          <table:table-cell office:value-type="float" office:value="658836385">
            <text:p>658836385</text:p>
          </table:table-cell>
          <table:table-cell office:value-type="float" office:value="713768066">
            <text:p>713768066</text:p>
          </table:table-cell>
          <table:table-cell office:value-type="float" office:value="793919962">
            <text:p>793919962</text:p>
          </table:table-cell>
          <table:table-cell office:value-type="float" office:value="28686616">
            <text:p>28686616</text:p>
          </table:table-cell>
          <table:table-cell office:value-type="float" office:value="59663150">
            <text:p>59663150</text:p>
          </table:table-cell>
          <table:table-cell office:value-type="float" office:value="113743018">
            <text:p>113743018</text:p>
          </table:table-cell>
          <table:table-cell office:value-type="float" office:value="144348950">
            <text:p>144348950</text:p>
          </table:table-cell>
          <table:table-cell office:value-type="float" office:value="179570538">
            <text:p>179570538</text:p>
          </table:table-cell>
          <table:table-cell office:value-type="float" office:value="201662321">
            <text:p>201662321</text:p>
          </table:table-cell>
          <table:table-cell office:value-type="float" office:value="240534119">
            <text:p>240534119</text:p>
          </table:table-cell>
          <table:table-cell office:value-type="float" office:value="799482502">
            <text:p>799482502</text:p>
          </table:table-cell>
        </table:table-row>
        <table:table-row table:style-name="ro2">
          <table:table-cell office:value-type="string">
            <text:p>FastFairReadWriteMutex rps</text:p>
          </table:table-cell>
          <table:table-cell office:value-type="float" office:value="176953529">
            <text:p>176953529</text:p>
          </table:table-cell>
          <table:table-cell office:value-type="float" office:value="292551972">
            <text:p>292551972</text:p>
          </table:table-cell>
          <table:table-cell office:value-type="float" office:value="231294352">
            <text:p>231294352</text:p>
          </table:table-cell>
          <table:table-cell office:value-type="float" office:value="462103666">
            <text:p>462103666</text:p>
          </table:table-cell>
          <table:table-cell office:value-type="float" office:value="337109704">
            <text:p>337109704</text:p>
          </table:table-cell>
          <table:table-cell office:value-type="float" office:value="552191220">
            <text:p>552191220</text:p>
          </table:table-cell>
          <table:table-cell office:value-type="float" office:value="568854266">
            <text:p>568854266</text:p>
          </table:table-cell>
          <table:table-cell office:value-type="float" office:value="455659967">
            <text:p>455659967</text:p>
          </table:table-cell>
          <table:table-cell office:value-type="float" office:value="1086413">
            <text:p>1086413</text:p>
          </table:table-cell>
          <table:table-cell office:value-type="float" office:value="1155904">
            <text:p>1155904</text:p>
          </table:table-cell>
          <table:table-cell office:value-type="float" office:value="950602">
            <text:p>950602</text:p>
          </table:table-cell>
          <table:table-cell office:value-type="float" office:value="853572">
            <text:p>853572</text:p>
          </table:table-cell>
          <table:table-cell office:value-type="float" office:value="825279">
            <text:p>825279</text:p>
          </table:table-cell>
          <table:table-cell office:value-type="float" office:value="611016">
            <text:p>611016</text:p>
          </table:table-cell>
          <table:table-cell office:value-type="float" office:value="683198">
            <text:p>683198</text:p>
          </table:table-cell>
          <table:table-cell office:value-type="float" office:value="672594">
            <text:p>672594</text:p>
          </table:table-cell>
        </table:table-row>
        <table:table-row table:style-name="ro2">
          <table:table-cell office:value-type="string">
            <text:p>UltraSpin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22665">
            <text:p>22665</text:p>
          </table:table-cell>
          <table:table-cell office:value-type="float" office:value="9475">
            <text:p>9475</text:p>
          </table:table-cell>
          <table:table-cell office:value-type="float" office:value="5082">
            <text:p>5082</text:p>
          </table:table-cell>
          <table:table-cell office:value-type="float" office:value="3569">
            <text:p>3569</text:p>
          </table:table-cell>
          <table:table-cell office:value-type="float" office:value="3683">
            <text:p>3683</text:p>
          </table:table-cell>
          <table:table-cell office:value-type="float" office:value="2544">
            <text:p>2544</text:p>
          </table:table-cell>
          <table:table-cell office:value-type="float" office:value="1433">
            <text:p>1433</text:p>
          </table:table-cell>
          <table:table-cell office:value-type="float" office:value="2865">
            <text:p>2865</text:p>
          </table:table-cell>
        </table:table-row>
        <table:table-row table:style-name="ro2">
          <table:table-cell office:value-type="string">
            <text:p>UltraFas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1875161">
            <text:p>1875161</text:p>
          </table:table-cell>
          <table:table-cell office:value-type="float" office:value="959421">
            <text:p>959421</text:p>
          </table:table-cell>
          <table:table-cell office:value-type="float" office:value="590741">
            <text:p>590741</text:p>
          </table:table-cell>
          <table:table-cell office:value-type="float" office:value="499949">
            <text:p>499949</text:p>
          </table:table-cell>
          <table:table-cell office:value-type="float" office:value="326713">
            <text:p>326713</text:p>
          </table:table-cell>
          <table:table-cell office:value-type="float" office:value="232072">
            <text:p>232072</text:p>
          </table:table-cell>
          <table:table-cell office:value-type="float" office:value="199828">
            <text:p>199828</text:p>
          </table:table-cell>
          <table:table-cell office:value-type="float" office:value="119671">
            <text:p>119671</text:p>
          </table:table-cell>
        </table:table-row>
        <table:table-row table:style-name="ro2">
          <table:table-cell office:value-type="string">
            <text:p>UltraLigh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227535">
            <text:p>9227535</text:p>
          </table:table-cell>
          <table:table-cell office:value-type="float" office:value="8455006">
            <text:p>8455006</text:p>
          </table:table-cell>
          <table:table-cell office:value-type="float" office:value="3413942">
            <text:p>3413942</text:p>
          </table:table-cell>
          <table:table-cell office:value-type="float" office:value="3382534">
            <text:p>3382534</text:p>
          </table:table-cell>
          <table:table-cell office:value-type="float" office:value="2710216">
            <text:p>2710216</text:p>
          </table:table-cell>
          <table:table-cell office:value-type="float" office:value="2636308">
            <text:p>2636308</text:p>
          </table:table-cell>
          <table:table-cell office:value-type="float" office:value="2172227">
            <text:p>2172227</text:p>
          </table:table-cell>
          <table:table-cell office:value-type="float" office:value="4674">
            <text:p>4674</text:p>
          </table:table-cell>
        </table:table-row>
        <table:table-row table:style-name="ro2">
          <table:table-cell office:value-type="string">
            <text:p>FastFair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79074">
            <text:p>979074</text:p>
          </table:table-cell>
          <table:table-cell office:value-type="float" office:value="4330530">
            <text:p>4330530</text:p>
          </table:table-cell>
          <table:table-cell office:value-type="float" office:value="2987028">
            <text:p>2987028</text:p>
          </table:table-cell>
          <table:table-cell office:value-type="float" office:value="3037578">
            <text:p>3037578</text:p>
          </table:table-cell>
          <table:table-cell office:value-type="float" office:value="2905806">
            <text:p>2905806</text:p>
          </table:table-cell>
          <table:table-cell office:value-type="float" office:value="3007466">
            <text:p>3007466</text:p>
          </table:table-cell>
          <table:table-cell office:value-type="float" office:value="2534827">
            <text:p>2534827</text:p>
          </table:table-cell>
          <table:table-cell office:value-type="float" office:value="2217517">
            <text:p>2217517</text:p>
          </table:table-cell>
        </table:table-row>
        <table:table-row table:style-name="ro2">
          <table:table-cell office:value-type="string">
            <text:p>UltraSpinReadWriteMutex tps</text:p>
          </table:table-cell>
          <table:table-cell table:formula="of:=[.B3]+[.B7]" office:value-type="float" office:value="200983818">
            <text:p>200983818</text:p>
          </table:table-cell>
          <table:table-cell table:formula="of:=[.C3]+[.C7]" office:value-type="float" office:value="334720194">
            <text:p>334720194</text:p>
          </table:table-cell>
          <table:table-cell table:formula="of:=[.D3]+[.D7]" office:value-type="float" office:value="424826087">
            <text:p>424826087</text:p>
          </table:table-cell>
          <table:table-cell table:formula="of:=[.E3]+[.E7]" office:value-type="float" office:value="567735863">
            <text:p>567735863</text:p>
          </table:table-cell>
          <table:table-cell table:formula="of:=[.F3]+[.F7]" office:value-type="float" office:value="657269491">
            <text:p>657269491</text:p>
          </table:table-cell>
          <table:table-cell table:formula="of:=[.G3]+[.G7]" office:value-type="float" office:value="752800572">
            <text:p>752800572</text:p>
          </table:table-cell>
          <table:table-cell table:formula="of:=[.H3]+[.H7]" office:value-type="float" office:value="839825926">
            <text:p>839825926</text:p>
          </table:table-cell>
          <table:table-cell table:formula="of:=[.I3]+[.I7]" office:value-type="float" office:value="927894029">
            <text:p>927894029</text:p>
          </table:table-cell>
          <table:table-cell table:formula="of:=[.J3]+[.J7]" office:value-type="float" office:value="85562">
            <text:p>85562</text:p>
          </table:table-cell>
          <table:table-cell table:formula="of:=[.K3]+[.K7]" office:value-type="float" office:value="232575">
            <text:p>232575</text:p>
          </table:table-cell>
          <table:table-cell table:formula="of:=[.L3]+[.L7]" office:value-type="float" office:value="20031537">
            <text:p>20031537</text:p>
          </table:table-cell>
          <table:table-cell table:formula="of:=[.M3]+[.M7]" office:value-type="float" office:value="30751782">
            <text:p>30751782</text:p>
          </table:table-cell>
          <table:table-cell table:formula="of:=[.N3]+[.N7]" office:value-type="float" office:value="41527875">
            <text:p>41527875</text:p>
          </table:table-cell>
          <table:table-cell table:formula="of:=[.O3]+[.O7]" office:value-type="float" office:value="150387188">
            <text:p>150387188</text:p>
          </table:table-cell>
          <table:table-cell table:formula="of:=[.P3]+[.P7]" office:value-type="float" office:value="230425870">
            <text:p>230425870</text:p>
          </table:table-cell>
          <table:table-cell table:formula="of:=[.Q3]+[.Q7]" office:value-type="float" office:value="294505997">
            <text:p>294505997</text:p>
          </table:table-cell>
        </table:table-row>
        <table:table-row table:style-name="ro2">
          <table:table-cell office:value-type="string">
            <text:p>UltraFastReadWriteMutex tps</text:p>
          </table:table-cell>
          <table:table-cell table:formula="of:=[.B4]+[.B8]" office:value-type="float" office:value="197121905">
            <text:p>197121905</text:p>
          </table:table-cell>
          <table:table-cell table:formula="of:=[.C4]+[.C8]" office:value-type="float" office:value="321232407">
            <text:p>321232407</text:p>
          </table:table-cell>
          <table:table-cell table:formula="of:=[.D4]+[.D8]" office:value-type="float" office:value="389362936">
            <text:p>389362936</text:p>
          </table:table-cell>
          <table:table-cell table:formula="of:=[.E4]+[.E8]" office:value-type="float" office:value="498343866">
            <text:p>498343866</text:p>
          </table:table-cell>
          <table:table-cell table:formula="of:=[.F4]+[.F8]" office:value-type="float" office:value="581124771">
            <text:p>581124771</text:p>
          </table:table-cell>
          <table:table-cell table:formula="of:=[.G4]+[.G8]" office:value-type="float" office:value="636807041">
            <text:p>636807041</text:p>
          </table:table-cell>
          <table:table-cell table:formula="of:=[.H4]+[.H8]" office:value-type="float" office:value="699306426">
            <text:p>699306426</text:p>
          </table:table-cell>
          <table:table-cell table:formula="of:=[.I4]+[.I8]" office:value-type="float" office:value="777020446">
            <text:p>777020446</text:p>
          </table:table-cell>
          <table:table-cell table:formula="of:=[.J4]+[.J8]" office:value-type="float" office:value="6820791">
            <text:p>6820791</text:p>
          </table:table-cell>
          <table:table-cell table:formula="of:=[.K4]+[.K8]" office:value-type="float" office:value="22804295">
            <text:p>22804295</text:p>
          </table:table-cell>
          <table:table-cell table:formula="of:=[.L4]+[.L8]" office:value-type="float" office:value="48820529">
            <text:p>48820529</text:p>
          </table:table-cell>
          <table:table-cell table:formula="of:=[.M4]+[.M8]" office:value-type="float" office:value="50275698">
            <text:p>50275698</text:p>
          </table:table-cell>
          <table:table-cell table:formula="of:=[.N4]+[.N8]" office:value-type="float" office:value="81014503">
            <text:p>81014503</text:p>
          </table:table-cell>
          <table:table-cell table:formula="of:=[.O4]+[.O8]" office:value-type="float" office:value="142074292">
            <text:p>142074292</text:p>
          </table:table-cell>
          <table:table-cell table:formula="of:=[.P4]+[.P8]" office:value-type="float" office:value="119054394">
            <text:p>119054394</text:p>
          </table:table-cell>
          <table:table-cell table:formula="of:=[.Q4]+[.Q8]" office:value-type="float" office:value="353131722">
            <text:p>353131722</text:p>
          </table:table-cell>
        </table:table-row>
        <table:table-row table:style-name="ro2">
          <table:table-cell office:value-type="string">
            <text:p>UltraLightReadWriteMutex tps</text:p>
          </table:table-cell>
          <table:table-cell table:formula="of:=[.B5]+[.B9]" office:value-type="float" office:value="198183117">
            <text:p>198183117</text:p>
          </table:table-cell>
          <table:table-cell table:formula="of:=[.C5]+[.C9]" office:value-type="float" office:value="315183322">
            <text:p>315183322</text:p>
          </table:table-cell>
          <table:table-cell table:formula="of:=[.D5]+[.D9]" office:value-type="float" office:value="394987358">
            <text:p>394987358</text:p>
          </table:table-cell>
          <table:table-cell table:formula="of:=[.E5]+[.E9]" office:value-type="float" office:value="521399592">
            <text:p>521399592</text:p>
          </table:table-cell>
          <table:table-cell table:formula="of:=[.F5]+[.F9]" office:value-type="float" office:value="578971621">
            <text:p>578971621</text:p>
          </table:table-cell>
          <table:table-cell table:formula="of:=[.G5]+[.G9]" office:value-type="float" office:value="658836385">
            <text:p>658836385</text:p>
          </table:table-cell>
          <table:table-cell table:formula="of:=[.H5]+[.H9]" office:value-type="float" office:value="713768066">
            <text:p>713768066</text:p>
          </table:table-cell>
          <table:table-cell table:formula="of:=[.I5]+[.I9]" office:value-type="float" office:value="793919962">
            <text:p>793919962</text:p>
          </table:table-cell>
          <table:table-cell table:formula="of:=[.J5]+[.J9]" office:value-type="float" office:value="37914151">
            <text:p>37914151</text:p>
          </table:table-cell>
          <table:table-cell table:formula="of:=[.K5]+[.K9]" office:value-type="float" office:value="68118156">
            <text:p>68118156</text:p>
          </table:table-cell>
          <table:table-cell table:formula="of:=[.L5]+[.L9]" office:value-type="float" office:value="117156960">
            <text:p>117156960</text:p>
          </table:table-cell>
          <table:table-cell table:formula="of:=[.M5]+[.M9]" office:value-type="float" office:value="147731484">
            <text:p>147731484</text:p>
          </table:table-cell>
          <table:table-cell table:formula="of:=[.N5]+[.N9]" office:value-type="float" office:value="182280754">
            <text:p>182280754</text:p>
          </table:table-cell>
          <table:table-cell table:formula="of:=[.O5]+[.O9]" office:value-type="float" office:value="204298629">
            <text:p>204298629</text:p>
          </table:table-cell>
          <table:table-cell table:formula="of:=[.P5]+[.P9]" office:value-type="float" office:value="242706346">
            <text:p>242706346</text:p>
          </table:table-cell>
          <table:table-cell table:formula="of:=[.Q5]+[.Q9]" office:value-type="float" office:value="799487176">
            <text:p>799487176</text:p>
          </table:table-cell>
        </table:table-row>
        <table:table-row table:style-name="ro2">
          <table:table-cell office:value-type="string">
            <text:p>FastFairReadWriteMutex tps</text:p>
          </table:table-cell>
          <table:table-cell table:formula="of:=[.B6]+[.B10]" office:value-type="float" office:value="176953529">
            <text:p>176953529</text:p>
          </table:table-cell>
          <table:table-cell table:formula="of:=[.C6]+[.C10]" office:value-type="float" office:value="292551972">
            <text:p>292551972</text:p>
          </table:table-cell>
          <table:table-cell table:formula="of:=[.D6]+[.D10]" office:value-type="float" office:value="231294352">
            <text:p>231294352</text:p>
          </table:table-cell>
          <table:table-cell table:formula="of:=[.E6]+[.E10]" office:value-type="float" office:value="462103666">
            <text:p>462103666</text:p>
          </table:table-cell>
          <table:table-cell table:formula="of:=[.F6]+[.F10]" office:value-type="float" office:value="337109704">
            <text:p>337109704</text:p>
          </table:table-cell>
          <table:table-cell table:formula="of:=[.G6]+[.G10]" office:value-type="float" office:value="552191220">
            <text:p>552191220</text:p>
          </table:table-cell>
          <table:table-cell table:formula="of:=[.H6]+[.H10]" office:value-type="float" office:value="568854266">
            <text:p>568854266</text:p>
          </table:table-cell>
          <table:table-cell table:formula="of:=[.I6]+[.I10]" office:value-type="float" office:value="455659967">
            <text:p>455659967</text:p>
          </table:table-cell>
          <table:table-cell table:formula="of:=[.J6]+[.J10]" office:value-type="float" office:value="2065487">
            <text:p>2065487</text:p>
          </table:table-cell>
          <table:table-cell table:formula="of:=[.K6]+[.K10]" office:value-type="float" office:value="5486434">
            <text:p>5486434</text:p>
          </table:table-cell>
          <table:table-cell table:formula="of:=[.L6]+[.L10]" office:value-type="float" office:value="3937630">
            <text:p>3937630</text:p>
          </table:table-cell>
          <table:table-cell table:formula="of:=[.M6]+[.M10]" office:value-type="float" office:value="3891150">
            <text:p>3891150</text:p>
          </table:table-cell>
          <table:table-cell table:formula="of:=[.N6]+[.N10]" office:value-type="float" office:value="3731085">
            <text:p>3731085</text:p>
          </table:table-cell>
          <table:table-cell table:formula="of:=[.O6]+[.O10]" office:value-type="float" office:value="3618482">
            <text:p>3618482</text:p>
          </table:table-cell>
          <table:table-cell table:formula="of:=[.P6]+[.P10]" office:value-type="float" office:value="3218025">
            <text:p>3218025</text:p>
          </table:table-cell>
          <table:table-cell table:formula="of:=[.Q6]+[.Q10]" office:value-type="float" office:value="2890111">
            <text:p>2890111</text:p>
          </table:table-cell>
        </table:table-row>
        <table:table-row table:style-name="ro2">
          <table:table-cell office:value-type="string">
            <text:p>UltraSpin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70209">
            <text:p>1.47</text:p>
          </table:table-cell>
          <table:table-cell office:value-type="float" office:value="2.877781">
            <text:p>2.88</text:p>
          </table:table-cell>
          <table:table-cell office:value-type="float" office:value="3.998985">
            <text:p>4</text:p>
          </table:table-cell>
          <table:table-cell office:value-type="float" office:value="4.99942">
            <text:p>5</text:p>
          </table:table-cell>
          <table:table-cell office:value-type="float" office:value="5.999468">
            <text:p>6</text:p>
          </table:table-cell>
          <table:table-cell office:value-type="float" office:value="6.999882">
            <text:p>7</text:p>
          </table:table-cell>
          <table:table-cell office:value-type="float" office:value="7.99995">
            <text:p>8</text:p>
          </table:table-cell>
          <table:table-cell office:value-type="float" office:value="8.999912">
            <text:p>9</text:p>
          </table:table-cell>
        </table:table-row>
        <table:table-row table:style-name="ro2">
          <table:table-cell office:value-type="string">
            <text:p>UltraFas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50163">
            <text:p>1.45</text:p>
          </table:table-cell>
          <table:table-cell office:value-type="float" office:value="2.873784">
            <text:p>2.87</text:p>
          </table:table-cell>
          <table:table-cell office:value-type="float" office:value="3.951599">
            <text:p>3.95</text:p>
          </table:table-cell>
          <table:table-cell office:value-type="float" office:value="4.950279">
            <text:p>4.95</text:p>
          </table:table-cell>
          <table:table-cell office:value-type="float" office:value="5.975803">
            <text:p>5.98</text:p>
          </table:table-cell>
          <table:table-cell office:value-type="float" office:value="6.988566">
            <text:p>6.99</text:p>
          </table:table-cell>
          <table:table-cell office:value-type="float" office:value="7.986572">
            <text:p>7.99</text:p>
          </table:table-cell>
          <table:table-cell office:value-type="float" office:value="8.99695">
            <text:p>9</text:p>
          </table:table-cell>
        </table:table-row>
        <table:table-row table:style-name="ro2">
          <table:table-cell office:value-type="string">
            <text:p>UltraLigh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13241">
            <text:p>1.51</text:p>
          </table:table-cell>
          <table:table-cell office:value-type="float" office:value="2.627632">
            <text:p>2.63</text:p>
          </table:table-cell>
          <table:table-cell office:value-type="float" office:value="3.88344">
            <text:p>3.88</text:p>
          </table:table-cell>
          <table:table-cell office:value-type="float" office:value="4.885517">
            <text:p>4.89</text:p>
          </table:table-cell>
          <table:table-cell office:value-type="float" office:value="5.91079">
            <text:p>5.91</text:p>
          </table:table-cell>
          <table:table-cell office:value-type="float" office:value="6.909671">
            <text:p>6.91</text:p>
          </table:table-cell>
          <table:table-cell office:value-type="float" office:value="7.9284">
            <text:p>7.93</text:p>
          </table:table-cell>
          <table:table-cell office:value-type="float" office:value="8.999947">
            <text:p>9</text:p>
          </table:table-cell>
        </table:table-row>
        <table:table-row table:style-name="ro2">
          <table:table-cell office:value-type="string">
            <text:p>FastFair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051968">
            <text:p>1.05</text:p>
          </table:table-cell>
          <table:table-cell office:value-type="float" office:value="0.632052">
            <text:p>0.63</text:p>
          </table:table-cell>
          <table:table-cell office:value-type="float" office:value="0.965659">
            <text:p>0.97</text:p>
          </table:table-cell>
          <table:table-cell office:value-type="float" office:value="1.096812">
            <text:p>1.1</text:p>
          </table:table-cell>
          <table:table-cell office:value-type="float" office:value="1.32714">
            <text:p>1.33</text:p>
          </table:table-cell>
          <table:table-cell office:value-type="float" office:value="1.182018">
            <text:p>1.18</text:p>
          </table:table-cell>
          <table:table-cell office:value-type="float" office:value="1.698428">
            <text:p>1.7</text:p>
          </table:table-cell>
          <table:table-cell office:value-type="float" office:value="2.094503">
            <text:p>2.09</text:p>
          </table:table-cell>
        </table:table-row>
        <table:table-row table:style-name="ro2">
          <table:table-cell office:value-type="string">
            <text:p>UltraSpin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122219">
            <text:p>0.12</text:p>
          </table:table-cell>
          <table:table-cell office:value-type="float" office:value="0.001015">
            <text:p>0</text:p>
          </table:table-cell>
          <table:table-cell office:value-type="float" office:value="0.00058">
            <text:p>0</text:p>
          </table:table-cell>
          <table:table-cell office:value-type="float" office:value="0.000532">
            <text:p>0</text:p>
          </table:table-cell>
          <table:table-cell office:value-type="float" office:value="0.000118">
            <text:p>0</text:p>
          </table:table-cell>
          <table:table-cell office:value-type="float" office:value="0.00005">
            <text:p>0</text:p>
          </table:table-cell>
          <table:table-cell office:value-type="float" office:value="0.000088">
            <text:p>0</text:p>
          </table:table-cell>
        </table:table-row>
        <table:table-row table:style-name="ro2">
          <table:table-cell office:value-type="string">
            <text:p>UltraFas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126216">
            <text:p>0.13</text:p>
          </table:table-cell>
          <table:table-cell office:value-type="float" office:value="0.048401">
            <text:p>0.05</text:p>
          </table:table-cell>
          <table:table-cell office:value-type="float" office:value="0.049721">
            <text:p>0.05</text:p>
          </table:table-cell>
          <table:table-cell office:value-type="float" office:value="0.024197">
            <text:p>0.02</text:p>
          </table:table-cell>
          <table:table-cell office:value-type="float" office:value="0.011434">
            <text:p>0.01</text:p>
          </table:table-cell>
          <table:table-cell office:value-type="float" office:value="0.013428">
            <text:p>0.01</text:p>
          </table:table-cell>
          <table:table-cell office:value-type="float" office:value="0.00305">
            <text:p>0</text:p>
          </table:table-cell>
        </table:table-row>
        <table:table-row table:style-name="ro2">
          <table:table-cell office:value-type="string">
            <text:p>UltraLigh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372368">
            <text:p>0.37</text:p>
          </table:table-cell>
          <table:table-cell office:value-type="float" office:value="0.11656">
            <text:p>0.12</text:p>
          </table:table-cell>
          <table:table-cell office:value-type="float" office:value="0.114483">
            <text:p>0.11</text:p>
          </table:table-cell>
          <table:table-cell office:value-type="float" office:value="0.08921">
            <text:p>0.09</text:p>
          </table:table-cell>
          <table:table-cell office:value-type="float" office:value="0.090329">
            <text:p>0.09</text:p>
          </table:table-cell>
          <table:table-cell office:value-type="float" office:value="0.0716">
            <text:p>0.07</text:p>
          </table:table-cell>
          <table:table-cell office:value-type="float" office:value="0.000053">
            <text:p>0</text:p>
          </table:table-cell>
        </table:table-row>
        <table:table-row table:style-name="ro2">
          <table:table-cell office:value-type="string">
            <text:p>FastFair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2.367948">
            <text:p>2.37</text:p>
          </table:table-cell>
          <table:table-cell office:value-type="float" office:value="3.034341">
            <text:p>3.03</text:p>
          </table:table-cell>
          <table:table-cell office:value-type="float" office:value="3.903188">
            <text:p>3.9</text:p>
          </table:table-cell>
          <table:table-cell office:value-type="float" office:value="4.67286">
            <text:p>4.67</text:p>
          </table:table-cell>
          <table:table-cell office:value-type="float" office:value="5.817982">
            <text:p>5.82</text:p>
          </table:table-cell>
          <table:table-cell office:value-type="float" office:value="6.301572">
            <text:p>6.3</text:p>
          </table:table-cell>
          <table:table-cell office:value-type="float" office:value="6.905497">
            <text:p>6.91</text:p>
          </table:table-cell>
        </table:table-row>
        <table:table-row table:style-name="ro2">
          <table:table-cell office:value-type="string">
            <text:p>UltraSpin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70209">
            <text:p>1.47</text:p>
          </table:table-cell>
          <table:table-cell office:value-type="float" office:value="1.918521">
            <text:p>1.92</text:p>
          </table:table-cell>
          <table:table-cell office:value-type="float" office:value="1.999493">
            <text:p>2</text:p>
          </table:table-cell>
          <table:table-cell office:value-type="float" office:value="1.999768">
            <text:p>2</text:p>
          </table:table-cell>
          <table:table-cell office:value-type="float" office:value="1.999823">
            <text:p>2</text:p>
          </table:table-cell>
          <table:table-cell office:value-type="float" office:value="1.999966">
            <text:p>2</text:p>
          </table:table-cell>
          <table:table-cell office:value-type="float" office:value="1.999988">
            <text:p>2</text:p>
          </table:table-cell>
          <table:table-cell office:value-type="float" office:value="1.999981">
            <text:p>2</text:p>
          </table:table-cell>
        </table:table-row>
        <table:table-row table:style-name="ro2">
          <table:table-cell office:value-type="string">
            <text:p>UltraFas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50163">
            <text:p>1.45</text:p>
          </table:table-cell>
          <table:table-cell office:value-type="float" office:value="1.915856">
            <text:p>1.92</text:p>
          </table:table-cell>
          <table:table-cell office:value-type="float" office:value="1.975799">
            <text:p>1.98</text:p>
          </table:table-cell>
          <table:table-cell office:value-type="float" office:value="1.980112">
            <text:p>1.98</text:p>
          </table:table-cell>
          <table:table-cell office:value-type="float" office:value="1.991934">
            <text:p>1.99</text:p>
          </table:table-cell>
          <table:table-cell office:value-type="float" office:value="1.996733">
            <text:p>2</text:p>
          </table:table-cell>
          <table:table-cell office:value-type="float" office:value="1.996643">
            <text:p>2</text:p>
          </table:table-cell>
          <table:table-cell office:value-type="float" office:value="1.999322">
            <text:p>2</text:p>
          </table:table-cell>
        </table:table-row>
        <table:table-row table:style-name="ro2">
          <table:table-cell office:value-type="string">
            <text:p>UltraLigh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513241">
            <text:p>1.51</text:p>
          </table:table-cell>
          <table:table-cell office:value-type="float" office:value="1.751755">
            <text:p>1.75</text:p>
          </table:table-cell>
          <table:table-cell office:value-type="float" office:value="1.94172">
            <text:p>1.94</text:p>
          </table:table-cell>
          <table:table-cell office:value-type="float" office:value="1.954207">
            <text:p>1.95</text:p>
          </table:table-cell>
          <table:table-cell office:value-type="float" office:value="1.970263">
            <text:p>1.97</text:p>
          </table:table-cell>
          <table:table-cell office:value-type="float" office:value="1.974192">
            <text:p>1.97</text:p>
          </table:table-cell>
          <table:table-cell office:value-type="float" office:value="1.9821">
            <text:p>1.98</text:p>
          </table:table-cell>
          <table:table-cell office:value-type="float" office:value="1.999988">
            <text:p>2</text:p>
          </table:table-cell>
        </table:table-row>
        <table:table-row table:style-name="ro2">
          <table:table-cell office:value-type="string">
            <text:p>FastFair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051968">
            <text:p>1.05</text:p>
          </table:table-cell>
          <table:table-cell office:value-type="float" office:value="0.421368">
            <text:p>0.42</text:p>
          </table:table-cell>
          <table:table-cell office:value-type="float" office:value="0.48283">
            <text:p>0.48</text:p>
          </table:table-cell>
          <table:table-cell office:value-type="float" office:value="0.438725">
            <text:p>0.44</text:p>
          </table:table-cell>
          <table:table-cell office:value-type="float" office:value="0.44238">
            <text:p>0.44</text:p>
          </table:table-cell>
          <table:table-cell office:value-type="float" office:value="0.33772">
            <text:p>0.34</text:p>
          </table:table-cell>
          <table:table-cell office:value-type="float" office:value="0.424607">
            <text:p>0.42</text:p>
          </table:table-cell>
          <table:table-cell office:value-type="float" office:value="0.465445">
            <text:p>0.47</text:p>
          </table:table-cell>
        </table:table-row>
        <table:table-row table:style-name="ro2">
          <table:table-cell office:value-type="string">
            <text:p>UltraSpin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081479">
            <text:p>0.08</text:p>
          </table:table-cell>
          <table:table-cell office:value-type="float" office:value="0.000507">
            <text:p>0</text:p>
          </table:table-cell>
          <table:table-cell office:value-type="float" office:value="0.000232">
            <text:p>0</text:p>
          </table:table-cell>
          <table:table-cell office:value-type="float" office:value="0.000177">
            <text:p>0</text:p>
          </table:table-cell>
          <table:table-cell office:value-type="float" office:value="0.000034">
            <text:p>0</text:p>
          </table:table-cell>
          <table:table-cell office:value-type="float" office:value="0.000012">
            <text:p>0</text:p>
          </table:table-cell>
          <table:table-cell office:value-type="float" office:value="0.000019">
            <text:p>0</text:p>
          </table:table-cell>
        </table:table-row>
        <table:table-row table:style-name="ro2">
          <table:table-cell office:value-type="string">
            <text:p>UltraFas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084144">
            <text:p>0.08</text:p>
          </table:table-cell>
          <table:table-cell office:value-type="float" office:value="0.024201">
            <text:p>0.02</text:p>
          </table:table-cell>
          <table:table-cell office:value-type="float" office:value="0.019888">
            <text:p>0.02</text:p>
          </table:table-cell>
          <table:table-cell office:value-type="float" office:value="0.008066">
            <text:p>0.01</text:p>
          </table:table-cell>
          <table:table-cell office:value-type="float" office:value="0.003267">
            <text:p>0</text:p>
          </table:table-cell>
          <table:table-cell office:value-type="float" office:value="0.003357">
            <text:p>0</text:p>
          </table:table-cell>
          <table:table-cell office:value-type="float" office:value="0.000678">
            <text:p>0</text:p>
          </table:table-cell>
        </table:table-row>
        <table:table-row table:style-name="ro2">
          <table:table-cell office:value-type="string">
            <text:p>UltraLigh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248245">
            <text:p>0.25</text:p>
          </table:table-cell>
          <table:table-cell office:value-type="float" office:value="0.05828">
            <text:p>0.06</text:p>
          </table:table-cell>
          <table:table-cell office:value-type="float" office:value="0.045793">
            <text:p>0.05</text:p>
          </table:table-cell>
          <table:table-cell office:value-type="float" office:value="0.029737">
            <text:p>0.03</text:p>
          </table:table-cell>
          <table:table-cell office:value-type="float" office:value="0.025808">
            <text:p>0.03</text:p>
          </table:table-cell>
          <table:table-cell office:value-type="float" office:value="0.0179">
            <text:p>0.02</text:p>
          </table:table-cell>
          <table:table-cell office:value-type="float" office:value="0.000012">
            <text:p>0</text:p>
          </table:table-cell>
        </table:table-row>
        <table:table-row table:style-name="ro2">
          <table:table-cell office:value-type="string">
            <text:p>FastFair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1.578632">
            <text:p>1.58</text:p>
          </table:table-cell>
          <table:table-cell office:value-type="float" office:value="1.51717">
            <text:p>1.52</text:p>
          </table:table-cell>
          <table:table-cell office:value-type="float" office:value="1.561275">
            <text:p>1.56</text:p>
          </table:table-cell>
          <table:table-cell office:value-type="float" office:value="1.55762">
            <text:p>1.56</text:p>
          </table:table-cell>
          <table:table-cell office:value-type="float" office:value="1.66228">
            <text:p>1.66</text:p>
          </table:table-cell>
          <table:table-cell office:value-type="float" office:value="1.575393">
            <text:p>1.58</text:p>
          </table:table-cell>
          <table:table-cell office:value-type="float" office:value="1.534555">
            <text:p>1.53</text:p>
          </table:table-cell>
        </table:table-row>
      </table:table>
      <table:table table:name="Sheet4" table:style-name="ta1" table:print="false">
        <table:table-column table:style-name="co3" table:default-cell-style-name="Default"/>
        <table:table-column table:style-name="co1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>
            <text:p>UltraFastReadWriteMutex tps</text:p>
          </table:table-cell>
          <table:table-cell office:value-type="float" office:value="11331241">
            <text:p>11331241</text:p>
          </table:table-cell>
          <table:table-cell office:value-type="float" office:value="23275055">
            <text:p>23275055</text:p>
          </table:table-cell>
          <table:table-cell office:value-type="float" office:value="46895511">
            <text:p>46895511</text:p>
          </table:table-cell>
          <table:table-cell office:value-type="float" office:value="59712625">
            <text:p>59712625</text:p>
          </table:table-cell>
          <table:table-cell office:value-type="float" office:value="92609660">
            <text:p>92609660</text:p>
          </table:table-cell>
          <table:table-cell office:value-type="float" office:value="138957117">
            <text:p>138957117</text:p>
          </table:table-cell>
          <table:table-cell office:value-type="float" office:value="178313943">
            <text:p>178313943</text:p>
          </table:table-cell>
          <table:table-cell office:value-type="float" office:value="313571945">
            <text:p>313571945</text:p>
          </table:table-cell>
          <table:table-cell office:value-type="float" office:value="15550537">
            <text:p>15550537</text:p>
          </table:table-cell>
          <table:table-cell office:value-type="float" office:value="47807238">
            <text:p>47807238</text:p>
          </table:table-cell>
          <table:table-cell office:value-type="float" office:value="60903308">
            <text:p>60903308</text:p>
          </table:table-cell>
          <table:table-cell office:value-type="float" office:value="84707615">
            <text:p>84707615</text:p>
          </table:table-cell>
          <table:table-cell office:value-type="float" office:value="114453250">
            <text:p>114453250</text:p>
          </table:table-cell>
          <table:table-cell office:value-type="float" office:value="117676602">
            <text:p>117676602</text:p>
          </table:table-cell>
          <table:table-cell office:value-type="float" office:value="147120636">
            <text:p>147120636</text:p>
          </table:table-cell>
          <table:table-cell office:value-type="float" office:value="328873709">
            <text:p>328873709</text:p>
          </table:table-cell>
          <table:table-cell office:value-type="float" office:value="13817518">
            <text:p>13817518</text:p>
          </table:table-cell>
          <table:table-cell office:value-type="float" office:value="55368630">
            <text:p>55368630</text:p>
          </table:table-cell>
          <table:table-cell office:value-type="float" office:value="57062203">
            <text:p>57062203</text:p>
          </table:table-cell>
          <table:table-cell office:value-type="float" office:value="72644673">
            <text:p>72644673</text:p>
          </table:table-cell>
          <table:table-cell office:value-type="float" office:value="102880576">
            <text:p>102880576</text:p>
          </table:table-cell>
          <table:table-cell office:value-type="float" office:value="116881924">
            <text:p>116881924</text:p>
          </table:table-cell>
          <table:table-cell office:value-type="float" office:value="167829943">
            <text:p>167829943</text:p>
          </table:table-cell>
          <table:table-cell office:value-type="float" office:value="370464060">
            <text:p>370464060</text:p>
          </table:table-cell>
          <table:table-cell office:value-type="float" office:value="12584272">
            <text:p>12584272</text:p>
          </table:table-cell>
          <table:table-cell office:value-type="float" office:value="47465670">
            <text:p>47465670</text:p>
          </table:table-cell>
          <table:table-cell office:value-type="float" office:value="57700813">
            <text:p>57700813</text:p>
          </table:table-cell>
          <table:table-cell office:value-type="float" office:value="81455560">
            <text:p>81455560</text:p>
          </table:table-cell>
          <table:table-cell office:value-type="float" office:value="97194478">
            <text:p>97194478</text:p>
          </table:table-cell>
          <table:table-cell office:value-type="float" office:value="140148093">
            <text:p>140148093</text:p>
          </table:table-cell>
          <table:table-cell office:value-type="float" office:value="153951632">
            <text:p>153951632</text:p>
          </table:table-cell>
          <table:table-cell office:value-type="float" office:value="304533171">
            <text:p>304533171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office:value-type="float" office:value="36787069">
            <text:p>36787069</text:p>
          </table:table-cell>
          <table:table-cell office:value-type="float" office:value="76147306">
            <text:p>76147306</text:p>
          </table:table-cell>
          <table:table-cell office:value-type="float" office:value="113954028">
            <text:p>113954028</text:p>
          </table:table-cell>
          <table:table-cell office:value-type="float" office:value="149555211">
            <text:p>149555211</text:p>
          </table:table-cell>
          <table:table-cell office:value-type="float" office:value="239944259">
            <text:p>239944259</text:p>
          </table:table-cell>
          <table:table-cell office:value-type="float" office:value="289127620">
            <text:p>289127620</text:p>
          </table:table-cell>
          <table:table-cell office:value-type="float" office:value="266179301">
            <text:p>266179301</text:p>
          </table:table-cell>
          <table:table-cell office:value-type="float" office:value="771608477">
            <text:p>771608477</text:p>
          </table:table-cell>
          <table:table-cell office:value-type="float" office:value="24414066">
            <text:p>24414066</text:p>
          </table:table-cell>
          <table:table-cell office:value-type="float" office:value="40046516">
            <text:p>40046516</text:p>
          </table:table-cell>
          <table:table-cell office:value-type="float" office:value="77322216">
            <text:p>77322216</text:p>
          </table:table-cell>
          <table:table-cell office:value-type="float" office:value="182366389">
            <text:p>182366389</text:p>
          </table:table-cell>
          <table:table-cell office:value-type="float" office:value="199153181">
            <text:p>199153181</text:p>
          </table:table-cell>
          <table:table-cell office:value-type="float" office:value="302455779">
            <text:p>302455779</text:p>
          </table:table-cell>
          <table:table-cell office:value-type="float" office:value="294403100">
            <text:p>294403100</text:p>
          </table:table-cell>
          <table:table-cell office:value-type="float" office:value="754310793">
            <text:p>754310793</text:p>
          </table:table-cell>
          <table:table-cell office:value-type="float" office:value="19922616">
            <text:p>19922616</text:p>
          </table:table-cell>
          <table:table-cell office:value-type="float" office:value="34983438">
            <text:p>34983438</text:p>
          </table:table-cell>
          <table:table-cell office:value-type="float" office:value="57760380">
            <text:p>57760380</text:p>
          </table:table-cell>
          <table:table-cell office:value-type="float" office:value="159190019">
            <text:p>159190019</text:p>
          </table:table-cell>
          <table:table-cell office:value-type="float" office:value="223316797">
            <text:p>223316797</text:p>
          </table:table-cell>
          <table:table-cell office:value-type="float" office:value="275943370">
            <text:p>275943370</text:p>
          </table:table-cell>
          <table:table-cell office:value-type="float" office:value="291635614">
            <text:p>291635614</text:p>
          </table:table-cell>
          <table:table-cell office:value-type="float" office:value="748202641">
            <text:p>748202641</text:p>
          </table:table-cell>
          <table:table-cell office:value-type="float" office:value="17459687">
            <text:p>17459687</text:p>
          </table:table-cell>
          <table:table-cell office:value-type="float" office:value="28983654">
            <text:p>28983654</text:p>
          </table:table-cell>
          <table:table-cell office:value-type="float" office:value="43112687">
            <text:p>43112687</text:p>
          </table:table-cell>
          <table:table-cell office:value-type="float" office:value="155571966">
            <text:p>155571966</text:p>
          </table:table-cell>
          <table:table-cell office:value-type="float" office:value="208226247">
            <text:p>208226247</text:p>
          </table:table-cell>
          <table:table-cell office:value-type="float" office:value="252373977">
            <text:p>252373977</text:p>
          </table:table-cell>
          <table:table-cell office:value-type="float" office:value="282294442">
            <text:p>282294442</text:p>
          </table:table-cell>
          <table:table-cell office:value-type="float" office:value="664667810">
            <text:p>664667810</text:p>
          </table:table-cell>
        </table:table-row>
        <table:table-row table:style-name="ro1">
          <table:table-cell office:value-type="string">
            <text:p>FairReadWriteMutex tps</text:p>
          </table:table-cell>
          <table:table-cell office:value-type="float" office:value="103539">
            <text:p>103539</text:p>
          </table:table-cell>
          <table:table-cell office:value-type="float" office:value="109368">
            <text:p>109368</text:p>
          </table:table-cell>
          <table:table-cell office:value-type="float" office:value="65445">
            <text:p>65445</text:p>
          </table:table-cell>
          <table:table-cell office:value-type="float" office:value="50102">
            <text:p>50102</text:p>
          </table:table-cell>
          <table:table-cell office:value-type="float" office:value="48378">
            <text:p>48378</text:p>
          </table:table-cell>
          <table:table-cell office:value-type="float" office:value="54769">
            <text:p>54769</text:p>
          </table:table-cell>
          <table:table-cell office:value-type="float" office:value="51999">
            <text:p>51999</text:p>
          </table:table-cell>
          <table:table-cell office:value-type="float" office:value="57575">
            <text:p>57575</text:p>
          </table:table-cell>
          <table:table-cell office:value-type="float" office:value="91890">
            <text:p>91890</text:p>
          </table:table-cell>
          <table:table-cell office:value-type="float" office:value="84932">
            <text:p>84932</text:p>
          </table:table-cell>
          <table:table-cell office:value-type="float" office:value="45807">
            <text:p>45807</text:p>
          </table:table-cell>
          <table:table-cell office:value-type="float" office:value="46098">
            <text:p>46098</text:p>
          </table:table-cell>
          <table:table-cell office:value-type="float" office:value="38898">
            <text:p>38898</text:p>
          </table:table-cell>
          <table:table-cell office:value-type="float" office:value="52516">
            <text:p>52516</text:p>
          </table:table-cell>
          <table:table-cell office:value-type="float" office:value="52903">
            <text:p>52903</text:p>
          </table:table-cell>
          <table:table-cell office:value-type="float" office:value="50296">
            <text:p>50296</text:p>
          </table:table-cell>
          <table:table-cell office:value-type="float" office:value="60835">
            <text:p>60835</text:p>
          </table:table-cell>
          <table:table-cell office:value-type="float" office:value="43820">
            <text:p>43820</text:p>
          </table:table-cell>
          <table:table-cell office:value-type="float" office:value="86116">
            <text:p>86116</text:p>
          </table:table-cell>
          <table:table-cell office:value-type="float" office:value="71602">
            <text:p>71602</text:p>
          </table:table-cell>
          <table:table-cell office:value-type="float" office:value="45721">
            <text:p>45721</text:p>
          </table:table-cell>
          <table:table-cell office:value-type="float" office:value="37847">
            <text:p>37847</text:p>
          </table:table-cell>
          <table:table-cell office:value-type="float" office:value="37832">
            <text:p>37832</text:p>
          </table:table-cell>
          <table:table-cell office:value-type="float" office:value="51397">
            <text:p>51397</text:p>
          </table:table-cell>
          <table:table-cell office:value-type="float" office:value="36150">
            <text:p>36150</text:p>
          </table:table-cell>
          <table:table-cell office:value-type="float" office:value="50805">
            <text:p>50805</text:p>
          </table:table-cell>
          <table:table-cell office:value-type="float" office:value="42540">
            <text:p>42540</text:p>
          </table:table-cell>
          <table:table-cell office:value-type="float" office:value="38508">
            <text:p>38508</text:p>
          </table:table-cell>
          <table:table-cell office:value-type="float" office:value="48031">
            <text:p>48031</text:p>
          </table:table-cell>
          <table:table-cell office:value-type="float" office:value="38773">
            <text:p>38773</text:p>
          </table:table-cell>
          <table:table-cell office:value-type="float" office:value="38086">
            <text:p>38086</text:p>
          </table:table-cell>
          <table:table-cell office:value-type="float" office:value="55002">
            <text:p>5500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0067789">
            <text:p>10067789</text:p>
          </table:table-cell>
          <table:table-cell office:value-type="float" office:value="22289659">
            <text:p>22289659</text:p>
          </table:table-cell>
          <table:table-cell office:value-type="float" office:value="46351466">
            <text:p>46351466</text:p>
          </table:table-cell>
          <table:table-cell office:value-type="float" office:value="59235906">
            <text:p>59235906</text:p>
          </table:table-cell>
          <table:table-cell office:value-type="float" office:value="92238356">
            <text:p>92238356</text:p>
          </table:table-cell>
          <table:table-cell office:value-type="float" office:value="138694410">
            <text:p>138694410</text:p>
          </table:table-cell>
          <table:table-cell office:value-type="float" office:value="178139470">
            <text:p>178139470</text:p>
          </table:table-cell>
          <table:table-cell office:value-type="float" office:value="313444843">
            <text:p>313444843</text:p>
          </table:table-cell>
          <table:table-cell office:value-type="float" office:value="14461350">
            <text:p>14461350</text:p>
          </table:table-cell>
          <table:table-cell office:value-type="float" office:value="47235738">
            <text:p>47235738</text:p>
          </table:table-cell>
          <table:table-cell office:value-type="float" office:value="60542672">
            <text:p>60542672</text:p>
          </table:table-cell>
          <table:table-cell office:value-type="float" office:value="84403975">
            <text:p>84403975</text:p>
          </table:table-cell>
          <table:table-cell office:value-type="float" office:value="114229658">
            <text:p>114229658</text:p>
          </table:table-cell>
          <table:table-cell office:value-type="float" office:value="117521317">
            <text:p>117521317</text:p>
          </table:table-cell>
          <table:table-cell office:value-type="float" office:value="146981418">
            <text:p>146981418</text:p>
          </table:table-cell>
          <table:table-cell office:value-type="float" office:value="328765907">
            <text:p>328765907</text:p>
          </table:table-cell>
          <table:table-cell office:value-type="float" office:value="12921128">
            <text:p>12921128</text:p>
          </table:table-cell>
          <table:table-cell office:value-type="float" office:value="54806205">
            <text:p>54806205</text:p>
          </table:table-cell>
          <table:table-cell office:value-type="float" office:value="56668026">
            <text:p>56668026</text:p>
          </table:table-cell>
          <table:table-cell office:value-type="float" office:value="72408945">
            <text:p>72408945</text:p>
          </table:table-cell>
          <table:table-cell office:value-type="float" office:value="102695673">
            <text:p>102695673</text:p>
          </table:table-cell>
          <table:table-cell office:value-type="float" office:value="116707518">
            <text:p>116707518</text:p>
          </table:table-cell>
          <table:table-cell office:value-type="float" office:value="167696754">
            <text:p>167696754</text:p>
          </table:table-cell>
          <table:table-cell office:value-type="float" office:value="370370012">
            <text:p>370370012</text:p>
          </table:table-cell>
          <table:table-cell office:value-type="float" office:value="11774426">
            <text:p>11774426</text:p>
          </table:table-cell>
          <table:table-cell office:value-type="float" office:value="46886406">
            <text:p>46886406</text:p>
          </table:table-cell>
          <table:table-cell office:value-type="float" office:value="57314929">
            <text:p>57314929</text:p>
          </table:table-cell>
          <table:table-cell office:value-type="float" office:value="81118838">
            <text:p>81118838</text:p>
          </table:table-cell>
          <table:table-cell office:value-type="float" office:value="96971086">
            <text:p>96971086</text:p>
          </table:table-cell>
          <table:table-cell office:value-type="float" office:value="139992542">
            <text:p>139992542</text:p>
          </table:table-cell>
          <table:table-cell office:value-type="float" office:value="153813435">
            <text:p>153813435</text:p>
          </table:table-cell>
          <table:table-cell office:value-type="float" office:value="304419990">
            <text:p>304419990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959786">
            <text:p>19959786</text:p>
          </table:table-cell>
          <table:table-cell office:value-type="float" office:value="68719538">
            <text:p>68719538</text:p>
          </table:table-cell>
          <table:table-cell office:value-type="float" office:value="109308038">
            <text:p>109308038</text:p>
          </table:table-cell>
          <table:table-cell office:value-type="float" office:value="146408203">
            <text:p>146408203</text:p>
          </table:table-cell>
          <table:table-cell office:value-type="float" office:value="236766137">
            <text:p>236766137</text:p>
          </table:table-cell>
          <table:table-cell office:value-type="float" office:value="286273809">
            <text:p>286273809</text:p>
          </table:table-cell>
          <table:table-cell office:value-type="float" office:value="264003018">
            <text:p>264003018</text:p>
          </table:table-cell>
          <table:table-cell office:value-type="float" office:value="771604082">
            <text:p>771604082</text:p>
          </table:table-cell>
          <table:table-cell office:value-type="float" office:value="14658604">
            <text:p>14658604</text:p>
          </table:table-cell>
          <table:table-cell office:value-type="float" office:value="31203584">
            <text:p>31203584</text:p>
          </table:table-cell>
          <table:table-cell office:value-type="float" office:value="70553828">
            <text:p>70553828</text:p>
          </table:table-cell>
          <table:table-cell office:value-type="float" office:value="178053788">
            <text:p>178053788</text:p>
          </table:table-cell>
          <table:table-cell office:value-type="float" office:value="194971310">
            <text:p>194971310</text:p>
          </table:table-cell>
          <table:table-cell office:value-type="float" office:value="299370593">
            <text:p>299370593</text:p>
          </table:table-cell>
          <table:table-cell office:value-type="float" office:value="291828224">
            <text:p>291828224</text:p>
          </table:table-cell>
          <table:table-cell office:value-type="float" office:value="754257042">
            <text:p>754257042</text:p>
          </table:table-cell>
          <table:table-cell office:value-type="float" office:value="10315337">
            <text:p>10315337</text:p>
          </table:table-cell>
          <table:table-cell office:value-type="float" office:value="24901519">
            <text:p>24901519</text:p>
          </table:table-cell>
          <table:table-cell office:value-type="float" office:value="50093270">
            <text:p>50093270</text:p>
          </table:table-cell>
          <table:table-cell office:value-type="float" office:value="153787251">
            <text:p>153787251</text:p>
          </table:table-cell>
          <table:table-cell office:value-type="float" office:value="218483477">
            <text:p>218483477</text:p>
          </table:table-cell>
          <table:table-cell office:value-type="float" office:value="272575899">
            <text:p>272575899</text:p>
          </table:table-cell>
          <table:table-cell office:value-type="float" office:value="288780307">
            <text:p>288780307</text:p>
          </table:table-cell>
          <table:table-cell office:value-type="float" office:value="747876323">
            <text:p>747876323</text:p>
          </table:table-cell>
          <table:table-cell office:value-type="float" office:value="7535998">
            <text:p>7535998</text:p>
          </table:table-cell>
          <table:table-cell office:value-type="float" office:value="18861987">
            <text:p>18861987</text:p>
          </table:table-cell>
          <table:table-cell office:value-type="float" office:value="34768697">
            <text:p>34768697</text:p>
          </table:table-cell>
          <table:table-cell office:value-type="float" office:value="149389449">
            <text:p>149389449</text:p>
          </table:table-cell>
          <table:table-cell office:value-type="float" office:value="202662100">
            <text:p>202662100</text:p>
          </table:table-cell>
          <table:table-cell office:value-type="float" office:value="248708713">
            <text:p>248708713</text:p>
          </table:table-cell>
          <table:table-cell office:value-type="float" office:value="279152899">
            <text:p>279152899</text:p>
          </table:table-cell>
          <table:table-cell office:value-type="float" office:value="664203294">
            <text:p>664203294</text:p>
          </table:table-cell>
        </table:table-row>
        <table:table-row table:style-name="ro1">
          <table:table-cell office:value-type="string">
            <text:p>FairReadWriteMutex rps</text:p>
          </table:table-cell>
          <table:table-cell office:value-type="float" office:value="51771">
            <text:p>51771</text:p>
          </table:table-cell>
          <table:table-cell office:value-type="float" office:value="72915">
            <text:p>72915</text:p>
          </table:table-cell>
          <table:table-cell office:value-type="float" office:value="49083">
            <text:p>49083</text:p>
          </table:table-cell>
          <table:table-cell office:value-type="float" office:value="40081">
            <text:p>40081</text:p>
          </table:table-cell>
          <table:table-cell office:value-type="float" office:value="40314">
            <text:p>40314</text:p>
          </table:table-cell>
          <table:table-cell office:value-type="float" office:value="46944">
            <text:p>46944</text:p>
          </table:table-cell>
          <table:table-cell office:value-type="float" office:value="45499">
            <text:p>45499</text:p>
          </table:table-cell>
          <table:table-cell office:value-type="float" office:value="51177">
            <text:p>51177</text:p>
          </table:table-cell>
          <table:table-cell office:value-type="float" office:value="30622">
            <text:p>30622</text:p>
          </table:table-cell>
          <table:table-cell office:value-type="float" office:value="42466">
            <text:p>42466</text:p>
          </table:table-cell>
          <table:table-cell office:value-type="float" office:value="27484">
            <text:p>27484</text:p>
          </table:table-cell>
          <table:table-cell office:value-type="float" office:value="30730">
            <text:p>30730</text:p>
          </table:table-cell>
          <table:table-cell office:value-type="float" office:value="27776">
            <text:p>27776</text:p>
          </table:table-cell>
          <table:table-cell office:value-type="float" office:value="39386">
            <text:p>39386</text:p>
          </table:table-cell>
          <table:table-cell office:value-type="float" office:value="41142">
            <text:p>41142</text:p>
          </table:table-cell>
          <table:table-cell office:value-type="float" office:value="40236">
            <text:p>40236</text:p>
          </table:table-cell>
          <table:table-cell office:value-type="float" office:value="15228">
            <text:p>15228</text:p>
          </table:table-cell>
          <table:table-cell office:value-type="float" office:value="17528">
            <text:p>17528</text:p>
          </table:table-cell>
          <table:table-cell office:value-type="float" office:value="43057">
            <text:p>43057</text:p>
          </table:table-cell>
          <table:table-cell office:value-type="float" office:value="40913">
            <text:p>40913</text:p>
          </table:table-cell>
          <table:table-cell office:value-type="float" office:value="28574">
            <text:p>28574</text:p>
          </table:table-cell>
          <table:table-cell office:value-type="float" office:value="25231">
            <text:p>25231</text:p>
          </table:table-cell>
          <table:table-cell office:value-type="float" office:value="26475">
            <text:p>26475</text:p>
          </table:table-cell>
          <table:table-cell office:value-type="float" office:value="37378">
            <text:p>37378</text:p>
          </table:table-cell>
          <table:table-cell office:value-type="float" office:value="7228">
            <text:p>7228</text:p>
          </table:table-cell>
          <table:table-cell office:value-type="float" office:value="16934">
            <text:p>16934</text:p>
          </table:table-cell>
          <table:table-cell office:value-type="float" office:value="18231">
            <text:p>18231</text:p>
          </table:table-cell>
          <table:table-cell office:value-type="float" office:value="19253">
            <text:p>19253</text:p>
          </table:table-cell>
          <table:table-cell office:value-type="float" office:value="26667">
            <text:p>26667</text:p>
          </table:table-cell>
          <table:table-cell office:value-type="float" office:value="23263">
            <text:p>23263</text:p>
          </table:table-cell>
          <table:table-cell office:value-type="float" office:value="24228">
            <text:p>24228</text:p>
          </table:table-cell>
          <table:table-cell office:value-type="float" office:value="36666">
            <text:p>36666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office:value-type="float" office:value="1263452">
            <text:p>1263452</text:p>
          </table:table-cell>
          <table:table-cell office:value-type="float" office:value="985396">
            <text:p>985396</text:p>
          </table:table-cell>
          <table:table-cell office:value-type="float" office:value="544045">
            <text:p>544045</text:p>
          </table:table-cell>
          <table:table-cell office:value-type="float" office:value="476719">
            <text:p>476719</text:p>
          </table:table-cell>
          <table:table-cell office:value-type="float" office:value="371304">
            <text:p>371304</text:p>
          </table:table-cell>
          <table:table-cell office:value-type="float" office:value="262707">
            <text:p>262707</text:p>
          </table:table-cell>
          <table:table-cell office:value-type="float" office:value="174473">
            <text:p>174473</text:p>
          </table:table-cell>
          <table:table-cell office:value-type="float" office:value="127102">
            <text:p>127102</text:p>
          </table:table-cell>
          <table:table-cell office:value-type="float" office:value="1089187">
            <text:p>1089187</text:p>
          </table:table-cell>
          <table:table-cell office:value-type="float" office:value="571500">
            <text:p>571500</text:p>
          </table:table-cell>
          <table:table-cell office:value-type="float" office:value="360636">
            <text:p>360636</text:p>
          </table:table-cell>
          <table:table-cell office:value-type="float" office:value="303640">
            <text:p>303640</text:p>
          </table:table-cell>
          <table:table-cell office:value-type="float" office:value="223592">
            <text:p>223592</text:p>
          </table:table-cell>
          <table:table-cell office:value-type="float" office:value="155285">
            <text:p>155285</text:p>
          </table:table-cell>
          <table:table-cell office:value-type="float" office:value="139218">
            <text:p>139218</text:p>
          </table:table-cell>
          <table:table-cell office:value-type="float" office:value="107802">
            <text:p>107802</text:p>
          </table:table-cell>
          <table:table-cell office:value-type="float" office:value="896390">
            <text:p>896390</text:p>
          </table:table-cell>
          <table:table-cell office:value-type="float" office:value="562425">
            <text:p>562425</text:p>
          </table:table-cell>
          <table:table-cell office:value-type="float" office:value="394177">
            <text:p>394177</text:p>
          </table:table-cell>
          <table:table-cell office:value-type="float" office:value="235728">
            <text:p>235728</text:p>
          </table:table-cell>
          <table:table-cell office:value-type="float" office:value="184903">
            <text:p>184903</text:p>
          </table:table-cell>
          <table:table-cell office:value-type="float" office:value="174406">
            <text:p>174406</text:p>
          </table:table-cell>
          <table:table-cell office:value-type="float" office:value="133189">
            <text:p>133189</text:p>
          </table:table-cell>
          <table:table-cell office:value-type="float" office:value="94048">
            <text:p>94048</text:p>
          </table:table-cell>
          <table:table-cell office:value-type="float" office:value="809846">
            <text:p>809846</text:p>
          </table:table-cell>
          <table:table-cell office:value-type="float" office:value="579264">
            <text:p>579264</text:p>
          </table:table-cell>
          <table:table-cell office:value-type="float" office:value="385884">
            <text:p>385884</text:p>
          </table:table-cell>
          <table:table-cell office:value-type="float" office:value="336722">
            <text:p>336722</text:p>
          </table:table-cell>
          <table:table-cell office:value-type="float" office:value="223392">
            <text:p>223392</text:p>
          </table:table-cell>
          <table:table-cell office:value-type="float" office:value="155551">
            <text:p>155551</text:p>
          </table:table-cell>
          <table:table-cell office:value-type="float" office:value="138197">
            <text:p>138197</text:p>
          </table:table-cell>
          <table:table-cell office:value-type="float" office:value="113181">
            <text:p>11318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office:value-type="float" office:value="16827283">
            <text:p>16827283</text:p>
          </table:table-cell>
          <table:table-cell office:value-type="float" office:value="7427768">
            <text:p>7427768</text:p>
          </table:table-cell>
          <table:table-cell office:value-type="float" office:value="4645990">
            <text:p>4645990</text:p>
          </table:table-cell>
          <table:table-cell office:value-type="float" office:value="3147008">
            <text:p>3147008</text:p>
          </table:table-cell>
          <table:table-cell office:value-type="float" office:value="3178122">
            <text:p>3178122</text:p>
          </table:table-cell>
          <table:table-cell office:value-type="float" office:value="2853811">
            <text:p>2853811</text:p>
          </table:table-cell>
          <table:table-cell office:value-type="float" office:value="2176283">
            <text:p>2176283</text:p>
          </table:table-cell>
          <table:table-cell office:value-type="float" office:value="4395">
            <text:p>4395</text:p>
          </table:table-cell>
          <table:table-cell office:value-type="float" office:value="9755462">
            <text:p>9755462</text:p>
          </table:table-cell>
          <table:table-cell office:value-type="float" office:value="8842932">
            <text:p>8842932</text:p>
          </table:table-cell>
          <table:table-cell office:value-type="float" office:value="6768388">
            <text:p>6768388</text:p>
          </table:table-cell>
          <table:table-cell office:value-type="float" office:value="4312601">
            <text:p>4312601</text:p>
          </table:table-cell>
          <table:table-cell office:value-type="float" office:value="4181871">
            <text:p>4181871</text:p>
          </table:table-cell>
          <table:table-cell office:value-type="float" office:value="3085186">
            <text:p>3085186</text:p>
          </table:table-cell>
          <table:table-cell office:value-type="float" office:value="2574876">
            <text:p>2574876</text:p>
          </table:table-cell>
          <table:table-cell office:value-type="float" office:value="53751">
            <text:p>53751</text:p>
          </table:table-cell>
          <table:table-cell office:value-type="float" office:value="9607279">
            <text:p>9607279</text:p>
          </table:table-cell>
          <table:table-cell office:value-type="float" office:value="10081919">
            <text:p>10081919</text:p>
          </table:table-cell>
          <table:table-cell office:value-type="float" office:value="7667110">
            <text:p>7667110</text:p>
          </table:table-cell>
          <table:table-cell office:value-type="float" office:value="5402768">
            <text:p>5402768</text:p>
          </table:table-cell>
          <table:table-cell office:value-type="float" office:value="4833320">
            <text:p>4833320</text:p>
          </table:table-cell>
          <table:table-cell office:value-type="float" office:value="3367471">
            <text:p>3367471</text:p>
          </table:table-cell>
          <table:table-cell office:value-type="float" office:value="2855307">
            <text:p>2855307</text:p>
          </table:table-cell>
          <table:table-cell office:value-type="float" office:value="326318">
            <text:p>326318</text:p>
          </table:table-cell>
          <table:table-cell office:value-type="float" office:value="9923689">
            <text:p>9923689</text:p>
          </table:table-cell>
          <table:table-cell office:value-type="float" office:value="10121667">
            <text:p>10121667</text:p>
          </table:table-cell>
          <table:table-cell office:value-type="float" office:value="8343990">
            <text:p>8343990</text:p>
          </table:table-cell>
          <table:table-cell office:value-type="float" office:value="6182517">
            <text:p>6182517</text:p>
          </table:table-cell>
          <table:table-cell office:value-type="float" office:value="5564147">
            <text:p>5564147</text:p>
          </table:table-cell>
          <table:table-cell office:value-type="float" office:value="3665264">
            <text:p>3665264</text:p>
          </table:table-cell>
          <table:table-cell office:value-type="float" office:value="3141543">
            <text:p>3141543</text:p>
          </table:table-cell>
          <table:table-cell office:value-type="float" office:value="464516">
            <text:p>464516</text:p>
          </table:table-cell>
        </table:table-row>
        <table:table-row table:style-name="ro1">
          <table:table-cell office:value-type="string">
            <text:p>FairReadWriteMutex wps</text:p>
          </table:table-cell>
          <table:table-cell office:value-type="float" office:value="51768">
            <text:p>51768</text:p>
          </table:table-cell>
          <table:table-cell office:value-type="float" office:value="36453">
            <text:p>36453</text:p>
          </table:table-cell>
          <table:table-cell office:value-type="float" office:value="16362">
            <text:p>16362</text:p>
          </table:table-cell>
          <table:table-cell office:value-type="float" office:value="10021">
            <text:p>10021</text:p>
          </table:table-cell>
          <table:table-cell office:value-type="float" office:value="8064">
            <text:p>8064</text:p>
          </table:table-cell>
          <table:table-cell office:value-type="float" office:value="7825">
            <text:p>7825</text:p>
          </table:table-cell>
          <table:table-cell office:value-type="float" office:value="6500">
            <text:p>6500</text:p>
          </table:table-cell>
          <table:table-cell office:value-type="float" office:value="6398">
            <text:p>6398</text:p>
          </table:table-cell>
          <table:table-cell office:value-type="float" office:value="61268">
            <text:p>61268</text:p>
          </table:table-cell>
          <table:table-cell office:value-type="float" office:value="42466">
            <text:p>42466</text:p>
          </table:table-cell>
          <table:table-cell office:value-type="float" office:value="18323">
            <text:p>18323</text:p>
          </table:table-cell>
          <table:table-cell office:value-type="float" office:value="15368">
            <text:p>15368</text:p>
          </table:table-cell>
          <table:table-cell office:value-type="float" office:value="11122">
            <text:p>11122</text:p>
          </table:table-cell>
          <table:table-cell office:value-type="float" office:value="13130">
            <text:p>13130</text:p>
          </table:table-cell>
          <table:table-cell office:value-type="float" office:value="11761">
            <text:p>11761</text:p>
          </table:table-cell>
          <table:table-cell office:value-type="float" office:value="10060">
            <text:p>10060</text:p>
          </table:table-cell>
          <table:table-cell office:value-type="float" office:value="45607">
            <text:p>45607</text:p>
          </table:table-cell>
          <table:table-cell office:value-type="float" office:value="26292">
            <text:p>26292</text:p>
          </table:table-cell>
          <table:table-cell office:value-type="float" office:value="43059">
            <text:p>43059</text:p>
          </table:table-cell>
          <table:table-cell office:value-type="float" office:value="30689">
            <text:p>30689</text:p>
          </table:table-cell>
          <table:table-cell office:value-type="float" office:value="17147">
            <text:p>17147</text:p>
          </table:table-cell>
          <table:table-cell office:value-type="float" office:value="12616">
            <text:p>12616</text:p>
          </table:table-cell>
          <table:table-cell office:value-type="float" office:value="11357">
            <text:p>11357</text:p>
          </table:table-cell>
          <table:table-cell office:value-type="float" office:value="14019">
            <text:p>14019</text:p>
          </table:table-cell>
          <table:table-cell office:value-type="float" office:value="28922">
            <text:p>28922</text:p>
          </table:table-cell>
          <table:table-cell office:value-type="float" office:value="33871">
            <text:p>33871</text:p>
          </table:table-cell>
          <table:table-cell office:value-type="float" office:value="24309">
            <text:p>24309</text:p>
          </table:table-cell>
          <table:table-cell office:value-type="float" office:value="19255">
            <text:p>19255</text:p>
          </table:table-cell>
          <table:table-cell office:value-type="float" office:value="21364">
            <text:p>21364</text:p>
          </table:table-cell>
          <table:table-cell office:value-type="float" office:value="15510">
            <text:p>15510</text:p>
          </table:table-cell>
          <table:table-cell office:value-type="float" office:value="13858">
            <text:p>13858</text:p>
          </table:table-cell>
          <table:table-cell office:value-type="float" office:value="18336">
            <text:p>18336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.776997">
            <text:p>1.78</text:p>
          </table:table-cell>
          <table:table-cell office:value-type="float" office:value="2.872989">
            <text:p>2.87</text:p>
          </table:table-cell>
          <table:table-cell office:value-type="float" office:value="3.953595">
            <text:p>3.95</text:p>
          </table:table-cell>
          <table:table-cell office:value-type="float" office:value="4.960082">
            <text:p>4.96</text:p>
          </table:table-cell>
          <table:table-cell office:value-type="float" office:value="5.975944">
            <text:p>5.98</text:p>
          </table:table-cell>
          <table:table-cell office:value-type="float" office:value="6.986766">
            <text:p>6.99</text:p>
          </table:table-cell>
          <table:table-cell office:value-type="float" office:value="7.992172">
            <text:p>7.99</text:p>
          </table:table-cell>
          <table:table-cell office:value-type="float" office:value="8.996352">
            <text:p>9</text:p>
          </table:table-cell>
          <table:table-cell office:value-type="float" office:value="2.789875">
            <text:p>2.79</text:p>
          </table:table-cell>
          <table:table-cell office:value-type="float" office:value="3.952183">
            <text:p>3.95</text:p>
          </table:table-cell>
          <table:table-cell office:value-type="float" office:value="4.970393">
            <text:p>4.97</text:p>
          </table:table-cell>
          <table:table-cell office:value-type="float" office:value="5.978493">
            <text:p>5.98</text:p>
          </table:table-cell>
          <table:table-cell office:value-type="float" office:value="6.986325">
            <text:p>6.99</text:p>
          </table:table-cell>
          <table:table-cell office:value-type="float" office:value="7.989443">
            <text:p>7.99</text:p>
          </table:table-cell>
          <table:table-cell office:value-type="float" office:value="8.991483">
            <text:p>8.99</text:p>
          </table:table-cell>
          <table:table-cell office:value-type="float" office:value="9.996722">
            <text:p>10</text:p>
          </table:table-cell>
          <table:table-cell office:value-type="float" office:value="3.740506">
            <text:p>3.74</text:p>
          </table:table-cell>
          <table:table-cell office:value-type="float" office:value="4.949211">
            <text:p>4.95</text:p>
          </table:table-cell>
          <table:table-cell office:value-type="float" office:value="5.958553">
            <text:p>5.96</text:p>
          </table:table-cell>
          <table:table-cell office:value-type="float" office:value="6.977285">
            <text:p>6.98</text:p>
          </table:table-cell>
          <table:table-cell office:value-type="float" office:value="7.985622">
            <text:p>7.99</text:p>
          </table:table-cell>
          <table:table-cell office:value-type="float" office:value="8.986571">
            <text:p>8.99</text:p>
          </table:table-cell>
          <table:table-cell office:value-type="float" office:value="9.992064">
            <text:p>9.99</text:p>
          </table:table-cell>
          <table:table-cell office:value-type="float" office:value="10.997207">
            <text:p>11</text:p>
          </table:table-cell>
          <table:table-cell office:value-type="float" office:value="4.678231">
            <text:p>4.68</text:p>
          </table:table-cell>
          <table:table-cell office:value-type="float" office:value="5.926777">
            <text:p>5.93</text:p>
          </table:table-cell>
          <table:table-cell office:value-type="float" office:value="6.953186">
            <text:p>6.95</text:p>
          </table:table-cell>
          <table:table-cell office:value-type="float" office:value="7.96693">
            <text:p>7.97</text:p>
          </table:table-cell>
          <table:table-cell office:value-type="float" office:value="8.979314">
            <text:p>8.98</text:p>
          </table:table-cell>
          <table:table-cell office:value-type="float" office:value="9.988901">
            <text:p>9.99</text:p>
          </table:table-cell>
          <table:table-cell office:value-type="float" office:value="10.990126">
            <text:p>10.99</text:p>
          </table:table-cell>
          <table:table-cell office:value-type="float" office:value="11.99554">
            <text:p>12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.085152">
            <text:p>1.09</text:p>
          </table:table-cell>
          <table:table-cell office:value-type="float" office:value="2.707366">
            <text:p>2.71</text:p>
          </table:table-cell>
          <table:table-cell office:value-type="float" office:value="3.836917">
            <text:p>3.84</text:p>
          </table:table-cell>
          <table:table-cell office:value-type="float" office:value="4.894788">
            <text:p>4.89</text:p>
          </table:table-cell>
          <table:table-cell office:value-type="float" office:value="5.920528">
            <text:p>5.92</text:p>
          </table:table-cell>
          <table:table-cell office:value-type="float" office:value="6.930907">
            <text:p>6.93</text:p>
          </table:table-cell>
          <table:table-cell office:value-type="float" office:value="7.934592">
            <text:p>7.93</text:p>
          </table:table-cell>
          <table:table-cell office:value-type="float" office:value="8.999949">
            <text:p>9</text:p>
          </table:table-cell>
          <table:table-cell office:value-type="float" office:value="1.801249">
            <text:p>1.8</text:p>
          </table:table-cell>
          <table:table-cell office:value-type="float" office:value="3.116734">
            <text:p>3.12</text:p>
          </table:table-cell>
          <table:table-cell office:value-type="float" office:value="4.562326">
            <text:p>4.56</text:p>
          </table:table-cell>
          <table:table-cell office:value-type="float" office:value="5.858112">
            <text:p>5.86</text:p>
          </table:table-cell>
          <table:table-cell office:value-type="float" office:value="6.853012">
            <text:p>6.85</text:p>
          </table:table-cell>
          <table:table-cell office:value-type="float" office:value="7.918396">
            <text:p>7.92</text:p>
          </table:table-cell>
          <table:table-cell office:value-type="float" office:value="8.921285">
            <text:p>8.92</text:p>
          </table:table-cell>
          <table:table-cell office:value-type="float" office:value="9.999287">
            <text:p>10</text:p>
          </table:table-cell>
          <table:table-cell office:value-type="float" office:value="2.071081">
            <text:p>2.07</text:p>
          </table:table-cell>
          <table:table-cell office:value-type="float" office:value="3.559044">
            <text:p>3.56</text:p>
          </table:table-cell>
          <table:table-cell office:value-type="float" office:value="5.20356">
            <text:p>5.2</text:p>
          </table:table-cell>
          <table:table-cell office:value-type="float" office:value="6.762426">
            <text:p>6.76</text:p>
          </table:table-cell>
          <table:table-cell office:value-type="float" office:value="7.826853">
            <text:p>7.83</text:p>
          </table:table-cell>
          <table:table-cell office:value-type="float" office:value="8.890169">
            <text:p>8.89</text:p>
          </table:table-cell>
          <table:table-cell office:value-type="float" office:value="9.902093">
            <text:p>9.9</text:p>
          </table:table-cell>
          <table:table-cell office:value-type="float" office:value="10.995203">
            <text:p>11</text:p>
          </table:table-cell>
          <table:table-cell office:value-type="float" office:value="2.158114">
            <text:p>2.16</text:p>
          </table:table-cell>
          <table:table-cell office:value-type="float" office:value="3.904681">
            <text:p>3.9</text:p>
          </table:table-cell>
          <table:table-cell office:value-type="float" office:value="5.645226">
            <text:p>5.65</text:p>
          </table:table-cell>
          <table:table-cell office:value-type="float" office:value="7.682076">
            <text:p>7.68</text:p>
          </table:table-cell>
          <table:table-cell office:value-type="float" office:value="8.759505">
            <text:p>8.76</text:p>
          </table:table-cell>
          <table:table-cell office:value-type="float" office:value="9.854769">
            <text:p>9.85</text:p>
          </table:table-cell>
          <table:table-cell office:value-type="float" office:value="10.877585">
            <text:p>10.88</text:p>
          </table:table-cell>
          <table:table-cell office:value-type="float" office:value="11.991614">
            <text:p>11.99</text:p>
          </table:table-cell>
        </table:table-row>
        <table:table-row table:style-name="ro1">
          <table:table-cell office:value-type="string">
            <text:p>FairReadWriteMutex rr</text:p>
          </table:table-cell>
          <table:table-cell office:value-type="float" office:value="1.000029">
            <text:p>1</text:p>
          </table:table-cell>
          <table:table-cell office:value-type="float" office:value="2.000082">
            <text:p>2</text:p>
          </table:table-cell>
          <table:table-cell office:value-type="float" office:value="2.999954">
            <text:p>3</text:p>
          </table:table-cell>
          <table:table-cell office:value-type="float" office:value="3.99994">
            <text:p>4</text:p>
          </table:table-cell>
          <table:table-cell office:value-type="float" office:value="4.999876">
            <text:p>5</text:p>
          </table:table-cell>
          <table:table-cell office:value-type="float" office:value="5.99989">
            <text:p>6</text:p>
          </table:table-cell>
          <table:table-cell office:value-type="float" office:value="6.999981">
            <text:p>7</text:p>
          </table:table-cell>
          <table:table-cell office:value-type="float" office:value="7.999878">
            <text:p>8</text:p>
          </table:table-cell>
          <table:table-cell office:value-type="float" office:value="0.999739">
            <text:p>1</text:p>
          </table:table-cell>
          <table:table-cell office:value-type="float" office:value="2">
            <text:p>2</text:p>
          </table:table-cell>
          <table:table-cell office:value-type="float" office:value="2.999978">
            <text:p>3</text:p>
          </table:table-cell>
          <table:table-cell office:value-type="float" office:value="3.99974">
            <text:p>4</text:p>
          </table:table-cell>
          <table:table-cell office:value-type="float" office:value="4.998509">
            <text:p>5</text:p>
          </table:table-cell>
          <table:table-cell office:value-type="float" office:value="5.999848">
            <text:p>6</text:p>
          </table:table-cell>
          <table:table-cell office:value-type="float" office:value="6.999187">
            <text:p>7</text:p>
          </table:table-cell>
          <table:table-cell office:value-type="float" office:value="7.999841">
            <text:p>8</text:p>
          </table:table-cell>
          <table:table-cell office:value-type="float" office:value="1.001266">
            <text:p>1</text:p>
          </table:table-cell>
          <table:table-cell office:value-type="float" office:value="2">
            <text:p>2</text:p>
          </table:table-cell>
          <table:table-cell office:value-type="float" office:value="2.99993">
            <text:p>3</text:p>
          </table:table-cell>
          <table:table-cell office:value-type="float" office:value="3.999763">
            <text:p>4</text:p>
          </table:table-cell>
          <table:table-cell office:value-type="float" office:value="4.999716">
            <text:p>5</text:p>
          </table:table-cell>
          <table:table-cell office:value-type="float" office:value="5.999921">
            <text:p>6</text:p>
          </table:table-cell>
          <table:table-cell office:value-type="float" office:value="6.998044">
            <text:p>7</text:p>
          </table:table-cell>
          <table:table-cell office:value-type="float" office:value="7.99965">
            <text:p>8</text:p>
          </table:table-cell>
          <table:table-cell office:value-type="float" office:value="0.999723">
            <text:p>1</text:p>
          </table:table-cell>
          <table:table-cell office:value-type="float" office:value="1.999882">
            <text:p>2</text:p>
          </table:table-cell>
          <table:table-cell office:value-type="float" office:value="2.999929">
            <text:p>3</text:p>
          </table:table-cell>
          <table:table-cell office:value-type="float" office:value="3.999792">
            <text:p>4</text:p>
          </table:table-cell>
          <table:table-cell office:value-type="float" office:value="4.996835">
            <text:p>5</text:p>
          </table:table-cell>
          <table:table-cell office:value-type="float" office:value="5.999794">
            <text:p>6</text:p>
          </table:table-cell>
          <table:table-cell office:value-type="float" office:value="6.997532">
            <text:p>7</text:p>
          </table:table-cell>
          <table:table-cell office:value-type="float" office:value="7.999564">
            <text:p>8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office:value-type="float" office:value="0.223003">
            <text:p>0.22</text:p>
          </table:table-cell>
          <table:table-cell office:value-type="float" office:value="0.127011">
            <text:p>0.13</text:p>
          </table:table-cell>
          <table:table-cell office:value-type="float" office:value="0.046405">
            <text:p>0.05</text:p>
          </table:table-cell>
          <table:table-cell office:value-type="float" office:value="0.039918">
            <text:p>0.04</text:p>
          </table:table-cell>
          <table:table-cell office:value-type="float" office:value="0.024056">
            <text:p>0.02</text:p>
          </table:table-cell>
          <table:table-cell office:value-type="float" office:value="0.013234">
            <text:p>0.01</text:p>
          </table:table-cell>
          <table:table-cell office:value-type="float" office:value="0.007828">
            <text:p>0.01</text:p>
          </table:table-cell>
          <table:table-cell office:value-type="float" office:value="0.003648">
            <text:p>0</text:p>
          </table:table-cell>
          <table:table-cell office:value-type="float" office:value="0.210125">
            <text:p>0.21</text:p>
          </table:table-cell>
          <table:table-cell office:value-type="float" office:value="0.047817">
            <text:p>0.05</text:p>
          </table:table-cell>
          <table:table-cell office:value-type="float" office:value="0.029607">
            <text:p>0.03</text:p>
          </table:table-cell>
          <table:table-cell office:value-type="float" office:value="0.021507">
            <text:p>0.02</text:p>
          </table:table-cell>
          <table:table-cell office:value-type="float" office:value="0.013675">
            <text:p>0.01</text:p>
          </table:table-cell>
          <table:table-cell office:value-type="float" office:value="0.010557">
            <text:p>0.01</text:p>
          </table:table-cell>
          <table:table-cell office:value-type="float" office:value="0.008517">
            <text:p>0.01</text:p>
          </table:table-cell>
          <table:table-cell office:value-type="float" office:value="0.003278">
            <text:p>0</text:p>
          </table:table-cell>
          <table:table-cell office:value-type="float" office:value="0.259494">
            <text:p>0.26</text:p>
          </table:table-cell>
          <table:table-cell office:value-type="float" office:value="0.050789">
            <text:p>0.05</text:p>
          </table:table-cell>
          <table:table-cell office:value-type="float" office:value="0.041447">
            <text:p>0.04</text:p>
          </table:table-cell>
          <table:table-cell office:value-type="float" office:value="0.022715">
            <text:p>0.02</text:p>
          </table:table-cell>
          <table:table-cell office:value-type="float" office:value="0.014378">
            <text:p>0.01</text:p>
          </table:table-cell>
          <table:table-cell office:value-type="float" office:value="0.013429">
            <text:p>0.01</text:p>
          </table:table-cell>
          <table:table-cell office:value-type="float" office:value="0.007936">
            <text:p>0.01</text:p>
          </table:table-cell>
          <table:table-cell office:value-type="float" office:value="0.002793">
            <text:p>0</text:p>
          </table:table-cell>
          <table:table-cell office:value-type="float" office:value="0.321769">
            <text:p>0.32</text:p>
          </table:table-cell>
          <table:table-cell office:value-type="float" office:value="0.073223">
            <text:p>0.07</text:p>
          </table:table-cell>
          <table:table-cell office:value-type="float" office:value="0.046814">
            <text:p>0.05</text:p>
          </table:table-cell>
          <table:table-cell office:value-type="float" office:value="0.03307">
            <text:p>0.03</text:p>
          </table:table-cell>
          <table:table-cell office:value-type="float" office:value="0.020686">
            <text:p>0.02</text:p>
          </table:table-cell>
          <table:table-cell office:value-type="float" office:value="0.011099">
            <text:p>0.01</text:p>
          </table:table-cell>
          <table:table-cell office:value-type="float" office:value="0.009874">
            <text:p>0.01</text:p>
          </table:table-cell>
          <table:table-cell office:value-type="float" office:value="0.00446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office:value-type="float" office:value="0.914848">
            <text:p>0.91</text:p>
          </table:table-cell>
          <table:table-cell office:value-type="float" office:value="0.292634">
            <text:p>0.29</text:p>
          </table:table-cell>
          <table:table-cell office:value-type="float" office:value="0.163083">
            <text:p>0.16</text:p>
          </table:table-cell>
          <table:table-cell office:value-type="float" office:value="0.105212">
            <text:p>0.11</text:p>
          </table:table-cell>
          <table:table-cell office:value-type="float" office:value="0.079472">
            <text:p>0.08</text:p>
          </table:table-cell>
          <table:table-cell office:value-type="float" office:value="0.069093">
            <text:p>0.07</text:p>
          </table:table-cell>
          <table:table-cell office:value-type="float" office:value="0.065408">
            <text:p>0.07</text:p>
          </table:table-cell>
          <table:table-cell office:value-type="float" office:value="0.000051">
            <text:p>0</text:p>
          </table:table-cell>
          <table:table-cell office:value-type="float" office:value="1.198751">
            <text:p>1.2</text:p>
          </table:table-cell>
          <table:table-cell office:value-type="float" office:value="0.883266">
            <text:p>0.88</text:p>
          </table:table-cell>
          <table:table-cell office:value-type="float" office:value="0.437674">
            <text:p>0.44</text:p>
          </table:table-cell>
          <table:table-cell office:value-type="float" office:value="0.141888">
            <text:p>0.14</text:p>
          </table:table-cell>
          <table:table-cell office:value-type="float" office:value="0.146988">
            <text:p>0.15</text:p>
          </table:table-cell>
          <table:table-cell office:value-type="float" office:value="0.081604">
            <text:p>0.08</text:p>
          </table:table-cell>
          <table:table-cell office:value-type="float" office:value="0.078715">
            <text:p>0.08</text:p>
          </table:table-cell>
          <table:table-cell office:value-type="float" office:value="0.000713">
            <text:p>0</text:p>
          </table:table-cell>
          <table:table-cell office:value-type="float" office:value="1.928919">
            <text:p>1.93</text:p>
          </table:table-cell>
          <table:table-cell office:value-type="float" office:value="1.440956">
            <text:p>1.44</text:p>
          </table:table-cell>
          <table:table-cell office:value-type="float" office:value="0.79644">
            <text:p>0.8</text:p>
          </table:table-cell>
          <table:table-cell office:value-type="float" office:value="0.237574">
            <text:p>0.24</text:p>
          </table:table-cell>
          <table:table-cell office:value-type="float" office:value="0.173147">
            <text:p>0.17</text:p>
          </table:table-cell>
          <table:table-cell office:value-type="float" office:value="0.109831">
            <text:p>0.11</text:p>
          </table:table-cell>
          <table:table-cell office:value-type="float" office:value="0.097907">
            <text:p>0.1</text:p>
          </table:table-cell>
          <table:table-cell office:value-type="float" office:value="0.004797">
            <text:p>0</text:p>
          </table:table-cell>
          <table:table-cell office:value-type="float" office:value="2.841886">
            <text:p>2.84</text:p>
          </table:table-cell>
          <table:table-cell office:value-type="float" office:value="2.095319">
            <text:p>2.1</text:p>
          </table:table-cell>
          <table:table-cell office:value-type="float" office:value="1.354774">
            <text:p>1.35</text:p>
          </table:table-cell>
          <table:table-cell office:value-type="float" office:value="0.317924">
            <text:p>0.32</text:p>
          </table:table-cell>
          <table:table-cell office:value-type="float" office:value="0.240495">
            <text:p>0.24</text:p>
          </table:table-cell>
          <table:table-cell office:value-type="float" office:value="0.145231">
            <text:p>0.15</text:p>
          </table:table-cell>
          <table:table-cell office:value-type="float" office:value="0.122415">
            <text:p>0.12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FairReadWriteMutex wr</text:p>
          </table:table-cell>
          <table:table-cell office:value-type="float" office:value="0.999971">
            <text:p>1</text:p>
          </table:table-cell>
          <table:table-cell office:value-type="float" office:value="0.999918">
            <text:p>1</text:p>
          </table:table-cell>
          <table:table-cell office:value-type="float" office:value="1.000046">
            <text:p>1</text:p>
          </table:table-cell>
          <table:table-cell office:value-type="float" office:value="1.00006">
            <text:p>1</text:p>
          </table:table-cell>
          <table:table-cell office:value-type="float" office:value="1.000124">
            <text:p>1</text:p>
          </table:table-cell>
          <table:table-cell office:value-type="float" office:value="1.00011">
            <text:p>1</text:p>
          </table:table-cell>
          <table:table-cell office:value-type="float" office:value="1.000019">
            <text:p>1</text:p>
          </table:table-cell>
          <table:table-cell office:value-type="float" office:value="1.000122">
            <text:p>1</text:p>
          </table:table-cell>
          <table:table-cell office:value-type="float" office:value="2.000261">
            <text:p>2</text:p>
          </table:table-cell>
          <table:table-cell office:value-type="float" office:value="2">
            <text:p>2</text:p>
          </table:table-cell>
          <table:table-cell office:value-type="float" office:value="2.000022">
            <text:p>2</text:p>
          </table:table-cell>
          <table:table-cell office:value-type="float" office:value="2.00026">
            <text:p>2</text:p>
          </table:table-cell>
          <table:table-cell office:value-type="float" office:value="2.001491">
            <text:p>2</text:p>
          </table:table-cell>
          <table:table-cell office:value-type="float" office:value="2.000152">
            <text:p>2</text:p>
          </table:table-cell>
          <table:table-cell office:value-type="float" office:value="2.000813">
            <text:p>2</text:p>
          </table:table-cell>
          <table:table-cell office:value-type="float" office:value="2.000159">
            <text:p>2</text:p>
          </table:table-cell>
          <table:table-cell office:value-type="float" office:value="2.998734">
            <text:p>3</text:p>
          </table:table-cell>
          <table:table-cell office:value-type="float" office:value="3">
            <text:p>3</text:p>
          </table:table-cell>
          <table:table-cell office:value-type="float" office:value="3.00007">
            <text:p>3</text:p>
          </table:table-cell>
          <table:table-cell office:value-type="float" office:value="3.000237">
            <text:p>3</text:p>
          </table:table-cell>
          <table:table-cell office:value-type="float" office:value="3.000284">
            <text:p>3</text:p>
          </table:table-cell>
          <table:table-cell office:value-type="float" office:value="3.000079">
            <text:p>3</text:p>
          </table:table-cell>
          <table:table-cell office:value-type="float" office:value="3.001956">
            <text:p>3</text:p>
          </table:table-cell>
          <table:table-cell office:value-type="float" office:value="3.00035">
            <text:p>3</text:p>
          </table:table-cell>
          <table:table-cell office:value-type="float" office:value="4.000277">
            <text:p>4</text:p>
          </table:table-cell>
          <table:table-cell office:value-type="float" office:value="4.000118">
            <text:p>4</text:p>
          </table:table-cell>
          <table:table-cell office:value-type="float" office:value="4.000071">
            <text:p>4</text:p>
          </table:table-cell>
          <table:table-cell office:value-type="float" office:value="4.000208">
            <text:p>4</text:p>
          </table:table-cell>
          <table:table-cell office:value-type="float" office:value="4.003165">
            <text:p>4</text:p>
          </table:table-cell>
          <table:table-cell office:value-type="float" office:value="4.000206">
            <text:p>4</text:p>
          </table:table-cell>
          <table:table-cell office:value-type="float" office:value="4.002468">
            <text:p>4</text:p>
          </table:table-cell>
          <table:table-cell office:value-type="float" office:value="4.000436">
            <text:p>4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office:value-type="float" office:value="1.776997">
            <text:p>1.78</text:p>
          </table:table-cell>
          <table:table-cell office:value-type="float" office:value="1.915326">
            <text:p>1.92</text:p>
          </table:table-cell>
          <table:table-cell office:value-type="float" office:value="1.976798">
            <text:p>1.98</text:p>
          </table:table-cell>
          <table:table-cell office:value-type="float" office:value="1.984033">
            <text:p>1.98</text:p>
          </table:table-cell>
          <table:table-cell office:value-type="float" office:value="1.991981">
            <text:p>1.99</text:p>
          </table:table-cell>
          <table:table-cell office:value-type="float" office:value="1.996219">
            <text:p>2</text:p>
          </table:table-cell>
          <table:table-cell office:value-type="float" office:value="1.998043">
            <text:p>2</text:p>
          </table:table-cell>
          <table:table-cell office:value-type="float" office:value="1.999189">
            <text:p>2</text:p>
          </table:table-cell>
          <table:table-cell office:value-type="float" office:value="2.789875">
            <text:p>2.79</text:p>
          </table:table-cell>
          <table:table-cell office:value-type="float" office:value="2.964137">
            <text:p>2.96</text:p>
          </table:table-cell>
          <table:table-cell office:value-type="float" office:value="2.982236">
            <text:p>2.98</text:p>
          </table:table-cell>
          <table:table-cell office:value-type="float" office:value="2.989246">
            <text:p>2.99</text:p>
          </table:table-cell>
          <table:table-cell office:value-type="float" office:value="2.994139">
            <text:p>2.99</text:p>
          </table:table-cell>
          <table:table-cell office:value-type="float" office:value="2.996041">
            <text:p>3</text:p>
          </table:table-cell>
          <table:table-cell office:value-type="float" office:value="2.997161">
            <text:p>3</text:p>
          </table:table-cell>
          <table:table-cell office:value-type="float" office:value="2.999017">
            <text:p>3</text:p>
          </table:table-cell>
          <table:table-cell office:value-type="float" office:value="3.740506">
            <text:p>3.74</text:p>
          </table:table-cell>
          <table:table-cell office:value-type="float" office:value="3.959369">
            <text:p>3.96</text:p>
          </table:table-cell>
          <table:table-cell office:value-type="float" office:value="3.972369">
            <text:p>3.97</text:p>
          </table:table-cell>
          <table:table-cell office:value-type="float" office:value="3.98702">
            <text:p>3.99</text:p>
          </table:table-cell>
          <table:table-cell office:value-type="float" office:value="3.992811">
            <text:p>3.99</text:p>
          </table:table-cell>
          <table:table-cell office:value-type="float" office:value="3.994031">
            <text:p>3.99</text:p>
          </table:table-cell>
          <table:table-cell office:value-type="float" office:value="3.996826">
            <text:p>4</text:p>
          </table:table-cell>
          <table:table-cell office:value-type="float" office:value="3.998985">
            <text:p>4</text:p>
          </table:table-cell>
          <table:table-cell office:value-type="float" office:value="4.678231">
            <text:p>4.68</text:p>
          </table:table-cell>
          <table:table-cell office:value-type="float" office:value="4.938981">
            <text:p>4.94</text:p>
          </table:table-cell>
          <table:table-cell office:value-type="float" office:value="4.966562">
            <text:p>4.97</text:p>
          </table:table-cell>
          <table:table-cell office:value-type="float" office:value="4.979331">
            <text:p>4.98</text:p>
          </table:table-cell>
          <table:table-cell office:value-type="float" office:value="4.988508">
            <text:p>4.99</text:p>
          </table:table-cell>
          <table:table-cell office:value-type="float" office:value="4.99445">
            <text:p>4.99</text:p>
          </table:table-cell>
          <table:table-cell office:value-type="float" office:value="4.995512">
            <text:p>5</text:p>
          </table:table-cell>
          <table:table-cell office:value-type="float" office:value="4.998142">
            <text:p>5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office:value-type="float" office:value="1.085152">
            <text:p>1.09</text:p>
          </table:table-cell>
          <table:table-cell office:value-type="float" office:value="1.804911">
            <text:p>1.8</text:p>
          </table:table-cell>
          <table:table-cell office:value-type="float" office:value="1.918459">
            <text:p>1.92</text:p>
          </table:table-cell>
          <table:table-cell office:value-type="float" office:value="1.957915">
            <text:p>1.96</text:p>
          </table:table-cell>
          <table:table-cell office:value-type="float" office:value="1.973509">
            <text:p>1.97</text:p>
          </table:table-cell>
          <table:table-cell office:value-type="float" office:value="1.980259">
            <text:p>1.98</text:p>
          </table:table-cell>
          <table:table-cell office:value-type="float" office:value="1.983648">
            <text:p>1.98</text:p>
          </table:table-cell>
          <table:table-cell office:value-type="float" office:value="1.999989">
            <text:p>2</text:p>
          </table:table-cell>
          <table:table-cell office:value-type="float" office:value="1.801249">
            <text:p>1.8</text:p>
          </table:table-cell>
          <table:table-cell office:value-type="float" office:value="2.33755">
            <text:p>2.34</text:p>
          </table:table-cell>
          <table:table-cell office:value-type="float" office:value="2.737395">
            <text:p>2.74</text:p>
          </table:table-cell>
          <table:table-cell office:value-type="float" office:value="2.929056">
            <text:p>2.93</text:p>
          </table:table-cell>
          <table:table-cell office:value-type="float" office:value="2.937005">
            <text:p>2.94</text:p>
          </table:table-cell>
          <table:table-cell office:value-type="float" office:value="2.969399">
            <text:p>2.97</text:p>
          </table:table-cell>
          <table:table-cell office:value-type="float" office:value="2.973762">
            <text:p>2.97</text:p>
          </table:table-cell>
          <table:table-cell office:value-type="float" office:value="2.999786">
            <text:p>3</text:p>
          </table:table-cell>
          <table:table-cell office:value-type="float" office:value="2.071081">
            <text:p>2.07</text:p>
          </table:table-cell>
          <table:table-cell office:value-type="float" office:value="2.847235">
            <text:p>2.85</text:p>
          </table:table-cell>
          <table:table-cell office:value-type="float" office:value="3.46904">
            <text:p>3.47</text:p>
          </table:table-cell>
          <table:table-cell office:value-type="float" office:value="3.864244">
            <text:p>3.86</text:p>
          </table:table-cell>
          <table:table-cell office:value-type="float" office:value="3.913427">
            <text:p>3.91</text:p>
          </table:table-cell>
          <table:table-cell office:value-type="float" office:value="3.951186">
            <text:p>3.95</text:p>
          </table:table-cell>
          <table:table-cell office:value-type="float" office:value="3.960837">
            <text:p>3.96</text:p>
          </table:table-cell>
          <table:table-cell office:value-type="float" office:value="3.998255">
            <text:p>4</text:p>
          </table:table-cell>
          <table:table-cell office:value-type="float" office:value="2.158114">
            <text:p>2.16</text:p>
          </table:table-cell>
          <table:table-cell office:value-type="float" office:value="3.253901">
            <text:p>3.25</text:p>
          </table:table-cell>
          <table:table-cell office:value-type="float" office:value="4.032305">
            <text:p>4.03</text:p>
          </table:table-cell>
          <table:table-cell office:value-type="float" office:value="4.801297">
            <text:p>4.8</text:p>
          </table:table-cell>
          <table:table-cell office:value-type="float" office:value="4.866392">
            <text:p>4.87</text:p>
          </table:table-cell>
          <table:table-cell office:value-type="float" office:value="4.927384">
            <text:p>4.93</text:p>
          </table:table-cell>
          <table:table-cell office:value-type="float" office:value="4.944357">
            <text:p>4.94</text:p>
          </table:table-cell>
          <table:table-cell office:value-type="float" office:value="4.996506">
            <text:p>5</text:p>
          </table:table-cell>
        </table:table-row>
        <table:table-row table:style-name="ro1">
          <table:table-cell office:value-type="string">
            <text:p>FairReadWriteMutex r1rr</text:p>
          </table:table-cell>
          <table:table-cell office:value-type="float" office:value="1.000029">
            <text:p>1</text:p>
          </table:table-cell>
          <table:table-cell office:value-type="float" office:value="1.333388">
            <text:p>1.33</text:p>
          </table:table-cell>
          <table:table-cell office:value-type="float" office:value="1.499977">
            <text:p>1.5</text:p>
          </table:table-cell>
          <table:table-cell office:value-type="float" office:value="1.599976">
            <text:p>1.6</text:p>
          </table:table-cell>
          <table:table-cell office:value-type="float" office:value="1.666625">
            <text:p>1.67</text:p>
          </table:table-cell>
          <table:table-cell office:value-type="float" office:value="1.714254">
            <text:p>1.71</text:p>
          </table:table-cell>
          <table:table-cell office:value-type="float" office:value="1.749995">
            <text:p>1.75</text:p>
          </table:table-cell>
          <table:table-cell office:value-type="float" office:value="1.777751">
            <text:p>1.78</text:p>
          </table:table-cell>
          <table:table-cell office:value-type="float" office:value="0.999739">
            <text:p>1</text:p>
          </table:table-cell>
          <table:table-cell office:value-type="float" office:value="1.5">
            <text:p>1.5</text:p>
          </table:table-cell>
          <table:table-cell office:value-type="float" office:value="1.799987">
            <text:p>1.8</text:p>
          </table:table-cell>
          <table:table-cell office:value-type="float" office:value="1.99987">
            <text:p>2</text:p>
          </table:table-cell>
          <table:table-cell office:value-type="float" office:value="2.142218">
            <text:p>2.14</text:p>
          </table:table-cell>
          <table:table-cell office:value-type="float" office:value="2.249943">
            <text:p>2.25</text:p>
          </table:table-cell>
          <table:table-cell office:value-type="float" office:value="2.333062">
            <text:p>2.33</text:p>
          </table:table-cell>
          <table:table-cell office:value-type="float" office:value="2.399952">
            <text:p>2.4</text:p>
          </table:table-cell>
          <table:table-cell office:value-type="float" office:value="1.001266">
            <text:p>1</text:p>
          </table:table-cell>
          <table:table-cell office:value-type="float" office:value="1.6">
            <text:p>1.6</text:p>
          </table:table-cell>
          <table:table-cell office:value-type="float" office:value="1.999954">
            <text:p>2</text:p>
          </table:table-cell>
          <table:table-cell office:value-type="float" office:value="2.285579">
            <text:p>2.29</text:p>
          </table:table-cell>
          <table:table-cell office:value-type="float" office:value="2.499858">
            <text:p>2.5</text:p>
          </table:table-cell>
          <table:table-cell office:value-type="float" office:value="2.666631">
            <text:p>2.67</text:p>
          </table:table-cell>
          <table:table-cell office:value-type="float" office:value="2.799218">
            <text:p>2.8</text:p>
          </table:table-cell>
          <table:table-cell office:value-type="float" office:value="2.908964">
            <text:p>2.91</text:p>
          </table:table-cell>
          <table:table-cell office:value-type="float" office:value="0.999723">
            <text:p>1</text:p>
          </table:table-cell>
          <table:table-cell office:value-type="float" office:value="1.666568">
            <text:p>1.67</text:p>
          </table:table-cell>
          <table:table-cell office:value-type="float" office:value="2.142807">
            <text:p>2.14</text:p>
          </table:table-cell>
          <table:table-cell office:value-type="float" office:value="2.49987">
            <text:p>2.5</text:p>
          </table:table-cell>
          <table:table-cell office:value-type="float" office:value="2.77602">
            <text:p>2.78</text:p>
          </table:table-cell>
          <table:table-cell office:value-type="float" office:value="2.999897">
            <text:p>3</text:p>
          </table:table-cell>
          <table:table-cell office:value-type="float" office:value="3.180696">
            <text:p>3.18</text:p>
          </table:table-cell>
          <table:table-cell office:value-type="float" office:value="3.333152">
            <text:p>3.33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office:value-type="float" office:value="0.223003">
            <text:p>0.22</text:p>
          </table:table-cell>
          <table:table-cell office:value-type="float" office:value="0.084674">
            <text:p>0.08</text:p>
          </table:table-cell>
          <table:table-cell office:value-type="float" office:value="0.023202">
            <text:p>0.02</text:p>
          </table:table-cell>
          <table:table-cell office:value-type="float" office:value="0.015967">
            <text:p>0.02</text:p>
          </table:table-cell>
          <table:table-cell office:value-type="float" office:value="0.008019">
            <text:p>0.01</text:p>
          </table:table-cell>
          <table:table-cell office:value-type="float" office:value="0.003781">
            <text:p>0</text:p>
          </table:table-cell>
          <table:table-cell office:value-type="float" office:value="0.001957">
            <text:p>0</text:p>
          </table:table-cell>
          <table:table-cell office:value-type="float" office:value="0.000811">
            <text:p>0</text:p>
          </table:table-cell>
          <table:table-cell office:value-type="float" office:value="0.210125">
            <text:p>0.21</text:p>
          </table:table-cell>
          <table:table-cell office:value-type="float" office:value="0.035863">
            <text:p>0.04</text:p>
          </table:table-cell>
          <table:table-cell office:value-type="float" office:value="0.017764">
            <text:p>0.02</text:p>
          </table:table-cell>
          <table:table-cell office:value-type="float" office:value="0.010754">
            <text:p>0.01</text:p>
          </table:table-cell>
          <table:table-cell office:value-type="float" office:value="0.005861">
            <text:p>0.01</text:p>
          </table:table-cell>
          <table:table-cell office:value-type="float" office:value="0.003959">
            <text:p>0</text:p>
          </table:table-cell>
          <table:table-cell office:value-type="float" office:value="0.002839">
            <text:p>0</text:p>
          </table:table-cell>
          <table:table-cell office:value-type="float" office:value="0.000983">
            <text:p>0</text:p>
          </table:table-cell>
          <table:table-cell office:value-type="float" office:value="0.259494">
            <text:p>0.26</text:p>
          </table:table-cell>
          <table:table-cell office:value-type="float" office:value="0.040631">
            <text:p>0.04</text:p>
          </table:table-cell>
          <table:table-cell office:value-type="float" office:value="0.027631">
            <text:p>0.03</text:p>
          </table:table-cell>
          <table:table-cell office:value-type="float" office:value="0.01298">
            <text:p>0.01</text:p>
          </table:table-cell>
          <table:table-cell office:value-type="float" office:value="0.007189">
            <text:p>0.01</text:p>
          </table:table-cell>
          <table:table-cell office:value-type="float" office:value="0.005969">
            <text:p>0.01</text:p>
          </table:table-cell>
          <table:table-cell office:value-type="float" office:value="0.003174">
            <text:p>0</text:p>
          </table:table-cell>
          <table:table-cell office:value-type="float" office:value="0.001015">
            <text:p>0</text:p>
          </table:table-cell>
          <table:table-cell office:value-type="float" office:value="0.321769">
            <text:p>0.32</text:p>
          </table:table-cell>
          <table:table-cell office:value-type="float" office:value="0.061019">
            <text:p>0.06</text:p>
          </table:table-cell>
          <table:table-cell office:value-type="float" office:value="0.033438">
            <text:p>0.03</text:p>
          </table:table-cell>
          <table:table-cell office:value-type="float" office:value="0.020669">
            <text:p>0.02</text:p>
          </table:table-cell>
          <table:table-cell office:value-type="float" office:value="0.011492">
            <text:p>0.01</text:p>
          </table:table-cell>
          <table:table-cell office:value-type="float" office:value="0.00555">
            <text:p>0.01</text:p>
          </table:table-cell>
          <table:table-cell office:value-type="float" office:value="0.004488">
            <text:p>0</text:p>
          </table:table-cell>
          <table:table-cell office:value-type="float" office:value="0.00185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office:value-type="float" office:value="0.914848">
            <text:p>0.91</text:p>
          </table:table-cell>
          <table:table-cell office:value-type="float" office:value="0.195089">
            <text:p>0.2</text:p>
          </table:table-cell>
          <table:table-cell office:value-type="float" office:value="0.081541">
            <text:p>0.08</text:p>
          </table:table-cell>
          <table:table-cell office:value-type="float" office:value="0.042085">
            <text:p>0.04</text:p>
          </table:table-cell>
          <table:table-cell office:value-type="float" office:value="0.026491">
            <text:p>0.03</text:p>
          </table:table-cell>
          <table:table-cell office:value-type="float" office:value="0.019741">
            <text:p>0.02</text:p>
          </table:table-cell>
          <table:table-cell office:value-type="float" office:value="0.016352">
            <text:p>0.02</text:p>
          </table:table-cell>
          <table:table-cell office:value-type="float" office:value="0.000011">
            <text:p>0</text:p>
          </table:table-cell>
          <table:table-cell office:value-type="float" office:value="1.198751">
            <text:p>1.2</text:p>
          </table:table-cell>
          <table:table-cell office:value-type="float" office:value="0.66245">
            <text:p>0.66</text:p>
          </table:table-cell>
          <table:table-cell office:value-type="float" office:value="0.262605">
            <text:p>0.26</text:p>
          </table:table-cell>
          <table:table-cell office:value-type="float" office:value="0.070944">
            <text:p>0.07</text:p>
          </table:table-cell>
          <table:table-cell office:value-type="float" office:value="0.062995">
            <text:p>0.06</text:p>
          </table:table-cell>
          <table:table-cell office:value-type="float" office:value="0.030601">
            <text:p>0.03</text:p>
          </table:table-cell>
          <table:table-cell office:value-type="float" office:value="0.026238">
            <text:p>0.03</text:p>
          </table:table-cell>
          <table:table-cell office:value-type="float" office:value="0.000214">
            <text:p>0</text:p>
          </table:table-cell>
          <table:table-cell office:value-type="float" office:value="1.928919">
            <text:p>1.93</text:p>
          </table:table-cell>
          <table:table-cell office:value-type="float" office:value="1.152765">
            <text:p>1.15</text:p>
          </table:table-cell>
          <table:table-cell office:value-type="float" office:value="0.53096">
            <text:p>0.53</text:p>
          </table:table-cell>
          <table:table-cell office:value-type="float" office:value="0.135756">
            <text:p>0.14</text:p>
          </table:table-cell>
          <table:table-cell office:value-type="float" office:value="0.086573">
            <text:p>0.09</text:p>
          </table:table-cell>
          <table:table-cell office:value-type="float" office:value="0.048814">
            <text:p>0.05</text:p>
          </table:table-cell>
          <table:table-cell office:value-type="float" office:value="0.039163">
            <text:p>0.04</text:p>
          </table:table-cell>
          <table:table-cell office:value-type="float" office:value="0.001745">
            <text:p>0</text:p>
          </table:table-cell>
          <table:table-cell office:value-type="float" office:value="2.841886">
            <text:p>2.84</text:p>
          </table:table-cell>
          <table:table-cell office:value-type="float" office:value="1.746099">
            <text:p>1.75</text:p>
          </table:table-cell>
          <table:table-cell office:value-type="float" office:value="0.967695">
            <text:p>0.97</text:p>
          </table:table-cell>
          <table:table-cell office:value-type="float" office:value="0.198703">
            <text:p>0.2</text:p>
          </table:table-cell>
          <table:table-cell office:value-type="float" office:value="0.133608">
            <text:p>0.13</text:p>
          </table:table-cell>
          <table:table-cell office:value-type="float" office:value="0.072616">
            <text:p>0.07</text:p>
          </table:table-cell>
          <table:table-cell office:value-type="float" office:value="0.055643">
            <text:p>0.06</text:p>
          </table:table-cell>
          <table:table-cell office:value-type="float" office:value="0.003494">
            <text:p>0</text:p>
          </table:table-cell>
        </table:table-row>
        <table:table-row table:style-name="ro1">
          <table:table-cell office:value-type="string">
            <text:p>FairReadWriteMutex r1wr</text:p>
          </table:table-cell>
          <table:table-cell office:value-type="float" office:value="0.999971">
            <text:p>1</text:p>
          </table:table-cell>
          <table:table-cell office:value-type="float" office:value="0.666612">
            <text:p>0.67</text:p>
          </table:table-cell>
          <table:table-cell office:value-type="float" office:value="0.500023">
            <text:p>0.5</text:p>
          </table:table-cell>
          <table:table-cell office:value-type="float" office:value="0.400024">
            <text:p>0.4</text:p>
          </table:table-cell>
          <table:table-cell office:value-type="float" office:value="0.333375">
            <text:p>0.33</text:p>
          </table:table-cell>
          <table:table-cell office:value-type="float" office:value="0.285746">
            <text:p>0.29</text:p>
          </table:table-cell>
          <table:table-cell office:value-type="float" office:value="0.250005">
            <text:p>0.25</text:p>
          </table:table-cell>
          <table:table-cell office:value-type="float" office:value="0.222249">
            <text:p>0.22</text:p>
          </table:table-cell>
          <table:table-cell office:value-type="float" office:value="2.000261">
            <text:p>2</text:p>
          </table:table-cell>
          <table:table-cell office:value-type="float" office:value="1.5">
            <text:p>1.5</text:p>
          </table:table-cell>
          <table:table-cell office:value-type="float" office:value="1.200013">
            <text:p>1.2</text:p>
          </table:table-cell>
          <table:table-cell office:value-type="float" office:value="1.00013">
            <text:p>1</text:p>
          </table:table-cell>
          <table:table-cell office:value-type="float" office:value="0.857782">
            <text:p>0.86</text:p>
          </table:table-cell>
          <table:table-cell office:value-type="float" office:value="0.750057">
            <text:p>0.75</text:p>
          </table:table-cell>
          <table:table-cell office:value-type="float" office:value="0.666938">
            <text:p>0.67</text:p>
          </table:table-cell>
          <table:table-cell office:value-type="float" office:value="0.600048">
            <text:p>0.6</text:p>
          </table:table-cell>
          <table:table-cell office:value-type="float" office:value="2.998734">
            <text:p>3</text:p>
          </table:table-cell>
          <table:table-cell office:value-type="float" office:value="2.4">
            <text:p>2.4</text:p>
          </table:table-cell>
          <table:table-cell office:value-type="float" office:value="2.000046">
            <text:p>2</text:p>
          </table:table-cell>
          <table:table-cell office:value-type="float" office:value="1.714421">
            <text:p>1.71</text:p>
          </table:table-cell>
          <table:table-cell office:value-type="float" office:value="1.500142">
            <text:p>1.5</text:p>
          </table:table-cell>
          <table:table-cell office:value-type="float" office:value="1.333369">
            <text:p>1.33</text:p>
          </table:table-cell>
          <table:table-cell office:value-type="float" office:value="1.200782">
            <text:p>1.2</text:p>
          </table:table-cell>
          <table:table-cell office:value-type="float" office:value="1.091036">
            <text:p>1.09</text:p>
          </table:table-cell>
          <table:table-cell office:value-type="float" office:value="4.000277">
            <text:p>4</text:p>
          </table:table-cell>
          <table:table-cell office:value-type="float" office:value="3.333432">
            <text:p>3.33</text:p>
          </table:table-cell>
          <table:table-cell office:value-type="float" office:value="2.857193">
            <text:p>2.86</text:p>
          </table:table-cell>
          <table:table-cell office:value-type="float" office:value="2.50013">
            <text:p>2.5</text:p>
          </table:table-cell>
          <table:table-cell office:value-type="float" office:value="2.22398">
            <text:p>2.22</text:p>
          </table:table-cell>
          <table:table-cell office:value-type="float" office:value="2.000103">
            <text:p>2</text:p>
          </table:table-cell>
          <table:table-cell office:value-type="float" office:value="1.819304">
            <text:p>1.82</text:p>
          </table:table-cell>
          <table:table-cell office:value-type="float" office:value="1.666848">
            <text:p>1.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>
            <draw:frame table:end-cell-address="Sheet4.L41" table:end-x="0.8504in" table:end-y="0.1256in" draw:z-index="0" draw:style-name="gr1" svg:width="11.7878in" svg:height="2.9287in" svg:x="0.0331in" svg:y="0.0417in">
              <draw:object draw:notify-on-update-of-ranges="Sheet4.A3:Sheet4.A3 Sheet4.B3:Sheet4.AG3 Sheet4.A4:Sheet4.A4 Sheet4.B4:Sheet4.AG4 Sheet4.A5:Sheet4.A5 Sheet4.B5:Sheet4.AG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2"/>
        </table:table-row>
      </table:table>
      <table:table table:name="Sheet5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7" table:default-cell-style-name="Default"/>
        <table:table-row table:style-name="ro1" table:number-rows-repeated="2">
          <table:table-cell table:number-columns-repeated="51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FastReadWriteMutex rps</text:p>
          </table:table-cell>
          <table:table-cell office:value-type="string">
            <text:p>UltraLightReadWriteMutex rps</text:p>
          </table:table-cell>
          <table:table-cell office:value-type="string">
            <text:p>Fair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  <table:table-cell office:value-type="string">
            <text:p>Mutex rr</text:p>
          </table:table-cell>
          <table:table-cell office:value-type="string">
            <text:p>CriticalSection rr</text:p>
          </table:table-cell>
          <table:table-cell office:value-type="string">
            <text:p>SlimReadWriteLock rr</text:p>
          </table:table-cell>
          <table:table-cell office:value-type="string">
            <text:p>UltraSpinReadWriteMutex rr</text:p>
          </table:table-cell>
          <table:table-cell office:value-type="string">
            <text:p>UltraFastReadWriteMutex rr</text:p>
          </table:table-cell>
          <table:table-cell office:value-type="string">
            <text:p>UltraLightReadWriteMutex rr</text:p>
          </table:table-cell>
          <table:table-cell office:value-type="string">
            <text:p>FairReadWriteMutex rr</text:p>
          </table:table-cell>
          <table:table-cell office:value-type="string">
            <text:p>Mutex wr</text:p>
          </table:table-cell>
          <table:table-cell office:value-type="string">
            <text:p>CriticalSection wr</text:p>
          </table:table-cell>
          <table:table-cell office:value-type="string">
            <text:p>SlimReadWriteLock wr</text:p>
          </table:table-cell>
          <table:table-cell office:value-type="string">
            <text:p>UltraSpinReadWriteMutex wr</text:p>
          </table:table-cell>
          <table:table-cell office:value-type="string">
            <text:p>UltraFastReadWriteMutex wr</text:p>
          </table:table-cell>
          <table:table-cell office:value-type="string">
            <text:p>UltraLightReadWriteMutex wr</text:p>
          </table:table-cell>
          <table:table-cell office:value-type="string">
            <text:p>FairReadWriteMutex wr</text:p>
          </table:table-cell>
          <table:table-cell office:value-type="string">
            <text:p>Mutex r1rr</text:p>
          </table:table-cell>
          <table:table-cell office:value-type="string">
            <text:p>CriticalSection r1rr</text:p>
          </table:table-cell>
          <table:table-cell office:value-type="string">
            <text:p>SlimReadWriteLock r1rr</text:p>
          </table:table-cell>
          <table:table-cell office:value-type="string">
            <text:p>UltraSpinReadWriteMutex r1rr</text:p>
          </table:table-cell>
          <table:table-cell office:value-type="string">
            <text:p>UltraFastReadWriteMutex r1rr</text:p>
          </table:table-cell>
          <table:table-cell office:value-type="string">
            <text:p>UltraLightReadWriteMutex r1rr</text:p>
          </table:table-cell>
          <table:table-cell office:value-type="string">
            <text:p>FairReadWriteMutex r1rr</text:p>
          </table:table-cell>
          <table:table-cell office:value-type="string">
            <text:p>Mutex r1wr</text:p>
          </table:table-cell>
          <table:table-cell office:value-type="string">
            <text:p>CriticalSection r1wr</text:p>
          </table:table-cell>
          <table:table-cell office:value-type="string">
            <text:p>SlimReadWriteLock r1wr</text:p>
          </table:table-cell>
          <table:table-cell office:value-type="string">
            <text:p>UltraSpinReadWriteMutex r1wr</text:p>
          </table:table-cell>
          <table:table-cell office:value-type="string">
            <text:p>UltraFastReadWriteMutex r1wr</text:p>
          </table:table-cell>
          <table:table-cell office:value-type="string">
            <text:p>UltraLightReadWriteMutex r1wr</text:p>
          </table:table-cell>
          <table:table-cell office:value-type="string">
            <text:p>FairReadWriteMutex r1wr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table:number-columns-repeated="28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15707378">
            <text:p>15707378</text:p>
          </table:table-cell>
          <table:table-cell office:value-type="float" office:value="62638594">
            <text:p>62638594</text:p>
          </table:table-cell>
          <table:table-cell office:value-type="float" office:value="52062">
            <text:p>52062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19355780">
            <text:p>19355780</text:p>
          </table:table-cell>
          <table:table-cell office:value-type="float" office:value="57727070">
            <text:p>57727070</text:p>
          </table:table-cell>
          <table:table-cell office:value-type="float" office:value="68654">
            <text:p>68654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  <table:table-cell office:value-type="float" office:value="1.999747">
            <text:p>2</text:p>
          </table:table-cell>
          <table:table-cell office:value-type="float" office:value="2.060296">
            <text:p>2.06</text:p>
          </table:table-cell>
          <table:table-cell office:value-type="float" office:value="2.558451">
            <text:p>2.56</text:p>
          </table:table-cell>
          <table:table-cell office:value-type="float" office:value="2.856338">
            <text:p>2.86</text:p>
          </table:table-cell>
          <table:table-cell office:value-type="float" office:value="2.859066">
            <text:p>2.86</text:p>
          </table:table-cell>
          <table:table-cell office:value-type="float" office:value="2.589113">
            <text:p>2.59</text:p>
          </table:table-cell>
          <table:table-cell office:value-type="float" office:value="1.999631">
            <text:p>2</text:p>
          </table:table-cell>
          <table:table-cell office:value-type="float" office:value="1.000253">
            <text:p>1</text:p>
          </table:table-cell>
          <table:table-cell office:value-type="float" office:value="0.939704">
            <text:p>0.94</text:p>
          </table:table-cell>
          <table:table-cell office:value-type="float" office:value="0.441549">
            <text:p>0.44</text:p>
          </table:table-cell>
          <table:table-cell office:value-type="float" office:value="0.143662">
            <text:p>0.14</text:p>
          </table:table-cell>
          <table:table-cell office:value-type="float" office:value="0.140934">
            <text:p>0.14</text:p>
          </table:table-cell>
          <table:table-cell office:value-type="float" office:value="0.410887">
            <text:p>0.41</text:p>
          </table:table-cell>
          <table:table-cell office:value-type="float" office:value="1.000369">
            <text:p>1</text:p>
          </table:table-cell>
          <table:table-cell office:value-type="float" office:value="1.333165">
            <text:p>1.33</text:p>
          </table:table-cell>
          <table:table-cell office:value-type="float" office:value="1.37353">
            <text:p>1.37</text:p>
          </table:table-cell>
          <table:table-cell office:value-type="float" office:value="1.705634">
            <text:p>1.71</text:p>
          </table:table-cell>
          <table:table-cell office:value-type="float" office:value="1.904226">
            <text:p>1.9</text:p>
          </table:table-cell>
          <table:table-cell office:value-type="float" office:value="1.906044">
            <text:p>1.91</text:p>
          </table:table-cell>
          <table:table-cell office:value-type="float" office:value="1.726076">
            <text:p>1.73</text:p>
          </table:table-cell>
          <table:table-cell office:value-type="float" office:value="1.333087">
            <text:p>1.33</text:p>
          </table:table-cell>
          <table:table-cell office:value-type="float" office:value="0.666835">
            <text:p>0.67</text:p>
          </table:table-cell>
          <table:table-cell office:value-type="float" office:value="0.62647">
            <text:p>0.63</text:p>
          </table:table-cell>
          <table:table-cell office:value-type="float" office:value="0.294366">
            <text:p>0.29</text:p>
          </table:table-cell>
          <table:table-cell office:value-type="float" office:value="0.095774">
            <text:p>0.1</text:p>
          </table:table-cell>
          <table:table-cell office:value-type="float" office:value="0.093956">
            <text:p>0.09</text:p>
          </table:table-cell>
          <table:table-cell office:value-type="float" office:value="0.273924">
            <text:p>0.27</text:p>
          </table:table-cell>
          <table:table-cell office:value-type="float" office:value="0.666913">
            <text:p>0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50684634">
            <text:p>50684634</text:p>
          </table:table-cell>
          <table:table-cell office:value-type="float" office:value="107612956">
            <text:p>107612956</text:p>
          </table:table-cell>
          <table:table-cell office:value-type="float" office:value="83918">
            <text:p>83918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  <table:table-cell office:value-type="float" office:value="2.997165">
            <text:p>3</text:p>
          </table:table-cell>
          <table:table-cell office:value-type="float" office:value="3.051035">
            <text:p>3.05</text:p>
          </table:table-cell>
          <table:table-cell office:value-type="float" office:value="3.664908">
            <text:p>3.66</text:p>
          </table:table-cell>
          <table:table-cell office:value-type="float" office:value="3.982361">
            <text:p>3.98</text:p>
          </table:table-cell>
          <table:table-cell office:value-type="float" office:value="3.958907">
            <text:p>3.96</text:p>
          </table:table-cell>
          <table:table-cell office:value-type="float" office:value="3.851361">
            <text:p>3.85</text:p>
          </table:table-cell>
          <table:table-cell office:value-type="float" office:value="3.000018">
            <text:p>3</text:p>
          </table:table-cell>
          <table:table-cell office:value-type="float" office:value="1.002835">
            <text:p>1</text:p>
          </table:table-cell>
          <table:table-cell office:value-type="float" office:value="0.948965">
            <text:p>0.95</text:p>
          </table:table-cell>
          <table:table-cell office:value-type="float" office:value="0.335092">
            <text:p>0.34</text:p>
          </table:table-cell>
          <table:table-cell office:value-type="float" office:value="0.017639">
            <text:p>0.02</text:p>
          </table:table-cell>
          <table:table-cell office:value-type="float" office:value="0.041093">
            <text:p>0.04</text:p>
          </table:table-cell>
          <table:table-cell office:value-type="float" office:value="0.148639">
            <text:p>0.15</text:p>
          </table:table-cell>
          <table:table-cell office:value-type="float" office:value="0.999982">
            <text:p>1</text:p>
          </table:table-cell>
          <table:table-cell office:value-type="float" office:value="1.498583">
            <text:p>1.5</text:p>
          </table:table-cell>
          <table:table-cell office:value-type="float" office:value="1.525517">
            <text:p>1.53</text:p>
          </table:table-cell>
          <table:table-cell office:value-type="float" office:value="1.832454">
            <text:p>1.83</text:p>
          </table:table-cell>
          <table:table-cell office:value-type="float" office:value="1.991181">
            <text:p>1.99</text:p>
          </table:table-cell>
          <table:table-cell office:value-type="float" office:value="1.979453">
            <text:p>1.98</text:p>
          </table:table-cell>
          <table:table-cell office:value-type="float" office:value="1.925681">
            <text:p>1.93</text:p>
          </table:table-cell>
          <table:table-cell office:value-type="float" office:value="1.500009">
            <text:p>1.5</text:p>
          </table:table-cell>
          <table:table-cell office:value-type="float" office:value="0.501417">
            <text:p>0.5</text:p>
          </table:table-cell>
          <table:table-cell office:value-type="float" office:value="0.474483">
            <text:p>0.47</text:p>
          </table:table-cell>
          <table:table-cell office:value-type="float" office:value="0.167546">
            <text:p>0.17</text:p>
          </table:table-cell>
          <table:table-cell office:value-type="float" office:value="0.008819">
            <text:p>0.01</text:p>
          </table:table-cell>
          <table:table-cell office:value-type="float" office:value="0.020547">
            <text:p>0.02</text:p>
          </table:table-cell>
          <table:table-cell office:value-type="float" office:value="0.074319">
            <text:p>0.07</text:p>
          </table:table-cell>
          <table:table-cell office:value-type="float" office:value="0.499991">
            <text:p>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58239440">
            <text:p>58239440</text:p>
          </table:table-cell>
          <table:table-cell office:value-type="float" office:value="146849920">
            <text:p>146849920</text:p>
          </table:table-cell>
          <table:table-cell office:value-type="float" office:value="73608">
            <text:p>73608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  <table:table-cell office:value-type="float" office:value="4.000299">
            <text:p>4</text:p>
          </table:table-cell>
          <table:table-cell office:value-type="float" office:value="3.906872">
            <text:p>3.91</text:p>
          </table:table-cell>
          <table:table-cell office:value-type="float" office:value="4.783676">
            <text:p>4.78</text:p>
          </table:table-cell>
          <table:table-cell office:value-type="float" office:value="4.999255">
            <text:p>5</text:p>
          </table:table-cell>
          <table:table-cell office:value-type="float" office:value="4.960489">
            <text:p>4.96</text:p>
          </table:table-cell>
          <table:table-cell office:value-type="float" office:value="4.876741">
            <text:p>4.88</text:p>
          </table:table-cell>
          <table:table-cell office:value-type="float" office:value="4">
            <text:p>4</text:p>
          </table:table-cell>
          <table:table-cell office:value-type="float" office:value="0.999701">
            <text:p>1</text:p>
          </table:table-cell>
          <table:table-cell office:value-type="float" office:value="1.093128">
            <text:p>1.09</text:p>
          </table:table-cell>
          <table:table-cell office:value-type="float" office:value="0.216324">
            <text:p>0.22</text:p>
          </table:table-cell>
          <table:table-cell office:value-type="float" office:value="0.000745">
            <text:p>0</text:p>
          </table:table-cell>
          <table:table-cell office:value-type="float" office:value="0.039511">
            <text:p>0.04</text:p>
          </table:table-cell>
          <table:table-cell office:value-type="float" office:value="0.123259">
            <text:p>0.12</text:p>
          </table:table-cell>
          <table:table-cell office:value-type="float" office:value="1">
            <text:p>1</text:p>
          </table:table-cell>
          <table:table-cell office:value-type="float" office:value="1.600119">
            <text:p>1.6</text:p>
          </table:table-cell>
          <table:table-cell office:value-type="float" office:value="1.562749">
            <text:p>1.56</text:p>
          </table:table-cell>
          <table:table-cell office:value-type="float" office:value="1.91347">
            <text:p>1.91</text:p>
          </table:table-cell>
          <table:table-cell office:value-type="float" office:value="1.999702">
            <text:p>2</text:p>
          </table:table-cell>
          <table:table-cell office:value-type="float" office:value="1.984196">
            <text:p>1.98</text:p>
          </table:table-cell>
          <table:table-cell office:value-type="float" office:value="1.950696">
            <text:p>1.95</text:p>
          </table:table-cell>
          <table:table-cell office:value-type="float" office:value="1.6">
            <text:p>1.6</text:p>
          </table:table-cell>
          <table:table-cell office:value-type="float" office:value="0.399881">
            <text:p>0.4</text:p>
          </table:table-cell>
          <table:table-cell office:value-type="float" office:value="0.437251">
            <text:p>0.44</text:p>
          </table:table-cell>
          <table:table-cell office:value-type="float" office:value="0.08653">
            <text:p>0.09</text:p>
          </table:table-cell>
          <table:table-cell office:value-type="float" office:value="0.000298">
            <text:p>0</text:p>
          </table:table-cell>
          <table:table-cell office:value-type="float" office:value="0.015804">
            <text:p>0.02</text:p>
          </table:table-cell>
          <table:table-cell office:value-type="float" office:value="0.049304">
            <text:p>0.0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01358996">
            <text:p>101358996</text:p>
          </table:table-cell>
          <table:table-cell office:value-type="float" office:value="181854132">
            <text:p>181854132</text:p>
          </table:table-cell>
          <table:table-cell office:value-type="float" office:value="45116">
            <text:p>45116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  <table:table-cell office:value-type="float" office:value="4.997752">
            <text:p>5</text:p>
          </table:table-cell>
          <table:table-cell office:value-type="float" office:value="4.939488">
            <text:p>4.94</text:p>
          </table:table-cell>
          <table:table-cell office:value-type="float" office:value="5.855619">
            <text:p>5.86</text:p>
          </table:table-cell>
          <table:table-cell office:value-type="float" office:value="5.999826">
            <text:p>6</text:p>
          </table:table-cell>
          <table:table-cell office:value-type="float" office:value="5.98088">
            <text:p>5.98</text:p>
          </table:table-cell>
          <table:table-cell office:value-type="float" office:value="5.902594">
            <text:p>5.9</text:p>
          </table:table-cell>
          <table:table-cell office:value-type="float" office:value="4.999926">
            <text:p>5</text:p>
          </table:table-cell>
          <table:table-cell office:value-type="float" office:value="1.002248">
            <text:p>1</text:p>
          </table:table-cell>
          <table:table-cell office:value-type="float" office:value="1.060512">
            <text:p>1.06</text:p>
          </table:table-cell>
          <table:table-cell office:value-type="float" office:value="0.144381">
            <text:p>0.14</text:p>
          </table:table-cell>
          <table:table-cell office:value-type="float" office:value="0.000174">
            <text:p>0</text:p>
          </table:table-cell>
          <table:table-cell office:value-type="float" office:value="0.01912">
            <text:p>0.02</text:p>
          </table:table-cell>
          <table:table-cell office:value-type="float" office:value="0.097406">
            <text:p>0.1</text:p>
          </table:table-cell>
          <table:table-cell office:value-type="float" office:value="1.000074">
            <text:p>1</text:p>
          </table:table-cell>
          <table:table-cell office:value-type="float" office:value="1.665917">
            <text:p>1.67</text:p>
          </table:table-cell>
          <table:table-cell office:value-type="float" office:value="1.646496">
            <text:p>1.65</text:p>
          </table:table-cell>
          <table:table-cell office:value-type="float" office:value="1.951873">
            <text:p>1.95</text:p>
          </table:table-cell>
          <table:table-cell office:value-type="float" office:value="1.999942">
            <text:p>2</text:p>
          </table:table-cell>
          <table:table-cell office:value-type="float" office:value="1.993627">
            <text:p>1.99</text:p>
          </table:table-cell>
          <table:table-cell office:value-type="float" office:value="1.967531">
            <text:p>1.97</text:p>
          </table:table-cell>
          <table:table-cell office:value-type="float" office:value="1.666642">
            <text:p>1.67</text:p>
          </table:table-cell>
          <table:table-cell office:value-type="float" office:value="0.334083">
            <text:p>0.33</text:p>
          </table:table-cell>
          <table:table-cell office:value-type="float" office:value="0.353504">
            <text:p>0.35</text:p>
          </table:table-cell>
          <table:table-cell office:value-type="float" office:value="0.048127">
            <text:p>0.05</text:p>
          </table:table-cell>
          <table:table-cell office:value-type="float" office:value="0.000058">
            <text:p>0</text:p>
          </table:table-cell>
          <table:table-cell office:value-type="float" office:value="0.006373">
            <text:p>0.01</text:p>
          </table:table-cell>
          <table:table-cell office:value-type="float" office:value="0.032469">
            <text:p>0.03</text:p>
          </table:table-cell>
          <table:table-cell office:value-type="float" office:value="0.333358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120124374">
            <text:p>120124374</text:p>
          </table:table-cell>
          <table:table-cell office:value-type="float" office:value="210715484">
            <text:p>210715484</text:p>
          </table:table-cell>
          <table:table-cell office:value-type="float" office:value="52220">
            <text:p>52220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  <table:table-cell office:value-type="float" office:value="6.000452">
            <text:p>6</text:p>
          </table:table-cell>
          <table:table-cell office:value-type="float" office:value="5.927692">
            <text:p>5.93</text:p>
          </table:table-cell>
          <table:table-cell office:value-type="float" office:value="6.86286">
            <text:p>6.86</text:p>
          </table:table-cell>
          <table:table-cell office:value-type="float" office:value="6.999841">
            <text:p>7</text:p>
          </table:table-cell>
          <table:table-cell office:value-type="float" office:value="6.987582">
            <text:p>6.99</text:p>
          </table:table-cell>
          <table:table-cell office:value-type="float" office:value="6.919057">
            <text:p>6.92</text:p>
          </table:table-cell>
          <table:table-cell office:value-type="float" office:value="5.999934">
            <text:p>6</text:p>
          </table:table-cell>
          <table:table-cell office:value-type="float" office:value="0.999548">
            <text:p>1</text:p>
          </table:table-cell>
          <table:table-cell office:value-type="float" office:value="1.072308">
            <text:p>1.07</text:p>
          </table:table-cell>
          <table:table-cell office:value-type="float" office:value="0.13714">
            <text:p>0.14</text:p>
          </table:table-cell>
          <table:table-cell office:value-type="float" office:value="0.000159">
            <text:p>0</text:p>
          </table:table-cell>
          <table:table-cell office:value-type="float" office:value="0.012418">
            <text:p>0.01</text:p>
          </table:table-cell>
          <table:table-cell office:value-type="float" office:value="0.080943">
            <text:p>0.08</text:p>
          </table:table-cell>
          <table:table-cell office:value-type="float" office:value="1.000066">
            <text:p>1</text:p>
          </table:table-cell>
          <table:table-cell office:value-type="float" office:value="1.714415">
            <text:p>1.71</text:p>
          </table:table-cell>
          <table:table-cell office:value-type="float" office:value="1.693626">
            <text:p>1.69</text:p>
          </table:table-cell>
          <table:table-cell office:value-type="float" office:value="1.960817">
            <text:p>1.96</text:p>
          </table:table-cell>
          <table:table-cell office:value-type="float" office:value="1.999955">
            <text:p>2</text:p>
          </table:table-cell>
          <table:table-cell office:value-type="float" office:value="1.996452">
            <text:p>2</text:p>
          </table:table-cell>
          <table:table-cell office:value-type="float" office:value="1.976874">
            <text:p>1.98</text:p>
          </table:table-cell>
          <table:table-cell office:value-type="float" office:value="1.714267">
            <text:p>1.71</text:p>
          </table:table-cell>
          <table:table-cell office:value-type="float" office:value="0.285585">
            <text:p>0.29</text:p>
          </table:table-cell>
          <table:table-cell office:value-type="float" office:value="0.306374">
            <text:p>0.31</text:p>
          </table:table-cell>
          <table:table-cell office:value-type="float" office:value="0.039183">
            <text:p>0.04</text:p>
          </table:table-cell>
          <table:table-cell office:value-type="float" office:value="0.000045">
            <text:p>0</text:p>
          </table:table-cell>
          <table:table-cell office:value-type="float" office:value="0.003548">
            <text:p>0</text:p>
          </table:table-cell>
          <table:table-cell office:value-type="float" office:value="0.023126">
            <text:p>0.02</text:p>
          </table:table-cell>
          <table:table-cell office:value-type="float" office:value="0.285733">
            <text:p>0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185762774">
            <text:p>185762774</text:p>
          </table:table-cell>
          <table:table-cell office:value-type="float" office:value="253853074">
            <text:p>253853074</text:p>
          </table:table-cell>
          <table:table-cell office:value-type="float" office:value="57348">
            <text:p>57348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  <table:table-cell office:value-type="float" office:value="6.999306">
            <text:p>7</text:p>
          </table:table-cell>
          <table:table-cell office:value-type="float" office:value="7.040323">
            <text:p>7.04</text:p>
          </table:table-cell>
          <table:table-cell office:value-type="float" office:value="7.769409">
            <text:p>7.77</text:p>
          </table:table-cell>
          <table:table-cell office:value-type="float" office:value="7.999712">
            <text:p>8</text:p>
          </table:table-cell>
          <table:table-cell office:value-type="float" office:value="7.99253">
            <text:p>7.99</text:p>
          </table:table-cell>
          <table:table-cell office:value-type="float" office:value="7.934678">
            <text:p>7.93</text:p>
          </table:table-cell>
          <table:table-cell office:value-type="float" office:value="6.999847">
            <text:p>7</text:p>
          </table:table-cell>
          <table:table-cell office:value-type="float" office:value="1.000694">
            <text:p>1</text:p>
          </table:table-cell>
          <table:table-cell office:value-type="float" office:value="0.959677">
            <text:p>0.96</text:p>
          </table:table-cell>
          <table:table-cell office:value-type="float" office:value="0.230591">
            <text:p>0.23</text:p>
          </table:table-cell>
          <table:table-cell office:value-type="float" office:value="0.000288">
            <text:p>0</text:p>
          </table:table-cell>
          <table:table-cell office:value-type="float" office:value="0.00747">
            <text:p>0.01</text:p>
          </table:table-cell>
          <table:table-cell office:value-type="float" office:value="0.065322">
            <text:p>0.07</text:p>
          </table:table-cell>
          <table:table-cell office:value-type="float" office:value="1.000153">
            <text:p>1</text:p>
          </table:table-cell>
          <table:table-cell office:value-type="float" office:value="1.749827">
            <text:p>1.75</text:p>
          </table:table-cell>
          <table:table-cell office:value-type="float" office:value="1.760081">
            <text:p>1.76</text:p>
          </table:table-cell>
          <table:table-cell office:value-type="float" office:value="1.942352">
            <text:p>1.94</text:p>
          </table:table-cell>
          <table:table-cell office:value-type="float" office:value="1.999928">
            <text:p>2</text:p>
          </table:table-cell>
          <table:table-cell office:value-type="float" office:value="1.998132">
            <text:p>2</text:p>
          </table:table-cell>
          <table:table-cell office:value-type="float" office:value="1.98367">
            <text:p>1.98</text:p>
          </table:table-cell>
          <table:table-cell office:value-type="float" office:value="1.749962">
            <text:p>1.75</text:p>
          </table:table-cell>
          <table:table-cell office:value-type="float" office:value="0.250173">
            <text:p>0.25</text:p>
          </table:table-cell>
          <table:table-cell office:value-type="float" office:value="0.239919">
            <text:p>0.24</text:p>
          </table:table-cell>
          <table:table-cell office:value-type="float" office:value="0.057648">
            <text:p>0.06</text:p>
          </table:table-cell>
          <table:table-cell office:value-type="float" office:value="0.000072">
            <text:p>0</text:p>
          </table:table-cell>
          <table:table-cell office:value-type="float" office:value="0.001868">
            <text:p>0</text:p>
          </table:table-cell>
          <table:table-cell office:value-type="float" office:value="0.01633">
            <text:p>0.02</text:p>
          </table:table-cell>
          <table:table-cell office:value-type="float" office:value="0.250038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363267494">
            <text:p>363267494</text:p>
          </table:table-cell>
          <table:table-cell office:value-type="float" office:value="763178178">
            <text:p>763178178</text:p>
          </table:table-cell>
          <table:table-cell office:value-type="float" office:value="67288">
            <text:p>6728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  <table:table-cell office:value-type="float" office:value="7.995517">
            <text:p>8</text:p>
          </table:table-cell>
          <table:table-cell office:value-type="float" office:value="8.006968">
            <text:p>8.01</text:p>
          </table:table-cell>
          <table:table-cell office:value-type="float" office:value="8.839939">
            <text:p>8.84</text:p>
          </table:table-cell>
          <table:table-cell office:value-type="float" office:value="8.998791">
            <text:p>9</text:p>
          </table:table-cell>
          <table:table-cell office:value-type="float" office:value="8.997365">
            <text:p>9</text:p>
          </table:table-cell>
          <table:table-cell office:value-type="float" office:value="8.999937">
            <text:p>9</text:p>
          </table:table-cell>
          <table:table-cell office:value-type="float" office:value="7.999894">
            <text:p>8</text:p>
          </table:table-cell>
          <table:table-cell office:value-type="float" office:value="1.004483">
            <text:p>1</text:p>
          </table:table-cell>
          <table:table-cell office:value-type="float" office:value="0.993032">
            <text:p>0.99</text:p>
          </table:table-cell>
          <table:table-cell office:value-type="float" office:value="0.160061">
            <text:p>0.16</text:p>
          </table:table-cell>
          <table:table-cell office:value-type="float" office:value="0.001209">
            <text:p>0</text:p>
          </table:table-cell>
          <table:table-cell office:value-type="float" office:value="0.002635">
            <text:p>0</text:p>
          </table:table-cell>
          <table:table-cell office:value-type="float" office:value="0.000063">
            <text:p>0</text:p>
          </table:table-cell>
          <table:table-cell office:value-type="float" office:value="1.000106">
            <text:p>1</text:p>
          </table:table-cell>
          <table:table-cell office:value-type="float" office:value="1.776781">
            <text:p>1.78</text:p>
          </table:table-cell>
          <table:table-cell office:value-type="float" office:value="1.779326">
            <text:p>1.78</text:p>
          </table:table-cell>
          <table:table-cell office:value-type="float" office:value="1.964431">
            <text:p>1.96</text:p>
          </table:table-cell>
          <table:table-cell office:value-type="float" office:value="1.999731">
            <text:p>2</text:p>
          </table:table-cell>
          <table:table-cell office:value-type="float" office:value="1.999414">
            <text:p>2</text:p>
          </table:table-cell>
          <table:table-cell office:value-type="float" office:value="1.999986">
            <text:p>2</text:p>
          </table:table-cell>
          <table:table-cell office:value-type="float" office:value="1.777754">
            <text:p>1.78</text:p>
          </table:table-cell>
          <table:table-cell office:value-type="float" office:value="0.223219">
            <text:p>0.22</text:p>
          </table:table-cell>
          <table:table-cell office:value-type="float" office:value="0.220674">
            <text:p>0.22</text:p>
          </table:table-cell>
          <table:table-cell office:value-type="float" office:value="0.035569">
            <text:p>0.04</text:p>
          </table:table-cell>
          <table:table-cell office:value-type="float" office:value="0.000269">
            <text:p>0</text:p>
          </table:table-cell>
          <table:table-cell office:value-type="float" office:value="0.000586">
            <text:p>0</text:p>
          </table:table-cell>
          <table:table-cell office:value-type="float" office:value="0.000014">
            <text:p>0</text:p>
          </table:table-cell>
          <table:table-cell office:value-type="float" office:value="0.222246">
            <text:p>0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441458448">
            <text:p>441458448</text:p>
          </table:table-cell>
          <table:table-cell office:value-type="float" office:value="768780260">
            <text:p>768780260</text:p>
          </table:table-cell>
          <table:table-cell office:value-type="float" office:value="61624">
            <text:p>61624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  <table:table-cell office:value-type="float" office:value="8.998092">
            <text:p>9</text:p>
          </table:table-cell>
          <table:table-cell office:value-type="float" office:value="9.037885">
            <text:p>9.04</text:p>
          </table:table-cell>
          <table:table-cell office:value-type="float" office:value="9.476323">
            <text:p>9.48</text:p>
          </table:table-cell>
          <table:table-cell office:value-type="float" office:value="9.999767">
            <text:p>10</text:p>
          </table:table-cell>
          <table:table-cell office:value-type="float" office:value="9.998005">
            <text:p>10</text:p>
          </table:table-cell>
          <table:table-cell office:value-type="float" office:value="9.999966">
            <text:p>10</text:p>
          </table:table-cell>
          <table:table-cell office:value-type="float" office:value="8.99962">
            <text:p>9</text:p>
          </table:table-cell>
          <table:table-cell office:value-type="float" office:value="1.001908">
            <text:p>1</text:p>
          </table:table-cell>
          <table:table-cell office:value-type="float" office:value="0.962115">
            <text:p>0.96</text:p>
          </table:table-cell>
          <table:table-cell office:value-type="float" office:value="0.523677">
            <text:p>0.52</text:p>
          </table:table-cell>
          <table:table-cell office:value-type="float" office:value="0.000233">
            <text:p>0</text:p>
          </table:table-cell>
          <table:table-cell office:value-type="float" office:value="0.001995">
            <text:p>0</text:p>
          </table:table-cell>
          <table:table-cell office:value-type="float" office:value="0.000034">
            <text:p>0</text:p>
          </table:table-cell>
          <table:table-cell office:value-type="float" office:value="1.00038">
            <text:p>1</text:p>
          </table:table-cell>
          <table:table-cell office:value-type="float" office:value="1.799618">
            <text:p>1.8</text:p>
          </table:table-cell>
          <table:table-cell office:value-type="float" office:value="1.807577">
            <text:p>1.81</text:p>
          </table:table-cell>
          <table:table-cell office:value-type="float" office:value="1.895265">
            <text:p>1.9</text:p>
          </table:table-cell>
          <table:table-cell office:value-type="float" office:value="1.999953">
            <text:p>2</text:p>
          </table:table-cell>
          <table:table-cell office:value-type="float" office:value="1.999601">
            <text:p>2</text:p>
          </table:table-cell>
          <table:table-cell office:value-type="float" office:value="1.999993">
            <text:p>2</text:p>
          </table:table-cell>
          <table:table-cell office:value-type="float" office:value="1.799924">
            <text:p>1.8</text:p>
          </table:table-cell>
          <table:table-cell office:value-type="float" office:value="0.200382">
            <text:p>0.2</text:p>
          </table:table-cell>
          <table:table-cell office:value-type="float" office:value="0.192423">
            <text:p>0.19</text:p>
          </table:table-cell>
          <table:table-cell office:value-type="float" office:value="0.104735">
            <text:p>0.1</text:p>
          </table:table-cell>
          <table:table-cell office:value-type="float" office:value="0.000047">
            <text:p>0</text:p>
          </table:table-cell>
          <table:table-cell office:value-type="float" office:value="0.000399">
            <text:p>0</text:p>
          </table:table-cell>
          <table:table-cell office:value-type="float" office:value="0.000007">
            <text:p>0</text:p>
          </table:table-cell>
          <table:table-cell office:value-type="float" office:value="0.200076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394319518">
            <text:p>394319518</text:p>
          </table:table-cell>
          <table:table-cell office:value-type="float" office:value="763612514">
            <text:p>763612514</text:p>
          </table:table-cell>
          <table:table-cell office:value-type="float" office:value="60744">
            <text:p>60744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  <table:table-cell office:value-type="float" office:value="9.990101">
            <text:p>9.99</text:p>
          </table:table-cell>
          <table:table-cell office:value-type="float" office:value="10.054607">
            <text:p>10.05</text:p>
          </table:table-cell>
          <table:table-cell office:value-type="float" office:value="10.569264">
            <text:p>10.57</text:p>
          </table:table-cell>
          <table:table-cell office:value-type="float" office:value="10.999305">
            <text:p>11</text:p>
          </table:table-cell>
          <table:table-cell office:value-type="float" office:value="10.997285">
            <text:p>11</text:p>
          </table:table-cell>
          <table:table-cell office:value-type="float" office:value="10.999962">
            <text:p>11</text:p>
          </table:table-cell>
          <table:table-cell office:value-type="float" office:value="9.999761">
            <text:p>10</text:p>
          </table:table-cell>
          <table:table-cell office:value-type="float" office:value="1.009899">
            <text:p>1.01</text:p>
          </table:table-cell>
          <table:table-cell office:value-type="float" office:value="0.945393">
            <text:p>0.95</text:p>
          </table:table-cell>
          <table:table-cell office:value-type="float" office:value="0.430736">
            <text:p>0.43</text:p>
          </table:table-cell>
          <table:table-cell office:value-type="float" office:value="0.000695">
            <text:p>0</text:p>
          </table:table-cell>
          <table:table-cell office:value-type="float" office:value="0.002715">
            <text:p>0</text:p>
          </table:table-cell>
          <table:table-cell office:value-type="float" office:value="0.000038">
            <text:p>0</text:p>
          </table:table-cell>
          <table:table-cell office:value-type="float" office:value="1.000239">
            <text:p>1</text:p>
          </table:table-cell>
          <table:table-cell office:value-type="float" office:value="1.816382">
            <text:p>1.82</text:p>
          </table:table-cell>
          <table:table-cell office:value-type="float" office:value="1.82811">
            <text:p>1.83</text:p>
          </table:table-cell>
          <table:table-cell office:value-type="float" office:value="1.921684">
            <text:p>1.92</text:p>
          </table:table-cell>
          <table:table-cell office:value-type="float" office:value="1.999874">
            <text:p>2</text:p>
          </table:table-cell>
          <table:table-cell office:value-type="float" office:value="1.999506">
            <text:p>2</text:p>
          </table:table-cell>
          <table:table-cell office:value-type="float" office:value="1.999993">
            <text:p>2</text:p>
          </table:table-cell>
          <table:table-cell office:value-type="float" office:value="1.818138">
            <text:p>1.82</text:p>
          </table:table-cell>
          <table:table-cell office:value-type="float" office:value="0.183618">
            <text:p>0.18</text:p>
          </table:table-cell>
          <table:table-cell office:value-type="float" office:value="0.17189">
            <text:p>0.17</text:p>
          </table:table-cell>
          <table:table-cell office:value-type="float" office:value="0.078316">
            <text:p>0.08</text:p>
          </table:table-cell>
          <table:table-cell office:value-type="float" office:value="0.000126">
            <text:p>0</text:p>
          </table:table-cell>
          <table:table-cell office:value-type="float" office:value="0.000494">
            <text:p>0</text:p>
          </table:table-cell>
          <table:table-cell office:value-type="float" office:value="0.000007">
            <text:p>0</text:p>
          </table:table-cell>
          <table:table-cell office:value-type="float" office:value="0.181862">
            <text:p>0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461011406">
            <text:p>461011406</text:p>
          </table:table-cell>
          <table:table-cell office:value-type="float" office:value="757993034">
            <text:p>757993034</text:p>
          </table:table-cell>
          <table:table-cell office:value-type="float" office:value="69482">
            <text:p>69482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  <table:table-cell office:value-type="float" office:value="10.999955">
            <text:p>11</text:p>
          </table:table-cell>
          <table:table-cell office:value-type="float" office:value="11.000079">
            <text:p>11</text:p>
          </table:table-cell>
          <table:table-cell office:value-type="float" office:value="11.837516">
            <text:p>11.84</text:p>
          </table:table-cell>
          <table:table-cell office:value-type="float" office:value="11.999791">
            <text:p>12</text:p>
          </table:table-cell>
          <table:table-cell office:value-type="float" office:value="11.997712">
            <text:p>12</text:p>
          </table:table-cell>
          <table:table-cell office:value-type="float" office:value="11.999962">
            <text:p>12</text:p>
          </table:table-cell>
          <table:table-cell office:value-type="float" office:value="10.999789">
            <text:p>11</text:p>
          </table:table-cell>
          <table:table-cell office:value-type="float" office:value="1.000045">
            <text:p>1</text:p>
          </table:table-cell>
          <table:table-cell office:value-type="float" office:value="0.999921">
            <text:p>1</text:p>
          </table:table-cell>
          <table:table-cell office:value-type="float" office:value="0.162484">
            <text:p>0.16</text:p>
          </table:table-cell>
          <table:table-cell office:value-type="float" office:value="0.000209">
            <text:p>0</text:p>
          </table:table-cell>
          <table:table-cell office:value-type="float" office:value="0.002288">
            <text:p>0</text:p>
          </table:table-cell>
          <table:table-cell office:value-type="float" office:value="0.000038">
            <text:p>0</text:p>
          </table:table-cell>
          <table:table-cell office:value-type="float" office:value="1.000211">
            <text:p>1</text:p>
          </table:table-cell>
          <table:table-cell office:value-type="float" office:value="1.833326">
            <text:p>1.83</text:p>
          </table:table-cell>
          <table:table-cell office:value-type="float" office:value="1.833346">
            <text:p>1.83</text:p>
          </table:table-cell>
          <table:table-cell office:value-type="float" office:value="1.972919">
            <text:p>1.97</text:p>
          </table:table-cell>
          <table:table-cell office:value-type="float" office:value="1.999965">
            <text:p>2</text:p>
          </table:table-cell>
          <table:table-cell office:value-type="float" office:value="1.999619">
            <text:p>2</text:p>
          </table:table-cell>
          <table:table-cell office:value-type="float" office:value="1.999994">
            <text:p>2</text:p>
          </table:table-cell>
          <table:table-cell office:value-type="float" office:value="1.833298">
            <text:p>1.83</text:p>
          </table:table-cell>
          <table:table-cell office:value-type="float" office:value="0.166674">
            <text:p>0.17</text:p>
          </table:table-cell>
          <table:table-cell office:value-type="float" office:value="0.166654">
            <text:p>0.17</text:p>
          </table:table-cell>
          <table:table-cell office:value-type="float" office:value="0.027081">
            <text:p>0.03</text:p>
          </table:table-cell>
          <table:table-cell office:value-type="float" office:value="0.000035">
            <text:p>0</text:p>
          </table:table-cell>
          <table:table-cell office:value-type="float" office:value="0.000381">
            <text:p>0</text:p>
          </table:table-cell>
          <table:table-cell office:value-type="float" office:value="0.000006">
            <text:p>0</text:p>
          </table:table-cell>
          <table:table-cell office:value-type="float" office:value="0.166702">
            <text:p>0.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2728224">
            <text:p>12728224</text:p>
          </table:table-cell>
          <table:table-cell office:value-type="float" office:value="13637804">
            <text:p>13637804</text:p>
          </table:table-cell>
          <table:table-cell office:value-type="float" office:value="29110">
            <text:p>2911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6685900">
            <text:p>46685900</text:p>
          </table:table-cell>
          <table:table-cell office:value-type="float" office:value="43078778">
            <text:p>43078778</text:p>
          </table:table-cell>
          <table:table-cell office:value-type="float" office:value="34202">
            <text:p>3420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  <table:table-cell office:value-type="float" office:value="1.998032">
            <text:p>2</text:p>
          </table:table-cell>
          <table:table-cell office:value-type="float" office:value="1.988702">
            <text:p>1.99</text:p>
          </table:table-cell>
          <table:table-cell office:value-type="float" office:value="2.812259">
            <text:p>2.81</text:p>
          </table:table-cell>
          <table:table-cell office:value-type="float" office:value="3.984909">
            <text:p>3.98</text:p>
          </table:table-cell>
          <table:table-cell office:value-type="float" office:value="3.959205">
            <text:p>3.96</text:p>
          </table:table-cell>
          <table:table-cell office:value-type="float" office:value="3.343226">
            <text:p>3.34</text:p>
          </table:table-cell>
          <table:table-cell office:value-type="float" office:value="1.998364">
            <text:p>2</text:p>
          </table:table-cell>
          <table:table-cell office:value-type="float" office:value="2.001968">
            <text:p>2</text:p>
          </table:table-cell>
          <table:table-cell office:value-type="float" office:value="2.011298">
            <text:p>2.01</text:p>
          </table:table-cell>
          <table:table-cell office:value-type="float" office:value="1.187741">
            <text:p>1.19</text:p>
          </table:table-cell>
          <table:table-cell office:value-type="float" office:value="0.015091">
            <text:p>0.02</text:p>
          </table:table-cell>
          <table:table-cell office:value-type="float" office:value="0.040795">
            <text:p>0.04</text:p>
          </table:table-cell>
          <table:table-cell office:value-type="float" office:value="0.656774">
            <text:p>0.66</text:p>
          </table:table-cell>
          <table:table-cell office:value-type="float" office:value="2.001636">
            <text:p>2</text:p>
          </table:table-cell>
          <table:table-cell office:value-type="float" office:value="1.498524">
            <text:p>1.5</text:p>
          </table:table-cell>
          <table:table-cell office:value-type="float" office:value="1.491527">
            <text:p>1.49</text:p>
          </table:table-cell>
          <table:table-cell office:value-type="float" office:value="2.109195">
            <text:p>2.11</text:p>
          </table:table-cell>
          <table:table-cell office:value-type="float" office:value="2.988682">
            <text:p>2.99</text:p>
          </table:table-cell>
          <table:table-cell office:value-type="float" office:value="2.969403">
            <text:p>2.97</text:p>
          </table:table-cell>
          <table:table-cell office:value-type="float" office:value="2.507419">
            <text:p>2.51</text:p>
          </table:table-cell>
          <table:table-cell office:value-type="float" office:value="1.498773">
            <text:p>1.5</text:p>
          </table:table-cell>
          <table:table-cell office:value-type="float" office:value="1.501476">
            <text:p>1.5</text:p>
          </table:table-cell>
          <table:table-cell office:value-type="float" office:value="1.508473">
            <text:p>1.51</text:p>
          </table:table-cell>
          <table:table-cell office:value-type="float" office:value="0.890805">
            <text:p>0.89</text:p>
          </table:table-cell>
          <table:table-cell office:value-type="float" office:value="0.011318">
            <text:p>0.01</text:p>
          </table:table-cell>
          <table:table-cell office:value-type="float" office:value="0.030597">
            <text:p>0.03</text:p>
          </table:table-cell>
          <table:table-cell office:value-type="float" office:value="0.492581">
            <text:p>0.49</text:p>
          </table:table-cell>
          <table:table-cell office:value-type="float" office:value="1.501227">
            <text:p>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53345868">
            <text:p>53345868</text:p>
          </table:table-cell>
          <table:table-cell office:value-type="float" office:value="75624920">
            <text:p>75624920</text:p>
          </table:table-cell>
          <table:table-cell office:value-type="float" office:value="31366">
            <text:p>31366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  <table:table-cell office:value-type="float" office:value="2.996071">
            <text:p>3</text:p>
          </table:table-cell>
          <table:table-cell office:value-type="float" office:value="2.985101">
            <text:p>2.99</text:p>
          </table:table-cell>
          <table:table-cell office:value-type="float" office:value="3.307859">
            <text:p>3.31</text:p>
          </table:table-cell>
          <table:table-cell office:value-type="float" office:value="4.985194">
            <text:p>4.99</text:p>
          </table:table-cell>
          <table:table-cell office:value-type="float" office:value="4.968357">
            <text:p>4.97</text:p>
          </table:table-cell>
          <table:table-cell office:value-type="float" office:value="4.582">
            <text:p>4.58</text:p>
          </table:table-cell>
          <table:table-cell office:value-type="float" office:value="3.000153">
            <text:p>3</text:p>
          </table:table-cell>
          <table:table-cell office:value-type="float" office:value="2.003929">
            <text:p>2</text:p>
          </table:table-cell>
          <table:table-cell office:value-type="float" office:value="2.014899">
            <text:p>2.01</text:p>
          </table:table-cell>
          <table:table-cell office:value-type="float" office:value="1.692141">
            <text:p>1.69</text:p>
          </table:table-cell>
          <table:table-cell office:value-type="float" office:value="0.014806">
            <text:p>0.01</text:p>
          </table:table-cell>
          <table:table-cell office:value-type="float" office:value="0.031643">
            <text:p>0.03</text:p>
          </table:table-cell>
          <table:table-cell office:value-type="float" office:value="0.418">
            <text:p>0.42</text:p>
          </table:table-cell>
          <table:table-cell office:value-type="float" office:value="1.999847">
            <text:p>2</text:p>
          </table:table-cell>
          <table:table-cell office:value-type="float" office:value="1.797643">
            <text:p>1.8</text:p>
          </table:table-cell>
          <table:table-cell office:value-type="float" office:value="1.79106">
            <text:p>1.79</text:p>
          </table:table-cell>
          <table:table-cell office:value-type="float" office:value="1.984715">
            <text:p>1.98</text:p>
          </table:table-cell>
          <table:table-cell office:value-type="float" office:value="2.991117">
            <text:p>2.99</text:p>
          </table:table-cell>
          <table:table-cell office:value-type="float" office:value="2.981014">
            <text:p>2.98</text:p>
          </table:table-cell>
          <table:table-cell office:value-type="float" office:value="2.7492">
            <text:p>2.75</text:p>
          </table:table-cell>
          <table:table-cell office:value-type="float" office:value="1.800092">
            <text:p>1.8</text:p>
          </table:table-cell>
          <table:table-cell office:value-type="float" office:value="1.202357">
            <text:p>1.2</text:p>
          </table:table-cell>
          <table:table-cell office:value-type="float" office:value="1.20894">
            <text:p>1.21</text:p>
          </table:table-cell>
          <table:table-cell office:value-type="float" office:value="1.015285">
            <text:p>1.02</text:p>
          </table:table-cell>
          <table:table-cell office:value-type="float" office:value="0.008883">
            <text:p>0.01</text:p>
          </table:table-cell>
          <table:table-cell office:value-type="float" office:value="0.018986">
            <text:p>0.02</text:p>
          </table:table-cell>
          <table:table-cell office:value-type="float" office:value="0.2508">
            <text:p>0.25</text:p>
          </table:table-cell>
          <table:table-cell office:value-type="float" office:value="1.199908">
            <text:p>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83358518">
            <text:p>83358518</text:p>
          </table:table-cell>
          <table:table-cell office:value-type="float" office:value="170285072">
            <text:p>170285072</text:p>
          </table:table-cell>
          <table:table-cell office:value-type="float" office:value="37762">
            <text:p>37762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  <table:table-cell office:value-type="float" office:value="3.99877">
            <text:p>4</text:p>
          </table:table-cell>
          <table:table-cell office:value-type="float" office:value="3.9973">
            <text:p>4</text:p>
          </table:table-cell>
          <table:table-cell office:value-type="float" office:value="3.834662">
            <text:p>3.83</text:p>
          </table:table-cell>
          <table:table-cell office:value-type="float" office:value="5.990642">
            <text:p>5.99</text:p>
          </table:table-cell>
          <table:table-cell office:value-type="float" office:value="5.978085">
            <text:p>5.98</text:p>
          </table:table-cell>
          <table:table-cell office:value-type="float" office:value="5.83635">
            <text:p>5.84</text:p>
          </table:table-cell>
          <table:table-cell office:value-type="float" office:value="3.999647">
            <text:p>4</text:p>
          </table:table-cell>
          <table:table-cell office:value-type="float" office:value="2.00123">
            <text:p>2</text:p>
          </table:table-cell>
          <table:table-cell office:value-type="float" office:value="2.0027">
            <text:p>2</text:p>
          </table:table-cell>
          <table:table-cell office:value-type="float" office:value="2.165338">
            <text:p>2.17</text:p>
          </table:table-cell>
          <table:table-cell office:value-type="float" office:value="0.009358">
            <text:p>0.01</text:p>
          </table:table-cell>
          <table:table-cell office:value-type="float" office:value="0.021915">
            <text:p>0.02</text:p>
          </table:table-cell>
          <table:table-cell office:value-type="float" office:value="0.16365">
            <text:p>0.16</text:p>
          </table:table-cell>
          <table:table-cell office:value-type="float" office:value="2.000353">
            <text:p>2</text:p>
          </table:table-cell>
          <table:table-cell office:value-type="float" office:value="1.999385">
            <text:p>2</text:p>
          </table:table-cell>
          <table:table-cell office:value-type="float" office:value="1.99865">
            <text:p>2</text:p>
          </table:table-cell>
          <table:table-cell office:value-type="float" office:value="1.917331">
            <text:p>1.92</text:p>
          </table:table-cell>
          <table:table-cell office:value-type="float" office:value="2.995321">
            <text:p>3</text:p>
          </table:table-cell>
          <table:table-cell office:value-type="float" office:value="2.989042">
            <text:p>2.99</text:p>
          </table:table-cell>
          <table:table-cell office:value-type="float" office:value="2.918175">
            <text:p>2.92</text:p>
          </table:table-cell>
          <table:table-cell office:value-type="float" office:value="1.999823">
            <text:p>2</text:p>
          </table:table-cell>
          <table:table-cell office:value-type="float" office:value="1.000615">
            <text:p>1</text:p>
          </table:table-cell>
          <table:table-cell office:value-type="float" office:value="1.00135">
            <text:p>1</text:p>
          </table:table-cell>
          <table:table-cell office:value-type="float" office:value="1.082669">
            <text:p>1.08</text:p>
          </table:table-cell>
          <table:table-cell office:value-type="float" office:value="0.004679">
            <text:p>0</text:p>
          </table:table-cell>
          <table:table-cell office:value-type="float" office:value="0.010958">
            <text:p>0.01</text:p>
          </table:table-cell>
          <table:table-cell office:value-type="float" office:value="0.081825">
            <text:p>0.08</text:p>
          </table:table-cell>
          <table:table-cell office:value-type="float" office:value="1.000177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01523212">
            <text:p>101523212</text:p>
          </table:table-cell>
          <table:table-cell office:value-type="float" office:value="197921872">
            <text:p>197921872</text:p>
          </table:table-cell>
          <table:table-cell office:value-type="float" office:value="56688">
            <text:p>56688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  <table:table-cell office:value-type="float" office:value="4.998815">
            <text:p>5</text:p>
          </table:table-cell>
          <table:table-cell office:value-type="float" office:value="5.055892">
            <text:p>5.06</text:p>
          </table:table-cell>
          <table:table-cell office:value-type="float" office:value="5.009921">
            <text:p>5.01</text:p>
          </table:table-cell>
          <table:table-cell office:value-type="float" office:value="6.984248">
            <text:p>6.98</text:p>
          </table:table-cell>
          <table:table-cell office:value-type="float" office:value="6.986198">
            <text:p>6.99</text:p>
          </table:table-cell>
          <table:table-cell office:value-type="float" office:value="6.856151">
            <text:p>6.86</text:p>
          </table:table-cell>
          <table:table-cell office:value-type="float" office:value="4.999824">
            <text:p>5</text:p>
          </table:table-cell>
          <table:table-cell office:value-type="float" office:value="2.001185">
            <text:p>2</text:p>
          </table:table-cell>
          <table:table-cell office:value-type="float" office:value="1.944108">
            <text:p>1.94</text:p>
          </table:table-cell>
          <table:table-cell office:value-type="float" office:value="1.990079">
            <text:p>1.99</text:p>
          </table:table-cell>
          <table:table-cell office:value-type="float" office:value="0.015752">
            <text:p>0.02</text:p>
          </table:table-cell>
          <table:table-cell office:value-type="float" office:value="0.013802">
            <text:p>0.01</text:p>
          </table:table-cell>
          <table:table-cell office:value-type="float" office:value="0.143849">
            <text:p>0.14</text:p>
          </table:table-cell>
          <table:table-cell office:value-type="float" office:value="2.000176">
            <text:p>2</text:p>
          </table:table-cell>
          <table:table-cell office:value-type="float" office:value="2.142349">
            <text:p>2.14</text:p>
          </table:table-cell>
          <table:table-cell office:value-type="float" office:value="2.166811">
            <text:p>2.17</text:p>
          </table:table-cell>
          <table:table-cell office:value-type="float" office:value="2.147109">
            <text:p>2.15</text:p>
          </table:table-cell>
          <table:table-cell office:value-type="float" office:value="2.993249">
            <text:p>2.99</text:p>
          </table:table-cell>
          <table:table-cell office:value-type="float" office:value="2.994085">
            <text:p>2.99</text:p>
          </table:table-cell>
          <table:table-cell office:value-type="float" office:value="2.938351">
            <text:p>2.94</text:p>
          </table:table-cell>
          <table:table-cell office:value-type="float" office:value="2.142782">
            <text:p>2.14</text:p>
          </table:table-cell>
          <table:table-cell office:value-type="float" office:value="0.857651">
            <text:p>0.86</text:p>
          </table:table-cell>
          <table:table-cell office:value-type="float" office:value="0.833189">
            <text:p>0.83</text:p>
          </table:table-cell>
          <table:table-cell office:value-type="float" office:value="0.852891">
            <text:p>0.85</text:p>
          </table:table-cell>
          <table:table-cell office:value-type="float" office:value="0.006751">
            <text:p>0.01</text:p>
          </table:table-cell>
          <table:table-cell office:value-type="float" office:value="0.005915">
            <text:p>0.01</text:p>
          </table:table-cell>
          <table:table-cell office:value-type="float" office:value="0.061649">
            <text:p>0.06</text:p>
          </table:table-cell>
          <table:table-cell office:value-type="float" office:value="0.857218">
            <text:p>0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122092674">
            <text:p>122092674</text:p>
          </table:table-cell>
          <table:table-cell office:value-type="float" office:value="269156642">
            <text:p>269156642</text:p>
          </table:table-cell>
          <table:table-cell office:value-type="float" office:value="55348">
            <text:p>55348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  <table:table-cell office:value-type="float" office:value="5.998869">
            <text:p>6</text:p>
          </table:table-cell>
          <table:table-cell office:value-type="float" office:value="6.08112">
            <text:p>6.08</text:p>
          </table:table-cell>
          <table:table-cell office:value-type="float" office:value="7.013126">
            <text:p>7.01</text:p>
          </table:table-cell>
          <table:table-cell office:value-type="float" office:value="7.999247">
            <text:p>8</text:p>
          </table:table-cell>
          <table:table-cell office:value-type="float" office:value="7.989077">
            <text:p>7.99</text:p>
          </table:table-cell>
          <table:table-cell office:value-type="float" office:value="7.909179">
            <text:p>7.91</text:p>
          </table:table-cell>
          <table:table-cell office:value-type="float" office:value="5.999621">
            <text:p>6</text:p>
          </table:table-cell>
          <table:table-cell office:value-type="float" office:value="2.001131">
            <text:p>2</text:p>
          </table:table-cell>
          <table:table-cell office:value-type="float" office:value="1.91888">
            <text:p>1.92</text:p>
          </table:table-cell>
          <table:table-cell office:value-type="float" office:value="0.986874">
            <text:p>0.99</text:p>
          </table:table-cell>
          <table:table-cell office:value-type="float" office:value="0.000753">
            <text:p>0</text:p>
          </table:table-cell>
          <table:table-cell office:value-type="float" office:value="0.010923">
            <text:p>0.01</text:p>
          </table:table-cell>
          <table:table-cell office:value-type="float" office:value="0.090821">
            <text:p>0.09</text:p>
          </table:table-cell>
          <table:table-cell office:value-type="float" office:value="2.000379">
            <text:p>2</text:p>
          </table:table-cell>
          <table:table-cell office:value-type="float" office:value="2.249576">
            <text:p>2.25</text:p>
          </table:table-cell>
          <table:table-cell office:value-type="float" office:value="2.28042">
            <text:p>2.28</text:p>
          </table:table-cell>
          <table:table-cell office:value-type="float" office:value="2.629922">
            <text:p>2.63</text:p>
          </table:table-cell>
          <table:table-cell office:value-type="float" office:value="2.999718">
            <text:p>3</text:p>
          </table:table-cell>
          <table:table-cell office:value-type="float" office:value="2.995904">
            <text:p>3</text:p>
          </table:table-cell>
          <table:table-cell office:value-type="float" office:value="2.965942">
            <text:p>2.97</text:p>
          </table:table-cell>
          <table:table-cell office:value-type="float" office:value="2.249858">
            <text:p>2.25</text:p>
          </table:table-cell>
          <table:table-cell office:value-type="float" office:value="0.750424">
            <text:p>0.75</text:p>
          </table:table-cell>
          <table:table-cell office:value-type="float" office:value="0.71958">
            <text:p>0.72</text:p>
          </table:table-cell>
          <table:table-cell office:value-type="float" office:value="0.370078">
            <text:p>0.37</text:p>
          </table:table-cell>
          <table:table-cell office:value-type="float" office:value="0.000282">
            <text:p>0</text:p>
          </table:table-cell>
          <table:table-cell office:value-type="float" office:value="0.004096">
            <text:p>0</text:p>
          </table:table-cell>
          <table:table-cell office:value-type="float" office:value="0.034058">
            <text:p>0.03</text:p>
          </table:table-cell>
          <table:table-cell office:value-type="float" office:value="0.750142">
            <text:p>0.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170349648">
            <text:p>170349648</text:p>
          </table:table-cell>
          <table:table-cell office:value-type="float" office:value="316440846">
            <text:p>316440846</text:p>
          </table:table-cell>
          <table:table-cell office:value-type="float" office:value="58602">
            <text:p>58602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  <table:table-cell office:value-type="float" office:value="7.000617">
            <text:p>7</text:p>
          </table:table-cell>
          <table:table-cell office:value-type="float" office:value="6.935348">
            <text:p>6.94</text:p>
          </table:table-cell>
          <table:table-cell office:value-type="float" office:value="7.903518">
            <text:p>7.9</text:p>
          </table:table-cell>
          <table:table-cell office:value-type="float" office:value="8.966914">
            <text:p>8.97</text:p>
          </table:table-cell>
          <table:table-cell office:value-type="float" office:value="8.992818">
            <text:p>8.99</text:p>
          </table:table-cell>
          <table:table-cell office:value-type="float" office:value="8.900546">
            <text:p>8.9</text:p>
          </table:table-cell>
          <table:table-cell office:value-type="float" office:value="6.999947">
            <text:p>7</text:p>
          </table:table-cell>
          <table:table-cell office:value-type="float" office:value="1.999383">
            <text:p>2</text:p>
          </table:table-cell>
          <table:table-cell office:value-type="float" office:value="2.064652">
            <text:p>2.06</text:p>
          </table:table-cell>
          <table:table-cell office:value-type="float" office:value="1.096482">
            <text:p>1.1</text:p>
          </table:table-cell>
          <table:table-cell office:value-type="float" office:value="0.033086">
            <text:p>0.03</text:p>
          </table:table-cell>
          <table:table-cell office:value-type="float" office:value="0.007182">
            <text:p>0.01</text:p>
          </table:table-cell>
          <table:table-cell office:value-type="float" office:value="0.099454">
            <text:p>0.1</text:p>
          </table:table-cell>
          <table:table-cell office:value-type="float" office:value="2.000053">
            <text:p>2</text:p>
          </table:table-cell>
          <table:table-cell office:value-type="float" office:value="2.333539">
            <text:p>2.33</text:p>
          </table:table-cell>
          <table:table-cell office:value-type="float" office:value="2.311783">
            <text:p>2.31</text:p>
          </table:table-cell>
          <table:table-cell office:value-type="float" office:value="2.634506">
            <text:p>2.63</text:p>
          </table:table-cell>
          <table:table-cell office:value-type="float" office:value="2.988971">
            <text:p>2.99</text:p>
          </table:table-cell>
          <table:table-cell office:value-type="float" office:value="2.997606">
            <text:p>3</text:p>
          </table:table-cell>
          <table:table-cell office:value-type="float" office:value="2.966849">
            <text:p>2.97</text:p>
          </table:table-cell>
          <table:table-cell office:value-type="float" office:value="2.333316">
            <text:p>2.33</text:p>
          </table:table-cell>
          <table:table-cell office:value-type="float" office:value="0.666461">
            <text:p>0.67</text:p>
          </table:table-cell>
          <table:table-cell office:value-type="float" office:value="0.688217">
            <text:p>0.69</text:p>
          </table:table-cell>
          <table:table-cell office:value-type="float" office:value="0.365494">
            <text:p>0.37</text:p>
          </table:table-cell>
          <table:table-cell office:value-type="float" office:value="0.011029">
            <text:p>0.01</text:p>
          </table:table-cell>
          <table:table-cell office:value-type="float" office:value="0.002394">
            <text:p>0</text:p>
          </table:table-cell>
          <table:table-cell office:value-type="float" office:value="0.033151">
            <text:p>0.03</text:p>
          </table:table-cell>
          <table:table-cell office:value-type="float" office:value="0.666684">
            <text:p>0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267264040">
            <text:p>267264040</text:p>
          </table:table-cell>
          <table:table-cell office:value-type="float" office:value="803538350">
            <text:p>803538350</text:p>
          </table:table-cell>
          <table:table-cell office:value-type="float" office:value="58554">
            <text:p>58554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  <table:table-cell office:value-type="float" office:value="7.995596">
            <text:p>8</text:p>
          </table:table-cell>
          <table:table-cell office:value-type="float" office:value="7.944184">
            <text:p>7.94</text:p>
          </table:table-cell>
          <table:table-cell office:value-type="float" office:value="9.392978">
            <text:p>9.39</text:p>
          </table:table-cell>
          <table:table-cell office:value-type="float" office:value="9.95624">
            <text:p>9.96</text:p>
          </table:table-cell>
          <table:table-cell office:value-type="float" office:value="9.99548">
            <text:p>10</text:p>
          </table:table-cell>
          <table:table-cell office:value-type="float" office:value="9.999463">
            <text:p>10</text:p>
          </table:table-cell>
          <table:table-cell office:value-type="float" office:value="7.999836">
            <text:p>8</text:p>
          </table:table-cell>
          <table:table-cell office:value-type="float" office:value="2.004404">
            <text:p>2</text:p>
          </table:table-cell>
          <table:table-cell office:value-type="float" office:value="2.055816">
            <text:p>2.06</text:p>
          </table:table-cell>
          <table:table-cell office:value-type="float" office:value="0.607022">
            <text:p>0.61</text:p>
          </table:table-cell>
          <table:table-cell office:value-type="float" office:value="0.04376">
            <text:p>0.04</text:p>
          </table:table-cell>
          <table:table-cell office:value-type="float" office:value="0.00452">
            <text:p>0</text:p>
          </table:table-cell>
          <table:table-cell office:value-type="float" office:value="0.000537">
            <text:p>0</text:p>
          </table:table-cell>
          <table:table-cell office:value-type="float" office:value="2.000164">
            <text:p>2</text:p>
          </table:table-cell>
          <table:table-cell office:value-type="float" office:value="2.398679">
            <text:p>2.4</text:p>
          </table:table-cell>
          <table:table-cell office:value-type="float" office:value="2.383255">
            <text:p>2.38</text:p>
          </table:table-cell>
          <table:table-cell office:value-type="float" office:value="2.817893">
            <text:p>2.82</text:p>
          </table:table-cell>
          <table:table-cell office:value-type="float" office:value="2.986872">
            <text:p>2.99</text:p>
          </table:table-cell>
          <table:table-cell office:value-type="float" office:value="2.998644">
            <text:p>3</text:p>
          </table:table-cell>
          <table:table-cell office:value-type="float" office:value="2.999839">
            <text:p>3</text:p>
          </table:table-cell>
          <table:table-cell office:value-type="float" office:value="2.399951">
            <text:p>2.4</text:p>
          </table:table-cell>
          <table:table-cell office:value-type="float" office:value="0.601321">
            <text:p>0.6</text:p>
          </table:table-cell>
          <table:table-cell office:value-type="float" office:value="0.616745">
            <text:p>0.62</text:p>
          </table:table-cell>
          <table:table-cell office:value-type="float" office:value="0.182107">
            <text:p>0.18</text:p>
          </table:table-cell>
          <table:table-cell office:value-type="float" office:value="0.013128">
            <text:p>0.01</text:p>
          </table:table-cell>
          <table:table-cell office:value-type="float" office:value="0.001356">
            <text:p>0</text:p>
          </table:table-cell>
          <table:table-cell office:value-type="float" office:value="0.000161">
            <text:p>0</text:p>
          </table:table-cell>
          <table:table-cell office:value-type="float" office:value="0.600049">
            <text:p>0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395757482">
            <text:p>395757482</text:p>
          </table:table-cell>
          <table:table-cell office:value-type="float" office:value="791710508">
            <text:p>791710508</text:p>
          </table:table-cell>
          <table:table-cell office:value-type="float" office:value="62224">
            <text:p>62224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  <table:table-cell office:value-type="float" office:value="8.994881">
            <text:p>8.99</text:p>
          </table:table-cell>
          <table:table-cell office:value-type="float" office:value="8.953747">
            <text:p>8.95</text:p>
          </table:table-cell>
          <table:table-cell office:value-type="float" office:value="10.150292">
            <text:p>10.15</text:p>
          </table:table-cell>
          <table:table-cell office:value-type="float" office:value="10.9998">
            <text:p>11</text:p>
          </table:table-cell>
          <table:table-cell office:value-type="float" office:value="10.997516">
            <text:p>11</text:p>
          </table:table-cell>
          <table:table-cell office:value-type="float" office:value="10.9998">
            <text:p>11</text:p>
          </table:table-cell>
          <table:table-cell office:value-type="float" office:value="8.999947">
            <text:p>9</text:p>
          </table:table-cell>
          <table:table-cell office:value-type="float" office:value="2.005119">
            <text:p>2.01</text:p>
          </table:table-cell>
          <table:table-cell office:value-type="float" office:value="2.046253">
            <text:p>2.05</text:p>
          </table:table-cell>
          <table:table-cell office:value-type="float" office:value="0.849708">
            <text:p>0.85</text:p>
          </table:table-cell>
          <table:table-cell office:value-type="float" office:value="0.0002">
            <text:p>0</text:p>
          </table:table-cell>
          <table:table-cell office:value-type="float" office:value="0.002484">
            <text:p>0</text:p>
          </table:table-cell>
          <table:table-cell office:value-type="float" office:value="0.0002">
            <text:p>0</text:p>
          </table:table-cell>
          <table:table-cell office:value-type="float" office:value="2.000053">
            <text:p>2</text:p>
          </table:table-cell>
          <table:table-cell office:value-type="float" office:value="2.453149">
            <text:p>2.45</text:p>
          </table:table-cell>
          <table:table-cell office:value-type="float" office:value="2.441931">
            <text:p>2.44</text:p>
          </table:table-cell>
          <table:table-cell office:value-type="float" office:value="2.768261">
            <text:p>2.77</text:p>
          </table:table-cell>
          <table:table-cell office:value-type="float" office:value="2.999945">
            <text:p>3</text:p>
          </table:table-cell>
          <table:table-cell office:value-type="float" office:value="2.999323">
            <text:p>3</text:p>
          </table:table-cell>
          <table:table-cell office:value-type="float" office:value="2.999945">
            <text:p>3</text:p>
          </table:table-cell>
          <table:table-cell office:value-type="float" office:value="2.454531">
            <text:p>2.45</text:p>
          </table:table-cell>
          <table:table-cell office:value-type="float" office:value="0.546851">
            <text:p>0.55</text:p>
          </table:table-cell>
          <table:table-cell office:value-type="float" office:value="0.558069">
            <text:p>0.56</text:p>
          </table:table-cell>
          <table:table-cell office:value-type="float" office:value="0.231739">
            <text:p>0.23</text:p>
          </table:table-cell>
          <table:table-cell office:value-type="float" office:value="0.000055">
            <text:p>0</text:p>
          </table:table-cell>
          <table:table-cell office:value-type="float" office:value="0.000677">
            <text:p>0</text:p>
          </table:table-cell>
          <table:table-cell office:value-type="float" office:value="0.000055">
            <text:p>0</text:p>
          </table:table-cell>
          <table:table-cell office:value-type="float" office:value="0.545469">
            <text:p>0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457863044">
            <text:p>457863044</text:p>
          </table:table-cell>
          <table:table-cell office:value-type="float" office:value="768906864">
            <text:p>768906864</text:p>
          </table:table-cell>
          <table:table-cell office:value-type="float" office:value="52772">
            <text:p>52772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  <table:table-cell office:value-type="float" office:value="9.997382">
            <text:p>10</text:p>
          </table:table-cell>
          <table:table-cell office:value-type="float" office:value="9.917873">
            <text:p>9.92</text:p>
          </table:table-cell>
          <table:table-cell office:value-type="float" office:value="10.440696">
            <text:p>10.44</text:p>
          </table:table-cell>
          <table:table-cell office:value-type="float" office:value="11.998334">
            <text:p>12</text:p>
          </table:table-cell>
          <table:table-cell office:value-type="float" office:value="11.997953">
            <text:p>12</text:p>
          </table:table-cell>
          <table:table-cell office:value-type="float" office:value="11.999738">
            <text:p>12</text:p>
          </table:table-cell>
          <table:table-cell office:value-type="float" office:value="9.999747">
            <text:p>10</text:p>
          </table:table-cell>
          <table:table-cell office:value-type="float" office:value="2.002618">
            <text:p>2</text:p>
          </table:table-cell>
          <table:table-cell office:value-type="float" office:value="2.082127">
            <text:p>2.08</text:p>
          </table:table-cell>
          <table:table-cell office:value-type="float" office:value="1.559304">
            <text:p>1.56</text:p>
          </table:table-cell>
          <table:table-cell office:value-type="float" office:value="0.001666">
            <text:p>0</text:p>
          </table:table-cell>
          <table:table-cell office:value-type="float" office:value="0.002047">
            <text:p>0</text:p>
          </table:table-cell>
          <table:table-cell office:value-type="float" office:value="0.000262">
            <text:p>0</text:p>
          </table:table-cell>
          <table:table-cell office:value-type="float" office:value="2.000253">
            <text:p>2</text:p>
          </table:table-cell>
          <table:table-cell office:value-type="float" office:value="2.499346">
            <text:p>2.5</text:p>
          </table:table-cell>
          <table:table-cell office:value-type="float" office:value="2.479468">
            <text:p>2.48</text:p>
          </table:table-cell>
          <table:table-cell office:value-type="float" office:value="2.610174">
            <text:p>2.61</text:p>
          </table:table-cell>
          <table:table-cell office:value-type="float" office:value="2.999583">
            <text:p>3</text:p>
          </table:table-cell>
          <table:table-cell office:value-type="float" office:value="2.999488">
            <text:p>3</text:p>
          </table:table-cell>
          <table:table-cell office:value-type="float" office:value="2.999934">
            <text:p>3</text:p>
          </table:table-cell>
          <table:table-cell office:value-type="float" office:value="2.499937">
            <text:p>2.5</text:p>
          </table:table-cell>
          <table:table-cell office:value-type="float" office:value="0.500654">
            <text:p>0.5</text:p>
          </table:table-cell>
          <table:table-cell office:value-type="float" office:value="0.520532">
            <text:p>0.52</text:p>
          </table:table-cell>
          <table:table-cell office:value-type="float" office:value="0.389826">
            <text:p>0.39</text:p>
          </table:table-cell>
          <table:table-cell office:value-type="float" office:value="0.000417">
            <text:p>0</text:p>
          </table:table-cell>
          <table:table-cell office:value-type="float" office:value="0.000512">
            <text:p>0</text:p>
          </table:table-cell>
          <table:table-cell office:value-type="float" office:value="0.000066">
            <text:p>0</text:p>
          </table:table-cell>
          <table:table-cell office:value-type="float" office:value="0.500063">
            <text:p>0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480407372">
            <text:p>480407372</text:p>
          </table:table-cell>
          <table:table-cell office:value-type="float" office:value="774291178">
            <text:p>774291178</text:p>
          </table:table-cell>
          <table:table-cell office:value-type="float" office:value="56014">
            <text:p>560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  <table:table-cell office:value-type="float" office:value="10.993827">
            <text:p>10.99</text:p>
          </table:table-cell>
          <table:table-cell office:value-type="float" office:value="10.95143">
            <text:p>10.95</text:p>
          </table:table-cell>
          <table:table-cell office:value-type="float" office:value="11.842681">
            <text:p>11.84</text:p>
          </table:table-cell>
          <table:table-cell office:value-type="float" office:value="12.984836">
            <text:p>12.98</text:p>
          </table:table-cell>
          <table:table-cell office:value-type="float" office:value="12.998163">
            <text:p>13</text:p>
          </table:table-cell>
          <table:table-cell office:value-type="float" office:value="12.999908">
            <text:p>13</text:p>
          </table:table-cell>
          <table:table-cell office:value-type="float" office:value="10.999396">
            <text:p>11</text:p>
          </table:table-cell>
          <table:table-cell office:value-type="float" office:value="2.006173">
            <text:p>2.01</text:p>
          </table:table-cell>
          <table:table-cell office:value-type="float" office:value="2.04857">
            <text:p>2.05</text:p>
          </table:table-cell>
          <table:table-cell office:value-type="float" office:value="1.157319">
            <text:p>1.16</text:p>
          </table:table-cell>
          <table:table-cell office:value-type="float" office:value="0.015164">
            <text:p>0.02</text:p>
          </table:table-cell>
          <table:table-cell office:value-type="float" office:value="0.001837">
            <text:p>0</text:p>
          </table:table-cell>
          <table:table-cell office:value-type="float" office:value="0.000092">
            <text:p>0</text:p>
          </table:table-cell>
          <table:table-cell office:value-type="float" office:value="2.000604">
            <text:p>2</text:p>
          </table:table-cell>
          <table:table-cell office:value-type="float" office:value="2.537037">
            <text:p>2.54</text:p>
          </table:table-cell>
          <table:table-cell office:value-type="float" office:value="2.527253">
            <text:p>2.53</text:p>
          </table:table-cell>
          <table:table-cell office:value-type="float" office:value="2.732926">
            <text:p>2.73</text:p>
          </table:table-cell>
          <table:table-cell office:value-type="float" office:value="2.996501">
            <text:p>3</text:p>
          </table:table-cell>
          <table:table-cell office:value-type="float" office:value="2.999576">
            <text:p>3</text:p>
          </table:table-cell>
          <table:table-cell office:value-type="float" office:value="2.999979">
            <text:p>3</text:p>
          </table:table-cell>
          <table:table-cell office:value-type="float" office:value="2.538322">
            <text:p>2.54</text:p>
          </table:table-cell>
          <table:table-cell office:value-type="float" office:value="0.462963">
            <text:p>0.46</text:p>
          </table:table-cell>
          <table:table-cell office:value-type="float" office:value="0.472747">
            <text:p>0.47</text:p>
          </table:table-cell>
          <table:table-cell office:value-type="float" office:value="0.267074">
            <text:p>0.27</text:p>
          </table:table-cell>
          <table:table-cell office:value-type="float" office:value="0.003499">
            <text:p>0</text:p>
          </table:table-cell>
          <table:table-cell office:value-type="float" office:value="0.000424">
            <text:p>0</text:p>
          </table:table-cell>
          <table:table-cell office:value-type="float" office:value="0.000021">
            <text:p>0</text:p>
          </table:table-cell>
          <table:table-cell office:value-type="float" office:value="0.461678">
            <text:p>0.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2086012">
            <text:p>12086012</text:p>
          </table:table-cell>
          <table:table-cell office:value-type="float" office:value="18248280">
            <text:p>18248280</text:p>
          </table:table-cell>
          <table:table-cell office:value-type="float" office:value="63784">
            <text:p>63784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11284724">
            <text:p>11284724</text:p>
          </table:table-cell>
          <table:table-cell office:value-type="float" office:value="8628660">
            <text:p>8628660</text:p>
          </table:table-cell>
          <table:table-cell office:value-type="float" office:value="15944">
            <text:p>15944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801288">
            <text:p>801288</text:p>
          </table:table-cell>
          <table:table-cell office:value-type="float" office:value="9619620">
            <text:p>9619620</text:p>
          </table:table-cell>
          <table:table-cell office:value-type="float" office:value="47840">
            <text:p>47840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52078824">
            <text:p>52078824</text:p>
          </table:table-cell>
          <table:table-cell office:value-type="float" office:value="30241354">
            <text:p>30241354</text:p>
          </table:table-cell>
          <table:table-cell office:value-type="float" office:value="82988">
            <text:p>82988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51570298">
            <text:p>51570298</text:p>
          </table:table-cell>
          <table:table-cell office:value-type="float" office:value="22057414">
            <text:p>22057414</text:p>
          </table:table-cell>
          <table:table-cell office:value-type="float" office:value="33194">
            <text:p>33194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508526">
            <text:p>508526</text:p>
          </table:table-cell>
          <table:table-cell office:value-type="float" office:value="8183940">
            <text:p>8183940</text:p>
          </table:table-cell>
          <table:table-cell office:value-type="float" office:value="49794">
            <text:p>49794</text:p>
          </table:table-cell>
          <table:table-cell office:value-type="float" office:value="1.999955">
            <text:p>2</text:p>
          </table:table-cell>
          <table:table-cell office:value-type="float" office:value="1.926047">
            <text:p>1.93</text:p>
          </table:table-cell>
          <table:table-cell office:value-type="float" office:value="2.33916">
            <text:p>2.34</text:p>
          </table:table-cell>
          <table:table-cell office:value-type="float" office:value="4.980625">
            <text:p>4.98</text:p>
          </table:table-cell>
          <table:table-cell office:value-type="float" office:value="4.951177">
            <text:p>4.95</text:p>
          </table:table-cell>
          <table:table-cell office:value-type="float" office:value="3.646896">
            <text:p>3.65</text:p>
          </table:table-cell>
          <table:table-cell office:value-type="float" office:value="1.999928">
            <text:p>2</text:p>
          </table:table-cell>
          <table:table-cell office:value-type="float" office:value="3.000045">
            <text:p>3</text:p>
          </table:table-cell>
          <table:table-cell office:value-type="float" office:value="3.073953">
            <text:p>3.07</text:p>
          </table:table-cell>
          <table:table-cell office:value-type="float" office:value="2.66084">
            <text:p>2.66</text:p>
          </table:table-cell>
          <table:table-cell office:value-type="float" office:value="0.019375">
            <text:p>0.02</text:p>
          </table:table-cell>
          <table:table-cell office:value-type="float" office:value="0.048823">
            <text:p>0.05</text:p>
          </table:table-cell>
          <table:table-cell office:value-type="float" office:value="1.353104">
            <text:p>1.35</text:p>
          </table:table-cell>
          <table:table-cell office:value-type="float" office:value="3.000072">
            <text:p>3</text:p>
          </table:table-cell>
          <table:table-cell office:value-type="float" office:value="1.599964">
            <text:p>1.6</text:p>
          </table:table-cell>
          <table:table-cell office:value-type="float" office:value="1.540837">
            <text:p>1.54</text:p>
          </table:table-cell>
          <table:table-cell office:value-type="float" office:value="1.871328">
            <text:p>1.87</text:p>
          </table:table-cell>
          <table:table-cell office:value-type="float" office:value="3.9845">
            <text:p>3.98</text:p>
          </table:table-cell>
          <table:table-cell office:value-type="float" office:value="3.960942">
            <text:p>3.96</text:p>
          </table:table-cell>
          <table:table-cell office:value-type="float" office:value="2.917517">
            <text:p>2.92</text:p>
          </table:table-cell>
          <table:table-cell office:value-type="float" office:value="1.599942">
            <text:p>1.6</text:p>
          </table:table-cell>
          <table:table-cell office:value-type="float" office:value="2.400036">
            <text:p>2.4</text:p>
          </table:table-cell>
          <table:table-cell office:value-type="float" office:value="2.459163">
            <text:p>2.46</text:p>
          </table:table-cell>
          <table:table-cell office:value-type="float" office:value="2.128672">
            <text:p>2.13</text:p>
          </table:table-cell>
          <table:table-cell office:value-type="float" office:value="0.0155">
            <text:p>0.02</text:p>
          </table:table-cell>
          <table:table-cell office:value-type="float" office:value="0.039058">
            <text:p>0.04</text:p>
          </table:table-cell>
          <table:table-cell office:value-type="float" office:value="1.082483">
            <text:p>1.08</text:p>
          </table:table-cell>
          <table:table-cell office:value-type="float" office:value="2.400058">
            <text:p>2.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52882712">
            <text:p>52882712</text:p>
          </table:table-cell>
          <table:table-cell office:value-type="float" office:value="61764352">
            <text:p>61764352</text:p>
          </table:table-cell>
          <table:table-cell office:value-type="float" office:value="55530">
            <text:p>55530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2549136">
            <text:p>52549136</text:p>
          </table:table-cell>
          <table:table-cell office:value-type="float" office:value="51380408">
            <text:p>51380408</text:p>
          </table:table-cell>
          <table:table-cell office:value-type="float" office:value="27752">
            <text:p>27752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333576">
            <text:p>333576</text:p>
          </table:table-cell>
          <table:table-cell office:value-type="float" office:value="10383944">
            <text:p>10383944</text:p>
          </table:table-cell>
          <table:table-cell office:value-type="float" office:value="27778">
            <text:p>27778</text:p>
          </table:table-cell>
          <table:table-cell office:value-type="float" office:value="2.998186">
            <text:p>3</text:p>
          </table:table-cell>
          <table:table-cell office:value-type="float" office:value="2.986954">
            <text:p>2.99</text:p>
          </table:table-cell>
          <table:table-cell office:value-type="float" office:value="3.150686">
            <text:p>3.15</text:p>
          </table:table-cell>
          <table:table-cell office:value-type="float" office:value="5.962062">
            <text:p>5.96</text:p>
          </table:table-cell>
          <table:table-cell office:value-type="float" office:value="5.962153">
            <text:p>5.96</text:p>
          </table:table-cell>
          <table:table-cell office:value-type="float" office:value="4.991268">
            <text:p>4.99</text:p>
          </table:table-cell>
          <table:table-cell office:value-type="float" office:value="2.998595">
            <text:p>3</text:p>
          </table:table-cell>
          <table:table-cell office:value-type="float" office:value="3.001814">
            <text:p>3</text:p>
          </table:table-cell>
          <table:table-cell office:value-type="float" office:value="3.013046">
            <text:p>3.01</text:p>
          </table:table-cell>
          <table:table-cell office:value-type="float" office:value="2.849314">
            <text:p>2.85</text:p>
          </table:table-cell>
          <table:table-cell office:value-type="float" office:value="0.037938">
            <text:p>0.04</text:p>
          </table:table-cell>
          <table:table-cell office:value-type="float" office:value="0.037847">
            <text:p>0.04</text:p>
          </table:table-cell>
          <table:table-cell office:value-type="float" office:value="1.008732">
            <text:p>1.01</text:p>
          </table:table-cell>
          <table:table-cell office:value-type="float" office:value="3.001405">
            <text:p>3</text:p>
          </table:table-cell>
          <table:table-cell office:value-type="float" office:value="1.99879">
            <text:p>2</text:p>
          </table:table-cell>
          <table:table-cell office:value-type="float" office:value="1.991303">
            <text:p>1.99</text:p>
          </table:table-cell>
          <table:table-cell office:value-type="float" office:value="2.100457">
            <text:p>2.1</text:p>
          </table:table-cell>
          <table:table-cell office:value-type="float" office:value="3.974708">
            <text:p>3.97</text:p>
          </table:table-cell>
          <table:table-cell office:value-type="float" office:value="3.974769">
            <text:p>3.97</text:p>
          </table:table-cell>
          <table:table-cell office:value-type="float" office:value="3.327512">
            <text:p>3.33</text:p>
          </table:table-cell>
          <table:table-cell office:value-type="float" office:value="1.999064">
            <text:p>2</text:p>
          </table:table-cell>
          <table:table-cell office:value-type="float" office:value="2.00121">
            <text:p>2</text:p>
          </table:table-cell>
          <table:table-cell office:value-type="float" office:value="2.008697">
            <text:p>2.01</text:p>
          </table:table-cell>
          <table:table-cell office:value-type="float" office:value="1.899543">
            <text:p>1.9</text:p>
          </table:table-cell>
          <table:table-cell office:value-type="float" office:value="0.025292">
            <text:p>0.03</text:p>
          </table:table-cell>
          <table:table-cell office:value-type="float" office:value="0.025231">
            <text:p>0.03</text:p>
          </table:table-cell>
          <table:table-cell office:value-type="float" office:value="0.672488">
            <text:p>0.67</text:p>
          </table:table-cell>
          <table:table-cell office:value-type="float" office:value="2.000936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68858670">
            <text:p>68858670</text:p>
          </table:table-cell>
          <table:table-cell office:value-type="float" office:value="233094740">
            <text:p>233094740</text:p>
          </table:table-cell>
          <table:table-cell office:value-type="float" office:value="74128">
            <text:p>74128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68606678">
            <text:p>68606678</text:p>
          </table:table-cell>
          <table:table-cell office:value-type="float" office:value="228391706">
            <text:p>228391706</text:p>
          </table:table-cell>
          <table:table-cell office:value-type="float" office:value="42356">
            <text:p>4235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251992">
            <text:p>251992</text:p>
          </table:table-cell>
          <table:table-cell office:value-type="float" office:value="4703034">
            <text:p>4703034</text:p>
          </table:table-cell>
          <table:table-cell office:value-type="float" office:value="31772">
            <text:p>31772</text:p>
          </table:table-cell>
          <table:table-cell office:value-type="float" office:value="3.999694">
            <text:p>4</text:p>
          </table:table-cell>
          <table:table-cell office:value-type="float" office:value="3.943758">
            <text:p>3.94</text:p>
          </table:table-cell>
          <table:table-cell office:value-type="float" office:value="3.838436">
            <text:p>3.84</text:p>
          </table:table-cell>
          <table:table-cell office:value-type="float" office:value="6.996579">
            <text:p>7</text:p>
          </table:table-cell>
          <table:table-cell office:value-type="float" office:value="6.974383">
            <text:p>6.97</text:p>
          </table:table-cell>
          <table:table-cell office:value-type="float" office:value="6.858765">
            <text:p>6.86</text:p>
          </table:table-cell>
          <table:table-cell office:value-type="float" office:value="3.99973">
            <text:p>4</text:p>
          </table:table-cell>
          <table:table-cell office:value-type="float" office:value="3.000306">
            <text:p>3</text:p>
          </table:table-cell>
          <table:table-cell office:value-type="float" office:value="3.056242">
            <text:p>3.06</text:p>
          </table:table-cell>
          <table:table-cell office:value-type="float" office:value="3.161564">
            <text:p>3.16</text:p>
          </table:table-cell>
          <table:table-cell office:value-type="float" office:value="0.003421">
            <text:p>0</text:p>
          </table:table-cell>
          <table:table-cell office:value-type="float" office:value="0.025617">
            <text:p>0.03</text:p>
          </table:table-cell>
          <table:table-cell office:value-type="float" office:value="0.141235">
            <text:p>0.14</text:p>
          </table:table-cell>
          <table:table-cell office:value-type="float" office:value="3.00027">
            <text:p>3</text:p>
          </table:table-cell>
          <table:table-cell office:value-type="float" office:value="2.285539">
            <text:p>2.29</text:p>
          </table:table-cell>
          <table:table-cell office:value-type="float" office:value="2.253576">
            <text:p>2.25</text:p>
          </table:table-cell>
          <table:table-cell office:value-type="float" office:value="2.193392">
            <text:p>2.19</text:p>
          </table:table-cell>
          <table:table-cell office:value-type="float" office:value="3.998045">
            <text:p>4</text:p>
          </table:table-cell>
          <table:table-cell office:value-type="float" office:value="3.985362">
            <text:p>3.99</text:p>
          </table:table-cell>
          <table:table-cell office:value-type="float" office:value="3.919294">
            <text:p>3.92</text:p>
          </table:table-cell>
          <table:table-cell office:value-type="float" office:value="2.28556">
            <text:p>2.29</text:p>
          </table:table-cell>
          <table:table-cell office:value-type="float" office:value="1.714461">
            <text:p>1.71</text:p>
          </table:table-cell>
          <table:table-cell office:value-type="float" office:value="1.746424">
            <text:p>1.75</text:p>
          </table:table-cell>
          <table:table-cell office:value-type="float" office:value="1.806608">
            <text:p>1.81</text:p>
          </table:table-cell>
          <table:table-cell office:value-type="float" office:value="0.001955">
            <text:p>0</text:p>
          </table:table-cell>
          <table:table-cell office:value-type="float" office:value="0.014638">
            <text:p>0.01</text:p>
          </table:table-cell>
          <table:table-cell office:value-type="float" office:value="0.080706">
            <text:p>0.08</text:p>
          </table:table-cell>
          <table:table-cell office:value-type="float" office:value="1.71444">
            <text:p>1.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96030168">
            <text:p>96030168</text:p>
          </table:table-cell>
          <table:table-cell office:value-type="float" office:value="230320600">
            <text:p>230320600</text:p>
          </table:table-cell>
          <table:table-cell office:value-type="float" office:value="72212">
            <text:p>72212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95834202">
            <text:p>95834202</text:p>
          </table:table-cell>
          <table:table-cell office:value-type="float" office:value="225912468">
            <text:p>225912468</text:p>
          </table:table-cell>
          <table:table-cell office:value-type="float" office:value="45130">
            <text:p>45130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195966">
            <text:p>195966</text:p>
          </table:table-cell>
          <table:table-cell office:value-type="float" office:value="4408132">
            <text:p>4408132</text:p>
          </table:table-cell>
          <table:table-cell office:value-type="float" office:value="27082">
            <text:p>27082</text:p>
          </table:table-cell>
          <table:table-cell office:value-type="float" office:value="4.999606">
            <text:p>5</text:p>
          </table:table-cell>
          <table:table-cell office:value-type="float" office:value="4.987492">
            <text:p>4.99</text:p>
          </table:table-cell>
          <table:table-cell office:value-type="float" office:value="4.721338">
            <text:p>4.72</text:p>
          </table:table-cell>
          <table:table-cell office:value-type="float" office:value="7.999136">
            <text:p>8</text:p>
          </table:table-cell>
          <table:table-cell office:value-type="float" office:value="7.983675">
            <text:p>7.98</text:p>
          </table:table-cell>
          <table:table-cell office:value-type="float" office:value="7.846887">
            <text:p>7.85</text:p>
          </table:table-cell>
          <table:table-cell office:value-type="float" office:value="4.999723">
            <text:p>5</text:p>
          </table:table-cell>
          <table:table-cell office:value-type="float" office:value="3.000394">
            <text:p>3</text:p>
          </table:table-cell>
          <table:table-cell office:value-type="float" office:value="3.012508">
            <text:p>3.01</text:p>
          </table:table-cell>
          <table:table-cell office:value-type="float" office:value="3.278662">
            <text:p>3.28</text:p>
          </table:table-cell>
          <table:table-cell office:value-type="float" office:value="0.000864">
            <text:p>0</text:p>
          </table:table-cell>
          <table:table-cell office:value-type="float" office:value="0.016325">
            <text:p>0.02</text:p>
          </table:table-cell>
          <table:table-cell office:value-type="float" office:value="0.153113">
            <text:p>0.15</text:p>
          </table:table-cell>
          <table:table-cell office:value-type="float" office:value="3.000277">
            <text:p>3</text:p>
          </table:table-cell>
          <table:table-cell office:value-type="float" office:value="2.499803">
            <text:p>2.5</text:p>
          </table:table-cell>
          <table:table-cell office:value-type="float" office:value="2.493746">
            <text:p>2.49</text:p>
          </table:table-cell>
          <table:table-cell office:value-type="float" office:value="2.360669">
            <text:p>2.36</text:p>
          </table:table-cell>
          <table:table-cell office:value-type="float" office:value="3.999568">
            <text:p>4</text:p>
          </table:table-cell>
          <table:table-cell office:value-type="float" office:value="3.991837">
            <text:p>3.99</text:p>
          </table:table-cell>
          <table:table-cell office:value-type="float" office:value="3.923444">
            <text:p>3.92</text:p>
          </table:table-cell>
          <table:table-cell office:value-type="float" office:value="2.499862">
            <text:p>2.5</text:p>
          </table:table-cell>
          <table:table-cell office:value-type="float" office:value="1.500197">
            <text:p>1.5</text:p>
          </table:table-cell>
          <table:table-cell office:value-type="float" office:value="1.506254">
            <text:p>1.51</text:p>
          </table:table-cell>
          <table:table-cell office:value-type="float" office:value="1.639331">
            <text:p>1.64</text:p>
          </table:table-cell>
          <table:table-cell office:value-type="float" office:value="0.000432">
            <text:p>0</text:p>
          </table:table-cell>
          <table:table-cell office:value-type="float" office:value="0.008163">
            <text:p>0.01</text:p>
          </table:table-cell>
          <table:table-cell office:value-type="float" office:value="0.076556">
            <text:p>0.08</text:p>
          </table:table-cell>
          <table:table-cell office:value-type="float" office:value="1.500138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109788426">
            <text:p>109788426</text:p>
          </table:table-cell>
          <table:table-cell office:value-type="float" office:value="287662200">
            <text:p>287662200</text:p>
          </table:table-cell>
          <table:table-cell office:value-type="float" office:value="77658">
            <text:p>77658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109611790">
            <text:p>109611790</text:p>
          </table:table-cell>
          <table:table-cell office:value-type="float" office:value="283328550">
            <text:p>283328550</text:p>
          </table:table-cell>
          <table:table-cell office:value-type="float" office:value="51770">
            <text:p>51770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176636">
            <text:p>176636</text:p>
          </table:table-cell>
          <table:table-cell office:value-type="float" office:value="4333650">
            <text:p>4333650</text:p>
          </table:table-cell>
          <table:table-cell office:value-type="float" office:value="25888">
            <text:p>25888</text:p>
          </table:table-cell>
          <table:table-cell office:value-type="float" office:value="6">
            <text:p>6</text:p>
          </table:table-cell>
          <table:table-cell office:value-type="float" office:value="5.97949">
            <text:p>5.98</text:p>
          </table:table-cell>
          <table:table-cell office:value-type="float" office:value="6.086458">
            <text:p>6.09</text:p>
          </table:table-cell>
          <table:table-cell office:value-type="float" office:value="8.999171">
            <text:p>9</text:p>
          </table:table-cell>
          <table:table-cell office:value-type="float" office:value="8.98552">
            <text:p>8.99</text:p>
          </table:table-cell>
          <table:table-cell office:value-type="float" office:value="8.864414">
            <text:p>8.86</text:p>
          </table:table-cell>
          <table:table-cell office:value-type="float" office:value="5.999768">
            <text:p>6</text:p>
          </table:table-cell>
          <table:table-cell office:value-type="float" office:value="3">
            <text:p>3</text:p>
          </table:table-cell>
          <table:table-cell office:value-type="float" office:value="3.02051">
            <text:p>3.02</text:p>
          </table:table-cell>
          <table:table-cell office:value-type="float" office:value="2.913542">
            <text:p>2.91</text:p>
          </table:table-cell>
          <table:table-cell office:value-type="float" office:value="0.000829">
            <text:p>0</text:p>
          </table:table-cell>
          <table:table-cell office:value-type="float" office:value="0.01448">
            <text:p>0.01</text:p>
          </table:table-cell>
          <table:table-cell office:value-type="float" office:value="0.135586">
            <text:p>0.14</text:p>
          </table:table-cell>
          <table:table-cell office:value-type="float" office:value="3.000232">
            <text:p>3</text:p>
          </table:table-cell>
          <table:table-cell office:value-type="float" office:value="2.666667">
            <text:p>2.67</text:p>
          </table:table-cell>
          <table:table-cell office:value-type="float" office:value="2.657551">
            <text:p>2.66</text:p>
          </table:table-cell>
          <table:table-cell office:value-type="float" office:value="2.705092">
            <text:p>2.71</text:p>
          </table:table-cell>
          <table:table-cell office:value-type="float" office:value="3.999631">
            <text:p>4</text:p>
          </table:table-cell>
          <table:table-cell office:value-type="float" office:value="3.993564">
            <text:p>3.99</text:p>
          </table:table-cell>
          <table:table-cell office:value-type="float" office:value="3.93974">
            <text:p>3.94</text:p>
          </table:table-cell>
          <table:table-cell office:value-type="float" office:value="2.666564">
            <text:p>2.67</text:p>
          </table:table-cell>
          <table:table-cell office:value-type="float" office:value="1.333333">
            <text:p>1.33</text:p>
          </table:table-cell>
          <table:table-cell office:value-type="float" office:value="1.342449">
            <text:p>1.34</text:p>
          </table:table-cell>
          <table:table-cell office:value-type="float" office:value="1.294908">
            <text:p>1.29</text:p>
          </table:table-cell>
          <table:table-cell office:value-type="float" office:value="0.000369">
            <text:p>0</text:p>
          </table:table-cell>
          <table:table-cell office:value-type="float" office:value="0.006436">
            <text:p>0.01</text:p>
          </table:table-cell>
          <table:table-cell office:value-type="float" office:value="0.06026">
            <text:p>0.06</text:p>
          </table:table-cell>
          <table:table-cell office:value-type="float" office:value="1.333436">
            <text:p>1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125632954">
            <text:p>125632954</text:p>
          </table:table-cell>
          <table:table-cell office:value-type="float" office:value="311756768">
            <text:p>311756768</text:p>
          </table:table-cell>
          <table:table-cell office:value-type="float" office:value="39742">
            <text:p>39742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125490918">
            <text:p>125490918</text:p>
          </table:table-cell>
          <table:table-cell office:value-type="float" office:value="308754940">
            <text:p>308754940</text:p>
          </table:table-cell>
          <table:table-cell office:value-type="float" office:value="27814">
            <text:p>27814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142036">
            <text:p>142036</text:p>
          </table:table-cell>
          <table:table-cell office:value-type="float" office:value="3001828">
            <text:p>3001828</text:p>
          </table:table-cell>
          <table:table-cell office:value-type="float" office:value="11928">
            <text:p>11928</text:p>
          </table:table-cell>
          <table:table-cell office:value-type="float" office:value="6.9839">
            <text:p>6.98</text:p>
          </table:table-cell>
          <table:table-cell office:value-type="float" office:value="6.914594">
            <text:p>6.91</text:p>
          </table:table-cell>
          <table:table-cell office:value-type="float" office:value="6.461429">
            <text:p>6.46</text:p>
          </table:table-cell>
          <table:table-cell office:value-type="float" office:value="9.999615">
            <text:p>10</text:p>
          </table:table-cell>
          <table:table-cell office:value-type="float" office:value="9.988694">
            <text:p>9.99</text:p>
          </table:table-cell>
          <table:table-cell office:value-type="float" office:value="9.903712">
            <text:p>9.9</text:p>
          </table:table-cell>
          <table:table-cell office:value-type="float" office:value="6.998641">
            <text:p>7</text:p>
          </table:table-cell>
          <table:table-cell office:value-type="float" office:value="3.0161">
            <text:p>3.02</text:p>
          </table:table-cell>
          <table:table-cell office:value-type="float" office:value="3.085406">
            <text:p>3.09</text:p>
          </table:table-cell>
          <table:table-cell office:value-type="float" office:value="3.538571">
            <text:p>3.54</text:p>
          </table:table-cell>
          <table:table-cell office:value-type="float" office:value="0.000385">
            <text:p>0</text:p>
          </table:table-cell>
          <table:table-cell office:value-type="float" office:value="0.011306">
            <text:p>0.01</text:p>
          </table:table-cell>
          <table:table-cell office:value-type="float" office:value="0.096288">
            <text:p>0.1</text:p>
          </table:table-cell>
          <table:table-cell office:value-type="float" office:value="3.001359">
            <text:p>3</text:p>
          </table:table-cell>
          <table:table-cell office:value-type="float" office:value="2.79356">
            <text:p>2.79</text:p>
          </table:table-cell>
          <table:table-cell office:value-type="float" office:value="2.765838">
            <text:p>2.77</text:p>
          </table:table-cell>
          <table:table-cell office:value-type="float" office:value="2.584572">
            <text:p>2.58</text:p>
          </table:table-cell>
          <table:table-cell office:value-type="float" office:value="3.999846">
            <text:p>4</text:p>
          </table:table-cell>
          <table:table-cell office:value-type="float" office:value="3.995478">
            <text:p>4</text:p>
          </table:table-cell>
          <table:table-cell office:value-type="float" office:value="3.961485">
            <text:p>3.96</text:p>
          </table:table-cell>
          <table:table-cell office:value-type="float" office:value="2.799456">
            <text:p>2.8</text:p>
          </table:table-cell>
          <table:table-cell office:value-type="float" office:value="1.20644">
            <text:p>1.21</text:p>
          </table:table-cell>
          <table:table-cell office:value-type="float" office:value="1.234162">
            <text:p>1.23</text:p>
          </table:table-cell>
          <table:table-cell office:value-type="float" office:value="1.415428">
            <text:p>1.42</text:p>
          </table:table-cell>
          <table:table-cell office:value-type="float" office:value="0.000154">
            <text:p>0</text:p>
          </table:table-cell>
          <table:table-cell office:value-type="float" office:value="0.004522">
            <text:p>0</text:p>
          </table:table-cell>
          <table:table-cell office:value-type="float" office:value="0.038515">
            <text:p>0.04</text:p>
          </table:table-cell>
          <table:table-cell office:value-type="float" office:value="1.200544">
            <text:p>1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341681504">
            <text:p>341681504</text:p>
          </table:table-cell>
          <table:table-cell office:value-type="float" office:value="745929510">
            <text:p>745929510</text:p>
          </table:table-cell>
          <table:table-cell office:value-type="float" office:value="74350">
            <text:p>74350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341576800">
            <text:p>341576800</text:p>
          </table:table-cell>
          <table:table-cell office:value-type="float" office:value="745788866">
            <text:p>745788866</text:p>
          </table:table-cell>
          <table:table-cell office:value-type="float" office:value="54070">
            <text:p>54070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04704">
            <text:p>104704</text:p>
          </table:table-cell>
          <table:table-cell office:value-type="float" office:value="140644">
            <text:p>140644</text:p>
          </table:table-cell>
          <table:table-cell office:value-type="float" office:value="20280">
            <text:p>20280</text:p>
          </table:table-cell>
          <table:table-cell office:value-type="float" office:value="7.997216">
            <text:p>8</text:p>
          </table:table-cell>
          <table:table-cell office:value-type="float" office:value="8.062799">
            <text:p>8.06</text:p>
          </table:table-cell>
          <table:table-cell office:value-type="float" office:value="8.803692">
            <text:p>8.8</text:p>
          </table:table-cell>
          <table:table-cell office:value-type="float" office:value="10.999666">
            <text:p>11</text:p>
          </table:table-cell>
          <table:table-cell office:value-type="float" office:value="10.996629">
            <text:p>11</text:p>
          </table:table-cell>
          <table:table-cell office:value-type="float" office:value="10.997926">
            <text:p>11</text:p>
          </table:table-cell>
          <table:table-cell office:value-type="float" office:value="7.999597">
            <text:p>8</text:p>
          </table:table-cell>
          <table:table-cell office:value-type="float" office:value="3.002784">
            <text:p>3</text:p>
          </table:table-cell>
          <table:table-cell office:value-type="float" office:value="2.937201">
            <text:p>2.94</text:p>
          </table:table-cell>
          <table:table-cell office:value-type="float" office:value="2.196308">
            <text:p>2.2</text:p>
          </table:table-cell>
          <table:table-cell office:value-type="float" office:value="0.000334">
            <text:p>0</text:p>
          </table:table-cell>
          <table:table-cell office:value-type="float" office:value="0.003371">
            <text:p>0</text:p>
          </table:table-cell>
          <table:table-cell office:value-type="float" office:value="0.002074">
            <text:p>0</text:p>
          </table:table-cell>
          <table:table-cell office:value-type="float" office:value="3.000403">
            <text:p>3</text:p>
          </table:table-cell>
          <table:table-cell office:value-type="float" office:value="2.908078">
            <text:p>2.91</text:p>
          </table:table-cell>
          <table:table-cell office:value-type="float" office:value="2.931927">
            <text:p>2.93</text:p>
          </table:table-cell>
          <table:table-cell office:value-type="float" office:value="3.201343">
            <text:p>3.2</text:p>
          </table:table-cell>
          <table:table-cell office:value-type="float" office:value="3.999878">
            <text:p>4</text:p>
          </table:table-cell>
          <table:table-cell office:value-type="float" office:value="3.998774">
            <text:p>4</text:p>
          </table:table-cell>
          <table:table-cell office:value-type="float" office:value="3.999246">
            <text:p>4</text:p>
          </table:table-cell>
          <table:table-cell office:value-type="float" office:value="2.908944">
            <text:p>2.91</text:p>
          </table:table-cell>
          <table:table-cell office:value-type="float" office:value="1.091922">
            <text:p>1.09</text:p>
          </table:table-cell>
          <table:table-cell office:value-type="float" office:value="1.068073">
            <text:p>1.07</text:p>
          </table:table-cell>
          <table:table-cell office:value-type="float" office:value="0.798657">
            <text:p>0.8</text:p>
          </table:table-cell>
          <table:table-cell office:value-type="float" office:value="0.000122">
            <text:p>0</text:p>
          </table:table-cell>
          <table:table-cell office:value-type="float" office:value="0.001226">
            <text:p>0</text:p>
          </table:table-cell>
          <table:table-cell office:value-type="float" office:value="0.000754">
            <text:p>0</text:p>
          </table:table-cell>
          <table:table-cell office:value-type="float" office:value="1.091056">
            <text:p>1.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353544874">
            <text:p>353544874</text:p>
          </table:table-cell>
          <table:table-cell office:value-type="float" office:value="739047658">
            <text:p>739047658</text:p>
          </table:table-cell>
          <table:table-cell office:value-type="float" office:value="68306">
            <text:p>68306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353439434">
            <text:p>353439434</text:p>
          </table:table-cell>
          <table:table-cell office:value-type="float" office:value="738989488">
            <text:p>738989488</text:p>
          </table:table-cell>
          <table:table-cell office:value-type="float" office:value="51228">
            <text:p>51228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105440">
            <text:p>105440</text:p>
          </table:table-cell>
          <table:table-cell office:value-type="float" office:value="58170">
            <text:p>58170</text:p>
          </table:table-cell>
          <table:table-cell office:value-type="float" office:value="17078">
            <text:p>17078</text:p>
          </table:table-cell>
          <table:table-cell office:value-type="float" office:value="8.995123">
            <text:p>9</text:p>
          </table:table-cell>
          <table:table-cell office:value-type="float" office:value="9.04157">
            <text:p>9.04</text:p>
          </table:table-cell>
          <table:table-cell office:value-type="float" office:value="9.592999">
            <text:p>9.59</text:p>
          </table:table-cell>
          <table:table-cell office:value-type="float" office:value="11.961286">
            <text:p>11.96</text:p>
          </table:table-cell>
          <table:table-cell office:value-type="float" office:value="11.996421">
            <text:p>12</text:p>
          </table:table-cell>
          <table:table-cell office:value-type="float" office:value="11.999055">
            <text:p>12</text:p>
          </table:table-cell>
          <table:table-cell office:value-type="float" office:value="8.999736">
            <text:p>9</text:p>
          </table:table-cell>
          <table:table-cell office:value-type="float" office:value="3.004877">
            <text:p>3</text:p>
          </table:table-cell>
          <table:table-cell office:value-type="float" office:value="2.95843">
            <text:p>2.96</text:p>
          </table:table-cell>
          <table:table-cell office:value-type="float" office:value="2.407001">
            <text:p>2.41</text:p>
          </table:table-cell>
          <table:table-cell office:value-type="float" office:value="0.038714">
            <text:p>0.04</text:p>
          </table:table-cell>
          <table:table-cell office:value-type="float" office:value="0.003579">
            <text:p>0</text:p>
          </table:table-cell>
          <table:table-cell office:value-type="float" office:value="0.000945">
            <text:p>0</text:p>
          </table:table-cell>
          <table:table-cell office:value-type="float" office:value="3.000264">
            <text:p>3</text:p>
          </table:table-cell>
          <table:table-cell office:value-type="float" office:value="2.998374">
            <text:p>3</text:p>
          </table:table-cell>
          <table:table-cell office:value-type="float" office:value="3.013857">
            <text:p>3.01</text:p>
          </table:table-cell>
          <table:table-cell office:value-type="float" office:value="3.197666">
            <text:p>3.2</text:p>
          </table:table-cell>
          <table:table-cell office:value-type="float" office:value="3.987095">
            <text:p>3.99</text:p>
          </table:table-cell>
          <table:table-cell office:value-type="float" office:value="3.998807">
            <text:p>4</text:p>
          </table:table-cell>
          <table:table-cell office:value-type="float" office:value="3.999685">
            <text:p>4</text:p>
          </table:table-cell>
          <table:table-cell office:value-type="float" office:value="2.999912">
            <text:p>3</text:p>
          </table:table-cell>
          <table:table-cell office:value-type="float" office:value="1.001626">
            <text:p>1</text:p>
          </table:table-cell>
          <table:table-cell office:value-type="float" office:value="0.986143">
            <text:p>0.99</text:p>
          </table:table-cell>
          <table:table-cell office:value-type="float" office:value="0.802334">
            <text:p>0.8</text:p>
          </table:table-cell>
          <table:table-cell office:value-type="float" office:value="0.012905">
            <text:p>0.01</text:p>
          </table:table-cell>
          <table:table-cell office:value-type="float" office:value="0.001193">
            <text:p>0</text:p>
          </table:table-cell>
          <table:table-cell office:value-type="float" office:value="0.000315">
            <text:p>0</text:p>
          </table:table-cell>
          <table:table-cell office:value-type="float" office:value="1.000088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377126428">
            <text:p>377126428</text:p>
          </table:table-cell>
          <table:table-cell office:value-type="float" office:value="794984180">
            <text:p>794984180</text:p>
          </table:table-cell>
          <table:table-cell office:value-type="float" office:value="78024">
            <text:p>78024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377028366">
            <text:p>377028366</text:p>
          </table:table-cell>
          <table:table-cell office:value-type="float" office:value="794941746">
            <text:p>794941746</text:p>
          </table:table-cell>
          <table:table-cell office:value-type="float" office:value="60016">
            <text:p>60016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98062">
            <text:p>98062</text:p>
          </table:table-cell>
          <table:table-cell office:value-type="float" office:value="42434">
            <text:p>42434</text:p>
          </table:table-cell>
          <table:table-cell office:value-type="float" office:value="18008">
            <text:p>18008</text:p>
          </table:table-cell>
          <table:table-cell office:value-type="float" office:value="9.998613">
            <text:p>10</text:p>
          </table:table-cell>
          <table:table-cell office:value-type="float" office:value="9.98114">
            <text:p>9.98</text:p>
          </table:table-cell>
          <table:table-cell office:value-type="float" office:value="9.522065">
            <text:p>9.52</text:p>
          </table:table-cell>
          <table:table-cell office:value-type="float" office:value="12.999646">
            <text:p>13</text:p>
          </table:table-cell>
          <table:table-cell office:value-type="float" office:value="12.99662">
            <text:p>13</text:p>
          </table:table-cell>
          <table:table-cell office:value-type="float" office:value="12.999306">
            <text:p>13</text:p>
          </table:table-cell>
          <table:table-cell office:value-type="float" office:value="9.99959">
            <text:p>10</text:p>
          </table:table-cell>
          <table:table-cell office:value-type="float" office:value="3.001387">
            <text:p>3</text:p>
          </table:table-cell>
          <table:table-cell office:value-type="float" office:value="3.01886">
            <text:p>3.02</text:p>
          </table:table-cell>
          <table:table-cell office:value-type="float" office:value="3.477935">
            <text:p>3.48</text:p>
          </table:table-cell>
          <table:table-cell office:value-type="float" office:value="0.000354">
            <text:p>0</text:p>
          </table:table-cell>
          <table:table-cell office:value-type="float" office:value="0.00338">
            <text:p>0</text:p>
          </table:table-cell>
          <table:table-cell office:value-type="float" office:value="0.000694">
            <text:p>0</text:p>
          </table:table-cell>
          <table:table-cell office:value-type="float" office:value="3.00041">
            <text:p>3</text:p>
          </table:table-cell>
          <table:table-cell office:value-type="float" office:value="3.076496">
            <text:p>3.08</text:p>
          </table:table-cell>
          <table:table-cell office:value-type="float" office:value="3.07112">
            <text:p>3.07</text:p>
          </table:table-cell>
          <table:table-cell office:value-type="float" office:value="2.929866">
            <text:p>2.93</text:p>
          </table:table-cell>
          <table:table-cell office:value-type="float" office:value="3.999891">
            <text:p>4</text:p>
          </table:table-cell>
          <table:table-cell office:value-type="float" office:value="3.99896">
            <text:p>4</text:p>
          </table:table-cell>
          <table:table-cell office:value-type="float" office:value="3.999786">
            <text:p>4</text:p>
          </table:table-cell>
          <table:table-cell office:value-type="float" office:value="3.076797">
            <text:p>3.08</text:p>
          </table:table-cell>
          <table:table-cell office:value-type="float" office:value="0.923504">
            <text:p>0.92</text:p>
          </table:table-cell>
          <table:table-cell office:value-type="float" office:value="0.92888">
            <text:p>0.93</text:p>
          </table:table-cell>
          <table:table-cell office:value-type="float" office:value="1.070134">
            <text:p>1.07</text:p>
          </table:table-cell>
          <table:table-cell office:value-type="float" office:value="0.000109">
            <text:p>0</text:p>
          </table:table-cell>
          <table:table-cell office:value-type="float" office:value="0.00104">
            <text:p>0</text:p>
          </table:table-cell>
          <table:table-cell office:value-type="float" office:value="0.000214">
            <text:p>0</text:p>
          </table:table-cell>
          <table:table-cell office:value-type="float" office:value="0.923203">
            <text:p>0.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403732134">
            <text:p>403732134</text:p>
          </table:table-cell>
          <table:table-cell office:value-type="float" office:value="790659126">
            <text:p>790659126</text:p>
          </table:table-cell>
          <table:table-cell office:value-type="float" office:value="140206">
            <text:p>140206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403635962">
            <text:p>403635962</text:p>
          </table:table-cell>
          <table:table-cell office:value-type="float" office:value="790625860">
            <text:p>790625860</text:p>
          </table:table-cell>
          <table:table-cell office:value-type="float" office:value="110158">
            <text:p>110158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96172">
            <text:p>96172</text:p>
          </table:table-cell>
          <table:table-cell office:value-type="float" office:value="33266">
            <text:p>33266</text:p>
          </table:table-cell>
          <table:table-cell office:value-type="float" office:value="30048">
            <text:p>30048</text:p>
          </table:table-cell>
          <table:table-cell office:value-type="float" office:value="10.997204">
            <text:p>11</text:p>
          </table:table-cell>
          <table:table-cell office:value-type="float" office:value="10.926483">
            <text:p>10.93</text:p>
          </table:table-cell>
          <table:table-cell office:value-type="float" office:value="11.519164">
            <text:p>11.52</text:p>
          </table:table-cell>
          <table:table-cell office:value-type="float" office:value="13.999771">
            <text:p>14</text:p>
          </table:table-cell>
          <table:table-cell office:value-type="float" office:value="13.996665">
            <text:p>14</text:p>
          </table:table-cell>
          <table:table-cell office:value-type="float" office:value="13.999411">
            <text:p>14</text:p>
          </table:table-cell>
          <table:table-cell office:value-type="float" office:value="10.999615">
            <text:p>11</text:p>
          </table:table-cell>
          <table:table-cell office:value-type="float" office:value="3.002796">
            <text:p>3</text:p>
          </table:table-cell>
          <table:table-cell office:value-type="float" office:value="3.073517">
            <text:p>3.07</text:p>
          </table:table-cell>
          <table:table-cell office:value-type="float" office:value="2.480836">
            <text:p>2.48</text:p>
          </table:table-cell>
          <table:table-cell office:value-type="float" office:value="0.000229">
            <text:p>0</text:p>
          </table:table-cell>
          <table:table-cell office:value-type="float" office:value="0.003335">
            <text:p>0</text:p>
          </table:table-cell>
          <table:table-cell office:value-type="float" office:value="0.000589">
            <text:p>0</text:p>
          </table:table-cell>
          <table:table-cell office:value-type="float" office:value="3.000385">
            <text:p>3</text:p>
          </table:table-cell>
          <table:table-cell office:value-type="float" office:value="3.142058">
            <text:p>3.14</text:p>
          </table:table-cell>
          <table:table-cell office:value-type="float" office:value="3.121852">
            <text:p>3.12</text:p>
          </table:table-cell>
          <table:table-cell office:value-type="float" office:value="3.29119">
            <text:p>3.29</text:p>
          </table:table-cell>
          <table:table-cell office:value-type="float" office:value="3.999934">
            <text:p>4</text:p>
          </table:table-cell>
          <table:table-cell office:value-type="float" office:value="3.999047">
            <text:p>4</text:p>
          </table:table-cell>
          <table:table-cell office:value-type="float" office:value="3.999832">
            <text:p>4</text:p>
          </table:table-cell>
          <table:table-cell office:value-type="float" office:value="3.142747">
            <text:p>3.14</text:p>
          </table:table-cell>
          <table:table-cell office:value-type="float" office:value="0.857942">
            <text:p>0.86</text:p>
          </table:table-cell>
          <table:table-cell office:value-type="float" office:value="0.878148">
            <text:p>0.88</text:p>
          </table:table-cell>
          <table:table-cell office:value-type="float" office:value="0.70881">
            <text:p>0.71</text:p>
          </table:table-cell>
          <table:table-cell office:value-type="float" office:value="0.000066">
            <text:p>0</text:p>
          </table:table-cell>
          <table:table-cell office:value-type="float" office:value="0.000953">
            <text:p>0</text:p>
          </table:table-cell>
          <table:table-cell office:value-type="float" office:value="0.000168">
            <text:p>0</text:p>
          </table:table-cell>
          <table:table-cell office:value-type="float" office:value="0.857253">
            <text:p>0.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470358">
            <text:p>14470358</text:p>
          </table:table-cell>
          <table:table-cell office:value-type="float" office:value="14305026">
            <text:p>14305026</text:p>
          </table:table-cell>
          <table:table-cell office:value-type="float" office:value="39188">
            <text:p>39188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13604594">
            <text:p>13604594</text:p>
          </table:table-cell>
          <table:table-cell office:value-type="float" office:value="3850304">
            <text:p>3850304</text:p>
          </table:table-cell>
          <table:table-cell office:value-type="float" office:value="7836">
            <text:p>7836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865764">
            <text:p>865764</text:p>
          </table:table-cell>
          <table:table-cell office:value-type="float" office:value="10454722">
            <text:p>10454722</text:p>
          </table:table-cell>
          <table:table-cell office:value-type="float" office:value="31352">
            <text:p>31352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41599618">
            <text:p>41599618</text:p>
          </table:table-cell>
          <table:table-cell office:value-type="float" office:value="29748022">
            <text:p>29748022</text:p>
          </table:table-cell>
          <table:table-cell office:value-type="float" office:value="60512">
            <text:p>60512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41019074">
            <text:p>41019074</text:p>
          </table:table-cell>
          <table:table-cell office:value-type="float" office:value="20225230">
            <text:p>20225230</text:p>
          </table:table-cell>
          <table:table-cell office:value-type="float" office:value="20168">
            <text:p>20168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580544">
            <text:p>580544</text:p>
          </table:table-cell>
          <table:table-cell office:value-type="float" office:value="9522792">
            <text:p>9522792</text:p>
          </table:table-cell>
          <table:table-cell office:value-type="float" office:value="40344">
            <text:p>40344</text:p>
          </table:table-cell>
          <table:table-cell office:value-type="float" office:value="1.999922">
            <text:p>2</text:p>
          </table:table-cell>
          <table:table-cell office:value-type="float" office:value="2.045543">
            <text:p>2.05</text:p>
          </table:table-cell>
          <table:table-cell office:value-type="float" office:value="1.429101">
            <text:p>1.43</text:p>
          </table:table-cell>
          <table:table-cell office:value-type="float" office:value="5.978923">
            <text:p>5.98</text:p>
          </table:table-cell>
          <table:table-cell office:value-type="float" office:value="5.916267">
            <text:p>5.92</text:p>
          </table:table-cell>
          <table:table-cell office:value-type="float" office:value="4.079309">
            <text:p>4.08</text:p>
          </table:table-cell>
          <table:table-cell office:value-type="float" office:value="1.999736">
            <text:p>2</text:p>
          </table:table-cell>
          <table:table-cell office:value-type="float" office:value="4.000078">
            <text:p>4</text:p>
          </table:table-cell>
          <table:table-cell office:value-type="float" office:value="3.954457">
            <text:p>3.95</text:p>
          </table:table-cell>
          <table:table-cell office:value-type="float" office:value="4.570899">
            <text:p>4.57</text:p>
          </table:table-cell>
          <table:table-cell office:value-type="float" office:value="0.021077">
            <text:p>0.02</text:p>
          </table:table-cell>
          <table:table-cell office:value-type="float" office:value="0.083733">
            <text:p>0.08</text:p>
          </table:table-cell>
          <table:table-cell office:value-type="float" office:value="1.920691">
            <text:p>1.92</text:p>
          </table:table-cell>
          <table:table-cell office:value-type="float" office:value="4.000264">
            <text:p>4</text:p>
          </table:table-cell>
          <table:table-cell office:value-type="float" office:value="1.666601">
            <text:p>1.67</text:p>
          </table:table-cell>
          <table:table-cell office:value-type="float" office:value="1.704619">
            <text:p>1.7</text:p>
          </table:table-cell>
          <table:table-cell office:value-type="float" office:value="1.190918">
            <text:p>1.19</text:p>
          </table:table-cell>
          <table:table-cell office:value-type="float" office:value="4.982436">
            <text:p>4.98</text:p>
          </table:table-cell>
          <table:table-cell office:value-type="float" office:value="4.930222">
            <text:p>4.93</text:p>
          </table:table-cell>
          <table:table-cell office:value-type="float" office:value="3.399424">
            <text:p>3.4</text:p>
          </table:table-cell>
          <table:table-cell office:value-type="float" office:value="1.666446">
            <text:p>1.67</text:p>
          </table:table-cell>
          <table:table-cell office:value-type="float" office:value="3.333399">
            <text:p>3.33</text:p>
          </table:table-cell>
          <table:table-cell office:value-type="float" office:value="3.295381">
            <text:p>3.3</text:p>
          </table:table-cell>
          <table:table-cell office:value-type="float" office:value="3.809082">
            <text:p>3.81</text:p>
          </table:table-cell>
          <table:table-cell office:value-type="float" office:value="0.017564">
            <text:p>0.02</text:p>
          </table:table-cell>
          <table:table-cell office:value-type="float" office:value="0.069778">
            <text:p>0.07</text:p>
          </table:table-cell>
          <table:table-cell office:value-type="float" office:value="1.600576">
            <text:p>1.6</text:p>
          </table:table-cell>
          <table:table-cell office:value-type="float" office:value="3.333554">
            <text:p>3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564668">
            <text:p>53564668</text:p>
          </table:table-cell>
          <table:table-cell office:value-type="float" office:value="53441490">
            <text:p>53441490</text:p>
          </table:table-cell>
          <table:table-cell office:value-type="float" office:value="65246">
            <text:p>65246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53238936">
            <text:p>53238936</text:p>
          </table:table-cell>
          <table:table-cell office:value-type="float" office:value="46184748">
            <text:p>46184748</text:p>
          </table:table-cell>
          <table:table-cell office:value-type="float" office:value="27960">
            <text:p>27960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325732">
            <text:p>325732</text:p>
          </table:table-cell>
          <table:table-cell office:value-type="float" office:value="7256742">
            <text:p>7256742</text:p>
          </table:table-cell>
          <table:table-cell office:value-type="float" office:value="37286">
            <text:p>37286</text:p>
          </table:table-cell>
          <table:table-cell office:value-type="float" office:value="2.999694">
            <text:p>3</text:p>
          </table:table-cell>
          <table:table-cell office:value-type="float" office:value="2.94443">
            <text:p>2.94</text:p>
          </table:table-cell>
          <table:table-cell office:value-type="float" office:value="2.516033">
            <text:p>2.52</text:p>
          </table:table-cell>
          <table:table-cell office:value-type="float" office:value="6.983347">
            <text:p>6.98</text:p>
          </table:table-cell>
          <table:table-cell office:value-type="float" office:value="6.957432">
            <text:p>6.96</text:p>
          </table:table-cell>
          <table:table-cell office:value-type="float" office:value="6.04948">
            <text:p>6.05</text:p>
          </table:table-cell>
          <table:table-cell office:value-type="float" office:value="2.999724">
            <text:p>3</text:p>
          </table:table-cell>
          <table:table-cell office:value-type="float" office:value="4.000306">
            <text:p>4</text:p>
          </table:table-cell>
          <table:table-cell office:value-type="float" office:value="4.05557">
            <text:p>4.06</text:p>
          </table:table-cell>
          <table:table-cell office:value-type="float" office:value="4.483967">
            <text:p>4.48</text:p>
          </table:table-cell>
          <table:table-cell office:value-type="float" office:value="0.016653">
            <text:p>0.02</text:p>
          </table:table-cell>
          <table:table-cell office:value-type="float" office:value="0.042568">
            <text:p>0.04</text:p>
          </table:table-cell>
          <table:table-cell office:value-type="float" office:value="0.95052">
            <text:p>0.95</text:p>
          </table:table-cell>
          <table:table-cell office:value-type="float" office:value="4.000276">
            <text:p>4</text:p>
          </table:table-cell>
          <table:table-cell office:value-type="float" office:value="2.142638">
            <text:p>2.14</text:p>
          </table:table-cell>
          <table:table-cell office:value-type="float" office:value="2.103164">
            <text:p>2.1</text:p>
          </table:table-cell>
          <table:table-cell office:value-type="float" office:value="1.797167">
            <text:p>1.8</text:p>
          </table:table-cell>
          <table:table-cell office:value-type="float" office:value="4.988105">
            <text:p>4.99</text:p>
          </table:table-cell>
          <table:table-cell office:value-type="float" office:value="4.969595">
            <text:p>4.97</text:p>
          </table:table-cell>
          <table:table-cell office:value-type="float" office:value="4.321057">
            <text:p>4.32</text:p>
          </table:table-cell>
          <table:table-cell office:value-type="float" office:value="2.14266">
            <text:p>2.14</text:p>
          </table:table-cell>
          <table:table-cell office:value-type="float" office:value="2.857362">
            <text:p>2.86</text:p>
          </table:table-cell>
          <table:table-cell office:value-type="float" office:value="2.896836">
            <text:p>2.9</text:p>
          </table:table-cell>
          <table:table-cell office:value-type="float" office:value="3.202833">
            <text:p>3.2</text:p>
          </table:table-cell>
          <table:table-cell office:value-type="float" office:value="0.011895">
            <text:p>0.01</text:p>
          </table:table-cell>
          <table:table-cell office:value-type="float" office:value="0.030405">
            <text:p>0.03</text:p>
          </table:table-cell>
          <table:table-cell office:value-type="float" office:value="0.678943">
            <text:p>0.68</text:p>
          </table:table-cell>
          <table:table-cell office:value-type="float" office:value="2.85734">
            <text:p>2.8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65991848">
            <text:p>65991848</text:p>
          </table:table-cell>
          <table:table-cell office:value-type="float" office:value="143431524">
            <text:p>143431524</text:p>
          </table:table-cell>
          <table:table-cell office:value-type="float" office:value="58422">
            <text:p>58422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65729884">
            <text:p>65729884</text:p>
          </table:table-cell>
          <table:table-cell office:value-type="float" office:value="136842272">
            <text:p>136842272</text:p>
          </table:table-cell>
          <table:table-cell office:value-type="float" office:value="29212">
            <text:p>29212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261964">
            <text:p>261964</text:p>
          </table:table-cell>
          <table:table-cell office:value-type="float" office:value="6589252">
            <text:p>6589252</text:p>
          </table:table-cell>
          <table:table-cell office:value-type="float" office:value="29210">
            <text:p>29210</text:p>
          </table:table-cell>
          <table:table-cell office:value-type="float" office:value="3.99935">
            <text:p>4</text:p>
          </table:table-cell>
          <table:table-cell office:value-type="float" office:value="3.966918">
            <text:p>3.97</text:p>
          </table:table-cell>
          <table:table-cell office:value-type="float" office:value="2.882669">
            <text:p>2.88</text:p>
          </table:table-cell>
          <table:table-cell office:value-type="float" office:value="7.998778">
            <text:p>8</text:p>
          </table:table-cell>
          <table:table-cell office:value-type="float" office:value="7.968243">
            <text:p>7.97</text:p>
          </table:table-cell>
          <table:table-cell office:value-type="float" office:value="7.63248">
            <text:p>7.63</text:p>
          </table:table-cell>
          <table:table-cell office:value-type="float" office:value="4.000137">
            <text:p>4</text:p>
          </table:table-cell>
          <table:table-cell office:value-type="float" office:value="4.00065">
            <text:p>4</text:p>
          </table:table-cell>
          <table:table-cell office:value-type="float" office:value="4.033082">
            <text:p>4.03</text:p>
          </table:table-cell>
          <table:table-cell office:value-type="float" office:value="5.117331">
            <text:p>5.12</text:p>
          </table:table-cell>
          <table:table-cell office:value-type="float" office:value="0.001222">
            <text:p>0</text:p>
          </table:table-cell>
          <table:table-cell office:value-type="float" office:value="0.031757">
            <text:p>0.03</text:p>
          </table:table-cell>
          <table:table-cell office:value-type="float" office:value="0.36752">
            <text:p>0.37</text:p>
          </table:table-cell>
          <table:table-cell office:value-type="float" office:value="3.999863">
            <text:p>4</text:p>
          </table:table-cell>
          <table:table-cell office:value-type="float" office:value="2.499594">
            <text:p>2.5</text:p>
          </table:table-cell>
          <table:table-cell office:value-type="float" office:value="2.479323">
            <text:p>2.48</text:p>
          </table:table-cell>
          <table:table-cell office:value-type="float" office:value="1.801668">
            <text:p>1.8</text:p>
          </table:table-cell>
          <table:table-cell office:value-type="float" office:value="4.999236">
            <text:p>5</text:p>
          </table:table-cell>
          <table:table-cell office:value-type="float" office:value="4.980152">
            <text:p>4.98</text:p>
          </table:table-cell>
          <table:table-cell office:value-type="float" office:value="4.7703">
            <text:p>4.77</text:p>
          </table:table-cell>
          <table:table-cell office:value-type="float" office:value="2.500086">
            <text:p>2.5</text:p>
          </table:table-cell>
          <table:table-cell office:value-type="float" office:value="2.500406">
            <text:p>2.5</text:p>
          </table:table-cell>
          <table:table-cell office:value-type="float" office:value="2.520677">
            <text:p>2.52</text:p>
          </table:table-cell>
          <table:table-cell office:value-type="float" office:value="3.198332">
            <text:p>3.2</text:p>
          </table:table-cell>
          <table:table-cell office:value-type="float" office:value="0.000764">
            <text:p>0</text:p>
          </table:table-cell>
          <table:table-cell office:value-type="float" office:value="0.019848">
            <text:p>0.02</text:p>
          </table:table-cell>
          <table:table-cell office:value-type="float" office:value="0.2297">
            <text:p>0.23</text:p>
          </table:table-cell>
          <table:table-cell office:value-type="float" office:value="2.499914">
            <text:p>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107240068">
            <text:p>107240068</text:p>
          </table:table-cell>
          <table:table-cell office:value-type="float" office:value="248276888">
            <text:p>248276888</text:p>
          </table:table-cell>
          <table:table-cell office:value-type="float" office:value="74798">
            <text:p>74798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107052780">
            <text:p>107052780</text:p>
          </table:table-cell>
          <table:table-cell office:value-type="float" office:value="243430344">
            <text:p>243430344</text:p>
          </table:table-cell>
          <table:table-cell office:value-type="float" office:value="41550">
            <text:p>41550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187288">
            <text:p>187288</text:p>
          </table:table-cell>
          <table:table-cell office:value-type="float" office:value="4846544">
            <text:p>4846544</text:p>
          </table:table-cell>
          <table:table-cell office:value-type="float" office:value="33248">
            <text:p>33248</text:p>
          </table:table-cell>
          <table:table-cell office:value-type="float" office:value="4.997187">
            <text:p>5</text:p>
          </table:table-cell>
          <table:table-cell office:value-type="float" office:value="5.011898">
            <text:p>5.01</text:p>
          </table:table-cell>
          <table:table-cell office:value-type="float" office:value="5.319198">
            <text:p>5.32</text:p>
          </table:table-cell>
          <table:table-cell office:value-type="float" office:value="8.987639">
            <text:p>8.99</text:p>
          </table:table-cell>
          <table:table-cell office:value-type="float" office:value="8.984282">
            <text:p>8.98</text:p>
          </table:table-cell>
          <table:table-cell office:value-type="float" office:value="8.824314">
            <text:p>8.82</text:p>
          </table:table-cell>
          <table:table-cell office:value-type="float" office:value="4.999465">
            <text:p>5</text:p>
          </table:table-cell>
          <table:table-cell office:value-type="float" office:value="4.002813">
            <text:p>4</text:p>
          </table:table-cell>
          <table:table-cell office:value-type="float" office:value="3.988102">
            <text:p>3.99</text:p>
          </table:table-cell>
          <table:table-cell office:value-type="float" office:value="3.680802">
            <text:p>3.68</text:p>
          </table:table-cell>
          <table:table-cell office:value-type="float" office:value="0.012361">
            <text:p>0.01</text:p>
          </table:table-cell>
          <table:table-cell office:value-type="float" office:value="0.015718">
            <text:p>0.02</text:p>
          </table:table-cell>
          <table:table-cell office:value-type="float" office:value="0.175686">
            <text:p>0.18</text:p>
          </table:table-cell>
          <table:table-cell office:value-type="float" office:value="4.000535">
            <text:p>4</text:p>
          </table:table-cell>
          <table:table-cell office:value-type="float" office:value="2.776215">
            <text:p>2.78</text:p>
          </table:table-cell>
          <table:table-cell office:value-type="float" office:value="2.784388">
            <text:p>2.78</text:p>
          </table:table-cell>
          <table:table-cell office:value-type="float" office:value="2.95511">
            <text:p>2.96</text:p>
          </table:table-cell>
          <table:table-cell office:value-type="float" office:value="4.993133">
            <text:p>4.99</text:p>
          </table:table-cell>
          <table:table-cell office:value-type="float" office:value="4.991268">
            <text:p>4.99</text:p>
          </table:table-cell>
          <table:table-cell office:value-type="float" office:value="4.902396">
            <text:p>4.9</text:p>
          </table:table-cell>
          <table:table-cell office:value-type="float" office:value="2.777481">
            <text:p>2.78</text:p>
          </table:table-cell>
          <table:table-cell office:value-type="float" office:value="2.223785">
            <text:p>2.22</text:p>
          </table:table-cell>
          <table:table-cell office:value-type="float" office:value="2.215612">
            <text:p>2.22</text:p>
          </table:table-cell>
          <table:table-cell office:value-type="float" office:value="2.04489">
            <text:p>2.04</text:p>
          </table:table-cell>
          <table:table-cell office:value-type="float" office:value="0.006867">
            <text:p>0.01</text:p>
          </table:table-cell>
          <table:table-cell office:value-type="float" office:value="0.008732">
            <text:p>0.01</text:p>
          </table:table-cell>
          <table:table-cell office:value-type="float" office:value="0.097604">
            <text:p>0.1</text:p>
          </table:table-cell>
          <table:table-cell office:value-type="float" office:value="2.222519">
            <text:p>2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162859560">
            <text:p>162859560</text:p>
          </table:table-cell>
          <table:table-cell office:value-type="float" office:value="284814664">
            <text:p>284814664</text:p>
          </table:table-cell>
          <table:table-cell office:value-type="float" office:value="64376">
            <text:p>64376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162713250">
            <text:p>162713250</text:p>
          </table:table-cell>
          <table:table-cell office:value-type="float" office:value="280501248">
            <text:p>280501248</text:p>
          </table:table-cell>
          <table:table-cell office:value-type="float" office:value="38624">
            <text:p>38624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146310">
            <text:p>146310</text:p>
          </table:table-cell>
          <table:table-cell office:value-type="float" office:value="4313416">
            <text:p>4313416</text:p>
          </table:table-cell>
          <table:table-cell office:value-type="float" office:value="25752">
            <text:p>25752</text:p>
          </table:table-cell>
          <table:table-cell office:value-type="float" office:value="5.996174">
            <text:p>6</text:p>
          </table:table-cell>
          <table:table-cell office:value-type="float" office:value="5.989424">
            <text:p>5.99</text:p>
          </table:table-cell>
          <table:table-cell office:value-type="float" office:value="7.293163">
            <text:p>7.29</text:p>
          </table:table-cell>
          <table:table-cell office:value-type="float" office:value="9.997689">
            <text:p>10</text:p>
          </table:table-cell>
          <table:table-cell office:value-type="float" office:value="9.991016">
            <text:p>9.99</text:p>
          </table:table-cell>
          <table:table-cell office:value-type="float" office:value="9.848554">
            <text:p>9.85</text:p>
          </table:table-cell>
          <table:table-cell office:value-type="float" office:value="5.999751">
            <text:p>6</text:p>
          </table:table-cell>
          <table:table-cell office:value-type="float" office:value="4.003826">
            <text:p>4</text:p>
          </table:table-cell>
          <table:table-cell office:value-type="float" office:value="4.010576">
            <text:p>4.01</text:p>
          </table:table-cell>
          <table:table-cell office:value-type="float" office:value="2.706837">
            <text:p>2.71</text:p>
          </table:table-cell>
          <table:table-cell office:value-type="float" office:value="0.002311">
            <text:p>0</text:p>
          </table:table-cell>
          <table:table-cell office:value-type="float" office:value="0.008984">
            <text:p>0.01</text:p>
          </table:table-cell>
          <table:table-cell office:value-type="float" office:value="0.151446">
            <text:p>0.15</text:p>
          </table:table-cell>
          <table:table-cell office:value-type="float" office:value="4.000249">
            <text:p>4</text:p>
          </table:table-cell>
          <table:table-cell office:value-type="float" office:value="2.998087">
            <text:p>3</text:p>
          </table:table-cell>
          <table:table-cell office:value-type="float" office:value="2.994712">
            <text:p>2.99</text:p>
          </table:table-cell>
          <table:table-cell office:value-type="float" office:value="3.646582">
            <text:p>3.65</text:p>
          </table:table-cell>
          <table:table-cell office:value-type="float" office:value="4.998845">
            <text:p>5</text:p>
          </table:table-cell>
          <table:table-cell office:value-type="float" office:value="4.995508">
            <text:p>5</text:p>
          </table:table-cell>
          <table:table-cell office:value-type="float" office:value="4.924277">
            <text:p>4.92</text:p>
          </table:table-cell>
          <table:table-cell office:value-type="float" office:value="2.999876">
            <text:p>3</text:p>
          </table:table-cell>
          <table:table-cell office:value-type="float" office:value="2.001913">
            <text:p>2</text:p>
          </table:table-cell>
          <table:table-cell office:value-type="float" office:value="2.005288">
            <text:p>2.01</text:p>
          </table:table-cell>
          <table:table-cell office:value-type="float" office:value="1.353418">
            <text:p>1.35</text:p>
          </table:table-cell>
          <table:table-cell office:value-type="float" office:value="0.001155">
            <text:p>0</text:p>
          </table:table-cell>
          <table:table-cell office:value-type="float" office:value="0.004492">
            <text:p>0</text:p>
          </table:table-cell>
          <table:table-cell office:value-type="float" office:value="0.075723">
            <text:p>0.08</text:p>
          </table:table-cell>
          <table:table-cell office:value-type="float" office:value="2.000124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162157388">
            <text:p>162157388</text:p>
          </table:table-cell>
          <table:table-cell office:value-type="float" office:value="287718776">
            <text:p>287718776</text:p>
          </table:table-cell>
          <table:table-cell office:value-type="float" office:value="39326">
            <text:p>39326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162018104">
            <text:p>162018104</text:p>
          </table:table-cell>
          <table:table-cell office:value-type="float" office:value="284527938">
            <text:p>284527938</text:p>
          </table:table-cell>
          <table:table-cell office:value-type="float" office:value="25012">
            <text:p>25012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139284">
            <text:p>139284</text:p>
          </table:table-cell>
          <table:table-cell office:value-type="float" office:value="3190838">
            <text:p>3190838</text:p>
          </table:table-cell>
          <table:table-cell office:value-type="float" office:value="14314">
            <text:p>14314</text:p>
          </table:table-cell>
          <table:table-cell office:value-type="float" office:value="6.994164">
            <text:p>6.99</text:p>
          </table:table-cell>
          <table:table-cell office:value-type="float" office:value="7.024099">
            <text:p>7.02</text:p>
          </table:table-cell>
          <table:table-cell office:value-type="float" office:value="7.732376">
            <text:p>7.73</text:p>
          </table:table-cell>
          <table:table-cell office:value-type="float" office:value="10.998543">
            <text:p>11</text:p>
          </table:table-cell>
          <table:table-cell office:value-type="float" office:value="10.990552">
            <text:p>10.99</text:p>
          </table:table-cell>
          <table:table-cell office:value-type="float" office:value="10.878009">
            <text:p>10.88</text:p>
          </table:table-cell>
          <table:table-cell office:value-type="float" office:value="6.996186">
            <text:p>7</text:p>
          </table:table-cell>
          <table:table-cell office:value-type="float" office:value="4.005836">
            <text:p>4.01</text:p>
          </table:table-cell>
          <table:table-cell office:value-type="float" office:value="3.975901">
            <text:p>3.98</text:p>
          </table:table-cell>
          <table:table-cell office:value-type="float" office:value="3.267624">
            <text:p>3.27</text:p>
          </table:table-cell>
          <table:table-cell office:value-type="float" office:value="0.001457">
            <text:p>0</text:p>
          </table:table-cell>
          <table:table-cell office:value-type="float" office:value="0.009448">
            <text:p>0.01</text:p>
          </table:table-cell>
          <table:table-cell office:value-type="float" office:value="0.121991">
            <text:p>0.12</text:p>
          </table:table-cell>
          <table:table-cell office:value-type="float" office:value="4.003814">
            <text:p>4</text:p>
          </table:table-cell>
          <table:table-cell office:value-type="float" office:value="3.179166">
            <text:p>3.18</text:p>
          </table:table-cell>
          <table:table-cell office:value-type="float" office:value="3.192772">
            <text:p>3.19</text:p>
          </table:table-cell>
          <table:table-cell office:value-type="float" office:value="3.514716">
            <text:p>3.51</text:p>
          </table:table-cell>
          <table:table-cell office:value-type="float" office:value="4.999338">
            <text:p>5</text:p>
          </table:table-cell>
          <table:table-cell office:value-type="float" office:value="4.995705">
            <text:p>5</text:p>
          </table:table-cell>
          <table:table-cell office:value-type="float" office:value="4.944549">
            <text:p>4.94</text:p>
          </table:table-cell>
          <table:table-cell office:value-type="float" office:value="3.180084">
            <text:p>3.18</text:p>
          </table:table-cell>
          <table:table-cell office:value-type="float" office:value="1.820834">
            <text:p>1.82</text:p>
          </table:table-cell>
          <table:table-cell office:value-type="float" office:value="1.807228">
            <text:p>1.81</text:p>
          </table:table-cell>
          <table:table-cell office:value-type="float" office:value="1.485284">
            <text:p>1.49</text:p>
          </table:table-cell>
          <table:table-cell office:value-type="float" office:value="0.000662">
            <text:p>0</text:p>
          </table:table-cell>
          <table:table-cell office:value-type="float" office:value="0.004295">
            <text:p>0</text:p>
          </table:table-cell>
          <table:table-cell office:value-type="float" office:value="0.055451">
            <text:p>0.06</text:p>
          </table:table-cell>
          <table:table-cell office:value-type="float" office:value="1.819916">
            <text:p>1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247974838">
            <text:p>247974838</text:p>
          </table:table-cell>
          <table:table-cell office:value-type="float" office:value="734072484">
            <text:p>734072484</text:p>
          </table:table-cell>
          <table:table-cell office:value-type="float" office:value="64282">
            <text:p>64282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247849656">
            <text:p>247849656</text:p>
          </table:table-cell>
          <table:table-cell office:value-type="float" office:value="733746920">
            <text:p>733746920</text:p>
          </table:table-cell>
          <table:table-cell office:value-type="float" office:value="42850">
            <text:p>42850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125182">
            <text:p>125182</text:p>
          </table:table-cell>
          <table:table-cell office:value-type="float" office:value="325564">
            <text:p>325564</text:p>
          </table:table-cell>
          <table:table-cell office:value-type="float" office:value="21432">
            <text:p>21432</text:p>
          </table:table-cell>
          <table:table-cell office:value-type="float" office:value="7.997185">
            <text:p>8</text:p>
          </table:table-cell>
          <table:table-cell office:value-type="float" office:value="7.995911">
            <text:p>8</text:p>
          </table:table-cell>
          <table:table-cell office:value-type="float" office:value="8.048925">
            <text:p>8.05</text:p>
          </table:table-cell>
          <table:table-cell office:value-type="float" office:value="11.987243">
            <text:p>11.99</text:p>
          </table:table-cell>
          <table:table-cell office:value-type="float" office:value="11.993942">
            <text:p>11.99</text:p>
          </table:table-cell>
          <table:table-cell office:value-type="float" office:value="11.994678">
            <text:p>11.99</text:p>
          </table:table-cell>
          <table:table-cell office:value-type="float" office:value="7.999129">
            <text:p>8</text:p>
          </table:table-cell>
          <table:table-cell office:value-type="float" office:value="4.002815">
            <text:p>4</text:p>
          </table:table-cell>
          <table:table-cell office:value-type="float" office:value="4.004089">
            <text:p>4</text:p>
          </table:table-cell>
          <table:table-cell office:value-type="float" office:value="3.951075">
            <text:p>3.95</text:p>
          </table:table-cell>
          <table:table-cell office:value-type="float" office:value="0.012757">
            <text:p>0.01</text:p>
          </table:table-cell>
          <table:table-cell office:value-type="float" office:value="0.006058">
            <text:p>0.01</text:p>
          </table:table-cell>
          <table:table-cell office:value-type="float" office:value="0.005322">
            <text:p>0.01</text:p>
          </table:table-cell>
          <table:table-cell office:value-type="float" office:value="4.000871">
            <text:p>4</text:p>
          </table:table-cell>
          <table:table-cell office:value-type="float" office:value="3.332161">
            <text:p>3.33</text:p>
          </table:table-cell>
          <table:table-cell office:value-type="float" office:value="3.33163">
            <text:p>3.33</text:p>
          </table:table-cell>
          <table:table-cell office:value-type="float" office:value="3.353719">
            <text:p>3.35</text:p>
          </table:table-cell>
          <table:table-cell office:value-type="float" office:value="4.994685">
            <text:p>4.99</text:p>
          </table:table-cell>
          <table:table-cell office:value-type="float" office:value="4.997476">
            <text:p>5</text:p>
          </table:table-cell>
          <table:table-cell office:value-type="float" office:value="4.997782">
            <text:p>5</text:p>
          </table:table-cell>
          <table:table-cell office:value-type="float" office:value="3.33297">
            <text:p>3.33</text:p>
          </table:table-cell>
          <table:table-cell office:value-type="float" office:value="1.667839">
            <text:p>1.67</text:p>
          </table:table-cell>
          <table:table-cell office:value-type="float" office:value="1.66837">
            <text:p>1.67</text:p>
          </table:table-cell>
          <table:table-cell office:value-type="float" office:value="1.646281">
            <text:p>1.65</text:p>
          </table:table-cell>
          <table:table-cell office:value-type="float" office:value="0.005315">
            <text:p>0.01</text:p>
          </table:table-cell>
          <table:table-cell office:value-type="float" office:value="0.002524">
            <text:p>0</text:p>
          </table:table-cell>
          <table:table-cell office:value-type="float" office:value="0.002218">
            <text:p>0</text:p>
          </table:table-cell>
          <table:table-cell office:value-type="float" office:value="1.66703">
            <text:p>1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323428452">
            <text:p>323428452</text:p>
          </table:table-cell>
          <table:table-cell office:value-type="float" office:value="692590872">
            <text:p>692590872</text:p>
          </table:table-cell>
          <table:table-cell office:value-type="float" office:value="64636">
            <text:p>64636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323312534">
            <text:p>323312534</text:p>
          </table:table-cell>
          <table:table-cell office:value-type="float" office:value="692127640">
            <text:p>692127640</text:p>
          </table:table-cell>
          <table:table-cell office:value-type="float" office:value="44748">
            <text:p>44748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115918">
            <text:p>115918</text:p>
          </table:table-cell>
          <table:table-cell office:value-type="float" office:value="463232">
            <text:p>463232</text:p>
          </table:table-cell>
          <table:table-cell office:value-type="float" office:value="19888">
            <text:p>19888</text:p>
          </table:table-cell>
          <table:table-cell office:value-type="float" office:value="8.996951">
            <text:p>9</text:p>
          </table:table-cell>
          <table:table-cell office:value-type="float" office:value="9.051314">
            <text:p>9.05</text:p>
          </table:table-cell>
          <table:table-cell office:value-type="float" office:value="8.554952">
            <text:p>8.55</text:p>
          </table:table-cell>
          <table:table-cell office:value-type="float" office:value="12.940315">
            <text:p>12.94</text:p>
          </table:table-cell>
          <table:table-cell office:value-type="float" office:value="12.995341">
            <text:p>13</text:p>
          </table:table-cell>
          <table:table-cell office:value-type="float" office:value="12.991305">
            <text:p>12.99</text:p>
          </table:table-cell>
          <table:table-cell office:value-type="float" office:value="9">
            <text:p>9</text:p>
          </table:table-cell>
          <table:table-cell office:value-type="float" office:value="4.003049">
            <text:p>4</text:p>
          </table:table-cell>
          <table:table-cell office:value-type="float" office:value="3.948686">
            <text:p>3.95</text:p>
          </table:table-cell>
          <table:table-cell office:value-type="float" office:value="4.445048">
            <text:p>4.45</text:p>
          </table:table-cell>
          <table:table-cell office:value-type="float" office:value="0.059685">
            <text:p>0.06</text:p>
          </table:table-cell>
          <table:table-cell office:value-type="float" office:value="0.004659">
            <text:p>0</text:p>
          </table:table-cell>
          <table:table-cell office:value-type="float" office:value="0.008695">
            <text:p>0.01</text:p>
          </table:table-cell>
          <table:table-cell office:value-type="float" office:value="4">
            <text:p>4</text:p>
          </table:table-cell>
          <table:table-cell office:value-type="float" office:value="3.460366">
            <text:p>3.46</text:p>
          </table:table-cell>
          <table:table-cell office:value-type="float" office:value="3.481274">
            <text:p>3.48</text:p>
          </table:table-cell>
          <table:table-cell office:value-type="float" office:value="3.290366">
            <text:p>3.29</text:p>
          </table:table-cell>
          <table:table-cell office:value-type="float" office:value="4.977044">
            <text:p>4.98</text:p>
          </table:table-cell>
          <table:table-cell office:value-type="float" office:value="4.998208">
            <text:p>5</text:p>
          </table:table-cell>
          <table:table-cell office:value-type="float" office:value="4.996656">
            <text:p>5</text:p>
          </table:table-cell>
          <table:table-cell office:value-type="float" office:value="3.461538">
            <text:p>3.46</text:p>
          </table:table-cell>
          <table:table-cell office:value-type="float" office:value="1.539634">
            <text:p>1.54</text:p>
          </table:table-cell>
          <table:table-cell office:value-type="float" office:value="1.518726">
            <text:p>1.52</text:p>
          </table:table-cell>
          <table:table-cell office:value-type="float" office:value="1.709634">
            <text:p>1.71</text:p>
          </table:table-cell>
          <table:table-cell office:value-type="float" office:value="0.022956">
            <text:p>0.02</text:p>
          </table:table-cell>
          <table:table-cell office:value-type="float" office:value="0.001792">
            <text:p>0</text:p>
          </table:table-cell>
          <table:table-cell office:value-type="float" office:value="0.003344">
            <text:p>0</text:p>
          </table:table-cell>
          <table:table-cell office:value-type="float" office:value="1.538462">
            <text:p>1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444614772">
            <text:p>444614772</text:p>
          </table:table-cell>
          <table:table-cell office:value-type="float" office:value="796797776">
            <text:p>796797776</text:p>
          </table:table-cell>
          <table:table-cell office:value-type="float" office:value="68408">
            <text:p>68408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444544386">
            <text:p>444544386</text:p>
          </table:table-cell>
          <table:table-cell office:value-type="float" office:value="796681802">
            <text:p>796681802</text:p>
          </table:table-cell>
          <table:table-cell office:value-type="float" office:value="48860">
            <text:p>4886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70386">
            <text:p>70386</text:p>
          </table:table-cell>
          <table:table-cell office:value-type="float" office:value="115974">
            <text:p>115974</text:p>
          </table:table-cell>
          <table:table-cell office:value-type="float" office:value="19548">
            <text:p>19548</text:p>
          </table:table-cell>
          <table:table-cell office:value-type="float" office:value="10.000357">
            <text:p>10</text:p>
          </table:table-cell>
          <table:table-cell office:value-type="float" office:value="9.969487">
            <text:p>9.97</text:p>
          </table:table-cell>
          <table:table-cell office:value-type="float" office:value="11.430498">
            <text:p>11.43</text:p>
          </table:table-cell>
          <table:table-cell office:value-type="float" office:value="13.997944">
            <text:p>14</text:p>
          </table:table-cell>
          <table:table-cell office:value-type="float" office:value="13.997784">
            <text:p>14</text:p>
          </table:table-cell>
          <table:table-cell office:value-type="float" office:value="13.997962">
            <text:p>14</text:p>
          </table:table-cell>
          <table:table-cell office:value-type="float" office:value="9.999415">
            <text:p>10</text:p>
          </table:table-cell>
          <table:table-cell office:value-type="float" office:value="3.999643">
            <text:p>4</text:p>
          </table:table-cell>
          <table:table-cell office:value-type="float" office:value="4.030513">
            <text:p>4.03</text:p>
          </table:table-cell>
          <table:table-cell office:value-type="float" office:value="2.569502">
            <text:p>2.57</text:p>
          </table:table-cell>
          <table:table-cell office:value-type="float" office:value="0.002056">
            <text:p>0</text:p>
          </table:table-cell>
          <table:table-cell office:value-type="float" office:value="0.002216">
            <text:p>0</text:p>
          </table:table-cell>
          <table:table-cell office:value-type="float" office:value="0.002038">
            <text:p>0</text:p>
          </table:table-cell>
          <table:table-cell office:value-type="float" office:value="4.000585">
            <text:p>4</text:p>
          </table:table-cell>
          <table:table-cell office:value-type="float" office:value="3.571556">
            <text:p>3.57</text:p>
          </table:table-cell>
          <table:table-cell office:value-type="float" office:value="3.560531">
            <text:p>3.56</text:p>
          </table:table-cell>
          <table:table-cell office:value-type="float" office:value="4.082321">
            <text:p>4.08</text:p>
          </table:table-cell>
          <table:table-cell office:value-type="float" office:value="4.999266">
            <text:p>5</text:p>
          </table:table-cell>
          <table:table-cell office:value-type="float" office:value="4.999208">
            <text:p>5</text:p>
          </table:table-cell>
          <table:table-cell office:value-type="float" office:value="4.999272">
            <text:p>5</text:p>
          </table:table-cell>
          <table:table-cell office:value-type="float" office:value="3.57122">
            <text:p>3.57</text:p>
          </table:table-cell>
          <table:table-cell office:value-type="float" office:value="1.428444">
            <text:p>1.43</text:p>
          </table:table-cell>
          <table:table-cell office:value-type="float" office:value="1.439469">
            <text:p>1.44</text:p>
          </table:table-cell>
          <table:table-cell office:value-type="float" office:value="0.917679">
            <text:p>0.92</text:p>
          </table:table-cell>
          <table:table-cell office:value-type="float" office:value="0.000734">
            <text:p>0</text:p>
          </table:table-cell>
          <table:table-cell office:value-type="float" office:value="0.000792">
            <text:p>0</text:p>
          </table:table-cell>
          <table:table-cell office:value-type="float" office:value="0.000728">
            <text:p>0</text:p>
          </table:table-cell>
          <table:table-cell office:value-type="float" office:value="1.42878">
            <text:p>1.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453704950">
            <text:p>453704950</text:p>
          </table:table-cell>
          <table:table-cell office:value-type="float" office:value="794463938">
            <text:p>794463938</text:p>
          </table:table-cell>
          <table:table-cell office:value-type="float" office:value="64634">
            <text:p>64634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453631480">
            <text:p>453631480</text:p>
          </table:table-cell>
          <table:table-cell office:value-type="float" office:value="794437946">
            <text:p>794437946</text:p>
          </table:table-cell>
          <table:table-cell office:value-type="float" office:value="47394">
            <text:p>47394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73470">
            <text:p>73470</text:p>
          </table:table-cell>
          <table:table-cell office:value-type="float" office:value="25992">
            <text:p>25992</text:p>
          </table:table-cell>
          <table:table-cell office:value-type="float" office:value="17240">
            <text:p>17240</text:p>
          </table:table-cell>
          <table:table-cell office:value-type="float" office:value="10.997858">
            <text:p>11</text:p>
          </table:table-cell>
          <table:table-cell office:value-type="float" office:value="10.971458">
            <text:p>10.97</text:p>
          </table:table-cell>
          <table:table-cell office:value-type="float" office:value="10.736606">
            <text:p>10.74</text:p>
          </table:table-cell>
          <table:table-cell office:value-type="float" office:value="14.999767">
            <text:p>15</text:p>
          </table:table-cell>
          <table:table-cell office:value-type="float" office:value="14.997571">
            <text:p>15</text:p>
          </table:table-cell>
          <table:table-cell office:value-type="float" office:value="14.999509">
            <text:p>15</text:p>
          </table:table-cell>
          <table:table-cell office:value-type="float" office:value="10.99901">
            <text:p>11</text:p>
          </table:table-cell>
          <table:table-cell office:value-type="float" office:value="4.002142">
            <text:p>4</text:p>
          </table:table-cell>
          <table:table-cell office:value-type="float" office:value="4.028542">
            <text:p>4.03</text:p>
          </table:table-cell>
          <table:table-cell office:value-type="float" office:value="4.263394">
            <text:p>4.26</text:p>
          </table:table-cell>
          <table:table-cell office:value-type="float" office:value="0.000233">
            <text:p>0</text:p>
          </table:table-cell>
          <table:table-cell office:value-type="float" office:value="0.002429">
            <text:p>0</text:p>
          </table:table-cell>
          <table:table-cell office:value-type="float" office:value="0.000491">
            <text:p>0</text:p>
          </table:table-cell>
          <table:table-cell office:value-type="float" office:value="4.00099">
            <text:p>4</text:p>
          </table:table-cell>
          <table:table-cell office:value-type="float" office:value="3.665953">
            <text:p>3.67</text:p>
          </table:table-cell>
          <table:table-cell office:value-type="float" office:value="3.657153">
            <text:p>3.66</text:p>
          </table:table-cell>
          <table:table-cell office:value-type="float" office:value="3.578869">
            <text:p>3.58</text:p>
          </table:table-cell>
          <table:table-cell office:value-type="float" office:value="4.999922">
            <text:p>5</text:p>
          </table:table-cell>
          <table:table-cell office:value-type="float" office:value="4.99919">
            <text:p>5</text:p>
          </table:table-cell>
          <table:table-cell office:value-type="float" office:value="4.999836">
            <text:p>5</text:p>
          </table:table-cell>
          <table:table-cell office:value-type="float" office:value="3.666337">
            <text:p>3.67</text:p>
          </table:table-cell>
          <table:table-cell office:value-type="float" office:value="1.334047">
            <text:p>1.33</text:p>
          </table:table-cell>
          <table:table-cell office:value-type="float" office:value="1.342847">
            <text:p>1.34</text:p>
          </table:table-cell>
          <table:table-cell office:value-type="float" office:value="1.421131">
            <text:p>1.42</text:p>
          </table:table-cell>
          <table:table-cell office:value-type="float" office:value="0.000078">
            <text:p>0</text:p>
          </table:table-cell>
          <table:table-cell office:value-type="float" office:value="0.00081">
            <text:p>0</text:p>
          </table:table-cell>
          <table:table-cell office:value-type="float" office:value="0.000164">
            <text:p>0</text:p>
          </table:table-cell>
          <table:table-cell office:value-type="float" office:value="1.333663">
            <text:p>1.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2587884">
            <text:p>12587884</text:p>
          </table:table-cell>
          <table:table-cell office:value-type="float" office:value="15266352">
            <text:p>15266352</text:p>
          </table:table-cell>
          <table:table-cell office:value-type="float" office:value="39810">
            <text:p>39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11863892">
            <text:p>11863892</text:p>
          </table:table-cell>
          <table:table-cell office:value-type="float" office:value="4736384">
            <text:p>4736384</text:p>
          </table:table-cell>
          <table:table-cell office:value-type="float" office:value="6634">
            <text:p>663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723992">
            <text:p>723992</text:p>
          </table:table-cell>
          <table:table-cell office:value-type="float" office:value="10529968">
            <text:p>10529968</text:p>
          </table:table-cell>
          <table:table-cell office:value-type="float" office:value="33176">
            <text:p>33176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38876302">
            <text:p>38876302</text:p>
          </table:table-cell>
          <table:table-cell office:value-type="float" office:value="26990922">
            <text:p>26990922</text:p>
          </table:table-cell>
          <table:table-cell office:value-type="float" office:value="66866">
            <text:p>6686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38268984">
            <text:p>38268984</text:p>
          </table:table-cell>
          <table:table-cell office:value-type="float" office:value="16811820">
            <text:p>16811820</text:p>
          </table:table-cell>
          <table:table-cell office:value-type="float" office:value="19104">
            <text:p>19104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607318">
            <text:p>607318</text:p>
          </table:table-cell>
          <table:table-cell office:value-type="float" office:value="10179102">
            <text:p>10179102</text:p>
          </table:table-cell>
          <table:table-cell office:value-type="float" office:value="47762">
            <text:p>47762</text:p>
          </table:table-cell>
          <table:table-cell office:value-type="float" office:value="1.993244">
            <text:p>1.99</text:p>
          </table:table-cell>
          <table:table-cell office:value-type="float" office:value="2.030031">
            <text:p>2.03</text:p>
          </table:table-cell>
          <table:table-cell office:value-type="float" office:value="0.974229">
            <text:p>0.97</text:p>
          </table:table-cell>
          <table:table-cell office:value-type="float" office:value="6.968818">
            <text:p>6.97</text:p>
          </table:table-cell>
          <table:table-cell office:value-type="float" office:value="6.890647">
            <text:p>6.89</text:p>
          </table:table-cell>
          <table:table-cell office:value-type="float" office:value="4.360086">
            <text:p>4.36</text:p>
          </table:table-cell>
          <table:table-cell office:value-type="float" office:value="1.99994">
            <text:p>2</text:p>
          </table:table-cell>
          <table:table-cell office:value-type="float" office:value="5.006756">
            <text:p>5.01</text:p>
          </table:table-cell>
          <table:table-cell office:value-type="float" office:value="4.969969">
            <text:p>4.97</text:p>
          </table:table-cell>
          <table:table-cell office:value-type="float" office:value="6.025771">
            <text:p>6.03</text:p>
          </table:table-cell>
          <table:table-cell office:value-type="float" office:value="0.031182">
            <text:p>0.03</text:p>
          </table:table-cell>
          <table:table-cell office:value-type="float" office:value="0.109353">
            <text:p>0.11</text:p>
          </table:table-cell>
          <table:table-cell office:value-type="float" office:value="2.639914">
            <text:p>2.64</text:p>
          </table:table-cell>
          <table:table-cell office:value-type="float" office:value="5.00006">
            <text:p>5</text:p>
          </table:table-cell>
          <table:table-cell office:value-type="float" office:value="1.708495">
            <text:p>1.71</text:p>
          </table:table-cell>
          <table:table-cell office:value-type="float" office:value="1.740027">
            <text:p>1.74</text:p>
          </table:table-cell>
          <table:table-cell office:value-type="float" office:value="0.835054">
            <text:p>0.84</text:p>
          </table:table-cell>
          <table:table-cell office:value-type="float" office:value="5.973273">
            <text:p>5.97</text:p>
          </table:table-cell>
          <table:table-cell office:value-type="float" office:value="5.906269">
            <text:p>5.91</text:p>
          </table:table-cell>
          <table:table-cell office:value-type="float" office:value="3.737217">
            <text:p>3.74</text:p>
          </table:table-cell>
          <table:table-cell office:value-type="float" office:value="1.714234">
            <text:p>1.71</text:p>
          </table:table-cell>
          <table:table-cell office:value-type="float" office:value="4.291505">
            <text:p>4.29</text:p>
          </table:table-cell>
          <table:table-cell office:value-type="float" office:value="4.259973">
            <text:p>4.26</text:p>
          </table:table-cell>
          <table:table-cell office:value-type="float" office:value="5.164946">
            <text:p>5.16</text:p>
          </table:table-cell>
          <table:table-cell office:value-type="float" office:value="0.026727">
            <text:p>0.03</text:p>
          </table:table-cell>
          <table:table-cell office:value-type="float" office:value="0.093731">
            <text:p>0.09</text:p>
          </table:table-cell>
          <table:table-cell office:value-type="float" office:value="2.262783">
            <text:p>2.26</text:p>
          </table:table-cell>
          <table:table-cell office:value-type="float" office:value="4.285766">
            <text:p>4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51587552">
            <text:p>51587552</text:p>
          </table:table-cell>
          <table:table-cell office:value-type="float" office:value="40782554">
            <text:p>40782554</text:p>
          </table:table-cell>
          <table:table-cell office:value-type="float" office:value="61454">
            <text:p>6145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51245180">
            <text:p>51245180</text:p>
          </table:table-cell>
          <table:table-cell office:value-type="float" office:value="31742298">
            <text:p>31742298</text:p>
          </table:table-cell>
          <table:table-cell office:value-type="float" office:value="23044">
            <text:p>23044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342372">
            <text:p>342372</text:p>
          </table:table-cell>
          <table:table-cell office:value-type="float" office:value="9040256">
            <text:p>9040256</text:p>
          </table:table-cell>
          <table:table-cell office:value-type="float" office:value="38410">
            <text:p>38410</text:p>
          </table:table-cell>
          <table:table-cell office:value-type="float" office:value="2.999462">
            <text:p>3</text:p>
          </table:table-cell>
          <table:table-cell office:value-type="float" office:value="2.957202">
            <text:p>2.96</text:p>
          </table:table-cell>
          <table:table-cell office:value-type="float" office:value="2.049054">
            <text:p>2.05</text:p>
          </table:table-cell>
          <table:table-cell office:value-type="float" office:value="7.939246">
            <text:p>7.94</text:p>
          </table:table-cell>
          <table:table-cell office:value-type="float" office:value="7.946906">
            <text:p>7.95</text:p>
          </table:table-cell>
          <table:table-cell office:value-type="float" office:value="6.226643">
            <text:p>6.23</text:p>
          </table:table-cell>
          <table:table-cell office:value-type="float" office:value="2.999837">
            <text:p>3</text:p>
          </table:table-cell>
          <table:table-cell office:value-type="float" office:value="5.000538">
            <text:p>5</text:p>
          </table:table-cell>
          <table:table-cell office:value-type="float" office:value="5.042798">
            <text:p>5.04</text:p>
          </table:table-cell>
          <table:table-cell office:value-type="float" office:value="5.950946">
            <text:p>5.95</text:p>
          </table:table-cell>
          <table:table-cell office:value-type="float" office:value="0.060754">
            <text:p>0.06</text:p>
          </table:table-cell>
          <table:table-cell office:value-type="float" office:value="0.053094">
            <text:p>0.05</text:p>
          </table:table-cell>
          <table:table-cell office:value-type="float" office:value="1.773357">
            <text:p>1.77</text:p>
          </table:table-cell>
          <table:table-cell office:value-type="float" office:value="5.000163">
            <text:p>5</text:p>
          </table:table-cell>
          <table:table-cell office:value-type="float" office:value="2.249597">
            <text:p>2.25</text:p>
          </table:table-cell>
          <table:table-cell office:value-type="float" office:value="2.217902">
            <text:p>2.22</text:p>
          </table:table-cell>
          <table:table-cell office:value-type="float" office:value="1.536791">
            <text:p>1.54</text:p>
          </table:table-cell>
          <table:table-cell office:value-type="float" office:value="5.954434">
            <text:p>5.95</text:p>
          </table:table-cell>
          <table:table-cell office:value-type="float" office:value="5.96018">
            <text:p>5.96</text:p>
          </table:table-cell>
          <table:table-cell office:value-type="float" office:value="4.669982">
            <text:p>4.67</text:p>
          </table:table-cell>
          <table:table-cell office:value-type="float" office:value="2.249878">
            <text:p>2.25</text:p>
          </table:table-cell>
          <table:table-cell office:value-type="float" office:value="3.750403">
            <text:p>3.75</text:p>
          </table:table-cell>
          <table:table-cell office:value-type="float" office:value="3.782098">
            <text:p>3.78</text:p>
          </table:table-cell>
          <table:table-cell office:value-type="float" office:value="4.463209">
            <text:p>4.46</text:p>
          </table:table-cell>
          <table:table-cell office:value-type="float" office:value="0.045566">
            <text:p>0.05</text:p>
          </table:table-cell>
          <table:table-cell office:value-type="float" office:value="0.03982">
            <text:p>0.04</text:p>
          </table:table-cell>
          <table:table-cell office:value-type="float" office:value="1.330018">
            <text:p>1.33</text:p>
          </table:table-cell>
          <table:table-cell office:value-type="float" office:value="3.750122">
            <text:p>3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78748698">
            <text:p>78748698</text:p>
          </table:table-cell>
          <table:table-cell office:value-type="float" office:value="114855036">
            <text:p>114855036</text:p>
          </table:table-cell>
          <table:table-cell office:value-type="float" office:value="46932">
            <text:p>46932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78477732">
            <text:p>78477732</text:p>
          </table:table-cell>
          <table:table-cell office:value-type="float" office:value="107149726">
            <text:p>107149726</text:p>
          </table:table-cell>
          <table:table-cell office:value-type="float" office:value="20858">
            <text:p>20858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270966">
            <text:p>270966</text:p>
          </table:table-cell>
          <table:table-cell office:value-type="float" office:value="7705310">
            <text:p>7705310</text:p>
          </table:table-cell>
          <table:table-cell office:value-type="float" office:value="26074">
            <text:p>26074</text:p>
          </table:table-cell>
          <table:table-cell office:value-type="float" office:value="3.999613">
            <text:p>4</text:p>
          </table:table-cell>
          <table:table-cell office:value-type="float" office:value="4.053817">
            <text:p>4.05</text:p>
          </table:table-cell>
          <table:table-cell office:value-type="float" office:value="3.368956">
            <text:p>3.37</text:p>
          </table:table-cell>
          <table:table-cell office:value-type="float" office:value="8.959742">
            <text:p>8.96</text:p>
          </table:table-cell>
          <table:table-cell office:value-type="float" office:value="8.969032">
            <text:p>8.97</text:p>
          </table:table-cell>
          <table:table-cell office:value-type="float" office:value="8.396215">
            <text:p>8.4</text:p>
          </table:table-cell>
          <table:table-cell office:value-type="float" office:value="3.999872">
            <text:p>4</text:p>
          </table:table-cell>
          <table:table-cell office:value-type="float" office:value="5.000387">
            <text:p>5</text:p>
          </table:table-cell>
          <table:table-cell office:value-type="float" office:value="4.946183">
            <text:p>4.95</text:p>
          </table:table-cell>
          <table:table-cell office:value-type="float" office:value="5.631044">
            <text:p>5.63</text:p>
          </table:table-cell>
          <table:table-cell office:value-type="float" office:value="0.040258">
            <text:p>0.04</text:p>
          </table:table-cell>
          <table:table-cell office:value-type="float" office:value="0.030968">
            <text:p>0.03</text:p>
          </table:table-cell>
          <table:table-cell office:value-type="float" office:value="0.603785">
            <text:p>0.6</text:p>
          </table:table-cell>
          <table:table-cell office:value-type="float" office:value="5.000128">
            <text:p>5</text:p>
          </table:table-cell>
          <table:table-cell office:value-type="float" office:value="2.666408">
            <text:p>2.67</text:p>
          </table:table-cell>
          <table:table-cell office:value-type="float" office:value="2.702545">
            <text:p>2.7</text:p>
          </table:table-cell>
          <table:table-cell office:value-type="float" office:value="2.245971">
            <text:p>2.25</text:p>
          </table:table-cell>
          <table:table-cell office:value-type="float" office:value="5.973161">
            <text:p>5.97</text:p>
          </table:table-cell>
          <table:table-cell office:value-type="float" office:value="5.979355">
            <text:p>5.98</text:p>
          </table:table-cell>
          <table:table-cell office:value-type="float" office:value="5.597476">
            <text:p>5.6</text:p>
          </table:table-cell>
          <table:table-cell office:value-type="float" office:value="2.666581">
            <text:p>2.67</text:p>
          </table:table-cell>
          <table:table-cell office:value-type="float" office:value="3.333592">
            <text:p>3.33</text:p>
          </table:table-cell>
          <table:table-cell office:value-type="float" office:value="3.297455">
            <text:p>3.3</text:p>
          </table:table-cell>
          <table:table-cell office:value-type="float" office:value="3.754029">
            <text:p>3.75</text:p>
          </table:table-cell>
          <table:table-cell office:value-type="float" office:value="0.026839">
            <text:p>0.03</text:p>
          </table:table-cell>
          <table:table-cell office:value-type="float" office:value="0.020645">
            <text:p>0.02</text:p>
          </table:table-cell>
          <table:table-cell office:value-type="float" office:value="0.402524">
            <text:p>0.4</text:p>
          </table:table-cell>
          <table:table-cell office:value-type="float" office:value="3.333419">
            <text:p>3.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93172906">
            <text:p>93172906</text:p>
          </table:table-cell>
          <table:table-cell office:value-type="float" office:value="200568552">
            <text:p>200568552</text:p>
          </table:table-cell>
          <table:table-cell office:value-type="float" office:value="83376">
            <text:p>83376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92967408">
            <text:p>92967408</text:p>
          </table:table-cell>
          <table:table-cell office:value-type="float" office:value="195241714">
            <text:p>195241714</text:p>
          </table:table-cell>
          <table:table-cell office:value-type="float" office:value="41686">
            <text:p>41686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205498">
            <text:p>205498</text:p>
          </table:table-cell>
          <table:table-cell office:value-type="float" office:value="5326838">
            <text:p>5326838</text:p>
          </table:table-cell>
          <table:table-cell office:value-type="float" office:value="41690">
            <text:p>41690</text:p>
          </table:table-cell>
          <table:table-cell office:value-type="float" office:value="4.998096">
            <text:p>5</text:p>
          </table:table-cell>
          <table:table-cell office:value-type="float" office:value="5.147621">
            <text:p>5.15</text:p>
          </table:table-cell>
          <table:table-cell office:value-type="float" office:value="3.826554">
            <text:p>3.83</text:p>
          </table:table-cell>
          <table:table-cell office:value-type="float" office:value="9.983655">
            <text:p>9.98</text:p>
          </table:table-cell>
          <table:table-cell office:value-type="float" office:value="9.977944">
            <text:p>9.98</text:p>
          </table:table-cell>
          <table:table-cell office:value-type="float" office:value="9.734413">
            <text:p>9.73</text:p>
          </table:table-cell>
          <table:table-cell office:value-type="float" office:value="4.99976">
            <text:p>5</text:p>
          </table:table-cell>
          <table:table-cell office:value-type="float" office:value="5.001904">
            <text:p>5</text:p>
          </table:table-cell>
          <table:table-cell office:value-type="float" office:value="4.852379">
            <text:p>4.85</text:p>
          </table:table-cell>
          <table:table-cell office:value-type="float" office:value="6.173446">
            <text:p>6.17</text:p>
          </table:table-cell>
          <table:table-cell office:value-type="float" office:value="0.016345">
            <text:p>0.02</text:p>
          </table:table-cell>
          <table:table-cell office:value-type="float" office:value="0.022056">
            <text:p>0.02</text:p>
          </table:table-cell>
          <table:table-cell office:value-type="float" office:value="0.265587">
            <text:p>0.27</text:p>
          </table:table-cell>
          <table:table-cell office:value-type="float" office:value="5.00024">
            <text:p>5</text:p>
          </table:table-cell>
          <table:table-cell office:value-type="float" office:value="2.998857">
            <text:p>3</text:p>
          </table:table-cell>
          <table:table-cell office:value-type="float" office:value="3.088573">
            <text:p>3.09</text:p>
          </table:table-cell>
          <table:table-cell office:value-type="float" office:value="2.295932">
            <text:p>2.3</text:p>
          </table:table-cell>
          <table:table-cell office:value-type="float" office:value="5.990193">
            <text:p>5.99</text:p>
          </table:table-cell>
          <table:table-cell office:value-type="float" office:value="5.986767">
            <text:p>5.99</text:p>
          </table:table-cell>
          <table:table-cell office:value-type="float" office:value="5.840648">
            <text:p>5.84</text:p>
          </table:table-cell>
          <table:table-cell office:value-type="float" office:value="2.999856">
            <text:p>3</text:p>
          </table:table-cell>
          <table:table-cell office:value-type="float" office:value="3.001143">
            <text:p>3</text:p>
          </table:table-cell>
          <table:table-cell office:value-type="float" office:value="2.911427">
            <text:p>2.91</text:p>
          </table:table-cell>
          <table:table-cell office:value-type="float" office:value="3.704068">
            <text:p>3.7</text:p>
          </table:table-cell>
          <table:table-cell office:value-type="float" office:value="0.009807">
            <text:p>0.01</text:p>
          </table:table-cell>
          <table:table-cell office:value-type="float" office:value="0.013233">
            <text:p>0.01</text:p>
          </table:table-cell>
          <table:table-cell office:value-type="float" office:value="0.159352">
            <text:p>0.16</text:p>
          </table:table-cell>
          <table:table-cell office:value-type="float" office:value="3.000144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28092050">
            <text:p>128092050</text:p>
          </table:table-cell>
          <table:table-cell office:value-type="float" office:value="181034156">
            <text:p>181034156</text:p>
          </table:table-cell>
          <table:table-cell office:value-type="float" office:value="53010">
            <text:p>53010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27931602">
            <text:p>127931602</text:p>
          </table:table-cell>
          <table:table-cell office:value-type="float" office:value="174780302">
            <text:p>174780302</text:p>
          </table:table-cell>
          <table:table-cell office:value-type="float" office:value="28912">
            <text:p>28912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160448">
            <text:p>160448</text:p>
          </table:table-cell>
          <table:table-cell office:value-type="float" office:value="6253854">
            <text:p>6253854</text:p>
          </table:table-cell>
          <table:table-cell office:value-type="float" office:value="24098">
            <text:p>24098</text:p>
          </table:table-cell>
          <table:table-cell office:value-type="float" office:value="5.999619">
            <text:p>6</text:p>
          </table:table-cell>
          <table:table-cell office:value-type="float" office:value="6.135036">
            <text:p>6.14</text:p>
          </table:table-cell>
          <table:table-cell office:value-type="float" office:value="5.91545">
            <text:p>5.92</text:p>
          </table:table-cell>
          <table:table-cell office:value-type="float" office:value="10.973479">
            <text:p>10.97</text:p>
          </table:table-cell>
          <table:table-cell office:value-type="float" office:value="10.986221">
            <text:p>10.99</text:p>
          </table:table-cell>
          <table:table-cell office:value-type="float" office:value="10.620003">
            <text:p>10.62</text:p>
          </table:table-cell>
          <table:table-cell office:value-type="float" office:value="5.999472">
            <text:p>6</text:p>
          </table:table-cell>
          <table:table-cell office:value-type="float" office:value="5.000381">
            <text:p>5</text:p>
          </table:table-cell>
          <table:table-cell office:value-type="float" office:value="4.864964">
            <text:p>4.86</text:p>
          </table:table-cell>
          <table:table-cell office:value-type="float" office:value="5.08455">
            <text:p>5.08</text:p>
          </table:table-cell>
          <table:table-cell office:value-type="float" office:value="0.026521">
            <text:p>0.03</text:p>
          </table:table-cell>
          <table:table-cell office:value-type="float" office:value="0.013779">
            <text:p>0.01</text:p>
          </table:table-cell>
          <table:table-cell office:value-type="float" office:value="0.379997">
            <text:p>0.38</text:p>
          </table:table-cell>
          <table:table-cell office:value-type="float" office:value="5.000528">
            <text:p>5</text:p>
          </table:table-cell>
          <table:table-cell office:value-type="float" office:value="3.272519">
            <text:p>3.27</text:p>
          </table:table-cell>
          <table:table-cell office:value-type="float" office:value="3.346383">
            <text:p>3.35</text:p>
          </table:table-cell>
          <table:table-cell office:value-type="float" office:value="3.226609">
            <text:p>3.23</text:p>
          </table:table-cell>
          <table:table-cell office:value-type="float" office:value="5.985534">
            <text:p>5.99</text:p>
          </table:table-cell>
          <table:table-cell office:value-type="float" office:value="5.992484">
            <text:p>5.99</text:p>
          </table:table-cell>
          <table:table-cell office:value-type="float" office:value="5.792729">
            <text:p>5.79</text:p>
          </table:table-cell>
          <table:table-cell office:value-type="float" office:value="3.272439">
            <text:p>3.27</text:p>
          </table:table-cell>
          <table:table-cell office:value-type="float" office:value="2.727481">
            <text:p>2.73</text:p>
          </table:table-cell>
          <table:table-cell office:value-type="float" office:value="2.653617">
            <text:p>2.65</text:p>
          </table:table-cell>
          <table:table-cell office:value-type="float" office:value="2.773391">
            <text:p>2.77</text:p>
          </table:table-cell>
          <table:table-cell office:value-type="float" office:value="0.014466">
            <text:p>0.01</text:p>
          </table:table-cell>
          <table:table-cell office:value-type="float" office:value="0.007516">
            <text:p>0.01</text:p>
          </table:table-cell>
          <table:table-cell office:value-type="float" office:value="0.207271">
            <text:p>0.21</text:p>
          </table:table-cell>
          <table:table-cell office:value-type="float" office:value="2.727561">
            <text:p>2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134950806">
            <text:p>134950806</text:p>
          </table:table-cell>
          <table:table-cell office:value-type="float" office:value="258819632">
            <text:p>258819632</text:p>
          </table:table-cell>
          <table:table-cell office:value-type="float" office:value="40088">
            <text:p>40088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134816362">
            <text:p>134816362</text:p>
          </table:table-cell>
          <table:table-cell office:value-type="float" office:value="255090708">
            <text:p>255090708</text:p>
          </table:table-cell>
          <table:table-cell office:value-type="float" office:value="23380">
            <text:p>23380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134444">
            <text:p>134444</text:p>
          </table:table-cell>
          <table:table-cell office:value-type="float" office:value="3728924">
            <text:p>3728924</text:p>
          </table:table-cell>
          <table:table-cell office:value-type="float" office:value="16708">
            <text:p>16708</text:p>
          </table:table-cell>
          <table:table-cell office:value-type="float" office:value="6.999909">
            <text:p>7</text:p>
          </table:table-cell>
          <table:table-cell office:value-type="float" office:value="6.932143">
            <text:p>6.93</text:p>
          </table:table-cell>
          <table:table-cell office:value-type="float" office:value="6.30267">
            <text:p>6.3</text:p>
          </table:table-cell>
          <table:table-cell office:value-type="float" office:value="11.999532">
            <text:p>12</text:p>
          </table:table-cell>
          <table:table-cell office:value-type="float" office:value="11.988045">
            <text:p>11.99</text:p>
          </table:table-cell>
          <table:table-cell office:value-type="float" office:value="11.827111">
            <text:p>11.83</text:p>
          </table:table-cell>
          <table:table-cell office:value-type="float" office:value="6.998603">
            <text:p>7</text:p>
          </table:table-cell>
          <table:table-cell office:value-type="float" office:value="5.000091">
            <text:p>5</text:p>
          </table:table-cell>
          <table:table-cell office:value-type="float" office:value="5.067857">
            <text:p>5.07</text:p>
          </table:table-cell>
          <table:table-cell office:value-type="float" office:value="5.69733">
            <text:p>5.7</text:p>
          </table:table-cell>
          <table:table-cell office:value-type="float" office:value="0.000468">
            <text:p>0</text:p>
          </table:table-cell>
          <table:table-cell office:value-type="float" office:value="0.011955">
            <text:p>0.01</text:p>
          </table:table-cell>
          <table:table-cell office:value-type="float" office:value="0.172889">
            <text:p>0.17</text:p>
          </table:table-cell>
          <table:table-cell office:value-type="float" office:value="5.001397">
            <text:p>5</text:p>
          </table:table-cell>
          <table:table-cell office:value-type="float" office:value="3.499955">
            <text:p>3.5</text:p>
          </table:table-cell>
          <table:table-cell office:value-type="float" office:value="3.466072">
            <text:p>3.47</text:p>
          </table:table-cell>
          <table:table-cell office:value-type="float" office:value="3.151335">
            <text:p>3.15</text:p>
          </table:table-cell>
          <table:table-cell office:value-type="float" office:value="5.999766">
            <text:p>6</text:p>
          </table:table-cell>
          <table:table-cell office:value-type="float" office:value="5.994023">
            <text:p>5.99</text:p>
          </table:table-cell>
          <table:table-cell office:value-type="float" office:value="5.913555">
            <text:p>5.91</text:p>
          </table:table-cell>
          <table:table-cell office:value-type="float" office:value="3.499302">
            <text:p>3.5</text:p>
          </table:table-cell>
          <table:table-cell office:value-type="float" office:value="2.500045">
            <text:p>2.5</text:p>
          </table:table-cell>
          <table:table-cell office:value-type="float" office:value="2.533928">
            <text:p>2.53</text:p>
          </table:table-cell>
          <table:table-cell office:value-type="float" office:value="2.848665">
            <text:p>2.85</text:p>
          </table:table-cell>
          <table:table-cell office:value-type="float" office:value="0.000234">
            <text:p>0</text:p>
          </table:table-cell>
          <table:table-cell office:value-type="float" office:value="0.005977">
            <text:p>0.01</text:p>
          </table:table-cell>
          <table:table-cell office:value-type="float" office:value="0.086445">
            <text:p>0.09</text:p>
          </table:table-cell>
          <table:table-cell office:value-type="float" office:value="2.500698">
            <text:p>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296593224">
            <text:p>296593224</text:p>
          </table:table-cell>
          <table:table-cell office:value-type="float" office:value="513748370">
            <text:p>513748370</text:p>
          </table:table-cell>
          <table:table-cell office:value-type="float" office:value="57878">
            <text:p>57878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296484058">
            <text:p>296484058</text:p>
          </table:table-cell>
          <table:table-cell office:value-type="float" office:value="512422994">
            <text:p>512422994</text:p>
          </table:table-cell>
          <table:table-cell office:value-type="float" office:value="35616">
            <text:p>35616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09166">
            <text:p>109166</text:p>
          </table:table-cell>
          <table:table-cell office:value-type="float" office:value="1325376">
            <text:p>1325376</text:p>
          </table:table-cell>
          <table:table-cell office:value-type="float" office:value="22262">
            <text:p>22262</text:p>
          </table:table-cell>
          <table:table-cell office:value-type="float" office:value="7.998772">
            <text:p>8</text:p>
          </table:table-cell>
          <table:table-cell office:value-type="float" office:value="8.043342">
            <text:p>8.04</text:p>
          </table:table-cell>
          <table:table-cell office:value-type="float" office:value="7.631514">
            <text:p>7.63</text:p>
          </table:table-cell>
          <table:table-cell office:value-type="float" office:value="12.999795">
            <text:p>13</text:p>
          </table:table-cell>
          <table:table-cell office:value-type="float" office:value="12.995215">
            <text:p>13</text:p>
          </table:table-cell>
          <table:table-cell office:value-type="float" office:value="12.966462">
            <text:p>12.97</text:p>
          </table:table-cell>
          <table:table-cell office:value-type="float" office:value="7.999724">
            <text:p>8</text:p>
          </table:table-cell>
          <table:table-cell office:value-type="float" office:value="5.001228">
            <text:p>5</text:p>
          </table:table-cell>
          <table:table-cell office:value-type="float" office:value="4.956658">
            <text:p>4.96</text:p>
          </table:table-cell>
          <table:table-cell office:value-type="float" office:value="5.368486">
            <text:p>5.37</text:p>
          </table:table-cell>
          <table:table-cell office:value-type="float" office:value="0.000205">
            <text:p>0</text:p>
          </table:table-cell>
          <table:table-cell office:value-type="float" office:value="0.004785">
            <text:p>0</text:p>
          </table:table-cell>
          <table:table-cell office:value-type="float" office:value="0.033538">
            <text:p>0.03</text:p>
          </table:table-cell>
          <table:table-cell office:value-type="float" office:value="5.000276">
            <text:p>5</text:p>
          </table:table-cell>
          <table:table-cell office:value-type="float" office:value="3.691741">
            <text:p>3.69</text:p>
          </table:table-cell>
          <table:table-cell office:value-type="float" office:value="3.712312">
            <text:p>3.71</text:p>
          </table:table-cell>
          <table:table-cell office:value-type="float" office:value="3.522237">
            <text:p>3.52</text:p>
          </table:table-cell>
          <table:table-cell office:value-type="float" office:value="5.999906">
            <text:p>6</text:p>
          </table:table-cell>
          <table:table-cell office:value-type="float" office:value="5.997792">
            <text:p>6</text:p>
          </table:table-cell>
          <table:table-cell office:value-type="float" office:value="5.984521">
            <text:p>5.98</text:p>
          </table:table-cell>
          <table:table-cell office:value-type="float" office:value="3.69218">
            <text:p>3.69</text:p>
          </table:table-cell>
          <table:table-cell office:value-type="float" office:value="2.308259">
            <text:p>2.31</text:p>
          </table:table-cell>
          <table:table-cell office:value-type="float" office:value="2.287688">
            <text:p>2.29</text:p>
          </table:table-cell>
          <table:table-cell office:value-type="float" office:value="2.477763">
            <text:p>2.48</text:p>
          </table:table-cell>
          <table:table-cell office:value-type="float" office:value="0.000094">
            <text:p>0</text:p>
          </table:table-cell>
          <table:table-cell office:value-type="float" office:value="0.002208">
            <text:p>0</text:p>
          </table:table-cell>
          <table:table-cell office:value-type="float" office:value="0.015479">
            <text:p>0.02</text:p>
          </table:table-cell>
          <table:table-cell office:value-type="float" office:value="2.30782">
            <text:p>2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340391304">
            <text:p>340391304</text:p>
          </table:table-cell>
          <table:table-cell office:value-type="float" office:value="699623956">
            <text:p>699623956</text:p>
          </table:table-cell>
          <table:table-cell office:value-type="float" office:value="69102">
            <text:p>69102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340282216">
            <text:p>340282216</text:p>
          </table:table-cell>
          <table:table-cell office:value-type="float" office:value="699110044">
            <text:p>699110044</text:p>
          </table:table-cell>
          <table:table-cell office:value-type="float" office:value="44420">
            <text:p>44420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109088">
            <text:p>109088</text:p>
          </table:table-cell>
          <table:table-cell office:value-type="float" office:value="513912">
            <text:p>513912</text:p>
          </table:table-cell>
          <table:table-cell office:value-type="float" office:value="24682">
            <text:p>24682</text:p>
          </table:table-cell>
          <table:table-cell office:value-type="float" office:value="8.985265">
            <text:p>8.99</text:p>
          </table:table-cell>
          <table:table-cell office:value-type="float" office:value="9.046134">
            <text:p>9.05</text:p>
          </table:table-cell>
          <table:table-cell office:value-type="float" office:value="8.112575">
            <text:p>8.11</text:p>
          </table:table-cell>
          <table:table-cell office:value-type="float" office:value="13.99921">
            <text:p>14</text:p>
          </table:table-cell>
          <table:table-cell office:value-type="float" office:value="13.995513">
            <text:p>14</text:p>
          </table:table-cell>
          <table:table-cell office:value-type="float" office:value="13.989716">
            <text:p>13.99</text:p>
          </table:table-cell>
          <table:table-cell office:value-type="float" office:value="8.99945">
            <text:p>9</text:p>
          </table:table-cell>
          <table:table-cell office:value-type="float" office:value="5.014735">
            <text:p>5.01</text:p>
          </table:table-cell>
          <table:table-cell office:value-type="float" office:value="4.953866">
            <text:p>4.95</text:p>
          </table:table-cell>
          <table:table-cell office:value-type="float" office:value="5.887425">
            <text:p>5.89</text:p>
          </table:table-cell>
          <table:table-cell office:value-type="float" office:value="0.00079">
            <text:p>0</text:p>
          </table:table-cell>
          <table:table-cell office:value-type="float" office:value="0.004487">
            <text:p>0</text:p>
          </table:table-cell>
          <table:table-cell office:value-type="float" office:value="0.010284">
            <text:p>0.01</text:p>
          </table:table-cell>
          <table:table-cell office:value-type="float" office:value="5.00055">
            <text:p>5</text:p>
          </table:table-cell>
          <table:table-cell office:value-type="float" office:value="3.850828">
            <text:p>3.85</text:p>
          </table:table-cell>
          <table:table-cell office:value-type="float" office:value="3.876915">
            <text:p>3.88</text:p>
          </table:table-cell>
          <table:table-cell office:value-type="float" office:value="3.476818">
            <text:p>3.48</text:p>
          </table:table-cell>
          <table:table-cell office:value-type="float" office:value="5.999662">
            <text:p>6</text:p>
          </table:table-cell>
          <table:table-cell office:value-type="float" office:value="5.998077">
            <text:p>6</text:p>
          </table:table-cell>
          <table:table-cell office:value-type="float" office:value="5.995593">
            <text:p>6</text:p>
          </table:table-cell>
          <table:table-cell office:value-type="float" office:value="3.856907">
            <text:p>3.86</text:p>
          </table:table-cell>
          <table:table-cell office:value-type="float" office:value="2.149172">
            <text:p>2.15</text:p>
          </table:table-cell>
          <table:table-cell office:value-type="float" office:value="2.123085">
            <text:p>2.12</text:p>
          </table:table-cell>
          <table:table-cell office:value-type="float" office:value="2.523182">
            <text:p>2.52</text:p>
          </table:table-cell>
          <table:table-cell office:value-type="float" office:value="0.000338">
            <text:p>0</text:p>
          </table:table-cell>
          <table:table-cell office:value-type="float" office:value="0.001923">
            <text:p>0</text:p>
          </table:table-cell>
          <table:table-cell office:value-type="float" office:value="0.004407">
            <text:p>0</text:p>
          </table:table-cell>
          <table:table-cell office:value-type="float" office:value="2.143093">
            <text:p>2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340120064">
            <text:p>340120064</text:p>
          </table:table-cell>
          <table:table-cell office:value-type="float" office:value="750771476">
            <text:p>750771476</text:p>
          </table:table-cell>
          <table:table-cell office:value-type="float" office:value="71494">
            <text:p>71494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340010642">
            <text:p>340010642</text:p>
          </table:table-cell>
          <table:table-cell office:value-type="float" office:value="750553978">
            <text:p>750553978</text:p>
          </table:table-cell>
          <table:table-cell office:value-type="float" office:value="47660">
            <text:p>47660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109422">
            <text:p>109422</text:p>
          </table:table-cell>
          <table:table-cell office:value-type="float" office:value="217498">
            <text:p>217498</text:p>
          </table:table-cell>
          <table:table-cell office:value-type="float" office:value="23834">
            <text:p>23834</text:p>
          </table:table-cell>
          <table:table-cell office:value-type="float" office:value="9.997961">
            <text:p>10</text:p>
          </table:table-cell>
          <table:table-cell office:value-type="float" office:value="10.039276">
            <text:p>10.04</text:p>
          </table:table-cell>
          <table:table-cell office:value-type="float" office:value="11.079346">
            <text:p>11.08</text:p>
          </table:table-cell>
          <table:table-cell office:value-type="float" office:value="14.997987">
            <text:p>15</text:p>
          </table:table-cell>
          <table:table-cell office:value-type="float" office:value="14.995174">
            <text:p>15</text:p>
          </table:table-cell>
          <table:table-cell office:value-type="float" office:value="14.995655">
            <text:p>15</text:p>
          </table:table-cell>
          <table:table-cell office:value-type="float" office:value="9.999441">
            <text:p>10</text:p>
          </table:table-cell>
          <table:table-cell office:value-type="float" office:value="5.002039">
            <text:p>5</text:p>
          </table:table-cell>
          <table:table-cell office:value-type="float" office:value="4.960724">
            <text:p>4.96</text:p>
          </table:table-cell>
          <table:table-cell office:value-type="float" office:value="3.920654">
            <text:p>3.92</text:p>
          </table:table-cell>
          <table:table-cell office:value-type="float" office:value="0.002013">
            <text:p>0</text:p>
          </table:table-cell>
          <table:table-cell office:value-type="float" office:value="0.004826">
            <text:p>0</text:p>
          </table:table-cell>
          <table:table-cell office:value-type="float" office:value="0.004345">
            <text:p>0</text:p>
          </table:table-cell>
          <table:table-cell office:value-type="float" office:value="5.000559">
            <text:p>5</text:p>
          </table:table-cell>
          <table:table-cell office:value-type="float" office:value="3.999185">
            <text:p>4</text:p>
          </table:table-cell>
          <table:table-cell office:value-type="float" office:value="4.01571">
            <text:p>4.02</text:p>
          </table:table-cell>
          <table:table-cell office:value-type="float" office:value="4.431739">
            <text:p>4.43</text:p>
          </table:table-cell>
          <table:table-cell office:value-type="float" office:value="5.999195">
            <text:p>6</text:p>
          </table:table-cell>
          <table:table-cell office:value-type="float" office:value="5.99807">
            <text:p>6</text:p>
          </table:table-cell>
          <table:table-cell office:value-type="float" office:value="5.998262">
            <text:p>6</text:p>
          </table:table-cell>
          <table:table-cell office:value-type="float" office:value="3.999776">
            <text:p>4</text:p>
          </table:table-cell>
          <table:table-cell office:value-type="float" office:value="2.000815">
            <text:p>2</text:p>
          </table:table-cell>
          <table:table-cell office:value-type="float" office:value="1.98429">
            <text:p>1.98</text:p>
          </table:table-cell>
          <table:table-cell office:value-type="float" office:value="1.568261">
            <text:p>1.57</text:p>
          </table:table-cell>
          <table:table-cell office:value-type="float" office:value="0.000805">
            <text:p>0</text:p>
          </table:table-cell>
          <table:table-cell office:value-type="float" office:value="0.00193">
            <text:p>0</text:p>
          </table:table-cell>
          <table:table-cell office:value-type="float" office:value="0.001738">
            <text:p>0</text:p>
          </table:table-cell>
          <table:table-cell office:value-type="float" office:value="2.000224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424061386">
            <text:p>424061386</text:p>
          </table:table-cell>
          <table:table-cell office:value-type="float" office:value="768348384">
            <text:p>768348384</text:p>
          </table:table-cell>
          <table:table-cell office:value-type="float" office:value="75292">
            <text:p>75292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423972766">
            <text:p>423972766</text:p>
          </table:table-cell>
          <table:table-cell office:value-type="float" office:value="768191790">
            <text:p>768191790</text:p>
          </table:table-cell>
          <table:table-cell office:value-type="float" office:value="51762">
            <text:p>51762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88620">
            <text:p>88620</text:p>
          </table:table-cell>
          <table:table-cell office:value-type="float" office:value="156594">
            <text:p>156594</text:p>
          </table:table-cell>
          <table:table-cell office:value-type="float" office:value="23530">
            <text:p>23530</text:p>
          </table:table-cell>
          <table:table-cell office:value-type="float" office:value="10.998071">
            <text:p>11</text:p>
          </table:table-cell>
          <table:table-cell office:value-type="float" office:value="10.95121">
            <text:p>10.95</text:p>
          </table:table-cell>
          <table:table-cell office:value-type="float" office:value="10.214642">
            <text:p>10.21</text:p>
          </table:table-cell>
          <table:table-cell office:value-type="float" office:value="15.998736">
            <text:p>16</text:p>
          </table:table-cell>
          <table:table-cell office:value-type="float" office:value="15.996656">
            <text:p>16</text:p>
          </table:table-cell>
          <table:table-cell office:value-type="float" office:value="15.996739">
            <text:p>16</text:p>
          </table:table-cell>
          <table:table-cell office:value-type="float" office:value="10.999734">
            <text:p>11</text:p>
          </table:table-cell>
          <table:table-cell office:value-type="float" office:value="5.001929">
            <text:p>5</text:p>
          </table:table-cell>
          <table:table-cell office:value-type="float" office:value="5.04879">
            <text:p>5.05</text:p>
          </table:table-cell>
          <table:table-cell office:value-type="float" office:value="5.785358">
            <text:p>5.79</text:p>
          </table:table-cell>
          <table:table-cell office:value-type="float" office:value="0.001264">
            <text:p>0</text:p>
          </table:table-cell>
          <table:table-cell office:value-type="float" office:value="0.003344">
            <text:p>0</text:p>
          </table:table-cell>
          <table:table-cell office:value-type="float" office:value="0.003261">
            <text:p>0</text:p>
          </table:table-cell>
          <table:table-cell office:value-type="float" office:value="5.000266">
            <text:p>5</text:p>
          </table:table-cell>
          <table:table-cell office:value-type="float" office:value="4.124277">
            <text:p>4.12</text:p>
          </table:table-cell>
          <table:table-cell office:value-type="float" office:value="4.106704">
            <text:p>4.11</text:p>
          </table:table-cell>
          <table:table-cell office:value-type="float" office:value="3.830491">
            <text:p>3.83</text:p>
          </table:table-cell>
          <table:table-cell office:value-type="float" office:value="5.999526">
            <text:p>6</text:p>
          </table:table-cell>
          <table:table-cell office:value-type="float" office:value="5.998746">
            <text:p>6</text:p>
          </table:table-cell>
          <table:table-cell office:value-type="float" office:value="5.998777">
            <text:p>6</text:p>
          </table:table-cell>
          <table:table-cell office:value-type="float" office:value="4.1249">
            <text:p>4.12</text:p>
          </table:table-cell>
          <table:table-cell office:value-type="float" office:value="1.875723">
            <text:p>1.88</text:p>
          </table:table-cell>
          <table:table-cell office:value-type="float" office:value="1.893296">
            <text:p>1.89</text:p>
          </table:table-cell>
          <table:table-cell office:value-type="float" office:value="2.169509">
            <text:p>2.17</text:p>
          </table:table-cell>
          <table:table-cell office:value-type="float" office:value="0.000474">
            <text:p>0</text:p>
          </table:table-cell>
          <table:table-cell office:value-type="float" office:value="0.001254">
            <text:p>0</text:p>
          </table:table-cell>
          <table:table-cell office:value-type="float" office:value="0.001223">
            <text:p>0</text:p>
          </table:table-cell>
          <table:table-cell office:value-type="float" office:value="1.8751">
            <text:p>1.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0139700">
            <text:p>10139700</text:p>
          </table:table-cell>
          <table:table-cell office:value-type="float" office:value="15218924">
            <text:p>15218924</text:p>
          </table:table-cell>
          <table:table-cell office:value-type="float" office:value="38764">
            <text:p>38764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9510638">
            <text:p>9510638</text:p>
          </table:table-cell>
          <table:table-cell office:value-type="float" office:value="4335330">
            <text:p>4335330</text:p>
          </table:table-cell>
          <table:table-cell office:value-type="float" office:value="5536">
            <text:p>5536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629062">
            <text:p>629062</text:p>
          </table:table-cell>
          <table:table-cell office:value-type="float" office:value="10883594">
            <text:p>10883594</text:p>
          </table:table-cell>
          <table:table-cell office:value-type="float" office:value="33228">
            <text:p>33228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36099926">
            <text:p>36099926</text:p>
          </table:table-cell>
          <table:table-cell office:value-type="float" office:value="25942226">
            <text:p>25942226</text:p>
          </table:table-cell>
          <table:table-cell office:value-type="float" office:value="57616">
            <text:p>57616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35528340">
            <text:p>35528340</text:p>
          </table:table-cell>
          <table:table-cell office:value-type="float" office:value="12192490">
            <text:p>12192490</text:p>
          </table:table-cell>
          <table:table-cell office:value-type="float" office:value="14404">
            <text:p>14404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571586">
            <text:p>571586</text:p>
          </table:table-cell>
          <table:table-cell office:value-type="float" office:value="13749736">
            <text:p>13749736</text:p>
          </table:table-cell>
          <table:table-cell office:value-type="float" office:value="43212">
            <text:p>43212</text:p>
          </table:table-cell>
          <table:table-cell office:value-type="float" office:value="1.997442">
            <text:p>2</text:p>
          </table:table-cell>
          <table:table-cell office:value-type="float" office:value="1.946142">
            <text:p>1.95</text:p>
          </table:table-cell>
          <table:table-cell office:value-type="float" office:value="0.84112">
            <text:p>0.84</text:p>
          </table:table-cell>
          <table:table-cell office:value-type="float" office:value="7.950408">
            <text:p>7.95</text:p>
          </table:table-cell>
          <table:table-cell office:value-type="float" office:value="7.873332">
            <text:p>7.87</text:p>
          </table:table-cell>
          <table:table-cell office:value-type="float" office:value="3.75989">
            <text:p>3.76</text:p>
          </table:table-cell>
          <table:table-cell office:value-type="float" office:value="2">
            <text:p>2</text:p>
          </table:table-cell>
          <table:table-cell office:value-type="float" office:value="6.002558">
            <text:p>6</text:p>
          </table:table-cell>
          <table:table-cell office:value-type="float" office:value="6.053858">
            <text:p>6.05</text:p>
          </table:table-cell>
          <table:table-cell office:value-type="float" office:value="7.15888">
            <text:p>7.16</text:p>
          </table:table-cell>
          <table:table-cell office:value-type="float" office:value="0.049592">
            <text:p>0.05</text:p>
          </table:table-cell>
          <table:table-cell office:value-type="float" office:value="0.126668">
            <text:p>0.13</text:p>
          </table:table-cell>
          <table:table-cell office:value-type="float" office:value="4.24011">
            <text:p>4.24</text:p>
          </table:table-cell>
          <table:table-cell office:value-type="float" office:value="6">
            <text:p>6</text:p>
          </table:table-cell>
          <table:table-cell office:value-type="float" office:value="1.747762">
            <text:p>1.75</text:p>
          </table:table-cell>
          <table:table-cell office:value-type="float" office:value="1.702874">
            <text:p>1.7</text:p>
          </table:table-cell>
          <table:table-cell office:value-type="float" office:value="0.73598">
            <text:p>0.74</text:p>
          </table:table-cell>
          <table:table-cell office:value-type="float" office:value="6.956607">
            <text:p>6.96</text:p>
          </table:table-cell>
          <table:table-cell office:value-type="float" office:value="6.889166">
            <text:p>6.89</text:p>
          </table:table-cell>
          <table:table-cell office:value-type="float" office:value="3.289904">
            <text:p>3.29</text:p>
          </table:table-cell>
          <table:table-cell office:value-type="float" office:value="1.75">
            <text:p>1.75</text:p>
          </table:table-cell>
          <table:table-cell office:value-type="float" office:value="5.252238">
            <text:p>5.25</text:p>
          </table:table-cell>
          <table:table-cell office:value-type="float" office:value="5.297126">
            <text:p>5.3</text:p>
          </table:table-cell>
          <table:table-cell office:value-type="float" office:value="6.26402">
            <text:p>6.26</text:p>
          </table:table-cell>
          <table:table-cell office:value-type="float" office:value="0.043393">
            <text:p>0.04</text:p>
          </table:table-cell>
          <table:table-cell office:value-type="float" office:value="0.110834">
            <text:p>0.11</text:p>
          </table:table-cell>
          <table:table-cell office:value-type="float" office:value="3.710096">
            <text:p>3.71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60540902">
            <text:p>60540902</text:p>
          </table:table-cell>
          <table:table-cell office:value-type="float" office:value="39074804">
            <text:p>39074804</text:p>
          </table:table-cell>
          <table:table-cell office:value-type="float" office:value="65812">
            <text:p>65812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60231988">
            <text:p>60231988</text:p>
          </table:table-cell>
          <table:table-cell office:value-type="float" office:value="30856036">
            <text:p>30856036</text:p>
          </table:table-cell>
          <table:table-cell office:value-type="float" office:value="21936">
            <text:p>21936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308914">
            <text:p>308914</text:p>
          </table:table-cell>
          <table:table-cell office:value-type="float" office:value="8218768">
            <text:p>8218768</text:p>
          </table:table-cell>
          <table:table-cell office:value-type="float" office:value="43876">
            <text:p>43876</text:p>
          </table:table-cell>
          <table:table-cell office:value-type="float" office:value="2.999468">
            <text:p>3</text:p>
          </table:table-cell>
          <table:table-cell office:value-type="float" office:value="3.114332">
            <text:p>3.11</text:p>
          </table:table-cell>
          <table:table-cell office:value-type="float" office:value="1.640829">
            <text:p>1.64</text:p>
          </table:table-cell>
          <table:table-cell office:value-type="float" office:value="8.968745">
            <text:p>8.97</text:p>
          </table:table-cell>
          <table:table-cell office:value-type="float" office:value="8.954077">
            <text:p>8.95</text:p>
          </table:table-cell>
          <table:table-cell office:value-type="float" office:value="7.106992">
            <text:p>7.11</text:p>
          </table:table-cell>
          <table:table-cell office:value-type="float" office:value="2.999818">
            <text:p>3</text:p>
          </table:table-cell>
          <table:table-cell office:value-type="float" office:value="6.000532">
            <text:p>6</text:p>
          </table:table-cell>
          <table:table-cell office:value-type="float" office:value="5.885668">
            <text:p>5.89</text:p>
          </table:table-cell>
          <table:table-cell office:value-type="float" office:value="7.359171">
            <text:p>7.36</text:p>
          </table:table-cell>
          <table:table-cell office:value-type="float" office:value="0.031255">
            <text:p>0.03</text:p>
          </table:table-cell>
          <table:table-cell office:value-type="float" office:value="0.045923">
            <text:p>0.05</text:p>
          </table:table-cell>
          <table:table-cell office:value-type="float" office:value="1.893008">
            <text:p>1.89</text:p>
          </table:table-cell>
          <table:table-cell office:value-type="float" office:value="6.000182">
            <text:p>6</text:p>
          </table:table-cell>
          <table:table-cell office:value-type="float" office:value="2.33292">
            <text:p>2.33</text:p>
          </table:table-cell>
          <table:table-cell office:value-type="float" office:value="2.422258">
            <text:p>2.42</text:p>
          </table:table-cell>
          <table:table-cell office:value-type="float" office:value="1.2762">
            <text:p>1.28</text:p>
          </table:table-cell>
          <table:table-cell office:value-type="float" office:value="6.975691">
            <text:p>6.98</text:p>
          </table:table-cell>
          <table:table-cell office:value-type="float" office:value="6.964282">
            <text:p>6.96</text:p>
          </table:table-cell>
          <table:table-cell office:value-type="float" office:value="5.527661">
            <text:p>5.53</text:p>
          </table:table-cell>
          <table:table-cell office:value-type="float" office:value="2.333192">
            <text:p>2.33</text:p>
          </table:table-cell>
          <table:table-cell office:value-type="float" office:value="4.66708">
            <text:p>4.67</text:p>
          </table:table-cell>
          <table:table-cell office:value-type="float" office:value="4.577742">
            <text:p>4.58</text:p>
          </table:table-cell>
          <table:table-cell office:value-type="float" office:value="5.7238">
            <text:p>5.72</text:p>
          </table:table-cell>
          <table:table-cell office:value-type="float" office:value="0.024309">
            <text:p>0.02</text:p>
          </table:table-cell>
          <table:table-cell office:value-type="float" office:value="0.035718">
            <text:p>0.04</text:p>
          </table:table-cell>
          <table:table-cell office:value-type="float" office:value="1.472339">
            <text:p>1.47</text:p>
          </table:table-cell>
          <table:table-cell office:value-type="float" office:value="4.666808">
            <text:p>4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67055460">
            <text:p>67055460</text:p>
          </table:table-cell>
          <table:table-cell office:value-type="float" office:value="111934626">
            <text:p>111934626</text:p>
          </table:table-cell>
          <table:table-cell office:value-type="float" office:value="45796">
            <text:p>4579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66793710">
            <text:p>66793710</text:p>
          </table:table-cell>
          <table:table-cell office:value-type="float" office:value="104393152">
            <text:p>104393152</text:p>
          </table:table-cell>
          <table:table-cell office:value-type="float" office:value="18298">
            <text:p>18298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261750">
            <text:p>261750</text:p>
          </table:table-cell>
          <table:table-cell office:value-type="float" office:value="7541474">
            <text:p>7541474</text:p>
          </table:table-cell>
          <table:table-cell office:value-type="float" office:value="27498">
            <text:p>27498</text:p>
          </table:table-cell>
          <table:table-cell office:value-type="float" office:value="3.998494">
            <text:p>4</text:p>
          </table:table-cell>
          <table:table-cell office:value-type="float" office:value="4.083546">
            <text:p>4.08</text:p>
          </table:table-cell>
          <table:table-cell office:value-type="float" office:value="2.932411">
            <text:p>2.93</text:p>
          </table:table-cell>
          <table:table-cell office:value-type="float" office:value="9.997974">
            <text:p>10</text:p>
          </table:table-cell>
          <table:table-cell office:value-type="float" office:value="9.960965">
            <text:p>9.96</text:p>
          </table:table-cell>
          <table:table-cell office:value-type="float" office:value="9.326261">
            <text:p>9.33</text:p>
          </table:table-cell>
          <table:table-cell office:value-type="float" office:value="3.995545">
            <text:p>4</text:p>
          </table:table-cell>
          <table:table-cell office:value-type="float" office:value="6.001506">
            <text:p>6</text:p>
          </table:table-cell>
          <table:table-cell office:value-type="float" office:value="5.916454">
            <text:p>5.92</text:p>
          </table:table-cell>
          <table:table-cell office:value-type="float" office:value="7.067589">
            <text:p>7.07</text:p>
          </table:table-cell>
          <table:table-cell office:value-type="float" office:value="0.002026">
            <text:p>0</text:p>
          </table:table-cell>
          <table:table-cell office:value-type="float" office:value="0.039035">
            <text:p>0.04</text:p>
          </table:table-cell>
          <table:table-cell office:value-type="float" office:value="0.673739">
            <text:p>0.67</text:p>
          </table:table-cell>
          <table:table-cell office:value-type="float" office:value="6.004455">
            <text:p>6</text:p>
          </table:table-cell>
          <table:table-cell office:value-type="float" office:value="2.798946">
            <text:p>2.8</text:p>
          </table:table-cell>
          <table:table-cell office:value-type="float" office:value="2.858482">
            <text:p>2.86</text:p>
          </table:table-cell>
          <table:table-cell office:value-type="float" office:value="2.052688">
            <text:p>2.05</text:p>
          </table:table-cell>
          <table:table-cell office:value-type="float" office:value="6.998582">
            <text:p>7</text:p>
          </table:table-cell>
          <table:table-cell office:value-type="float" office:value="6.972676">
            <text:p>6.97</text:p>
          </table:table-cell>
          <table:table-cell office:value-type="float" office:value="6.528383">
            <text:p>6.53</text:p>
          </table:table-cell>
          <table:table-cell office:value-type="float" office:value="2.796882">
            <text:p>2.8</text:p>
          </table:table-cell>
          <table:table-cell office:value-type="float" office:value="4.201054">
            <text:p>4.2</text:p>
          </table:table-cell>
          <table:table-cell office:value-type="float" office:value="4.141518">
            <text:p>4.14</text:p>
          </table:table-cell>
          <table:table-cell office:value-type="float" office:value="4.947312">
            <text:p>4.95</text:p>
          </table:table-cell>
          <table:table-cell office:value-type="float" office:value="0.001418">
            <text:p>0</text:p>
          </table:table-cell>
          <table:table-cell office:value-type="float" office:value="0.027324">
            <text:p>0.03</text:p>
          </table:table-cell>
          <table:table-cell office:value-type="float" office:value="0.471617">
            <text:p>0.47</text:p>
          </table:table-cell>
          <table:table-cell office:value-type="float" office:value="4.203118">
            <text:p>4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11681382">
            <text:p>111681382</text:p>
          </table:table-cell>
          <table:table-cell office:value-type="float" office:value="154749284">
            <text:p>154749284</text:p>
          </table:table-cell>
          <table:table-cell office:value-type="float" office:value="73816">
            <text:p>73816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11480328">
            <text:p>111480328</text:p>
          </table:table-cell>
          <table:table-cell office:value-type="float" office:value="147956044">
            <text:p>147956044</text:p>
          </table:table-cell>
          <table:table-cell office:value-type="float" office:value="33540">
            <text:p>33540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201054">
            <text:p>201054</text:p>
          </table:table-cell>
          <table:table-cell office:value-type="float" office:value="6793240">
            <text:p>6793240</text:p>
          </table:table-cell>
          <table:table-cell office:value-type="float" office:value="40276">
            <text:p>40276</text:p>
          </table:table-cell>
          <table:table-cell office:value-type="float" office:value="4.993951">
            <text:p>4.99</text:p>
          </table:table-cell>
          <table:table-cell office:value-type="float" office:value="5.041896">
            <text:p>5.04</text:p>
          </table:table-cell>
          <table:table-cell office:value-type="float" office:value="3.903675">
            <text:p>3.9</text:p>
          </table:table-cell>
          <table:table-cell office:value-type="float" office:value="10.946889">
            <text:p>10.95</text:p>
          </table:table-cell>
          <table:table-cell office:value-type="float" office:value="10.980197">
            <text:p>10.98</text:p>
          </table:table-cell>
          <table:table-cell office:value-type="float" office:value="10.517118">
            <text:p>10.52</text:p>
          </table:table-cell>
          <table:table-cell office:value-type="float" office:value="4.998103">
            <text:p>5</text:p>
          </table:table-cell>
          <table:table-cell office:value-type="float" office:value="6.006049">
            <text:p>6.01</text:p>
          </table:table-cell>
          <table:table-cell office:value-type="float" office:value="5.958104">
            <text:p>5.96</text:p>
          </table:table-cell>
          <table:table-cell office:value-type="float" office:value="7.096325">
            <text:p>7.1</text:p>
          </table:table-cell>
          <table:table-cell office:value-type="float" office:value="0.053111">
            <text:p>0.05</text:p>
          </table:table-cell>
          <table:table-cell office:value-type="float" office:value="0.019803">
            <text:p>0.02</text:p>
          </table:table-cell>
          <table:table-cell office:value-type="float" office:value="0.482882">
            <text:p>0.48</text:p>
          </table:table-cell>
          <table:table-cell office:value-type="float" office:value="6.001897">
            <text:p>6</text:p>
          </table:table-cell>
          <table:table-cell office:value-type="float" office:value="3.177969">
            <text:p>3.18</text:p>
          </table:table-cell>
          <table:table-cell office:value-type="float" office:value="3.20848">
            <text:p>3.21</text:p>
          </table:table-cell>
          <table:table-cell office:value-type="float" office:value="2.484157">
            <text:p>2.48</text:p>
          </table:table-cell>
          <table:table-cell office:value-type="float" office:value="6.966202">
            <text:p>6.97</text:p>
          </table:table-cell>
          <table:table-cell office:value-type="float" office:value="6.987398">
            <text:p>6.99</text:p>
          </table:table-cell>
          <table:table-cell office:value-type="float" office:value="6.692711">
            <text:p>6.69</text:p>
          </table:table-cell>
          <table:table-cell office:value-type="float" office:value="3.180611">
            <text:p>3.18</text:p>
          </table:table-cell>
          <table:table-cell office:value-type="float" office:value="3.822031">
            <text:p>3.82</text:p>
          </table:table-cell>
          <table:table-cell office:value-type="float" office:value="3.79152">
            <text:p>3.79</text:p>
          </table:table-cell>
          <table:table-cell office:value-type="float" office:value="4.515843">
            <text:p>4.52</text:p>
          </table:table-cell>
          <table:table-cell office:value-type="float" office:value="0.033798">
            <text:p>0.03</text:p>
          </table:table-cell>
          <table:table-cell office:value-type="float" office:value="0.012602">
            <text:p>0.01</text:p>
          </table:table-cell>
          <table:table-cell office:value-type="float" office:value="0.307289">
            <text:p>0.31</text:p>
          </table:table-cell>
          <table:table-cell office:value-type="float" office:value="3.819389">
            <text:p>3.8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16173332">
            <text:p>116173332</text:p>
          </table:table-cell>
          <table:table-cell office:value-type="float" office:value="192140954">
            <text:p>192140954</text:p>
          </table:table-cell>
          <table:table-cell office:value-type="float" office:value="39856">
            <text:p>3985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16004268">
            <text:p>116004268</text:p>
          </table:table-cell>
          <table:table-cell office:value-type="float" office:value="187432416">
            <text:p>187432416</text:p>
          </table:table-cell>
          <table:table-cell office:value-type="float" office:value="19908">
            <text:p>19908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169064">
            <text:p>169064</text:p>
          </table:table-cell>
          <table:table-cell office:value-type="float" office:value="4708538">
            <text:p>4708538</text:p>
          </table:table-cell>
          <table:table-cell office:value-type="float" office:value="19948">
            <text:p>19948</text:p>
          </table:table-cell>
          <table:table-cell office:value-type="float" office:value="5.998485">
            <text:p>6</text:p>
          </table:table-cell>
          <table:table-cell office:value-type="float" office:value="5.975934">
            <text:p>5.98</text:p>
          </table:table-cell>
          <table:table-cell office:value-type="float" office:value="6.359928">
            <text:p>6.36</text:p>
          </table:table-cell>
          <table:table-cell office:value-type="float" office:value="11.967667">
            <text:p>11.97</text:p>
          </table:table-cell>
          <table:table-cell office:value-type="float" office:value="11.982537">
            <text:p>11.98</text:p>
          </table:table-cell>
          <table:table-cell office:value-type="float" office:value="11.705932">
            <text:p>11.71</text:p>
          </table:table-cell>
          <table:table-cell office:value-type="float" office:value="5.993978">
            <text:p>5.99</text:p>
          </table:table-cell>
          <table:table-cell office:value-type="float" office:value="6.001515">
            <text:p>6</text:p>
          </table:table-cell>
          <table:table-cell office:value-type="float" office:value="6.024066">
            <text:p>6.02</text:p>
          </table:table-cell>
          <table:table-cell office:value-type="float" office:value="5.640072">
            <text:p>5.64</text:p>
          </table:table-cell>
          <table:table-cell office:value-type="float" office:value="0.032333">
            <text:p>0.03</text:p>
          </table:table-cell>
          <table:table-cell office:value-type="float" office:value="0.017463">
            <text:p>0.02</text:p>
          </table:table-cell>
          <table:table-cell office:value-type="float" office:value="0.294068">
            <text:p>0.29</text:p>
          </table:table-cell>
          <table:table-cell office:value-type="float" office:value="6.006022">
            <text:p>6.01</text:p>
          </table:table-cell>
          <table:table-cell office:value-type="float" office:value="3.499116">
            <text:p>3.5</text:p>
          </table:table-cell>
          <table:table-cell office:value-type="float" office:value="3.485962">
            <text:p>3.49</text:p>
          </table:table-cell>
          <table:table-cell office:value-type="float" office:value="3.709958">
            <text:p>3.71</text:p>
          </table:table-cell>
          <table:table-cell office:value-type="float" office:value="6.981139">
            <text:p>6.98</text:p>
          </table:table-cell>
          <table:table-cell office:value-type="float" office:value="6.989813">
            <text:p>6.99</text:p>
          </table:table-cell>
          <table:table-cell office:value-type="float" office:value="6.82846">
            <text:p>6.83</text:p>
          </table:table-cell>
          <table:table-cell office:value-type="float" office:value="3.496487">
            <text:p>3.5</text:p>
          </table:table-cell>
          <table:table-cell office:value-type="float" office:value="3.500884">
            <text:p>3.5</text:p>
          </table:table-cell>
          <table:table-cell office:value-type="float" office:value="3.514038">
            <text:p>3.51</text:p>
          </table:table-cell>
          <table:table-cell office:value-type="float" office:value="3.290042">
            <text:p>3.29</text:p>
          </table:table-cell>
          <table:table-cell office:value-type="float" office:value="0.018861">
            <text:p>0.02</text:p>
          </table:table-cell>
          <table:table-cell office:value-type="float" office:value="0.010187">
            <text:p>0.01</text:p>
          </table:table-cell>
          <table:table-cell office:value-type="float" office:value="0.17154">
            <text:p>0.17</text:p>
          </table:table-cell>
          <table:table-cell office:value-type="float" office:value="3.503513">
            <text:p>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96235186">
            <text:p>96235186</text:p>
          </table:table-cell>
          <table:table-cell office:value-type="float" office:value="253527408">
            <text:p>253527408</text:p>
          </table:table-cell>
          <table:table-cell office:value-type="float" office:value="68320">
            <text:p>68320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96083316">
            <text:p>96083316</text:p>
          </table:table-cell>
          <table:table-cell office:value-type="float" office:value="248345976">
            <text:p>248345976</text:p>
          </table:table-cell>
          <table:table-cell office:value-type="float" office:value="36784">
            <text:p>36784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151870">
            <text:p>151870</text:p>
          </table:table-cell>
          <table:table-cell office:value-type="float" office:value="5181432">
            <text:p>5181432</text:p>
          </table:table-cell>
          <table:table-cell office:value-type="float" office:value="31536">
            <text:p>31536</text:p>
          </table:table-cell>
          <table:table-cell office:value-type="float" office:value="6.997404">
            <text:p>7</text:p>
          </table:table-cell>
          <table:table-cell office:value-type="float" office:value="6.920562">
            <text:p>6.92</text:p>
          </table:table-cell>
          <table:table-cell office:value-type="float" office:value="5.035439">
            <text:p>5.04</text:p>
          </table:table-cell>
          <table:table-cell office:value-type="float" office:value="12.99917">
            <text:p>13</text:p>
          </table:table-cell>
          <table:table-cell office:value-type="float" office:value="12.979485">
            <text:p>12.98</text:p>
          </table:table-cell>
          <table:table-cell office:value-type="float" office:value="12.734314">
            <text:p>12.73</text:p>
          </table:table-cell>
          <table:table-cell office:value-type="float" office:value="6.999297">
            <text:p>7</text:p>
          </table:table-cell>
          <table:table-cell office:value-type="float" office:value="6.002596">
            <text:p>6</text:p>
          </table:table-cell>
          <table:table-cell office:value-type="float" office:value="6.079438">
            <text:p>6.08</text:p>
          </table:table-cell>
          <table:table-cell office:value-type="float" office:value="7.964561">
            <text:p>7.96</text:p>
          </table:table-cell>
          <table:table-cell office:value-type="float" office:value="0.00083">
            <text:p>0</text:p>
          </table:table-cell>
          <table:table-cell office:value-type="float" office:value="0.020515">
            <text:p>0.02</text:p>
          </table:table-cell>
          <table:table-cell office:value-type="float" office:value="0.265686">
            <text:p>0.27</text:p>
          </table:table-cell>
          <table:table-cell office:value-type="float" office:value="6.000703">
            <text:p>6</text:p>
          </table:table-cell>
          <table:table-cell office:value-type="float" office:value="3.767833">
            <text:p>3.77</text:p>
          </table:table-cell>
          <table:table-cell office:value-type="float" office:value="3.726456">
            <text:p>3.73</text:p>
          </table:table-cell>
          <table:table-cell office:value-type="float" office:value="2.71139">
            <text:p>2.71</text:p>
          </table:table-cell>
          <table:table-cell office:value-type="float" office:value="6.999553">
            <text:p>7</text:p>
          </table:table-cell>
          <table:table-cell office:value-type="float" office:value="6.988953">
            <text:p>6.99</text:p>
          </table:table-cell>
          <table:table-cell office:value-type="float" office:value="6.856938">
            <text:p>6.86</text:p>
          </table:table-cell>
          <table:table-cell office:value-type="float" office:value="3.768852">
            <text:p>3.77</text:p>
          </table:table-cell>
          <table:table-cell office:value-type="float" office:value="3.232167">
            <text:p>3.23</text:p>
          </table:table-cell>
          <table:table-cell office:value-type="float" office:value="3.273544">
            <text:p>3.27</text:p>
          </table:table-cell>
          <table:table-cell office:value-type="float" office:value="4.28861">
            <text:p>4.29</text:p>
          </table:table-cell>
          <table:table-cell office:value-type="float" office:value="0.000447">
            <text:p>0</text:p>
          </table:table-cell>
          <table:table-cell office:value-type="float" office:value="0.011047">
            <text:p>0.01</text:p>
          </table:table-cell>
          <table:table-cell office:value-type="float" office:value="0.143062">
            <text:p>0.14</text:p>
          </table:table-cell>
          <table:table-cell office:value-type="float" office:value="3.231148">
            <text:p>3.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269664248">
            <text:p>269664248</text:p>
          </table:table-cell>
          <table:table-cell office:value-type="float" office:value="510066150">
            <text:p>510066150</text:p>
          </table:table-cell>
          <table:table-cell office:value-type="float" office:value="55336">
            <text:p>55336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269547688">
            <text:p>269547688</text:p>
          </table:table-cell>
          <table:table-cell office:value-type="float" office:value="508766462">
            <text:p>508766462</text:p>
          </table:table-cell>
          <table:table-cell office:value-type="float" office:value="31616">
            <text:p>31616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16560">
            <text:p>116560</text:p>
          </table:table-cell>
          <table:table-cell office:value-type="float" office:value="1299688">
            <text:p>1299688</text:p>
          </table:table-cell>
          <table:table-cell office:value-type="float" office:value="23720">
            <text:p>23720</text:p>
          </table:table-cell>
          <table:table-cell office:value-type="float" office:value="7.987243">
            <text:p>7.99</text:p>
          </table:table-cell>
          <table:table-cell office:value-type="float" office:value="8.115138">
            <text:p>8.12</text:p>
          </table:table-cell>
          <table:table-cell office:value-type="float" office:value="7.07695">
            <text:p>7.08</text:p>
          </table:table-cell>
          <table:table-cell office:value-type="float" office:value="13.999006">
            <text:p>14</text:p>
          </table:table-cell>
          <table:table-cell office:value-type="float" office:value="13.993949">
            <text:p>13.99</text:p>
          </table:table-cell>
          <table:table-cell office:value-type="float" office:value="13.964327">
            <text:p>13.96</text:p>
          </table:table-cell>
          <table:table-cell office:value-type="float" office:value="7.998843">
            <text:p>8</text:p>
          </table:table-cell>
          <table:table-cell office:value-type="float" office:value="6.012757">
            <text:p>6.01</text:p>
          </table:table-cell>
          <table:table-cell office:value-type="float" office:value="5.884862">
            <text:p>5.88</text:p>
          </table:table-cell>
          <table:table-cell office:value-type="float" office:value="6.92305">
            <text:p>6.92</text:p>
          </table:table-cell>
          <table:table-cell office:value-type="float" office:value="0.000994">
            <text:p>0</text:p>
          </table:table-cell>
          <table:table-cell office:value-type="float" office:value="0.006051">
            <text:p>0.01</text:p>
          </table:table-cell>
          <table:table-cell office:value-type="float" office:value="0.035673">
            <text:p>0.04</text:p>
          </table:table-cell>
          <table:table-cell office:value-type="float" office:value="6.001157">
            <text:p>6</text:p>
          </table:table-cell>
          <table:table-cell office:value-type="float" office:value="3.993622">
            <text:p>3.99</text:p>
          </table:table-cell>
          <table:table-cell office:value-type="float" office:value="4.057569">
            <text:p>4.06</text:p>
          </table:table-cell>
          <table:table-cell office:value-type="float" office:value="3.538475">
            <text:p>3.54</text:p>
          </table:table-cell>
          <table:table-cell office:value-type="float" office:value="6.999503">
            <text:p>7</text:p>
          </table:table-cell>
          <table:table-cell office:value-type="float" office:value="6.996974">
            <text:p>7</text:p>
          </table:table-cell>
          <table:table-cell office:value-type="float" office:value="6.982163">
            <text:p>6.98</text:p>
          </table:table-cell>
          <table:table-cell office:value-type="float" office:value="3.999422">
            <text:p>4</text:p>
          </table:table-cell>
          <table:table-cell office:value-type="float" office:value="3.006378">
            <text:p>3.01</text:p>
          </table:table-cell>
          <table:table-cell office:value-type="float" office:value="2.942431">
            <text:p>2.94</text:p>
          </table:table-cell>
          <table:table-cell office:value-type="float" office:value="3.461525">
            <text:p>3.46</text:p>
          </table:table-cell>
          <table:table-cell office:value-type="float" office:value="0.000497">
            <text:p>0</text:p>
          </table:table-cell>
          <table:table-cell office:value-type="float" office:value="0.003026">
            <text:p>0</text:p>
          </table:table-cell>
          <table:table-cell office:value-type="float" office:value="0.017837">
            <text:p>0.02</text:p>
          </table:table-cell>
          <table:table-cell office:value-type="float" office:value="3.000578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288540550">
            <text:p>288540550</text:p>
          </table:table-cell>
          <table:table-cell office:value-type="float" office:value="612221786">
            <text:p>612221786</text:p>
          </table:table-cell>
          <table:table-cell office:value-type="float" office:value="75418">
            <text:p>75418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288413160">
            <text:p>288413160</text:p>
          </table:table-cell>
          <table:table-cell office:value-type="float" office:value="611139922">
            <text:p>611139922</text:p>
          </table:table-cell>
          <table:table-cell office:value-type="float" office:value="45248">
            <text:p>45248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27390">
            <text:p>127390</text:p>
          </table:table-cell>
          <table:table-cell office:value-type="float" office:value="1081864">
            <text:p>1081864</text:p>
          </table:table-cell>
          <table:table-cell office:value-type="float" office:value="30170">
            <text:p>30170</text:p>
          </table:table-cell>
          <table:table-cell office:value-type="float" office:value="8.99596">
            <text:p>9</text:p>
          </table:table-cell>
          <table:table-cell office:value-type="float" office:value="8.885257">
            <text:p>8.89</text:p>
          </table:table-cell>
          <table:table-cell office:value-type="float" office:value="8.346529">
            <text:p>8.35</text:p>
          </table:table-cell>
          <table:table-cell office:value-type="float" office:value="14.948651">
            <text:p>14.95</text:p>
          </table:table-cell>
          <table:table-cell office:value-type="float" office:value="14.993378">
            <text:p>14.99</text:p>
          </table:table-cell>
          <table:table-cell office:value-type="float" office:value="14.973493">
            <text:p>14.97</text:p>
          </table:table-cell>
          <table:table-cell office:value-type="float" office:value="8.999443">
            <text:p>9</text:p>
          </table:table-cell>
          <table:table-cell office:value-type="float" office:value="6.00404">
            <text:p>6</text:p>
          </table:table-cell>
          <table:table-cell office:value-type="float" office:value="6.114743">
            <text:p>6.11</text:p>
          </table:table-cell>
          <table:table-cell office:value-type="float" office:value="6.653471">
            <text:p>6.65</text:p>
          </table:table-cell>
          <table:table-cell office:value-type="float" office:value="0.051349">
            <text:p>0.05</text:p>
          </table:table-cell>
          <table:table-cell office:value-type="float" office:value="0.006622">
            <text:p>0.01</text:p>
          </table:table-cell>
          <table:table-cell office:value-type="float" office:value="0.026507">
            <text:p>0.03</text:p>
          </table:table-cell>
          <table:table-cell office:value-type="float" office:value="6.000557">
            <text:p>6</text:p>
          </table:table-cell>
          <table:table-cell office:value-type="float" office:value="4.198115">
            <text:p>4.2</text:p>
          </table:table-cell>
          <table:table-cell office:value-type="float" office:value="4.146453">
            <text:p>4.15</text:p>
          </table:table-cell>
          <table:table-cell office:value-type="float" office:value="3.895047">
            <text:p>3.9</text:p>
          </table:table-cell>
          <table:table-cell office:value-type="float" office:value="6.976037">
            <text:p>6.98</text:p>
          </table:table-cell>
          <table:table-cell office:value-type="float" office:value="6.99691">
            <text:p>7</text:p>
          </table:table-cell>
          <table:table-cell office:value-type="float" office:value="6.98763">
            <text:p>6.99</text:p>
          </table:table-cell>
          <table:table-cell office:value-type="float" office:value="4.19974">
            <text:p>4.2</text:p>
          </table:table-cell>
          <table:table-cell office:value-type="float" office:value="2.801885">
            <text:p>2.8</text:p>
          </table:table-cell>
          <table:table-cell office:value-type="float" office:value="2.853547">
            <text:p>2.85</text:p>
          </table:table-cell>
          <table:table-cell office:value-type="float" office:value="3.104953">
            <text:p>3.1</text:p>
          </table:table-cell>
          <table:table-cell office:value-type="float" office:value="0.023963">
            <text:p>0.02</text:p>
          </table:table-cell>
          <table:table-cell office:value-type="float" office:value="0.00309">
            <text:p>0</text:p>
          </table:table-cell>
          <table:table-cell office:value-type="float" office:value="0.01237">
            <text:p>0.01</text:p>
          </table:table-cell>
          <table:table-cell office:value-type="float" office:value="2.80026">
            <text:p>2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422348830">
            <text:p>422348830</text:p>
          </table:table-cell>
          <table:table-cell office:value-type="float" office:value="691401284">
            <text:p>691401284</text:p>
          </table:table-cell>
          <table:table-cell office:value-type="float" office:value="66518">
            <text:p>66518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422273212">
            <text:p>422273212</text:p>
          </table:table-cell>
          <table:table-cell office:value-type="float" office:value="690900546">
            <text:p>690900546</text:p>
          </table:table-cell>
          <table:table-cell office:value-type="float" office:value="41568">
            <text:p>41568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75618">
            <text:p>75618</text:p>
          </table:table-cell>
          <table:table-cell office:value-type="float" office:value="500738">
            <text:p>500738</text:p>
          </table:table-cell>
          <table:table-cell office:value-type="float" office:value="24950">
            <text:p>24950</text:p>
          </table:table-cell>
          <table:table-cell office:value-type="float" office:value="9.996472">
            <text:p>10</text:p>
          </table:table-cell>
          <table:table-cell office:value-type="float" office:value="9.858036">
            <text:p>9.86</text:p>
          </table:table-cell>
          <table:table-cell office:value-type="float" office:value="9.762214">
            <text:p>9.76</text:p>
          </table:table-cell>
          <table:table-cell office:value-type="float" office:value="15.97708">
            <text:p>15.98</text:p>
          </table:table-cell>
          <table:table-cell office:value-type="float" office:value="15.997135">
            <text:p>16</text:p>
          </table:table-cell>
          <table:table-cell office:value-type="float" office:value="15.988412">
            <text:p>15.99</text:p>
          </table:table-cell>
          <table:table-cell office:value-type="float" office:value="9.998617">
            <text:p>10</text:p>
          </table:table-cell>
          <table:table-cell office:value-type="float" office:value="6.003528">
            <text:p>6</text:p>
          </table:table-cell>
          <table:table-cell office:value-type="float" office:value="6.141964">
            <text:p>6.14</text:p>
          </table:table-cell>
          <table:table-cell office:value-type="float" office:value="6.237786">
            <text:p>6.24</text:p>
          </table:table-cell>
          <table:table-cell office:value-type="float" office:value="0.02292">
            <text:p>0.02</text:p>
          </table:table-cell>
          <table:table-cell office:value-type="float" office:value="0.002865">
            <text:p>0</text:p>
          </table:table-cell>
          <table:table-cell office:value-type="float" office:value="0.011588">
            <text:p>0.01</text:p>
          </table:table-cell>
          <table:table-cell office:value-type="float" office:value="6.001383">
            <text:p>6</text:p>
          </table:table-cell>
          <table:table-cell office:value-type="float" office:value="4.373457">
            <text:p>4.37</text:p>
          </table:table-cell>
          <table:table-cell office:value-type="float" office:value="4.312891">
            <text:p>4.31</text:p>
          </table:table-cell>
          <table:table-cell office:value-type="float" office:value="4.270969">
            <text:p>4.27</text:p>
          </table:table-cell>
          <table:table-cell office:value-type="float" office:value="6.989973">
            <text:p>6.99</text:p>
          </table:table-cell>
          <table:table-cell office:value-type="float" office:value="6.998747">
            <text:p>7</text:p>
          </table:table-cell>
          <table:table-cell office:value-type="float" office:value="6.99493">
            <text:p>6.99</text:p>
          </table:table-cell>
          <table:table-cell office:value-type="float" office:value="4.374395">
            <text:p>4.37</text:p>
          </table:table-cell>
          <table:table-cell office:value-type="float" office:value="2.626543">
            <text:p>2.63</text:p>
          </table:table-cell>
          <table:table-cell office:value-type="float" office:value="2.687109">
            <text:p>2.69</text:p>
          </table:table-cell>
          <table:table-cell office:value-type="float" office:value="2.729031">
            <text:p>2.73</text:p>
          </table:table-cell>
          <table:table-cell office:value-type="float" office:value="0.010027">
            <text:p>0.01</text:p>
          </table:table-cell>
          <table:table-cell office:value-type="float" office:value="0.001253">
            <text:p>0</text:p>
          </table:table-cell>
          <table:table-cell office:value-type="float" office:value="0.00507">
            <text:p>0.01</text:p>
          </table:table-cell>
          <table:table-cell office:value-type="float" office:value="2.625605">
            <text:p>2.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364235332">
            <text:p>364235332</text:p>
          </table:table-cell>
          <table:table-cell office:value-type="float" office:value="741730788">
            <text:p>741730788</text:p>
          </table:table-cell>
          <table:table-cell office:value-type="float" office:value="67576">
            <text:p>67576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364130122">
            <text:p>364130122</text:p>
          </table:table-cell>
          <table:table-cell office:value-type="float" office:value="741397546">
            <text:p>741397546</text:p>
          </table:table-cell>
          <table:table-cell office:value-type="float" office:value="43720">
            <text:p>43720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105210">
            <text:p>105210</text:p>
          </table:table-cell>
          <table:table-cell office:value-type="float" office:value="333242">
            <text:p>333242</text:p>
          </table:table-cell>
          <table:table-cell office:value-type="float" office:value="23856">
            <text:p>23856</text:p>
          </table:table-cell>
          <table:table-cell office:value-type="float" office:value="10.99901">
            <text:p>11</text:p>
          </table:table-cell>
          <table:table-cell office:value-type="float" office:value="10.954918">
            <text:p>10.95</text:p>
          </table:table-cell>
          <table:table-cell office:value-type="float" office:value="8.962225">
            <text:p>8.96</text:p>
          </table:table-cell>
          <table:table-cell office:value-type="float" office:value="16.99768">
            <text:p>17</text:p>
          </table:table-cell>
          <table:table-cell office:value-type="float" office:value="16.99509">
            <text:p>17</text:p>
          </table:table-cell>
          <table:table-cell office:value-type="float" office:value="16.992362">
            <text:p>16.99</text:p>
          </table:table-cell>
          <table:table-cell office:value-type="float" office:value="10.998579">
            <text:p>11</text:p>
          </table:table-cell>
          <table:table-cell office:value-type="float" office:value="6.00099">
            <text:p>6</text:p>
          </table:table-cell>
          <table:table-cell office:value-type="float" office:value="6.045082">
            <text:p>6.05</text:p>
          </table:table-cell>
          <table:table-cell office:value-type="float" office:value="8.037775">
            <text:p>8.04</text:p>
          </table:table-cell>
          <table:table-cell office:value-type="float" office:value="0.00232">
            <text:p>0</text:p>
          </table:table-cell>
          <table:table-cell office:value-type="float" office:value="0.00491">
            <text:p>0</text:p>
          </table:table-cell>
          <table:table-cell office:value-type="float" office:value="0.007638">
            <text:p>0.01</text:p>
          </table:table-cell>
          <table:table-cell office:value-type="float" office:value="6.001421">
            <text:p>6</text:p>
          </table:table-cell>
          <table:table-cell office:value-type="float" office:value="4.529004">
            <text:p>4.53</text:p>
          </table:table-cell>
          <table:table-cell office:value-type="float" office:value="4.510849">
            <text:p>4.51</text:p>
          </table:table-cell>
          <table:table-cell office:value-type="float" office:value="3.690328">
            <text:p>3.69</text:p>
          </table:table-cell>
          <table:table-cell office:value-type="float" office:value="6.999045">
            <text:p>7</text:p>
          </table:table-cell>
          <table:table-cell office:value-type="float" office:value="6.997978">
            <text:p>7</text:p>
          </table:table-cell>
          <table:table-cell office:value-type="float" office:value="6.996855">
            <text:p>7</text:p>
          </table:table-cell>
          <table:table-cell office:value-type="float" office:value="4.528827">
            <text:p>4.53</text:p>
          </table:table-cell>
          <table:table-cell office:value-type="float" office:value="2.470996">
            <text:p>2.47</text:p>
          </table:table-cell>
          <table:table-cell office:value-type="float" office:value="2.489151">
            <text:p>2.49</text:p>
          </table:table-cell>
          <table:table-cell office:value-type="float" office:value="3.309672">
            <text:p>3.31</text:p>
          </table:table-cell>
          <table:table-cell office:value-type="float" office:value="0.000955">
            <text:p>0</text:p>
          </table:table-cell>
          <table:table-cell office:value-type="float" office:value="0.002022">
            <text:p>0</text:p>
          </table:table-cell>
          <table:table-cell office:value-type="float" office:value="0.003145">
            <text:p>0</text:p>
          </table:table-cell>
          <table:table-cell office:value-type="float" office:value="2.471173">
            <text:p>2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17440558">
            <text:p>17440558</text:p>
          </table:table-cell>
          <table:table-cell office:value-type="float" office:value="22464346">
            <text:p>22464346</text:p>
          </table:table-cell>
          <table:table-cell office:value-type="float" office:value="77732">
            <text:p>77732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16682982">
            <text:p>16682982</text:p>
          </table:table-cell>
          <table:table-cell office:value-type="float" office:value="6603312">
            <text:p>6603312</text:p>
          </table:table-cell>
          <table:table-cell office:value-type="float" office:value="9710">
            <text:p>971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757576">
            <text:p>757576</text:p>
          </table:table-cell>
          <table:table-cell office:value-type="float" office:value="15861034">
            <text:p>15861034</text:p>
          </table:table-cell>
          <table:table-cell office:value-type="float" office:value="68022">
            <text:p>68022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51939940">
            <text:p>51939940</text:p>
          </table:table-cell>
          <table:table-cell office:value-type="float" office:value="21228912">
            <text:p>21228912</text:p>
          </table:table-cell>
          <table:table-cell office:value-type="float" office:value="54036">
            <text:p>54036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51395668">
            <text:p>51395668</text:p>
          </table:table-cell>
          <table:table-cell office:value-type="float" office:value="8313552">
            <text:p>8313552</text:p>
          </table:table-cell>
          <table:table-cell office:value-type="float" office:value="12006">
            <text:p>12006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544272">
            <text:p>544272</text:p>
          </table:table-cell>
          <table:table-cell office:value-type="float" office:value="12915360">
            <text:p>12915360</text:p>
          </table:table-cell>
          <table:table-cell office:value-type="float" office:value="42030">
            <text:p>42030</text:p>
          </table:table-cell>
          <table:table-cell office:value-type="float" office:value="1.999784">
            <text:p>2</text:p>
          </table:table-cell>
          <table:table-cell office:value-type="float" office:value="1.939065">
            <text:p>1.94</text:p>
          </table:table-cell>
          <table:table-cell office:value-type="float" office:value="1.846632">
            <text:p>1.85</text:p>
          </table:table-cell>
          <table:table-cell office:value-type="float" office:value="8.954841">
            <text:p>8.95</text:p>
          </table:table-cell>
          <table:table-cell office:value-type="float" office:value="8.90569">
            <text:p>8.91</text:p>
          </table:table-cell>
          <table:table-cell office:value-type="float" office:value="3.524531">
            <text:p>3.52</text:p>
          </table:table-cell>
          <table:table-cell office:value-type="float" office:value="1.999667">
            <text:p>2</text:p>
          </table:table-cell>
          <table:table-cell office:value-type="float" office:value="7.000216">
            <text:p>7</text:p>
          </table:table-cell>
          <table:table-cell office:value-type="float" office:value="7.060935">
            <text:p>7.06</text:p>
          </table:table-cell>
          <table:table-cell office:value-type="float" office:value="7.153368">
            <text:p>7.15</text:p>
          </table:table-cell>
          <table:table-cell office:value-type="float" office:value="0.045159">
            <text:p>0.05</text:p>
          </table:table-cell>
          <table:table-cell office:value-type="float" office:value="0.09431">
            <text:p>0.09</text:p>
          </table:table-cell>
          <table:table-cell office:value-type="float" office:value="5.475469">
            <text:p>5.48</text:p>
          </table:table-cell>
          <table:table-cell office:value-type="float" office:value="7.000333">
            <text:p>7</text:p>
          </table:table-cell>
          <table:table-cell office:value-type="float" office:value="1.777586">
            <text:p>1.78</text:p>
          </table:table-cell>
          <table:table-cell office:value-type="float" office:value="1.723614">
            <text:p>1.72</text:p>
          </table:table-cell>
          <table:table-cell office:value-type="float" office:value="1.641451">
            <text:p>1.64</text:p>
          </table:table-cell>
          <table:table-cell office:value-type="float" office:value="7.959858">
            <text:p>7.96</text:p>
          </table:table-cell>
          <table:table-cell office:value-type="float" office:value="7.916169">
            <text:p>7.92</text:p>
          </table:table-cell>
          <table:table-cell office:value-type="float" office:value="3.132917">
            <text:p>3.13</text:p>
          </table:table-cell>
          <table:table-cell office:value-type="float" office:value="1.777482">
            <text:p>1.78</text:p>
          </table:table-cell>
          <table:table-cell office:value-type="float" office:value="6.222414">
            <text:p>6.22</text:p>
          </table:table-cell>
          <table:table-cell office:value-type="float" office:value="6.276386">
            <text:p>6.28</text:p>
          </table:table-cell>
          <table:table-cell office:value-type="float" office:value="6.358549">
            <text:p>6.36</text:p>
          </table:table-cell>
          <table:table-cell office:value-type="float" office:value="0.040142">
            <text:p>0.04</text:p>
          </table:table-cell>
          <table:table-cell office:value-type="float" office:value="0.083831">
            <text:p>0.08</text:p>
          </table:table-cell>
          <table:table-cell office:value-type="float" office:value="4.867083">
            <text:p>4.87</text:p>
          </table:table-cell>
          <table:table-cell office:value-type="float" office:value="6.222518">
            <text:p>6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56258250">
            <text:p>56258250</text:p>
          </table:table-cell>
          <table:table-cell office:value-type="float" office:value="42357698">
            <text:p>42357698</text:p>
          </table:table-cell>
          <table:table-cell office:value-type="float" office:value="51284">
            <text:p>51284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55907988">
            <text:p>55907988</text:p>
          </table:table-cell>
          <table:table-cell office:value-type="float" office:value="30404462">
            <text:p>30404462</text:p>
          </table:table-cell>
          <table:table-cell office:value-type="float" office:value="15386">
            <text:p>15386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350262">
            <text:p>350262</text:p>
          </table:table-cell>
          <table:table-cell office:value-type="float" office:value="11953236">
            <text:p>11953236</text:p>
          </table:table-cell>
          <table:table-cell office:value-type="float" office:value="35898">
            <text:p>35898</text:p>
          </table:table-cell>
          <table:table-cell office:value-type="float" office:value="2.992959">
            <text:p>2.99</text:p>
          </table:table-cell>
          <table:table-cell office:value-type="float" office:value="2.976318">
            <text:p>2.98</text:p>
          </table:table-cell>
          <table:table-cell office:value-type="float" office:value="1.542428">
            <text:p>1.54</text:p>
          </table:table-cell>
          <table:table-cell office:value-type="float" office:value="9.942212">
            <text:p>9.94</text:p>
          </table:table-cell>
          <table:table-cell office:value-type="float" office:value="9.93774">
            <text:p>9.94</text:p>
          </table:table-cell>
          <table:table-cell office:value-type="float" office:value="7.178025">
            <text:p>7.18</text:p>
          </table:table-cell>
          <table:table-cell office:value-type="float" office:value="3.000156">
            <text:p>3</text:p>
          </table:table-cell>
          <table:table-cell office:value-type="float" office:value="7.007041">
            <text:p>7.01</text:p>
          </table:table-cell>
          <table:table-cell office:value-type="float" office:value="7.023682">
            <text:p>7.02</text:p>
          </table:table-cell>
          <table:table-cell office:value-type="float" office:value="8.457572">
            <text:p>8.46</text:p>
          </table:table-cell>
          <table:table-cell office:value-type="float" office:value="0.057788">
            <text:p>0.06</text:p>
          </table:table-cell>
          <table:table-cell office:value-type="float" office:value="0.06226">
            <text:p>0.06</text:p>
          </table:table-cell>
          <table:table-cell office:value-type="float" office:value="2.821975">
            <text:p>2.82</text:p>
          </table:table-cell>
          <table:table-cell office:value-type="float" office:value="6.999844">
            <text:p>7</text:p>
          </table:table-cell>
          <table:table-cell office:value-type="float" office:value="2.394367">
            <text:p>2.39</text:p>
          </table:table-cell>
          <table:table-cell office:value-type="float" office:value="2.381054">
            <text:p>2.38</text:p>
          </table:table-cell>
          <table:table-cell office:value-type="float" office:value="1.233942">
            <text:p>1.23</text:p>
          </table:table-cell>
          <table:table-cell office:value-type="float" office:value="7.95377">
            <text:p>7.95</text:p>
          </table:table-cell>
          <table:table-cell office:value-type="float" office:value="7.950192">
            <text:p>7.95</text:p>
          </table:table-cell>
          <table:table-cell office:value-type="float" office:value="5.74242">
            <text:p>5.74</text:p>
          </table:table-cell>
          <table:table-cell office:value-type="float" office:value="2.400125">
            <text:p>2.4</text:p>
          </table:table-cell>
          <table:table-cell office:value-type="float" office:value="5.605633">
            <text:p>5.61</text:p>
          </table:table-cell>
          <table:table-cell office:value-type="float" office:value="5.618946">
            <text:p>5.62</text:p>
          </table:table-cell>
          <table:table-cell office:value-type="float" office:value="6.766058">
            <text:p>6.77</text:p>
          </table:table-cell>
          <table:table-cell office:value-type="float" office:value="0.04623">
            <text:p>0.05</text:p>
          </table:table-cell>
          <table:table-cell office:value-type="float" office:value="0.049808">
            <text:p>0.05</text:p>
          </table:table-cell>
          <table:table-cell office:value-type="float" office:value="2.25758">
            <text:p>2.26</text:p>
          </table:table-cell>
          <table:table-cell office:value-type="float" office:value="5.599875">
            <text:p>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9980586">
            <text:p>79980586</text:p>
          </table:table-cell>
          <table:table-cell office:value-type="float" office:value="71312628">
            <text:p>71312628</text:p>
          </table:table-cell>
          <table:table-cell office:value-type="float" office:value="45126">
            <text:p>45126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79725196">
            <text:p>79725196</text:p>
          </table:table-cell>
          <table:table-cell office:value-type="float" office:value="61493598">
            <text:p>61493598</text:p>
          </table:table-cell>
          <table:table-cell office:value-type="float" office:value="16408">
            <text:p>16408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255390">
            <text:p>255390</text:p>
          </table:table-cell>
          <table:table-cell office:value-type="float" office:value="9819030">
            <text:p>9819030</text:p>
          </table:table-cell>
          <table:table-cell office:value-type="float" office:value="28718">
            <text:p>28718</text:p>
          </table:table-cell>
          <table:table-cell office:value-type="float" office:value="3.999745">
            <text:p>4</text:p>
          </table:table-cell>
          <table:table-cell office:value-type="float" office:value="4.133053">
            <text:p>4.13</text:p>
          </table:table-cell>
          <table:table-cell office:value-type="float" office:value="3.135102">
            <text:p>3.14</text:p>
          </table:table-cell>
          <table:table-cell office:value-type="float" office:value="10.977533">
            <text:p>10.98</text:p>
          </table:table-cell>
          <table:table-cell office:value-type="float" office:value="10.964875">
            <text:p>10.96</text:p>
          </table:table-cell>
          <table:table-cell office:value-type="float" office:value="9.485411">
            <text:p>9.49</text:p>
          </table:table-cell>
          <table:table-cell office:value-type="float" office:value="3.999645">
            <text:p>4</text:p>
          </table:table-cell>
          <table:table-cell office:value-type="float" office:value="7.000255">
            <text:p>7</text:p>
          </table:table-cell>
          <table:table-cell office:value-type="float" office:value="6.866947">
            <text:p>6.87</text:p>
          </table:table-cell>
          <table:table-cell office:value-type="float" office:value="7.864898">
            <text:p>7.86</text:p>
          </table:table-cell>
          <table:table-cell office:value-type="float" office:value="0.022467">
            <text:p>0.02</text:p>
          </table:table-cell>
          <table:table-cell office:value-type="float" office:value="0.035125">
            <text:p>0.04</text:p>
          </table:table-cell>
          <table:table-cell office:value-type="float" office:value="1.514589">
            <text:p>1.51</text:p>
          </table:table-cell>
          <table:table-cell office:value-type="float" office:value="7.000355">
            <text:p>7</text:p>
          </table:table-cell>
          <table:table-cell office:value-type="float" office:value="2.908905">
            <text:p>2.91</text:p>
          </table:table-cell>
          <table:table-cell office:value-type="float" office:value="3.005856">
            <text:p>3.01</text:p>
          </table:table-cell>
          <table:table-cell office:value-type="float" office:value="2.280074">
            <text:p>2.28</text:p>
          </table:table-cell>
          <table:table-cell office:value-type="float" office:value="7.98366">
            <text:p>7.98</text:p>
          </table:table-cell>
          <table:table-cell office:value-type="float" office:value="7.974455">
            <text:p>7.97</text:p>
          </table:table-cell>
          <table:table-cell office:value-type="float" office:value="6.898481">
            <text:p>6.9</text:p>
          </table:table-cell>
          <table:table-cell office:value-type="float" office:value="2.908833">
            <text:p>2.91</text:p>
          </table:table-cell>
          <table:table-cell office:value-type="float" office:value="5.091095">
            <text:p>5.09</text:p>
          </table:table-cell>
          <table:table-cell office:value-type="float" office:value="4.994144">
            <text:p>4.99</text:p>
          </table:table-cell>
          <table:table-cell office:value-type="float" office:value="5.719926">
            <text:p>5.72</text:p>
          </table:table-cell>
          <table:table-cell office:value-type="float" office:value="0.01634">
            <text:p>0.02</text:p>
          </table:table-cell>
          <table:table-cell office:value-type="float" office:value="0.025545">
            <text:p>0.03</text:p>
          </table:table-cell>
          <table:table-cell office:value-type="float" office:value="1.101519">
            <text:p>1.1</text:p>
          </table:table-cell>
          <table:table-cell office:value-type="float" office:value="5.091167">
            <text:p>5.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22686674">
            <text:p>122686674</text:p>
          </table:table-cell>
          <table:table-cell office:value-type="float" office:value="171727094">
            <text:p>171727094</text:p>
          </table:table-cell>
          <table:table-cell office:value-type="float" office:value="131930">
            <text:p>131930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22502232">
            <text:p>122502232</text:p>
          </table:table-cell>
          <table:table-cell office:value-type="float" office:value="165482478">
            <text:p>165482478</text:p>
          </table:table-cell>
          <table:table-cell office:value-type="float" office:value="54970">
            <text:p>54970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184442">
            <text:p>184442</text:p>
          </table:table-cell>
          <table:table-cell office:value-type="float" office:value="6244616">
            <text:p>6244616</text:p>
          </table:table-cell>
          <table:table-cell office:value-type="float" office:value="76960">
            <text:p>76960</text:p>
          </table:table-cell>
          <table:table-cell office:value-type="float" office:value="4.998583">
            <text:p>5</text:p>
          </table:table-cell>
          <table:table-cell office:value-type="float" office:value="4.999841">
            <text:p>5</text:p>
          </table:table-cell>
          <table:table-cell office:value-type="float" office:value="4.022487">
            <text:p>4.02</text:p>
          </table:table-cell>
          <table:table-cell office:value-type="float" office:value="11.989061">
            <text:p>11.99</text:p>
          </table:table-cell>
          <table:table-cell office:value-type="float" office:value="11.98196">
            <text:p>11.98</text:p>
          </table:table-cell>
          <table:table-cell office:value-type="float" office:value="11.563637">
            <text:p>11.56</text:p>
          </table:table-cell>
          <table:table-cell office:value-type="float" office:value="4.999924">
            <text:p>5</text:p>
          </table:table-cell>
          <table:table-cell office:value-type="float" office:value="7.001417">
            <text:p>7</text:p>
          </table:table-cell>
          <table:table-cell office:value-type="float" office:value="7.000159">
            <text:p>7</text:p>
          </table:table-cell>
          <table:table-cell office:value-type="float" office:value="7.977513">
            <text:p>7.98</text:p>
          </table:table-cell>
          <table:table-cell office:value-type="float" office:value="0.010939">
            <text:p>0.01</text:p>
          </table:table-cell>
          <table:table-cell office:value-type="float" office:value="0.01804">
            <text:p>0.02</text:p>
          </table:table-cell>
          <table:table-cell office:value-type="float" office:value="0.436363">
            <text:p>0.44</text:p>
          </table:table-cell>
          <table:table-cell office:value-type="float" office:value="7.000076">
            <text:p>7</text:p>
          </table:table-cell>
          <table:table-cell office:value-type="float" office:value="3.332389">
            <text:p>3.33</text:p>
          </table:table-cell>
          <table:table-cell office:value-type="float" office:value="3.333227">
            <text:p>3.33</text:p>
          </table:table-cell>
          <table:table-cell office:value-type="float" office:value="2.681658">
            <text:p>2.68</text:p>
          </table:table-cell>
          <table:table-cell office:value-type="float" office:value="7.992707">
            <text:p>7.99</text:p>
          </table:table-cell>
          <table:table-cell office:value-type="float" office:value="7.987973">
            <text:p>7.99</text:p>
          </table:table-cell>
          <table:table-cell office:value-type="float" office:value="7.709091">
            <text:p>7.71</text:p>
          </table:table-cell>
          <table:table-cell office:value-type="float" office:value="3.333283">
            <text:p>3.33</text:p>
          </table:table-cell>
          <table:table-cell office:value-type="float" office:value="4.667611">
            <text:p>4.67</text:p>
          </table:table-cell>
          <table:table-cell office:value-type="float" office:value="4.666773">
            <text:p>4.67</text:p>
          </table:table-cell>
          <table:table-cell office:value-type="float" office:value="5.318342">
            <text:p>5.32</text:p>
          </table:table-cell>
          <table:table-cell office:value-type="float" office:value="0.007293">
            <text:p>0.01</text:p>
          </table:table-cell>
          <table:table-cell office:value-type="float" office:value="0.012027">
            <text:p>0.01</text:p>
          </table:table-cell>
          <table:table-cell office:value-type="float" office:value="0.290909">
            <text:p>0.29</text:p>
          </table:table-cell>
          <table:table-cell office:value-type="float" office:value="4.666717">
            <text:p>4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130289686">
            <text:p>130289686</text:p>
          </table:table-cell>
          <table:table-cell office:value-type="float" office:value="227513434">
            <text:p>227513434</text:p>
          </table:table-cell>
          <table:table-cell office:value-type="float" office:value="39508">
            <text:p>39508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130131200">
            <text:p>130131200</text:p>
          </table:table-cell>
          <table:table-cell office:value-type="float" office:value="221958118">
            <text:p>221958118</text:p>
          </table:table-cell>
          <table:table-cell office:value-type="float" office:value="18230">
            <text:p>18230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158486">
            <text:p>158486</text:p>
          </table:table-cell>
          <table:table-cell office:value-type="float" office:value="5555316">
            <text:p>5555316</text:p>
          </table:table-cell>
          <table:table-cell office:value-type="float" office:value="21278">
            <text:p>21278</text:p>
          </table:table-cell>
          <table:table-cell office:value-type="float" office:value="6.000097">
            <text:p>6</text:p>
          </table:table-cell>
          <table:table-cell office:value-type="float" office:value="6.317204">
            <text:p>6.32</text:p>
          </table:table-cell>
          <table:table-cell office:value-type="float" office:value="3.669652">
            <text:p>3.67</text:p>
          </table:table-cell>
          <table:table-cell office:value-type="float" office:value="12.901027">
            <text:p>12.9</text:p>
          </table:table-cell>
          <table:table-cell office:value-type="float" office:value="12.984187">
            <text:p>12.98</text:p>
          </table:table-cell>
          <table:table-cell office:value-type="float" office:value="12.682572">
            <text:p>12.68</text:p>
          </table:table-cell>
          <table:table-cell office:value-type="float" office:value="5.998532">
            <text:p>6</text:p>
          </table:table-cell>
          <table:table-cell office:value-type="float" office:value="6.999903">
            <text:p>7</text:p>
          </table:table-cell>
          <table:table-cell office:value-type="float" office:value="6.682796">
            <text:p>6.68</text:p>
          </table:table-cell>
          <table:table-cell office:value-type="float" office:value="9.330348">
            <text:p>9.33</text:p>
          </table:table-cell>
          <table:table-cell office:value-type="float" office:value="0.098973">
            <text:p>0.1</text:p>
          </table:table-cell>
          <table:table-cell office:value-type="float" office:value="0.015813">
            <text:p>0.02</text:p>
          </table:table-cell>
          <table:table-cell office:value-type="float" office:value="0.317428">
            <text:p>0.32</text:p>
          </table:table-cell>
          <table:table-cell office:value-type="float" office:value="7.001468">
            <text:p>7</text:p>
          </table:table-cell>
          <table:table-cell office:value-type="float" office:value="3.692368">
            <text:p>3.69</text:p>
          </table:table-cell>
          <table:table-cell office:value-type="float" office:value="3.88751">
            <text:p>3.89</text:p>
          </table:table-cell>
          <table:table-cell office:value-type="float" office:value="2.258247">
            <text:p>2.26</text:p>
          </table:table-cell>
          <table:table-cell office:value-type="float" office:value="7.939094">
            <text:p>7.94</text:p>
          </table:table-cell>
          <table:table-cell office:value-type="float" office:value="7.990269">
            <text:p>7.99</text:p>
          </table:table-cell>
          <table:table-cell office:value-type="float" office:value="7.80466">
            <text:p>7.8</text:p>
          </table:table-cell>
          <table:table-cell office:value-type="float" office:value="3.691404">
            <text:p>3.69</text:p>
          </table:table-cell>
          <table:table-cell office:value-type="float" office:value="4.307632">
            <text:p>4.31</text:p>
          </table:table-cell>
          <table:table-cell office:value-type="float" office:value="4.11249">
            <text:p>4.11</text:p>
          </table:table-cell>
          <table:table-cell office:value-type="float" office:value="5.741753">
            <text:p>5.74</text:p>
          </table:table-cell>
          <table:table-cell office:value-type="float" office:value="0.060906">
            <text:p>0.06</text:p>
          </table:table-cell>
          <table:table-cell office:value-type="float" office:value="0.009731">
            <text:p>0.01</text:p>
          </table:table-cell>
          <table:table-cell office:value-type="float" office:value="0.19534">
            <text:p>0.2</text:p>
          </table:table-cell>
          <table:table-cell office:value-type="float" office:value="4.308596">
            <text:p>4.31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163570710">
            <text:p>163570710</text:p>
          </table:table-cell>
          <table:table-cell office:value-type="float" office:value="236857598">
            <text:p>236857598</text:p>
          </table:table-cell>
          <table:table-cell office:value-type="float" office:value="41004">
            <text:p>41004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163421036">
            <text:p>163421036</text:p>
          </table:table-cell>
          <table:table-cell office:value-type="float" office:value="232933256">
            <text:p>232933256</text:p>
          </table:table-cell>
          <table:table-cell office:value-type="float" office:value="20486">
            <text:p>204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149674">
            <text:p>149674</text:p>
          </table:table-cell>
          <table:table-cell office:value-type="float" office:value="3924342">
            <text:p>3924342</text:p>
          </table:table-cell>
          <table:table-cell office:value-type="float" office:value="20518">
            <text:p>20518</text:p>
          </table:table-cell>
          <table:table-cell office:value-type="float" office:value="6.998241">
            <text:p>7</text:p>
          </table:table-cell>
          <table:table-cell office:value-type="float" office:value="7.042533">
            <text:p>7.04</text:p>
          </table:table-cell>
          <table:table-cell office:value-type="float" office:value="5.77201">
            <text:p>5.77</text:p>
          </table:table-cell>
          <table:table-cell office:value-type="float" office:value="13.974241">
            <text:p>13.97</text:p>
          </table:table-cell>
          <table:table-cell office:value-type="float" office:value="13.987189">
            <text:p>13.99</text:p>
          </table:table-cell>
          <table:table-cell office:value-type="float" office:value="13.768043">
            <text:p>13.77</text:p>
          </table:table-cell>
          <table:table-cell office:value-type="float" office:value="6.994537">
            <text:p>6.99</text:p>
          </table:table-cell>
          <table:table-cell office:value-type="float" office:value="7.001759">
            <text:p>7</text:p>
          </table:table-cell>
          <table:table-cell office:value-type="float" office:value="6.957467">
            <text:p>6.96</text:p>
          </table:table-cell>
          <table:table-cell office:value-type="float" office:value="8.22799">
            <text:p>8.23</text:p>
          </table:table-cell>
          <table:table-cell office:value-type="float" office:value="0.025759">
            <text:p>0.03</text:p>
          </table:table-cell>
          <table:table-cell office:value-type="float" office:value="0.012811">
            <text:p>0.01</text:p>
          </table:table-cell>
          <table:table-cell office:value-type="float" office:value="0.231957">
            <text:p>0.23</text:p>
          </table:table-cell>
          <table:table-cell office:value-type="float" office:value="7.005463">
            <text:p>7.01</text:p>
          </table:table-cell>
          <table:table-cell office:value-type="float" office:value="3.998995">
            <text:p>4</text:p>
          </table:table-cell>
          <table:table-cell office:value-type="float" office:value="4.024305">
            <text:p>4.02</text:p>
          </table:table-cell>
          <table:table-cell office:value-type="float" office:value="3.298292">
            <text:p>3.3</text:p>
          </table:table-cell>
          <table:table-cell office:value-type="float" office:value="7.985281">
            <text:p>7.99</text:p>
          </table:table-cell>
          <table:table-cell office:value-type="float" office:value="7.99268">
            <text:p>7.99</text:p>
          </table:table-cell>
          <table:table-cell office:value-type="float" office:value="7.867453">
            <text:p>7.87</text:p>
          </table:table-cell>
          <table:table-cell office:value-type="float" office:value="3.996878">
            <text:p>4</text:p>
          </table:table-cell>
          <table:table-cell office:value-type="float" office:value="4.001005">
            <text:p>4</text:p>
          </table:table-cell>
          <table:table-cell office:value-type="float" office:value="3.975695">
            <text:p>3.98</text:p>
          </table:table-cell>
          <table:table-cell office:value-type="float" office:value="4.701708">
            <text:p>4.7</text:p>
          </table:table-cell>
          <table:table-cell office:value-type="float" office:value="0.014719">
            <text:p>0.01</text:p>
          </table:table-cell>
          <table:table-cell office:value-type="float" office:value="0.00732">
            <text:p>0.01</text:p>
          </table:table-cell>
          <table:table-cell office:value-type="float" office:value="0.132547">
            <text:p>0.13</text:p>
          </table:table-cell>
          <table:table-cell office:value-type="float" office:value="4.003122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8908910">
            <text:p>268908910</text:p>
          </table:table-cell>
          <table:table-cell office:value-type="float" office:value="262625782">
            <text:p>262625782</text:p>
          </table:table-cell>
          <table:table-cell office:value-type="float" office:value="39320">
            <text:p>39320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68787052">
            <text:p>268787052</text:p>
          </table:table-cell>
          <table:table-cell office:value-type="float" office:value="259007746">
            <text:p>259007746</text:p>
          </table:table-cell>
          <table:table-cell office:value-type="float" office:value="20958">
            <text:p>20958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121858">
            <text:p>121858</text:p>
          </table:table-cell>
          <table:table-cell office:value-type="float" office:value="3618036">
            <text:p>3618036</text:p>
          </table:table-cell>
          <table:table-cell office:value-type="float" office:value="18362">
            <text:p>18362</text:p>
          </table:table-cell>
          <table:table-cell office:value-type="float" office:value="7.998046">
            <text:p>8</text:p>
          </table:table-cell>
          <table:table-cell office:value-type="float" office:value="7.961431">
            <text:p>7.96</text:p>
          </table:table-cell>
          <table:table-cell office:value-type="float" office:value="6.155224">
            <text:p>6.16</text:p>
          </table:table-cell>
          <table:table-cell office:value-type="float" office:value="14.994296">
            <text:p>14.99</text:p>
          </table:table-cell>
          <table:table-cell office:value-type="float" office:value="14.993203">
            <text:p>14.99</text:p>
          </table:table-cell>
          <table:table-cell office:value-type="float" office:value="14.793354">
            <text:p>14.79</text:p>
          </table:table-cell>
          <table:table-cell office:value-type="float" office:value="7.995168">
            <text:p>8</text:p>
          </table:table-cell>
          <table:table-cell office:value-type="float" office:value="7.001954">
            <text:p>7</text:p>
          </table:table-cell>
          <table:table-cell office:value-type="float" office:value="7.038569">
            <text:p>7.04</text:p>
          </table:table-cell>
          <table:table-cell office:value-type="float" office:value="8.844776">
            <text:p>8.84</text:p>
          </table:table-cell>
          <table:table-cell office:value-type="float" office:value="0.005704">
            <text:p>0.01</text:p>
          </table:table-cell>
          <table:table-cell office:value-type="float" office:value="0.006797">
            <text:p>0.01</text:p>
          </table:table-cell>
          <table:table-cell office:value-type="float" office:value="0.206646">
            <text:p>0.21</text:p>
          </table:table-cell>
          <table:table-cell office:value-type="float" office:value="7.004832">
            <text:p>7</text:p>
          </table:table-cell>
          <table:table-cell office:value-type="float" office:value="4.265624">
            <text:p>4.27</text:p>
          </table:table-cell>
          <table:table-cell office:value-type="float" office:value="4.246096">
            <text:p>4.25</text:p>
          </table:table-cell>
          <table:table-cell office:value-type="float" office:value="3.282786">
            <text:p>3.28</text:p>
          </table:table-cell>
          <table:table-cell office:value-type="float" office:value="7.996958">
            <text:p>8</text:p>
          </table:table-cell>
          <table:table-cell office:value-type="float" office:value="7.996375">
            <text:p>8</text:p>
          </table:table-cell>
          <table:table-cell office:value-type="float" office:value="7.889789">
            <text:p>7.89</text:p>
          </table:table-cell>
          <table:table-cell office:value-type="float" office:value="4.26409">
            <text:p>4.26</text:p>
          </table:table-cell>
          <table:table-cell office:value-type="float" office:value="3.734376">
            <text:p>3.73</text:p>
          </table:table-cell>
          <table:table-cell office:value-type="float" office:value="3.753904">
            <text:p>3.75</text:p>
          </table:table-cell>
          <table:table-cell office:value-type="float" office:value="4.717214">
            <text:p>4.72</text:p>
          </table:table-cell>
          <table:table-cell office:value-type="float" office:value="0.003042">
            <text:p>0</text:p>
          </table:table-cell>
          <table:table-cell office:value-type="float" office:value="0.003625">
            <text:p>0</text:p>
          </table:table-cell>
          <table:table-cell office:value-type="float" office:value="0.110211">
            <text:p>0.11</text:p>
          </table:table-cell>
          <table:table-cell office:value-type="float" office:value="3.73591">
            <text:p>3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268580414">
            <text:p>268580414</text:p>
          </table:table-cell>
          <table:table-cell office:value-type="float" office:value="399957504">
            <text:p>399957504</text:p>
          </table:table-cell>
          <table:table-cell office:value-type="float" office:value="44320">
            <text:p>44320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268457974">
            <text:p>268457974</text:p>
          </table:table-cell>
          <table:table-cell office:value-type="float" office:value="397552730">
            <text:p>397552730</text:p>
          </table:table-cell>
          <table:table-cell office:value-type="float" office:value="24926">
            <text:p>24926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122440">
            <text:p>122440</text:p>
          </table:table-cell>
          <table:table-cell office:value-type="float" office:value="2404774">
            <text:p>2404774</text:p>
          </table:table-cell>
          <table:table-cell office:value-type="float" office:value="19394">
            <text:p>19394</text:p>
          </table:table-cell>
          <table:table-cell office:value-type="float" office:value="8.996749">
            <text:p>9</text:p>
          </table:table-cell>
          <table:table-cell office:value-type="float" office:value="9.073751">
            <text:p>9.07</text:p>
          </table:table-cell>
          <table:table-cell office:value-type="float" office:value="8.781499">
            <text:p>8.78</text:p>
          </table:table-cell>
          <table:table-cell office:value-type="float" office:value="15.997659">
            <text:p>16</text:p>
          </table:table-cell>
          <table:table-cell office:value-type="float" office:value="15.992706">
            <text:p>15.99</text:p>
          </table:table-cell>
          <table:table-cell office:value-type="float" office:value="15.903799">
            <text:p>15.9</text:p>
          </table:table-cell>
          <table:table-cell office:value-type="float" office:value="8.998556">
            <text:p>9</text:p>
          </table:table-cell>
          <table:table-cell office:value-type="float" office:value="7.003251">
            <text:p>7</text:p>
          </table:table-cell>
          <table:table-cell office:value-type="float" office:value="6.926249">
            <text:p>6.93</text:p>
          </table:table-cell>
          <table:table-cell office:value-type="float" office:value="7.218501">
            <text:p>7.22</text:p>
          </table:table-cell>
          <table:table-cell office:value-type="float" office:value="0.002341">
            <text:p>0</text:p>
          </table:table-cell>
          <table:table-cell office:value-type="float" office:value="0.007294">
            <text:p>0.01</text:p>
          </table:table-cell>
          <table:table-cell office:value-type="float" office:value="0.096201">
            <text:p>0.1</text:p>
          </table:table-cell>
          <table:table-cell office:value-type="float" office:value="7.001444">
            <text:p>7</text:p>
          </table:table-cell>
          <table:table-cell office:value-type="float" office:value="4.498375">
            <text:p>4.5</text:p>
          </table:table-cell>
          <table:table-cell office:value-type="float" office:value="4.536876">
            <text:p>4.54</text:p>
          </table:table-cell>
          <table:table-cell office:value-type="float" office:value="4.39075">
            <text:p>4.39</text:p>
          </table:table-cell>
          <table:table-cell office:value-type="float" office:value="7.99883">
            <text:p>8</text:p>
          </table:table-cell>
          <table:table-cell office:value-type="float" office:value="7.996353">
            <text:p>8</text:p>
          </table:table-cell>
          <table:table-cell office:value-type="float" office:value="7.951899">
            <text:p>7.95</text:p>
          </table:table-cell>
          <table:table-cell office:value-type="float" office:value="4.499278">
            <text:p>4.5</text:p>
          </table:table-cell>
          <table:table-cell office:value-type="float" office:value="3.501625">
            <text:p>3.5</text:p>
          </table:table-cell>
          <table:table-cell office:value-type="float" office:value="3.463124">
            <text:p>3.46</text:p>
          </table:table-cell>
          <table:table-cell office:value-type="float" office:value="3.60925">
            <text:p>3.61</text:p>
          </table:table-cell>
          <table:table-cell office:value-type="float" office:value="0.00117">
            <text:p>0</text:p>
          </table:table-cell>
          <table:table-cell office:value-type="float" office:value="0.003647">
            <text:p>0</text:p>
          </table:table-cell>
          <table:table-cell office:value-type="float" office:value="0.048101">
            <text:p>0.05</text:p>
          </table:table-cell>
          <table:table-cell office:value-type="float" office:value="3.500722">
            <text:p>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459890838">
            <text:p>459890838</text:p>
          </table:table-cell>
          <table:table-cell office:value-type="float" office:value="577826788">
            <text:p>577826788</text:p>
          </table:table-cell>
          <table:table-cell office:value-type="float" office:value="73180">
            <text:p>73180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459809544">
            <text:p>459809544</text:p>
          </table:table-cell>
          <table:table-cell office:value-type="float" office:value="576628238">
            <text:p>576628238</text:p>
          </table:table-cell>
          <table:table-cell office:value-type="float" office:value="43072">
            <text:p>43072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81294">
            <text:p>81294</text:p>
          </table:table-cell>
          <table:table-cell office:value-type="float" office:value="1198550">
            <text:p>1198550</text:p>
          </table:table-cell>
          <table:table-cell office:value-type="float" office:value="30108">
            <text:p>30108</text:p>
          </table:table-cell>
          <table:table-cell office:value-type="float" office:value="9.993674">
            <text:p>9.99</text:p>
          </table:table-cell>
          <table:table-cell office:value-type="float" office:value="10.025863">
            <text:p>10.03</text:p>
          </table:table-cell>
          <table:table-cell office:value-type="float" office:value="7.862984">
            <text:p>7.86</text:p>
          </table:table-cell>
          <table:table-cell office:value-type="float" office:value="16.998171">
            <text:p>17</text:p>
          </table:table-cell>
          <table:table-cell office:value-type="float" office:value="16.996995">
            <text:p>17</text:p>
          </table:table-cell>
          <table:table-cell office:value-type="float" office:value="16.964738">
            <text:p>16.96</text:p>
          </table:table-cell>
          <table:table-cell office:value-type="float" office:value="10.005794">
            <text:p>10.01</text:p>
          </table:table-cell>
          <table:table-cell office:value-type="float" office:value="7.006326">
            <text:p>7.01</text:p>
          </table:table-cell>
          <table:table-cell office:value-type="float" office:value="6.974137">
            <text:p>6.97</text:p>
          </table:table-cell>
          <table:table-cell office:value-type="float" office:value="9.137016">
            <text:p>9.14</text:p>
          </table:table-cell>
          <table:table-cell office:value-type="float" office:value="0.001829">
            <text:p>0</text:p>
          </table:table-cell>
          <table:table-cell office:value-type="float" office:value="0.003005">
            <text:p>0</text:p>
          </table:table-cell>
          <table:table-cell office:value-type="float" office:value="0.035262">
            <text:p>0.04</text:p>
          </table:table-cell>
          <table:table-cell office:value-type="float" office:value="6.994206">
            <text:p>6.99</text:p>
          </table:table-cell>
          <table:table-cell office:value-type="float" office:value="4.702905">
            <text:p>4.7</text:p>
          </table:table-cell>
          <table:table-cell office:value-type="float" office:value="4.718053">
            <text:p>4.72</text:p>
          </table:table-cell>
          <table:table-cell office:value-type="float" office:value="3.700228">
            <text:p>3.7</text:p>
          </table:table-cell>
          <table:table-cell office:value-type="float" office:value="7.999139">
            <text:p>8</text:p>
          </table:table-cell>
          <table:table-cell office:value-type="float" office:value="7.998586">
            <text:p>8</text:p>
          </table:table-cell>
          <table:table-cell office:value-type="float" office:value="7.983406">
            <text:p>7.98</text:p>
          </table:table-cell>
          <table:table-cell office:value-type="float" office:value="4.708609">
            <text:p>4.71</text:p>
          </table:table-cell>
          <table:table-cell office:value-type="float" office:value="3.297095">
            <text:p>3.3</text:p>
          </table:table-cell>
          <table:table-cell office:value-type="float" office:value="3.281947">
            <text:p>3.28</text:p>
          </table:table-cell>
          <table:table-cell office:value-type="float" office:value="4.299772">
            <text:p>4.3</text:p>
          </table:table-cell>
          <table:table-cell office:value-type="float" office:value="0.000861">
            <text:p>0</text:p>
          </table:table-cell>
          <table:table-cell office:value-type="float" office:value="0.001414">
            <text:p>0</text:p>
          </table:table-cell>
          <table:table-cell office:value-type="float" office:value="0.016594">
            <text:p>0.02</text:p>
          </table:table-cell>
          <table:table-cell office:value-type="float" office:value="3.291391">
            <text:p>3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434104592">
            <text:p>434104592</text:p>
          </table:table-cell>
          <table:table-cell office:value-type="float" office:value="623465650">
            <text:p>623465650</text:p>
          </table:table-cell>
          <table:table-cell office:value-type="float" office:value="64330">
            <text:p>64330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434016682">
            <text:p>434016682</text:p>
          </table:table-cell>
          <table:table-cell office:value-type="float" office:value="622784386">
            <text:p>622784386</text:p>
          </table:table-cell>
          <table:table-cell office:value-type="float" office:value="39312">
            <text:p>39312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87910">
            <text:p>87910</text:p>
          </table:table-cell>
          <table:table-cell office:value-type="float" office:value="681264">
            <text:p>681264</text:p>
          </table:table-cell>
          <table:table-cell office:value-type="float" office:value="25018">
            <text:p>25018</text:p>
          </table:table-cell>
          <table:table-cell office:value-type="float" office:value="10.99346">
            <text:p>10.99</text:p>
          </table:table-cell>
          <table:table-cell office:value-type="float" office:value="10.879895">
            <text:p>10.88</text:p>
          </table:table-cell>
          <table:table-cell office:value-type="float" office:value="9.570456">
            <text:p>9.57</text:p>
          </table:table-cell>
          <table:table-cell office:value-type="float" office:value="17.999213">
            <text:p>18</text:p>
          </table:table-cell>
          <table:table-cell office:value-type="float" office:value="17.996355">
            <text:p>18</text:p>
          </table:table-cell>
          <table:table-cell office:value-type="float" office:value="17.980331">
            <text:p>17.98</text:p>
          </table:table-cell>
          <table:table-cell office:value-type="float" office:value="10.999782">
            <text:p>11</text:p>
          </table:table-cell>
          <table:table-cell office:value-type="float" office:value="7.00654">
            <text:p>7.01</text:p>
          </table:table-cell>
          <table:table-cell office:value-type="float" office:value="7.120105">
            <text:p>7.12</text:p>
          </table:table-cell>
          <table:table-cell office:value-type="float" office:value="8.429544">
            <text:p>8.43</text:p>
          </table:table-cell>
          <table:table-cell office:value-type="float" office:value="0.000787">
            <text:p>0</text:p>
          </table:table-cell>
          <table:table-cell office:value-type="float" office:value="0.003645">
            <text:p>0</text:p>
          </table:table-cell>
          <table:table-cell office:value-type="float" office:value="0.019669">
            <text:p>0.02</text:p>
          </table:table-cell>
          <table:table-cell office:value-type="float" office:value="7.000218">
            <text:p>7</text:p>
          </table:table-cell>
          <table:table-cell office:value-type="float" office:value="4.885982">
            <text:p>4.89</text:p>
          </table:table-cell>
          <table:table-cell office:value-type="float" office:value="4.835509">
            <text:p>4.84</text:p>
          </table:table-cell>
          <table:table-cell office:value-type="float" office:value="4.253536">
            <text:p>4.25</text:p>
          </table:table-cell>
          <table:table-cell office:value-type="float" office:value="7.99965">
            <text:p>8</text:p>
          </table:table-cell>
          <table:table-cell office:value-type="float" office:value="7.99838">
            <text:p>8</text:p>
          </table:table-cell>
          <table:table-cell office:value-type="float" office:value="7.991258">
            <text:p>7.99</text:p>
          </table:table-cell>
          <table:table-cell office:value-type="float" office:value="4.888792">
            <text:p>4.89</text:p>
          </table:table-cell>
          <table:table-cell office:value-type="float" office:value="3.114018">
            <text:p>3.11</text:p>
          </table:table-cell>
          <table:table-cell office:value-type="float" office:value="3.164491">
            <text:p>3.16</text:p>
          </table:table-cell>
          <table:table-cell office:value-type="float" office:value="3.746464">
            <text:p>3.75</text:p>
          </table:table-cell>
          <table:table-cell office:value-type="float" office:value="0.00035">
            <text:p>0</text:p>
          </table:table-cell>
          <table:table-cell office:value-type="float" office:value="0.00162">
            <text:p>0</text:p>
          </table:table-cell>
          <table:table-cell office:value-type="float" office:value="0.008742">
            <text:p>0.01</text:p>
          </table:table-cell>
          <table:table-cell office:value-type="float" office:value="3.111208">
            <text:p>3.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  <table:table-cell office:value-type="float" office:value="2">
            <text:p>2</text:p>
          </table:table-cell>
          <table:table-cell office:value-type="float" office:value="2.043853">
            <text:p>2.04</text:p>
          </table:table-cell>
          <table:table-cell office:value-type="float" office:value="0.590207">
            <text:p>0.59</text:p>
          </table:table-cell>
          <table:table-cell office:value-type="float" office:value="9.955051">
            <text:p>9.96</text:p>
          </table:table-cell>
          <table:table-cell office:value-type="float" office:value="9.860897">
            <text:p>9.86</text:p>
          </table:table-cell>
          <table:table-cell office:value-type="float" office:value="4.324566">
            <text:p>4.32</text:p>
          </table:table-cell>
          <table:table-cell office:value-type="float" office:value="1.999416">
            <text:p>2</text:p>
          </table:table-cell>
          <table:table-cell office:value-type="float" office:value="8">
            <text:p>8</text:p>
          </table:table-cell>
          <table:table-cell office:value-type="float" office:value="7.956147">
            <text:p>7.96</text:p>
          </table:table-cell>
          <table:table-cell office:value-type="float" office:value="9.409793">
            <text:p>9.41</text:p>
          </table:table-cell>
          <table:table-cell office:value-type="float" office:value="0.044949">
            <text:p>0.04</text:p>
          </table:table-cell>
          <table:table-cell office:value-type="float" office:value="0.139103">
            <text:p>0.14</text:p>
          </table:table-cell>
          <table:table-cell office:value-type="float" office:value="5.675434">
            <text:p>5.68</text:p>
          </table:table-cell>
          <table:table-cell office:value-type="float" office:value="8.000584">
            <text:p>8</text:p>
          </table:table-cell>
          <table:table-cell office:value-type="float" office:value="1.8">
            <text:p>1.8</text:p>
          </table:table-cell>
          <table:table-cell office:value-type="float" office:value="1.839468">
            <text:p>1.84</text:p>
          </table:table-cell>
          <table:table-cell office:value-type="float" office:value="0.531187">
            <text:p>0.53</text:p>
          </table:table-cell>
          <table:table-cell office:value-type="float" office:value="8.959546">
            <text:p>8.96</text:p>
          </table:table-cell>
          <table:table-cell office:value-type="float" office:value="8.874807">
            <text:p>8.87</text:p>
          </table:table-cell>
          <table:table-cell office:value-type="float" office:value="3.892109">
            <text:p>3.89</text:p>
          </table:table-cell>
          <table:table-cell office:value-type="float" office:value="1.799475">
            <text:p>1.8</text:p>
          </table:table-cell>
          <table:table-cell office:value-type="float" office:value="7.2">
            <text:p>7.2</text:p>
          </table:table-cell>
          <table:table-cell office:value-type="float" office:value="7.160532">
            <text:p>7.16</text:p>
          </table:table-cell>
          <table:table-cell office:value-type="float" office:value="8.468813">
            <text:p>8.47</text:p>
          </table:table-cell>
          <table:table-cell office:value-type="float" office:value="0.040454">
            <text:p>0.04</text:p>
          </table:table-cell>
          <table:table-cell office:value-type="float" office:value="0.125193">
            <text:p>0.13</text:p>
          </table:table-cell>
          <table:table-cell office:value-type="float" office:value="5.107891">
            <text:p>5.11</text:p>
          </table:table-cell>
          <table:table-cell office:value-type="float" office:value="7.200525">
            <text:p>7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  <table:table-cell office:value-type="float" office:value="2.998067">
            <text:p>3</text:p>
          </table:table-cell>
          <table:table-cell office:value-type="float" office:value="2.969899">
            <text:p>2.97</text:p>
          </table:table-cell>
          <table:table-cell office:value-type="float" office:value="1.362958">
            <text:p>1.36</text:p>
          </table:table-cell>
          <table:table-cell office:value-type="float" office:value="10.947035">
            <text:p>10.95</text:p>
          </table:table-cell>
          <table:table-cell office:value-type="float" office:value="10.939329">
            <text:p>10.94</text:p>
          </table:table-cell>
          <table:table-cell office:value-type="float" office:value="6.041036">
            <text:p>6.04</text:p>
          </table:table-cell>
          <table:table-cell office:value-type="float" office:value="2.999683">
            <text:p>3</text:p>
          </table:table-cell>
          <table:table-cell office:value-type="float" office:value="8.001933">
            <text:p>8</text:p>
          </table:table-cell>
          <table:table-cell office:value-type="float" office:value="8.030101">
            <text:p>8.03</text:p>
          </table:table-cell>
          <table:table-cell office:value-type="float" office:value="9.637042">
            <text:p>9.64</text:p>
          </table:table-cell>
          <table:table-cell office:value-type="float" office:value="0.052965">
            <text:p>0.05</text:p>
          </table:table-cell>
          <table:table-cell office:value-type="float" office:value="0.060671">
            <text:p>0.06</text:p>
          </table:table-cell>
          <table:table-cell office:value-type="float" office:value="4.958964">
            <text:p>4.96</text:p>
          </table:table-cell>
          <table:table-cell office:value-type="float" office:value="8.000317">
            <text:p>8</text:p>
          </table:table-cell>
          <table:table-cell office:value-type="float" office:value="2.452964">
            <text:p>2.45</text:p>
          </table:table-cell>
          <table:table-cell office:value-type="float" office:value="2.429917">
            <text:p>2.43</text:p>
          </table:table-cell>
          <table:table-cell office:value-type="float" office:value="1.115148">
            <text:p>1.12</text:p>
          </table:table-cell>
          <table:table-cell office:value-type="float" office:value="8.956665">
            <text:p>8.96</text:p>
          </table:table-cell>
          <table:table-cell office:value-type="float" office:value="8.95036">
            <text:p>8.95</text:p>
          </table:table-cell>
          <table:table-cell office:value-type="float" office:value="4.942666">
            <text:p>4.94</text:p>
          </table:table-cell>
          <table:table-cell office:value-type="float" office:value="2.454286">
            <text:p>2.45</text:p>
          </table:table-cell>
          <table:table-cell office:value-type="float" office:value="6.547036">
            <text:p>6.55</text:p>
          </table:table-cell>
          <table:table-cell office:value-type="float" office:value="6.570083">
            <text:p>6.57</text:p>
          </table:table-cell>
          <table:table-cell office:value-type="float" office:value="7.884852">
            <text:p>7.88</text:p>
          </table:table-cell>
          <table:table-cell office:value-type="float" office:value="0.043335">
            <text:p>0.04</text:p>
          </table:table-cell>
          <table:table-cell office:value-type="float" office:value="0.04964">
            <text:p>0.05</text:p>
          </table:table-cell>
          <table:table-cell office:value-type="float" office:value="4.057334">
            <text:p>4.06</text:p>
          </table:table-cell>
          <table:table-cell office:value-type="float" office:value="6.545714">
            <text:p>6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  <table:table-cell office:value-type="float" office:value="3.999493">
            <text:p>4</text:p>
          </table:table-cell>
          <table:table-cell office:value-type="float" office:value="4.093587">
            <text:p>4.09</text:p>
          </table:table-cell>
          <table:table-cell office:value-type="float" office:value="1.871863">
            <text:p>1.87</text:p>
          </table:table-cell>
          <table:table-cell office:value-type="float" office:value="11.965339">
            <text:p>11.97</text:p>
          </table:table-cell>
          <table:table-cell office:value-type="float" office:value="11.956494">
            <text:p>11.96</text:p>
          </table:table-cell>
          <table:table-cell office:value-type="float" office:value="11.531631">
            <text:p>11.53</text:p>
          </table:table-cell>
          <table:table-cell office:value-type="float" office:value="3.999706">
            <text:p>4</text:p>
          </table:table-cell>
          <table:table-cell office:value-type="float" office:value="8.000507">
            <text:p>8</text:p>
          </table:table-cell>
          <table:table-cell office:value-type="float" office:value="7.906413">
            <text:p>7.91</text:p>
          </table:table-cell>
          <table:table-cell office:value-type="float" office:value="10.128137">
            <text:p>10.13</text:p>
          </table:table-cell>
          <table:table-cell office:value-type="float" office:value="0.034661">
            <text:p>0.03</text:p>
          </table:table-cell>
          <table:table-cell office:value-type="float" office:value="0.043506">
            <text:p>0.04</text:p>
          </table:table-cell>
          <table:table-cell office:value-type="float" office:value="0.468369">
            <text:p>0.47</text:p>
          </table:table-cell>
          <table:table-cell office:value-type="float" office:value="8.000294">
            <text:p>8</text:p>
          </table:table-cell>
          <table:table-cell office:value-type="float" office:value="2.99962">
            <text:p>3</text:p>
          </table:table-cell>
          <table:table-cell office:value-type="float" office:value="3.07019">
            <text:p>3.07</text:p>
          </table:table-cell>
          <table:table-cell office:value-type="float" office:value="1.403897">
            <text:p>1.4</text:p>
          </table:table-cell>
          <table:table-cell office:value-type="float" office:value="8.974004">
            <text:p>8.97</text:p>
          </table:table-cell>
          <table:table-cell office:value-type="float" office:value="8.967371">
            <text:p>8.97</text:p>
          </table:table-cell>
          <table:table-cell office:value-type="float" office:value="8.648724">
            <text:p>8.65</text:p>
          </table:table-cell>
          <table:table-cell office:value-type="float" office:value="2.99978">
            <text:p>3</text:p>
          </table:table-cell>
          <table:table-cell office:value-type="float" office:value="6.00038">
            <text:p>6</text:p>
          </table:table-cell>
          <table:table-cell office:value-type="float" office:value="5.92981">
            <text:p>5.93</text:p>
          </table:table-cell>
          <table:table-cell office:value-type="float" office:value="7.596103">
            <text:p>7.6</text:p>
          </table:table-cell>
          <table:table-cell office:value-type="float" office:value="0.025996">
            <text:p>0.03</text:p>
          </table:table-cell>
          <table:table-cell office:value-type="float" office:value="0.032629">
            <text:p>0.03</text:p>
          </table:table-cell>
          <table:table-cell office:value-type="float" office:value="0.351276">
            <text:p>0.35</text:p>
          </table:table-cell>
          <table:table-cell office:value-type="float" office:value="6.00022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  <table:table-cell office:value-type="float" office:value="4.999471">
            <text:p>5</text:p>
          </table:table-cell>
          <table:table-cell office:value-type="float" office:value="5.097983">
            <text:p>5.1</text:p>
          </table:table-cell>
          <table:table-cell office:value-type="float" office:value="3.051336">
            <text:p>3.05</text:p>
          </table:table-cell>
          <table:table-cell office:value-type="float" office:value="12.991653">
            <text:p>12.99</text:p>
          </table:table-cell>
          <table:table-cell office:value-type="float" office:value="12.96969">
            <text:p>12.97</text:p>
          </table:table-cell>
          <table:table-cell office:value-type="float" office:value="12.504228">
            <text:p>12.5</text:p>
          </table:table-cell>
          <table:table-cell office:value-type="float" office:value="4.999573">
            <text:p>5</text:p>
          </table:table-cell>
          <table:table-cell office:value-type="float" office:value="8.000529">
            <text:p>8</text:p>
          </table:table-cell>
          <table:table-cell office:value-type="float" office:value="7.902017">
            <text:p>7.9</text:p>
          </table:table-cell>
          <table:table-cell office:value-type="float" office:value="9.948664">
            <text:p>9.95</text:p>
          </table:table-cell>
          <table:table-cell office:value-type="float" office:value="0.008347">
            <text:p>0.01</text:p>
          </table:table-cell>
          <table:table-cell office:value-type="float" office:value="0.03031">
            <text:p>0.03</text:p>
          </table:table-cell>
          <table:table-cell office:value-type="float" office:value="0.495772">
            <text:p>0.5</text:p>
          </table:table-cell>
          <table:table-cell office:value-type="float" office:value="8.000427">
            <text:p>8</text:p>
          </table:table-cell>
          <table:table-cell office:value-type="float" office:value="3.461173">
            <text:p>3.46</text:p>
          </table:table-cell>
          <table:table-cell office:value-type="float" office:value="3.529373">
            <text:p>3.53</text:p>
          </table:table-cell>
          <table:table-cell office:value-type="float" office:value="2.112463">
            <text:p>2.11</text:p>
          </table:table-cell>
          <table:table-cell office:value-type="float" office:value="8.994221">
            <text:p>8.99</text:p>
          </table:table-cell>
          <table:table-cell office:value-type="float" office:value="8.979016">
            <text:p>8.98</text:p>
          </table:table-cell>
          <table:table-cell office:value-type="float" office:value="8.656773">
            <text:p>8.66</text:p>
          </table:table-cell>
          <table:table-cell office:value-type="float" office:value="3.461243">
            <text:p>3.46</text:p>
          </table:table-cell>
          <table:table-cell office:value-type="float" office:value="5.538827">
            <text:p>5.54</text:p>
          </table:table-cell>
          <table:table-cell office:value-type="float" office:value="5.470627">
            <text:p>5.47</text:p>
          </table:table-cell>
          <table:table-cell office:value-type="float" office:value="6.887537">
            <text:p>6.89</text:p>
          </table:table-cell>
          <table:table-cell office:value-type="float" office:value="0.005779">
            <text:p>0.01</text:p>
          </table:table-cell>
          <table:table-cell office:value-type="float" office:value="0.020984">
            <text:p>0.02</text:p>
          </table:table-cell>
          <table:table-cell office:value-type="float" office:value="0.343227">
            <text:p>0.34</text:p>
          </table:table-cell>
          <table:table-cell office:value-type="float" office:value="5.538757">
            <text:p>5.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  <table:table-cell office:value-type="float" office:value="5.991591">
            <text:p>5.99</text:p>
          </table:table-cell>
          <table:table-cell office:value-type="float" office:value="6.030125">
            <text:p>6.03</text:p>
          </table:table-cell>
          <table:table-cell office:value-type="float" office:value="4.484153">
            <text:p>4.48</text:p>
          </table:table-cell>
          <table:table-cell office:value-type="float" office:value="13.998344">
            <text:p>14</text:p>
          </table:table-cell>
          <table:table-cell office:value-type="float" office:value="13.984211">
            <text:p>13.98</text:p>
          </table:table-cell>
          <table:table-cell office:value-type="float" office:value="13.693276">
            <text:p>13.69</text:p>
          </table:table-cell>
          <table:table-cell office:value-type="float" office:value="5.989975">
            <text:p>5.99</text:p>
          </table:table-cell>
          <table:table-cell office:value-type="float" office:value="8.008409">
            <text:p>8.01</text:p>
          </table:table-cell>
          <table:table-cell office:value-type="float" office:value="7.969875">
            <text:p>7.97</text:p>
          </table:table-cell>
          <table:table-cell office:value-type="float" office:value="9.515847">
            <text:p>9.52</text:p>
          </table:table-cell>
          <table:table-cell office:value-type="float" office:value="0.001656">
            <text:p>0</text:p>
          </table:table-cell>
          <table:table-cell office:value-type="float" office:value="0.015789">
            <text:p>0.02</text:p>
          </table:table-cell>
          <table:table-cell office:value-type="float" office:value="0.306724">
            <text:p>0.31</text:p>
          </table:table-cell>
          <table:table-cell office:value-type="float" office:value="8.010025">
            <text:p>8.01</text:p>
          </table:table-cell>
          <table:table-cell office:value-type="float" office:value="3.851737">
            <text:p>3.85</text:p>
          </table:table-cell>
          <table:table-cell office:value-type="float" office:value="3.876509">
            <text:p>3.88</text:p>
          </table:table-cell>
          <table:table-cell office:value-type="float" office:value="2.88267">
            <text:p>2.88</text:p>
          </table:table-cell>
          <table:table-cell office:value-type="float" office:value="8.998935">
            <text:p>9</text:p>
          </table:table-cell>
          <table:table-cell office:value-type="float" office:value="8.98985">
            <text:p>8.99</text:p>
          </table:table-cell>
          <table:table-cell office:value-type="float" office:value="8.802821">
            <text:p>8.8</text:p>
          </table:table-cell>
          <table:table-cell office:value-type="float" office:value="3.850698">
            <text:p>3.85</text:p>
          </table:table-cell>
          <table:table-cell office:value-type="float" office:value="5.148263">
            <text:p>5.15</text:p>
          </table:table-cell>
          <table:table-cell office:value-type="float" office:value="5.123491">
            <text:p>5.12</text:p>
          </table:table-cell>
          <table:table-cell office:value-type="float" office:value="6.11733">
            <text:p>6.12</text:p>
          </table:table-cell>
          <table:table-cell office:value-type="float" office:value="0.001065">
            <text:p>0</text:p>
          </table:table-cell>
          <table:table-cell office:value-type="float" office:value="0.01015">
            <text:p>0.01</text:p>
          </table:table-cell>
          <table:table-cell office:value-type="float" office:value="0.197179">
            <text:p>0.2</text:p>
          </table:table-cell>
          <table:table-cell office:value-type="float" office:value="5.149302">
            <text:p>5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  <table:table-cell office:value-type="float" office:value="6.999177">
            <text:p>7</text:p>
          </table:table-cell>
          <table:table-cell office:value-type="float" office:value="6.993014">
            <text:p>6.99</text:p>
          </table:table-cell>
          <table:table-cell office:value-type="float" office:value="5.971647">
            <text:p>5.97</text:p>
          </table:table-cell>
          <table:table-cell office:value-type="float" office:value="14.998873">
            <text:p>15</text:p>
          </table:table-cell>
          <table:table-cell office:value-type="float" office:value="14.989969">
            <text:p>14.99</text:p>
          </table:table-cell>
          <table:table-cell office:value-type="float" office:value="14.63192">
            <text:p>14.63</text:p>
          </table:table-cell>
          <table:table-cell office:value-type="float" office:value="6.99555">
            <text:p>7</text:p>
          </table:table-cell>
          <table:table-cell office:value-type="float" office:value="8.000823">
            <text:p>8</text:p>
          </table:table-cell>
          <table:table-cell office:value-type="float" office:value="8.006986">
            <text:p>8.01</text:p>
          </table:table-cell>
          <table:table-cell office:value-type="float" office:value="9.028353">
            <text:p>9.03</text:p>
          </table:table-cell>
          <table:table-cell office:value-type="float" office:value="0.001127">
            <text:p>0</text:p>
          </table:table-cell>
          <table:table-cell office:value-type="float" office:value="0.010031">
            <text:p>0.01</text:p>
          </table:table-cell>
          <table:table-cell office:value-type="float" office:value="0.36808">
            <text:p>0.37</text:p>
          </table:table-cell>
          <table:table-cell office:value-type="float" office:value="8.00445">
            <text:p>8</text:p>
          </table:table-cell>
          <table:table-cell office:value-type="float" office:value="4.199506">
            <text:p>4.2</text:p>
          </table:table-cell>
          <table:table-cell office:value-type="float" office:value="4.195809">
            <text:p>4.2</text:p>
          </table:table-cell>
          <table:table-cell office:value-type="float" office:value="3.582988">
            <text:p>3.58</text:p>
          </table:table-cell>
          <table:table-cell office:value-type="float" office:value="8.999324">
            <text:p>9</text:p>
          </table:table-cell>
          <table:table-cell office:value-type="float" office:value="8.993982">
            <text:p>8.99</text:p>
          </table:table-cell>
          <table:table-cell office:value-type="float" office:value="8.779152">
            <text:p>8.78</text:p>
          </table:table-cell>
          <table:table-cell office:value-type="float" office:value="4.19733">
            <text:p>4.2</text:p>
          </table:table-cell>
          <table:table-cell office:value-type="float" office:value="4.800494">
            <text:p>4.8</text:p>
          </table:table-cell>
          <table:table-cell office:value-type="float" office:value="4.804191">
            <text:p>4.8</text:p>
          </table:table-cell>
          <table:table-cell office:value-type="float" office:value="5.417012">
            <text:p>5.42</text:p>
          </table:table-cell>
          <table:table-cell office:value-type="float" office:value="0.000676">
            <text:p>0</text:p>
          </table:table-cell>
          <table:table-cell office:value-type="float" office:value="0.006018">
            <text:p>0.01</text:p>
          </table:table-cell>
          <table:table-cell office:value-type="float" office:value="0.220848">
            <text:p>0.22</text:p>
          </table:table-cell>
          <table:table-cell office:value-type="float" office:value="4.80267">
            <text:p>4.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  <table:table-cell office:value-type="float" office:value="7.993113">
            <text:p>7.99</text:p>
          </table:table-cell>
          <table:table-cell office:value-type="float" office:value="7.915233">
            <text:p>7.92</text:p>
          </table:table-cell>
          <table:table-cell office:value-type="float" office:value="5.918796">
            <text:p>5.92</text:p>
          </table:table-cell>
          <table:table-cell office:value-type="float" office:value="15.932091">
            <text:p>15.93</text:p>
          </table:table-cell>
          <table:table-cell office:value-type="float" office:value="15.991927">
            <text:p>15.99</text:p>
          </table:table-cell>
          <table:table-cell office:value-type="float" office:value="15.874763">
            <text:p>15.87</text:p>
          </table:table-cell>
          <table:table-cell office:value-type="float" office:value="7.994277">
            <text:p>7.99</text:p>
          </table:table-cell>
          <table:table-cell office:value-type="float" office:value="8.006887">
            <text:p>8.01</text:p>
          </table:table-cell>
          <table:table-cell office:value-type="float" office:value="8.084767">
            <text:p>8.08</text:p>
          </table:table-cell>
          <table:table-cell office:value-type="float" office:value="10.081204">
            <text:p>10.08</text:p>
          </table:table-cell>
          <table:table-cell office:value-type="float" office:value="0.067909">
            <text:p>0.07</text:p>
          </table:table-cell>
          <table:table-cell office:value-type="float" office:value="0.008073">
            <text:p>0.01</text:p>
          </table:table-cell>
          <table:table-cell office:value-type="float" office:value="0.125237">
            <text:p>0.13</text:p>
          </table:table-cell>
          <table:table-cell office:value-type="float" office:value="8.005723">
            <text:p>8.01</text:p>
          </table:table-cell>
          <table:table-cell office:value-type="float" office:value="4.496126">
            <text:p>4.5</text:p>
          </table:table-cell>
          <table:table-cell office:value-type="float" office:value="4.452318">
            <text:p>4.45</text:p>
          </table:table-cell>
          <table:table-cell office:value-type="float" office:value="3.329323">
            <text:p>3.33</text:p>
          </table:table-cell>
          <table:table-cell office:value-type="float" office:value="8.961801">
            <text:p>8.96</text:p>
          </table:table-cell>
          <table:table-cell office:value-type="float" office:value="8.995459">
            <text:p>9</text:p>
          </table:table-cell>
          <table:table-cell office:value-type="float" office:value="8.929554">
            <text:p>8.93</text:p>
          </table:table-cell>
          <table:table-cell office:value-type="float" office:value="4.496781">
            <text:p>4.5</text:p>
          </table:table-cell>
          <table:table-cell office:value-type="float" office:value="4.503874">
            <text:p>4.5</text:p>
          </table:table-cell>
          <table:table-cell office:value-type="float" office:value="4.547682">
            <text:p>4.55</text:p>
          </table:table-cell>
          <table:table-cell office:value-type="float" office:value="5.670677">
            <text:p>5.67</text:p>
          </table:table-cell>
          <table:table-cell office:value-type="float" office:value="0.038199">
            <text:p>0.04</text:p>
          </table:table-cell>
          <table:table-cell office:value-type="float" office:value="0.004541">
            <text:p>0</text:p>
          </table:table-cell>
          <table:table-cell office:value-type="float" office:value="0.070446">
            <text:p>0.07</text:p>
          </table:table-cell>
          <table:table-cell office:value-type="float" office:value="4.503219">
            <text:p>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  <table:table-cell office:value-type="float" office:value="8.998483">
            <text:p>9</text:p>
          </table:table-cell>
          <table:table-cell office:value-type="float" office:value="9.044309">
            <text:p>9.04</text:p>
          </table:table-cell>
          <table:table-cell office:value-type="float" office:value="8.757596">
            <text:p>8.76</text:p>
          </table:table-cell>
          <table:table-cell office:value-type="float" office:value="16.93788">
            <text:p>16.94</text:p>
          </table:table-cell>
          <table:table-cell office:value-type="float" office:value="16.995633">
            <text:p>17</text:p>
          </table:table-cell>
          <table:table-cell office:value-type="float" office:value="16.89686">
            <text:p>16.9</text:p>
          </table:table-cell>
          <table:table-cell office:value-type="float" office:value="8.985861">
            <text:p>8.99</text:p>
          </table:table-cell>
          <table:table-cell office:value-type="float" office:value="8.001517">
            <text:p>8</text:p>
          </table:table-cell>
          <table:table-cell office:value-type="float" office:value="7.955691">
            <text:p>7.96</text:p>
          </table:table-cell>
          <table:table-cell office:value-type="float" office:value="8.242404">
            <text:p>8.24</text:p>
          </table:table-cell>
          <table:table-cell office:value-type="float" office:value="0.06212">
            <text:p>0.06</text:p>
          </table:table-cell>
          <table:table-cell office:value-type="float" office:value="0.004367">
            <text:p>0</text:p>
          </table:table-cell>
          <table:table-cell office:value-type="float" office:value="0.10314">
            <text:p>0.1</text:p>
          </table:table-cell>
          <table:table-cell office:value-type="float" office:value="8.014139">
            <text:p>8.01</text:p>
          </table:table-cell>
          <table:table-cell office:value-type="float" office:value="4.763903">
            <text:p>4.76</text:p>
          </table:table-cell>
          <table:table-cell office:value-type="float" office:value="4.788163">
            <text:p>4.79</text:p>
          </table:table-cell>
          <table:table-cell office:value-type="float" office:value="4.636374">
            <text:p>4.64</text:p>
          </table:table-cell>
          <table:table-cell office:value-type="float" office:value="8.967113">
            <text:p>8.97</text:p>
          </table:table-cell>
          <table:table-cell office:value-type="float" office:value="8.997688">
            <text:p>9</text:p>
          </table:table-cell>
          <table:table-cell office:value-type="float" office:value="8.945397">
            <text:p>8.95</text:p>
          </table:table-cell>
          <table:table-cell office:value-type="float" office:value="4.757221">
            <text:p>4.76</text:p>
          </table:table-cell>
          <table:table-cell office:value-type="float" office:value="4.236097">
            <text:p>4.24</text:p>
          </table:table-cell>
          <table:table-cell office:value-type="float" office:value="4.211837">
            <text:p>4.21</text:p>
          </table:table-cell>
          <table:table-cell office:value-type="float" office:value="4.363626">
            <text:p>4.36</text:p>
          </table:table-cell>
          <table:table-cell office:value-type="float" office:value="0.032887">
            <text:p>0.03</text:p>
          </table:table-cell>
          <table:table-cell office:value-type="float" office:value="0.002312">
            <text:p>0</text:p>
          </table:table-cell>
          <table:table-cell office:value-type="float" office:value="0.054603">
            <text:p>0.05</text:p>
          </table:table-cell>
          <table:table-cell office:value-type="float" office:value="4.242779">
            <text:p>4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  <table:table-cell office:value-type="float" office:value="9.999822">
            <text:p>10</text:p>
          </table:table-cell>
          <table:table-cell office:value-type="float" office:value="9.945812">
            <text:p>9.95</text:p>
          </table:table-cell>
          <table:table-cell office:value-type="float" office:value="8.197289">
            <text:p>8.2</text:p>
          </table:table-cell>
          <table:table-cell office:value-type="float" office:value="17.996877">
            <text:p>18</text:p>
          </table:table-cell>
          <table:table-cell office:value-type="float" office:value="17.995783">
            <text:p>18</text:p>
          </table:table-cell>
          <table:table-cell office:value-type="float" office:value="17.95538">
            <text:p>17.96</text:p>
          </table:table-cell>
          <table:table-cell office:value-type="float" office:value="9.997408">
            <text:p>10</text:p>
          </table:table-cell>
          <table:table-cell office:value-type="float" office:value="8.000178">
            <text:p>8</text:p>
          </table:table-cell>
          <table:table-cell office:value-type="float" office:value="8.054188">
            <text:p>8.05</text:p>
          </table:table-cell>
          <table:table-cell office:value-type="float" office:value="9.802711">
            <text:p>9.8</text:p>
          </table:table-cell>
          <table:table-cell office:value-type="float" office:value="0.003123">
            <text:p>0</text:p>
          </table:table-cell>
          <table:table-cell office:value-type="float" office:value="0.004217">
            <text:p>0</text:p>
          </table:table-cell>
          <table:table-cell office:value-type="float" office:value="0.04462">
            <text:p>0.04</text:p>
          </table:table-cell>
          <table:table-cell office:value-type="float" office:value="8.002592">
            <text:p>8</text:p>
          </table:table-cell>
          <table:table-cell office:value-type="float" office:value="4.999911">
            <text:p>5</text:p>
          </table:table-cell>
          <table:table-cell office:value-type="float" office:value="4.972906">
            <text:p>4.97</text:p>
          </table:table-cell>
          <table:table-cell office:value-type="float" office:value="4.098645">
            <text:p>4.1</text:p>
          </table:table-cell>
          <table:table-cell office:value-type="float" office:value="8.998439">
            <text:p>9</text:p>
          </table:table-cell>
          <table:table-cell office:value-type="float" office:value="8.997892">
            <text:p>9</text:p>
          </table:table-cell>
          <table:table-cell office:value-type="float" office:value="8.97769">
            <text:p>8.98</text:p>
          </table:table-cell>
          <table:table-cell office:value-type="float" office:value="4.998704">
            <text:p>5</text:p>
          </table:table-cell>
          <table:table-cell office:value-type="float" office:value="4.000089">
            <text:p>4</text:p>
          </table:table-cell>
          <table:table-cell office:value-type="float" office:value="4.027094">
            <text:p>4.03</text:p>
          </table:table-cell>
          <table:table-cell office:value-type="float" office:value="4.901355">
            <text:p>4.9</text:p>
          </table:table-cell>
          <table:table-cell office:value-type="float" office:value="0.001561">
            <text:p>0</text:p>
          </table:table-cell>
          <table:table-cell office:value-type="float" office:value="0.002108">
            <text:p>0</text:p>
          </table:table-cell>
          <table:table-cell office:value-type="float" office:value="0.02231">
            <text:p>0.02</text:p>
          </table:table-cell>
          <table:table-cell office:value-type="float" office:value="4.001296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  <table:table-cell office:value-type="float" office:value="10.998149">
            <text:p>11</text:p>
          </table:table-cell>
          <table:table-cell office:value-type="float" office:value="11.112103">
            <text:p>11.11</text:p>
          </table:table-cell>
          <table:table-cell office:value-type="float" office:value="8.71575">
            <text:p>8.72</text:p>
          </table:table-cell>
          <table:table-cell office:value-type="float" office:value="18.999672">
            <text:p>19</text:p>
          </table:table-cell>
          <table:table-cell office:value-type="float" office:value="18.996151">
            <text:p>19</text:p>
          </table:table-cell>
          <table:table-cell office:value-type="float" office:value="18.981989">
            <text:p>18.98</text:p>
          </table:table-cell>
          <table:table-cell office:value-type="float" office:value="10.998222">
            <text:p>11</text:p>
          </table:table-cell>
          <table:table-cell office:value-type="float" office:value="8.001851">
            <text:p>8</text:p>
          </table:table-cell>
          <table:table-cell office:value-type="float" office:value="7.887897">
            <text:p>7.89</text:p>
          </table:table-cell>
          <table:table-cell office:value-type="float" office:value="10.28425">
            <text:p>10.28</text:p>
          </table:table-cell>
          <table:table-cell office:value-type="float" office:value="0.000328">
            <text:p>0</text:p>
          </table:table-cell>
          <table:table-cell office:value-type="float" office:value="0.003849">
            <text:p>0</text:p>
          </table:table-cell>
          <table:table-cell office:value-type="float" office:value="0.018011">
            <text:p>0.02</text:p>
          </table:table-cell>
          <table:table-cell office:value-type="float" office:value="8.001778">
            <text:p>8</text:p>
          </table:table-cell>
          <table:table-cell office:value-type="float" office:value="5.20965">
            <text:p>5.21</text:p>
          </table:table-cell>
          <table:table-cell office:value-type="float" office:value="5.263628">
            <text:p>5.26</text:p>
          </table:table-cell>
          <table:table-cell office:value-type="float" office:value="4.128513">
            <text:p>4.13</text:p>
          </table:table-cell>
          <table:table-cell office:value-type="float" office:value="8.999844">
            <text:p>9</text:p>
          </table:table-cell>
          <table:table-cell office:value-type="float" office:value="8.998177">
            <text:p>9</text:p>
          </table:table-cell>
          <table:table-cell office:value-type="float" office:value="8.991468">
            <text:p>8.99</text:p>
          </table:table-cell>
          <table:table-cell office:value-type="float" office:value="5.209684">
            <text:p>5.21</text:p>
          </table:table-cell>
          <table:table-cell office:value-type="float" office:value="3.79035">
            <text:p>3.79</text:p>
          </table:table-cell>
          <table:table-cell office:value-type="float" office:value="3.736372">
            <text:p>3.74</text:p>
          </table:table-cell>
          <table:table-cell office:value-type="float" office:value="4.871487">
            <text:p>4.87</text:p>
          </table:table-cell>
          <table:table-cell office:value-type="float" office:value="0.000156">
            <text:p>0</text:p>
          </table:table-cell>
          <table:table-cell office:value-type="float" office:value="0.001823">
            <text:p>0</text:p>
          </table:table-cell>
          <table:table-cell office:value-type="float" office:value="0.008532">
            <text:p>0.01</text:p>
          </table:table-cell>
          <table:table-cell office:value-type="float" office:value="3.790316">
            <text:p>3.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1195488">
            <text:p>11195488</text:p>
          </table:table-cell>
          <table:table-cell office:value-type="float" office:value="13915080">
            <text:p>13915080</text:p>
          </table:table-cell>
          <table:table-cell office:value-type="float" office:value="41042">
            <text:p>41042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10519020">
            <text:p>10519020</text:p>
          </table:table-cell>
          <table:table-cell office:value-type="float" office:value="3012162">
            <text:p>3012162</text:p>
          </table:table-cell>
          <table:table-cell office:value-type="float" office:value="4102">
            <text:p>4102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676468">
            <text:p>676468</text:p>
          </table:table-cell>
          <table:table-cell office:value-type="float" office:value="10902918">
            <text:p>10902918</text:p>
          </table:table-cell>
          <table:table-cell office:value-type="float" office:value="36940">
            <text:p>36940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46377182">
            <text:p>46377182</text:p>
          </table:table-cell>
          <table:table-cell office:value-type="float" office:value="20505692">
            <text:p>20505692</text:p>
          </table:table-cell>
          <table:table-cell office:value-type="float" office:value="62468">
            <text:p>62468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45807398">
            <text:p>45807398</text:p>
          </table:table-cell>
          <table:table-cell office:value-type="float" office:value="8485374">
            <text:p>8485374</text:p>
          </table:table-cell>
          <table:table-cell office:value-type="float" office:value="11356">
            <text:p>11356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569784">
            <text:p>569784</text:p>
          </table:table-cell>
          <table:table-cell office:value-type="float" office:value="12020318">
            <text:p>12020318</text:p>
          </table:table-cell>
          <table:table-cell office:value-type="float" office:value="51112">
            <text:p>51112</text:p>
          </table:table-cell>
          <table:table-cell office:value-type="float" office:value="1.999434">
            <text:p>2</text:p>
          </table:table-cell>
          <table:table-cell office:value-type="float" office:value="2.096118">
            <text:p>2.1</text:p>
          </table:table-cell>
          <table:table-cell office:value-type="float" office:value="1.382666">
            <text:p>1.38</text:p>
          </table:table-cell>
          <table:table-cell office:value-type="float" office:value="10.923951">
            <text:p>10.92</text:p>
          </table:table-cell>
          <table:table-cell office:value-type="float" office:value="10.864855">
            <text:p>10.86</text:p>
          </table:table-cell>
          <table:table-cell office:value-type="float" office:value="4.551864">
            <text:p>4.55</text:p>
          </table:table-cell>
          <table:table-cell office:value-type="float" office:value="1.99968">
            <text:p>2</text:p>
          </table:table-cell>
          <table:table-cell office:value-type="float" office:value="9.000566">
            <text:p>9</text:p>
          </table:table-cell>
          <table:table-cell office:value-type="float" office:value="8.903882">
            <text:p>8.9</text:p>
          </table:table-cell>
          <table:table-cell office:value-type="float" office:value="9.617334">
            <text:p>9.62</text:p>
          </table:table-cell>
          <table:table-cell office:value-type="float" office:value="0.076049">
            <text:p>0.08</text:p>
          </table:table-cell>
          <table:table-cell office:value-type="float" office:value="0.135145">
            <text:p>0.14</text:p>
          </table:table-cell>
          <table:table-cell office:value-type="float" office:value="6.448136">
            <text:p>6.45</text:p>
          </table:table-cell>
          <table:table-cell office:value-type="float" office:value="9.00032">
            <text:p>9</text:p>
          </table:table-cell>
          <table:table-cell office:value-type="float" office:value="1.817667">
            <text:p>1.82</text:p>
          </table:table-cell>
          <table:table-cell office:value-type="float" office:value="1.905561">
            <text:p>1.91</text:p>
          </table:table-cell>
          <table:table-cell office:value-type="float" office:value="1.256969">
            <text:p>1.26</text:p>
          </table:table-cell>
          <table:table-cell office:value-type="float" office:value="9.930865">
            <text:p>9.93</text:p>
          </table:table-cell>
          <table:table-cell office:value-type="float" office:value="9.877141">
            <text:p>9.88</text:p>
          </table:table-cell>
          <table:table-cell office:value-type="float" office:value="4.138058">
            <text:p>4.14</text:p>
          </table:table-cell>
          <table:table-cell office:value-type="float" office:value="1.817891">
            <text:p>1.82</text:p>
          </table:table-cell>
          <table:table-cell office:value-type="float" office:value="8.182333">
            <text:p>8.18</text:p>
          </table:table-cell>
          <table:table-cell office:value-type="float" office:value="8.094439">
            <text:p>8.09</text:p>
          </table:table-cell>
          <table:table-cell office:value-type="float" office:value="8.743031">
            <text:p>8.74</text:p>
          </table:table-cell>
          <table:table-cell office:value-type="float" office:value="0.069135">
            <text:p>0.07</text:p>
          </table:table-cell>
          <table:table-cell office:value-type="float" office:value="0.122859">
            <text:p>0.12</text:p>
          </table:table-cell>
          <table:table-cell office:value-type="float" office:value="5.861942">
            <text:p>5.86</text:p>
          </table:table-cell>
          <table:table-cell office:value-type="float" office:value="8.182109">
            <text:p>8.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58538174">
            <text:p>58538174</text:p>
          </table:table-cell>
          <table:table-cell office:value-type="float" office:value="23506400">
            <text:p>23506400</text:p>
          </table:table-cell>
          <table:table-cell office:value-type="float" office:value="50988">
            <text:p>50988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58205344">
            <text:p>58205344</text:p>
          </table:table-cell>
          <table:table-cell office:value-type="float" office:value="10216712">
            <text:p>10216712</text:p>
          </table:table-cell>
          <table:table-cell office:value-type="float" office:value="12744">
            <text:p>12744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332830">
            <text:p>332830</text:p>
          </table:table-cell>
          <table:table-cell office:value-type="float" office:value="13289688">
            <text:p>13289688</text:p>
          </table:table-cell>
          <table:table-cell office:value-type="float" office:value="38244">
            <text:p>38244</text:p>
          </table:table-cell>
          <table:table-cell office:value-type="float" office:value="2.997637">
            <text:p>3</text:p>
          </table:table-cell>
          <table:table-cell office:value-type="float" office:value="3.063888">
            <text:p>3.06</text:p>
          </table:table-cell>
          <table:table-cell office:value-type="float" office:value="1.567501">
            <text:p>1.57</text:p>
          </table:table-cell>
          <table:table-cell office:value-type="float" office:value="11.944814">
            <text:p>11.94</text:p>
          </table:table-cell>
          <table:table-cell office:value-type="float" office:value="11.931772">
            <text:p>11.93</text:p>
          </table:table-cell>
          <table:table-cell office:value-type="float" office:value="5.215624">
            <text:p>5.22</text:p>
          </table:table-cell>
          <table:table-cell office:value-type="float" office:value="2.999294">
            <text:p>3</text:p>
          </table:table-cell>
          <table:table-cell office:value-type="float" office:value="9.002363">
            <text:p>9</text:p>
          </table:table-cell>
          <table:table-cell office:value-type="float" office:value="8.936112">
            <text:p>8.94</text:p>
          </table:table-cell>
          <table:table-cell office:value-type="float" office:value="10.432499">
            <text:p>10.43</text:p>
          </table:table-cell>
          <table:table-cell office:value-type="float" office:value="0.055186">
            <text:p>0.06</text:p>
          </table:table-cell>
          <table:table-cell office:value-type="float" office:value="0.068228">
            <text:p>0.07</text:p>
          </table:table-cell>
          <table:table-cell office:value-type="float" office:value="6.784376">
            <text:p>6.78</text:p>
          </table:table-cell>
          <table:table-cell office:value-type="float" office:value="9.000706">
            <text:p>9</text:p>
          </table:table-cell>
          <table:table-cell office:value-type="float" office:value="2.498031">
            <text:p>2.5</text:p>
          </table:table-cell>
          <table:table-cell office:value-type="float" office:value="2.55324">
            <text:p>2.55</text:p>
          </table:table-cell>
          <table:table-cell office:value-type="float" office:value="1.306251">
            <text:p>1.31</text:p>
          </table:table-cell>
          <table:table-cell office:value-type="float" office:value="9.954012">
            <text:p>9.95</text:p>
          </table:table-cell>
          <table:table-cell office:value-type="float" office:value="9.943143">
            <text:p>9.94</text:p>
          </table:table-cell>
          <table:table-cell office:value-type="float" office:value="4.346353">
            <text:p>4.35</text:p>
          </table:table-cell>
          <table:table-cell office:value-type="float" office:value="2.499412">
            <text:p>2.5</text:p>
          </table:table-cell>
          <table:table-cell office:value-type="float" office:value="7.501969">
            <text:p>7.5</text:p>
          </table:table-cell>
          <table:table-cell office:value-type="float" office:value="7.44676">
            <text:p>7.45</text:p>
          </table:table-cell>
          <table:table-cell office:value-type="float" office:value="8.693749">
            <text:p>8.69</text:p>
          </table:table-cell>
          <table:table-cell office:value-type="float" office:value="0.045988">
            <text:p>0.05</text:p>
          </table:table-cell>
          <table:table-cell office:value-type="float" office:value="0.056857">
            <text:p>0.06</text:p>
          </table:table-cell>
          <table:table-cell office:value-type="float" office:value="5.653647">
            <text:p>5.65</text:p>
          </table:table-cell>
          <table:table-cell office:value-type="float" office:value="7.500588">
            <text:p>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69712416">
            <text:p>69712416</text:p>
          </table:table-cell>
          <table:table-cell office:value-type="float" office:value="183318656">
            <text:p>183318656</text:p>
          </table:table-cell>
          <table:table-cell office:value-type="float" office:value="70206">
            <text:p>70206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69459148">
            <text:p>69459148</text:p>
          </table:table-cell>
          <table:table-cell office:value-type="float" office:value="177133240">
            <text:p>177133240</text:p>
          </table:table-cell>
          <table:table-cell office:value-type="float" office:value="21600">
            <text:p>21600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253268">
            <text:p>253268</text:p>
          </table:table-cell>
          <table:table-cell office:value-type="float" office:value="6185416">
            <text:p>6185416</text:p>
          </table:table-cell>
          <table:table-cell office:value-type="float" office:value="48606">
            <text:p>48606</text:p>
          </table:table-cell>
          <table:table-cell office:value-type="float" office:value="3.998836">
            <text:p>4</text:p>
          </table:table-cell>
          <table:table-cell office:value-type="float" office:value="4.037474">
            <text:p>4.04</text:p>
          </table:table-cell>
          <table:table-cell office:value-type="float" office:value="2.179026">
            <text:p>2.18</text:p>
          </table:table-cell>
          <table:table-cell office:value-type="float" office:value="12.95206">
            <text:p>12.95</text:p>
          </table:table-cell>
          <table:table-cell office:value-type="float" office:value="12.95277">
            <text:p>12.95</text:p>
          </table:table-cell>
          <table:table-cell office:value-type="float" office:value="12.561363">
            <text:p>12.56</text:p>
          </table:table-cell>
          <table:table-cell office:value-type="float" office:value="3.999658">
            <text:p>4</text:p>
          </table:table-cell>
          <table:table-cell office:value-type="float" office:value="9.001164">
            <text:p>9</text:p>
          </table:table-cell>
          <table:table-cell office:value-type="float" office:value="8.962526">
            <text:p>8.96</text:p>
          </table:table-cell>
          <table:table-cell office:value-type="float" office:value="10.820974">
            <text:p>10.82</text:p>
          </table:table-cell>
          <table:table-cell office:value-type="float" office:value="0.04794">
            <text:p>0.05</text:p>
          </table:table-cell>
          <table:table-cell office:value-type="float" office:value="0.04723">
            <text:p>0.05</text:p>
          </table:table-cell>
          <table:table-cell office:value-type="float" office:value="0.438637">
            <text:p>0.44</text:p>
          </table:table-cell>
          <table:table-cell office:value-type="float" office:value="9.000342">
            <text:p>9</text:p>
          </table:table-cell>
          <table:table-cell office:value-type="float" office:value="3.076028">
            <text:p>3.08</text:p>
          </table:table-cell>
          <table:table-cell office:value-type="float" office:value="3.105749">
            <text:p>3.11</text:p>
          </table:table-cell>
          <table:table-cell office:value-type="float" office:value="1.676173">
            <text:p>1.68</text:p>
          </table:table-cell>
          <table:table-cell office:value-type="float" office:value="9.963123">
            <text:p>9.96</text:p>
          </table:table-cell>
          <table:table-cell office:value-type="float" office:value="9.96367">
            <text:p>9.96</text:p>
          </table:table-cell>
          <table:table-cell office:value-type="float" office:value="9.662587">
            <text:p>9.66</text:p>
          </table:table-cell>
          <table:table-cell office:value-type="float" office:value="3.07666">
            <text:p>3.08</text:p>
          </table:table-cell>
          <table:table-cell office:value-type="float" office:value="6.923972">
            <text:p>6.92</text:p>
          </table:table-cell>
          <table:table-cell office:value-type="float" office:value="6.894251">
            <text:p>6.89</text:p>
          </table:table-cell>
          <table:table-cell office:value-type="float" office:value="8.323827">
            <text:p>8.32</text:p>
          </table:table-cell>
          <table:table-cell office:value-type="float" office:value="0.036877">
            <text:p>0.04</text:p>
          </table:table-cell>
          <table:table-cell office:value-type="float" office:value="0.03633">
            <text:p>0.04</text:p>
          </table:table-cell>
          <table:table-cell office:value-type="float" office:value="0.337413">
            <text:p>0.34</text:p>
          </table:table-cell>
          <table:table-cell office:value-type="float" office:value="6.92334">
            <text:p>6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02770832">
            <text:p>102770832</text:p>
          </table:table-cell>
          <table:table-cell office:value-type="float" office:value="181863792">
            <text:p>181863792</text:p>
          </table:table-cell>
          <table:table-cell office:value-type="float" office:value="39814">
            <text:p>39814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02575848">
            <text:p>102575848</text:p>
          </table:table-cell>
          <table:table-cell office:value-type="float" office:value="175640234">
            <text:p>175640234</text:p>
          </table:table-cell>
          <table:table-cell office:value-type="float" office:value="14216">
            <text:p>14216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194984">
            <text:p>194984</text:p>
          </table:table-cell>
          <table:table-cell office:value-type="float" office:value="6223558">
            <text:p>6223558</text:p>
          </table:table-cell>
          <table:table-cell office:value-type="float" office:value="25598">
            <text:p>25598</text:p>
          </table:table-cell>
          <table:table-cell office:value-type="float" office:value="4.995354">
            <text:p>5</text:p>
          </table:table-cell>
          <table:table-cell office:value-type="float" office:value="5.115163">
            <text:p>5.12</text:p>
          </table:table-cell>
          <table:table-cell office:value-type="float" office:value="2.715986">
            <text:p>2.72</text:p>
          </table:table-cell>
          <table:table-cell office:value-type="float" office:value="13.998191">
            <text:p>14</text:p>
          </table:table-cell>
          <table:table-cell office:value-type="float" office:value="13.973438">
            <text:p>13.97</text:p>
          </table:table-cell>
          <table:table-cell office:value-type="float" office:value="13.520906">
            <text:p>13.52</text:p>
          </table:table-cell>
          <table:table-cell office:value-type="float" office:value="4.998845">
            <text:p>5</text:p>
          </table:table-cell>
          <table:table-cell office:value-type="float" office:value="9.004646">
            <text:p>9</text:p>
          </table:table-cell>
          <table:table-cell office:value-type="float" office:value="8.884837">
            <text:p>8.88</text:p>
          </table:table-cell>
          <table:table-cell office:value-type="float" office:value="11.284014">
            <text:p>11.28</text:p>
          </table:table-cell>
          <table:table-cell office:value-type="float" office:value="0.001809">
            <text:p>0</text:p>
          </table:table-cell>
          <table:table-cell office:value-type="float" office:value="0.026562">
            <text:p>0.03</text:p>
          </table:table-cell>
          <table:table-cell office:value-type="float" office:value="0.479094">
            <text:p>0.48</text:p>
          </table:table-cell>
          <table:table-cell office:value-type="float" office:value="9.001155">
            <text:p>9</text:p>
          </table:table-cell>
          <table:table-cell office:value-type="float" office:value="3.56811">
            <text:p>3.57</text:p>
          </table:table-cell>
          <table:table-cell office:value-type="float" office:value="3.653688">
            <text:p>3.65</text:p>
          </table:table-cell>
          <table:table-cell office:value-type="float" office:value="1.93999">
            <text:p>1.94</text:p>
          </table:table-cell>
          <table:table-cell office:value-type="float" office:value="9.998708">
            <text:p>10</text:p>
          </table:table-cell>
          <table:table-cell office:value-type="float" office:value="9.981027">
            <text:p>9.98</text:p>
          </table:table-cell>
          <table:table-cell office:value-type="float" office:value="9.65779">
            <text:p>9.66</text:p>
          </table:table-cell>
          <table:table-cell office:value-type="float" office:value="3.570603">
            <text:p>3.57</text:p>
          </table:table-cell>
          <table:table-cell office:value-type="float" office:value="6.43189">
            <text:p>6.43</text:p>
          </table:table-cell>
          <table:table-cell office:value-type="float" office:value="6.346312">
            <text:p>6.35</text:p>
          </table:table-cell>
          <table:table-cell office:value-type="float" office:value="8.06001">
            <text:p>8.06</text:p>
          </table:table-cell>
          <table:table-cell office:value-type="float" office:value="0.001292">
            <text:p>0</text:p>
          </table:table-cell>
          <table:table-cell office:value-type="float" office:value="0.018973">
            <text:p>0.02</text:p>
          </table:table-cell>
          <table:table-cell office:value-type="float" office:value="0.34221">
            <text:p>0.34</text:p>
          </table:table-cell>
          <table:table-cell office:value-type="float" office:value="6.429397">
            <text:p>6.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7867248">
            <text:p>137867248</text:p>
          </table:table-cell>
          <table:table-cell office:value-type="float" office:value="139965554">
            <text:p>139965554</text:p>
          </table:table-cell>
          <table:table-cell office:value-type="float" office:value="41026">
            <text:p>41026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7713334">
            <text:p>137713334</text:p>
          </table:table-cell>
          <table:table-cell office:value-type="float" office:value="133522444">
            <text:p>133522444</text:p>
          </table:table-cell>
          <table:table-cell office:value-type="float" office:value="16406">
            <text:p>16406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153914">
            <text:p>153914</text:p>
          </table:table-cell>
          <table:table-cell office:value-type="float" office:value="6443110">
            <text:p>6443110</text:p>
          </table:table-cell>
          <table:table-cell office:value-type="float" office:value="24620">
            <text:p>24620</text:p>
          </table:table-cell>
          <table:table-cell office:value-type="float" office:value="5.995764">
            <text:p>6</text:p>
          </table:table-cell>
          <table:table-cell office:value-type="float" office:value="5.956452">
            <text:p>5.96</text:p>
          </table:table-cell>
          <table:table-cell office:value-type="float" office:value="4.259509">
            <text:p>4.26</text:p>
          </table:table-cell>
          <table:table-cell office:value-type="float" office:value="14.997226">
            <text:p>15</text:p>
          </table:table-cell>
          <table:table-cell office:value-type="float" office:value="14.983254">
            <text:p>14.98</text:p>
          </table:table-cell>
          <table:table-cell office:value-type="float" office:value="14.309497">
            <text:p>14.31</text:p>
          </table:table-cell>
          <table:table-cell office:value-type="float" office:value="5.998391">
            <text:p>6</text:p>
          </table:table-cell>
          <table:table-cell office:value-type="float" office:value="9.004236">
            <text:p>9</text:p>
          </table:table-cell>
          <table:table-cell office:value-type="float" office:value="9.043548">
            <text:p>9.04</text:p>
          </table:table-cell>
          <table:table-cell office:value-type="float" office:value="10.740491">
            <text:p>10.74</text:p>
          </table:table-cell>
          <table:table-cell office:value-type="float" office:value="0.002774">
            <text:p>0</text:p>
          </table:table-cell>
          <table:table-cell office:value-type="float" office:value="0.016746">
            <text:p>0.02</text:p>
          </table:table-cell>
          <table:table-cell office:value-type="float" office:value="0.690503">
            <text:p>0.69</text:p>
          </table:table-cell>
          <table:table-cell office:value-type="float" office:value="9.001609">
            <text:p>9</text:p>
          </table:table-cell>
          <table:table-cell office:value-type="float" office:value="3.997176">
            <text:p>4</text:p>
          </table:table-cell>
          <table:table-cell office:value-type="float" office:value="3.970968">
            <text:p>3.97</text:p>
          </table:table-cell>
          <table:table-cell office:value-type="float" office:value="2.839673">
            <text:p>2.84</text:p>
          </table:table-cell>
          <table:table-cell office:value-type="float" office:value="9.998151">
            <text:p>10</text:p>
          </table:table-cell>
          <table:table-cell office:value-type="float" office:value="9.988836">
            <text:p>9.99</text:p>
          </table:table-cell>
          <table:table-cell office:value-type="float" office:value="9.539665">
            <text:p>9.54</text:p>
          </table:table-cell>
          <table:table-cell office:value-type="float" office:value="3.998928">
            <text:p>4</text:p>
          </table:table-cell>
          <table:table-cell office:value-type="float" office:value="6.002824">
            <text:p>6</text:p>
          </table:table-cell>
          <table:table-cell office:value-type="float" office:value="6.029032">
            <text:p>6.03</text:p>
          </table:table-cell>
          <table:table-cell office:value-type="float" office:value="7.160327">
            <text:p>7.16</text:p>
          </table:table-cell>
          <table:table-cell office:value-type="float" office:value="0.001849">
            <text:p>0</text:p>
          </table:table-cell>
          <table:table-cell office:value-type="float" office:value="0.011164">
            <text:p>0.01</text:p>
          </table:table-cell>
          <table:table-cell office:value-type="float" office:value="0.460335">
            <text:p>0.46</text:p>
          </table:table-cell>
          <table:table-cell office:value-type="float" office:value="6.001072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208115914">
            <text:p>208115914</text:p>
          </table:table-cell>
          <table:table-cell office:value-type="float" office:value="311454324">
            <text:p>311454324</text:p>
          </table:table-cell>
          <table:table-cell office:value-type="float" office:value="39620">
            <text:p>39620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207993874">
            <text:p>207993874</text:p>
          </table:table-cell>
          <table:table-cell office:value-type="float" office:value="308531116">
            <text:p>308531116</text:p>
          </table:table-cell>
          <table:table-cell office:value-type="float" office:value="17330">
            <text:p>17330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122040">
            <text:p>122040</text:p>
          </table:table-cell>
          <table:table-cell office:value-type="float" office:value="2923208">
            <text:p>2923208</text:p>
          </table:table-cell>
          <table:table-cell office:value-type="float" office:value="22290">
            <text:p>22290</text:p>
          </table:table-cell>
          <table:table-cell office:value-type="float" office:value="6.996753">
            <text:p>7</text:p>
          </table:table-cell>
          <table:table-cell office:value-type="float" office:value="7.143578">
            <text:p>7.14</text:p>
          </table:table-cell>
          <table:table-cell office:value-type="float" office:value="4.605528">
            <text:p>4.61</text:p>
          </table:table-cell>
          <table:table-cell office:value-type="float" office:value="15.999343">
            <text:p>16</text:p>
          </table:table-cell>
          <table:table-cell office:value-type="float" office:value="15.990618">
            <text:p>15.99</text:p>
          </table:table-cell>
          <table:table-cell office:value-type="float" office:value="15.849829">
            <text:p>15.85</text:p>
          </table:table-cell>
          <table:table-cell office:value-type="float" office:value="6.998486">
            <text:p>7</text:p>
          </table:table-cell>
          <table:table-cell office:value-type="float" office:value="9.003247">
            <text:p>9</text:p>
          </table:table-cell>
          <table:table-cell office:value-type="float" office:value="8.856422">
            <text:p>8.86</text:p>
          </table:table-cell>
          <table:table-cell office:value-type="float" office:value="11.394472">
            <text:p>11.39</text:p>
          </table:table-cell>
          <table:table-cell office:value-type="float" office:value="0.000657">
            <text:p>0</text:p>
          </table:table-cell>
          <table:table-cell office:value-type="float" office:value="0.009382">
            <text:p>0.01</text:p>
          </table:table-cell>
          <table:table-cell office:value-type="float" office:value="0.150171">
            <text:p>0.15</text:p>
          </table:table-cell>
          <table:table-cell office:value-type="float" office:value="9.001514">
            <text:p>9</text:p>
          </table:table-cell>
          <table:table-cell office:value-type="float" office:value="4.37297">
            <text:p>4.37</text:p>
          </table:table-cell>
          <table:table-cell office:value-type="float" office:value="4.464736">
            <text:p>4.46</text:p>
          </table:table-cell>
          <table:table-cell office:value-type="float" office:value="2.878455">
            <text:p>2.88</text:p>
          </table:table-cell>
          <table:table-cell office:value-type="float" office:value="9.999589">
            <text:p>10</text:p>
          </table:table-cell>
          <table:table-cell office:value-type="float" office:value="9.994136">
            <text:p>9.99</text:p>
          </table:table-cell>
          <table:table-cell office:value-type="float" office:value="9.906143">
            <text:p>9.91</text:p>
          </table:table-cell>
          <table:table-cell office:value-type="float" office:value="4.374054">
            <text:p>4.37</text:p>
          </table:table-cell>
          <table:table-cell office:value-type="float" office:value="5.62703">
            <text:p>5.63</text:p>
          </table:table-cell>
          <table:table-cell office:value-type="float" office:value="5.535264">
            <text:p>5.54</text:p>
          </table:table-cell>
          <table:table-cell office:value-type="float" office:value="7.121545">
            <text:p>7.12</text:p>
          </table:table-cell>
          <table:table-cell office:value-type="float" office:value="0.000411">
            <text:p>0</text:p>
          </table:table-cell>
          <table:table-cell office:value-type="float" office:value="0.005864">
            <text:p>0.01</text:p>
          </table:table-cell>
          <table:table-cell office:value-type="float" office:value="0.093857">
            <text:p>0.09</text:p>
          </table:table-cell>
          <table:table-cell office:value-type="float" office:value="5.625946">
            <text:p>5.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247161856">
            <text:p>247161856</text:p>
          </table:table-cell>
          <table:table-cell office:value-type="float" office:value="319003602">
            <text:p>319003602</text:p>
          </table:table-cell>
          <table:table-cell office:value-type="float" office:value="41230">
            <text:p>41230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247042310">
            <text:p>247042310</text:p>
          </table:table-cell>
          <table:table-cell office:value-type="float" office:value="316233282">
            <text:p>316233282</text:p>
          </table:table-cell>
          <table:table-cell office:value-type="float" office:value="19398">
            <text:p>19398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119546">
            <text:p>119546</text:p>
          </table:table-cell>
          <table:table-cell office:value-type="float" office:value="2770320">
            <text:p>2770320</text:p>
          </table:table-cell>
          <table:table-cell office:value-type="float" office:value="21832">
            <text:p>21832</text:p>
          </table:table-cell>
          <table:table-cell office:value-type="float" office:value="7.996221">
            <text:p>8</text:p>
          </table:table-cell>
          <table:table-cell office:value-type="float" office:value="8.199803">
            <text:p>8.2</text:p>
          </table:table-cell>
          <table:table-cell office:value-type="float" office:value="6.422859">
            <text:p>6.42</text:p>
          </table:table-cell>
          <table:table-cell office:value-type="float" office:value="16.997721">
            <text:p>17</text:p>
          </table:table-cell>
          <table:table-cell office:value-type="float" office:value="16.991778">
            <text:p>16.99</text:p>
          </table:table-cell>
          <table:table-cell office:value-type="float" office:value="16.852367">
            <text:p>16.85</text:p>
          </table:table-cell>
          <table:table-cell office:value-type="float" office:value="7.998205">
            <text:p>8</text:p>
          </table:table-cell>
          <table:table-cell office:value-type="float" office:value="9.003779">
            <text:p>9</text:p>
          </table:table-cell>
          <table:table-cell office:value-type="float" office:value="8.800197">
            <text:p>8.8</text:p>
          </table:table-cell>
          <table:table-cell office:value-type="float" office:value="10.577141">
            <text:p>10.58</text:p>
          </table:table-cell>
          <table:table-cell office:value-type="float" office:value="0.002279">
            <text:p>0</text:p>
          </table:table-cell>
          <table:table-cell office:value-type="float" office:value="0.008222">
            <text:p>0.01</text:p>
          </table:table-cell>
          <table:table-cell office:value-type="float" office:value="0.147633">
            <text:p>0.15</text:p>
          </table:table-cell>
          <table:table-cell office:value-type="float" office:value="9.001795">
            <text:p>9</text:p>
          </table:table-cell>
          <table:table-cell office:value-type="float" office:value="4.70366">
            <text:p>4.7</text:p>
          </table:table-cell>
          <table:table-cell office:value-type="float" office:value="4.823414">
            <text:p>4.82</text:p>
          </table:table-cell>
          <table:table-cell office:value-type="float" office:value="3.778152">
            <text:p>3.78</text:p>
          </table:table-cell>
          <table:table-cell office:value-type="float" office:value="9.998659">
            <text:p>10</text:p>
          </table:table-cell>
          <table:table-cell office:value-type="float" office:value="9.995163">
            <text:p>10</text:p>
          </table:table-cell>
          <table:table-cell office:value-type="float" office:value="9.913157">
            <text:p>9.91</text:p>
          </table:table-cell>
          <table:table-cell office:value-type="float" office:value="4.704827">
            <text:p>4.7</text:p>
          </table:table-cell>
          <table:table-cell office:value-type="float" office:value="5.29634">
            <text:p>5.3</text:p>
          </table:table-cell>
          <table:table-cell office:value-type="float" office:value="5.176586">
            <text:p>5.18</text:p>
          </table:table-cell>
          <table:table-cell office:value-type="float" office:value="6.221848">
            <text:p>6.22</text:p>
          </table:table-cell>
          <table:table-cell office:value-type="float" office:value="0.001341">
            <text:p>0</text:p>
          </table:table-cell>
          <table:table-cell office:value-type="float" office:value="0.004837">
            <text:p>0</text:p>
          </table:table-cell>
          <table:table-cell office:value-type="float" office:value="0.086843">
            <text:p>0.09</text:p>
          </table:table-cell>
          <table:table-cell office:value-type="float" office:value="5.295173">
            <text:p>5.3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00804940">
            <text:p>300804940</text:p>
          </table:table-cell>
          <table:table-cell office:value-type="float" office:value="318253892">
            <text:p>318253892</text:p>
          </table:table-cell>
          <table:table-cell office:value-type="float" office:value="41016">
            <text:p>41016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00686938">
            <text:p>300686938</text:p>
          </table:table-cell>
          <table:table-cell office:value-type="float" office:value="315060754">
            <text:p>315060754</text:p>
          </table:table-cell>
          <table:table-cell office:value-type="float" office:value="20488">
            <text:p>20488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118002">
            <text:p>118002</text:p>
          </table:table-cell>
          <table:table-cell office:value-type="float" office:value="3193138">
            <text:p>3193138</text:p>
          </table:table-cell>
          <table:table-cell office:value-type="float" office:value="20528">
            <text:p>20528</text:p>
          </table:table-cell>
          <table:table-cell office:value-type="float" office:value="8.995297">
            <text:p>9</text:p>
          </table:table-cell>
          <table:table-cell office:value-type="float" office:value="9.108764">
            <text:p>9.11</text:p>
          </table:table-cell>
          <table:table-cell office:value-type="float" office:value="8.199391">
            <text:p>8.2</text:p>
          </table:table-cell>
          <table:table-cell office:value-type="float" office:value="17.999061">
            <text:p>18</text:p>
          </table:table-cell>
          <table:table-cell office:value-type="float" office:value="17.992939">
            <text:p>17.99</text:p>
          </table:table-cell>
          <table:table-cell office:value-type="float" office:value="17.819401">
            <text:p>17.82</text:p>
          </table:table-cell>
          <table:table-cell office:value-type="float" office:value="8.991223">
            <text:p>8.99</text:p>
          </table:table-cell>
          <table:table-cell office:value-type="float" office:value="9.004703">
            <text:p>9</text:p>
          </table:table-cell>
          <table:table-cell office:value-type="float" office:value="8.891236">
            <text:p>8.89</text:p>
          </table:table-cell>
          <table:table-cell office:value-type="float" office:value="9.800609">
            <text:p>9.8</text:p>
          </table:table-cell>
          <table:table-cell office:value-type="float" office:value="0.000939">
            <text:p>0</text:p>
          </table:table-cell>
          <table:table-cell office:value-type="float" office:value="0.007061">
            <text:p>0.01</text:p>
          </table:table-cell>
          <table:table-cell office:value-type="float" office:value="0.180599">
            <text:p>0.18</text:p>
          </table:table-cell>
          <table:table-cell office:value-type="float" office:value="9.008777">
            <text:p>9.01</text:p>
          </table:table-cell>
          <table:table-cell office:value-type="float" office:value="4.997387">
            <text:p>5</text:p>
          </table:table-cell>
          <table:table-cell office:value-type="float" office:value="5.060425">
            <text:p>5.06</text:p>
          </table:table-cell>
          <table:table-cell office:value-type="float" office:value="4.555217">
            <text:p>4.56</text:p>
          </table:table-cell>
          <table:table-cell office:value-type="float" office:value="9.999478">
            <text:p>10</text:p>
          </table:table-cell>
          <table:table-cell office:value-type="float" office:value="9.996077">
            <text:p>10</text:p>
          </table:table-cell>
          <table:table-cell office:value-type="float" office:value="9.899667">
            <text:p>9.9</text:p>
          </table:table-cell>
          <table:table-cell office:value-type="float" office:value="4.995124">
            <text:p>5</text:p>
          </table:table-cell>
          <table:table-cell office:value-type="float" office:value="5.002613">
            <text:p>5</text:p>
          </table:table-cell>
          <table:table-cell office:value-type="float" office:value="4.939575">
            <text:p>4.94</text:p>
          </table:table-cell>
          <table:table-cell office:value-type="float" office:value="5.444783">
            <text:p>5.44</text:p>
          </table:table-cell>
          <table:table-cell office:value-type="float" office:value="0.000522">
            <text:p>0</text:p>
          </table:table-cell>
          <table:table-cell office:value-type="float" office:value="0.003923">
            <text:p>0</text:p>
          </table:table-cell>
          <table:table-cell office:value-type="float" office:value="0.100333">
            <text:p>0.1</text:p>
          </table:table-cell>
          <table:table-cell office:value-type="float" office:value="5.004876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421501368">
            <text:p>421501368</text:p>
          </table:table-cell>
          <table:table-cell office:value-type="float" office:value="592394304">
            <text:p>592394304</text:p>
          </table:table-cell>
          <table:table-cell office:value-type="float" office:value="64346">
            <text:p>64346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421406138">
            <text:p>421406138</text:p>
          </table:table-cell>
          <table:table-cell office:value-type="float" office:value="591762512">
            <text:p>591762512</text:p>
          </table:table-cell>
          <table:table-cell office:value-type="float" office:value="33860">
            <text:p>33860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95230">
            <text:p>95230</text:p>
          </table:table-cell>
          <table:table-cell office:value-type="float" office:value="631792">
            <text:p>631792</text:p>
          </table:table-cell>
          <table:table-cell office:value-type="float" office:value="30486">
            <text:p>30486</text:p>
          </table:table-cell>
          <table:table-cell office:value-type="float" office:value="9.993251">
            <text:p>9.99</text:p>
          </table:table-cell>
          <table:table-cell office:value-type="float" office:value="9.871806">
            <text:p>9.87</text:p>
          </table:table-cell>
          <table:table-cell office:value-type="float" office:value="7.97613">
            <text:p>7.98</text:p>
          </table:table-cell>
          <table:table-cell office:value-type="float" office:value="18.996944">
            <text:p>19</text:p>
          </table:table-cell>
          <table:table-cell office:value-type="float" office:value="18.995707">
            <text:p>19</text:p>
          </table:table-cell>
          <table:table-cell office:value-type="float" office:value="18.979736">
            <text:p>18.98</text:p>
          </table:table-cell>
          <table:table-cell office:value-type="float" office:value="9.998135">
            <text:p>10</text:p>
          </table:table-cell>
          <table:table-cell office:value-type="float" office:value="9.006749">
            <text:p>9.01</text:p>
          </table:table-cell>
          <table:table-cell office:value-type="float" office:value="9.128194">
            <text:p>9.13</text:p>
          </table:table-cell>
          <table:table-cell office:value-type="float" office:value="11.02387">
            <text:p>11.02</text:p>
          </table:table-cell>
          <table:table-cell office:value-type="float" office:value="0.003056">
            <text:p>0</text:p>
          </table:table-cell>
          <table:table-cell office:value-type="float" office:value="0.004293">
            <text:p>0</text:p>
          </table:table-cell>
          <table:table-cell office:value-type="float" office:value="0.020264">
            <text:p>0.02</text:p>
          </table:table-cell>
          <table:table-cell office:value-type="float" office:value="9.001865">
            <text:p>9</text:p>
          </table:table-cell>
          <table:table-cell office:value-type="float" office:value="5.259606">
            <text:p>5.26</text:p>
          </table:table-cell>
          <table:table-cell office:value-type="float" office:value="5.195687">
            <text:p>5.2</text:p>
          </table:table-cell>
          <table:table-cell office:value-type="float" office:value="4.197963">
            <text:p>4.2</text:p>
          </table:table-cell>
          <table:table-cell office:value-type="float" office:value="9.998391">
            <text:p>10</text:p>
          </table:table-cell>
          <table:table-cell office:value-type="float" office:value="9.997741">
            <text:p>10</text:p>
          </table:table-cell>
          <table:table-cell office:value-type="float" office:value="9.989335">
            <text:p>9.99</text:p>
          </table:table-cell>
          <table:table-cell office:value-type="float" office:value="5.262176">
            <text:p>5.26</text:p>
          </table:table-cell>
          <table:table-cell office:value-type="float" office:value="4.740394">
            <text:p>4.74</text:p>
          </table:table-cell>
          <table:table-cell office:value-type="float" office:value="4.804313">
            <text:p>4.8</text:p>
          </table:table-cell>
          <table:table-cell office:value-type="float" office:value="5.802037">
            <text:p>5.8</text:p>
          </table:table-cell>
          <table:table-cell office:value-type="float" office:value="0.001609">
            <text:p>0</text:p>
          </table:table-cell>
          <table:table-cell office:value-type="float" office:value="0.002259">
            <text:p>0</text:p>
          </table:table-cell>
          <table:table-cell office:value-type="float" office:value="0.010665">
            <text:p>0.01</text:p>
          </table:table-cell>
          <table:table-cell office:value-type="float" office:value="4.737824">
            <text:p>4.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387355648">
            <text:p>387355648</text:p>
          </table:table-cell>
          <table:table-cell office:value-type="float" office:value="567142476">
            <text:p>567142476</text:p>
          </table:table-cell>
          <table:table-cell office:value-type="float" office:value="67090">
            <text:p>67090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387253838">
            <text:p>387253838</text:p>
          </table:table-cell>
          <table:table-cell office:value-type="float" office:value="566308448">
            <text:p>566308448</text:p>
          </table:table-cell>
          <table:table-cell office:value-type="float" office:value="36894">
            <text:p>36894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101810">
            <text:p>101810</text:p>
          </table:table-cell>
          <table:table-cell office:value-type="float" office:value="834028">
            <text:p>834028</text:p>
          </table:table-cell>
          <table:table-cell office:value-type="float" office:value="30196">
            <text:p>30196</text:p>
          </table:table-cell>
          <table:table-cell office:value-type="float" office:value="10.999016">
            <text:p>11</text:p>
          </table:table-cell>
          <table:table-cell office:value-type="float" office:value="10.969569">
            <text:p>10.97</text:p>
          </table:table-cell>
          <table:table-cell office:value-type="float" office:value="8.511699">
            <text:p>8.51</text:p>
          </table:table-cell>
          <table:table-cell office:value-type="float" office:value="19.999168">
            <text:p>20</text:p>
          </table:table-cell>
          <table:table-cell office:value-type="float" office:value="19.994743">
            <text:p>19.99</text:p>
          </table:table-cell>
          <table:table-cell office:value-type="float" office:value="19.970588">
            <text:p>19.97</text:p>
          </table:table-cell>
          <table:table-cell office:value-type="float" office:value="10.99836">
            <text:p>11</text:p>
          </table:table-cell>
          <table:table-cell office:value-type="float" office:value="9.000984">
            <text:p>9</text:p>
          </table:table-cell>
          <table:table-cell office:value-type="float" office:value="9.030431">
            <text:p>9.03</text:p>
          </table:table-cell>
          <table:table-cell office:value-type="float" office:value="11.488301">
            <text:p>11.49</text:p>
          </table:table-cell>
          <table:table-cell office:value-type="float" office:value="0.000832">
            <text:p>0</text:p>
          </table:table-cell>
          <table:table-cell office:value-type="float" office:value="0.005257">
            <text:p>0.01</text:p>
          </table:table-cell>
          <table:table-cell office:value-type="float" office:value="0.029412">
            <text:p>0.03</text:p>
          </table:table-cell>
          <table:table-cell office:value-type="float" office:value="9.00164">
            <text:p>9</text:p>
          </table:table-cell>
          <table:table-cell office:value-type="float" office:value="5.499508">
            <text:p>5.5</text:p>
          </table:table-cell>
          <table:table-cell office:value-type="float" office:value="5.484784">
            <text:p>5.48</text:p>
          </table:table-cell>
          <table:table-cell office:value-type="float" office:value="4.25585">
            <text:p>4.26</text:p>
          </table:table-cell>
          <table:table-cell office:value-type="float" office:value="9.999584">
            <text:p>10</text:p>
          </table:table-cell>
          <table:table-cell office:value-type="float" office:value="9.997372">
            <text:p>10</text:p>
          </table:table-cell>
          <table:table-cell office:value-type="float" office:value="9.985294">
            <text:p>9.99</text:p>
          </table:table-cell>
          <table:table-cell office:value-type="float" office:value="5.49918">
            <text:p>5.5</text:p>
          </table:table-cell>
          <table:table-cell office:value-type="float" office:value="4.500492">
            <text:p>4.5</text:p>
          </table:table-cell>
          <table:table-cell office:value-type="float" office:value="4.515216">
            <text:p>4.52</text:p>
          </table:table-cell>
          <table:table-cell office:value-type="float" office:value="5.74415">
            <text:p>5.74</text:p>
          </table:table-cell>
          <table:table-cell office:value-type="float" office:value="0.000416">
            <text:p>0</text:p>
          </table:table-cell>
          <table:table-cell office:value-type="float" office:value="0.002628">
            <text:p>0</text:p>
          </table:table-cell>
          <table:table-cell office:value-type="float" office:value="0.014706">
            <text:p>0.01</text:p>
          </table:table-cell>
          <table:table-cell office:value-type="float" office:value="4.50082">
            <text:p>4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11524238">
            <text:p>11524238</text:p>
          </table:table-cell>
          <table:table-cell office:value-type="float" office:value="24392030">
            <text:p>24392030</text:p>
          </table:table-cell>
          <table:table-cell office:value-type="float" office:value="71602">
            <text:p>71602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10852344">
            <text:p>10852344</text:p>
          </table:table-cell>
          <table:table-cell office:value-type="float" office:value="4712354">
            <text:p>4712354</text:p>
          </table:table-cell>
          <table:table-cell office:value-type="float" office:value="6508">
            <text:p>6508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671894">
            <text:p>671894</text:p>
          </table:table-cell>
          <table:table-cell office:value-type="float" office:value="19679676">
            <text:p>19679676</text:p>
          </table:table-cell>
          <table:table-cell office:value-type="float" office:value="65094">
            <text:p>65094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38004748">
            <text:p>38004748</text:p>
          </table:table-cell>
          <table:table-cell office:value-type="float" office:value="19805890">
            <text:p>19805890</text:p>
          </table:table-cell>
          <table:table-cell office:value-type="float" office:value="125294">
            <text:p>125294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37615806">
            <text:p>37615806</text:p>
          </table:table-cell>
          <table:table-cell office:value-type="float" office:value="7443606">
            <text:p>7443606</text:p>
          </table:table-cell>
          <table:table-cell office:value-type="float" office:value="20880">
            <text:p>20880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388942">
            <text:p>388942</text:p>
          </table:table-cell>
          <table:table-cell office:value-type="float" office:value="12362284">
            <text:p>12362284</text:p>
          </table:table-cell>
          <table:table-cell office:value-type="float" office:value="104414">
            <text:p>104414</text:p>
          </table:table-cell>
          <table:table-cell office:value-type="float" office:value="1.999485">
            <text:p>2</text:p>
          </table:table-cell>
          <table:table-cell office:value-type="float" office:value="1.977751">
            <text:p>1.98</text:p>
          </table:table-cell>
          <table:table-cell office:value-type="float" office:value="0.480534">
            <text:p>0.48</text:p>
          </table:table-cell>
          <table:table-cell office:value-type="float" office:value="11.928734">
            <text:p>11.93</text:p>
          </table:table-cell>
          <table:table-cell office:value-type="float" office:value="11.877192">
            <text:p>11.88</text:p>
          </table:table-cell>
          <table:table-cell office:value-type="float" office:value="4.509935">
            <text:p>4.51</text:p>
          </table:table-cell>
          <table:table-cell office:value-type="float" office:value="1.999777">
            <text:p>2</text:p>
          </table:table-cell>
          <table:table-cell office:value-type="float" office:value="10.000515">
            <text:p>10</text:p>
          </table:table-cell>
          <table:table-cell office:value-type="float" office:value="10.022249">
            <text:p>10.02</text:p>
          </table:table-cell>
          <table:table-cell office:value-type="float" office:value="11.519466">
            <text:p>11.52</text:p>
          </table:table-cell>
          <table:table-cell office:value-type="float" office:value="0.071266">
            <text:p>0.07</text:p>
          </table:table-cell>
          <table:table-cell office:value-type="float" office:value="0.122808">
            <text:p>0.12</text:p>
          </table:table-cell>
          <table:table-cell office:value-type="float" office:value="7.490065">
            <text:p>7.49</text:p>
          </table:table-cell>
          <table:table-cell office:value-type="float" office:value="10.000223">
            <text:p>10</text:p>
          </table:table-cell>
          <table:table-cell office:value-type="float" office:value="1.832861">
            <text:p>1.83</text:p>
          </table:table-cell>
          <table:table-cell office:value-type="float" office:value="1.812939">
            <text:p>1.81</text:p>
          </table:table-cell>
          <table:table-cell office:value-type="float" office:value="0.44049">
            <text:p>0.44</text:p>
          </table:table-cell>
          <table:table-cell office:value-type="float" office:value="10.934672">
            <text:p>10.93</text:p>
          </table:table-cell>
          <table:table-cell office:value-type="float" office:value="10.887426">
            <text:p>10.89</text:p>
          </table:table-cell>
          <table:table-cell office:value-type="float" office:value="4.134107">
            <text:p>4.13</text:p>
          </table:table-cell>
          <table:table-cell office:value-type="float" office:value="1.833128">
            <text:p>1.83</text:p>
          </table:table-cell>
          <table:table-cell office:value-type="float" office:value="9.167139">
            <text:p>9.17</text:p>
          </table:table-cell>
          <table:table-cell office:value-type="float" office:value="9.187061">
            <text:p>9.19</text:p>
          </table:table-cell>
          <table:table-cell office:value-type="float" office:value="10.55951">
            <text:p>10.56</text:p>
          </table:table-cell>
          <table:table-cell office:value-type="float" office:value="0.065328">
            <text:p>0.07</text:p>
          </table:table-cell>
          <table:table-cell office:value-type="float" office:value="0.112574">
            <text:p>0.11</text:p>
          </table:table-cell>
          <table:table-cell office:value-type="float" office:value="6.865893">
            <text:p>6.87</text:p>
          </table:table-cell>
          <table:table-cell office:value-type="float" office:value="9.166872">
            <text:p>9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55130110">
            <text:p>55130110</text:p>
          </table:table-cell>
          <table:table-cell office:value-type="float" office:value="36020634">
            <text:p>36020634</text:p>
          </table:table-cell>
          <table:table-cell office:value-type="float" office:value="59752">
            <text:p>59752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54742812">
            <text:p>54742812</text:p>
          </table:table-cell>
          <table:table-cell office:value-type="float" office:value="26811878">
            <text:p>26811878</text:p>
          </table:table-cell>
          <table:table-cell office:value-type="float" office:value="13788">
            <text:p>13788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387298">
            <text:p>387298</text:p>
          </table:table-cell>
          <table:table-cell office:value-type="float" office:value="9208756">
            <text:p>9208756</text:p>
          </table:table-cell>
          <table:table-cell office:value-type="float" office:value="45964">
            <text:p>45964</text:p>
          </table:table-cell>
          <table:table-cell office:value-type="float" office:value="2.998004">
            <text:p>3</text:p>
          </table:table-cell>
          <table:table-cell office:value-type="float" office:value="3.052784">
            <text:p>3.05</text:p>
          </table:table-cell>
          <table:table-cell office:value-type="float" office:value="2.441865">
            <text:p>2.44</text:p>
          </table:table-cell>
          <table:table-cell office:value-type="float" office:value="12.986245">
            <text:p>12.99</text:p>
          </table:table-cell>
          <table:table-cell office:value-type="float" office:value="12.908673">
            <text:p>12.91</text:p>
          </table:table-cell>
          <table:table-cell office:value-type="float" office:value="9.676521">
            <text:p>9.68</text:p>
          </table:table-cell>
          <table:table-cell office:value-type="float" office:value="2.999799">
            <text:p>3</text:p>
          </table:table-cell>
          <table:table-cell office:value-type="float" office:value="10.001996">
            <text:p>10</text:p>
          </table:table-cell>
          <table:table-cell office:value-type="float" office:value="9.947216">
            <text:p>9.95</text:p>
          </table:table-cell>
          <table:table-cell office:value-type="float" office:value="10.558135">
            <text:p>10.56</text:p>
          </table:table-cell>
          <table:table-cell office:value-type="float" office:value="0.013755">
            <text:p>0.01</text:p>
          </table:table-cell>
          <table:table-cell office:value-type="float" office:value="0.091327">
            <text:p>0.09</text:p>
          </table:table-cell>
          <table:table-cell office:value-type="float" office:value="3.323479">
            <text:p>3.32</text:p>
          </table:table-cell>
          <table:table-cell office:value-type="float" office:value="10.000201">
            <text:p>10</text:p>
          </table:table-cell>
          <table:table-cell office:value-type="float" office:value="2.536773">
            <text:p>2.54</text:p>
          </table:table-cell>
          <table:table-cell office:value-type="float" office:value="2.583125">
            <text:p>2.58</text:p>
          </table:table-cell>
          <table:table-cell office:value-type="float" office:value="2.066193">
            <text:p>2.07</text:p>
          </table:table-cell>
          <table:table-cell office:value-type="float" office:value="10.988361">
            <text:p>10.99</text:p>
          </table:table-cell>
          <table:table-cell office:value-type="float" office:value="10.922723">
            <text:p>10.92</text:p>
          </table:table-cell>
          <table:table-cell office:value-type="float" office:value="8.187825">
            <text:p>8.19</text:p>
          </table:table-cell>
          <table:table-cell office:value-type="float" office:value="2.538292">
            <text:p>2.54</text:p>
          </table:table-cell>
          <table:table-cell office:value-type="float" office:value="8.463227">
            <text:p>8.46</text:p>
          </table:table-cell>
          <table:table-cell office:value-type="float" office:value="8.416875">
            <text:p>8.42</text:p>
          </table:table-cell>
          <table:table-cell office:value-type="float" office:value="8.933807">
            <text:p>8.93</text:p>
          </table:table-cell>
          <table:table-cell office:value-type="float" office:value="0.011639">
            <text:p>0.01</text:p>
          </table:table-cell>
          <table:table-cell office:value-type="float" office:value="0.077277">
            <text:p>0.08</text:p>
          </table:table-cell>
          <table:table-cell office:value-type="float" office:value="2.812175">
            <text:p>2.81</text:p>
          </table:table-cell>
          <table:table-cell office:value-type="float" office:value="8.461708">
            <text:p>8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76399380">
            <text:p>76399380</text:p>
          </table:table-cell>
          <table:table-cell office:value-type="float" office:value="58181506">
            <text:p>58181506</text:p>
          </table:table-cell>
          <table:table-cell office:value-type="float" office:value="46902">
            <text:p>46902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76118584">
            <text:p>76118584</text:p>
          </table:table-cell>
          <table:table-cell office:value-type="float" office:value="46191750">
            <text:p>46191750</text:p>
          </table:table-cell>
          <table:table-cell office:value-type="float" office:value="13396">
            <text:p>13396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280796">
            <text:p>280796</text:p>
          </table:table-cell>
          <table:table-cell office:value-type="float" office:value="11989756">
            <text:p>11989756</text:p>
          </table:table-cell>
          <table:table-cell office:value-type="float" office:value="33506">
            <text:p>33506</text:p>
          </table:table-cell>
          <table:table-cell office:value-type="float" office:value="3.998822">
            <text:p>4</text:p>
          </table:table-cell>
          <table:table-cell office:value-type="float" office:value="3.979848">
            <text:p>3.98</text:p>
          </table:table-cell>
          <table:table-cell office:value-type="float" office:value="3.019064">
            <text:p>3.02</text:p>
          </table:table-cell>
          <table:table-cell office:value-type="float" office:value="13.935765">
            <text:p>13.94</text:p>
          </table:table-cell>
          <table:table-cell office:value-type="float" office:value="13.948545">
            <text:p>13.95</text:p>
          </table:table-cell>
          <table:table-cell office:value-type="float" office:value="11.114949">
            <text:p>11.11</text:p>
          </table:table-cell>
          <table:table-cell office:value-type="float" office:value="3.998635">
            <text:p>4</text:p>
          </table:table-cell>
          <table:table-cell office:value-type="float" office:value="10.001178">
            <text:p>10</text:p>
          </table:table-cell>
          <table:table-cell office:value-type="float" office:value="10.020152">
            <text:p>10.02</text:p>
          </table:table-cell>
          <table:table-cell office:value-type="float" office:value="10.980936">
            <text:p>10.98</text:p>
          </table:table-cell>
          <table:table-cell office:value-type="float" office:value="0.064235">
            <text:p>0.06</text:p>
          </table:table-cell>
          <table:table-cell office:value-type="float" office:value="0.051455">
            <text:p>0.05</text:p>
          </table:table-cell>
          <table:table-cell office:value-type="float" office:value="2.885051">
            <text:p>2.89</text:p>
          </table:table-cell>
          <table:table-cell office:value-type="float" office:value="10.001365">
            <text:p>10</text:p>
          </table:table-cell>
          <table:table-cell office:value-type="float" office:value="3.141932">
            <text:p>3.14</text:p>
          </table:table-cell>
          <table:table-cell office:value-type="float" office:value="3.127024">
            <text:p>3.13</text:p>
          </table:table-cell>
          <table:table-cell office:value-type="float" office:value="2.372121">
            <text:p>2.37</text:p>
          </table:table-cell>
          <table:table-cell office:value-type="float" office:value="10.94953">
            <text:p>10.95</text:p>
          </table:table-cell>
          <table:table-cell office:value-type="float" office:value="10.959571">
            <text:p>10.96</text:p>
          </table:table-cell>
          <table:table-cell office:value-type="float" office:value="8.733175">
            <text:p>8.73</text:p>
          </table:table-cell>
          <table:table-cell office:value-type="float" office:value="3.141785">
            <text:p>3.14</text:p>
          </table:table-cell>
          <table:table-cell office:value-type="float" office:value="7.858068">
            <text:p>7.86</text:p>
          </table:table-cell>
          <table:table-cell office:value-type="float" office:value="7.872976">
            <text:p>7.87</text:p>
          </table:table-cell>
          <table:table-cell office:value-type="float" office:value="8.627879">
            <text:p>8.63</text:p>
          </table:table-cell>
          <table:table-cell office:value-type="float" office:value="0.05047">
            <text:p>0.05</text:p>
          </table:table-cell>
          <table:table-cell office:value-type="float" office:value="0.040429">
            <text:p>0.04</text:p>
          </table:table-cell>
          <table:table-cell office:value-type="float" office:value="2.266825">
            <text:p>2.27</text:p>
          </table:table-cell>
          <table:table-cell office:value-type="float" office:value="7.858215">
            <text:p>7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88227926">
            <text:p>88227926</text:p>
          </table:table-cell>
          <table:table-cell office:value-type="float" office:value="154863492">
            <text:p>154863492</text:p>
          </table:table-cell>
          <table:table-cell office:value-type="float" office:value="82620">
            <text:p>82620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88029130">
            <text:p>88029130</text:p>
          </table:table-cell>
          <table:table-cell office:value-type="float" office:value="147852582">
            <text:p>147852582</text:p>
          </table:table-cell>
          <table:table-cell office:value-type="float" office:value="27538">
            <text:p>27538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198796">
            <text:p>198796</text:p>
          </table:table-cell>
          <table:table-cell office:value-type="float" office:value="7010910">
            <text:p>7010910</text:p>
          </table:table-cell>
          <table:table-cell office:value-type="float" office:value="55082">
            <text:p>55082</text:p>
          </table:table-cell>
          <table:table-cell office:value-type="float" office:value="4.99157">
            <text:p>4.99</text:p>
          </table:table-cell>
          <table:table-cell office:value-type="float" office:value="5.117699">
            <text:p>5.12</text:p>
          </table:table-cell>
          <table:table-cell office:value-type="float" office:value="2.760508">
            <text:p>2.76</text:p>
          </table:table-cell>
          <table:table-cell office:value-type="float" office:value="14.998143">
            <text:p>15</text:p>
          </table:table-cell>
          <table:table-cell office:value-type="float" office:value="14.966202">
            <text:p>14.97</text:p>
          </table:table-cell>
          <table:table-cell office:value-type="float" office:value="14.320927">
            <text:p>14.32</text:p>
          </table:table-cell>
          <table:table-cell office:value-type="float" office:value="4.999637">
            <text:p>5</text:p>
          </table:table-cell>
          <table:table-cell office:value-type="float" office:value="10.00843">
            <text:p>10.01</text:p>
          </table:table-cell>
          <table:table-cell office:value-type="float" office:value="9.882301">
            <text:p>9.88</text:p>
          </table:table-cell>
          <table:table-cell office:value-type="float" office:value="12.239492">
            <text:p>12.24</text:p>
          </table:table-cell>
          <table:table-cell office:value-type="float" office:value="0.001857">
            <text:p>0</text:p>
          </table:table-cell>
          <table:table-cell office:value-type="float" office:value="0.033798">
            <text:p>0.03</text:p>
          </table:table-cell>
          <table:table-cell office:value-type="float" office:value="0.679073">
            <text:p>0.68</text:p>
          </table:table-cell>
          <table:table-cell office:value-type="float" office:value="10.000363">
            <text:p>10</text:p>
          </table:table-cell>
          <table:table-cell office:value-type="float" office:value="3.660485">
            <text:p>3.66</text:p>
          </table:table-cell>
          <table:table-cell office:value-type="float" office:value="3.752979">
            <text:p>3.75</text:p>
          </table:table-cell>
          <table:table-cell office:value-type="float" office:value="2.024373">
            <text:p>2.02</text:p>
          </table:table-cell>
          <table:table-cell office:value-type="float" office:value="10.998638">
            <text:p>11</text:p>
          </table:table-cell>
          <table:table-cell office:value-type="float" office:value="10.975215">
            <text:p>10.98</text:p>
          </table:table-cell>
          <table:table-cell office:value-type="float" office:value="10.502013">
            <text:p>10.5</text:p>
          </table:table-cell>
          <table:table-cell office:value-type="float" office:value="3.6664">
            <text:p>3.67</text:p>
          </table:table-cell>
          <table:table-cell office:value-type="float" office:value="7.339515">
            <text:p>7.34</text:p>
          </table:table-cell>
          <table:table-cell office:value-type="float" office:value="7.247021">
            <text:p>7.25</text:p>
          </table:table-cell>
          <table:table-cell office:value-type="float" office:value="8.975627">
            <text:p>8.98</text:p>
          </table:table-cell>
          <table:table-cell office:value-type="float" office:value="0.001362">
            <text:p>0</text:p>
          </table:table-cell>
          <table:table-cell office:value-type="float" office:value="0.024785">
            <text:p>0.02</text:p>
          </table:table-cell>
          <table:table-cell office:value-type="float" office:value="0.497987">
            <text:p>0.5</text:p>
          </table:table-cell>
          <table:table-cell office:value-type="float" office:value="7.3336">
            <text:p>7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149187718">
            <text:p>149187718</text:p>
          </table:table-cell>
          <table:table-cell office:value-type="float" office:value="218348790">
            <text:p>218348790</text:p>
          </table:table-cell>
          <table:table-cell office:value-type="float" office:value="78944">
            <text:p>78944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149034152">
            <text:p>149034152</text:p>
          </table:table-cell>
          <table:table-cell office:value-type="float" office:value="212779536">
            <text:p>212779536</text:p>
          </table:table-cell>
          <table:table-cell office:value-type="float" office:value="29604">
            <text:p>29604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153566">
            <text:p>153566</text:p>
          </table:table-cell>
          <table:table-cell office:value-type="float" office:value="5569254">
            <text:p>5569254</text:p>
          </table:table-cell>
          <table:table-cell office:value-type="float" office:value="49340">
            <text:p>49340</text:p>
          </table:table-cell>
          <table:table-cell office:value-type="float" office:value="5.998403">
            <text:p>6</text:p>
          </table:table-cell>
          <table:table-cell office:value-type="float" office:value="6.043679">
            <text:p>6.04</text:p>
          </table:table-cell>
          <table:table-cell office:value-type="float" office:value="4.39273">
            <text:p>4.39</text:p>
          </table:table-cell>
          <table:table-cell office:value-type="float" office:value="15.995423">
            <text:p>16</text:p>
          </table:table-cell>
          <table:table-cell office:value-type="float" office:value="15.98353">
            <text:p>15.98</text:p>
          </table:table-cell>
          <table:table-cell office:value-type="float" office:value="15.5919">
            <text:p>15.59</text:p>
          </table:table-cell>
          <table:table-cell office:value-type="float" office:value="6">
            <text:p>6</text:p>
          </table:table-cell>
          <table:table-cell office:value-type="float" office:value="10.001597">
            <text:p>10</text:p>
          </table:table-cell>
          <table:table-cell office:value-type="float" office:value="9.956321">
            <text:p>9.96</text:p>
          </table:table-cell>
          <table:table-cell office:value-type="float" office:value="11.60727">
            <text:p>11.61</text:p>
          </table:table-cell>
          <table:table-cell office:value-type="float" office:value="0.004577">
            <text:p>0</text:p>
          </table:table-cell>
          <table:table-cell office:value-type="float" office:value="0.01647">
            <text:p>0.02</text:p>
          </table:table-cell>
          <table:table-cell office:value-type="float" office:value="0.4081">
            <text:p>0.41</text:p>
          </table:table-cell>
          <table:table-cell office:value-type="float" office:value="10">
            <text:p>10</text:p>
          </table:table-cell>
          <table:table-cell office:value-type="float" office:value="4.123902">
            <text:p>4.12</text:p>
          </table:table-cell>
          <table:table-cell office:value-type="float" office:value="4.15503">
            <text:p>4.16</text:p>
          </table:table-cell>
          <table:table-cell office:value-type="float" office:value="3.020002">
            <text:p>3.02</text:p>
          </table:table-cell>
          <table:table-cell office:value-type="float" office:value="10.996853">
            <text:p>11</text:p>
          </table:table-cell>
          <table:table-cell office:value-type="float" office:value="10.988677">
            <text:p>10.99</text:p>
          </table:table-cell>
          <table:table-cell office:value-type="float" office:value="10.719431">
            <text:p>10.72</text:p>
          </table:table-cell>
          <table:table-cell office:value-type="float" office:value="4.125">
            <text:p>4.13</text:p>
          </table:table-cell>
          <table:table-cell office:value-type="float" office:value="6.876098">
            <text:p>6.88</text:p>
          </table:table-cell>
          <table:table-cell office:value-type="float" office:value="6.84497">
            <text:p>6.84</text:p>
          </table:table-cell>
          <table:table-cell office:value-type="float" office:value="7.979998">
            <text:p>7.98</text:p>
          </table:table-cell>
          <table:table-cell office:value-type="float" office:value="0.003147">
            <text:p>0</text:p>
          </table:table-cell>
          <table:table-cell office:value-type="float" office:value="0.011323">
            <text:p>0.01</text:p>
          </table:table-cell>
          <table:table-cell office:value-type="float" office:value="0.280569">
            <text:p>0.28</text:p>
          </table:table-cell>
          <table:table-cell office:value-type="float" office:value="6.875">
            <text:p>6.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183503422">
            <text:p>183503422</text:p>
          </table:table-cell>
          <table:table-cell office:value-type="float" office:value="229314466">
            <text:p>229314466</text:p>
          </table:table-cell>
          <table:table-cell office:value-type="float" office:value="38140">
            <text:p>38140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183374812">
            <text:p>183374812</text:p>
          </table:table-cell>
          <table:table-cell office:value-type="float" office:value="224882088">
            <text:p>224882088</text:p>
          </table:table-cell>
          <table:table-cell office:value-type="float" office:value="15694">
            <text:p>15694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128610">
            <text:p>128610</text:p>
          </table:table-cell>
          <table:table-cell office:value-type="float" office:value="4432378">
            <text:p>4432378</text:p>
          </table:table-cell>
          <table:table-cell office:value-type="float" office:value="22446">
            <text:p>22446</text:p>
          </table:table-cell>
          <table:table-cell office:value-type="float" office:value="6.996646">
            <text:p>7</text:p>
          </table:table-cell>
          <table:table-cell office:value-type="float" office:value="7.217859">
            <text:p>7.22</text:p>
          </table:table-cell>
          <table:table-cell office:value-type="float" office:value="5.124679">
            <text:p>5.12</text:p>
          </table:table-cell>
          <table:table-cell office:value-type="float" office:value="16.998033">
            <text:p>17</text:p>
          </table:table-cell>
          <table:table-cell office:value-type="float" office:value="16.988085">
            <text:p>16.99</text:p>
          </table:table-cell>
          <table:table-cell office:value-type="float" office:value="16.67141">
            <text:p>16.67</text:p>
          </table:table-cell>
          <table:table-cell office:value-type="float" office:value="6.995228">
            <text:p>7</text:p>
          </table:table-cell>
          <table:table-cell office:value-type="float" office:value="10.003354">
            <text:p>10</text:p>
          </table:table-cell>
          <table:table-cell office:value-type="float" office:value="9.782141">
            <text:p>9.78</text:p>
          </table:table-cell>
          <table:table-cell office:value-type="float" office:value="11.875321">
            <text:p>11.88</text:p>
          </table:table-cell>
          <table:table-cell office:value-type="float" office:value="0.001967">
            <text:p>0</text:p>
          </table:table-cell>
          <table:table-cell office:value-type="float" office:value="0.011915">
            <text:p>0.01</text:p>
          </table:table-cell>
          <table:table-cell office:value-type="float" office:value="0.32859">
            <text:p>0.33</text:p>
          </table:table-cell>
          <table:table-cell office:value-type="float" office:value="10.004772">
            <text:p>10</text:p>
          </table:table-cell>
          <table:table-cell office:value-type="float" office:value="4.527242">
            <text:p>4.53</text:p>
          </table:table-cell>
          <table:table-cell office:value-type="float" office:value="4.670379">
            <text:p>4.67</text:p>
          </table:table-cell>
          <table:table-cell office:value-type="float" office:value="3.315968">
            <text:p>3.32</text:p>
          </table:table-cell>
          <table:table-cell office:value-type="float" office:value="10.998727">
            <text:p>11</text:p>
          </table:table-cell>
          <table:table-cell office:value-type="float" office:value="10.992291">
            <text:p>10.99</text:p>
          </table:table-cell>
          <table:table-cell office:value-type="float" office:value="10.787383">
            <text:p>10.79</text:p>
          </table:table-cell>
          <table:table-cell office:value-type="float" office:value="4.526324">
            <text:p>4.53</text:p>
          </table:table-cell>
          <table:table-cell office:value-type="float" office:value="6.472758">
            <text:p>6.47</text:p>
          </table:table-cell>
          <table:table-cell office:value-type="float" office:value="6.329621">
            <text:p>6.33</text:p>
          </table:table-cell>
          <table:table-cell office:value-type="float" office:value="7.684032">
            <text:p>7.68</text:p>
          </table:table-cell>
          <table:table-cell office:value-type="float" office:value="0.001273">
            <text:p>0</text:p>
          </table:table-cell>
          <table:table-cell office:value-type="float" office:value="0.007709">
            <text:p>0.01</text:p>
          </table:table-cell>
          <table:table-cell office:value-type="float" office:value="0.212617">
            <text:p>0.21</text:p>
          </table:table-cell>
          <table:table-cell office:value-type="float" office:value="6.473676">
            <text:p>6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281870128">
            <text:p>281870128</text:p>
          </table:table-cell>
          <table:table-cell office:value-type="float" office:value="172815664">
            <text:p>172815664</text:p>
          </table:table-cell>
          <table:table-cell office:value-type="float" office:value="46070">
            <text:p>46070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281756386">
            <text:p>281756386</text:p>
          </table:table-cell>
          <table:table-cell office:value-type="float" office:value="167135840">
            <text:p>167135840</text:p>
          </table:table-cell>
          <table:table-cell office:value-type="float" office:value="20470">
            <text:p>2047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113742">
            <text:p>113742</text:p>
          </table:table-cell>
          <table:table-cell office:value-type="float" office:value="5679824">
            <text:p>5679824</text:p>
          </table:table-cell>
          <table:table-cell office:value-type="float" office:value="25600">
            <text:p>25600</text:p>
          </table:table-cell>
          <table:table-cell office:value-type="float" office:value="7.994888">
            <text:p>7.99</text:p>
          </table:table-cell>
          <table:table-cell office:value-type="float" office:value="8.024223">
            <text:p>8.02</text:p>
          </table:table-cell>
          <table:table-cell office:value-type="float" office:value="5.787229">
            <text:p>5.79</text:p>
          </table:table-cell>
          <table:table-cell office:value-type="float" office:value="17.934694">
            <text:p>17.93</text:p>
          </table:table-cell>
          <table:table-cell office:value-type="float" office:value="17.992737">
            <text:p>17.99</text:p>
          </table:table-cell>
          <table:table-cell office:value-type="float" office:value="17.408405">
            <text:p>17.41</text:p>
          </table:table-cell>
          <table:table-cell office:value-type="float" office:value="7.997829">
            <text:p>8</text:p>
          </table:table-cell>
          <table:table-cell office:value-type="float" office:value="10.005112">
            <text:p>10.01</text:p>
          </table:table-cell>
          <table:table-cell office:value-type="float" office:value="9.975777">
            <text:p>9.98</text:p>
          </table:table-cell>
          <table:table-cell office:value-type="float" office:value="12.212771">
            <text:p>12.21</text:p>
          </table:table-cell>
          <table:table-cell office:value-type="float" office:value="0.065306">
            <text:p>0.07</text:p>
          </table:table-cell>
          <table:table-cell office:value-type="float" office:value="0.007263">
            <text:p>0.01</text:p>
          </table:table-cell>
          <table:table-cell office:value-type="float" office:value="0.591595">
            <text:p>0.59</text:p>
          </table:table-cell>
          <table:table-cell office:value-type="float" office:value="10.002171">
            <text:p>10</text:p>
          </table:table-cell>
          <table:table-cell office:value-type="float" office:value="4.885765">
            <text:p>4.89</text:p>
          </table:table-cell>
          <table:table-cell office:value-type="float" office:value="4.903692">
            <text:p>4.9</text:p>
          </table:table-cell>
          <table:table-cell office:value-type="float" office:value="3.53664">
            <text:p>3.54</text:p>
          </table:table-cell>
          <table:table-cell office:value-type="float" office:value="10.960091">
            <text:p>10.96</text:p>
          </table:table-cell>
          <table:table-cell office:value-type="float" office:value="10.995561">
            <text:p>11</text:p>
          </table:table-cell>
          <table:table-cell office:value-type="float" office:value="10.63847">
            <text:p>10.64</text:p>
          </table:table-cell>
          <table:table-cell office:value-type="float" office:value="4.887562">
            <text:p>4.89</text:p>
          </table:table-cell>
          <table:table-cell office:value-type="float" office:value="6.114235">
            <text:p>6.11</text:p>
          </table:table-cell>
          <table:table-cell office:value-type="float" office:value="6.096308">
            <text:p>6.1</text:p>
          </table:table-cell>
          <table:table-cell office:value-type="float" office:value="7.46336">
            <text:p>7.46</text:p>
          </table:table-cell>
          <table:table-cell office:value-type="float" office:value="0.039909">
            <text:p>0.04</text:p>
          </table:table-cell>
          <table:table-cell office:value-type="float" office:value="0.004439">
            <text:p>0</text:p>
          </table:table-cell>
          <table:table-cell office:value-type="float" office:value="0.36153">
            <text:p>0.36</text:p>
          </table:table-cell>
          <table:table-cell office:value-type="float" office:value="6.112438">
            <text:p>6.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329685198">
            <text:p>329685198</text:p>
          </table:table-cell>
          <table:table-cell office:value-type="float" office:value="292213754">
            <text:p>292213754</text:p>
          </table:table-cell>
          <table:table-cell office:value-type="float" office:value="41216">
            <text:p>4121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329575974">
            <text:p>329575974</text:p>
          </table:table-cell>
          <table:table-cell office:value-type="float" office:value="289112374">
            <text:p>289112374</text:p>
          </table:table-cell>
          <table:table-cell office:value-type="float" office:value="19512">
            <text:p>19512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109224">
            <text:p>109224</text:p>
          </table:table-cell>
          <table:table-cell office:value-type="float" office:value="3101380">
            <text:p>3101380</text:p>
          </table:table-cell>
          <table:table-cell office:value-type="float" office:value="21704">
            <text:p>21704</text:p>
          </table:table-cell>
          <table:table-cell office:value-type="float" office:value="8.999115">
            <text:p>9</text:p>
          </table:table-cell>
          <table:table-cell office:value-type="float" office:value="9.04623">
            <text:p>9.05</text:p>
          </table:table-cell>
          <table:table-cell office:value-type="float" office:value="7.201696">
            <text:p>7.2</text:p>
          </table:table-cell>
          <table:table-cell office:value-type="float" office:value="18.997396">
            <text:p>19</text:p>
          </table:table-cell>
          <table:table-cell office:value-type="float" office:value="18.993705">
            <text:p>18.99</text:p>
          </table:table-cell>
          <table:table-cell office:value-type="float" office:value="18.798345">
            <text:p>18.8</text:p>
          </table:table-cell>
          <table:table-cell office:value-type="float" office:value="8.994759">
            <text:p>8.99</text:p>
          </table:table-cell>
          <table:table-cell office:value-type="float" office:value="10.000885">
            <text:p>10</text:p>
          </table:table-cell>
          <table:table-cell office:value-type="float" office:value="9.95377">
            <text:p>9.95</text:p>
          </table:table-cell>
          <table:table-cell office:value-type="float" office:value="11.798304">
            <text:p>11.8</text:p>
          </table:table-cell>
          <table:table-cell office:value-type="float" office:value="0.002604">
            <text:p>0</text:p>
          </table:table-cell>
          <table:table-cell office:value-type="float" office:value="0.006295">
            <text:p>0.01</text:p>
          </table:table-cell>
          <table:table-cell office:value-type="float" office:value="0.201655">
            <text:p>0.2</text:p>
          </table:table-cell>
          <table:table-cell office:value-type="float" office:value="10.005241">
            <text:p>10.01</text:p>
          </table:table-cell>
          <table:table-cell office:value-type="float" office:value="5.210014">
            <text:p>5.21</text:p>
          </table:table-cell>
          <table:table-cell office:value-type="float" office:value="5.237291">
            <text:p>5.24</text:p>
          </table:table-cell>
          <table:table-cell office:value-type="float" office:value="4.169403">
            <text:p>4.17</text:p>
          </table:table-cell>
          <table:table-cell office:value-type="float" office:value="10.998493">
            <text:p>11</text:p>
          </table:table-cell>
          <table:table-cell office:value-type="float" office:value="10.996356">
            <text:p>11</text:p>
          </table:table-cell>
          <table:table-cell office:value-type="float" office:value="10.883253">
            <text:p>10.88</text:p>
          </table:table-cell>
          <table:table-cell office:value-type="float" office:value="5.207492">
            <text:p>5.21</text:p>
          </table:table-cell>
          <table:table-cell office:value-type="float" office:value="5.789986">
            <text:p>5.79</text:p>
          </table:table-cell>
          <table:table-cell office:value-type="float" office:value="5.762709">
            <text:p>5.76</text:p>
          </table:table-cell>
          <table:table-cell office:value-type="float" office:value="6.830597">
            <text:p>6.83</text:p>
          </table:table-cell>
          <table:table-cell office:value-type="float" office:value="0.001507">
            <text:p>0</text:p>
          </table:table-cell>
          <table:table-cell office:value-type="float" office:value="0.003644">
            <text:p>0</text:p>
          </table:table-cell>
          <table:table-cell office:value-type="float" office:value="0.116747">
            <text:p>0.12</text:p>
          </table:table-cell>
          <table:table-cell office:value-type="float" office:value="5.792508">
            <text:p>5.79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356352128">
            <text:p>356352128</text:p>
          </table:table-cell>
          <table:table-cell office:value-type="float" office:value="447855230">
            <text:p>447855230</text:p>
          </table:table-cell>
          <table:table-cell office:value-type="float" office:value="44130">
            <text:p>44130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356210924">
            <text:p>356210924</text:p>
          </table:table-cell>
          <table:table-cell office:value-type="float" office:value="445687746">
            <text:p>445687746</text:p>
          </table:table-cell>
          <table:table-cell office:value-type="float" office:value="22062">
            <text:p>22062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141204">
            <text:p>141204</text:p>
          </table:table-cell>
          <table:table-cell office:value-type="float" office:value="2167484">
            <text:p>2167484</text:p>
          </table:table-cell>
          <table:table-cell office:value-type="float" office:value="22068">
            <text:p>22068</text:p>
          </table:table-cell>
          <table:table-cell office:value-type="float" office:value="9.9931">
            <text:p>9.99</text:p>
          </table:table-cell>
          <table:table-cell office:value-type="float" office:value="10.287106">
            <text:p>10.29</text:p>
          </table:table-cell>
          <table:table-cell office:value-type="float" office:value="7.830892">
            <text:p>7.83</text:p>
          </table:table-cell>
          <table:table-cell office:value-type="float" office:value="19.949549">
            <text:p>19.95</text:p>
          </table:table-cell>
          <table:table-cell office:value-type="float" office:value="19.992075">
            <text:p>19.99</text:p>
          </table:table-cell>
          <table:table-cell office:value-type="float" office:value="19.903206">
            <text:p>19.9</text:p>
          </table:table-cell>
          <table:table-cell office:value-type="float" office:value="9.99864">
            <text:p>10</text:p>
          </table:table-cell>
          <table:table-cell office:value-type="float" office:value="10.0069">
            <text:p>10.01</text:p>
          </table:table-cell>
          <table:table-cell office:value-type="float" office:value="9.712894">
            <text:p>9.71</text:p>
          </table:table-cell>
          <table:table-cell office:value-type="float" office:value="12.169108">
            <text:p>12.17</text:p>
          </table:table-cell>
          <table:table-cell office:value-type="float" office:value="0.050451">
            <text:p>0.05</text:p>
          </table:table-cell>
          <table:table-cell office:value-type="float" office:value="0.007925">
            <text:p>0.01</text:p>
          </table:table-cell>
          <table:table-cell office:value-type="float" office:value="0.096794">
            <text:p>0.1</text:p>
          </table:table-cell>
          <table:table-cell office:value-type="float" office:value="10.00136">
            <text:p>10</text:p>
          </table:table-cell>
          <table:table-cell office:value-type="float" office:value="5.496205">
            <text:p>5.5</text:p>
          </table:table-cell>
          <table:table-cell office:value-type="float" office:value="5.657908">
            <text:p>5.66</text:p>
          </table:table-cell>
          <table:table-cell office:value-type="float" office:value="4.30699">
            <text:p>4.31</text:p>
          </table:table-cell>
          <table:table-cell office:value-type="float" office:value="10.972252">
            <text:p>10.97</text:p>
          </table:table-cell>
          <table:table-cell office:value-type="float" office:value="10.995641">
            <text:p>11</text:p>
          </table:table-cell>
          <table:table-cell office:value-type="float" office:value="10.946763">
            <text:p>10.95</text:p>
          </table:table-cell>
          <table:table-cell office:value-type="float" office:value="5.499252">
            <text:p>5.5</text:p>
          </table:table-cell>
          <table:table-cell office:value-type="float" office:value="5.503795">
            <text:p>5.5</text:p>
          </table:table-cell>
          <table:table-cell office:value-type="float" office:value="5.342092">
            <text:p>5.34</text:p>
          </table:table-cell>
          <table:table-cell office:value-type="float" office:value="6.69301">
            <text:p>6.69</text:p>
          </table:table-cell>
          <table:table-cell office:value-type="float" office:value="0.027748">
            <text:p>0.03</text:p>
          </table:table-cell>
          <table:table-cell office:value-type="float" office:value="0.004359">
            <text:p>0</text:p>
          </table:table-cell>
          <table:table-cell office:value-type="float" office:value="0.053237">
            <text:p>0.05</text:p>
          </table:table-cell>
          <table:table-cell office:value-type="float" office:value="5.500748">
            <text:p>5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373355828">
            <text:p>373355828</text:p>
          </table:table-cell>
          <table:table-cell office:value-type="float" office:value="293190274">
            <text:p>293190274</text:p>
          </table:table-cell>
          <table:table-cell office:value-type="float" office:value="41374">
            <text:p>41374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373259136">
            <text:p>373259136</text:p>
          </table:table-cell>
          <table:table-cell office:value-type="float" office:value="290468986">
            <text:p>290468986</text:p>
          </table:table-cell>
          <table:table-cell office:value-type="float" office:value="21662">
            <text:p>21662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96692">
            <text:p>96692</text:p>
          </table:table-cell>
          <table:table-cell office:value-type="float" office:value="2721288">
            <text:p>2721288</text:p>
          </table:table-cell>
          <table:table-cell office:value-type="float" office:value="19712">
            <text:p>19712</text:p>
          </table:table-cell>
          <table:table-cell office:value-type="float" office:value="10.995382">
            <text:p>11</text:p>
          </table:table-cell>
          <table:table-cell office:value-type="float" office:value="11.130417">
            <text:p>11.13</text:p>
          </table:table-cell>
          <table:table-cell office:value-type="float" office:value="8.190349">
            <text:p>8.19</text:p>
          </table:table-cell>
          <table:table-cell office:value-type="float" office:value="20.999283">
            <text:p>21</text:p>
          </table:table-cell>
          <table:table-cell office:value-type="float" office:value="20.994561">
            <text:p>20.99</text:p>
          </table:table-cell>
          <table:table-cell office:value-type="float" office:value="20.805085">
            <text:p>20.81</text:p>
          </table:table-cell>
          <table:table-cell office:value-type="float" office:value="10.994876">
            <text:p>10.99</text:p>
          </table:table-cell>
          <table:table-cell office:value-type="float" office:value="10.004618">
            <text:p>10</text:p>
          </table:table-cell>
          <table:table-cell office:value-type="float" office:value="9.869583">
            <text:p>9.87</text:p>
          </table:table-cell>
          <table:table-cell office:value-type="float" office:value="12.809651">
            <text:p>12.81</text:p>
          </table:table-cell>
          <table:table-cell office:value-type="float" office:value="0.000717">
            <text:p>0</text:p>
          </table:table-cell>
          <table:table-cell office:value-type="float" office:value="0.005439">
            <text:p>0.01</text:p>
          </table:table-cell>
          <table:table-cell office:value-type="float" office:value="0.194915">
            <text:p>0.19</text:p>
          </table:table-cell>
          <table:table-cell office:value-type="float" office:value="10.005124">
            <text:p>10.01</text:p>
          </table:table-cell>
          <table:table-cell office:value-type="float" office:value="5.759486">
            <text:p>5.76</text:p>
          </table:table-cell>
          <table:table-cell office:value-type="float" office:value="5.830218">
            <text:p>5.83</text:p>
          </table:table-cell>
          <table:table-cell office:value-type="float" office:value="4.290183">
            <text:p>4.29</text:p>
          </table:table-cell>
          <table:table-cell office:value-type="float" office:value="10.999625">
            <text:p>11</text:p>
          </table:table-cell>
          <table:table-cell office:value-type="float" office:value="10.997151">
            <text:p>11</text:p>
          </table:table-cell>
          <table:table-cell office:value-type="float" office:value="10.897902">
            <text:p>10.9</text:p>
          </table:table-cell>
          <table:table-cell office:value-type="float" office:value="5.759221">
            <text:p>5.76</text:p>
          </table:table-cell>
          <table:table-cell office:value-type="float" office:value="5.240514">
            <text:p>5.24</text:p>
          </table:table-cell>
          <table:table-cell office:value-type="float" office:value="5.169782">
            <text:p>5.17</text:p>
          </table:table-cell>
          <table:table-cell office:value-type="float" office:value="6.709817">
            <text:p>6.71</text:p>
          </table:table-cell>
          <table:table-cell office:value-type="float" office:value="0.000375">
            <text:p>0</text:p>
          </table:table-cell>
          <table:table-cell office:value-type="float" office:value="0.002849">
            <text:p>0</text:p>
          </table:table-cell>
          <table:table-cell office:value-type="float" office:value="0.102098">
            <text:p>0.1</text:p>
          </table:table-cell>
          <table:table-cell office:value-type="float" office:value="5.240779">
            <text:p>5.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0620702">
            <text:p>10620702</text:p>
          </table:table-cell>
          <table:table-cell office:value-type="float" office:value="12415766">
            <text:p>12415766</text:p>
          </table:table-cell>
          <table:table-cell office:value-type="float" office:value="41938">
            <text:p>41938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9993352">
            <text:p>9993352</text:p>
          </table:table-cell>
          <table:table-cell office:value-type="float" office:value="1330654">
            <text:p>1330654</text:p>
          </table:table-cell>
          <table:table-cell office:value-type="float" office:value="3492">
            <text:p>3492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627350">
            <text:p>627350</text:p>
          </table:table-cell>
          <table:table-cell office:value-type="float" office:value="11085112">
            <text:p>11085112</text:p>
          </table:table-cell>
          <table:table-cell office:value-type="float" office:value="38446">
            <text:p>38446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43748668">
            <text:p>43748668</text:p>
          </table:table-cell>
          <table:table-cell office:value-type="float" office:value="22434072">
            <text:p>22434072</text:p>
          </table:table-cell>
          <table:table-cell office:value-type="float" office:value="48450">
            <text:p>48450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43161698">
            <text:p>43161698</text:p>
          </table:table-cell>
          <table:table-cell office:value-type="float" office:value="7694608">
            <text:p>7694608</text:p>
          </table:table-cell>
          <table:table-cell office:value-type="float" office:value="7452">
            <text:p>7452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586970">
            <text:p>586970</text:p>
          </table:table-cell>
          <table:table-cell office:value-type="float" office:value="14739464">
            <text:p>14739464</text:p>
          </table:table-cell>
          <table:table-cell office:value-type="float" office:value="40998">
            <text:p>40998</text:p>
          </table:table-cell>
          <table:table-cell office:value-type="float" office:value="1.997942">
            <text:p>2</text:p>
          </table:table-cell>
          <table:table-cell office:value-type="float" office:value="2.020343">
            <text:p>2.02</text:p>
          </table:table-cell>
          <table:table-cell office:value-type="float" office:value="1.385245">
            <text:p>1.39</text:p>
          </table:table-cell>
          <table:table-cell office:value-type="float" office:value="12.938745">
            <text:p>12.94</text:p>
          </table:table-cell>
          <table:table-cell office:value-type="float" office:value="12.825581">
            <text:p>12.83</text:p>
          </table:table-cell>
          <table:table-cell office:value-type="float" office:value="4.458839">
            <text:p>4.46</text:p>
          </table:table-cell>
          <table:table-cell office:value-type="float" office:value="1.999505">
            <text:p>2</text:p>
          </table:table-cell>
          <table:table-cell office:value-type="float" office:value="11.002058">
            <text:p>11</text:p>
          </table:table-cell>
          <table:table-cell office:value-type="float" office:value="10.979657">
            <text:p>10.98</text:p>
          </table:table-cell>
          <table:table-cell office:value-type="float" office:value="11.614755">
            <text:p>11.61</text:p>
          </table:table-cell>
          <table:table-cell office:value-type="float" office:value="0.061255">
            <text:p>0.06</text:p>
          </table:table-cell>
          <table:table-cell office:value-type="float" office:value="0.174419">
            <text:p>0.17</text:p>
          </table:table-cell>
          <table:table-cell office:value-type="float" office:value="8.541161">
            <text:p>8.54</text:p>
          </table:table-cell>
          <table:table-cell office:value-type="float" office:value="11.000495">
            <text:p>11</text:p>
          </table:table-cell>
          <table:table-cell office:value-type="float" office:value="1.844254">
            <text:p>1.84</text:p>
          </table:table-cell>
          <table:table-cell office:value-type="float" office:value="1.864932">
            <text:p>1.86</text:p>
          </table:table-cell>
          <table:table-cell office:value-type="float" office:value="1.278688">
            <text:p>1.28</text:p>
          </table:table-cell>
          <table:table-cell office:value-type="float" office:value="11.943457">
            <text:p>11.94</text:p>
          </table:table-cell>
          <table:table-cell office:value-type="float" office:value="11.838998">
            <text:p>11.84</text:p>
          </table:table-cell>
          <table:table-cell office:value-type="float" office:value="4.115851">
            <text:p>4.12</text:p>
          </table:table-cell>
          <table:table-cell office:value-type="float" office:value="1.845697">
            <text:p>1.85</text:p>
          </table:table-cell>
          <table:table-cell office:value-type="float" office:value="10.155746">
            <text:p>10.16</text:p>
          </table:table-cell>
          <table:table-cell office:value-type="float" office:value="10.135068">
            <text:p>10.14</text:p>
          </table:table-cell>
          <table:table-cell office:value-type="float" office:value="10.721312">
            <text:p>10.72</text:p>
          </table:table-cell>
          <table:table-cell office:value-type="float" office:value="0.056543">
            <text:p>0.06</text:p>
          </table:table-cell>
          <table:table-cell office:value-type="float" office:value="0.161002">
            <text:p>0.16</text:p>
          </table:table-cell>
          <table:table-cell office:value-type="float" office:value="7.884149">
            <text:p>7.88</text:p>
          </table:table-cell>
          <table:table-cell office:value-type="float" office:value="10.154303">
            <text:p>10.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54027166">
            <text:p>54027166</text:p>
          </table:table-cell>
          <table:table-cell office:value-type="float" office:value="23344380">
            <text:p>23344380</text:p>
          </table:table-cell>
          <table:table-cell office:value-type="float" office:value="48348">
            <text:p>48348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53682098">
            <text:p>53682098</text:p>
          </table:table-cell>
          <table:table-cell office:value-type="float" office:value="10036748">
            <text:p>10036748</text:p>
          </table:table-cell>
          <table:table-cell office:value-type="float" office:value="10356">
            <text:p>10356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345068">
            <text:p>345068</text:p>
          </table:table-cell>
          <table:table-cell office:value-type="float" office:value="13307632">
            <text:p>13307632</text:p>
          </table:table-cell>
          <table:table-cell office:value-type="float" office:value="37992">
            <text:p>37992</text:p>
          </table:table-cell>
          <table:table-cell office:value-type="float" office:value="2.996501">
            <text:p>3</text:p>
          </table:table-cell>
          <table:table-cell office:value-type="float" office:value="2.945499">
            <text:p>2.95</text:p>
          </table:table-cell>
          <table:table-cell office:value-type="float" office:value="1.507372">
            <text:p>1.51</text:p>
          </table:table-cell>
          <table:table-cell office:value-type="float" office:value="13.534374">
            <text:p>13.53</text:p>
          </table:table-cell>
          <table:table-cell office:value-type="float" office:value="13.910583">
            <text:p>13.91</text:p>
          </table:table-cell>
          <table:table-cell office:value-type="float" office:value="6.019199">
            <text:p>6.02</text:p>
          </table:table-cell>
          <table:table-cell office:value-type="float" office:value="2.998759">
            <text:p>3</text:p>
          </table:table-cell>
          <table:table-cell office:value-type="float" office:value="11.003499">
            <text:p>11</text:p>
          </table:table-cell>
          <table:table-cell office:value-type="float" office:value="11.054501">
            <text:p>11.05</text:p>
          </table:table-cell>
          <table:table-cell office:value-type="float" office:value="12.492628">
            <text:p>12.49</text:p>
          </table:table-cell>
          <table:table-cell office:value-type="float" office:value="0.465626">
            <text:p>0.47</text:p>
          </table:table-cell>
          <table:table-cell office:value-type="float" office:value="0.089417">
            <text:p>0.09</text:p>
          </table:table-cell>
          <table:table-cell office:value-type="float" office:value="7.980801">
            <text:p>7.98</text:p>
          </table:table-cell>
          <table:table-cell office:value-type="float" office:value="11.001241">
            <text:p>11</text:p>
          </table:table-cell>
          <table:table-cell office:value-type="float" office:value="2.56843">
            <text:p>2.57</text:p>
          </table:table-cell>
          <table:table-cell office:value-type="float" office:value="2.524713">
            <text:p>2.52</text:p>
          </table:table-cell>
          <table:table-cell office:value-type="float" office:value="1.292033">
            <text:p>1.29</text:p>
          </table:table-cell>
          <table:table-cell office:value-type="float" office:value="11.600892">
            <text:p>11.6</text:p>
          </table:table-cell>
          <table:table-cell office:value-type="float" office:value="11.923357">
            <text:p>11.92</text:p>
          </table:table-cell>
          <table:table-cell office:value-type="float" office:value="5.159314">
            <text:p>5.16</text:p>
          </table:table-cell>
          <table:table-cell office:value-type="float" office:value="2.570365">
            <text:p>2.57</text:p>
          </table:table-cell>
          <table:table-cell office:value-type="float" office:value="9.43157">
            <text:p>9.43</text:p>
          </table:table-cell>
          <table:table-cell office:value-type="float" office:value="9.475287">
            <text:p>9.48</text:p>
          </table:table-cell>
          <table:table-cell office:value-type="float" office:value="10.707967">
            <text:p>10.71</text:p>
          </table:table-cell>
          <table:table-cell office:value-type="float" office:value="0.399108">
            <text:p>0.4</text:p>
          </table:table-cell>
          <table:table-cell office:value-type="float" office:value="0.076643">
            <text:p>0.08</text:p>
          </table:table-cell>
          <table:table-cell office:value-type="float" office:value="6.840686">
            <text:p>6.84</text:p>
          </table:table-cell>
          <table:table-cell office:value-type="float" office:value="9.429635">
            <text:p>9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77306656">
            <text:p>77306656</text:p>
          </table:table-cell>
          <table:table-cell office:value-type="float" office:value="157086848">
            <text:p>157086848</text:p>
          </table:table-cell>
          <table:table-cell office:value-type="float" office:value="39282">
            <text:p>39282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77048910">
            <text:p>77048910</text:p>
          </table:table-cell>
          <table:table-cell office:value-type="float" office:value="149220366">
            <text:p>149220366</text:p>
          </table:table-cell>
          <table:table-cell office:value-type="float" office:value="10472">
            <text:p>10472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257746">
            <text:p>257746</text:p>
          </table:table-cell>
          <table:table-cell office:value-type="float" office:value="7866482">
            <text:p>7866482</text:p>
          </table:table-cell>
          <table:table-cell office:value-type="float" office:value="28810">
            <text:p>28810</text:p>
          </table:table-cell>
          <table:table-cell office:value-type="float" office:value="3.999194">
            <text:p>4</text:p>
          </table:table-cell>
          <table:table-cell office:value-type="float" office:value="3.973097">
            <text:p>3.97</text:p>
          </table:table-cell>
          <table:table-cell office:value-type="float" office:value="2.503265">
            <text:p>2.5</text:p>
          </table:table-cell>
          <table:table-cell office:value-type="float" office:value="14.970307">
            <text:p>14.97</text:p>
          </table:table-cell>
          <table:table-cell office:value-type="float" office:value="14.949989">
            <text:p>14.95</text:p>
          </table:table-cell>
          <table:table-cell office:value-type="float" office:value="14.248841">
            <text:p>14.25</text:p>
          </table:table-cell>
          <table:table-cell office:value-type="float" office:value="3.998778">
            <text:p>4</text:p>
          </table:table-cell>
          <table:table-cell office:value-type="float" office:value="11.000806">
            <text:p>11</text:p>
          </table:table-cell>
          <table:table-cell office:value-type="float" office:value="11.026903">
            <text:p>11.03</text:p>
          </table:table-cell>
          <table:table-cell office:value-type="float" office:value="12.496735">
            <text:p>12.5</text:p>
          </table:table-cell>
          <table:table-cell office:value-type="float" office:value="0.029693">
            <text:p>0.03</text:p>
          </table:table-cell>
          <table:table-cell office:value-type="float" office:value="0.050011">
            <text:p>0.05</text:p>
          </table:table-cell>
          <table:table-cell office:value-type="float" office:value="0.751159">
            <text:p>0.75</text:p>
          </table:table-cell>
          <table:table-cell office:value-type="float" office:value="11.001222">
            <text:p>11</text:p>
          </table:table-cell>
          <table:table-cell office:value-type="float" office:value="3.199355">
            <text:p>3.2</text:p>
          </table:table-cell>
          <table:table-cell office:value-type="float" office:value="3.178477">
            <text:p>3.18</text:p>
          </table:table-cell>
          <table:table-cell office:value-type="float" office:value="2.002612">
            <text:p>2</text:p>
          </table:table-cell>
          <table:table-cell office:value-type="float" office:value="11.976246">
            <text:p>11.98</text:p>
          </table:table-cell>
          <table:table-cell office:value-type="float" office:value="11.959991">
            <text:p>11.96</text:p>
          </table:table-cell>
          <table:table-cell office:value-type="float" office:value="11.399073">
            <text:p>11.4</text:p>
          </table:table-cell>
          <table:table-cell office:value-type="float" office:value="3.199022">
            <text:p>3.2</text:p>
          </table:table-cell>
          <table:table-cell office:value-type="float" office:value="8.800645">
            <text:p>8.8</text:p>
          </table:table-cell>
          <table:table-cell office:value-type="float" office:value="8.821523">
            <text:p>8.82</text:p>
          </table:table-cell>
          <table:table-cell office:value-type="float" office:value="9.997388">
            <text:p>10</text:p>
          </table:table-cell>
          <table:table-cell office:value-type="float" office:value="0.023754">
            <text:p>0.02</text:p>
          </table:table-cell>
          <table:table-cell office:value-type="float" office:value="0.040009">
            <text:p>0.04</text:p>
          </table:table-cell>
          <table:table-cell office:value-type="float" office:value="0.600927">
            <text:p>0.6</text:p>
          </table:table-cell>
          <table:table-cell office:value-type="float" office:value="8.800978">
            <text:p>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73891690">
            <text:p>73891690</text:p>
          </table:table-cell>
          <table:table-cell office:value-type="float" office:value="187000424">
            <text:p>187000424</text:p>
          </table:table-cell>
          <table:table-cell office:value-type="float" office:value="65534">
            <text:p>65534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73674100">
            <text:p>73674100</text:p>
          </table:table-cell>
          <table:table-cell office:value-type="float" office:value="179758310">
            <text:p>179758310</text:p>
          </table:table-cell>
          <table:table-cell office:value-type="float" office:value="20476">
            <text:p>20476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217590">
            <text:p>217590</text:p>
          </table:table-cell>
          <table:table-cell office:value-type="float" office:value="7242114">
            <text:p>7242114</text:p>
          </table:table-cell>
          <table:table-cell office:value-type="float" office:value="45058">
            <text:p>45058</text:p>
          </table:table-cell>
          <table:table-cell office:value-type="float" office:value="4.995746">
            <text:p>5</text:p>
          </table:table-cell>
          <table:table-cell office:value-type="float" office:value="4.933014">
            <text:p>4.93</text:p>
          </table:table-cell>
          <table:table-cell office:value-type="float" office:value="2.740089">
            <text:p>2.74</text:p>
          </table:table-cell>
          <table:table-cell office:value-type="float" office:value="15.9952">
            <text:p>16</text:p>
          </table:table-cell>
          <table:table-cell office:value-type="float" office:value="15.952885">
            <text:p>15.95</text:p>
          </table:table-cell>
          <table:table-cell office:value-type="float" office:value="15.380355">
            <text:p>15.38</text:p>
          </table:table-cell>
          <table:table-cell office:value-type="float" office:value="4.999176">
            <text:p>5</text:p>
          </table:table-cell>
          <table:table-cell office:value-type="float" office:value="11.004254">
            <text:p>11</text:p>
          </table:table-cell>
          <table:table-cell office:value-type="float" office:value="11.066986">
            <text:p>11.07</text:p>
          </table:table-cell>
          <table:table-cell office:value-type="float" office:value="13.259911">
            <text:p>13.26</text:p>
          </table:table-cell>
          <table:table-cell office:value-type="float" office:value="0.0048">
            <text:p>0</text:p>
          </table:table-cell>
          <table:table-cell office:value-type="float" office:value="0.047115">
            <text:p>0.05</text:p>
          </table:table-cell>
          <table:table-cell office:value-type="float" office:value="0.619645">
            <text:p>0.62</text:p>
          </table:table-cell>
          <table:table-cell office:value-type="float" office:value="11.000824">
            <text:p>11</text:p>
          </table:table-cell>
          <table:table-cell office:value-type="float" office:value="3.746809">
            <text:p>3.75</text:p>
          </table:table-cell>
          <table:table-cell office:value-type="float" office:value="3.699761">
            <text:p>3.7</text:p>
          </table:table-cell>
          <table:table-cell office:value-type="float" office:value="2.055067">
            <text:p>2.06</text:p>
          </table:table-cell>
          <table:table-cell office:value-type="float" office:value="11.9964">
            <text:p>12</text:p>
          </table:table-cell>
          <table:table-cell office:value-type="float" office:value="11.964663">
            <text:p>11.96</text:p>
          </table:table-cell>
          <table:table-cell office:value-type="float" office:value="11.535266">
            <text:p>11.54</text:p>
          </table:table-cell>
          <table:table-cell office:value-type="float" office:value="3.749382">
            <text:p>3.75</text:p>
          </table:table-cell>
          <table:table-cell office:value-type="float" office:value="8.253191">
            <text:p>8.25</text:p>
          </table:table-cell>
          <table:table-cell office:value-type="float" office:value="8.300239">
            <text:p>8.3</text:p>
          </table:table-cell>
          <table:table-cell office:value-type="float" office:value="9.944933">
            <text:p>9.94</text:p>
          </table:table-cell>
          <table:table-cell office:value-type="float" office:value="0.0036">
            <text:p>0</text:p>
          </table:table-cell>
          <table:table-cell office:value-type="float" office:value="0.035337">
            <text:p>0.04</text:p>
          </table:table-cell>
          <table:table-cell office:value-type="float" office:value="0.464734">
            <text:p>0.46</text:p>
          </table:table-cell>
          <table:table-cell office:value-type="float" office:value="8.250618">
            <text:p>8.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148730806">
            <text:p>148730806</text:p>
          </table:table-cell>
          <table:table-cell office:value-type="float" office:value="212090346">
            <text:p>212090346</text:p>
          </table:table-cell>
          <table:table-cell office:value-type="float" office:value="41490">
            <text:p>41490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148566566">
            <text:p>148566566</text:p>
          </table:table-cell>
          <table:table-cell office:value-type="float" office:value="206154268">
            <text:p>206154268</text:p>
          </table:table-cell>
          <table:table-cell office:value-type="float" office:value="14618">
            <text:p>14618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164240">
            <text:p>164240</text:p>
          </table:table-cell>
          <table:table-cell office:value-type="float" office:value="5936078">
            <text:p>5936078</text:p>
          </table:table-cell>
          <table:table-cell office:value-type="float" office:value="26872">
            <text:p>26872</text:p>
          </table:table-cell>
          <table:table-cell office:value-type="float" office:value="5.998899">
            <text:p>6</text:p>
          </table:table-cell>
          <table:table-cell office:value-type="float" office:value="6.059675">
            <text:p>6.06</text:p>
          </table:table-cell>
          <table:table-cell office:value-type="float" office:value="3.339936">
            <text:p>3.34</text:p>
          </table:table-cell>
          <table:table-cell office:value-type="float" office:value="16.972863">
            <text:p>16.97</text:p>
          </table:table-cell>
          <table:table-cell office:value-type="float" office:value="16.981227">
            <text:p>16.98</text:p>
          </table:table-cell>
          <table:table-cell office:value-type="float" office:value="16.524197">
            <text:p>16.52</text:p>
          </table:table-cell>
          <table:table-cell office:value-type="float" office:value="5.98954">
            <text:p>5.99</text:p>
          </table:table-cell>
          <table:table-cell office:value-type="float" office:value="11.001101">
            <text:p>11</text:p>
          </table:table-cell>
          <table:table-cell office:value-type="float" office:value="10.940325">
            <text:p>10.94</text:p>
          </table:table-cell>
          <table:table-cell office:value-type="float" office:value="13.660064">
            <text:p>13.66</text:p>
          </table:table-cell>
          <table:table-cell office:value-type="float" office:value="0.027137">
            <text:p>0.03</text:p>
          </table:table-cell>
          <table:table-cell office:value-type="float" office:value="0.018773">
            <text:p>0.02</text:p>
          </table:table-cell>
          <table:table-cell office:value-type="float" office:value="0.475803">
            <text:p>0.48</text:p>
          </table:table-cell>
          <table:table-cell office:value-type="float" office:value="11.01046">
            <text:p>11.01</text:p>
          </table:table-cell>
          <table:table-cell office:value-type="float" office:value="4.234517">
            <text:p>4.23</text:p>
          </table:table-cell>
          <table:table-cell office:value-type="float" office:value="4.277418">
            <text:p>4.28</text:p>
          </table:table-cell>
          <table:table-cell office:value-type="float" office:value="2.357602">
            <text:p>2.36</text:p>
          </table:table-cell>
          <table:table-cell office:value-type="float" office:value="11.980845">
            <text:p>11.98</text:p>
          </table:table-cell>
          <table:table-cell office:value-type="float" office:value="11.986749">
            <text:p>11.99</text:p>
          </table:table-cell>
          <table:table-cell office:value-type="float" office:value="11.664139">
            <text:p>11.66</text:p>
          </table:table-cell>
          <table:table-cell office:value-type="float" office:value="4.22791">
            <text:p>4.23</text:p>
          </table:table-cell>
          <table:table-cell office:value-type="float" office:value="7.765483">
            <text:p>7.77</text:p>
          </table:table-cell>
          <table:table-cell office:value-type="float" office:value="7.722582">
            <text:p>7.72</text:p>
          </table:table-cell>
          <table:table-cell office:value-type="float" office:value="9.642398">
            <text:p>9.64</text:p>
          </table:table-cell>
          <table:table-cell office:value-type="float" office:value="0.019155">
            <text:p>0.02</text:p>
          </table:table-cell>
          <table:table-cell office:value-type="float" office:value="0.013251">
            <text:p>0.01</text:p>
          </table:table-cell>
          <table:table-cell office:value-type="float" office:value="0.335861">
            <text:p>0.34</text:p>
          </table:table-cell>
          <table:table-cell office:value-type="float" office:value="7.77209">
            <text:p>7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221136974">
            <text:p>221136974</text:p>
          </table:table-cell>
          <table:table-cell office:value-type="float" office:value="169710774">
            <text:p>169710774</text:p>
          </table:table-cell>
          <table:table-cell office:value-type="float" office:value="42582">
            <text:p>42582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221013900">
            <text:p>221013900</text:p>
          </table:table-cell>
          <table:table-cell office:value-type="float" office:value="162619144">
            <text:p>162619144</text:p>
          </table:table-cell>
          <table:table-cell office:value-type="float" office:value="16554">
            <text:p>16554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123074">
            <text:p>123074</text:p>
          </table:table-cell>
          <table:table-cell office:value-type="float" office:value="7091630">
            <text:p>7091630</text:p>
          </table:table-cell>
          <table:table-cell office:value-type="float" office:value="26028">
            <text:p>26028</text:p>
          </table:table-cell>
          <table:table-cell office:value-type="float" office:value="6.989394">
            <text:p>6.99</text:p>
          </table:table-cell>
          <table:table-cell office:value-type="float" office:value="7.158528">
            <text:p>7.16</text:p>
          </table:table-cell>
          <table:table-cell office:value-type="float" office:value="4.820335">
            <text:p>4.82</text:p>
          </table:table-cell>
          <table:table-cell office:value-type="float" office:value="17.997383">
            <text:p>18</text:p>
          </table:table-cell>
          <table:table-cell office:value-type="float" office:value="17.989982">
            <text:p>17.99</text:p>
          </table:table-cell>
          <table:table-cell office:value-type="float" office:value="17.247842">
            <text:p>17.25</text:p>
          </table:table-cell>
          <table:table-cell office:value-type="float" office:value="6.997605">
            <text:p>7</text:p>
          </table:table-cell>
          <table:table-cell office:value-type="float" office:value="11.010606">
            <text:p>11.01</text:p>
          </table:table-cell>
          <table:table-cell office:value-type="float" office:value="10.841472">
            <text:p>10.84</text:p>
          </table:table-cell>
          <table:table-cell office:value-type="float" office:value="13.179665">
            <text:p>13.18</text:p>
          </table:table-cell>
          <table:table-cell office:value-type="float" office:value="0.002617">
            <text:p>0</text:p>
          </table:table-cell>
          <table:table-cell office:value-type="float" office:value="0.010018">
            <text:p>0.01</text:p>
          </table:table-cell>
          <table:table-cell office:value-type="float" office:value="0.752158">
            <text:p>0.75</text:p>
          </table:table-cell>
          <table:table-cell office:value-type="float" office:value="11.002395">
            <text:p>11</text:p>
          </table:table-cell>
          <table:table-cell office:value-type="float" office:value="4.659596">
            <text:p>4.66</text:p>
          </table:table-cell>
          <table:table-cell office:value-type="float" office:value="4.772352">
            <text:p>4.77</text:p>
          </table:table-cell>
          <table:table-cell office:value-type="float" office:value="3.213557">
            <text:p>3.21</text:p>
          </table:table-cell>
          <table:table-cell office:value-type="float" office:value="11.998255">
            <text:p>12</text:p>
          </table:table-cell>
          <table:table-cell office:value-type="float" office:value="11.993321">
            <text:p>11.99</text:p>
          </table:table-cell>
          <table:table-cell office:value-type="float" office:value="11.498561">
            <text:p>11.5</text:p>
          </table:table-cell>
          <table:table-cell office:value-type="float" office:value="4.66507">
            <text:p>4.67</text:p>
          </table:table-cell>
          <table:table-cell office:value-type="float" office:value="7.340404">
            <text:p>7.34</text:p>
          </table:table-cell>
          <table:table-cell office:value-type="float" office:value="7.227648">
            <text:p>7.23</text:p>
          </table:table-cell>
          <table:table-cell office:value-type="float" office:value="8.786443">
            <text:p>8.79</text:p>
          </table:table-cell>
          <table:table-cell office:value-type="float" office:value="0.001745">
            <text:p>0</text:p>
          </table:table-cell>
          <table:table-cell office:value-type="float" office:value="0.006679">
            <text:p>0.01</text:p>
          </table:table-cell>
          <table:table-cell office:value-type="float" office:value="0.501439">
            <text:p>0.5</text:p>
          </table:table-cell>
          <table:table-cell office:value-type="float" office:value="7.33493">
            <text:p>7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236176492">
            <text:p>236176492</text:p>
          </table:table-cell>
          <table:table-cell office:value-type="float" office:value="107578746">
            <text:p>107578746</text:p>
          </table:table-cell>
          <table:table-cell office:value-type="float" office:value="89998">
            <text:p>89998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236047644">
            <text:p>236047644</text:p>
          </table:table-cell>
          <table:table-cell office:value-type="float" office:value="101375742">
            <text:p>101375742</text:p>
          </table:table-cell>
          <table:table-cell office:value-type="float" office:value="37888">
            <text:p>37888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128848">
            <text:p>128848</text:p>
          </table:table-cell>
          <table:table-cell office:value-type="float" office:value="6203004">
            <text:p>6203004</text:p>
          </table:table-cell>
          <table:table-cell office:value-type="float" office:value="52110">
            <text:p>52110</text:p>
          </table:table-cell>
          <table:table-cell office:value-type="float" office:value="7.992371">
            <text:p>7.99</text:p>
          </table:table-cell>
          <table:table-cell office:value-type="float" office:value="7.988155">
            <text:p>7.99</text:p>
          </table:table-cell>
          <table:table-cell office:value-type="float" office:value="5.546022">
            <text:p>5.55</text:p>
          </table:table-cell>
          <table:table-cell office:value-type="float" office:value="18.997893">
            <text:p>19</text:p>
          </table:table-cell>
          <table:table-cell office:value-type="float" office:value="18.989634">
            <text:p>18.99</text:p>
          </table:table-cell>
          <table:table-cell office:value-type="float" office:value="17.904458">
            <text:p>17.9</text:p>
          </table:table-cell>
          <table:table-cell office:value-type="float" office:value="7.998756">
            <text:p>8</text:p>
          </table:table-cell>
          <table:table-cell office:value-type="float" office:value="11.007629">
            <text:p>11.01</text:p>
          </table:table-cell>
          <table:table-cell office:value-type="float" office:value="11.011845">
            <text:p>11.01</text:p>
          </table:table-cell>
          <table:table-cell office:value-type="float" office:value="13.453978">
            <text:p>13.45</text:p>
          </table:table-cell>
          <table:table-cell office:value-type="float" office:value="0.002107">
            <text:p>0</text:p>
          </table:table-cell>
          <table:table-cell office:value-type="float" office:value="0.010366">
            <text:p>0.01</text:p>
          </table:table-cell>
          <table:table-cell office:value-type="float" office:value="1.095542">
            <text:p>1.1</text:p>
          </table:table-cell>
          <table:table-cell office:value-type="float" office:value="11.001244">
            <text:p>11</text:p>
          </table:table-cell>
          <table:table-cell office:value-type="float" office:value="5.047813">
            <text:p>5.05</text:p>
          </table:table-cell>
          <table:table-cell office:value-type="float" office:value="5.045151">
            <text:p>5.05</text:p>
          </table:table-cell>
          <table:table-cell office:value-type="float" office:value="3.502751">
            <text:p>3.5</text:p>
          </table:table-cell>
          <table:table-cell office:value-type="float" office:value="11.99867">
            <text:p>12</text:p>
          </table:table-cell>
          <table:table-cell office:value-type="float" office:value="11.993453">
            <text:p>11.99</text:p>
          </table:table-cell>
          <table:table-cell office:value-type="float" office:value="11.308078">
            <text:p>11.31</text:p>
          </table:table-cell>
          <table:table-cell office:value-type="float" office:value="5.051846">
            <text:p>5.05</text:p>
          </table:table-cell>
          <table:table-cell office:value-type="float" office:value="6.952187">
            <text:p>6.95</text:p>
          </table:table-cell>
          <table:table-cell office:value-type="float" office:value="6.954849">
            <text:p>6.95</text:p>
          </table:table-cell>
          <table:table-cell office:value-type="float" office:value="8.497249">
            <text:p>8.5</text:p>
          </table:table-cell>
          <table:table-cell office:value-type="float" office:value="0.00133">
            <text:p>0</text:p>
          </table:table-cell>
          <table:table-cell office:value-type="float" office:value="0.006547">
            <text:p>0.01</text:p>
          </table:table-cell>
          <table:table-cell office:value-type="float" office:value="0.691922">
            <text:p>0.69</text:p>
          </table:table-cell>
          <table:table-cell office:value-type="float" office:value="6.948154">
            <text:p>6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98803576">
            <text:p>298803576</text:p>
          </table:table-cell>
          <table:table-cell office:value-type="float" office:value="229133190">
            <text:p>229133190</text:p>
          </table:table-cell>
          <table:table-cell office:value-type="float" office:value="39568">
            <text:p>39568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98689730">
            <text:p>298689730</text:p>
          </table:table-cell>
          <table:table-cell office:value-type="float" office:value="225634946">
            <text:p>225634946</text:p>
          </table:table-cell>
          <table:table-cell office:value-type="float" office:value="17802">
            <text:p>17802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113846">
            <text:p>113846</text:p>
          </table:table-cell>
          <table:table-cell office:value-type="float" office:value="3498244">
            <text:p>3498244</text:p>
          </table:table-cell>
          <table:table-cell office:value-type="float" office:value="21766">
            <text:p>21766</text:p>
          </table:table-cell>
          <table:table-cell office:value-type="float" office:value="8.998214">
            <text:p>9</text:p>
          </table:table-cell>
          <table:table-cell office:value-type="float" office:value="8.981208">
            <text:p>8.98</text:p>
          </table:table-cell>
          <table:table-cell office:value-type="float" office:value="6.405644">
            <text:p>6.41</text:p>
          </table:table-cell>
          <table:table-cell office:value-type="float" office:value="19.971552">
            <text:p>19.97</text:p>
          </table:table-cell>
          <table:table-cell office:value-type="float" office:value="19.99238">
            <text:p>19.99</text:p>
          </table:table-cell>
          <table:table-cell office:value-type="float" office:value="19.694654">
            <text:p>19.69</text:p>
          </table:table-cell>
          <table:table-cell office:value-type="float" office:value="8.99818">
            <text:p>9</text:p>
          </table:table-cell>
          <table:table-cell office:value-type="float" office:value="11.001786">
            <text:p>11</text:p>
          </table:table-cell>
          <table:table-cell office:value-type="float" office:value="11.018792">
            <text:p>11.02</text:p>
          </table:table-cell>
          <table:table-cell office:value-type="float" office:value="13.594356">
            <text:p>13.59</text:p>
          </table:table-cell>
          <table:table-cell office:value-type="float" office:value="0.028448">
            <text:p>0.03</text:p>
          </table:table-cell>
          <table:table-cell office:value-type="float" office:value="0.00762">
            <text:p>0.01</text:p>
          </table:table-cell>
          <table:table-cell office:value-type="float" office:value="0.305346">
            <text:p>0.31</text:p>
          </table:table-cell>
          <table:table-cell office:value-type="float" office:value="11.00182">
            <text:p>11</text:p>
          </table:table-cell>
          <table:table-cell office:value-type="float" office:value="5.398928">
            <text:p>5.4</text:p>
          </table:table-cell>
          <table:table-cell office:value-type="float" office:value="5.388725">
            <text:p>5.39</text:p>
          </table:table-cell>
          <table:table-cell office:value-type="float" office:value="3.843386">
            <text:p>3.84</text:p>
          </table:table-cell>
          <table:table-cell office:value-type="float" office:value="11.982931">
            <text:p>11.98</text:p>
          </table:table-cell>
          <table:table-cell office:value-type="float" office:value="11.995428">
            <text:p>12</text:p>
          </table:table-cell>
          <table:table-cell office:value-type="float" office:value="11.816792">
            <text:p>11.82</text:p>
          </table:table-cell>
          <table:table-cell office:value-type="float" office:value="5.398908">
            <text:p>5.4</text:p>
          </table:table-cell>
          <table:table-cell office:value-type="float" office:value="6.601072">
            <text:p>6.6</text:p>
          </table:table-cell>
          <table:table-cell office:value-type="float" office:value="6.611275">
            <text:p>6.61</text:p>
          </table:table-cell>
          <table:table-cell office:value-type="float" office:value="8.156614">
            <text:p>8.16</text:p>
          </table:table-cell>
          <table:table-cell office:value-type="float" office:value="0.017069">
            <text:p>0.02</text:p>
          </table:table-cell>
          <table:table-cell office:value-type="float" office:value="0.004572">
            <text:p>0</text:p>
          </table:table-cell>
          <table:table-cell office:value-type="float" office:value="0.183208">
            <text:p>0.18</text:p>
          </table:table-cell>
          <table:table-cell office:value-type="float" office:value="6.601092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38539516">
            <text:p>438539516</text:p>
          </table:table-cell>
          <table:table-cell office:value-type="float" office:value="424081842">
            <text:p>424081842</text:p>
          </table:table-cell>
          <table:table-cell office:value-type="float" office:value="43146">
            <text:p>43146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38467302">
            <text:p>438467302</text:p>
          </table:table-cell>
          <table:table-cell office:value-type="float" office:value="422304466">
            <text:p>422304466</text:p>
          </table:table-cell>
          <table:table-cell office:value-type="float" office:value="20522">
            <text:p>20522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72214">
            <text:p>72214</text:p>
          </table:table-cell>
          <table:table-cell office:value-type="float" office:value="1777376">
            <text:p>1777376</text:p>
          </table:table-cell>
          <table:table-cell office:value-type="float" office:value="22624">
            <text:p>22624</text:p>
          </table:table-cell>
          <table:table-cell office:value-type="float" office:value="9.99818">
            <text:p>10</text:p>
          </table:table-cell>
          <table:table-cell office:value-type="float" office:value="9.946687">
            <text:p>9.95</text:p>
          </table:table-cell>
          <table:table-cell office:value-type="float" office:value="7.674586">
            <text:p>7.67</text:p>
          </table:table-cell>
          <table:table-cell office:value-type="float" office:value="20.958593">
            <text:p>20.96</text:p>
          </table:table-cell>
          <table:table-cell office:value-type="float" office:value="20.996542">
            <text:p>21</text:p>
          </table:table-cell>
          <table:table-cell office:value-type="float" office:value="20.911987">
            <text:p>20.91</text:p>
          </table:table-cell>
          <table:table-cell office:value-type="float" office:value="9.988458">
            <text:p>9.99</text:p>
          </table:table-cell>
          <table:table-cell office:value-type="float" office:value="11.00182">
            <text:p>11</text:p>
          </table:table-cell>
          <table:table-cell office:value-type="float" office:value="11.053313">
            <text:p>11.05</text:p>
          </table:table-cell>
          <table:table-cell office:value-type="float" office:value="13.325414">
            <text:p>13.33</text:p>
          </table:table-cell>
          <table:table-cell office:value-type="float" office:value="0.041407">
            <text:p>0.04</text:p>
          </table:table-cell>
          <table:table-cell office:value-type="float" office:value="0.003458">
            <text:p>0</text:p>
          </table:table-cell>
          <table:table-cell office:value-type="float" office:value="0.088013">
            <text:p>0.09</text:p>
          </table:table-cell>
          <table:table-cell office:value-type="float" office:value="11.011542">
            <text:p>11.01</text:p>
          </table:table-cell>
          <table:table-cell office:value-type="float" office:value="5.713246">
            <text:p>5.71</text:p>
          </table:table-cell>
          <table:table-cell office:value-type="float" office:value="5.683821">
            <text:p>5.68</text:p>
          </table:table-cell>
          <table:table-cell office:value-type="float" office:value="4.385478">
            <text:p>4.39</text:p>
          </table:table-cell>
          <table:table-cell office:value-type="float" office:value="11.976339">
            <text:p>11.98</text:p>
          </table:table-cell>
          <table:table-cell office:value-type="float" office:value="11.998024">
            <text:p>12</text:p>
          </table:table-cell>
          <table:table-cell office:value-type="float" office:value="11.949707">
            <text:p>11.95</text:p>
          </table:table-cell>
          <table:table-cell office:value-type="float" office:value="5.70769">
            <text:p>5.71</text:p>
          </table:table-cell>
          <table:table-cell office:value-type="float" office:value="6.286754">
            <text:p>6.29</text:p>
          </table:table-cell>
          <table:table-cell office:value-type="float" office:value="6.316179">
            <text:p>6.32</text:p>
          </table:table-cell>
          <table:table-cell office:value-type="float" office:value="7.614522">
            <text:p>7.61</text:p>
          </table:table-cell>
          <table:table-cell office:value-type="float" office:value="0.023661">
            <text:p>0.02</text:p>
          </table:table-cell>
          <table:table-cell office:value-type="float" office:value="0.001976">
            <text:p>0</text:p>
          </table:table-cell>
          <table:table-cell office:value-type="float" office:value="0.050293">
            <text:p>0.05</text:p>
          </table:table-cell>
          <table:table-cell office:value-type="float" office:value="6.29231">
            <text:p>6.29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365437956">
            <text:p>365437956</text:p>
          </table:table-cell>
          <table:table-cell office:value-type="float" office:value="449367656">
            <text:p>449367656</text:p>
          </table:table-cell>
          <table:table-cell office:value-type="float" office:value="66534">
            <text:p>66534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365332966">
            <text:p>365332966</text:p>
          </table:table-cell>
          <table:table-cell office:value-type="float" office:value="447372252">
            <text:p>447372252</text:p>
          </table:table-cell>
          <table:table-cell office:value-type="float" office:value="33264">
            <text:p>33264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04990">
            <text:p>104990</text:p>
          </table:table-cell>
          <table:table-cell office:value-type="float" office:value="1995404">
            <text:p>1995404</text:p>
          </table:table-cell>
          <table:table-cell office:value-type="float" office:value="33270">
            <text:p>33270</text:p>
          </table:table-cell>
          <table:table-cell office:value-type="float" office:value="10.993437">
            <text:p>10.99</text:p>
          </table:table-cell>
          <table:table-cell office:value-type="float" office:value="11.096745">
            <text:p>11.1</text:p>
          </table:table-cell>
          <table:table-cell office:value-type="float" office:value="8.007411">
            <text:p>8.01</text:p>
          </table:table-cell>
          <table:table-cell office:value-type="float" office:value="21.999347">
            <text:p>22</text:p>
          </table:table-cell>
          <table:table-cell office:value-type="float" office:value="21.993679">
            <text:p>21.99</text:p>
          </table:table-cell>
          <table:table-cell office:value-type="float" office:value="21.90231">
            <text:p>21.9</text:p>
          </table:table-cell>
          <table:table-cell office:value-type="float" office:value="10.999008">
            <text:p>11</text:p>
          </table:table-cell>
          <table:table-cell office:value-type="float" office:value="11.006563">
            <text:p>11.01</text:p>
          </table:table-cell>
          <table:table-cell office:value-type="float" office:value="10.903255">
            <text:p>10.9</text:p>
          </table:table-cell>
          <table:table-cell office:value-type="float" office:value="13.992589">
            <text:p>13.99</text:p>
          </table:table-cell>
          <table:table-cell office:value-type="float" office:value="0.000653">
            <text:p>0</text:p>
          </table:table-cell>
          <table:table-cell office:value-type="float" office:value="0.006321">
            <text:p>0.01</text:p>
          </table:table-cell>
          <table:table-cell office:value-type="float" office:value="0.09769">
            <text:p>0.1</text:p>
          </table:table-cell>
          <table:table-cell office:value-type="float" office:value="11.000992">
            <text:p>11</text:p>
          </table:table-cell>
          <table:table-cell office:value-type="float" office:value="5.99642">
            <text:p>6</text:p>
          </table:table-cell>
          <table:table-cell office:value-type="float" office:value="6.05277">
            <text:p>6.05</text:p>
          </table:table-cell>
          <table:table-cell office:value-type="float" office:value="4.367679">
            <text:p>4.37</text:p>
          </table:table-cell>
          <table:table-cell office:value-type="float" office:value="11.999644">
            <text:p>12</text:p>
          </table:table-cell>
          <table:table-cell office:value-type="float" office:value="11.996552">
            <text:p>12</text:p>
          </table:table-cell>
          <table:table-cell office:value-type="float" office:value="11.946714">
            <text:p>11.95</text:p>
          </table:table-cell>
          <table:table-cell office:value-type="float" office:value="5.999459">
            <text:p>6</text:p>
          </table:table-cell>
          <table:table-cell office:value-type="float" office:value="6.00358">
            <text:p>6</text:p>
          </table:table-cell>
          <table:table-cell office:value-type="float" office:value="5.94723">
            <text:p>5.95</text:p>
          </table:table-cell>
          <table:table-cell office:value-type="float" office:value="7.632321">
            <text:p>7.63</text:p>
          </table:table-cell>
          <table:table-cell office:value-type="float" office:value="0.000356">
            <text:p>0</text:p>
          </table:table-cell>
          <table:table-cell office:value-type="float" office:value="0.003448">
            <text:p>0</text:p>
          </table:table-cell>
          <table:table-cell office:value-type="float" office:value="0.053286">
            <text:p>0.05</text:p>
          </table:table-cell>
          <table:table-cell office:value-type="float" office:value="6.000541">
            <text:p>6</text:p>
          </table:table-cell>
        </table:table-row>
      </table:table>
      <table:table table:name="Sheet6" table:style-name="ta1" table:print="false">
        <table:table-column table:style-name="co1" table:number-columns-repeated="27" table:default-cell-style-name="Default"/>
        <table:table-row table:style-name="ro1">
          <table:table-cell>
            <draw:frame table:end-cell-address="Sheet6.H26" table:end-x="0.8894in" table:end-y="0.1276in" draw:z-index="4" draw:style-name="gr1" svg:width="7.1122in" svg:height="4.4102in" svg:x="0in" svg:y="0.1622in">
              <draw:object draw:notify-on-update-of-ranges="Sheet6.A31:Sheet6.A42 Sheet6.B30:Sheet6.B30 Sheet6.B31:Sheet6.B42 Sheet6.C30:Sheet6.C30 Sheet6.C31:Sheet6.C42 Sheet6.D30:Sheet6.D30 Sheet6.D31:Sheet6.D42 Sheet6.E30:Sheet6.E30 Sheet6.E31:Sheet6.E42 Sheet6.F30:Sheet6.F30 Sheet6.F31:Sheet6.F42 Sheet6.G30:Sheet6.G30 Sheet6.G31:Sheet6.G42 Sheet6.H30:Sheet6.H30 Sheet6.H31:Sheet6.H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heet6.S26" table:end-x="0.022in" table:end-y="0.1232in" draw:z-index="1" draw:style-name="gr1" svg:width="8.0343in" svg:height="4.4008in" svg:x="0.878in" svg:y="0.1673in">
              <draw:object draw:notify-on-update-of-ranges="Sheet6.T6:Sheet6.T17 Sheet6.U5:Sheet6.U5 Sheet6.U6:Sheet6.U17 Sheet6.V5:Sheet6.V5 Sheet6.V6:Sheet6.V17 Sheet6.W5:Sheet6.W5 Sheet6.W6:Sheet6.W17 Sheet6.X5:Sheet6.X5 Sheet6.X6:Sheet6.X17 Sheet6.Y5:Sheet6.Y5 Sheet6.Y6:Sheet6.Y17 Sheet6.Z5:Sheet6.Z5 Sheet6.Z6:Sheet6.Z17 Sheet6.AA5:Sheet6.AA5 Sheet6.AA6:Sheet6.AA1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47" table:end-x="0.8673in" table:end-y="0.1165in" draw:z-index="0" draw:style-name="gr1" svg:width="7.9906in" svg:height="3.4583in" svg:x="0.878in" svg:y="0.0366in">
              <draw:object draw:notify-on-update-of-ranges="Sheet6.T31:Sheet6.T42 Sheet6.U30:Sheet6.U30 Sheet6.U31:Sheet6.U42 Sheet6.V30:Sheet6.V30 Sheet6.V31:Sheet6.V42 Sheet6.W30:Sheet6.W30 Sheet6.W31:Sheet6.W42 Sheet6.X30:Sheet6.X30 Sheet6.X31:Sheet6.X42 Sheet6.Y30:Sheet6.Y30 Sheet6.Y31:Sheet6.Y42 Sheet6.Z30:Sheet6.Z30 Sheet6.Z31:Sheet6.Z42 Sheet6.AA30:Sheet6.AA30 Sheet6.AA31:Sheet6.AA4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table:number-columns-repeated="11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9"/>
          <table:table-cell>
            <draw:frame table:end-cell-address="Sheet6.R70" table:end-x="0.8783in" table:end-y="0.1634in" draw:z-index="2" draw:style-name="gr1" svg:width="7.9854in" svg:height="3.7846in" svg:x="0.0051in" svg:y="0.1126in">
              <draw:object draw:notify-on-update-of-ranges="Sheet6.T51:Sheet6.T62 Sheet6.U50:Sheet6.U50 Sheet6.U51:Sheet6.U62 Sheet6.V50:Sheet6.V50 Sheet6.V51:Sheet6.V62 Sheet6.W50:Sheet6.W50 Sheet6.W51:Sheet6.W62 Sheet6.X50:Sheet6.X50 Sheet6.X51:Sheet6.X62 Sheet6.Y50:Sheet6.Y50 Sheet6.Y51:Sheet6.Y62 Sheet6.Z50:Sheet6.Z50 Sheet6.Z51:Sheet6.Z62 Sheet6.AA50:Sheet6.AA50 Sheet6.AA51:Sheet6.AA6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93" table:end-x="0.8894in" table:end-y="0.0043in" draw:z-index="3" draw:style-name="gr1" svg:width="8.0189in" svg:height="3.5949in" svg:x="0.8717in" svg:y="0.1433in">
              <draw:object draw:notify-on-update-of-ranges="Sheet6.T76:Sheet6.T87 Sheet6.U75:Sheet6.U75 Sheet6.U76:Sheet6.U87 Sheet6.V75:Sheet6.V75 Sheet6.V76:Sheet6.V87 Sheet6.W75:Sheet6.W75 Sheet6.W76:Sheet6.W87 Sheet6.X75:Sheet6.X75 Sheet6.X76:Sheet6.X87 Sheet6.Y75:Sheet6.Y75 Sheet6.Y76:Sheet6.Y87 Sheet6.Z75:Sheet6.Z75 Sheet6.Z76:Sheet6.Z87 Sheet6.AA75:Sheet6.AA75 Sheet6.AA76:Sheet6.AA8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15" table:end-x="0.8783in" table:end-y="0.1646in" draw:z-index="5" draw:style-name="gr1" svg:width="8.0079in" svg:height="3.5461in" svg:x="0.8717in" svg:y="0.1748in">
              <draw:object draw:notify-on-update-of-ranges="Sheet6.T97:Sheet6.T108 Sheet6.U96:Sheet6.U96 Sheet6.U97:Sheet6.U108 Sheet6.V96:Sheet6.V96 Sheet6.V97:Sheet6.V108 Sheet6.W96:Sheet6.W96 Sheet6.W97:Sheet6.W108 Sheet6.X96:Sheet6.X96 Sheet6.X97:Sheet6.X108 Sheet6.Y96:Sheet6.Y96 Sheet6.Y97:Sheet6.Y108 Sheet6.Z96:Sheet6.Z96 Sheet6.Z97:Sheet6.Z108 Sheet6.AA96:Sheet6.AA96 Sheet6.AA97:Sheet6.AA10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39" table:end-x="0.8343in" table:end-y="0.1189in" draw:z-index="6" draw:style-name="gr1" svg:width="7.9744in" svg:height="3.824in" svg:x="0.861in" svg:y="0.0287in">
              <draw:object draw:notify-on-update-of-ranges="Sheet6.T119:Sheet6.T130 Sheet6.U118:Sheet6.U118 Sheet6.U119:Sheet6.U130 Sheet6.V118:Sheet6.V118 Sheet6.V119:Sheet6.V130 Sheet6.W118:Sheet6.W118 Sheet6.W119:Sheet6.W130 Sheet6.X118:Sheet6.X118 Sheet6.X119:Sheet6.X130 Sheet6.Y118:Sheet6.Y118 Sheet6.Y119:Sheet6.Y130 Sheet6.Z118:Sheet6.Z118 Sheet6.Z119:Sheet6.Z130 Sheet6.AA118:Sheet6.AA118 Sheet6.AA119:Sheet6.AA1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S160" table:end-x="0.0114in" table:end-y="0.1713in" draw:z-index="7" draw:style-name="gr1" svg:width="8.0409in" svg:height="3.5941in" svg:x="0.8606in" svg:y="0.1335in">
              <draw:object draw:notify-on-update-of-ranges="Sheet6.T142:Sheet6.T153 Sheet6.U141:Sheet6.U141 Sheet6.U142:Sheet6.U153 Sheet6.V141:Sheet6.V141 Sheet6.V142:Sheet6.V153 Sheet6.W141:Sheet6.W141 Sheet6.W142:Sheet6.W153 Sheet6.X141:Sheet6.X141 Sheet6.X142:Sheet6.X153 Sheet6.Y141:Sheet6.Y141 Sheet6.Y142:Sheet6.Y153 Sheet6.Z141:Sheet6.Z141 Sheet6.Z142:Sheet6.Z153 Sheet6.AA141:Sheet6.AA141 Sheet6.AA142:Sheet6.AA15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</table:table-row>
      </table:table>
      <table:table table:name="Sheet7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row table:style-name="ro1" table:number-rows-repeated="2">
          <table:table-cell table:number-columns-repeated="53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CohortReadWriteMutex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LightReadWriteMutex rps</text:p>
          </table:table-cell>
          <table:table-cell office:value-type="string">
            <text:p>UltraFastReadWriteMutex rps</text:p>
          </table:table-cell>
          <table:table-cell office:value-type="string">
            <text:p>SemaMutex&lt;Semaphore&gt; rps</text:p>
          </table:table-cell>
          <table:table-cell office:value-type="string">
            <text:p>FastSlim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CohortReadWriteMutex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LightReadWriteMutex wps</text:p>
          </table:table-cell>
          <table:table-cell office:value-type="string">
            <text:p>UltraFastReadWriteMutex wps</text:p>
          </table:table-cell>
          <table:table-cell office:value-type="string">
            <text:p>SemaMutex&lt;Semaphore&gt; wps</text:p>
          </table:table-cell>
          <table:table-cell office:value-type="string">
            <text:p>FastSlimReadWriteMutex wps</text:p>
          </table:table-cell>
          <table:table-cell table:number-columns-repeated="24"/>
        </table:table-row>
        <table:table-row table:style-name="ro1">
          <table:table-cell table:number-columns-repeated="2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office:value-type="float" office:value="130037804.2">
            <text:p>130037804.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table:style-name="ce2" office:value-type="float" office:value="130037804.2">
            <text:p>13003780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 table:number-columns-repeated="9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38454197.5">
            <text:p>38454197.5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70158636">
            <text:p>70158636</text:p>
          </table:table-cell>
          <table:table-cell office:value-type="float" office:value="16752418">
            <text:p>16752418</text:p>
          </table:table-cell>
          <table:table-cell office:value-type="float" office:value="105990">
            <text:p>105990</text:p>
          </table:table-cell>
          <table:table-cell office:value-type="float" office:value="32873990">
            <text:p>32873990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20140815.5">
            <text:p>20140815.5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62638594">
            <text:p>62638594</text:p>
          </table:table-cell>
          <table:table-cell office:value-type="float" office:value="15707378">
            <text:p>15707378</text:p>
          </table:table-cell>
          <table:table-cell office:value-type="float" office:value="52810">
            <text:p>52810</text:p>
          </table:table-cell>
          <table:table-cell office:value-type="float" office:value="12186162.857143">
            <text:p>12186162.86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8313382">
            <text:p>18313382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7520042">
            <text:p>7520042</text:p>
          </table:table-cell>
          <table:table-cell office:value-type="float" office:value="1045040">
            <text:p>1045040</text:p>
          </table:table-cell>
          <table:table-cell office:value-type="float" office:value="53180">
            <text:p>53180</text:p>
          </table:table-cell>
          <table:table-cell office:value-type="float" office:value="20687827.142857">
            <text:p>20687827.14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41244261">
            <text:p>41244261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66888232">
            <text:p>66888232</text:p>
          </table:table-cell>
          <table:table-cell office:value-type="float" office:value="20309900">
            <text:p>20309900</text:p>
          </table:table-cell>
          <table:table-cell office:value-type="float" office:value="90913.333333">
            <text:p>90913.33</text:p>
          </table:table-cell>
          <table:table-cell office:value-type="float" office:value="27317790">
            <text:p>2731779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36354350">
            <text:p>36354350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57727070">
            <text:p>57727070</text:p>
          </table:table-cell>
          <table:table-cell office:value-type="float" office:value="19355780">
            <text:p>19355780</text:p>
          </table:table-cell>
          <table:table-cell office:value-type="float" office:value="60750">
            <text:p>60750</text:p>
          </table:table-cell>
          <table:table-cell office:value-type="float" office:value="9945932.857143">
            <text:p>9945932.86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4889911">
            <text:p>4889911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161162">
            <text:p>9161162</text:p>
          </table:table-cell>
          <table:table-cell office:value-type="float" office:value="954120">
            <text:p>954120</text:p>
          </table:table-cell>
          <table:table-cell office:value-type="float" office:value="30163.333333">
            <text:p>30163.33</text:p>
          </table:table-cell>
          <table:table-cell office:value-type="float" office:value="17371857.142857">
            <text:p>17371857.14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07943410.5">
            <text:p>107943410.5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111766154">
            <text:p>111766154</text:p>
          </table:table-cell>
          <table:table-cell office:value-type="float" office:value="51210736">
            <text:p>51210736</text:p>
          </table:table-cell>
          <table:table-cell office:value-type="float" office:value="75726.666667">
            <text:p>75726.67</text:p>
          </table:table-cell>
          <table:table-cell office:value-type="float" office:value="23115522.857143">
            <text:p>23115522.86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03377849">
            <text:p>103377849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107612956">
            <text:p>107612956</text:p>
          </table:table-cell>
          <table:table-cell office:value-type="float" office:value="50684634">
            <text:p>50684634</text:p>
          </table:table-cell>
          <table:table-cell office:value-type="float" office:value="56803.333333">
            <text:p>56803.33</text:p>
          </table:table-cell>
          <table:table-cell office:value-type="float" office:value="11787582.857143">
            <text:p>11787582.86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4565561.5">
            <text:p>4565561.5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4153198">
            <text:p>4153198</text:p>
          </table:table-cell>
          <table:table-cell office:value-type="float" office:value="526102">
            <text:p>526102</text:p>
          </table:table-cell>
          <table:table-cell office:value-type="float" office:value="18923.333333">
            <text:p>18923.33</text:p>
          </table:table-cell>
          <table:table-cell office:value-type="float" office:value="11327940">
            <text:p>1132794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37123374">
            <text:p>137123374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150561544">
            <text:p>150561544</text:p>
          </table:table-cell>
          <table:table-cell office:value-type="float" office:value="58703328">
            <text:p>58703328</text:p>
          </table:table-cell>
          <table:table-cell office:value-type="float" office:value="45616.666667">
            <text:p>45616.67</text:p>
          </table:table-cell>
          <table:table-cell office:value-type="float" office:value="21525651.428571">
            <text:p>21525651.43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33837714.5">
            <text:p>133837714.5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146849920">
            <text:p>146849920</text:p>
          </table:table-cell>
          <table:table-cell office:value-type="float" office:value="58239440">
            <text:p>58239440</text:p>
          </table:table-cell>
          <table:table-cell office:value-type="float" office:value="36490">
            <text:p>36490</text:p>
          </table:table-cell>
          <table:table-cell office:value-type="float" office:value="8353014.285714">
            <text:p>8353014.29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3285659.5">
            <text:p>3285659.5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3711624">
            <text:p>3711624</text:p>
          </table:table-cell>
          <table:table-cell office:value-type="float" office:value="463888">
            <text:p>463888</text:p>
          </table:table-cell>
          <table:table-cell office:value-type="float" office:value="9126.666667">
            <text:p>9126.67</text:p>
          </table:table-cell>
          <table:table-cell office:value-type="float" office:value="13172637.142857">
            <text:p>1317263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65378687.5">
            <text:p>165378687.5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84855136">
            <text:p>184855136</text:p>
          </table:table-cell>
          <table:table-cell office:value-type="float" office:value="101683022">
            <text:p>101683022</text:p>
          </table:table-cell>
          <table:table-cell office:value-type="float" office:value="57176.666667">
            <text:p>57176.67</text:p>
          </table:table-cell>
          <table:table-cell office:value-type="float" office:value="16787151.428571">
            <text:p>16787151.43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61564015.5">
            <text:p>161564015.5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81854132">
            <text:p>181854132</text:p>
          </table:table-cell>
          <table:table-cell office:value-type="float" office:value="101358996">
            <text:p>101358996</text:p>
          </table:table-cell>
          <table:table-cell office:value-type="float" office:value="47646.666667">
            <text:p>47646.67</text:p>
          </table:table-cell>
          <table:table-cell office:value-type="float" office:value="4367247.142857">
            <text:p>4367247.14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814672">
            <text:p>3814672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001004">
            <text:p>3001004</text:p>
          </table:table-cell>
          <table:table-cell office:value-type="float" office:value="324026">
            <text:p>324026</text:p>
          </table:table-cell>
          <table:table-cell office:value-type="float" office:value="9530">
            <text:p>9530</text:p>
          </table:table-cell>
          <table:table-cell office:value-type="float" office:value="12419904.285714">
            <text:p>1241990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229995578">
            <text:p>229995578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213180538">
            <text:p>213180538</text:p>
          </table:table-cell>
          <table:table-cell office:value-type="float" office:value="120337860">
            <text:p>120337860</text:p>
          </table:table-cell>
          <table:table-cell office:value-type="float" office:value="43636.666667">
            <text:p>43636.67</text:p>
          </table:table-cell>
          <table:table-cell office:value-type="float" office:value="14224918.571429">
            <text:p>14224918.57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226805903.5">
            <text:p>226805903.5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210715484">
            <text:p>210715484</text:p>
          </table:table-cell>
          <table:table-cell office:value-type="float" office:value="120124374">
            <text:p>120124374</text:p>
          </table:table-cell>
          <table:table-cell office:value-type="float" office:value="37406.666667">
            <text:p>37406.67</text:p>
          </table:table-cell>
          <table:table-cell office:value-type="float" office:value="3398654.285714">
            <text:p>3398654.29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3189674.5">
            <text:p>3189674.5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465054">
            <text:p>2465054</text:p>
          </table:table-cell>
          <table:table-cell office:value-type="float" office:value="213486">
            <text:p>213486</text:p>
          </table:table-cell>
          <table:table-cell office:value-type="float" office:value="6230">
            <text:p>6230</text:p>
          </table:table-cell>
          <table:table-cell office:value-type="float" office:value="10826264.285714">
            <text:p>1082626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284306198.5">
            <text:p>284306198.5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255942910">
            <text:p>255942910</text:p>
          </table:table-cell>
          <table:table-cell office:value-type="float" office:value="185936394">
            <text:p>185936394</text:p>
          </table:table-cell>
          <table:table-cell office:value-type="float" office:value="49663.333333">
            <text:p>49663.33</text:p>
          </table:table-cell>
          <table:table-cell office:value-type="float" office:value="14322971.428571">
            <text:p>14322971.43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281576573.5">
            <text:p>281576573.5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253853074">
            <text:p>253853074</text:p>
          </table:table-cell>
          <table:table-cell office:value-type="float" office:value="185762774">
            <text:p>185762774</text:p>
          </table:table-cell>
          <table:table-cell office:value-type="float" office:value="43443.333333">
            <text:p>43443.33</text:p>
          </table:table-cell>
          <table:table-cell office:value-type="float" office:value="4295755.714286">
            <text:p>4295755.71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2729625">
            <text:p>2729625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2089836">
            <text:p>2089836</text:p>
          </table:table-cell>
          <table:table-cell office:value-type="float" office:value="173620">
            <text:p>173620</text:p>
          </table:table-cell>
          <table:table-cell office:value-type="float" office:value="6220">
            <text:p>6220</text:p>
          </table:table-cell>
          <table:table-cell office:value-type="float" office:value="10027215.714286">
            <text:p>10027215.71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637565762">
            <text:p>637565762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763183536">
            <text:p>763183536</text:p>
          </table:table-cell>
          <table:table-cell office:value-type="float" office:value="363373882">
            <text:p>363373882</text:p>
          </table:table-cell>
          <table:table-cell office:value-type="float" office:value="45870">
            <text:p>45870</text:p>
          </table:table-cell>
          <table:table-cell office:value-type="float" office:value="89907754.285714">
            <text:p>89907754.29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637561569.5">
            <text:p>637561569.5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763178178">
            <text:p>763178178</text:p>
          </table:table-cell>
          <table:table-cell office:value-type="float" office:value="363267494">
            <text:p>363267494</text:p>
          </table:table-cell>
          <table:table-cell office:value-type="float" office:value="40776.666667">
            <text:p>40776.67</text:p>
          </table:table-cell>
          <table:table-cell office:value-type="float" office:value="82414530">
            <text:p>82414530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4192.5">
            <text:p>4192.5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5358">
            <text:p>5358</text:p>
          </table:table-cell>
          <table:table-cell office:value-type="float" office:value="106388">
            <text:p>106388</text:p>
          </table:table-cell>
          <table:table-cell office:value-type="float" office:value="5093.333333">
            <text:p>5093.33</text:p>
          </table:table-cell>
          <table:table-cell office:value-type="float" office:value="7493224.285714">
            <text:p>7493224.29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417144733">
            <text:p>417144733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768782880">
            <text:p>768782880</text:p>
          </table:table-cell>
          <table:table-cell office:value-type="float" office:value="441546552">
            <text:p>441546552</text:p>
          </table:table-cell>
          <table:table-cell office:value-type="float" office:value="44526.666667">
            <text:p>44526.67</text:p>
          </table:table-cell>
          <table:table-cell office:value-type="float" office:value="35825950">
            <text:p>35825950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417141375.5">
            <text:p>417141375.5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768780260">
            <text:p>768780260</text:p>
          </table:table-cell>
          <table:table-cell office:value-type="float" office:value="441458448">
            <text:p>441458448</text:p>
          </table:table-cell>
          <table:table-cell office:value-type="float" office:value="40076.666667">
            <text:p>40076.67</text:p>
          </table:table-cell>
          <table:table-cell office:value-type="float" office:value="27801805.714286">
            <text:p>27801805.71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3357.5">
            <text:p>3357.5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2620">
            <text:p>2620</text:p>
          </table:table-cell>
          <table:table-cell office:value-type="float" office:value="88104">
            <text:p>88104</text:p>
          </table:table-cell>
          <table:table-cell office:value-type="float" office:value="4450">
            <text:p>4450</text:p>
          </table:table-cell>
          <table:table-cell office:value-type="float" office:value="8024144.285714">
            <text:p>8024144.29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441916136.5">
            <text:p>441916136.5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763615144">
            <text:p>763615144</text:p>
          </table:table-cell>
          <table:table-cell office:value-type="float" office:value="394416868">
            <text:p>394416868</text:p>
          </table:table-cell>
          <table:table-cell office:value-type="float" office:value="46583.333333">
            <text:p>46583.33</text:p>
          </table:table-cell>
          <table:table-cell office:value-type="float" office:value="119065494.285714">
            <text:p>119065494.29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441913532.5">
            <text:p>441913532.5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763612514">
            <text:p>763612514</text:p>
          </table:table-cell>
          <table:table-cell office:value-type="float" office:value="394319518">
            <text:p>394319518</text:p>
          </table:table-cell>
          <table:table-cell office:value-type="float" office:value="42313.333333">
            <text:p>42313.33</text:p>
          </table:table-cell>
          <table:table-cell office:value-type="float" office:value="114927561.428571">
            <text:p>114927561.43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2604">
            <text:p>2604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2630">
            <text:p>2630</text:p>
          </table:table-cell>
          <table:table-cell office:value-type="float" office:value="97350">
            <text:p>97350</text:p>
          </table:table-cell>
          <table:table-cell office:value-type="float" office:value="4270">
            <text:p>4270</text:p>
          </table:table-cell>
          <table:table-cell office:value-type="float" office:value="4137932.857143">
            <text:p>413793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405770588">
            <text:p>405770588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757995434">
            <text:p>757995434</text:p>
          </table:table-cell>
          <table:table-cell office:value-type="float" office:value="461099326">
            <text:p>461099326</text:p>
          </table:table-cell>
          <table:table-cell office:value-type="float" office:value="50643.333333">
            <text:p>50643.33</text:p>
          </table:table-cell>
          <table:table-cell office:value-type="float" office:value="89863267.142857">
            <text:p>89863267.14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405768737">
            <text:p>405768737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757993034">
            <text:p>757993034</text:p>
          </table:table-cell>
          <table:table-cell office:value-type="float" office:value="461011406">
            <text:p>461011406</text:p>
          </table:table-cell>
          <table:table-cell office:value-type="float" office:value="46433.333333">
            <text:p>46433.33</text:p>
          </table:table-cell>
          <table:table-cell office:value-type="float" office:value="84957141.428571">
            <text:p>84957141.43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851">
            <text:p>1851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2400">
            <text:p>2400</text:p>
          </table:table-cell>
          <table:table-cell office:value-type="float" office:value="87920">
            <text:p>87920</text:p>
          </table:table-cell>
          <table:table-cell office:value-type="float" office:value="4210">
            <text:p>4210</text:p>
          </table:table-cell>
          <table:table-cell office:value-type="float" office:value="4906125.714286">
            <text:p>4906125.71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20353874">
            <text:p>20353874</text:p>
          </table:table-cell>
          <table:table-cell office:value-type="float" office:value="1265582">
            <text:p>1265582</text:p>
          </table:table-cell>
          <table:table-cell office:value-type="float" office:value="110990">
            <text:p>110990</text:p>
          </table:table-cell>
          <table:table-cell office:value-type="float" office:value="28031411.428571">
            <text:p>28031411.43</text:p>
          </table:table-cell>
          <table:table-cell table:number-columns-repeated="9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20353874">
            <text:p>20353874</text:p>
          </table:table-cell>
          <table:table-cell office:value-type="float" office:value="1265582">
            <text:p>1265582</text:p>
          </table:table-cell>
          <table:table-cell office:value-type="float" office:value="110990">
            <text:p>110990</text:p>
          </table:table-cell>
          <table:table-cell office:value-type="float" office:value="28031411.428571">
            <text:p>2803141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7077945.5">
            <text:p>27077945.5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23613432">
            <text:p>23613432</text:p>
          </table:table-cell>
          <table:table-cell office:value-type="float" office:value="13765770">
            <text:p>13765770</text:p>
          </table:table-cell>
          <table:table-cell office:value-type="float" office:value="104260">
            <text:p>104260</text:p>
          </table:table-cell>
          <table:table-cell office:value-type="float" office:value="26798831.428571">
            <text:p>26798831.43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7434431.5">
            <text:p>17434431.5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3637804">
            <text:p>13637804</text:p>
          </table:table-cell>
          <table:table-cell office:value-type="float" office:value="12728224">
            <text:p>12728224</text:p>
          </table:table-cell>
          <table:table-cell office:value-type="float" office:value="34896.666667">
            <text:p>34896.67</text:p>
          </table:table-cell>
          <table:table-cell office:value-type="float" office:value="7619520">
            <text:p>761952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9643514">
            <text:p>9643514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9975628">
            <text:p>9975628</text:p>
          </table:table-cell>
          <table:table-cell office:value-type="float" office:value="1037546">
            <text:p>1037546</text:p>
          </table:table-cell>
          <table:table-cell office:value-type="float" office:value="69363.333333">
            <text:p>69363.33</text:p>
          </table:table-cell>
          <table:table-cell office:value-type="float" office:value="19179311.428571">
            <text:p>19179311.43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31274124.5">
            <text:p>31274124.5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51541574">
            <text:p>51541574</text:p>
          </table:table-cell>
          <table:table-cell office:value-type="float" office:value="47166948">
            <text:p>47166948</text:p>
          </table:table-cell>
          <table:table-cell office:value-type="float" office:value="89976.666667">
            <text:p>89976.67</text:p>
          </table:table-cell>
          <table:table-cell office:value-type="float" office:value="24692027.142857">
            <text:p>24692027.14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25595820">
            <text:p>255958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3078778">
            <text:p>43078778</text:p>
          </table:table-cell>
          <table:table-cell office:value-type="float" office:value="46685900">
            <text:p>46685900</text:p>
          </table:table-cell>
          <table:table-cell office:value-type="float" office:value="44976.666667">
            <text:p>44976.67</text:p>
          </table:table-cell>
          <table:table-cell office:value-type="float" office:value="9264437.142857">
            <text:p>9264437.14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5678304.5">
            <text:p>5678304.5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8462796">
            <text:p>8462796</text:p>
          </table:table-cell>
          <table:table-cell office:value-type="float" office:value="481048">
            <text:p>481048</text:p>
          </table:table-cell>
          <table:table-cell office:value-type="float" office:value="45000">
            <text:p>45000</text:p>
          </table:table-cell>
          <table:table-cell office:value-type="float" office:value="15427590">
            <text:p>1542759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64716266">
            <text:p>64716266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82523914">
            <text:p>82523914</text:p>
          </table:table-cell>
          <table:table-cell office:value-type="float" office:value="53685622">
            <text:p>53685622</text:p>
          </table:table-cell>
          <table:table-cell office:value-type="float" office:value="52886.666667">
            <text:p>52886.67</text:p>
          </table:table-cell>
          <table:table-cell office:value-type="float" office:value="20311755.714286">
            <text:p>20311755.71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60031413">
            <text:p>60031413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75624920">
            <text:p>75624920</text:p>
          </table:table-cell>
          <table:table-cell office:value-type="float" office:value="53345868">
            <text:p>53345868</text:p>
          </table:table-cell>
          <table:table-cell office:value-type="float" office:value="31723.333333">
            <text:p>31723.33</text:p>
          </table:table-cell>
          <table:table-cell office:value-type="float" office:value="8329421.428571">
            <text:p>8329421.4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4684853">
            <text:p>4684853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6898994">
            <text:p>6898994</text:p>
          </table:table-cell>
          <table:table-cell office:value-type="float" office:value="339754">
            <text:p>339754</text:p>
          </table:table-cell>
          <table:table-cell office:value-type="float" office:value="21163.333333">
            <text:p>21163.33</text:p>
          </table:table-cell>
          <table:table-cell office:value-type="float" office:value="11982334.285714">
            <text:p>11982334.29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73251081.5">
            <text:p>73251081.5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175059826">
            <text:p>175059826</text:p>
          </table:table-cell>
          <table:table-cell office:value-type="float" office:value="83664106">
            <text:p>83664106</text:p>
          </table:table-cell>
          <table:table-cell office:value-type="float" office:value="51160">
            <text:p>51160</text:p>
          </table:table-cell>
          <table:table-cell office:value-type="float" office:value="18318134.285714">
            <text:p>18318134.29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68051391">
            <text:p>68051391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170285072">
            <text:p>170285072</text:p>
          </table:table-cell>
          <table:table-cell office:value-type="float" office:value="83358518">
            <text:p>83358518</text:p>
          </table:table-cell>
          <table:table-cell office:value-type="float" office:value="34090">
            <text:p>34090</text:p>
          </table:table-cell>
          <table:table-cell office:value-type="float" office:value="3794571.428571">
            <text:p>3794571.43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5199690.5">
            <text:p>5199690.5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4774754">
            <text:p>4774754</text:p>
          </table:table-cell>
          <table:table-cell office:value-type="float" office:value="305588">
            <text:p>305588</text:p>
          </table:table-cell>
          <table:table-cell office:value-type="float" office:value="17070">
            <text:p>17070</text:p>
          </table:table-cell>
          <table:table-cell office:value-type="float" office:value="14523562.857143">
            <text:p>14523562.86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150901696">
            <text:p>150901696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202074466">
            <text:p>202074466</text:p>
          </table:table-cell>
          <table:table-cell office:value-type="float" office:value="101723776">
            <text:p>101723776</text:p>
          </table:table-cell>
          <table:table-cell office:value-type="float" office:value="49866.666667">
            <text:p>49866.67</text:p>
          </table:table-cell>
          <table:table-cell office:value-type="float" office:value="15616101.428571">
            <text:p>15616101.43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6766058">
            <text:p>146766058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97921872">
            <text:p>197921872</text:p>
          </table:table-cell>
          <table:table-cell office:value-type="float" office:value="101523212">
            <text:p>101523212</text:p>
          </table:table-cell>
          <table:table-cell office:value-type="float" office:value="35583.333333">
            <text:p>35583.33</text:p>
          </table:table-cell>
          <table:table-cell office:value-type="float" office:value="3455407.142857">
            <text:p>3455407.14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4135638">
            <text:p>4135638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4152594">
            <text:p>4152594</text:p>
          </table:table-cell>
          <table:table-cell office:value-type="float" office:value="200564">
            <text:p>200564</text:p>
          </table:table-cell>
          <table:table-cell office:value-type="float" office:value="14283.333333">
            <text:p>14283.33</text:p>
          </table:table-cell>
          <table:table-cell office:value-type="float" office:value="12160694.285714">
            <text:p>1216069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18095060.5">
            <text:p>118095060.5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272247370">
            <text:p>272247370</text:p>
          </table:table-cell>
          <table:table-cell office:value-type="float" office:value="122259606">
            <text:p>122259606</text:p>
          </table:table-cell>
          <table:table-cell office:value-type="float" office:value="51096.666667">
            <text:p>51096.67</text:p>
          </table:table-cell>
          <table:table-cell office:value-type="float" office:value="13595825.714286">
            <text:p>13595825.71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14267152.5">
            <text:p>114267152.5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269156642">
            <text:p>269156642</text:p>
          </table:table-cell>
          <table:table-cell office:value-type="float" office:value="122092674">
            <text:p>122092674</text:p>
          </table:table-cell>
          <table:table-cell office:value-type="float" office:value="38310">
            <text:p>38310</text:p>
          </table:table-cell>
          <table:table-cell office:value-type="float" office:value="2568912.857143">
            <text:p>2568912.8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3827908">
            <text:p>3827908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3090728">
            <text:p>3090728</text:p>
          </table:table-cell>
          <table:table-cell office:value-type="float" office:value="166932">
            <text:p>166932</text:p>
          </table:table-cell>
          <table:table-cell office:value-type="float" office:value="12786.666667">
            <text:p>12786.67</text:p>
          </table:table-cell>
          <table:table-cell office:value-type="float" office:value="11026912.857143">
            <text:p>1102691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220793934">
            <text:p>22079393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319976728">
            <text:p>319976728</text:p>
          </table:table-cell>
          <table:table-cell office:value-type="float" office:value="170485696">
            <text:p>170485696</text:p>
          </table:table-cell>
          <table:table-cell office:value-type="float" office:value="46460">
            <text:p>46460</text:p>
          </table:table-cell>
          <table:table-cell office:value-type="float" office:value="12467172.857143">
            <text:p>12467172.8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217669095.5">
            <text:p>217669095.5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316440846">
            <text:p>316440846</text:p>
          </table:table-cell>
          <table:table-cell office:value-type="float" office:value="170349648">
            <text:p>170349648</text:p>
          </table:table-cell>
          <table:table-cell office:value-type="float" office:value="36096.666667">
            <text:p>36096.67</text:p>
          </table:table-cell>
          <table:table-cell office:value-type="float" office:value="2369534.285714">
            <text:p>2369534.29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3124838.5">
            <text:p>3124838.5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3535882">
            <text:p>3535882</text:p>
          </table:table-cell>
          <table:table-cell office:value-type="float" office:value="136048">
            <text:p>136048</text:p>
          </table:table-cell>
          <table:table-cell office:value-type="float" office:value="10363.333333">
            <text:p>10363.33</text:p>
          </table:table-cell>
          <table:table-cell office:value-type="float" office:value="10097638.571429">
            <text:p>10097638.57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581791721">
            <text:p>581791721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803581466">
            <text:p>803581466</text:p>
          </table:table-cell>
          <table:table-cell office:value-type="float" office:value="267384896">
            <text:p>267384896</text:p>
          </table:table-cell>
          <table:table-cell office:value-type="float" office:value="45220">
            <text:p>45220</text:p>
          </table:table-cell>
          <table:table-cell office:value-type="float" office:value="45409317.142857">
            <text:p>45409317.1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581782516.5">
            <text:p>581782516.5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803538350">
            <text:p>803538350</text:p>
          </table:table-cell>
          <table:table-cell office:value-type="float" office:value="267264040">
            <text:p>267264040</text:p>
          </table:table-cell>
          <table:table-cell office:value-type="float" office:value="36176.666667">
            <text:p>36176.67</text:p>
          </table:table-cell>
          <table:table-cell office:value-type="float" office:value="37309800">
            <text:p>37309800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9204.5">
            <text:p>9204.5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43116">
            <text:p>43116</text:p>
          </table:table-cell>
          <table:table-cell office:value-type="float" office:value="120856">
            <text:p>120856</text:p>
          </table:table-cell>
          <table:table-cell office:value-type="float" office:value="9043.333333">
            <text:p>9043.33</text:p>
          </table:table-cell>
          <table:table-cell office:value-type="float" office:value="8099517.142857">
            <text:p>8099517.14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389940287">
            <text:p>389940287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791724932">
            <text:p>791724932</text:p>
          </table:table-cell>
          <table:table-cell office:value-type="float" office:value="395846862">
            <text:p>395846862</text:p>
          </table:table-cell>
          <table:table-cell office:value-type="float" office:value="47420">
            <text:p>47420</text:p>
          </table:table-cell>
          <table:table-cell office:value-type="float" office:value="58496964.285714">
            <text:p>58496964.29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389933777.5">
            <text:p>389933777.5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791710508">
            <text:p>791710508</text:p>
          </table:table-cell>
          <table:table-cell office:value-type="float" office:value="395757482">
            <text:p>395757482</text:p>
          </table:table-cell>
          <table:table-cell office:value-type="float" office:value="38766.666667">
            <text:p>38766.67</text:p>
          </table:table-cell>
          <table:table-cell office:value-type="float" office:value="50674471.428571">
            <text:p>50674471.43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6509.5">
            <text:p>6509.5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14424">
            <text:p>14424</text:p>
          </table:table-cell>
          <table:table-cell office:value-type="float" office:value="89380">
            <text:p>89380</text:p>
          </table:table-cell>
          <table:table-cell office:value-type="float" office:value="8653.333333">
            <text:p>8653.33</text:p>
          </table:table-cell>
          <table:table-cell office:value-type="float" office:value="7822492.857143">
            <text:p>782249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417066122.5">
            <text:p>417066122.5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768923680">
            <text:p>768923680</text:p>
          </table:table-cell>
          <table:table-cell office:value-type="float" office:value="457941150">
            <text:p>457941150</text:p>
          </table:table-cell>
          <table:table-cell office:value-type="float" office:value="45833.333333">
            <text:p>45833.33</text:p>
          </table:table-cell>
          <table:table-cell office:value-type="float" office:value="103741185.714286">
            <text:p>103741185.71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417061398.5">
            <text:p>417061398.5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768906864">
            <text:p>768906864</text:p>
          </table:table-cell>
          <table:table-cell office:value-type="float" office:value="457863044">
            <text:p>457863044</text:p>
          </table:table-cell>
          <table:table-cell office:value-type="float" office:value="38200">
            <text:p>38200</text:p>
          </table:table-cell>
          <table:table-cell office:value-type="float" office:value="98516968.571429">
            <text:p>98516968.57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4724">
            <text:p>4724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16816">
            <text:p>16816</text:p>
          </table:table-cell>
          <table:table-cell office:value-type="float" office:value="78106">
            <text:p>78106</text:p>
          </table:table-cell>
          <table:table-cell office:value-type="float" office:value="7633.333333">
            <text:p>7633.33</text:p>
          </table:table-cell>
          <table:table-cell office:value-type="float" office:value="5224217.142857">
            <text:p>5224217.14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402719375">
            <text:p>402719375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774296644">
            <text:p>774296644</text:p>
          </table:table-cell>
          <table:table-cell office:value-type="float" office:value="480475256">
            <text:p>480475256</text:p>
          </table:table-cell>
          <table:table-cell office:value-type="float" office:value="51193.333333">
            <text:p>51193.33</text:p>
          </table:table-cell>
          <table:table-cell office:value-type="float" office:value="78896568.571429">
            <text:p>78896568.57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402715345.5">
            <text:p>402715345.5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774291178">
            <text:p>774291178</text:p>
          </table:table-cell>
          <table:table-cell office:value-type="float" office:value="480407372">
            <text:p>480407372</text:p>
          </table:table-cell>
          <table:table-cell office:value-type="float" office:value="43313.333333">
            <text:p>43313.33</text:p>
          </table:table-cell>
          <table:table-cell office:value-type="float" office:value="74547207.142857">
            <text:p>74547207.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4029.5">
            <text:p>4029.5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5466">
            <text:p>5466</text:p>
          </table:table-cell>
          <table:table-cell office:value-type="float" office:value="67884">
            <text:p>67884</text:p>
          </table:table-cell>
          <table:table-cell office:value-type="float" office:value="7880">
            <text:p>7880</text:p>
          </table:table-cell>
          <table:table-cell office:value-type="float" office:value="4349361.428571">
            <text:p>434936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7119656">
            <text:p>17119656</text:p>
          </table:table-cell>
          <table:table-cell office:value-type="float" office:value="1443578">
            <text:p>1443578</text:p>
          </table:table-cell>
          <table:table-cell office:value-type="float" office:value="102160">
            <text:p>102160</text:p>
          </table:table-cell>
          <table:table-cell office:value-type="float" office:value="22990057.142857">
            <text:p>22990057.14</text:p>
          </table:table-cell>
          <table:table-cell table:number-columns-repeated="9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7119656">
            <text:p>17119656</text:p>
          </table:table-cell>
          <table:table-cell office:value-type="float" office:value="1443578">
            <text:p>1443578</text:p>
          </table:table-cell>
          <table:table-cell office:value-type="float" office:value="102160">
            <text:p>102160</text:p>
          </table:table-cell>
          <table:table-cell office:value-type="float" office:value="22990057.142857">
            <text:p>22990057.14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2099655">
            <text:p>22099655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8248280">
            <text:p>18248280</text:p>
          </table:table-cell>
          <table:table-cell office:value-type="float" office:value="12086012">
            <text:p>12086012</text:p>
          </table:table-cell>
          <table:table-cell office:value-type="float" office:value="90013.333333">
            <text:p>90013.33</text:p>
          </table:table-cell>
          <table:table-cell office:value-type="float" office:value="21044511.428571">
            <text:p>21044511.43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10183042">
            <text:p>10183042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8628660">
            <text:p>8628660</text:p>
          </table:table-cell>
          <table:table-cell office:value-type="float" office:value="11284724">
            <text:p>11284724</text:p>
          </table:table-cell>
          <table:table-cell office:value-type="float" office:value="22546.666667">
            <text:p>22546.67</text:p>
          </table:table-cell>
          <table:table-cell office:value-type="float" office:value="3466954.285714">
            <text:p>3466954.29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11916613">
            <text:p>11916613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9619620">
            <text:p>9619620</text:p>
          </table:table-cell>
          <table:table-cell office:value-type="float" office:value="801288">
            <text:p>801288</text:p>
          </table:table-cell>
          <table:table-cell office:value-type="float" office:value="67466.666667">
            <text:p>67466.67</text:p>
          </table:table-cell>
          <table:table-cell office:value-type="float" office:value="17577557.142857">
            <text:p>17577557.14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43904683">
            <text:p>43904683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30241354">
            <text:p>30241354</text:p>
          </table:table-cell>
          <table:table-cell office:value-type="float" office:value="52078824">
            <text:p>52078824</text:p>
          </table:table-cell>
          <table:table-cell office:value-type="float" office:value="43906.666667">
            <text:p>43906.67</text:p>
          </table:table-cell>
          <table:table-cell office:value-type="float" office:value="19982457.142857">
            <text:p>19982457.14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33750164">
            <text:p>3375016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22057414">
            <text:p>22057414</text:p>
          </table:table-cell>
          <table:table-cell office:value-type="float" office:value="51570298">
            <text:p>51570298</text:p>
          </table:table-cell>
          <table:table-cell office:value-type="float" office:value="17546.666667">
            <text:p>17546.67</text:p>
          </table:table-cell>
          <table:table-cell office:value-type="float" office:value="4957651.428571">
            <text:p>4957651.43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0154519">
            <text:p>10154519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8183940">
            <text:p>8183940</text:p>
          </table:table-cell>
          <table:table-cell office:value-type="float" office:value="508526">
            <text:p>508526</text:p>
          </table:table-cell>
          <table:table-cell office:value-type="float" office:value="26360">
            <text:p>26360</text:p>
          </table:table-cell>
          <table:table-cell office:value-type="float" office:value="15024805.714286">
            <text:p>1502480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71758886">
            <text:p>7175888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61764352">
            <text:p>61764352</text:p>
          </table:table-cell>
          <table:table-cell office:value-type="float" office:value="52882712">
            <text:p>52882712</text:p>
          </table:table-cell>
          <table:table-cell office:value-type="float" office:value="50423.333333">
            <text:p>50423.33</text:p>
          </table:table-cell>
          <table:table-cell office:value-type="float" office:value="20057132.857143">
            <text:p>20057132.86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65573905.5">
            <text:p>65573905.5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1380408">
            <text:p>51380408</text:p>
          </table:table-cell>
          <table:table-cell office:value-type="float" office:value="52549136">
            <text:p>52549136</text:p>
          </table:table-cell>
          <table:table-cell office:value-type="float" office:value="25193.333333">
            <text:p>25193.33</text:p>
          </table:table-cell>
          <table:table-cell office:value-type="float" office:value="6021208.571429">
            <text:p>6021208.57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6184980.5">
            <text:p>6184980.5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10383944">
            <text:p>10383944</text:p>
          </table:table-cell>
          <table:table-cell office:value-type="float" office:value="333576">
            <text:p>333576</text:p>
          </table:table-cell>
          <table:table-cell office:value-type="float" office:value="25230">
            <text:p>25230</text:p>
          </table:table-cell>
          <table:table-cell office:value-type="float" office:value="14035924.285714">
            <text:p>14035924.29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179609028.5">
            <text:p>179609028.5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233094740">
            <text:p>233094740</text:p>
          </table:table-cell>
          <table:table-cell office:value-type="float" office:value="68858670">
            <text:p>68858670</text:p>
          </table:table-cell>
          <table:table-cell office:value-type="float" office:value="47550">
            <text:p>47550</text:p>
          </table:table-cell>
          <table:table-cell office:value-type="float" office:value="16608524.285714">
            <text:p>16608524.29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73473168.5">
            <text:p>173473168.5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228391706">
            <text:p>228391706</text:p>
          </table:table-cell>
          <table:table-cell office:value-type="float" office:value="68606678">
            <text:p>68606678</text:p>
          </table:table-cell>
          <table:table-cell office:value-type="float" office:value="27166.666667">
            <text:p>27166.67</text:p>
          </table:table-cell>
          <table:table-cell office:value-type="float" office:value="3509192.857143">
            <text:p>3509192.8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6135860">
            <text:p>613586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4703034">
            <text:p>4703034</text:p>
          </table:table-cell>
          <table:table-cell office:value-type="float" office:value="251992">
            <text:p>251992</text:p>
          </table:table-cell>
          <table:table-cell office:value-type="float" office:value="20383.333333">
            <text:p>20383.33</text:p>
          </table:table-cell>
          <table:table-cell office:value-type="float" office:value="13099331.428571">
            <text:p>13099331.43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02996317.5">
            <text:p>202996317.5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230320600">
            <text:p>230320600</text:p>
          </table:table-cell>
          <table:table-cell office:value-type="float" office:value="96030168">
            <text:p>96030168</text:p>
          </table:table-cell>
          <table:table-cell office:value-type="float" office:value="48893.333333">
            <text:p>48893.33</text:p>
          </table:table-cell>
          <table:table-cell office:value-type="float" office:value="14413950">
            <text:p>14413950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97964339">
            <text:p>197964339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225912468">
            <text:p>225912468</text:p>
          </table:table-cell>
          <table:table-cell office:value-type="float" office:value="95834202">
            <text:p>95834202</text:p>
          </table:table-cell>
          <table:table-cell office:value-type="float" office:value="30620">
            <text:p>30620</text:p>
          </table:table-cell>
          <table:table-cell office:value-type="float" office:value="2620232.857143">
            <text:p>2620232.86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5031978.5">
            <text:p>5031978.5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4408132">
            <text:p>4408132</text:p>
          </table:table-cell>
          <table:table-cell office:value-type="float" office:value="195966">
            <text:p>195966</text:p>
          </table:table-cell>
          <table:table-cell office:value-type="float" office:value="18273.333333">
            <text:p>18273.33</text:p>
          </table:table-cell>
          <table:table-cell office:value-type="float" office:value="11793717.142857">
            <text:p>1179371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247437790">
            <text:p>247437790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287662200">
            <text:p>287662200</text:p>
          </table:table-cell>
          <table:table-cell office:value-type="float" office:value="109788426">
            <text:p>109788426</text:p>
          </table:table-cell>
          <table:table-cell office:value-type="float" office:value="44840">
            <text:p>44840</text:p>
          </table:table-cell>
          <table:table-cell office:value-type="float" office:value="13395640">
            <text:p>13395640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243733603">
            <text:p>243733603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283328550">
            <text:p>283328550</text:p>
          </table:table-cell>
          <table:table-cell office:value-type="float" office:value="109611790">
            <text:p>109611790</text:p>
          </table:table-cell>
          <table:table-cell office:value-type="float" office:value="29866.666667">
            <text:p>29866.67</text:p>
          </table:table-cell>
          <table:table-cell office:value-type="float" office:value="2569837.142857">
            <text:p>2569837.14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3704187">
            <text:p>3704187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4333650">
            <text:p>4333650</text:p>
          </table:table-cell>
          <table:table-cell office:value-type="float" office:value="176636">
            <text:p>176636</text:p>
          </table:table-cell>
          <table:table-cell office:value-type="float" office:value="14973.333333">
            <text:p>14973.33</text:p>
          </table:table-cell>
          <table:table-cell office:value-type="float" office:value="10825802.857143">
            <text:p>1082580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61890171">
            <text:p>261890171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311756768">
            <text:p>311756768</text:p>
          </table:table-cell>
          <table:table-cell office:value-type="float" office:value="125632954">
            <text:p>125632954</text:p>
          </table:table-cell>
          <table:table-cell office:value-type="float" office:value="48356.666667">
            <text:p>48356.67</text:p>
          </table:table-cell>
          <table:table-cell office:value-type="float" office:value="11713475.714286">
            <text:p>11713475.71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258552433">
            <text:p>258552433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308754940">
            <text:p>308754940</text:p>
          </table:table-cell>
          <table:table-cell office:value-type="float" office:value="125490918">
            <text:p>125490918</text:p>
          </table:table-cell>
          <table:table-cell office:value-type="float" office:value="33853.333333">
            <text:p>33853.33</text:p>
          </table:table-cell>
          <table:table-cell office:value-type="float" office:value="1992794.285714">
            <text:p>1992794.29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3337738">
            <text:p>3337738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3001828">
            <text:p>3001828</text:p>
          </table:table-cell>
          <table:table-cell office:value-type="float" office:value="142036">
            <text:p>142036</text:p>
          </table:table-cell>
          <table:table-cell office:value-type="float" office:value="14503.333333">
            <text:p>14503.33</text:p>
          </table:table-cell>
          <table:table-cell office:value-type="float" office:value="9720681.428571">
            <text:p>9720681.43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547824973">
            <text:p>547824973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745929510">
            <text:p>745929510</text:p>
          </table:table-cell>
          <table:table-cell office:value-type="float" office:value="341681504">
            <text:p>341681504</text:p>
          </table:table-cell>
          <table:table-cell office:value-type="float" office:value="47826.666667">
            <text:p>47826.67</text:p>
          </table:table-cell>
          <table:table-cell office:value-type="float" office:value="17194384.285714">
            <text:p>17194384.29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547812502.5">
            <text:p>547812502.5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745788866">
            <text:p>745788866</text:p>
          </table:table-cell>
          <table:table-cell office:value-type="float" office:value="341576800">
            <text:p>341576800</text:p>
          </table:table-cell>
          <table:table-cell office:value-type="float" office:value="34776.666667">
            <text:p>34776.67</text:p>
          </table:table-cell>
          <table:table-cell office:value-type="float" office:value="7868811.428571">
            <text:p>7868811.43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12470.5">
            <text:p>12470.5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40644">
            <text:p>140644</text:p>
          </table:table-cell>
          <table:table-cell office:value-type="float" office:value="104704">
            <text:p>104704</text:p>
          </table:table-cell>
          <table:table-cell office:value-type="float" office:value="13050">
            <text:p>13050</text:p>
          </table:table-cell>
          <table:table-cell office:value-type="float" office:value="9325572.857143">
            <text:p>932557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477915983.5">
            <text:p>477915983.5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739047658">
            <text:p>739047658</text:p>
          </table:table-cell>
          <table:table-cell office:value-type="float" office:value="353544874">
            <text:p>353544874</text:p>
          </table:table-cell>
          <table:table-cell office:value-type="float" office:value="43160">
            <text:p>43160</text:p>
          </table:table-cell>
          <table:table-cell office:value-type="float" office:value="20335607.142857">
            <text:p>20335607.14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477907403">
            <text:p>477907403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738989488">
            <text:p>738989488</text:p>
          </table:table-cell>
          <table:table-cell office:value-type="float" office:value="353439434">
            <text:p>353439434</text:p>
          </table:table-cell>
          <table:table-cell office:value-type="float" office:value="32366.666667">
            <text:p>32366.67</text:p>
          </table:table-cell>
          <table:table-cell office:value-type="float" office:value="12056457.142857">
            <text:p>12056457.14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8580.5">
            <text:p>8580.5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58170">
            <text:p>58170</text:p>
          </table:table-cell>
          <table:table-cell office:value-type="float" office:value="105440">
            <text:p>105440</text:p>
          </table:table-cell>
          <table:table-cell office:value-type="float" office:value="10793.333333">
            <text:p>10793.33</text:p>
          </table:table-cell>
          <table:table-cell office:value-type="float" office:value="8279150">
            <text:p>8279150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469944672">
            <text:p>469944672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794984180">
            <text:p>794984180</text:p>
          </table:table-cell>
          <table:table-cell office:value-type="float" office:value="377126428">
            <text:p>377126428</text:p>
          </table:table-cell>
          <table:table-cell office:value-type="float" office:value="46903.333333">
            <text:p>46903.33</text:p>
          </table:table-cell>
          <table:table-cell office:value-type="float" office:value="19814454.285714">
            <text:p>19814454.29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469937089">
            <text:p>469937089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794941746">
            <text:p>794941746</text:p>
          </table:table-cell>
          <table:table-cell office:value-type="float" office:value="377028366">
            <text:p>377028366</text:p>
          </table:table-cell>
          <table:table-cell office:value-type="float" office:value="36040">
            <text:p>36040</text:p>
          </table:table-cell>
          <table:table-cell office:value-type="float" office:value="12381584.285714">
            <text:p>12381584.29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7583">
            <text:p>7583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42434">
            <text:p>42434</text:p>
          </table:table-cell>
          <table:table-cell office:value-type="float" office:value="98062">
            <text:p>98062</text:p>
          </table:table-cell>
          <table:table-cell office:value-type="float" office:value="10863.333333">
            <text:p>10863.33</text:p>
          </table:table-cell>
          <table:table-cell office:value-type="float" office:value="7432870">
            <text:p>743287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434065468">
            <text:p>434065468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790659126">
            <text:p>790659126</text:p>
          </table:table-cell>
          <table:table-cell office:value-type="float" office:value="403732134">
            <text:p>403732134</text:p>
          </table:table-cell>
          <table:table-cell office:value-type="float" office:value="46603.333333">
            <text:p>46603.33</text:p>
          </table:table-cell>
          <table:table-cell office:value-type="float" office:value="46327898.571429">
            <text:p>46327898.57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434058233">
            <text:p>434058233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790625860">
            <text:p>790625860</text:p>
          </table:table-cell>
          <table:table-cell office:value-type="float" office:value="403635962">
            <text:p>403635962</text:p>
          </table:table-cell>
          <table:table-cell office:value-type="float" office:value="36583.333333">
            <text:p>36583.33</text:p>
          </table:table-cell>
          <table:table-cell office:value-type="float" office:value="41103025.714286">
            <text:p>41103025.71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7235">
            <text:p>7235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33266">
            <text:p>33266</text:p>
          </table:table-cell>
          <table:table-cell office:value-type="float" office:value="96172">
            <text:p>96172</text:p>
          </table:table-cell>
          <table:table-cell office:value-type="float" office:value="10020">
            <text:p>10020</text:p>
          </table:table-cell>
          <table:table-cell office:value-type="float" office:value="5224872.857143">
            <text:p>5224872.86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  <table:table-cell table:number-columns-repeated="9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0987511.5">
            <text:p>20987511.5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305026">
            <text:p>14305026</text:p>
          </table:table-cell>
          <table:table-cell office:value-type="float" office:value="14470358">
            <text:p>14470358</text:p>
          </table:table-cell>
          <table:table-cell office:value-type="float" office:value="44846.666667">
            <text:p>44846.67</text:p>
          </table:table-cell>
          <table:table-cell office:value-type="float" office:value="19223260">
            <text:p>19223260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9094982.5">
            <text:p>9094982.5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3850304">
            <text:p>3850304</text:p>
          </table:table-cell>
          <table:table-cell office:value-type="float" office:value="13604594">
            <text:p>13604594</text:p>
          </table:table-cell>
          <table:table-cell office:value-type="float" office:value="8963.333333">
            <text:p>8963.33</text:p>
          </table:table-cell>
          <table:table-cell office:value-type="float" office:value="1627974.285714">
            <text:p>1627974.29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11892529">
            <text:p>11892529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10454722">
            <text:p>10454722</text:p>
          </table:table-cell>
          <table:table-cell office:value-type="float" office:value="865764">
            <text:p>865764</text:p>
          </table:table-cell>
          <table:table-cell office:value-type="float" office:value="35883.333333">
            <text:p>35883.33</text:p>
          </table:table-cell>
          <table:table-cell office:value-type="float" office:value="17595285.714286">
            <text:p>17595285.71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32784876">
            <text:p>32784876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29748022">
            <text:p>29748022</text:p>
          </table:table-cell>
          <table:table-cell office:value-type="float" office:value="41599618">
            <text:p>41599618</text:p>
          </table:table-cell>
          <table:table-cell office:value-type="float" office:value="60053.333333">
            <text:p>60053.33</text:p>
          </table:table-cell>
          <table:table-cell office:value-type="float" office:value="19843037.142857">
            <text:p>19843037.14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22823686.5">
            <text:p>22823686.5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20225230">
            <text:p>20225230</text:p>
          </table:table-cell>
          <table:table-cell office:value-type="float" office:value="41019074">
            <text:p>41019074</text:p>
          </table:table-cell>
          <table:table-cell office:value-type="float" office:value="20010">
            <text:p>20010</text:p>
          </table:table-cell>
          <table:table-cell office:value-type="float" office:value="3674442.857143">
            <text:p>3674442.86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9961189.5">
            <text:p>9961189.5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9522792">
            <text:p>9522792</text:p>
          </table:table-cell>
          <table:table-cell office:value-type="float" office:value="580544">
            <text:p>580544</text:p>
          </table:table-cell>
          <table:table-cell office:value-type="float" office:value="40043.333333">
            <text:p>40043.33</text:p>
          </table:table-cell>
          <table:table-cell office:value-type="float" office:value="16168594.285714">
            <text:p>1616859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42825868.5">
            <text:p>42825868.5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441490">
            <text:p>53441490</text:p>
          </table:table-cell>
          <table:table-cell office:value-type="float" office:value="53564668">
            <text:p>53564668</text:p>
          </table:table-cell>
          <table:table-cell office:value-type="float" office:value="45370">
            <text:p>45370</text:p>
          </table:table-cell>
          <table:table-cell office:value-type="float" office:value="18516268.571429">
            <text:p>18516268.57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33788675.5">
            <text:p>33788675.5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46184748">
            <text:p>46184748</text:p>
          </table:table-cell>
          <table:table-cell office:value-type="float" office:value="53238936">
            <text:p>53238936</text:p>
          </table:table-cell>
          <table:table-cell office:value-type="float" office:value="19400">
            <text:p>19400</text:p>
          </table:table-cell>
          <table:table-cell office:value-type="float" office:value="1720134.285714">
            <text:p>1720134.29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9037193">
            <text:p>9037193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7256742">
            <text:p>7256742</text:p>
          </table:table-cell>
          <table:table-cell office:value-type="float" office:value="325732">
            <text:p>325732</text:p>
          </table:table-cell>
          <table:table-cell office:value-type="float" office:value="25970">
            <text:p>25970</text:p>
          </table:table-cell>
          <table:table-cell office:value-type="float" office:value="16796134.285714">
            <text:p>16796134.2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86002612">
            <text:p>86002612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143431524">
            <text:p>143431524</text:p>
          </table:table-cell>
          <table:table-cell office:value-type="float" office:value="65991848">
            <text:p>65991848</text:p>
          </table:table-cell>
          <table:table-cell office:value-type="float" office:value="43183.333333">
            <text:p>43183.33</text:p>
          </table:table-cell>
          <table:table-cell office:value-type="float" office:value="15217987.142857">
            <text:p>15217987.14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0817513">
            <text:p>80817513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136842272">
            <text:p>136842272</text:p>
          </table:table-cell>
          <table:table-cell office:value-type="float" office:value="65729884">
            <text:p>65729884</text:p>
          </table:table-cell>
          <table:table-cell office:value-type="float" office:value="21586.666667">
            <text:p>21586.67</text:p>
          </table:table-cell>
          <table:table-cell office:value-type="float" office:value="2317231.428571">
            <text:p>2317231.43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5185099">
            <text:p>5185099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6589252">
            <text:p>6589252</text:p>
          </table:table-cell>
          <table:table-cell office:value-type="float" office:value="261964">
            <text:p>261964</text:p>
          </table:table-cell>
          <table:table-cell office:value-type="float" office:value="21596.666667">
            <text:p>21596.67</text:p>
          </table:table-cell>
          <table:table-cell office:value-type="float" office:value="12900755.714286">
            <text:p>12900755.71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84139970.5">
            <text:p>84139970.5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248276888">
            <text:p>248276888</text:p>
          </table:table-cell>
          <table:table-cell office:value-type="float" office:value="107240068">
            <text:p>107240068</text:p>
          </table:table-cell>
          <table:table-cell office:value-type="float" office:value="46823.333333">
            <text:p>46823.33</text:p>
          </table:table-cell>
          <table:table-cell office:value-type="float" office:value="14058375.714286">
            <text:p>14058375.71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78924698.5">
            <text:p>78924698.5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243430344">
            <text:p>243430344</text:p>
          </table:table-cell>
          <table:table-cell office:value-type="float" office:value="107052780">
            <text:p>107052780</text:p>
          </table:table-cell>
          <table:table-cell office:value-type="float" office:value="25963.333333">
            <text:p>25963.33</text:p>
          </table:table-cell>
          <table:table-cell office:value-type="float" office:value="2203927.142857">
            <text:p>2203927.14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5215272">
            <text:p>5215272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4846544">
            <text:p>4846544</text:p>
          </table:table-cell>
          <table:table-cell office:value-type="float" office:value="187288">
            <text:p>187288</text:p>
          </table:table-cell>
          <table:table-cell office:value-type="float" office:value="20860">
            <text:p>20860</text:p>
          </table:table-cell>
          <table:table-cell office:value-type="float" office:value="11854448.571429">
            <text:p>11854448.57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58101655.5">
            <text:p>158101655.5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284814664">
            <text:p>284814664</text:p>
          </table:table-cell>
          <table:table-cell office:value-type="float" office:value="162859560">
            <text:p>162859560</text:p>
          </table:table-cell>
          <table:table-cell office:value-type="float" office:value="48863.333333">
            <text:p>48863.33</text:p>
          </table:table-cell>
          <table:table-cell office:value-type="float" office:value="13192774.285714">
            <text:p>13192774.29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53970584.5">
            <text:p>153970584.5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280501248">
            <text:p>280501248</text:p>
          </table:table-cell>
          <table:table-cell office:value-type="float" office:value="162713250">
            <text:p>162713250</text:p>
          </table:table-cell>
          <table:table-cell office:value-type="float" office:value="29286.666667">
            <text:p>29286.67</text:p>
          </table:table-cell>
          <table:table-cell office:value-type="float" office:value="2030861.428571">
            <text:p>2030861.43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4131071">
            <text:p>4131071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4313416">
            <text:p>4313416</text:p>
          </table:table-cell>
          <table:table-cell office:value-type="float" office:value="146310">
            <text:p>146310</text:p>
          </table:table-cell>
          <table:table-cell office:value-type="float" office:value="19576.666667">
            <text:p>19576.67</text:p>
          </table:table-cell>
          <table:table-cell office:value-type="float" office:value="11161912.857143">
            <text:p>1116191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41197641">
            <text:p>141197641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287718776">
            <text:p>287718776</text:p>
          </table:table-cell>
          <table:table-cell office:value-type="float" office:value="162157388">
            <text:p>162157388</text:p>
          </table:table-cell>
          <table:table-cell office:value-type="float" office:value="47070">
            <text:p>47070</text:p>
          </table:table-cell>
          <table:table-cell office:value-type="float" office:value="11714560">
            <text:p>11714560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7518045.5">
            <text:p>137518045.5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284527938">
            <text:p>284527938</text:p>
          </table:table-cell>
          <table:table-cell office:value-type="float" office:value="162018104">
            <text:p>162018104</text:p>
          </table:table-cell>
          <table:table-cell office:value-type="float" office:value="29926.666667">
            <text:p>29926.67</text:p>
          </table:table-cell>
          <table:table-cell office:value-type="float" office:value="1529857.142857">
            <text:p>1529857.14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3679595.5">
            <text:p>3679595.5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3190838">
            <text:p>3190838</text:p>
          </table:table-cell>
          <table:table-cell office:value-type="float" office:value="139284">
            <text:p>139284</text:p>
          </table:table-cell>
          <table:table-cell office:value-type="float" office:value="17143.333333">
            <text:p>17143.33</text:p>
          </table:table-cell>
          <table:table-cell office:value-type="float" office:value="10184702.857143">
            <text:p>1018470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319307835.5">
            <text:p>319307835.5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734072484">
            <text:p>734072484</text:p>
          </table:table-cell>
          <table:table-cell office:value-type="float" office:value="247974838">
            <text:p>247974838</text:p>
          </table:table-cell>
          <table:table-cell office:value-type="float" office:value="51590">
            <text:p>51590</text:p>
          </table:table-cell>
          <table:table-cell office:value-type="float" office:value="11604187.142857">
            <text:p>11604187.14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319292955.5">
            <text:p>319292955.5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733746920">
            <text:p>733746920</text:p>
          </table:table-cell>
          <table:table-cell office:value-type="float" office:value="247849656">
            <text:p>247849656</text:p>
          </table:table-cell>
          <table:table-cell office:value-type="float" office:value="34316.666667">
            <text:p>34316.67</text:p>
          </table:table-cell>
          <table:table-cell office:value-type="float" office:value="2386285.714286">
            <text:p>2386285.71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14880">
            <text:p>14880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325564">
            <text:p>325564</text:p>
          </table:table-cell>
          <table:table-cell office:value-type="float" office:value="125182">
            <text:p>125182</text:p>
          </table:table-cell>
          <table:table-cell office:value-type="float" office:value="17273.333333">
            <text:p>17273.33</text:p>
          </table:table-cell>
          <table:table-cell office:value-type="float" office:value="9217901.428571">
            <text:p>9217901.43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440592536">
            <text:p>440592536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692590872">
            <text:p>692590872</text:p>
          </table:table-cell>
          <table:table-cell office:value-type="float" office:value="323428452">
            <text:p>323428452</text:p>
          </table:table-cell>
          <table:table-cell office:value-type="float" office:value="49820">
            <text:p>49820</text:p>
          </table:table-cell>
          <table:table-cell office:value-type="float" office:value="10141170">
            <text:p>10141170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440580667">
            <text:p>440580667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692127640">
            <text:p>692127640</text:p>
          </table:table-cell>
          <table:table-cell office:value-type="float" office:value="323312534">
            <text:p>323312534</text:p>
          </table:table-cell>
          <table:table-cell office:value-type="float" office:value="34436.666667">
            <text:p>34436.67</text:p>
          </table:table-cell>
          <table:table-cell office:value-type="float" office:value="1679064.285714">
            <text:p>1679064.29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11869">
            <text:p>11869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463232">
            <text:p>463232</text:p>
          </table:table-cell>
          <table:table-cell office:value-type="float" office:value="115918">
            <text:p>115918</text:p>
          </table:table-cell>
          <table:table-cell office:value-type="float" office:value="15383.333333">
            <text:p>15383.33</text:p>
          </table:table-cell>
          <table:table-cell office:value-type="float" office:value="8462105.714286">
            <text:p>8462105.71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414063688.5">
            <text:p>414063688.5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796797776">
            <text:p>796797776</text:p>
          </table:table-cell>
          <table:table-cell office:value-type="float" office:value="444614772">
            <text:p>444614772</text:p>
          </table:table-cell>
          <table:table-cell office:value-type="float" office:value="47863.333333">
            <text:p>47863.33</text:p>
          </table:table-cell>
          <table:table-cell office:value-type="float" office:value="12561882.857143">
            <text:p>12561882.86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414053712.5">
            <text:p>414053712.5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796681802">
            <text:p>796681802</text:p>
          </table:table-cell>
          <table:table-cell office:value-type="float" office:value="444544386">
            <text:p>444544386</text:p>
          </table:table-cell>
          <table:table-cell office:value-type="float" office:value="34160">
            <text:p>34160</text:p>
          </table:table-cell>
          <table:table-cell office:value-type="float" office:value="6390538.571429">
            <text:p>6390538.57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9976">
            <text:p>9976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115974">
            <text:p>115974</text:p>
          </table:table-cell>
          <table:table-cell office:value-type="float" office:value="70386">
            <text:p>70386</text:p>
          </table:table-cell>
          <table:table-cell office:value-type="float" office:value="13703.333333">
            <text:p>13703.33</text:p>
          </table:table-cell>
          <table:table-cell office:value-type="float" office:value="6171344.285714">
            <text:p>6171344.29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480062438.5">
            <text:p>480062438.5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794463938">
            <text:p>794463938</text:p>
          </table:table-cell>
          <table:table-cell office:value-type="float" office:value="453704950">
            <text:p>453704950</text:p>
          </table:table-cell>
          <table:table-cell office:value-type="float" office:value="45720">
            <text:p>45720</text:p>
          </table:table-cell>
          <table:table-cell office:value-type="float" office:value="26680198.571429">
            <text:p>26680198.57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480053535">
            <text:p>480053535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794437946">
            <text:p>794437946</text:p>
          </table:table-cell>
          <table:table-cell office:value-type="float" office:value="453631480">
            <text:p>453631480</text:p>
          </table:table-cell>
          <table:table-cell office:value-type="float" office:value="33513.333333">
            <text:p>33513.33</text:p>
          </table:table-cell>
          <table:table-cell office:value-type="float" office:value="21785494.285714">
            <text:p>21785494.29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8903.5">
            <text:p>8903.5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25992">
            <text:p>25992</text:p>
          </table:table-cell>
          <table:table-cell office:value-type="float" office:value="73470">
            <text:p>73470</text:p>
          </table:table-cell>
          <table:table-cell office:value-type="float" office:value="12206.666667">
            <text:p>12206.67</text:p>
          </table:table-cell>
          <table:table-cell office:value-type="float" office:value="4894704.285714">
            <text:p>4894704.29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6179702">
            <text:p>16179702</text:p>
          </table:table-cell>
          <table:table-cell office:value-type="float" office:value="1375092">
            <text:p>1375092</text:p>
          </table:table-cell>
          <table:table-cell office:value-type="float" office:value="52796.666667">
            <text:p>52796.67</text:p>
          </table:table-cell>
          <table:table-cell office:value-type="float" office:value="22775828.571429">
            <text:p>22775828.57</text:p>
          </table:table-cell>
          <table:table-cell table:number-columns-repeated="9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6179702">
            <text:p>16179702</text:p>
          </table:table-cell>
          <table:table-cell office:value-type="float" office:value="1375092">
            <text:p>1375092</text:p>
          </table:table-cell>
          <table:table-cell office:value-type="float" office:value="52796.666667">
            <text:p>52796.67</text:p>
          </table:table-cell>
          <table:table-cell office:value-type="float" office:value="22775828.571429">
            <text:p>2277582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9374252.5">
            <text:p>29374252.5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5266352">
            <text:p>15266352</text:p>
          </table:table-cell>
          <table:table-cell office:value-type="float" office:value="12587884">
            <text:p>12587884</text:p>
          </table:table-cell>
          <table:table-cell office:value-type="float" office:value="42573.333333">
            <text:p>42573.33</text:p>
          </table:table-cell>
          <table:table-cell office:value-type="float" office:value="19054810">
            <text:p>19054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12131042">
            <text:p>1213104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4736384">
            <text:p>4736384</text:p>
          </table:table-cell>
          <table:table-cell office:value-type="float" office:value="11863892">
            <text:p>11863892</text:p>
          </table:table-cell>
          <table:table-cell office:value-type="float" office:value="7080">
            <text:p>7080</text:p>
          </table:table-cell>
          <table:table-cell office:value-type="float" office:value="1579577.142857">
            <text:p>1579577.1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17243210.5">
            <text:p>17243210.5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10529968">
            <text:p>10529968</text:p>
          </table:table-cell>
          <table:table-cell office:value-type="float" office:value="723992">
            <text:p>723992</text:p>
          </table:table-cell>
          <table:table-cell office:value-type="float" office:value="35493.333333">
            <text:p>35493.33</text:p>
          </table:table-cell>
          <table:table-cell office:value-type="float" office:value="17475232.857143">
            <text:p>17475232.86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33590437">
            <text:p>33590437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26990922">
            <text:p>26990922</text:p>
          </table:table-cell>
          <table:table-cell office:value-type="float" office:value="38876302">
            <text:p>38876302</text:p>
          </table:table-cell>
          <table:table-cell office:value-type="float" office:value="58893.333333">
            <text:p>58893.33</text:p>
          </table:table-cell>
          <table:table-cell office:value-type="float" office:value="18042262.857143">
            <text:p>18042262.8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18936597">
            <text:p>18936597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16811820">
            <text:p>16811820</text:p>
          </table:table-cell>
          <table:table-cell office:value-type="float" office:value="38268984">
            <text:p>38268984</text:p>
          </table:table-cell>
          <table:table-cell office:value-type="float" office:value="16826.666667">
            <text:p>16826.67</text:p>
          </table:table-cell>
          <table:table-cell office:value-type="float" office:value="2044340">
            <text:p>2044340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14653840">
            <text:p>14653840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10179102">
            <text:p>10179102</text:p>
          </table:table-cell>
          <table:table-cell office:value-type="float" office:value="607318">
            <text:p>607318</text:p>
          </table:table-cell>
          <table:table-cell office:value-type="float" office:value="42066.666667">
            <text:p>42066.67</text:p>
          </table:table-cell>
          <table:table-cell office:value-type="float" office:value="15997922.857143">
            <text:p>15997922.86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47352141.5">
            <text:p>47352141.5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40782554">
            <text:p>40782554</text:p>
          </table:table-cell>
          <table:table-cell office:value-type="float" office:value="51587552">
            <text:p>51587552</text:p>
          </table:table-cell>
          <table:table-cell office:value-type="float" office:value="51363.333333">
            <text:p>51363.33</text:p>
          </table:table-cell>
          <table:table-cell office:value-type="float" office:value="16718447.142857">
            <text:p>16718447.1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38111421">
            <text:p>38111421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31742298">
            <text:p>31742298</text:p>
          </table:table-cell>
          <table:table-cell office:value-type="float" office:value="51245180">
            <text:p>51245180</text:p>
          </table:table-cell>
          <table:table-cell office:value-type="float" office:value="19246.666667">
            <text:p>19246.67</text:p>
          </table:table-cell>
          <table:table-cell office:value-type="float" office:value="1780300">
            <text:p>1780300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9240720.5">
            <text:p>9240720.5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9040256">
            <text:p>9040256</text:p>
          </table:table-cell>
          <table:table-cell office:value-type="float" office:value="342372">
            <text:p>342372</text:p>
          </table:table-cell>
          <table:table-cell office:value-type="float" office:value="32116.666667">
            <text:p>32116.67</text:p>
          </table:table-cell>
          <table:table-cell office:value-type="float" office:value="14938147.142857">
            <text:p>14938147.14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78191811">
            <text:p>78191811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114855036">
            <text:p>114855036</text:p>
          </table:table-cell>
          <table:table-cell office:value-type="float" office:value="78748698">
            <text:p>78748698</text:p>
          </table:table-cell>
          <table:table-cell office:value-type="float" office:value="48753.333333">
            <text:p>48753.33</text:p>
          </table:table-cell>
          <table:table-cell office:value-type="float" office:value="14962715.714286">
            <text:p>14962715.71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71470312.5">
            <text:p>71470312.5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107149726">
            <text:p>107149726</text:p>
          </table:table-cell>
          <table:table-cell office:value-type="float" office:value="78477732">
            <text:p>78477732</text:p>
          </table:table-cell>
          <table:table-cell office:value-type="float" office:value="21650">
            <text:p>21650</text:p>
          </table:table-cell>
          <table:table-cell office:value-type="float" office:value="2089390">
            <text:p>2089390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6721498.5">
            <text:p>6721498.5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7705310">
            <text:p>7705310</text:p>
          </table:table-cell>
          <table:table-cell office:value-type="float" office:value="270966">
            <text:p>270966</text:p>
          </table:table-cell>
          <table:table-cell office:value-type="float" office:value="27103.333333">
            <text:p>27103.33</text:p>
          </table:table-cell>
          <table:table-cell office:value-type="float" office:value="12873325.714286">
            <text:p>1287332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147644778.5">
            <text:p>147644778.5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200568552">
            <text:p>200568552</text:p>
          </table:table-cell>
          <table:table-cell office:value-type="float" office:value="93172906">
            <text:p>93172906</text:p>
          </table:table-cell>
          <table:table-cell office:value-type="float" office:value="78973.333333">
            <text:p>78973.33</text:p>
          </table:table-cell>
          <table:table-cell office:value-type="float" office:value="13929564.285714">
            <text:p>13929564.29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141893362.5">
            <text:p>141893362.5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195241714">
            <text:p>195241714</text:p>
          </table:table-cell>
          <table:table-cell office:value-type="float" office:value="92967408">
            <text:p>92967408</text:p>
          </table:table-cell>
          <table:table-cell office:value-type="float" office:value="39466.666667">
            <text:p>39466.67</text:p>
          </table:table-cell>
          <table:table-cell office:value-type="float" office:value="1810368.571429">
            <text:p>1810368.57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5751416">
            <text:p>575141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5326838">
            <text:p>5326838</text:p>
          </table:table-cell>
          <table:table-cell office:value-type="float" office:value="205498">
            <text:p>205498</text:p>
          </table:table-cell>
          <table:table-cell office:value-type="float" office:value="39506.666667">
            <text:p>39506.67</text:p>
          </table:table-cell>
          <table:table-cell office:value-type="float" office:value="12119195.714286">
            <text:p>12119195.71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172280765">
            <text:p>172280765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81034156">
            <text:p>181034156</text:p>
          </table:table-cell>
          <table:table-cell office:value-type="float" office:value="128092050">
            <text:p>128092050</text:p>
          </table:table-cell>
          <table:table-cell office:value-type="float" office:value="50680">
            <text:p>50680</text:p>
          </table:table-cell>
          <table:table-cell office:value-type="float" office:value="13048677.142857">
            <text:p>13048677.14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68230066">
            <text:p>168230066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74780302">
            <text:p>174780302</text:p>
          </table:table-cell>
          <table:table-cell office:value-type="float" office:value="127931602">
            <text:p>127931602</text:p>
          </table:table-cell>
          <table:table-cell office:value-type="float" office:value="27593.333333">
            <text:p>27593.33</text:p>
          </table:table-cell>
          <table:table-cell office:value-type="float" office:value="2046942.857143">
            <text:p>2046942.86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4050699">
            <text:p>4050699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6253854">
            <text:p>6253854</text:p>
          </table:table-cell>
          <table:table-cell office:value-type="float" office:value="160448">
            <text:p>160448</text:p>
          </table:table-cell>
          <table:table-cell office:value-type="float" office:value="23086.666667">
            <text:p>23086.67</text:p>
          </table:table-cell>
          <table:table-cell office:value-type="float" office:value="11001734.285714">
            <text:p>1100173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30304308.5">
            <text:p>230304308.5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258819632">
            <text:p>258819632</text:p>
          </table:table-cell>
          <table:table-cell office:value-type="float" office:value="134950806">
            <text:p>134950806</text:p>
          </table:table-cell>
          <table:table-cell office:value-type="float" office:value="50000">
            <text:p>50000</text:p>
          </table:table-cell>
          <table:table-cell office:value-type="float" office:value="12037754.285714">
            <text:p>12037754.29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226672529">
            <text:p>226672529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255090708">
            <text:p>255090708</text:p>
          </table:table-cell>
          <table:table-cell office:value-type="float" office:value="134816362">
            <text:p>134816362</text:p>
          </table:table-cell>
          <table:table-cell office:value-type="float" office:value="29166.666667">
            <text:p>29166.67</text:p>
          </table:table-cell>
          <table:table-cell office:value-type="float" office:value="1748175.714286">
            <text:p>1748175.71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3631779.5">
            <text:p>3631779.5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3728924">
            <text:p>3728924</text:p>
          </table:table-cell>
          <table:table-cell office:value-type="float" office:value="134444">
            <text:p>134444</text:p>
          </table:table-cell>
          <table:table-cell office:value-type="float" office:value="20833.333333">
            <text:p>20833.33</text:p>
          </table:table-cell>
          <table:table-cell office:value-type="float" office:value="10289578.571429">
            <text:p>10289578.57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579182381.5">
            <text:p>579182381.5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513748370">
            <text:p>513748370</text:p>
          </table:table-cell>
          <table:table-cell office:value-type="float" office:value="296593224">
            <text:p>296593224</text:p>
          </table:table-cell>
          <table:table-cell office:value-type="float" office:value="49783.333333">
            <text:p>49783.33</text:p>
          </table:table-cell>
          <table:table-cell office:value-type="float" office:value="11751681.428571">
            <text:p>11751681.43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579159573.5">
            <text:p>579159573.5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512422994">
            <text:p>512422994</text:p>
          </table:table-cell>
          <table:table-cell office:value-type="float" office:value="296484058">
            <text:p>296484058</text:p>
          </table:table-cell>
          <table:table-cell office:value-type="float" office:value="30586.666667">
            <text:p>30586.67</text:p>
          </table:table-cell>
          <table:table-cell office:value-type="float" office:value="1724598.571429">
            <text:p>1724598.57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22808">
            <text:p>2280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325376">
            <text:p>1325376</text:p>
          </table:table-cell>
          <table:table-cell office:value-type="float" office:value="109166">
            <text:p>109166</text:p>
          </table:table-cell>
          <table:table-cell office:value-type="float" office:value="19196.666667">
            <text:p>19196.67</text:p>
          </table:table-cell>
          <table:table-cell office:value-type="float" office:value="10027082.857143">
            <text:p>1002708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476125048">
            <text:p>476125048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699623956">
            <text:p>699623956</text:p>
          </table:table-cell>
          <table:table-cell office:value-type="float" office:value="340391304">
            <text:p>340391304</text:p>
          </table:table-cell>
          <table:table-cell office:value-type="float" office:value="45463.333333">
            <text:p>45463.33</text:p>
          </table:table-cell>
          <table:table-cell office:value-type="float" office:value="13578487.142857">
            <text:p>13578487.14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476108905.5">
            <text:p>476108905.5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699110044">
            <text:p>699110044</text:p>
          </table:table-cell>
          <table:table-cell office:value-type="float" office:value="340282216">
            <text:p>340282216</text:p>
          </table:table-cell>
          <table:table-cell office:value-type="float" office:value="29213.333333">
            <text:p>29213.33</text:p>
          </table:table-cell>
          <table:table-cell office:value-type="float" office:value="4623264.285714">
            <text:p>4623264.29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16142.5">
            <text:p>16142.5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513912">
            <text:p>513912</text:p>
          </table:table-cell>
          <table:table-cell office:value-type="float" office:value="109088">
            <text:p>109088</text:p>
          </table:table-cell>
          <table:table-cell office:value-type="float" office:value="16250">
            <text:p>16250</text:p>
          </table:table-cell>
          <table:table-cell office:value-type="float" office:value="8955222.857143">
            <text:p>895522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588069833">
            <text:p>588069833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750771476">
            <text:p>750771476</text:p>
          </table:table-cell>
          <table:table-cell office:value-type="float" office:value="340120064">
            <text:p>340120064</text:p>
          </table:table-cell>
          <table:table-cell office:value-type="float" office:value="50533.333333">
            <text:p>50533.33</text:p>
          </table:table-cell>
          <table:table-cell office:value-type="float" office:value="9174770">
            <text:p>9174770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588054580">
            <text:p>588054580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750553978">
            <text:p>750553978</text:p>
          </table:table-cell>
          <table:table-cell office:value-type="float" office:value="340010642">
            <text:p>340010642</text:p>
          </table:table-cell>
          <table:table-cell office:value-type="float" office:value="33663.333333">
            <text:p>33663.33</text:p>
          </table:table-cell>
          <table:table-cell office:value-type="float" office:value="2424451.428571">
            <text:p>2424451.43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15253">
            <text:p>15253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217498">
            <text:p>217498</text:p>
          </table:table-cell>
          <table:table-cell office:value-type="float" office:value="109422">
            <text:p>109422</text:p>
          </table:table-cell>
          <table:table-cell office:value-type="float" office:value="16870">
            <text:p>16870</text:p>
          </table:table-cell>
          <table:table-cell office:value-type="float" office:value="6750318.571429">
            <text:p>6750318.57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402774091">
            <text:p>402774091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768348384">
            <text:p>768348384</text:p>
          </table:table-cell>
          <table:table-cell office:value-type="float" office:value="424061386">
            <text:p>424061386</text:p>
          </table:table-cell>
          <table:table-cell office:value-type="float" office:value="44690">
            <text:p>44690</text:p>
          </table:table-cell>
          <table:table-cell office:value-type="float" office:value="17310470">
            <text:p>17310470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402761626">
            <text:p>402761626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768191790">
            <text:p>768191790</text:p>
          </table:table-cell>
          <table:table-cell office:value-type="float" office:value="423972766">
            <text:p>423972766</text:p>
          </table:table-cell>
          <table:table-cell office:value-type="float" office:value="30630">
            <text:p>30630</text:p>
          </table:table-cell>
          <table:table-cell office:value-type="float" office:value="11646444.285714">
            <text:p>11646444.29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12465">
            <text:p>12465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156594">
            <text:p>156594</text:p>
          </table:table-cell>
          <table:table-cell office:value-type="float" office:value="88620">
            <text:p>88620</text:p>
          </table:table-cell>
          <table:table-cell office:value-type="float" office:value="14060">
            <text:p>14060</text:p>
          </table:table-cell>
          <table:table-cell office:value-type="float" office:value="5664025.714286">
            <text:p>5664025.71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20235936">
            <text:p>20235936</text:p>
          </table:table-cell>
          <table:table-cell office:value-type="float" office:value="1417002">
            <text:p>1417002</text:p>
          </table:table-cell>
          <table:table-cell office:value-type="float" office:value="51560">
            <text:p>51560</text:p>
          </table:table-cell>
          <table:table-cell office:value-type="float" office:value="22825768.571429">
            <text:p>22825768.57</text:p>
          </table:table-cell>
          <table:table-cell table:number-columns-repeated="9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20235936">
            <text:p>20235936</text:p>
          </table:table-cell>
          <table:table-cell office:value-type="float" office:value="1417002">
            <text:p>1417002</text:p>
          </table:table-cell>
          <table:table-cell office:value-type="float" office:value="51560">
            <text:p>51560</text:p>
          </table:table-cell>
          <table:table-cell office:value-type="float" office:value="22825768.571429">
            <text:p>2282576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16872275.5">
            <text:p>16872275.5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5218924">
            <text:p>15218924</text:p>
          </table:table-cell>
          <table:table-cell office:value-type="float" office:value="10139700">
            <text:p>10139700</text:p>
          </table:table-cell>
          <table:table-cell office:value-type="float" office:value="47586.666667">
            <text:p>47586.67</text:p>
          </table:table-cell>
          <table:table-cell office:value-type="float" office:value="20286151.428571">
            <text:p>20286151.43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6469911">
            <text:p>6469911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4335330">
            <text:p>4335330</text:p>
          </table:table-cell>
          <table:table-cell office:value-type="float" office:value="9510638">
            <text:p>9510638</text:p>
          </table:table-cell>
          <table:table-cell office:value-type="float" office:value="6800">
            <text:p>6800</text:p>
          </table:table-cell>
          <table:table-cell office:value-type="float" office:value="1147437.142857">
            <text:p>1147437.14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10402364.5">
            <text:p>10402364.5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10883594">
            <text:p>10883594</text:p>
          </table:table-cell>
          <table:table-cell office:value-type="float" office:value="629062">
            <text:p>629062</text:p>
          </table:table-cell>
          <table:table-cell office:value-type="float" office:value="40786.666667">
            <text:p>40786.67</text:p>
          </table:table-cell>
          <table:table-cell office:value-type="float" office:value="19138714.285714">
            <text:p>19138714.29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4686788.5">
            <text:p>24686788.5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25942226">
            <text:p>25942226</text:p>
          </table:table-cell>
          <table:table-cell office:value-type="float" office:value="36099926">
            <text:p>36099926</text:p>
          </table:table-cell>
          <table:table-cell office:value-type="float" office:value="51416.666667">
            <text:p>51416.67</text:p>
          </table:table-cell>
          <table:table-cell office:value-type="float" office:value="18000644.285714">
            <text:p>18000644.29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14596066">
            <text:p>14596066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12192490">
            <text:p>12192490</text:p>
          </table:table-cell>
          <table:table-cell office:value-type="float" office:value="35528340">
            <text:p>35528340</text:p>
          </table:table-cell>
          <table:table-cell office:value-type="float" office:value="12843.333333">
            <text:p>12843.33</text:p>
          </table:table-cell>
          <table:table-cell office:value-type="float" office:value="998924.285714">
            <text:p>998924.29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10090722.5">
            <text:p>10090722.5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13749736">
            <text:p>13749736</text:p>
          </table:table-cell>
          <table:table-cell office:value-type="float" office:value="571586">
            <text:p>571586</text:p>
          </table:table-cell>
          <table:table-cell office:value-type="float" office:value="38573.333333">
            <text:p>38573.33</text:p>
          </table:table-cell>
          <table:table-cell office:value-type="float" office:value="17001720">
            <text:p>1700172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55478763.5">
            <text:p>55478763.5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39074804">
            <text:p>39074804</text:p>
          </table:table-cell>
          <table:table-cell office:value-type="float" office:value="60540902">
            <text:p>60540902</text:p>
          </table:table-cell>
          <table:table-cell office:value-type="float" office:value="47410">
            <text:p>47410</text:p>
          </table:table-cell>
          <table:table-cell office:value-type="float" office:value="17510478.571429">
            <text:p>17510478.57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6040642">
            <text:p>4604064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30856036">
            <text:p>30856036</text:p>
          </table:table-cell>
          <table:table-cell office:value-type="float" office:value="60231988">
            <text:p>60231988</text:p>
          </table:table-cell>
          <table:table-cell office:value-type="float" office:value="15750">
            <text:p>15750</text:p>
          </table:table-cell>
          <table:table-cell office:value-type="float" office:value="1016358.571429">
            <text:p>1016358.57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9438121.5">
            <text:p>9438121.5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8218768">
            <text:p>8218768</text:p>
          </table:table-cell>
          <table:table-cell office:value-type="float" office:value="308914">
            <text:p>308914</text:p>
          </table:table-cell>
          <table:table-cell office:value-type="float" office:value="31660">
            <text:p>31660</text:p>
          </table:table-cell>
          <table:table-cell office:value-type="float" office:value="16494120">
            <text:p>1649412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75579640.5">
            <text:p>75579640.5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111934626">
            <text:p>111934626</text:p>
          </table:table-cell>
          <table:table-cell office:value-type="float" office:value="67055460">
            <text:p>67055460</text:p>
          </table:table-cell>
          <table:table-cell office:value-type="float" office:value="49010">
            <text:p>49010</text:p>
          </table:table-cell>
          <table:table-cell office:value-type="float" office:value="14672152.857143">
            <text:p>14672152.8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68925980">
            <text:p>68925980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104393152">
            <text:p>104393152</text:p>
          </table:table-cell>
          <table:table-cell office:value-type="float" office:value="66793710">
            <text:p>66793710</text:p>
          </table:table-cell>
          <table:table-cell office:value-type="float" office:value="19570">
            <text:p>19570</text:p>
          </table:table-cell>
          <table:table-cell office:value-type="float" office:value="1575537.142857">
            <text:p>1575537.14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6653660.5">
            <text:p>6653660.5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7541474">
            <text:p>7541474</text:p>
          </table:table-cell>
          <table:table-cell office:value-type="float" office:value="261750">
            <text:p>261750</text:p>
          </table:table-cell>
          <table:table-cell office:value-type="float" office:value="29440">
            <text:p>29440</text:p>
          </table:table-cell>
          <table:table-cell office:value-type="float" office:value="13096615.714286">
            <text:p>13096615.71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112496819">
            <text:p>112496819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54749284">
            <text:p>154749284</text:p>
          </table:table-cell>
          <table:table-cell office:value-type="float" office:value="111681382">
            <text:p>111681382</text:p>
          </table:table-cell>
          <table:table-cell office:value-type="float" office:value="47500">
            <text:p>47500</text:p>
          </table:table-cell>
          <table:table-cell office:value-type="float" office:value="13674228.571429">
            <text:p>13674228.57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106311080">
            <text:p>10631108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47956044">
            <text:p>147956044</text:p>
          </table:table-cell>
          <table:table-cell office:value-type="float" office:value="111480328">
            <text:p>111480328</text:p>
          </table:table-cell>
          <table:table-cell office:value-type="float" office:value="21533.333333">
            <text:p>21533.33</text:p>
          </table:table-cell>
          <table:table-cell office:value-type="float" office:value="1655008.571429">
            <text:p>1655008.57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6185739">
            <text:p>6185739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6793240">
            <text:p>6793240</text:p>
          </table:table-cell>
          <table:table-cell office:value-type="float" office:value="201054">
            <text:p>201054</text:p>
          </table:table-cell>
          <table:table-cell office:value-type="float" office:value="25966.666667">
            <text:p>25966.67</text:p>
          </table:table-cell>
          <table:table-cell office:value-type="float" office:value="12019220">
            <text:p>12019220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165460109.5">
            <text:p>165460109.5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92140954">
            <text:p>192140954</text:p>
          </table:table-cell>
          <table:table-cell office:value-type="float" office:value="116173332">
            <text:p>116173332</text:p>
          </table:table-cell>
          <table:table-cell office:value-type="float" office:value="47543.333333">
            <text:p>47543.33</text:p>
          </table:table-cell>
          <table:table-cell office:value-type="float" office:value="12875222.857143">
            <text:p>12875222.8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61233805.5">
            <text:p>161233805.5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87432416">
            <text:p>187432416</text:p>
          </table:table-cell>
          <table:table-cell office:value-type="float" office:value="116004268">
            <text:p>116004268</text:p>
          </table:table-cell>
          <table:table-cell office:value-type="float" office:value="23756.666667">
            <text:p>23756.67</text:p>
          </table:table-cell>
          <table:table-cell office:value-type="float" office:value="1598402.857143">
            <text:p>1598402.86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4226304">
            <text:p>4226304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4708538">
            <text:p>4708538</text:p>
          </table:table-cell>
          <table:table-cell office:value-type="float" office:value="169064">
            <text:p>169064</text:p>
          </table:table-cell>
          <table:table-cell office:value-type="float" office:value="23786.666667">
            <text:p>23786.67</text:p>
          </table:table-cell>
          <table:table-cell office:value-type="float" office:value="11276820">
            <text:p>1127682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167938825.5">
            <text:p>167938825.5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253527408">
            <text:p>253527408</text:p>
          </table:table-cell>
          <table:table-cell office:value-type="float" office:value="96235186">
            <text:p>96235186</text:p>
          </table:table-cell>
          <table:table-cell office:value-type="float" office:value="45436.666667">
            <text:p>45436.67</text:p>
          </table:table-cell>
          <table:table-cell office:value-type="float" office:value="11311754.285714">
            <text:p>11311754.29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164068238">
            <text:p>164068238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248345976">
            <text:p>248345976</text:p>
          </table:table-cell>
          <table:table-cell office:value-type="float" office:value="96083316">
            <text:p>96083316</text:p>
          </table:table-cell>
          <table:table-cell office:value-type="float" office:value="24456.666667">
            <text:p>24456.67</text:p>
          </table:table-cell>
          <table:table-cell office:value-type="float" office:value="1497601.428571">
            <text:p>1497601.43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3870587.5">
            <text:p>3870587.5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5181432">
            <text:p>5181432</text:p>
          </table:table-cell>
          <table:table-cell office:value-type="float" office:value="151870">
            <text:p>151870</text:p>
          </table:table-cell>
          <table:table-cell office:value-type="float" office:value="20980">
            <text:p>20980</text:p>
          </table:table-cell>
          <table:table-cell office:value-type="float" office:value="9814152.857143">
            <text:p>981415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492457682">
            <text:p>492457682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510066150">
            <text:p>510066150</text:p>
          </table:table-cell>
          <table:table-cell office:value-type="float" office:value="269664248">
            <text:p>269664248</text:p>
          </table:table-cell>
          <table:table-cell office:value-type="float" office:value="51840">
            <text:p>51840</text:p>
          </table:table-cell>
          <table:table-cell office:value-type="float" office:value="10631117.142857">
            <text:p>10631117.14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492423967.5">
            <text:p>492423967.5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508766462">
            <text:p>508766462</text:p>
          </table:table-cell>
          <table:table-cell office:value-type="float" office:value="269547688">
            <text:p>269547688</text:p>
          </table:table-cell>
          <table:table-cell office:value-type="float" office:value="29613.333333">
            <text:p>29613.33</text:p>
          </table:table-cell>
          <table:table-cell office:value-type="float" office:value="1300861.428571">
            <text:p>1300861.43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33714.5">
            <text:p>33714.5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299688">
            <text:p>1299688</text:p>
          </table:table-cell>
          <table:table-cell office:value-type="float" office:value="116560">
            <text:p>116560</text:p>
          </table:table-cell>
          <table:table-cell office:value-type="float" office:value="22226.666667">
            <text:p>22226.67</text:p>
          </table:table-cell>
          <table:table-cell office:value-type="float" office:value="9330255.714286">
            <text:p>9330255.71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452080584">
            <text:p>452080584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612221786">
            <text:p>612221786</text:p>
          </table:table-cell>
          <table:table-cell office:value-type="float" office:value="288540550">
            <text:p>288540550</text:p>
          </table:table-cell>
          <table:table-cell office:value-type="float" office:value="55553.333333">
            <text:p>55553.33</text:p>
          </table:table-cell>
          <table:table-cell office:value-type="float" office:value="14061832.857143">
            <text:p>14061832.86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452062237">
            <text:p>452062237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611139922">
            <text:p>611139922</text:p>
          </table:table-cell>
          <table:table-cell office:value-type="float" office:value="288413160">
            <text:p>288413160</text:p>
          </table:table-cell>
          <table:table-cell office:value-type="float" office:value="33296.666667">
            <text:p>33296.67</text:p>
          </table:table-cell>
          <table:table-cell office:value-type="float" office:value="5520640">
            <text:p>5520640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18347">
            <text:p>18347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081864">
            <text:p>1081864</text:p>
          </table:table-cell>
          <table:table-cell office:value-type="float" office:value="127390">
            <text:p>127390</text:p>
          </table:table-cell>
          <table:table-cell office:value-type="float" office:value="22256.666667">
            <text:p>22256.67</text:p>
          </table:table-cell>
          <table:table-cell office:value-type="float" office:value="8541192.857143">
            <text:p>854119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435567540">
            <text:p>435567540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691401284">
            <text:p>691401284</text:p>
          </table:table-cell>
          <table:table-cell office:value-type="float" office:value="422348830">
            <text:p>422348830</text:p>
          </table:table-cell>
          <table:table-cell office:value-type="float" office:value="47430">
            <text:p>47430</text:p>
          </table:table-cell>
          <table:table-cell office:value-type="float" office:value="29830881.428571">
            <text:p>29830881.43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435551812">
            <text:p>435551812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690900546">
            <text:p>690900546</text:p>
          </table:table-cell>
          <table:table-cell office:value-type="float" office:value="422273212">
            <text:p>422273212</text:p>
          </table:table-cell>
          <table:table-cell office:value-type="float" office:value="29636.666667">
            <text:p>29636.67</text:p>
          </table:table-cell>
          <table:table-cell office:value-type="float" office:value="23725261.428571">
            <text:p>23725261.43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15728">
            <text:p>15728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500738">
            <text:p>500738</text:p>
          </table:table-cell>
          <table:table-cell office:value-type="float" office:value="75618">
            <text:p>75618</text:p>
          </table:table-cell>
          <table:table-cell office:value-type="float" office:value="17793.333333">
            <text:p>17793.33</text:p>
          </table:table-cell>
          <table:table-cell office:value-type="float" office:value="6105620">
            <text:p>610562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438471782.5">
            <text:p>438471782.5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741730788">
            <text:p>741730788</text:p>
          </table:table-cell>
          <table:table-cell office:value-type="float" office:value="364235332">
            <text:p>364235332</text:p>
          </table:table-cell>
          <table:table-cell office:value-type="float" office:value="49376.666667">
            <text:p>49376.67</text:p>
          </table:table-cell>
          <table:table-cell office:value-type="float" office:value="15548787.142857">
            <text:p>15548787.14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438454452.5">
            <text:p>438454452.5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741397546">
            <text:p>741397546</text:p>
          </table:table-cell>
          <table:table-cell office:value-type="float" office:value="364130122">
            <text:p>364130122</text:p>
          </table:table-cell>
          <table:table-cell office:value-type="float" office:value="31933.333333">
            <text:p>31933.33</text:p>
          </table:table-cell>
          <table:table-cell office:value-type="float" office:value="9195555.714286">
            <text:p>9195555.71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7330">
            <text:p>17330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333242">
            <text:p>333242</text:p>
          </table:table-cell>
          <table:table-cell office:value-type="float" office:value="105210">
            <text:p>105210</text:p>
          </table:table-cell>
          <table:table-cell office:value-type="float" office:value="17443.333333">
            <text:p>17443.33</text:p>
          </table:table-cell>
          <table:table-cell office:value-type="float" office:value="6353231.428571">
            <text:p>635323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7749136">
            <text:p>17749136</text:p>
          </table:table-cell>
          <table:table-cell office:value-type="float" office:value="1237080">
            <text:p>1237080</text:p>
          </table:table-cell>
          <table:table-cell office:value-type="float" office:value="50030">
            <text:p>50030</text:p>
          </table:table-cell>
          <table:table-cell office:value-type="float" office:value="23219555.714286">
            <text:p>23219555.71</text:p>
          </table:table-cell>
          <table:table-cell table:number-columns-repeated="9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7749136">
            <text:p>17749136</text:p>
          </table:table-cell>
          <table:table-cell office:value-type="float" office:value="1237080">
            <text:p>1237080</text:p>
          </table:table-cell>
          <table:table-cell office:value-type="float" office:value="50030">
            <text:p>50030</text:p>
          </table:table-cell>
          <table:table-cell office:value-type="float" office:value="23219555.714286">
            <text:p>23219555.71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2452548.5">
            <text:p>22452548.5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22464346">
            <text:p>22464346</text:p>
          </table:table-cell>
          <table:table-cell office:value-type="float" office:value="17440558">
            <text:p>17440558</text:p>
          </table:table-cell>
          <table:table-cell office:value-type="float" office:value="44546.666667">
            <text:p>44546.67</text:p>
          </table:table-cell>
          <table:table-cell office:value-type="float" office:value="20398755.714286">
            <text:p>20398755.71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6609824">
            <text:p>6609824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6603312">
            <text:p>6603312</text:p>
          </table:table-cell>
          <table:table-cell office:value-type="float" office:value="16682982">
            <text:p>16682982</text:p>
          </table:table-cell>
          <table:table-cell office:value-type="float" office:value="5550">
            <text:p>5550</text:p>
          </table:table-cell>
          <table:table-cell office:value-type="float" office:value="489950">
            <text:p>48995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15842724.5">
            <text:p>15842724.5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15861034">
            <text:p>15861034</text:p>
          </table:table-cell>
          <table:table-cell office:value-type="float" office:value="757576">
            <text:p>757576</text:p>
          </table:table-cell>
          <table:table-cell office:value-type="float" office:value="38996.666667">
            <text:p>38996.67</text:p>
          </table:table-cell>
          <table:table-cell office:value-type="float" office:value="19908805.714286">
            <text:p>19908805.71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30705614">
            <text:p>30705614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21228912">
            <text:p>21228912</text:p>
          </table:table-cell>
          <table:table-cell office:value-type="float" office:value="51939940">
            <text:p>51939940</text:p>
          </table:table-cell>
          <table:table-cell office:value-type="float" office:value="45283.333333">
            <text:p>45283.33</text:p>
          </table:table-cell>
          <table:table-cell office:value-type="float" office:value="18122384.285714">
            <text:p>18122384.29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16743060.5">
            <text:p>16743060.5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8313552">
            <text:p>8313552</text:p>
          </table:table-cell>
          <table:table-cell office:value-type="float" office:value="51395668">
            <text:p>51395668</text:p>
          </table:table-cell>
          <table:table-cell office:value-type="float" office:value="10060">
            <text:p>10060</text:p>
          </table:table-cell>
          <table:table-cell office:value-type="float" office:value="719541.428571">
            <text:p>719541.43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3962553.5">
            <text:p>13962553.5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12915360">
            <text:p>12915360</text:p>
          </table:table-cell>
          <table:table-cell office:value-type="float" office:value="544272">
            <text:p>544272</text:p>
          </table:table-cell>
          <table:table-cell office:value-type="float" office:value="35223.333333">
            <text:p>35223.33</text:p>
          </table:table-cell>
          <table:table-cell office:value-type="float" office:value="17402842.857143">
            <text:p>17402842.86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49431645">
            <text:p>49431645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42357698">
            <text:p>42357698</text:p>
          </table:table-cell>
          <table:table-cell office:value-type="float" office:value="56258250">
            <text:p>56258250</text:p>
          </table:table-cell>
          <table:table-cell office:value-type="float" office:value="52863.333333">
            <text:p>52863.33</text:p>
          </table:table-cell>
          <table:table-cell office:value-type="float" office:value="17199558.571429">
            <text:p>17199558.57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9715128.5">
            <text:p>39715128.5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30404462">
            <text:p>30404462</text:p>
          </table:table-cell>
          <table:table-cell office:value-type="float" office:value="55907988">
            <text:p>55907988</text:p>
          </table:table-cell>
          <table:table-cell office:value-type="float" office:value="15846.666667">
            <text:p>15846.67</text:p>
          </table:table-cell>
          <table:table-cell office:value-type="float" office:value="942395.714286">
            <text:p>942395.71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9716516.5">
            <text:p>9716516.5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11953236">
            <text:p>11953236</text:p>
          </table:table-cell>
          <table:table-cell office:value-type="float" office:value="350262">
            <text:p>350262</text:p>
          </table:table-cell>
          <table:table-cell office:value-type="float" office:value="37016.666667">
            <text:p>37016.67</text:p>
          </table:table-cell>
          <table:table-cell office:value-type="float" office:value="16257162.857143">
            <text:p>16257162.86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68627754">
            <text:p>68627754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1312628">
            <text:p>71312628</text:p>
          </table:table-cell>
          <table:table-cell office:value-type="float" office:value="79980586">
            <text:p>79980586</text:p>
          </table:table-cell>
          <table:table-cell office:value-type="float" office:value="46743.333333">
            <text:p>46743.33</text:p>
          </table:table-cell>
          <table:table-cell office:value-type="float" office:value="14177098.571429">
            <text:p>14177098.57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1392456.5">
            <text:p>61392456.5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61493598">
            <text:p>61493598</text:p>
          </table:table-cell>
          <table:table-cell office:value-type="float" office:value="79725196">
            <text:p>79725196</text:p>
          </table:table-cell>
          <table:table-cell office:value-type="float" office:value="17030">
            <text:p>17030</text:p>
          </table:table-cell>
          <table:table-cell office:value-type="float" office:value="1518941.428571">
            <text:p>1518941.43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7235297.5">
            <text:p>7235297.5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9819030">
            <text:p>9819030</text:p>
          </table:table-cell>
          <table:table-cell office:value-type="float" office:value="255390">
            <text:p>255390</text:p>
          </table:table-cell>
          <table:table-cell office:value-type="float" office:value="29713.333333">
            <text:p>29713.33</text:p>
          </table:table-cell>
          <table:table-cell office:value-type="float" office:value="12658157.142857">
            <text:p>1265815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85454526">
            <text:p>85454526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71727094">
            <text:p>171727094</text:p>
          </table:table-cell>
          <table:table-cell office:value-type="float" office:value="122686674">
            <text:p>122686674</text:p>
          </table:table-cell>
          <table:table-cell office:value-type="float" office:value="40330">
            <text:p>40330</text:p>
          </table:table-cell>
          <table:table-cell office:value-type="float" office:value="13474685.714286">
            <text:p>13474685.71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78578618.5">
            <text:p>78578618.5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65482478">
            <text:p>165482478</text:p>
          </table:table-cell>
          <table:table-cell office:value-type="float" office:value="122502232">
            <text:p>122502232</text:p>
          </table:table-cell>
          <table:table-cell office:value-type="float" office:value="16766.666667">
            <text:p>16766.67</text:p>
          </table:table-cell>
          <table:table-cell office:value-type="float" office:value="1381318.571429">
            <text:p>1381318.57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6875907.5">
            <text:p>6875907.5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6244616">
            <text:p>6244616</text:p>
          </table:table-cell>
          <table:table-cell office:value-type="float" office:value="184442">
            <text:p>184442</text:p>
          </table:table-cell>
          <table:table-cell office:value-type="float" office:value="23563.333333">
            <text:p>23563.33</text:p>
          </table:table-cell>
          <table:table-cell office:value-type="float" office:value="12093367.142857">
            <text:p>1209336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94588062.5">
            <text:p>94588062.5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227513434">
            <text:p>227513434</text:p>
          </table:table-cell>
          <table:table-cell office:value-type="float" office:value="130289686">
            <text:p>130289686</text:p>
          </table:table-cell>
          <table:table-cell office:value-type="float" office:value="48856.666667">
            <text:p>48856.67</text:p>
          </table:table-cell>
          <table:table-cell office:value-type="float" office:value="12712702.857143">
            <text:p>12712702.86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90180350.5">
            <text:p>90180350.5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221958118">
            <text:p>221958118</text:p>
          </table:table-cell>
          <table:table-cell office:value-type="float" office:value="130131200">
            <text:p>130131200</text:p>
          </table:table-cell>
          <table:table-cell office:value-type="float" office:value="22543.333333">
            <text:p>22543.33</text:p>
          </table:table-cell>
          <table:table-cell office:value-type="float" office:value="1390427.142857">
            <text:p>1390427.14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4407712">
            <text:p>4407712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5555316">
            <text:p>5555316</text:p>
          </table:table-cell>
          <table:table-cell office:value-type="float" office:value="158486">
            <text:p>158486</text:p>
          </table:table-cell>
          <table:table-cell office:value-type="float" office:value="26313.333333">
            <text:p>26313.33</text:p>
          </table:table-cell>
          <table:table-cell office:value-type="float" office:value="11322275.714286">
            <text:p>1132227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137579351.5">
            <text:p>137579351.5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236857598">
            <text:p>236857598</text:p>
          </table:table-cell>
          <table:table-cell office:value-type="float" office:value="163570710">
            <text:p>163570710</text:p>
          </table:table-cell>
          <table:table-cell office:value-type="float" office:value="46523.333333">
            <text:p>46523.33</text:p>
          </table:table-cell>
          <table:table-cell office:value-type="float" office:value="11572728.571429">
            <text:p>11572728.57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133792926">
            <text:p>133792926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232933256">
            <text:p>232933256</text:p>
          </table:table-cell>
          <table:table-cell office:value-type="float" office:value="163421036">
            <text:p>163421036</text:p>
          </table:table-cell>
          <table:table-cell office:value-type="float" office:value="23256.666667">
            <text:p>23256.67</text:p>
          </table:table-cell>
          <table:table-cell office:value-type="float" office:value="1413402.857143">
            <text:p>1413402.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3786425.5">
            <text:p>3786425.5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3924342">
            <text:p>3924342</text:p>
          </table:table-cell>
          <table:table-cell office:value-type="float" office:value="149674">
            <text:p>149674</text:p>
          </table:table-cell>
          <table:table-cell office:value-type="float" office:value="23266.666667">
            <text:p>23266.67</text:p>
          </table:table-cell>
          <table:table-cell office:value-type="float" office:value="10159325.714286">
            <text:p>10159325.71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399475428.5">
            <text:p>399475428.5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2625782">
            <text:p>262625782</text:p>
          </table:table-cell>
          <table:table-cell office:value-type="float" office:value="268908910">
            <text:p>268908910</text:p>
          </table:table-cell>
          <table:table-cell office:value-type="float" office:value="50603.333333">
            <text:p>50603.33</text:p>
          </table:table-cell>
          <table:table-cell office:value-type="float" office:value="11475311.428571">
            <text:p>11475311.43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399449852">
            <text:p>39944985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59007746">
            <text:p>259007746</text:p>
          </table:table-cell>
          <table:table-cell office:value-type="float" office:value="268787052">
            <text:p>268787052</text:p>
          </table:table-cell>
          <table:table-cell office:value-type="float" office:value="26993.333333">
            <text:p>26993.33</text:p>
          </table:table-cell>
          <table:table-cell office:value-type="float" office:value="1498535.714286">
            <text:p>1498535.71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25576.5">
            <text:p>25576.5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3618036">
            <text:p>3618036</text:p>
          </table:table-cell>
          <table:table-cell office:value-type="float" office:value="121858">
            <text:p>121858</text:p>
          </table:table-cell>
          <table:table-cell office:value-type="float" office:value="23610">
            <text:p>23610</text:p>
          </table:table-cell>
          <table:table-cell office:value-type="float" office:value="9976775.714286">
            <text:p>9976775.71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592529786.5">
            <text:p>592529786.5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399957504">
            <text:p>399957504</text:p>
          </table:table-cell>
          <table:table-cell office:value-type="float" office:value="268580414">
            <text:p>268580414</text:p>
          </table:table-cell>
          <table:table-cell office:value-type="float" office:value="51130">
            <text:p>51130</text:p>
          </table:table-cell>
          <table:table-cell office:value-type="float" office:value="9938171.428571">
            <text:p>9938171.43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592500713">
            <text:p>592500713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397552730">
            <text:p>397552730</text:p>
          </table:table-cell>
          <table:table-cell office:value-type="float" office:value="268457974">
            <text:p>268457974</text:p>
          </table:table-cell>
          <table:table-cell office:value-type="float" office:value="28743.333333">
            <text:p>28743.33</text:p>
          </table:table-cell>
          <table:table-cell office:value-type="float" office:value="1476240">
            <text:p>1476240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29073.5">
            <text:p>29073.5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2404774">
            <text:p>2404774</text:p>
          </table:table-cell>
          <table:table-cell office:value-type="float" office:value="122440">
            <text:p>122440</text:p>
          </table:table-cell>
          <table:table-cell office:value-type="float" office:value="22386.666667">
            <text:p>22386.67</text:p>
          </table:table-cell>
          <table:table-cell office:value-type="float" office:value="8461931.428571">
            <text:p>8461931.43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416986924.5">
            <text:p>416986924.5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577826788">
            <text:p>577826788</text:p>
          </table:table-cell>
          <table:table-cell office:value-type="float" office:value="459890838">
            <text:p>459890838</text:p>
          </table:table-cell>
          <table:table-cell office:value-type="float" office:value="52030">
            <text:p>52030</text:p>
          </table:table-cell>
          <table:table-cell office:value-type="float" office:value="8947084.285714">
            <text:p>8947084.29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416970415.5">
            <text:p>416970415.5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576628238">
            <text:p>576628238</text:p>
          </table:table-cell>
          <table:table-cell office:value-type="float" office:value="459809544">
            <text:p>459809544</text:p>
          </table:table-cell>
          <table:table-cell office:value-type="float" office:value="30590">
            <text:p>30590</text:p>
          </table:table-cell>
          <table:table-cell office:value-type="float" office:value="1842351.428571">
            <text:p>1842351.43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6509">
            <text:p>16509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1198550">
            <text:p>1198550</text:p>
          </table:table-cell>
          <table:table-cell office:value-type="float" office:value="81294">
            <text:p>81294</text:p>
          </table:table-cell>
          <table:table-cell office:value-type="float" office:value="21440">
            <text:p>21440</text:p>
          </table:table-cell>
          <table:table-cell office:value-type="float" office:value="7104732.857143">
            <text:p>710473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480768824">
            <text:p>48076882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623465650">
            <text:p>623465650</text:p>
          </table:table-cell>
          <table:table-cell office:value-type="float" office:value="434104592">
            <text:p>434104592</text:p>
          </table:table-cell>
          <table:table-cell office:value-type="float" office:value="46220">
            <text:p>46220</text:p>
          </table:table-cell>
          <table:table-cell office:value-type="float" office:value="12666377.142857">
            <text:p>12666377.14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480753459.5">
            <text:p>480753459.5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622784386">
            <text:p>622784386</text:p>
          </table:table-cell>
          <table:table-cell office:value-type="float" office:value="434016682">
            <text:p>434016682</text:p>
          </table:table-cell>
          <table:table-cell office:value-type="float" office:value="28226.666667">
            <text:p>28226.67</text:p>
          </table:table-cell>
          <table:table-cell office:value-type="float" office:value="7203305.714286">
            <text:p>7203305.71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5364.5">
            <text:p>15364.5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681264">
            <text:p>681264</text:p>
          </table:table-cell>
          <table:table-cell office:value-type="float" office:value="87910">
            <text:p>87910</text:p>
          </table:table-cell>
          <table:table-cell office:value-type="float" office:value="17993.333333">
            <text:p>17993.33</text:p>
          </table:table-cell>
          <table:table-cell office:value-type="float" office:value="5463071.428571">
            <text:p>546307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8177176">
            <text:p>18177176</text:p>
          </table:table-cell>
          <table:table-cell office:value-type="float" office:value="1461820">
            <text:p>1461820</text:p>
          </table:table-cell>
          <table:table-cell office:value-type="float" office:value="52700">
            <text:p>52700</text:p>
          </table:table-cell>
          <table:table-cell office:value-type="float" office:value="22377951.428571">
            <text:p>22377951.43</text:p>
          </table:table-cell>
          <table:table-cell table:number-columns-repeated="9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8177176">
            <text:p>18177176</text:p>
          </table:table-cell>
          <table:table-cell office:value-type="float" office:value="1461820">
            <text:p>1461820</text:p>
          </table:table-cell>
          <table:table-cell office:value-type="float" office:value="52700">
            <text:p>52700</text:p>
          </table:table-cell>
          <table:table-cell office:value-type="float" office:value="22377951.428571">
            <text:p>2237795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1953109">
            <text:p>21953109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5512172">
            <text:p>15512172</text:p>
          </table:table-cell>
          <table:table-cell office:value-type="float" office:value="10987672">
            <text:p>10987672</text:p>
          </table:table-cell>
          <table:table-cell office:value-type="float" office:value="49390">
            <text:p>49390</text:p>
          </table:table-cell>
          <table:table-cell office:value-type="float" office:value="20520737.142857">
            <text:p>20520737.1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5775308.5">
            <text:p>5775308.5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3651798">
            <text:p>3651798</text:p>
          </table:table-cell>
          <table:table-cell office:value-type="float" office:value="10249230">
            <text:p>10249230</text:p>
          </table:table-cell>
          <table:table-cell office:value-type="float" office:value="5486.666667">
            <text:p>5486.67</text:p>
          </table:table-cell>
          <table:table-cell office:value-type="float" office:value="349312.857143">
            <text:p>349312.86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16177800.5">
            <text:p>16177800.5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11860374">
            <text:p>11860374</text:p>
          </table:table-cell>
          <table:table-cell office:value-type="float" office:value="738442">
            <text:p>738442</text:p>
          </table:table-cell>
          <table:table-cell office:value-type="float" office:value="43903.333333">
            <text:p>43903.33</text:p>
          </table:table-cell>
          <table:table-cell office:value-type="float" office:value="20171424.285714">
            <text:p>20171424.29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7964881.5">
            <text:p>27964881.5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21267188">
            <text:p>21267188</text:p>
          </table:table-cell>
          <table:table-cell office:value-type="float" office:value="40591106">
            <text:p>40591106</text:p>
          </table:table-cell>
          <table:table-cell office:value-type="float" office:value="48090">
            <text:p>48090</text:p>
          </table:table-cell>
          <table:table-cell office:value-type="float" office:value="18054371.428571">
            <text:p>18054371.43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604845">
            <text:p>14604845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9197136">
            <text:p>9197136</text:p>
          </table:table-cell>
          <table:table-cell office:value-type="float" office:value="40026470">
            <text:p>40026470</text:p>
          </table:table-cell>
          <table:table-cell office:value-type="float" office:value="9610">
            <text:p>9610</text:p>
          </table:table-cell>
          <table:table-cell office:value-type="float" office:value="598787.142857">
            <text:p>598787.14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13360036.5">
            <text:p>13360036.5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12070052">
            <text:p>12070052</text:p>
          </table:table-cell>
          <table:table-cell office:value-type="float" office:value="564636">
            <text:p>564636</text:p>
          </table:table-cell>
          <table:table-cell office:value-type="float" office:value="38480">
            <text:p>38480</text:p>
          </table:table-cell>
          <table:table-cell office:value-type="float" office:value="17455584.285714">
            <text:p>1745558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34669764.5">
            <text:p>34669764.5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28398852">
            <text:p>28398852</text:p>
          </table:table-cell>
          <table:table-cell office:value-type="float" office:value="58149644">
            <text:p>58149644</text:p>
          </table:table-cell>
          <table:table-cell office:value-type="float" office:value="49090">
            <text:p>49090</text:p>
          </table:table-cell>
          <table:table-cell office:value-type="float" office:value="16044421.428571">
            <text:p>16044421.4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2962587">
            <text:p>22962587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15596226">
            <text:p>15596226</text:p>
          </table:table-cell>
          <table:table-cell office:value-type="float" office:value="57828916">
            <text:p>57828916</text:p>
          </table:table-cell>
          <table:table-cell office:value-type="float" office:value="13363.333333">
            <text:p>13363.33</text:p>
          </table:table-cell>
          <table:table-cell office:value-type="float" office:value="846035.714286">
            <text:p>846035.71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11707177.5">
            <text:p>11707177.5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12802626">
            <text:p>12802626</text:p>
          </table:table-cell>
          <table:table-cell office:value-type="float" office:value="320728">
            <text:p>320728</text:p>
          </table:table-cell>
          <table:table-cell office:value-type="float" office:value="35726.666667">
            <text:p>35726.67</text:p>
          </table:table-cell>
          <table:table-cell office:value-type="float" office:value="15198385.714286">
            <text:p>15198385.71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72334982.5">
            <text:p>72334982.5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187642918">
            <text:p>187642918</text:p>
          </table:table-cell>
          <table:table-cell office:value-type="float" office:value="80303744">
            <text:p>80303744</text:p>
          </table:table-cell>
          <table:table-cell office:value-type="float" office:value="51750">
            <text:p>51750</text:p>
          </table:table-cell>
          <table:table-cell office:value-type="float" office:value="14135615.714286">
            <text:p>14135615.71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65072623.5">
            <text:p>65072623.5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180319080">
            <text:p>180319080</text:p>
          </table:table-cell>
          <table:table-cell office:value-type="float" office:value="80012604">
            <text:p>80012604</text:p>
          </table:table-cell>
          <table:table-cell office:value-type="float" office:value="17243.333333">
            <text:p>17243.33</text:p>
          </table:table-cell>
          <table:table-cell office:value-type="float" office:value="1193027.142857">
            <text:p>1193027.1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7262359">
            <text:p>7262359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7323838">
            <text:p>7323838</text:p>
          </table:table-cell>
          <table:table-cell office:value-type="float" office:value="291140">
            <text:p>291140</text:p>
          </table:table-cell>
          <table:table-cell office:value-type="float" office:value="34506.666667">
            <text:p>34506.67</text:p>
          </table:table-cell>
          <table:table-cell office:value-type="float" office:value="12942588.571429">
            <text:p>12942588.57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146177766">
            <text:p>146177766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174482522">
            <text:p>174482522</text:p>
          </table:table-cell>
          <table:table-cell office:value-type="float" office:value="92378086">
            <text:p>92378086</text:p>
          </table:table-cell>
          <table:table-cell office:value-type="float" office:value="54310">
            <text:p>54310</text:p>
          </table:table-cell>
          <table:table-cell office:value-type="float" office:value="13523661.428571">
            <text:p>13523661.43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139455325">
            <text:p>139455325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167828406">
            <text:p>167828406</text:p>
          </table:table-cell>
          <table:table-cell office:value-type="float" office:value="92162702">
            <text:p>92162702</text:p>
          </table:table-cell>
          <table:table-cell office:value-type="float" office:value="20880">
            <text:p>20880</text:p>
          </table:table-cell>
          <table:table-cell office:value-type="float" office:value="1203824.285714">
            <text:p>1203824.29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6722441">
            <text:p>6722441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6654116">
            <text:p>6654116</text:p>
          </table:table-cell>
          <table:table-cell office:value-type="float" office:value="215384">
            <text:p>215384</text:p>
          </table:table-cell>
          <table:table-cell office:value-type="float" office:value="33430">
            <text:p>33430</text:p>
          </table:table-cell>
          <table:table-cell office:value-type="float" office:value="12319837.142857">
            <text:p>1231983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184498968">
            <text:p>184498968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209194210">
            <text:p>209194210</text:p>
          </table:table-cell>
          <table:table-cell office:value-type="float" office:value="152278330">
            <text:p>152278330</text:p>
          </table:table-cell>
          <table:table-cell office:value-type="float" office:value="50323.333333">
            <text:p>50323.33</text:p>
          </table:table-cell>
          <table:table-cell office:value-type="float" office:value="12148068.571429">
            <text:p>12148068.57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179811688.5">
            <text:p>179811688.5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204611010">
            <text:p>204611010</text:p>
          </table:table-cell>
          <table:table-cell office:value-type="float" office:value="152106598">
            <text:p>152106598</text:p>
          </table:table-cell>
          <table:table-cell office:value-type="float" office:value="21540">
            <text:p>21540</text:p>
          </table:table-cell>
          <table:table-cell office:value-type="float" office:value="1107828.571429">
            <text:p>1107828.57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4687279.5">
            <text:p>4687279.5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4583200">
            <text:p>4583200</text:p>
          </table:table-cell>
          <table:table-cell office:value-type="float" office:value="171732">
            <text:p>171732</text:p>
          </table:table-cell>
          <table:table-cell office:value-type="float" office:value="28783.333333">
            <text:p>28783.33</text:p>
          </table:table-cell>
          <table:table-cell office:value-type="float" office:value="11040240">
            <text:p>1104024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69723249">
            <text:p>269723249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4775548">
            <text:p>194775548</text:p>
          </table:table-cell>
          <table:table-cell office:value-type="float" office:value="197217882">
            <text:p>197217882</text:p>
          </table:table-cell>
          <table:table-cell office:value-type="float" office:value="52106.666667">
            <text:p>52106.67</text:p>
          </table:table-cell>
          <table:table-cell office:value-type="float" office:value="11013414.285714">
            <text:p>11013414.29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266831645.5">
            <text:p>266831645.5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89996010">
            <text:p>189996010</text:p>
          </table:table-cell>
          <table:table-cell office:value-type="float" office:value="197086000">
            <text:p>197086000</text:p>
          </table:table-cell>
          <table:table-cell office:value-type="float" office:value="24243.333333">
            <text:p>24243.33</text:p>
          </table:table-cell>
          <table:table-cell office:value-type="float" office:value="1097937.142857">
            <text:p>1097937.14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2891603.5">
            <text:p>2891603.5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4779538">
            <text:p>4779538</text:p>
          </table:table-cell>
          <table:table-cell office:value-type="float" office:value="131882">
            <text:p>131882</text:p>
          </table:table-cell>
          <table:table-cell office:value-type="float" office:value="27863.333333">
            <text:p>27863.33</text:p>
          </table:table-cell>
          <table:table-cell office:value-type="float" office:value="9915477.142857">
            <text:p>9915477.1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300938115.5">
            <text:p>300938115.5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329169926">
            <text:p>329169926</text:p>
          </table:table-cell>
          <table:table-cell office:value-type="float" office:value="250649548">
            <text:p>250649548</text:p>
          </table:table-cell>
          <table:table-cell office:value-type="float" office:value="53940">
            <text:p>53940</text:p>
          </table:table-cell>
          <table:table-cell office:value-type="float" office:value="10409155.714286">
            <text:p>10409155.71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300901722">
            <text:p>300901722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326593410">
            <text:p>326593410</text:p>
          </table:table-cell>
          <table:table-cell office:value-type="float" office:value="250523072">
            <text:p>250523072</text:p>
          </table:table-cell>
          <table:table-cell office:value-type="float" office:value="26923.333333">
            <text:p>26923.33</text:p>
          </table:table-cell>
          <table:table-cell office:value-type="float" office:value="1296947.142857">
            <text:p>1296947.1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36393.5">
            <text:p>36393.5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2576516">
            <text:p>2576516</text:p>
          </table:table-cell>
          <table:table-cell office:value-type="float" office:value="126476">
            <text:p>126476</text:p>
          </table:table-cell>
          <table:table-cell office:value-type="float" office:value="27016.666667">
            <text:p>27016.67</text:p>
          </table:table-cell>
          <table:table-cell office:value-type="float" office:value="9112208.571429">
            <text:p>9112208.57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393450750">
            <text:p>393450750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71738760">
            <text:p>371738760</text:p>
          </table:table-cell>
          <table:table-cell office:value-type="float" office:value="363618366">
            <text:p>363618366</text:p>
          </table:table-cell>
          <table:table-cell office:value-type="float" office:value="45190">
            <text:p>45190</text:p>
          </table:table-cell>
          <table:table-cell office:value-type="float" office:value="10105274.285714">
            <text:p>10105274.2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393421868.5">
            <text:p>393421868.5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9483410">
            <text:p>369483410</text:p>
          </table:table-cell>
          <table:table-cell office:value-type="float" office:value="363524960">
            <text:p>363524960</text:p>
          </table:table-cell>
          <table:table-cell office:value-type="float" office:value="23856.666667">
            <text:p>23856.67</text:p>
          </table:table-cell>
          <table:table-cell office:value-type="float" office:value="1511095.714286">
            <text:p>1511095.71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28881.5">
            <text:p>28881.5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2255350">
            <text:p>2255350</text:p>
          </table:table-cell>
          <table:table-cell office:value-type="float" office:value="93406">
            <text:p>93406</text:p>
          </table:table-cell>
          <table:table-cell office:value-type="float" office:value="21333.333333">
            <text:p>21333.33</text:p>
          </table:table-cell>
          <table:table-cell office:value-type="float" office:value="8594178.571429">
            <text:p>8594178.5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422319196.5">
            <text:p>422319196.5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488861878">
            <text:p>488861878</text:p>
          </table:table-cell>
          <table:table-cell office:value-type="float" office:value="378566704">
            <text:p>378566704</text:p>
          </table:table-cell>
          <table:table-cell office:value-type="float" office:value="46126.666667">
            <text:p>46126.67</text:p>
          </table:table-cell>
          <table:table-cell office:value-type="float" office:value="8252045.714286">
            <text:p>8252045.71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422296060.5">
            <text:p>422296060.5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487650042">
            <text:p>487650042</text:p>
          </table:table-cell>
          <table:table-cell office:value-type="float" office:value="378478016">
            <text:p>378478016</text:p>
          </table:table-cell>
          <table:table-cell office:value-type="float" office:value="25653.333333">
            <text:p>25653.33</text:p>
          </table:table-cell>
          <table:table-cell office:value-type="float" office:value="2333807.142857">
            <text:p>2333807.14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23136">
            <text:p>23136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1211836">
            <text:p>1211836</text:p>
          </table:table-cell>
          <table:table-cell office:value-type="float" office:value="88688">
            <text:p>88688</text:p>
          </table:table-cell>
          <table:table-cell office:value-type="float" office:value="20473.333333">
            <text:p>20473.33</text:p>
          </table:table-cell>
          <table:table-cell office:value-type="float" office:value="5918238.571429">
            <text:p>5918238.57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455241437">
            <text:p>455241437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627660648">
            <text:p>627660648</text:p>
          </table:table-cell>
          <table:table-cell office:value-type="float" office:value="398240380">
            <text:p>398240380</text:p>
          </table:table-cell>
          <table:table-cell office:value-type="float" office:value="52026.666667">
            <text:p>52026.67</text:p>
          </table:table-cell>
          <table:table-cell office:value-type="float" office:value="8692798.571429">
            <text:p>8692798.57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455209423">
            <text:p>455209423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627065658">
            <text:p>627065658</text:p>
          </table:table-cell>
          <table:table-cell office:value-type="float" office:value="398159700">
            <text:p>398159700</text:p>
          </table:table-cell>
          <table:table-cell office:value-type="float" office:value="30110">
            <text:p>30110</text:p>
          </table:table-cell>
          <table:table-cell office:value-type="float" office:value="3372261.428571">
            <text:p>3372261.43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32014">
            <text:p>32014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594990">
            <text:p>594990</text:p>
          </table:table-cell>
          <table:table-cell office:value-type="float" office:value="80680">
            <text:p>80680</text:p>
          </table:table-cell>
          <table:table-cell office:value-type="float" office:value="21916.666667">
            <text:p>21916.67</text:p>
          </table:table-cell>
          <table:table-cell office:value-type="float" office:value="5320537.142857">
            <text:p>5320537.14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21625384">
            <text:p>21625384</text:p>
          </table:table-cell>
          <table:table-cell office:value-type="float" office:value="1607118">
            <text:p>1607118</text:p>
          </table:table-cell>
          <table:table-cell office:value-type="float" office:value="45746.666667">
            <text:p>45746.67</text:p>
          </table:table-cell>
          <table:table-cell office:value-type="float" office:value="22065112.857143">
            <text:p>22065112.86</text:p>
          </table:table-cell>
          <table:table-cell table:number-columns-repeated="9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21625384">
            <text:p>21625384</text:p>
          </table:table-cell>
          <table:table-cell office:value-type="float" office:value="1607118">
            <text:p>1607118</text:p>
          </table:table-cell>
          <table:table-cell office:value-type="float" office:value="45746.666667">
            <text:p>45746.67</text:p>
          </table:table-cell>
          <table:table-cell office:value-type="float" office:value="22065112.857143">
            <text:p>22065112.86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3028826">
            <text:p>23028826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3915080">
            <text:p>13915080</text:p>
          </table:table-cell>
          <table:table-cell office:value-type="float" office:value="11195488">
            <text:p>11195488</text:p>
          </table:table-cell>
          <table:table-cell office:value-type="float" office:value="46786.666667">
            <text:p>46786.67</text:p>
          </table:table-cell>
          <table:table-cell office:value-type="float" office:value="20104995.714286">
            <text:p>20104995.71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6313638.5">
            <text:p>6313638.5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3012162">
            <text:p>3012162</text:p>
          </table:table-cell>
          <table:table-cell office:value-type="float" office:value="10519020">
            <text:p>10519020</text:p>
          </table:table-cell>
          <table:table-cell office:value-type="float" office:value="4670">
            <text:p>4670</text:p>
          </table:table-cell>
          <table:table-cell office:value-type="float" office:value="405844.285714">
            <text:p>405844.29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16715187.5">
            <text:p>16715187.5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10902918">
            <text:p>10902918</text:p>
          </table:table-cell>
          <table:table-cell office:value-type="float" office:value="676468">
            <text:p>676468</text:p>
          </table:table-cell>
          <table:table-cell office:value-type="float" office:value="42116.666667">
            <text:p>42116.67</text:p>
          </table:table-cell>
          <table:table-cell office:value-type="float" office:value="19699151.428571">
            <text:p>19699151.43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6113331">
            <text:p>26113331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20505692">
            <text:p>20505692</text:p>
          </table:table-cell>
          <table:table-cell office:value-type="float" office:value="46377182">
            <text:p>46377182</text:p>
          </table:table-cell>
          <table:table-cell office:value-type="float" office:value="48566.666667">
            <text:p>48566.67</text:p>
          </table:table-cell>
          <table:table-cell office:value-type="float" office:value="17547725.714286">
            <text:p>17547725.71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11577209.5">
            <text:p>11577209.5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8485374">
            <text:p>8485374</text:p>
          </table:table-cell>
          <table:table-cell office:value-type="float" office:value="45807398">
            <text:p>45807398</text:p>
          </table:table-cell>
          <table:table-cell office:value-type="float" office:value="8830">
            <text:p>8830</text:p>
          </table:table-cell>
          <table:table-cell office:value-type="float" office:value="550571.428571">
            <text:p>550571.43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14536121.5">
            <text:p>14536121.5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12020318">
            <text:p>12020318</text:p>
          </table:table-cell>
          <table:table-cell office:value-type="float" office:value="569784">
            <text:p>569784</text:p>
          </table:table-cell>
          <table:table-cell office:value-type="float" office:value="39736.666667">
            <text:p>39736.67</text:p>
          </table:table-cell>
          <table:table-cell office:value-type="float" office:value="16997154.285714">
            <text:p>1699715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50124467.5">
            <text:p>50124467.5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23506400">
            <text:p>23506400</text:p>
          </table:table-cell>
          <table:table-cell office:value-type="float" office:value="58538174">
            <text:p>58538174</text:p>
          </table:table-cell>
          <table:table-cell office:value-type="float" office:value="52636.666667">
            <text:p>52636.67</text:p>
          </table:table-cell>
          <table:table-cell office:value-type="float" office:value="16912117.142857">
            <text:p>16912117.14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8121846">
            <text:p>38121846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10216712">
            <text:p>10216712</text:p>
          </table:table-cell>
          <table:table-cell office:value-type="float" office:value="58205344">
            <text:p>58205344</text:p>
          </table:table-cell>
          <table:table-cell office:value-type="float" office:value="13130">
            <text:p>13130</text:p>
          </table:table-cell>
          <table:table-cell office:value-type="float" office:value="734288.571429">
            <text:p>734288.57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12002621.5">
            <text:p>12002621.5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13289688">
            <text:p>13289688</text:p>
          </table:table-cell>
          <table:table-cell office:value-type="float" office:value="332830">
            <text:p>332830</text:p>
          </table:table-cell>
          <table:table-cell office:value-type="float" office:value="39506.666667">
            <text:p>39506.67</text:p>
          </table:table-cell>
          <table:table-cell office:value-type="float" office:value="16177828.571429">
            <text:p>16177828.57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116756769">
            <text:p>116756769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183318656">
            <text:p>183318656</text:p>
          </table:table-cell>
          <table:table-cell office:value-type="float" office:value="69712416">
            <text:p>69712416</text:p>
          </table:table-cell>
          <table:table-cell office:value-type="float" office:value="50193.333333">
            <text:p>50193.33</text:p>
          </table:table-cell>
          <table:table-cell office:value-type="float" office:value="14103314.285714">
            <text:p>14103314.29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110040206">
            <text:p>110040206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177133240">
            <text:p>177133240</text:p>
          </table:table-cell>
          <table:table-cell office:value-type="float" office:value="69459148">
            <text:p>69459148</text:p>
          </table:table-cell>
          <table:table-cell office:value-type="float" office:value="15430">
            <text:p>15430</text:p>
          </table:table-cell>
          <table:table-cell office:value-type="float" office:value="1005031.428571">
            <text:p>1005031.43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6716563">
            <text:p>6716563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6185416">
            <text:p>6185416</text:p>
          </table:table-cell>
          <table:table-cell office:value-type="float" office:value="253268">
            <text:p>253268</text:p>
          </table:table-cell>
          <table:table-cell office:value-type="float" office:value="34763.333333">
            <text:p>34763.33</text:p>
          </table:table-cell>
          <table:table-cell office:value-type="float" office:value="13098282.857143">
            <text:p>13098282.86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116750839">
            <text:p>116750839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81863792">
            <text:p>181863792</text:p>
          </table:table-cell>
          <table:table-cell office:value-type="float" office:value="102770832">
            <text:p>102770832</text:p>
          </table:table-cell>
          <table:table-cell office:value-type="float" office:value="49216.666667">
            <text:p>49216.67</text:p>
          </table:table-cell>
          <table:table-cell office:value-type="float" office:value="14212465.714286">
            <text:p>14212465.71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109287825">
            <text:p>109287825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75640234">
            <text:p>175640234</text:p>
          </table:table-cell>
          <table:table-cell office:value-type="float" office:value="102575848">
            <text:p>102575848</text:p>
          </table:table-cell>
          <table:table-cell office:value-type="float" office:value="17563.333333">
            <text:p>17563.33</text:p>
          </table:table-cell>
          <table:table-cell office:value-type="float" office:value="1225861.428571">
            <text:p>1225861.43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7463014">
            <text:p>7463014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6223558">
            <text:p>6223558</text:p>
          </table:table-cell>
          <table:table-cell office:value-type="float" office:value="194984">
            <text:p>194984</text:p>
          </table:table-cell>
          <table:table-cell office:value-type="float" office:value="31653.333333">
            <text:p>31653.33</text:p>
          </table:table-cell>
          <table:table-cell office:value-type="float" office:value="12986604.285714">
            <text:p>1298660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146310043">
            <text:p>146310043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9965554">
            <text:p>139965554</text:p>
          </table:table-cell>
          <table:table-cell office:value-type="float" office:value="137867248">
            <text:p>137867248</text:p>
          </table:table-cell>
          <table:table-cell office:value-type="float" office:value="48000">
            <text:p>48000</text:p>
          </table:table-cell>
          <table:table-cell office:value-type="float" office:value="12517648.571429">
            <text:p>12517648.57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141919209">
            <text:p>141919209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3522444">
            <text:p>133522444</text:p>
          </table:table-cell>
          <table:table-cell office:value-type="float" office:value="137713334">
            <text:p>137713334</text:p>
          </table:table-cell>
          <table:table-cell office:value-type="float" office:value="19196.666667">
            <text:p>19196.67</text:p>
          </table:table-cell>
          <table:table-cell office:value-type="float" office:value="1079464.285714">
            <text:p>1079464.29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4390834">
            <text:p>4390834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6443110">
            <text:p>6443110</text:p>
          </table:table-cell>
          <table:table-cell office:value-type="float" office:value="153914">
            <text:p>153914</text:p>
          </table:table-cell>
          <table:table-cell office:value-type="float" office:value="28803.333333">
            <text:p>28803.33</text:p>
          </table:table-cell>
          <table:table-cell office:value-type="float" office:value="11438184.285714">
            <text:p>1143818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135834393">
            <text:p>135834393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311454324">
            <text:p>311454324</text:p>
          </table:table-cell>
          <table:table-cell office:value-type="float" office:value="208115914">
            <text:p>208115914</text:p>
          </table:table-cell>
          <table:table-cell office:value-type="float" office:value="51040">
            <text:p>51040</text:p>
          </table:table-cell>
          <table:table-cell office:value-type="float" office:value="12225001.428571">
            <text:p>12225001.43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132108469.5">
            <text:p>132108469.5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308531116">
            <text:p>308531116</text:p>
          </table:table-cell>
          <table:table-cell office:value-type="float" office:value="207993874">
            <text:p>207993874</text:p>
          </table:table-cell>
          <table:table-cell office:value-type="float" office:value="22323.333333">
            <text:p>22323.33</text:p>
          </table:table-cell>
          <table:table-cell office:value-type="float" office:value="1364157.142857">
            <text:p>1364157.14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3725923.5">
            <text:p>3725923.5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2923208">
            <text:p>2923208</text:p>
          </table:table-cell>
          <table:table-cell office:value-type="float" office:value="122040">
            <text:p>122040</text:p>
          </table:table-cell>
          <table:table-cell office:value-type="float" office:value="28716.666667">
            <text:p>28716.67</text:p>
          </table:table-cell>
          <table:table-cell office:value-type="float" office:value="10860844.285714">
            <text:p>10860844.29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351650786">
            <text:p>351650786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319003602">
            <text:p>319003602</text:p>
          </table:table-cell>
          <table:table-cell office:value-type="float" office:value="247161856">
            <text:p>247161856</text:p>
          </table:table-cell>
          <table:table-cell office:value-type="float" office:value="50976.666667">
            <text:p>50976.67</text:p>
          </table:table-cell>
          <table:table-cell office:value-type="float" office:value="11673425.714286">
            <text:p>11673425.71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351601245.5">
            <text:p>351601245.5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316233282">
            <text:p>316233282</text:p>
          </table:table-cell>
          <table:table-cell office:value-type="float" office:value="247042310">
            <text:p>247042310</text:p>
          </table:table-cell>
          <table:table-cell office:value-type="float" office:value="23963.333333">
            <text:p>23963.33</text:p>
          </table:table-cell>
          <table:table-cell office:value-type="float" office:value="1292800">
            <text:p>1292800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49540.5">
            <text:p>49540.5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2770320">
            <text:p>2770320</text:p>
          </table:table-cell>
          <table:table-cell office:value-type="float" office:value="119546">
            <text:p>119546</text:p>
          </table:table-cell>
          <table:table-cell office:value-type="float" office:value="27013.333333">
            <text:p>27013.33</text:p>
          </table:table-cell>
          <table:table-cell office:value-type="float" office:value="10380625.714286">
            <text:p>1038062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379405089.5">
            <text:p>379405089.5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18253892">
            <text:p>318253892</text:p>
          </table:table-cell>
          <table:table-cell office:value-type="float" office:value="300804940">
            <text:p>300804940</text:p>
          </table:table-cell>
          <table:table-cell office:value-type="float" office:value="54360">
            <text:p>54360</text:p>
          </table:table-cell>
          <table:table-cell office:value-type="float" office:value="21027955.714286">
            <text:p>21027955.71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379373032.5">
            <text:p>379373032.5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15060754">
            <text:p>315060754</text:p>
          </table:table-cell>
          <table:table-cell office:value-type="float" office:value="300686938">
            <text:p>300686938</text:p>
          </table:table-cell>
          <table:table-cell office:value-type="float" office:value="27143.333333">
            <text:p>27143.33</text:p>
          </table:table-cell>
          <table:table-cell office:value-type="float" office:value="13159802.857143">
            <text:p>13159802.86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32057">
            <text:p>32057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3193138">
            <text:p>3193138</text:p>
          </table:table-cell>
          <table:table-cell office:value-type="float" office:value="118002">
            <text:p>118002</text:p>
          </table:table-cell>
          <table:table-cell office:value-type="float" office:value="27216.666667">
            <text:p>27216.67</text:p>
          </table:table-cell>
          <table:table-cell office:value-type="float" office:value="7868152.857143">
            <text:p>786815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348968241">
            <text:p>348968241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592394304">
            <text:p>592394304</text:p>
          </table:table-cell>
          <table:table-cell office:value-type="float" office:value="421501368">
            <text:p>421501368</text:p>
          </table:table-cell>
          <table:table-cell office:value-type="float" office:value="53786.666667">
            <text:p>53786.67</text:p>
          </table:table-cell>
          <table:table-cell office:value-type="float" office:value="8868120">
            <text:p>8868120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348941391.5">
            <text:p>348941391.5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591762512">
            <text:p>591762512</text:p>
          </table:table-cell>
          <table:table-cell office:value-type="float" office:value="421406138">
            <text:p>421406138</text:p>
          </table:table-cell>
          <table:table-cell office:value-type="float" office:value="28286.666667">
            <text:p>28286.67</text:p>
          </table:table-cell>
          <table:table-cell office:value-type="float" office:value="1907545.714286">
            <text:p>1907545.71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26849.5">
            <text:p>26849.5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631792">
            <text:p>631792</text:p>
          </table:table-cell>
          <table:table-cell office:value-type="float" office:value="95230">
            <text:p>95230</text:p>
          </table:table-cell>
          <table:table-cell office:value-type="float" office:value="25500">
            <text:p>25500</text:p>
          </table:table-cell>
          <table:table-cell office:value-type="float" office:value="6960574.285714">
            <text:p>6960574.29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424054380.5">
            <text:p>424054380.5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567142476">
            <text:p>567142476</text:p>
          </table:table-cell>
          <table:table-cell office:value-type="float" office:value="387355648">
            <text:p>387355648</text:p>
          </table:table-cell>
          <table:table-cell office:value-type="float" office:value="48046.666667">
            <text:p>48046.67</text:p>
          </table:table-cell>
          <table:table-cell office:value-type="float" office:value="14533998.571429">
            <text:p>14533998.57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424034328.5">
            <text:p>424034328.5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566308448">
            <text:p>566308448</text:p>
          </table:table-cell>
          <table:table-cell office:value-type="float" office:value="387253838">
            <text:p>387253838</text:p>
          </table:table-cell>
          <table:table-cell office:value-type="float" office:value="26400">
            <text:p>26400</text:p>
          </table:table-cell>
          <table:table-cell office:value-type="float" office:value="9504720">
            <text:p>9504720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20052">
            <text:p>20052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834028">
            <text:p>834028</text:p>
          </table:table-cell>
          <table:table-cell office:value-type="float" office:value="101810">
            <text:p>101810</text:p>
          </table:table-cell>
          <table:table-cell office:value-type="float" office:value="21646.666667">
            <text:p>21646.67</text:p>
          </table:table-cell>
          <table:table-cell office:value-type="float" office:value="5029278.571429">
            <text:p>5029278.57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21690380">
            <text:p>21690380</text:p>
          </table:table-cell>
          <table:table-cell office:value-type="float" office:value="1557428">
            <text:p>1557428</text:p>
          </table:table-cell>
          <table:table-cell office:value-type="float" office:value="49146.666667">
            <text:p>49146.67</text:p>
          </table:table-cell>
          <table:table-cell office:value-type="float" office:value="22368074.285714">
            <text:p>22368074.29</text:p>
          </table:table-cell>
          <table:table-cell table:number-columns-repeated="9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21690380">
            <text:p>21690380</text:p>
          </table:table-cell>
          <table:table-cell office:value-type="float" office:value="1557428">
            <text:p>1557428</text:p>
          </table:table-cell>
          <table:table-cell office:value-type="float" office:value="49146.666667">
            <text:p>49146.67</text:p>
          </table:table-cell>
          <table:table-cell office:value-type="float" office:value="22368074.285714">
            <text:p>22368074.29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2302064.5">
            <text:p>22302064.5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24392030">
            <text:p>24392030</text:p>
          </table:table-cell>
          <table:table-cell office:value-type="float" office:value="11524238">
            <text:p>11524238</text:p>
          </table:table-cell>
          <table:table-cell office:value-type="float" office:value="46803.333333">
            <text:p>46803.33</text:p>
          </table:table-cell>
          <table:table-cell office:value-type="float" office:value="20680191.428571">
            <text:p>20680191.43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5624441.5">
            <text:p>5624441.5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4712354">
            <text:p>4712354</text:p>
          </table:table-cell>
          <table:table-cell office:value-type="float" office:value="10852344">
            <text:p>10852344</text:p>
          </table:table-cell>
          <table:table-cell office:value-type="float" office:value="4253.333333">
            <text:p>4253.33</text:p>
          </table:table-cell>
          <table:table-cell office:value-type="float" office:value="345062.857143">
            <text:p>345062.86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16677623">
            <text:p>16677623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19679676">
            <text:p>19679676</text:p>
          </table:table-cell>
          <table:table-cell office:value-type="float" office:value="671894">
            <text:p>671894</text:p>
          </table:table-cell>
          <table:table-cell office:value-type="float" office:value="42550">
            <text:p>42550</text:p>
          </table:table-cell>
          <table:table-cell office:value-type="float" office:value="20335128.571429">
            <text:p>20335128.57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7686483.5">
            <text:p>27686483.5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19805890">
            <text:p>19805890</text:p>
          </table:table-cell>
          <table:table-cell office:value-type="float" office:value="38004748">
            <text:p>38004748</text:p>
          </table:table-cell>
          <table:table-cell office:value-type="float" office:value="47243.333333">
            <text:p>47243.33</text:p>
          </table:table-cell>
          <table:table-cell office:value-type="float" office:value="17593748.571429">
            <text:p>17593748.57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11235061.5">
            <text:p>11235061.5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7443606">
            <text:p>7443606</text:p>
          </table:table-cell>
          <table:table-cell office:value-type="float" office:value="37615806">
            <text:p>37615806</text:p>
          </table:table-cell>
          <table:table-cell office:value-type="float" office:value="7863.333333">
            <text:p>7863.33</text:p>
          </table:table-cell>
          <table:table-cell office:value-type="float" office:value="514552.857143">
            <text:p>514552.86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16451422">
            <text:p>1645142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12362284">
            <text:p>12362284</text:p>
          </table:table-cell>
          <table:table-cell office:value-type="float" office:value="388942">
            <text:p>388942</text:p>
          </table:table-cell>
          <table:table-cell office:value-type="float" office:value="39380">
            <text:p>39380</text:p>
          </table:table-cell>
          <table:table-cell office:value-type="float" office:value="17079195.714286">
            <text:p>17079195.71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41483344">
            <text:p>41483344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36020634">
            <text:p>36020634</text:p>
          </table:table-cell>
          <table:table-cell office:value-type="float" office:value="55130110">
            <text:p>55130110</text:p>
          </table:table-cell>
          <table:table-cell office:value-type="float" office:value="48883.333333">
            <text:p>48883.33</text:p>
          </table:table-cell>
          <table:table-cell office:value-type="float" office:value="16545881.428571">
            <text:p>16545881.43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27642682">
            <text:p>2764268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26811878">
            <text:p>26811878</text:p>
          </table:table-cell>
          <table:table-cell office:value-type="float" office:value="54742812">
            <text:p>54742812</text:p>
          </table:table-cell>
          <table:table-cell office:value-type="float" office:value="11270">
            <text:p>11270</text:p>
          </table:table-cell>
          <table:table-cell office:value-type="float" office:value="726222.857143">
            <text:p>726222.86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3840662">
            <text:p>13840662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9208756">
            <text:p>9208756</text:p>
          </table:table-cell>
          <table:table-cell office:value-type="float" office:value="387298">
            <text:p>387298</text:p>
          </table:table-cell>
          <table:table-cell office:value-type="float" office:value="37613.333333">
            <text:p>37613.33</text:p>
          </table:table-cell>
          <table:table-cell office:value-type="float" office:value="15819658.571429">
            <text:p>15819658.57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109396669">
            <text:p>109396669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58181506">
            <text:p>58181506</text:p>
          </table:table-cell>
          <table:table-cell office:value-type="float" office:value="76399380">
            <text:p>76399380</text:p>
          </table:table-cell>
          <table:table-cell office:value-type="float" office:value="51020">
            <text:p>51020</text:p>
          </table:table-cell>
          <table:table-cell office:value-type="float" office:value="14001432.857143">
            <text:p>14001432.86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101994437">
            <text:p>101994437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46191750">
            <text:p>46191750</text:p>
          </table:table-cell>
          <table:table-cell office:value-type="float" office:value="76118584">
            <text:p>76118584</text:p>
          </table:table-cell>
          <table:table-cell office:value-type="float" office:value="14570">
            <text:p>14570</text:p>
          </table:table-cell>
          <table:table-cell office:value-type="float" office:value="940995.714286">
            <text:p>940995.71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7402232">
            <text:p>7402232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11989756">
            <text:p>11989756</text:p>
          </table:table-cell>
          <table:table-cell office:value-type="float" office:value="280796">
            <text:p>280796</text:p>
          </table:table-cell>
          <table:table-cell office:value-type="float" office:value="36450">
            <text:p>36450</text:p>
          </table:table-cell>
          <table:table-cell office:value-type="float" office:value="13060437.142857">
            <text:p>1306043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126113508">
            <text:p>12611350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154863492">
            <text:p>154863492</text:p>
          </table:table-cell>
          <table:table-cell office:value-type="float" office:value="88227926">
            <text:p>88227926</text:p>
          </table:table-cell>
          <table:table-cell office:value-type="float" office:value="48380">
            <text:p>48380</text:p>
          </table:table-cell>
          <table:table-cell office:value-type="float" office:value="13386777.142857">
            <text:p>13386777.14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119361832.5">
            <text:p>119361832.5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147852582">
            <text:p>147852582</text:p>
          </table:table-cell>
          <table:table-cell office:value-type="float" office:value="88029130">
            <text:p>88029130</text:p>
          </table:table-cell>
          <table:table-cell office:value-type="float" office:value="16116.666667">
            <text:p>16116.67</text:p>
          </table:table-cell>
          <table:table-cell office:value-type="float" office:value="1013218.571429">
            <text:p>1013218.57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6751675.5">
            <text:p>6751675.5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7010910">
            <text:p>7010910</text:p>
          </table:table-cell>
          <table:table-cell office:value-type="float" office:value="198796">
            <text:p>198796</text:p>
          </table:table-cell>
          <table:table-cell office:value-type="float" office:value="32263.333333">
            <text:p>32263.33</text:p>
          </table:table-cell>
          <table:table-cell office:value-type="float" office:value="12373558.571429">
            <text:p>12373558.57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187347714">
            <text:p>187347714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218348790">
            <text:p>218348790</text:p>
          </table:table-cell>
          <table:table-cell office:value-type="float" office:value="149187718">
            <text:p>149187718</text:p>
          </table:table-cell>
          <table:table-cell office:value-type="float" office:value="50700">
            <text:p>50700</text:p>
          </table:table-cell>
          <table:table-cell office:value-type="float" office:value="12320965.714286">
            <text:p>12320965.71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182459732.5">
            <text:p>182459732.5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212779536">
            <text:p>212779536</text:p>
          </table:table-cell>
          <table:table-cell office:value-type="float" office:value="149034152">
            <text:p>149034152</text:p>
          </table:table-cell>
          <table:table-cell office:value-type="float" office:value="19006.666667">
            <text:p>19006.67</text:p>
          </table:table-cell>
          <table:table-cell office:value-type="float" office:value="910315.714286">
            <text:p>910315.71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4887981.5">
            <text:p>4887981.5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5569254">
            <text:p>5569254</text:p>
          </table:table-cell>
          <table:table-cell office:value-type="float" office:value="153566">
            <text:p>153566</text:p>
          </table:table-cell>
          <table:table-cell office:value-type="float" office:value="31693.333333">
            <text:p>31693.33</text:p>
          </table:table-cell>
          <table:table-cell office:value-type="float" office:value="11410650">
            <text:p>1141065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184801154.5">
            <text:p>184801154.5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229314466">
            <text:p>229314466</text:p>
          </table:table-cell>
          <table:table-cell office:value-type="float" office:value="183503422">
            <text:p>183503422</text:p>
          </table:table-cell>
          <table:table-cell office:value-type="float" office:value="52460">
            <text:p>52460</text:p>
          </table:table-cell>
          <table:table-cell office:value-type="float" office:value="11366927.142857">
            <text:p>11366927.14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180706244">
            <text:p>180706244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224882088">
            <text:p>224882088</text:p>
          </table:table-cell>
          <table:table-cell office:value-type="float" office:value="183374812">
            <text:p>183374812</text:p>
          </table:table-cell>
          <table:table-cell office:value-type="float" office:value="21593.333333">
            <text:p>21593.33</text:p>
          </table:table-cell>
          <table:table-cell office:value-type="float" office:value="1206604.285714">
            <text:p>1206604.29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4094910.5">
            <text:p>4094910.5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4432378">
            <text:p>4432378</text:p>
          </table:table-cell>
          <table:table-cell office:value-type="float" office:value="128610">
            <text:p>128610</text:p>
          </table:table-cell>
          <table:table-cell office:value-type="float" office:value="30866.666667">
            <text:p>30866.67</text:p>
          </table:table-cell>
          <table:table-cell office:value-type="float" office:value="10160322.857143">
            <text:p>1016032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374925567">
            <text:p>374925567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172815664">
            <text:p>172815664</text:p>
          </table:table-cell>
          <table:table-cell office:value-type="float" office:value="281870128">
            <text:p>281870128</text:p>
          </table:table-cell>
          <table:table-cell office:value-type="float" office:value="118423.333333">
            <text:p>118423.33</text:p>
          </table:table-cell>
          <table:table-cell office:value-type="float" office:value="15483242.857143">
            <text:p>15483242.86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374887633.5">
            <text:p>374887633.5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167135840">
            <text:p>167135840</text:p>
          </table:table-cell>
          <table:table-cell office:value-type="float" office:value="281756386">
            <text:p>281756386</text:p>
          </table:table-cell>
          <table:table-cell office:value-type="float" office:value="52600">
            <text:p>52600</text:p>
          </table:table-cell>
          <table:table-cell office:value-type="float" office:value="5934040">
            <text:p>593404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37933.5">
            <text:p>37933.5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5679824">
            <text:p>5679824</text:p>
          </table:table-cell>
          <table:table-cell office:value-type="float" office:value="113742">
            <text:p>113742</text:p>
          </table:table-cell>
          <table:table-cell office:value-type="float" office:value="65823.333333">
            <text:p>65823.33</text:p>
          </table:table-cell>
          <table:table-cell office:value-type="float" office:value="9549202.857143">
            <text:p>954920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391838705">
            <text:p>391838705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292213754">
            <text:p>292213754</text:p>
          </table:table-cell>
          <table:table-cell office:value-type="float" office:value="329685198">
            <text:p>329685198</text:p>
          </table:table-cell>
          <table:table-cell office:value-type="float" office:value="51216.666667">
            <text:p>51216.67</text:p>
          </table:table-cell>
          <table:table-cell office:value-type="float" office:value="10190832.857143">
            <text:p>10190832.8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391807024.5">
            <text:p>391807024.5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289112374">
            <text:p>289112374</text:p>
          </table:table-cell>
          <table:table-cell office:value-type="float" office:value="329575974">
            <text:p>329575974</text:p>
          </table:table-cell>
          <table:table-cell office:value-type="float" office:value="24240">
            <text:p>24240</text:p>
          </table:table-cell>
          <table:table-cell office:value-type="float" office:value="1066108.571429">
            <text:p>1066108.57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31680.5">
            <text:p>31680.5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3101380">
            <text:p>3101380</text:p>
          </table:table-cell>
          <table:table-cell office:value-type="float" office:value="109224">
            <text:p>109224</text:p>
          </table:table-cell>
          <table:table-cell office:value-type="float" office:value="26976.666667">
            <text:p>26976.67</text:p>
          </table:table-cell>
          <table:table-cell office:value-type="float" office:value="9124724.285714">
            <text:p>9124724.2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392294019">
            <text:p>392294019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447855230">
            <text:p>447855230</text:p>
          </table:table-cell>
          <table:table-cell office:value-type="float" office:value="356352128">
            <text:p>356352128</text:p>
          </table:table-cell>
          <table:table-cell office:value-type="float" office:value="48446.666667">
            <text:p>48446.67</text:p>
          </table:table-cell>
          <table:table-cell office:value-type="float" office:value="8609128.571429">
            <text:p>8609128.57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392273239">
            <text:p>392273239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445687746">
            <text:p>445687746</text:p>
          </table:table-cell>
          <table:table-cell office:value-type="float" office:value="356210924">
            <text:p>356210924</text:p>
          </table:table-cell>
          <table:table-cell office:value-type="float" office:value="24210">
            <text:p>24210</text:p>
          </table:table-cell>
          <table:table-cell office:value-type="float" office:value="1778955.714286">
            <text:p>1778955.71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20780">
            <text:p>20780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2167484">
            <text:p>2167484</text:p>
          </table:table-cell>
          <table:table-cell office:value-type="float" office:value="141204">
            <text:p>141204</text:p>
          </table:table-cell>
          <table:table-cell office:value-type="float" office:value="24236.666667">
            <text:p>24236.67</text:p>
          </table:table-cell>
          <table:table-cell office:value-type="float" office:value="6830172.857143">
            <text:p>683017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400559251.5">
            <text:p>400559251.5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293190274">
            <text:p>293190274</text:p>
          </table:table-cell>
          <table:table-cell office:value-type="float" office:value="373355828">
            <text:p>373355828</text:p>
          </table:table-cell>
          <table:table-cell office:value-type="float" office:value="56903.333333">
            <text:p>56903.33</text:p>
          </table:table-cell>
          <table:table-cell office:value-type="float" office:value="8436138.571429">
            <text:p>8436138.57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400541113.5">
            <text:p>400541113.5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290468986">
            <text:p>290468986</text:p>
          </table:table-cell>
          <table:table-cell office:value-type="float" office:value="373259136">
            <text:p>373259136</text:p>
          </table:table-cell>
          <table:table-cell office:value-type="float" office:value="29773.333333">
            <text:p>29773.33</text:p>
          </table:table-cell>
          <table:table-cell office:value-type="float" office:value="1706728.571429">
            <text:p>1706728.57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8138">
            <text:p>18138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2721288">
            <text:p>2721288</text:p>
          </table:table-cell>
          <table:table-cell office:value-type="float" office:value="96692">
            <text:p>96692</text:p>
          </table:table-cell>
          <table:table-cell office:value-type="float" office:value="27130">
            <text:p>27130</text:p>
          </table:table-cell>
          <table:table-cell office:value-type="float" office:value="6729410">
            <text:p>6729410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21845904">
            <text:p>21845904</text:p>
          </table:table-cell>
          <table:table-cell office:value-type="float" office:value="1654902">
            <text:p>1654902</text:p>
          </table:table-cell>
          <table:table-cell office:value-type="float" office:value="92670">
            <text:p>92670</text:p>
          </table:table-cell>
          <table:table-cell office:value-type="float" office:value="23343708.571429">
            <text:p>23343708.57</text:p>
          </table:table-cell>
          <table:table-cell table:number-columns-repeated="9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21845904">
            <text:p>21845904</text:p>
          </table:table-cell>
          <table:table-cell office:value-type="float" office:value="1654902">
            <text:p>1654902</text:p>
          </table:table-cell>
          <table:table-cell office:value-type="float" office:value="92670">
            <text:p>92670</text:p>
          </table:table-cell>
          <table:table-cell office:value-type="float" office:value="23343708.571429">
            <text:p>2334370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1349489.5">
            <text:p>21349489.5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2415766">
            <text:p>12415766</text:p>
          </table:table-cell>
          <table:table-cell office:value-type="float" office:value="10620702">
            <text:p>10620702</text:p>
          </table:table-cell>
          <table:table-cell office:value-type="float" office:value="51283.333333">
            <text:p>51283.33</text:p>
          </table:table-cell>
          <table:table-cell office:value-type="float" office:value="20281874.285714">
            <text:p>20281874.29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4137554">
            <text:p>4137554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1330654">
            <text:p>1330654</text:p>
          </table:table-cell>
          <table:table-cell office:value-type="float" office:value="9993352">
            <text:p>9993352</text:p>
          </table:table-cell>
          <table:table-cell office:value-type="float" office:value="4270">
            <text:p>4270</text:p>
          </table:table-cell>
          <table:table-cell office:value-type="float" office:value="220275.714286">
            <text:p>220275.71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17211935.5">
            <text:p>17211935.5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11085112">
            <text:p>11085112</text:p>
          </table:table-cell>
          <table:table-cell office:value-type="float" office:value="627350">
            <text:p>627350</text:p>
          </table:table-cell>
          <table:table-cell office:value-type="float" office:value="47013.333333">
            <text:p>47013.33</text:p>
          </table:table-cell>
          <table:table-cell office:value-type="float" office:value="20061598.571429">
            <text:p>20061598.57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8406620.5">
            <text:p>28406620.5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22434072">
            <text:p>22434072</text:p>
          </table:table-cell>
          <table:table-cell office:value-type="float" office:value="43748668">
            <text:p>43748668</text:p>
          </table:table-cell>
          <table:table-cell office:value-type="float" office:value="53396.666667">
            <text:p>53396.67</text:p>
          </table:table-cell>
          <table:table-cell office:value-type="float" office:value="17839008.571429">
            <text:p>17839008.57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11677518.5">
            <text:p>11677518.5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7694608">
            <text:p>7694608</text:p>
          </table:table-cell>
          <table:table-cell office:value-type="float" office:value="43161698">
            <text:p>43161698</text:p>
          </table:table-cell>
          <table:table-cell office:value-type="float" office:value="8210">
            <text:p>8210</text:p>
          </table:table-cell>
          <table:table-cell office:value-type="float" office:value="505204.285714">
            <text:p>505204.29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16729102">
            <text:p>16729102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14739464">
            <text:p>14739464</text:p>
          </table:table-cell>
          <table:table-cell office:value-type="float" office:value="586970">
            <text:p>586970</text:p>
          </table:table-cell>
          <table:table-cell office:value-type="float" office:value="45186.666667">
            <text:p>45186.67</text:p>
          </table:table-cell>
          <table:table-cell office:value-type="float" office:value="17333804.285714">
            <text:p>1733380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48557241.5">
            <text:p>48557241.5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23344380">
            <text:p>23344380</text:p>
          </table:table-cell>
          <table:table-cell office:value-type="float" office:value="54027166">
            <text:p>54027166</text:p>
          </table:table-cell>
          <table:table-cell office:value-type="float" office:value="107413.333333">
            <text:p>107413.33</text:p>
          </table:table-cell>
          <table:table-cell office:value-type="float" office:value="15992120">
            <text:p>15992120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35368441">
            <text:p>35368441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10036748">
            <text:p>10036748</text:p>
          </table:table-cell>
          <table:table-cell office:value-type="float" office:value="53682098">
            <text:p>53682098</text:p>
          </table:table-cell>
          <table:table-cell office:value-type="float" office:value="23010">
            <text:p>23010</text:p>
          </table:table-cell>
          <table:table-cell office:value-type="float" office:value="663758.571429">
            <text:p>663758.57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13188800.5">
            <text:p>13188800.5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13307632">
            <text:p>13307632</text:p>
          </table:table-cell>
          <table:table-cell office:value-type="float" office:value="345068">
            <text:p>345068</text:p>
          </table:table-cell>
          <table:table-cell office:value-type="float" office:value="84403.333333">
            <text:p>84403.33</text:p>
          </table:table-cell>
          <table:table-cell office:value-type="float" office:value="15328361.428571">
            <text:p>15328361.43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113232591.5">
            <text:p>113232591.5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157086848">
            <text:p>157086848</text:p>
          </table:table-cell>
          <table:table-cell office:value-type="float" office:value="77306656">
            <text:p>77306656</text:p>
          </table:table-cell>
          <table:table-cell office:value-type="float" office:value="56020">
            <text:p>56020</text:p>
          </table:table-cell>
          <table:table-cell office:value-type="float" office:value="14060200">
            <text:p>14060200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105879974.5">
            <text:p>105879974.5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149220366">
            <text:p>149220366</text:p>
          </table:table-cell>
          <table:table-cell office:value-type="float" office:value="77048910">
            <text:p>77048910</text:p>
          </table:table-cell>
          <table:table-cell office:value-type="float" office:value="14930">
            <text:p>14930</text:p>
          </table:table-cell>
          <table:table-cell office:value-type="float" office:value="943648.571429">
            <text:p>943648.57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7352617">
            <text:p>7352617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7866482">
            <text:p>7866482</text:p>
          </table:table-cell>
          <table:table-cell office:value-type="float" office:value="257746">
            <text:p>257746</text:p>
          </table:table-cell>
          <table:table-cell office:value-type="float" office:value="41090">
            <text:p>41090</text:p>
          </table:table-cell>
          <table:table-cell office:value-type="float" office:value="13116551.428571">
            <text:p>13116551.43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107864528">
            <text:p>107864528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187000424">
            <text:p>187000424</text:p>
          </table:table-cell>
          <table:table-cell office:value-type="float" office:value="73891690">
            <text:p>73891690</text:p>
          </table:table-cell>
          <table:table-cell office:value-type="float" office:value="49906.666667">
            <text:p>49906.67</text:p>
          </table:table-cell>
          <table:table-cell office:value-type="float" office:value="14313290">
            <text:p>14313290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100153582.5">
            <text:p>100153582.5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179758310">
            <text:p>179758310</text:p>
          </table:table-cell>
          <table:table-cell office:value-type="float" office:value="73674100">
            <text:p>73674100</text:p>
          </table:table-cell>
          <table:table-cell office:value-type="float" office:value="15573.333333">
            <text:p>15573.33</text:p>
          </table:table-cell>
          <table:table-cell office:value-type="float" office:value="1038280">
            <text:p>1038280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7710945.5">
            <text:p>7710945.5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7242114">
            <text:p>7242114</text:p>
          </table:table-cell>
          <table:table-cell office:value-type="float" office:value="217590">
            <text:p>217590</text:p>
          </table:table-cell>
          <table:table-cell office:value-type="float" office:value="34333.333333">
            <text:p>34333.33</text:p>
          </table:table-cell>
          <table:table-cell office:value-type="float" office:value="13275010">
            <text:p>13275010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168926263">
            <text:p>168926263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212090346">
            <text:p>212090346</text:p>
          </table:table-cell>
          <table:table-cell office:value-type="float" office:value="148730806">
            <text:p>148730806</text:p>
          </table:table-cell>
          <table:table-cell office:value-type="float" office:value="49390">
            <text:p>49390</text:p>
          </table:table-cell>
          <table:table-cell office:value-type="float" office:value="12802101.428571">
            <text:p>12802101.43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163979198.5">
            <text:p>163979198.5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206154268">
            <text:p>206154268</text:p>
          </table:table-cell>
          <table:table-cell office:value-type="float" office:value="148566566">
            <text:p>148566566</text:p>
          </table:table-cell>
          <table:table-cell office:value-type="float" office:value="17423.333333">
            <text:p>17423.33</text:p>
          </table:table-cell>
          <table:table-cell office:value-type="float" office:value="1020775.714286">
            <text:p>1020775.71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4947064.5">
            <text:p>4947064.5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5936078">
            <text:p>5936078</text:p>
          </table:table-cell>
          <table:table-cell office:value-type="float" office:value="164240">
            <text:p>164240</text:p>
          </table:table-cell>
          <table:table-cell office:value-type="float" office:value="31966.666667">
            <text:p>31966.67</text:p>
          </table:table-cell>
          <table:table-cell office:value-type="float" office:value="11781325.714286">
            <text:p>11781325.71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191997652.5">
            <text:p>191997652.5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169710774">
            <text:p>169710774</text:p>
          </table:table-cell>
          <table:table-cell office:value-type="float" office:value="221136974">
            <text:p>221136974</text:p>
          </table:table-cell>
          <table:table-cell office:value-type="float" office:value="114986.666667">
            <text:p>114986.67</text:p>
          </table:table-cell>
          <table:table-cell office:value-type="float" office:value="11661032.857143">
            <text:p>11661032.86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188038349.5">
            <text:p>188038349.5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162619144">
            <text:p>162619144</text:p>
          </table:table-cell>
          <table:table-cell office:value-type="float" office:value="221013900">
            <text:p>221013900</text:p>
          </table:table-cell>
          <table:table-cell office:value-type="float" office:value="44706.666667">
            <text:p>44706.67</text:p>
          </table:table-cell>
          <table:table-cell office:value-type="float" office:value="1234041.428571">
            <text:p>1234041.43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3959303">
            <text:p>3959303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7091630">
            <text:p>7091630</text:p>
          </table:table-cell>
          <table:table-cell office:value-type="float" office:value="123074">
            <text:p>123074</text:p>
          </table:table-cell>
          <table:table-cell office:value-type="float" office:value="70280">
            <text:p>70280</text:p>
          </table:table-cell>
          <table:table-cell office:value-type="float" office:value="10426991.428571">
            <text:p>10426991.43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470193534.5">
            <text:p>470193534.5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107578746">
            <text:p>107578746</text:p>
          </table:table-cell>
          <table:table-cell office:value-type="float" office:value="236176492">
            <text:p>236176492</text:p>
          </table:table-cell>
          <table:table-cell office:value-type="float" office:value="52786.666667">
            <text:p>52786.67</text:p>
          </table:table-cell>
          <table:table-cell office:value-type="float" office:value="10124860">
            <text:p>10124860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470137960">
            <text:p>470137960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101375742">
            <text:p>101375742</text:p>
          </table:table-cell>
          <table:table-cell office:value-type="float" office:value="236047644">
            <text:p>236047644</text:p>
          </table:table-cell>
          <table:table-cell office:value-type="float" office:value="22213.333333">
            <text:p>22213.33</text:p>
          </table:table-cell>
          <table:table-cell office:value-type="float" office:value="1016361.428571">
            <text:p>1016361.43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55574.5">
            <text:p>55574.5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6203004">
            <text:p>6203004</text:p>
          </table:table-cell>
          <table:table-cell office:value-type="float" office:value="128848">
            <text:p>128848</text:p>
          </table:table-cell>
          <table:table-cell office:value-type="float" office:value="30573.333333">
            <text:p>30573.33</text:p>
          </table:table-cell>
          <table:table-cell office:value-type="float" office:value="9108498.571429">
            <text:p>9108498.57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595253688">
            <text:p>595253688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29133190">
            <text:p>229133190</text:p>
          </table:table-cell>
          <table:table-cell office:value-type="float" office:value="298803576">
            <text:p>298803576</text:p>
          </table:table-cell>
          <table:table-cell office:value-type="float" office:value="50143.333333">
            <text:p>50143.33</text:p>
          </table:table-cell>
          <table:table-cell office:value-type="float" office:value="9436072.857143">
            <text:p>9436072.86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595210396.5">
            <text:p>595210396.5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25634946">
            <text:p>225634946</text:p>
          </table:table-cell>
          <table:table-cell office:value-type="float" office:value="298689730">
            <text:p>298689730</text:p>
          </table:table-cell>
          <table:table-cell office:value-type="float" office:value="22536.666667">
            <text:p>22536.67</text:p>
          </table:table-cell>
          <table:table-cell office:value-type="float" office:value="1112675.714286">
            <text:p>1112675.71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43291.5">
            <text:p>43291.5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3498244">
            <text:p>3498244</text:p>
          </table:table-cell>
          <table:table-cell office:value-type="float" office:value="113846">
            <text:p>113846</text:p>
          </table:table-cell>
          <table:table-cell office:value-type="float" office:value="27606.666667">
            <text:p>27606.67</text:p>
          </table:table-cell>
          <table:table-cell office:value-type="float" office:value="8323397.142857">
            <text:p>8323397.14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527584337">
            <text:p>527584337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24081842">
            <text:p>424081842</text:p>
          </table:table-cell>
          <table:table-cell office:value-type="float" office:value="438539516">
            <text:p>438539516</text:p>
          </table:table-cell>
          <table:table-cell office:value-type="float" office:value="44190">
            <text:p>44190</text:p>
          </table:table-cell>
          <table:table-cell office:value-type="float" office:value="8633348.571429">
            <text:p>8633348.57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527546853">
            <text:p>527546853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22304466">
            <text:p>422304466</text:p>
          </table:table-cell>
          <table:table-cell office:value-type="float" office:value="438467302">
            <text:p>438467302</text:p>
          </table:table-cell>
          <table:table-cell office:value-type="float" office:value="21033.333333">
            <text:p>21033.33</text:p>
          </table:table-cell>
          <table:table-cell office:value-type="float" office:value="1545321.428571">
            <text:p>1545321.43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37484">
            <text:p>37484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1777376">
            <text:p>1777376</text:p>
          </table:table-cell>
          <table:table-cell office:value-type="float" office:value="72214">
            <text:p>72214</text:p>
          </table:table-cell>
          <table:table-cell office:value-type="float" office:value="23156.666667">
            <text:p>23156.67</text:p>
          </table:table-cell>
          <table:table-cell office:value-type="float" office:value="7088027.142857">
            <text:p>7088027.1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430673060">
            <text:p>430673060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449367656">
            <text:p>449367656</text:p>
          </table:table-cell>
          <table:table-cell office:value-type="float" office:value="365437956">
            <text:p>365437956</text:p>
          </table:table-cell>
          <table:table-cell office:value-type="float" office:value="98866.666667">
            <text:p>98866.67</text:p>
          </table:table-cell>
          <table:table-cell office:value-type="float" office:value="8559878.571429">
            <text:p>8559878.57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430649973">
            <text:p>430649973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447372252">
            <text:p>447372252</text:p>
          </table:table-cell>
          <table:table-cell office:value-type="float" office:value="365332966">
            <text:p>365332966</text:p>
          </table:table-cell>
          <table:table-cell office:value-type="float" office:value="49390">
            <text:p>49390</text:p>
          </table:table-cell>
          <table:table-cell office:value-type="float" office:value="2050732.857143">
            <text:p>2050732.86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23087">
            <text:p>23087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995404">
            <text:p>1995404</text:p>
          </table:table-cell>
          <table:table-cell office:value-type="float" office:value="104990">
            <text:p>104990</text:p>
          </table:table-cell>
          <table:table-cell office:value-type="float" office:value="49476.666667">
            <text:p>49476.67</text:p>
          </table:table-cell>
          <table:table-cell office:value-type="float" office:value="6509145.714286">
            <text:p>6509145.71</text:p>
          </table:table-cell>
          <table:table-cell table:number-columns-repeated="24"/>
        </table:table-row>
      </table:table>
      <table:table table:name="Sheet8" table:style-name="ta1" table:print="false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/>
          <table:table-cell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38454197.5">
            <text:p>38454197.5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70158636">
            <text:p>70158636</text:p>
          </table:table-cell>
          <table:table-cell office:value-type="float" office:value="16752418">
            <text:p>16752418</text:p>
          </table:table-cell>
          <table:table-cell office:value-type="float" office:value="105990">
            <text:p>105990</text:p>
          </table:table-cell>
          <table:table-cell office:value-type="float" office:value="32873990">
            <text:p>32873990</text:p>
          </table:table-cell>
          <table:table-cell/>
          <table:table-cell office:value-type="float" office:value="1">
            <text:p>1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0987511.5">
            <text:p>20987511.5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305026">
            <text:p>14305026</text:p>
          </table:table-cell>
          <table:table-cell office:value-type="float" office:value="14470358">
            <text:p>14470358</text:p>
          </table:table-cell>
          <table:table-cell office:value-type="float" office:value="44846.666667">
            <text:p>44846.67</text:p>
          </table:table-cell>
          <table:table-cell office:value-type="float" office:value="19223260">
            <text:p>192232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office:value-type="float" office:value="130037804.2">
            <text:p>130037804.2</text:p>
          </table:table-cell>
          <table:table-cell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41244261">
            <text:p>41244261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66888232">
            <text:p>66888232</text:p>
          </table:table-cell>
          <table:table-cell office:value-type="float" office:value="20309900">
            <text:p>20309900</text:p>
          </table:table-cell>
          <table:table-cell office:value-type="float" office:value="90913.333333">
            <text:p>90913.33</text:p>
          </table:table-cell>
          <table:table-cell office:value-type="float" office:value="27317790">
            <text:p>27317790</text:p>
          </table:table-cell>
          <table:table-cell/>
          <table:table-cell office:value-type="float" office:value="2">
            <text:p>2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32784876">
            <text:p>32784876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29748022">
            <text:p>29748022</text:p>
          </table:table-cell>
          <table:table-cell office:value-type="float" office:value="41599618">
            <text:p>41599618</text:p>
          </table:table-cell>
          <table:table-cell office:value-type="float" office:value="60053.333333">
            <text:p>60053.33</text:p>
          </table:table-cell>
          <table:table-cell office:value-type="float" office:value="19843037.142857">
            <text:p>19843037.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07943410.5">
            <text:p>107943410.5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111766154">
            <text:p>111766154</text:p>
          </table:table-cell>
          <table:table-cell office:value-type="float" office:value="51210736">
            <text:p>51210736</text:p>
          </table:table-cell>
          <table:table-cell office:value-type="float" office:value="75726.666667">
            <text:p>75726.67</text:p>
          </table:table-cell>
          <table:table-cell office:value-type="float" office:value="23115522.857143">
            <text:p>23115522.86</text:p>
          </table:table-cell>
          <table:table-cell/>
          <table:table-cell office:value-type="float" office:value="3">
            <text:p>3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42825868.5">
            <text:p>42825868.5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441490">
            <text:p>53441490</text:p>
          </table:table-cell>
          <table:table-cell office:value-type="float" office:value="53564668">
            <text:p>53564668</text:p>
          </table:table-cell>
          <table:table-cell office:value-type="float" office:value="45370">
            <text:p>45370</text:p>
          </table:table-cell>
          <table:table-cell office:value-type="float" office:value="18516268.571429">
            <text:p>18516268.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37123374">
            <text:p>137123374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150561544">
            <text:p>150561544</text:p>
          </table:table-cell>
          <table:table-cell office:value-type="float" office:value="58703328">
            <text:p>58703328</text:p>
          </table:table-cell>
          <table:table-cell office:value-type="float" office:value="45616.666667">
            <text:p>45616.67</text:p>
          </table:table-cell>
          <table:table-cell office:value-type="float" office:value="21525651.428571">
            <text:p>21525651.43</text:p>
          </table:table-cell>
          <table:table-cell/>
          <table:table-cell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86002612">
            <text:p>86002612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143431524">
            <text:p>143431524</text:p>
          </table:table-cell>
          <table:table-cell office:value-type="float" office:value="65991848">
            <text:p>65991848</text:p>
          </table:table-cell>
          <table:table-cell office:value-type="float" office:value="43183.333333">
            <text:p>43183.33</text:p>
          </table:table-cell>
          <table:table-cell office:value-type="float" office:value="15217987.142857">
            <text:p>15217987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65378687.5">
            <text:p>165378687.5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84855136">
            <text:p>184855136</text:p>
          </table:table-cell>
          <table:table-cell office:value-type="float" office:value="101683022">
            <text:p>101683022</text:p>
          </table:table-cell>
          <table:table-cell office:value-type="float" office:value="57176.666667">
            <text:p>57176.67</text:p>
          </table:table-cell>
          <table:table-cell office:value-type="float" office:value="16787151.428571">
            <text:p>16787151.43</text:p>
          </table:table-cell>
          <table:table-cell/>
          <table:table-cell office:value-type="float" office:value="5">
            <text:p>5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84139970.5">
            <text:p>84139970.5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248276888">
            <text:p>248276888</text:p>
          </table:table-cell>
          <table:table-cell office:value-type="float" office:value="107240068">
            <text:p>107240068</text:p>
          </table:table-cell>
          <table:table-cell office:value-type="float" office:value="46823.333333">
            <text:p>46823.33</text:p>
          </table:table-cell>
          <table:table-cell office:value-type="float" office:value="14058375.714286">
            <text:p>14058375.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229995578">
            <text:p>229995578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213180538">
            <text:p>213180538</text:p>
          </table:table-cell>
          <table:table-cell office:value-type="float" office:value="120337860">
            <text:p>120337860</text:p>
          </table:table-cell>
          <table:table-cell office:value-type="float" office:value="43636.666667">
            <text:p>43636.67</text:p>
          </table:table-cell>
          <table:table-cell office:value-type="float" office:value="14224918.571429">
            <text:p>14224918.57</text:p>
          </table:table-cell>
          <table:table-cell/>
          <table:table-cell office:value-type="float" office:value="6">
            <text:p>6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58101655.5">
            <text:p>158101655.5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284814664">
            <text:p>284814664</text:p>
          </table:table-cell>
          <table:table-cell office:value-type="float" office:value="162859560">
            <text:p>162859560</text:p>
          </table:table-cell>
          <table:table-cell office:value-type="float" office:value="48863.333333">
            <text:p>48863.33</text:p>
          </table:table-cell>
          <table:table-cell office:value-type="float" office:value="13192774.285714">
            <text:p>13192774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284306198.5">
            <text:p>284306198.5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255942910">
            <text:p>255942910</text:p>
          </table:table-cell>
          <table:table-cell office:value-type="float" office:value="185936394">
            <text:p>185936394</text:p>
          </table:table-cell>
          <table:table-cell office:value-type="float" office:value="49663.333333">
            <text:p>49663.33</text:p>
          </table:table-cell>
          <table:table-cell office:value-type="float" office:value="14322971.428571">
            <text:p>14322971.43</text:p>
          </table:table-cell>
          <table:table-cell/>
          <table:table-cell office:value-type="float" office:value="7">
            <text:p>7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41197641">
            <text:p>141197641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287718776">
            <text:p>287718776</text:p>
          </table:table-cell>
          <table:table-cell office:value-type="float" office:value="162157388">
            <text:p>162157388</text:p>
          </table:table-cell>
          <table:table-cell office:value-type="float" office:value="47070">
            <text:p>47070</text:p>
          </table:table-cell>
          <table:table-cell office:value-type="float" office:value="11714560">
            <text:p>117145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637565762">
            <text:p>637565762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763183536">
            <text:p>763183536</text:p>
          </table:table-cell>
          <table:table-cell office:value-type="float" office:value="363373882">
            <text:p>363373882</text:p>
          </table:table-cell>
          <table:table-cell office:value-type="float" office:value="45870">
            <text:p>45870</text:p>
          </table:table-cell>
          <table:table-cell office:value-type="float" office:value="89907754.285714">
            <text:p>89907754.29</text:p>
          </table:table-cell>
          <table:table-cell/>
          <table:table-cell office:value-type="float" office:value="8">
            <text:p>8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319307835.5">
            <text:p>319307835.5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734072484">
            <text:p>734072484</text:p>
          </table:table-cell>
          <table:table-cell office:value-type="float" office:value="247974838">
            <text:p>247974838</text:p>
          </table:table-cell>
          <table:table-cell office:value-type="float" office:value="51590">
            <text:p>51590</text:p>
          </table:table-cell>
          <table:table-cell office:value-type="float" office:value="11604187.142857">
            <text:p>11604187.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417144733">
            <text:p>417144733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768782880">
            <text:p>768782880</text:p>
          </table:table-cell>
          <table:table-cell office:value-type="float" office:value="441546552">
            <text:p>441546552</text:p>
          </table:table-cell>
          <table:table-cell office:value-type="float" office:value="44526.666667">
            <text:p>44526.67</text:p>
          </table:table-cell>
          <table:table-cell office:value-type="float" office:value="35825950">
            <text:p>35825950</text:p>
          </table:table-cell>
          <table:table-cell/>
          <table:table-cell office:value-type="float" office:value="9">
            <text:p>9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440592536">
            <text:p>440592536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692590872">
            <text:p>692590872</text:p>
          </table:table-cell>
          <table:table-cell office:value-type="float" office:value="323428452">
            <text:p>323428452</text:p>
          </table:table-cell>
          <table:table-cell office:value-type="float" office:value="49820">
            <text:p>49820</text:p>
          </table:table-cell>
          <table:table-cell office:value-type="float" office:value="10141170">
            <text:p>101411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441916136.5">
            <text:p>441916136.5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763615144">
            <text:p>763615144</text:p>
          </table:table-cell>
          <table:table-cell office:value-type="float" office:value="394416868">
            <text:p>394416868</text:p>
          </table:table-cell>
          <table:table-cell office:value-type="float" office:value="46583.333333">
            <text:p>46583.33</text:p>
          </table:table-cell>
          <table:table-cell office:value-type="float" office:value="119065494.285714">
            <text:p>119065494.29</text:p>
          </table:table-cell>
          <table:table-cell/>
          <table:table-cell office:value-type="float" office:value="10">
            <text:p>10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414063688.5">
            <text:p>414063688.5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796797776">
            <text:p>796797776</text:p>
          </table:table-cell>
          <table:table-cell office:value-type="float" office:value="444614772">
            <text:p>444614772</text:p>
          </table:table-cell>
          <table:table-cell office:value-type="float" office:value="47863.333333">
            <text:p>47863.33</text:p>
          </table:table-cell>
          <table:table-cell office:value-type="float" office:value="12561882.857143">
            <text:p>12561882.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405770588">
            <text:p>405770588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757995434">
            <text:p>757995434</text:p>
          </table:table-cell>
          <table:table-cell office:value-type="float" office:value="461099326">
            <text:p>461099326</text:p>
          </table:table-cell>
          <table:table-cell office:value-type="float" office:value="50643.333333">
            <text:p>50643.33</text:p>
          </table:table-cell>
          <table:table-cell office:value-type="float" office:value="89863267.142857">
            <text:p>89863267.14</text:p>
          </table:table-cell>
          <table:table-cell/>
          <table:table-cell office:value-type="float" office:value="11">
            <text:p>11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480062438.5">
            <text:p>480062438.5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794463938">
            <text:p>794463938</text:p>
          </table:table-cell>
          <table:table-cell office:value-type="float" office:value="453704950">
            <text:p>453704950</text:p>
          </table:table-cell>
          <table:table-cell office:value-type="float" office:value="45720">
            <text:p>45720</text:p>
          </table:table-cell>
          <table:table-cell office:value-type="float" office:value="26680198.571429">
            <text:p>26680198.57</text:p>
          </table:table-cell>
        </table:table-row>
        <table:table-row table:style-name="ro1">
          <table:table-cell table:number-columns-repeated="11"/>
          <table:table-cell>
            <draw:frame table:end-cell-address="Sheet8.U42" table:end-x="0.8453in" table:end-y="0.1654in" draw:z-index="1" draw:style-name="gr1" svg:width="8.8402in" svg:height="4.7902in" svg:x="0.0063in" svg:y="0.176in">
              <draw:object draw:notify-on-update-of-ranges="Sheet8.L3:Sheet8.L14 Sheet8.M2:Sheet8.M2 Sheet8.M3:Sheet8.M14 Sheet8.N2:Sheet8.N2 Sheet8.N3:Sheet8.N14 Sheet8.O2:Sheet8.O2 Sheet8.O3:Sheet8.O14 Sheet8.P2:Sheet8.P2 Sheet8.P3:Sheet8.P14 Sheet8.Q2:Sheet8.Q2 Sheet8.Q3:Sheet8.Q14 Sheet8.R2:Sheet8.R2 Sheet8.R3:Sheet8.R14 Sheet8.S2:Sheet8.S2 Sheet8.S3:Sheet8.S14 Sheet8.T2:Sheet8.T2 Sheet8.T3:Sheet8.T14 Sheet8.U2:Sheet8.U2 Sheet8.U3:Sheet8.U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  <table:table-cell>
            <draw:frame table:end-cell-address="Sheet8.AF42" table:end-x="0.839in" table:end-y="0.1638in" draw:z-index="3" draw:style-name="gr1" svg:width="8.8402in" svg:height="4.7902in" svg:x="0.0004in" svg:y="0.1744in">
              <draw:object draw:notify-on-update-of-ranges="Sheet8.W3:Sheet8.W14 Sheet8.X2:Sheet8.X2 Sheet8.X3:Sheet8.X14 Sheet8.Y2:Sheet8.Y2 Sheet8.Y3:Sheet8.Y14 Sheet8.Z2:Sheet8.Z2 Sheet8.Z3:Sheet8.Z14 Sheet8.AA2:Sheet8.AA2 Sheet8.AA3:Sheet8.AA14 Sheet8.AB2:Sheet8.AB2 Sheet8.AB3:Sheet8.AB14 Sheet8.AC2:Sheet8.AC2 Sheet8.AC3:Sheet8.AC14 Sheet8.AD2:Sheet8.AD2 Sheet8.AD3:Sheet8.AD14 Sheet8.AE2:Sheet8.AE2 Sheet8.AE3:Sheet8.AE14 Sheet8.AF2:Sheet8.AF2 Sheet8.AF3:Sheet8.AF1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>
            <draw:frame table:end-cell-address="Sheet8.J42" table:end-x="0.8343in" table:end-y="0.1236in" draw:z-index="0" draw:style-name="gr1" svg:width="8.7697in" svg:height="4.6957in" svg:x="0.0657in" svg:y="0.0508in">
              <draw:object draw:notify-on-update-of-ranges="Sheet8.A3:Sheet8.A14 Sheet8.B2:Sheet8.B2 Sheet8.B3:Sheet8.B14 Sheet8.C2:Sheet8.C2 Sheet8.C3:Sheet8.C14 Sheet8.D2:Sheet8.D2 Sheet8.D3:Sheet8.D14 Sheet8.E2:Sheet8.E2 Sheet8.E3:Sheet8.E14 Sheet8.F2:Sheet8.F2 Sheet8.F3:Sheet8.F14 Sheet8.G2:Sheet8.G2 Sheet8.G3:Sheet8.G14 Sheet8.H2:Sheet8.H2 Sheet8.H3:Sheet8.H14 Sheet8.I2:Sheet8.I2 Sheet8.I3:Sheet8.I14 Sheet8.J2:Sheet8.J2 Sheet8.J3:Sheet8.J14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31"/>
        </table:table-row>
        <table:table-row table:style-name="ro1" table:number-rows-repeated="27">
          <table:table-cell table:number-columns-repeated="32"/>
        </table:table-row>
        <table:table-row table:style-name="ro1">
          <table:table-cell table:number-columns-repeated="11"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/>
          <table:table-cell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</table:table-row>
        <table:table-row table:style-name="ro1"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8313382">
            <text:p>18313382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7520042">
            <text:p>7520042</text:p>
          </table:table-cell>
          <table:table-cell office:value-type="float" office:value="1045040">
            <text:p>1045040</text:p>
          </table:table-cell>
          <table:table-cell office:value-type="float" office:value="53180">
            <text:p>53180</text:p>
          </table:table-cell>
          <table:table-cell office:value-type="float" office:value="20687827.142857">
            <text:p>20687827.14</text:p>
          </table:table-cell>
          <table:table-cell/>
          <table:table-cell office:value-type="float" office:value="1">
            <text:p>1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11892529">
            <text:p>11892529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10454722">
            <text:p>10454722</text:p>
          </table:table-cell>
          <table:table-cell office:value-type="float" office:value="865764">
            <text:p>865764</text:p>
          </table:table-cell>
          <table:table-cell office:value-type="float" office:value="35883.333333">
            <text:p>35883.33</text:p>
          </table:table-cell>
          <table:table-cell office:value-type="float" office:value="17595285.714286">
            <text:p>17595285.71</text:p>
          </table:table-cell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4889911">
            <text:p>4889911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161162">
            <text:p>9161162</text:p>
          </table:table-cell>
          <table:table-cell office:value-type="float" office:value="954120">
            <text:p>954120</text:p>
          </table:table-cell>
          <table:table-cell office:value-type="float" office:value="30163.333333">
            <text:p>30163.33</text:p>
          </table:table-cell>
          <table:table-cell office:value-type="float" office:value="17371857.142857">
            <text:p>17371857.14</text:p>
          </table:table-cell>
          <table:table-cell/>
          <table:table-cell office:value-type="float" office:value="2">
            <text:p>2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9961189.5">
            <text:p>9961189.5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9522792">
            <text:p>9522792</text:p>
          </table:table-cell>
          <table:table-cell office:value-type="float" office:value="580544">
            <text:p>580544</text:p>
          </table:table-cell>
          <table:table-cell office:value-type="float" office:value="40043.333333">
            <text:p>40043.33</text:p>
          </table:table-cell>
          <table:table-cell office:value-type="float" office:value="16168594.285714">
            <text:p>16168594.29</text:p>
          </table:table-cell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4565561.5">
            <text:p>4565561.5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4153198">
            <text:p>4153198</text:p>
          </table:table-cell>
          <table:table-cell office:value-type="float" office:value="526102">
            <text:p>526102</text:p>
          </table:table-cell>
          <table:table-cell office:value-type="float" office:value="18923.333333">
            <text:p>18923.33</text:p>
          </table:table-cell>
          <table:table-cell office:value-type="float" office:value="11327940">
            <text:p>11327940</text:p>
          </table:table-cell>
          <table:table-cell/>
          <table:table-cell office:value-type="float" office:value="3">
            <text:p>3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9037193">
            <text:p>9037193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7256742">
            <text:p>7256742</text:p>
          </table:table-cell>
          <table:table-cell office:value-type="float" office:value="325732">
            <text:p>325732</text:p>
          </table:table-cell>
          <table:table-cell office:value-type="float" office:value="25970">
            <text:p>25970</text:p>
          </table:table-cell>
          <table:table-cell office:value-type="float" office:value="16796134.285714">
            <text:p>16796134.29</text:p>
          </table:table-cell>
        </table:table-row>
        <table:table-row table:style-name="ro1"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3285659.5">
            <text:p>3285659.5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3711624">
            <text:p>3711624</text:p>
          </table:table-cell>
          <table:table-cell office:value-type="float" office:value="463888">
            <text:p>463888</text:p>
          </table:table-cell>
          <table:table-cell office:value-type="float" office:value="9126.666667">
            <text:p>9126.67</text:p>
          </table:table-cell>
          <table:table-cell office:value-type="float" office:value="13172637.142857">
            <text:p>13172637.14</text:p>
          </table:table-cell>
          <table:table-cell/>
          <table:table-cell office:value-type="float" office:value="4">
            <text:p>4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5185099">
            <text:p>5185099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6589252">
            <text:p>6589252</text:p>
          </table:table-cell>
          <table:table-cell office:value-type="float" office:value="261964">
            <text:p>261964</text:p>
          </table:table-cell>
          <table:table-cell office:value-type="float" office:value="21596.666667">
            <text:p>21596.67</text:p>
          </table:table-cell>
          <table:table-cell office:value-type="float" office:value="12900755.714286">
            <text:p>12900755.71</text:p>
          </table:table-cell>
        </table:table-row>
        <table:table-row table:style-name="ro1"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814672">
            <text:p>3814672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001004">
            <text:p>3001004</text:p>
          </table:table-cell>
          <table:table-cell office:value-type="float" office:value="324026">
            <text:p>324026</text:p>
          </table:table-cell>
          <table:table-cell office:value-type="float" office:value="9530">
            <text:p>9530</text:p>
          </table:table-cell>
          <table:table-cell office:value-type="float" office:value="12419904.285714">
            <text:p>12419904.29</text:p>
          </table:table-cell>
          <table:table-cell/>
          <table:table-cell office:value-type="float" office:value="5">
            <text:p>5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5215272">
            <text:p>5215272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4846544">
            <text:p>4846544</text:p>
          </table:table-cell>
          <table:table-cell office:value-type="float" office:value="187288">
            <text:p>187288</text:p>
          </table:table-cell>
          <table:table-cell office:value-type="float" office:value="20860">
            <text:p>20860</text:p>
          </table:table-cell>
          <table:table-cell office:value-type="float" office:value="11854448.571429">
            <text:p>11854448.57</text:p>
          </table:table-cell>
        </table:table-row>
        <table:table-row table:style-name="ro1"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3189674.5">
            <text:p>3189674.5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465054">
            <text:p>2465054</text:p>
          </table:table-cell>
          <table:table-cell office:value-type="float" office:value="213486">
            <text:p>213486</text:p>
          </table:table-cell>
          <table:table-cell office:value-type="float" office:value="6230">
            <text:p>6230</text:p>
          </table:table-cell>
          <table:table-cell office:value-type="float" office:value="10826264.285714">
            <text:p>10826264.29</text:p>
          </table:table-cell>
          <table:table-cell/>
          <table:table-cell office:value-type="float" office:value="6">
            <text:p>6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4131071">
            <text:p>4131071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4313416">
            <text:p>4313416</text:p>
          </table:table-cell>
          <table:table-cell office:value-type="float" office:value="146310">
            <text:p>146310</text:p>
          </table:table-cell>
          <table:table-cell office:value-type="float" office:value="19576.666667">
            <text:p>19576.67</text:p>
          </table:table-cell>
          <table:table-cell office:value-type="float" office:value="11161912.857143">
            <text:p>11161912.86</text:p>
          </table:table-cell>
        </table:table-row>
        <table:table-row table:style-name="ro1"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2729625">
            <text:p>2729625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2089836">
            <text:p>2089836</text:p>
          </table:table-cell>
          <table:table-cell office:value-type="float" office:value="173620">
            <text:p>173620</text:p>
          </table:table-cell>
          <table:table-cell office:value-type="float" office:value="6220">
            <text:p>6220</text:p>
          </table:table-cell>
          <table:table-cell office:value-type="float" office:value="10027215.714286">
            <text:p>10027215.71</text:p>
          </table:table-cell>
          <table:table-cell/>
          <table:table-cell office:value-type="float" office:value="7">
            <text:p>7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3679595.5">
            <text:p>3679595.5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3190838">
            <text:p>3190838</text:p>
          </table:table-cell>
          <table:table-cell office:value-type="float" office:value="139284">
            <text:p>139284</text:p>
          </table:table-cell>
          <table:table-cell office:value-type="float" office:value="17143.333333">
            <text:p>17143.33</text:p>
          </table:table-cell>
          <table:table-cell office:value-type="float" office:value="10184702.857143">
            <text:p>10184702.86</text:p>
          </table:table-cell>
        </table:table-row>
        <table:table-row table:style-name="ro1"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4192.5">
            <text:p>4192.5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5358">
            <text:p>5358</text:p>
          </table:table-cell>
          <table:table-cell office:value-type="float" office:value="106388">
            <text:p>106388</text:p>
          </table:table-cell>
          <table:table-cell office:value-type="float" office:value="5093.333333">
            <text:p>5093.33</text:p>
          </table:table-cell>
          <table:table-cell office:value-type="float" office:value="7493224.285714">
            <text:p>7493224.29</text:p>
          </table:table-cell>
          <table:table-cell/>
          <table:table-cell office:value-type="float" office:value="8">
            <text:p>8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14880">
            <text:p>14880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325564">
            <text:p>325564</text:p>
          </table:table-cell>
          <table:table-cell office:value-type="float" office:value="125182">
            <text:p>125182</text:p>
          </table:table-cell>
          <table:table-cell office:value-type="float" office:value="17273.333333">
            <text:p>17273.33</text:p>
          </table:table-cell>
          <table:table-cell office:value-type="float" office:value="9217901.428571">
            <text:p>9217901.43</text:p>
          </table:table-cell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3357.5">
            <text:p>3357.5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2620">
            <text:p>2620</text:p>
          </table:table-cell>
          <table:table-cell office:value-type="float" office:value="88104">
            <text:p>88104</text:p>
          </table:table-cell>
          <table:table-cell office:value-type="float" office:value="4450">
            <text:p>4450</text:p>
          </table:table-cell>
          <table:table-cell office:value-type="float" office:value="8024144.285714">
            <text:p>8024144.29</text:p>
          </table:table-cell>
          <table:table-cell/>
          <table:table-cell office:value-type="float" office:value="9">
            <text:p>9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11869">
            <text:p>11869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463232">
            <text:p>463232</text:p>
          </table:table-cell>
          <table:table-cell office:value-type="float" office:value="115918">
            <text:p>115918</text:p>
          </table:table-cell>
          <table:table-cell office:value-type="float" office:value="15383.333333">
            <text:p>15383.33</text:p>
          </table:table-cell>
          <table:table-cell office:value-type="float" office:value="8462105.714286">
            <text:p>8462105.71</text:p>
          </table:table-cell>
        </table:table-row>
        <table:table-row table:style-name="ro1"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2604">
            <text:p>2604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2630">
            <text:p>2630</text:p>
          </table:table-cell>
          <table:table-cell office:value-type="float" office:value="97350">
            <text:p>97350</text:p>
          </table:table-cell>
          <table:table-cell office:value-type="float" office:value="4270">
            <text:p>4270</text:p>
          </table:table-cell>
          <table:table-cell office:value-type="float" office:value="4137932.857143">
            <text:p>4137932.86</text:p>
          </table:table-cell>
          <table:table-cell/>
          <table:table-cell office:value-type="float" office:value="10">
            <text:p>1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9976">
            <text:p>9976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115974">
            <text:p>115974</text:p>
          </table:table-cell>
          <table:table-cell office:value-type="float" office:value="70386">
            <text:p>70386</text:p>
          </table:table-cell>
          <table:table-cell office:value-type="float" office:value="13703.333333">
            <text:p>13703.33</text:p>
          </table:table-cell>
          <table:table-cell office:value-type="float" office:value="6171344.285714">
            <text:p>6171344.29</text:p>
          </table:table-cell>
        </table:table-row>
        <table:table-row table:style-name="ro1"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851">
            <text:p>1851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2400">
            <text:p>2400</text:p>
          </table:table-cell>
          <table:table-cell office:value-type="float" office:value="87920">
            <text:p>87920</text:p>
          </table:table-cell>
          <table:table-cell office:value-type="float" office:value="4210">
            <text:p>4210</text:p>
          </table:table-cell>
          <table:table-cell office:value-type="float" office:value="4906125.714286">
            <text:p>4906125.71</text:p>
          </table:table-cell>
          <table:table-cell/>
          <table:table-cell office:value-type="float" office:value="11">
            <text:p>11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8903.5">
            <text:p>8903.5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25992">
            <text:p>25992</text:p>
          </table:table-cell>
          <table:table-cell office:value-type="float" office:value="73470">
            <text:p>73470</text:p>
          </table:table-cell>
          <table:table-cell office:value-type="float" office:value="12206.666667">
            <text:p>12206.67</text:p>
          </table:table-cell>
          <table:table-cell office:value-type="float" office:value="4894704.285714">
            <text:p>4894704.2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>
            <draw:frame table:end-cell-address="Sheet8.U84" table:end-x="0.839in" table:end-y="0.1732in" draw:z-index="2" draw:style-name="gr1" svg:width="8.8402in" svg:height="4.7898in" svg:x="0in" svg:y="0.0063in">
              <draw:object draw:notify-on-update-of-ranges="Sheet8.L45:Sheet8.L56 Sheet8.M44:Sheet8.M44 Sheet8.M45:Sheet8.M56 Sheet8.N44:Sheet8.N44 Sheet8.N45:Sheet8.N56 Sheet8.O44:Sheet8.O44 Sheet8.O45:Sheet8.O56 Sheet8.P44:Sheet8.P44 Sheet8.P45:Sheet8.P56 Sheet8.Q44:Sheet8.Q44 Sheet8.Q45:Sheet8.Q56 Sheet8.R44:Sheet8.R44 Sheet8.R45:Sheet8.R56 Sheet8.S44:Sheet8.S44 Sheet8.S45:Sheet8.S56 Sheet8.T44:Sheet8.T44 Sheet8.T45:Sheet8.T56 Sheet8.U44:Sheet8.U44 Sheet8.U45:Sheet8.U56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  <table:table-cell>
            <draw:frame table:end-cell-address="Sheet8.AF84" table:end-x="0.839in" table:end-y="0.1677in" draw:z-index="4" draw:style-name="gr1" svg:width="8.8402in" svg:height="4.7898in" svg:x="0.0004in" svg:y="0.0008in">
              <draw:object draw:notify-on-update-of-ranges="Sheet8.W45:Sheet8.W56 Sheet8.X44:Sheet8.X44 Sheet8.X45:Sheet8.X56 Sheet8.Y44:Sheet8.Y44 Sheet8.Y45:Sheet8.Y56 Sheet8.Z44:Sheet8.Z44 Sheet8.Z45:Sheet8.Z56 Sheet8.AA44:Sheet8.AA44 Sheet8.AA45:Sheet8.AA56 Sheet8.AB44:Sheet8.AB44 Sheet8.AB45:Sheet8.AB56 Sheet8.AC44:Sheet8.AC44 Sheet8.AC45:Sheet8.AC56 Sheet8.AD44:Sheet8.AD44 Sheet8.AD45:Sheet8.AD56 Sheet8.AE44:Sheet8.AE44 Sheet8.AE45:Sheet8.AE56 Sheet8.AF44:Sheet8.AF44 Sheet8.AF45:Sheet8.AF5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9"/>
        </table:table-row>
      </table:table>
      <table:table table:name="Sheet9Sema" table:style-name="ta1" table:print="false">
        <table:table-column table:style-name="co9" table:default-cell-style-name="Default"/>
        <table:table-column table:style-name="co1" table:number-columns-repeated="144" table:default-cell-style-name="Default"/>
        <table:table-row table:style-name="ro2">
          <table:table-cell office:value-type="string">
            <text:p>SemaMutex&lt;Semaphore&gt; tps</text:p>
          </table:table-cell>
          <table:table-cell office:value-type="string">
            <text:p>SemaMutex&lt;UnslowSemaphore&gt; tps</text:p>
          </table:table-cell>
          <table:table-cell office:value-type="string">
            <text:p>SemaMutex&lt;CsevSemaphore&gt; tps</text:p>
          </table:table-cell>
          <table:table-cell office:value-type="string">
            <text:p>SemaMutex&lt;Semaphore&gt; rps</text:p>
          </table:table-cell>
          <table:table-cell office:value-type="string">
            <text:p>SemaMutex&lt;UnslowSemaphore&gt; rps</text:p>
          </table:table-cell>
          <table:table-cell office:value-type="string">
            <text:p>SemaMutex&lt;CsevSemaphore&gt; rps</text:p>
          </table:table-cell>
          <table:table-cell office:value-type="string">
            <text:p>SemaMutex&lt;Semaphore&gt; wps</text:p>
          </table:table-cell>
          <table:table-cell office:value-type="string">
            <text:p>SemaMutex&lt;UnslowSemaphore&gt; wps</text:p>
          </table:table-cell>
          <table:table-cell office:value-type="string">
            <text:p>SemaMutex&lt;CsevSemaphore&gt; wps</text:p>
          </table:table-cell>
          <table:table-cell office:value-type="string">
            <text:p>SemaMutex&lt;Semaphore&gt; rr</text:p>
          </table:table-cell>
          <table:table-cell office:value-type="string">
            <text:p>SemaMutex&lt;UnslowSemaphore&gt; rr</text:p>
          </table:table-cell>
          <table:table-cell office:value-type="string">
            <text:p>SemaMutex&lt;CsevSemaphore&gt; rr</text:p>
          </table:table-cell>
          <table:table-cell office:value-type="string">
            <text:p>SemaMutex&lt;Semaphore&gt; wr</text:p>
          </table:table-cell>
          <table:table-cell office:value-type="string">
            <text:p>SemaMutex&lt;UnslowSemaphore&gt; wr</text:p>
          </table:table-cell>
          <table:table-cell office:value-type="string">
            <text:p>SemaMutex&lt;CsevSemaphore&gt; wr</text:p>
          </table:table-cell>
          <table:table-cell office:value-type="string">
            <text:p>SemaMutex&lt;Semaphore&gt; r1rr</text:p>
          </table:table-cell>
          <table:table-cell office:value-type="string">
            <text:p>SemaMutex&lt;UnslowSemaphore&gt; r1rr</text:p>
          </table:table-cell>
          <table:table-cell office:value-type="string">
            <text:p>SemaMutex&lt;CsevSemaphore&gt; r1rr</text:p>
          </table:table-cell>
          <table:table-cell office:value-type="string">
            <text:p>SemaMutex&lt;Semaphore&gt; r1wr</text:p>
          </table:table-cell>
          <table:table-cell office:value-type="string">
            <text:p>SemaMutex&lt;UnslowSemaphore&gt; r1wr</text:p>
          </table:table-cell>
          <table:table-cell office:value-type="string">
            <text:p>SemaMutex&lt;CsevSemaphore&gt; r1wr</text:p>
          </table:table-cell>
          <table:table-cell table:number-columns-repeated="27"/>
          <table:table-cell office:value-type="float" office:value="46935.714286">
            <text:p>46935.71</text:p>
          </table:table-cell>
          <table:table-cell office:value-type="float" office:value="93921.428571">
            <text:p>93921.43</text:p>
          </table:table-cell>
          <table:table-cell office:value-type="float" office:value="41958.571429">
            <text:p>41958.57</text:p>
          </table:table-cell>
          <table:table-cell office:value-type="float" office:value="44552.857143">
            <text:p>44552.86</text:p>
          </table:table-cell>
          <table:table-cell office:value-type="float" office:value="48631.428571">
            <text:p>48631.43</text:p>
          </table:table-cell>
          <table:table-cell office:value-type="float" office:value="46641.428571">
            <text:p>46641.43</text:p>
          </table:table-cell>
          <table:table-cell office:value-type="float" office:value="47228.571429">
            <text:p>47228.57</text:p>
          </table:table-cell>
          <table:table-cell office:value-type="float" office:value="51521.428571">
            <text:p>51521.43</text:p>
          </table:table-cell>
          <table:table-cell office:value-type="float" office:value="47215.714286">
            <text:p>47215.71</text:p>
          </table:table-cell>
          <table:table-cell office:value-type="float" office:value="49527.142857">
            <text:p>49527.14</text:p>
          </table:table-cell>
          <table:table-cell office:value-type="float" office:value="48965.714286">
            <text:p>48965.71</text:p>
          </table:table-cell>
          <table:table-cell office:value-type="float" office:value="46791.428571">
            <text:p>46791.43</text:p>
          </table:table-cell>
          <table:table-cell office:value-type="float" office:value="47497.142857">
            <text:p>47497.14</text:p>
          </table:table-cell>
          <table:table-cell office:value-type="float" office:value="55327.142857">
            <text:p>55327.14</text:p>
          </table:table-cell>
          <table:table-cell office:value-type="float" office:value="67667.142857">
            <text:p>67667.14</text:p>
          </table:table-cell>
          <table:table-cell office:value-type="float" office:value="49954.285714">
            <text:p>49954.29</text:p>
          </table:table-cell>
          <table:table-cell office:value-type="float" office:value="47100">
            <text:p>47100</text:p>
          </table:table-cell>
          <table:table-cell office:value-type="float" office:value="46152.857143">
            <text:p>46152.86</text:p>
          </table:table-cell>
          <table:table-cell office:value-type="float" office:value="47692.857143">
            <text:p>47692.86</text:p>
          </table:table-cell>
          <table:table-cell office:value-type="float" office:value="47981.428571">
            <text:p>47981.43</text:p>
          </table:table-cell>
          <table:table-cell office:value-type="float" office:value="47732.857143">
            <text:p>47732.86</text:p>
          </table:table-cell>
          <table:table-cell office:value-type="float" office:value="47660">
            <text:p>47660</text:p>
          </table:table-cell>
          <table:table-cell office:value-type="float" office:value="44965.714286">
            <text:p>44965.71</text:p>
          </table:table-cell>
          <table:table-cell office:value-type="float" office:value="45177.142857">
            <text:p>45177.14</text:p>
          </table:table-cell>
          <table:table-cell office:value-type="float" office:value="47482.857143">
            <text:p>47482.86</text:p>
          </table:table-cell>
          <table:table-cell office:value-type="float" office:value="47964.285714">
            <text:p>47964.29</text:p>
          </table:table-cell>
          <table:table-cell office:value-type="float" office:value="47335.714286">
            <text:p>47335.71</text:p>
          </table:table-cell>
          <table:table-cell office:value-type="float" office:value="48592.857143">
            <text:p>48592.86</text:p>
          </table:table-cell>
          <table:table-cell office:value-type="float" office:value="48900">
            <text:p>48900</text:p>
          </table:table-cell>
          <table:table-cell office:value-type="float" office:value="48310">
            <text:p>48310</text:p>
          </table:table-cell>
          <table:table-cell office:value-type="float" office:value="59481.428571">
            <text:p>59481.43</text:p>
          </table:table-cell>
          <table:table-cell office:value-type="float" office:value="49072.857143">
            <text:p>49072.86</text:p>
          </table:table-cell>
          <table:table-cell office:value-type="float" office:value="47701.428571">
            <text:p>47701.43</text:p>
          </table:table-cell>
          <table:table-cell office:value-type="float" office:value="48987.142857">
            <text:p>48987.14</text:p>
          </table:table-cell>
          <table:table-cell office:value-type="float" office:value="45174.285714">
            <text:p>45174.29</text:p>
          </table:table-cell>
          <table:table-cell office:value-type="float" office:value="56740">
            <text:p>56740</text:p>
          </table:table-cell>
          <table:table-cell office:value-type="float" office:value="46050">
            <text:p>46050</text:p>
          </table:table-cell>
          <table:table-cell office:value-type="float" office:value="49740">
            <text:p>49740</text:p>
          </table:table-cell>
          <table:table-cell office:value-type="float" office:value="50180">
            <text:p>50180</text:p>
          </table:table-cell>
          <table:table-cell office:value-type="float" office:value="49084.285714">
            <text:p>49084.29</text:p>
          </table:table-cell>
          <table:table-cell office:value-type="float" office:value="47692.857143">
            <text:p>47692.86</text:p>
          </table:table-cell>
          <table:table-cell office:value-type="float" office:value="49015.714286">
            <text:p>49015.71</text:p>
          </table:table-cell>
          <table:table-cell office:value-type="float" office:value="48892.857143">
            <text:p>48892.86</text:p>
          </table:table-cell>
          <table:table-cell office:value-type="float" office:value="48908.571429">
            <text:p>48908.57</text:p>
          </table:table-cell>
          <table:table-cell office:value-type="float" office:value="57370">
            <text:p>57370</text:p>
          </table:table-cell>
          <table:table-cell office:value-type="float" office:value="59537.142857">
            <text:p>59537.14</text:p>
          </table:table-cell>
          <table:table-cell office:value-type="float" office:value="55892.857143">
            <text:p>55892.86</text:p>
          </table:table-cell>
          <table:table-cell office:value-type="float" office:value="47394.285714">
            <text:p>47394.29</text:p>
          </table:table-cell>
          <table:table-cell office:value-type="float" office:value="46788.571429">
            <text:p>46788.57</text:p>
          </table:table-cell>
          <table:table-cell office:value-type="float" office:value="51170">
            <text:p>51170</text:p>
          </table:table-cell>
          <table:table-cell office:value-type="float" office:value="47068.571429">
            <text:p>47068.57</text:p>
          </table:table-cell>
          <table:table-cell office:value-type="float" office:value="45315.714286">
            <text:p>45315.71</text:p>
          </table:table-cell>
          <table:table-cell office:value-type="float" office:value="46927.142857">
            <text:p>46927.14</text:p>
          </table:table-cell>
          <table:table-cell office:value-type="float" office:value="47032.857143">
            <text:p>47032.86</text:p>
          </table:table-cell>
          <table:table-cell office:value-type="float" office:value="49078.571429">
            <text:p>49078.57</text:p>
          </table:table-cell>
          <table:table-cell office:value-type="float" office:value="49080">
            <text:p>49080</text:p>
          </table:table-cell>
          <table:table-cell office:value-type="float" office:value="47270">
            <text:p>47270</text:p>
          </table:table-cell>
          <table:table-cell office:value-type="float" office:value="46340">
            <text:p>46340</text:p>
          </table:table-cell>
          <table:table-cell office:value-type="float" office:value="48275.714286">
            <text:p>48275.71</text:p>
          </table:table-cell>
          <table:table-cell office:value-type="float" office:value="49348.571429">
            <text:p>49348.57</text:p>
          </table:table-cell>
          <table:table-cell office:value-type="float" office:value="48085.714286">
            <text:p>48085.71</text:p>
          </table:table-cell>
          <table:table-cell office:value-type="float" office:value="44880">
            <text:p>44880</text:p>
          </table:table-cell>
          <table:table-cell office:value-type="float" office:value="50391.428571">
            <text:p>50391.43</text:p>
          </table:table-cell>
          <table:table-cell office:value-type="float" office:value="46651.428571">
            <text:p>46651.43</text:p>
          </table:table-cell>
          <table:table-cell office:value-type="float" office:value="49235.714286">
            <text:p>49235.71</text:p>
          </table:table-cell>
          <table:table-cell office:value-type="float" office:value="47310">
            <text:p>47310</text:p>
          </table:table-cell>
          <table:table-cell office:value-type="float" office:value="45095.714286">
            <text:p>45095.71</text:p>
          </table:table-cell>
          <table:table-cell office:value-type="float" office:value="46982.857143">
            <text:p>46982.86</text:p>
          </table:table-cell>
          <table:table-cell office:value-type="float" office:value="45154.285714">
            <text:p>45154.29</text:p>
          </table:table-cell>
          <table:table-cell office:value-type="float" office:value="48044.285714">
            <text:p>48044.29</text:p>
          </table:table-cell>
          <table:table-cell office:value-type="float" office:value="46500">
            <text:p>46500</text:p>
          </table:table-cell>
          <table:table-cell office:value-type="float" office:value="48777.142857">
            <text:p>48777.14</text:p>
          </table:table-cell>
          <table:table-cell office:value-type="float" office:value="49715.714286">
            <text:p>49715.71</text:p>
          </table:table-cell>
          <table:table-cell office:value-type="float" office:value="50478.571429">
            <text:p>50478.57</text:p>
          </table:table-cell>
          <table:table-cell office:value-type="float" office:value="48861.428571">
            <text:p>48861.43</text:p>
          </table:table-cell>
          <table:table-cell office:value-type="float" office:value="56355.714286">
            <text:p>56355.71</text:p>
          </table:table-cell>
          <table:table-cell office:value-type="float" office:value="48654.285714">
            <text:p>48654.29</text:p>
          </table:table-cell>
          <table:table-cell office:value-type="float" office:value="59340">
            <text:p>59340</text:p>
          </table:table-cell>
          <table:table-cell office:value-type="float" office:value="49551.428571">
            <text:p>49551.43</text:p>
          </table:table-cell>
          <table:table-cell office:value-type="float" office:value="47227.142857">
            <text:p>47227.14</text:p>
          </table:table-cell>
          <table:table-cell office:value-type="float" office:value="49142.857143">
            <text:p>49142.86</text:p>
          </table:table-cell>
          <table:table-cell office:value-type="float" office:value="46991.428571">
            <text:p>46991.43</text:p>
          </table:table-cell>
          <table:table-cell office:value-type="float" office:value="47337.142857">
            <text:p>47337.14</text:p>
          </table:table-cell>
          <table:table-cell office:value-type="float" office:value="47292.857143">
            <text:p>47292.86</text:p>
          </table:table-cell>
          <table:table-cell office:value-type="float" office:value="45661.428571">
            <text:p>45661.43</text:p>
          </table:table-cell>
          <table:table-cell office:value-type="float" office:value="49957.142857">
            <text:p>49957.14</text:p>
          </table:table-cell>
          <table:table-cell office:value-type="float" office:value="48475.714286">
            <text:p>48475.71</text:p>
          </table:table-cell>
          <table:table-cell office:value-type="float" office:value="45424.285714">
            <text:p>45424.29</text:p>
          </table:table-cell>
          <table:table-cell office:value-type="float" office:value="56772.857143">
            <text:p>56772.86</text:p>
          </table:table-cell>
          <table:table-cell office:value-type="float" office:value="48275.714286">
            <text:p>48275.71</text:p>
          </table:table-cell>
          <table:table-cell office:value-type="float" office:value="44202.857143">
            <text:p>44202.86</text:p>
          </table:table-cell>
          <table:table-cell office:value-type="float" office:value="48695.714286">
            <text:p>48695.71</text:p>
          </table:table-cell>
          <table:table-cell office:value-type="float" office:value="46944.285714">
            <text:p>46944.29</text:p>
          </table:table-cell>
          <table:table-cell office:value-type="float" office:value="46258.571429">
            <text:p>46258.57</text:p>
          </table:table-cell>
          <table:table-cell office:value-type="float" office:value="55724.285714">
            <text:p>55724.29</text:p>
          </table:table-cell>
          <table:table-cell office:value-type="float" office:value="46730">
            <text:p>46730</text:p>
          </table:table-cell>
          <table:table-cell office:value-type="float" office:value="46431.428571">
            <text:p>46431.43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12" office:value-type="string">
            <text:p>-1.#IND00</text:p>
          </table:table-cell>
          <table:table-cell table:number-columns-repeated="27"/>
          <table:table-cell office:value-type="float" office:value="423514.285714">
            <text:p>423514.29</text:p>
          </table:table-cell>
          <table:table-cell office:value-type="float" office:value="381151.428571">
            <text:p>381151.43</text:p>
          </table:table-cell>
          <table:table-cell office:value-type="float" office:value="448135.714286">
            <text:p>448135.71</text:p>
          </table:table-cell>
          <table:table-cell office:value-type="float" office:value="492322.857143">
            <text:p>492322.86</text:p>
          </table:table-cell>
          <table:table-cell office:value-type="float" office:value="472634.285714">
            <text:p>472634.29</text:p>
          </table:table-cell>
          <table:table-cell office:value-type="float" office:value="481051.428571">
            <text:p>481051.43</text:p>
          </table:table-cell>
          <table:table-cell office:value-type="float" office:value="484210">
            <text:p>484210</text:p>
          </table:table-cell>
          <table:table-cell office:value-type="float" office:value="470628.571429">
            <text:p>470628.57</text:p>
          </table:table-cell>
          <table:table-cell office:value-type="float" office:value="472550">
            <text:p>472550</text:p>
          </table:table-cell>
          <table:table-cell office:value-type="float" office:value="486225.714286">
            <text:p>486225.71</text:p>
          </table:table-cell>
          <table:table-cell office:value-type="float" office:value="469345.714286">
            <text:p>469345.71</text:p>
          </table:table-cell>
          <table:table-cell office:value-type="float" office:value="463441.428571">
            <text:p>463441.43</text:p>
          </table:table-cell>
          <table:table-cell office:value-type="float" office:value="469877.142857">
            <text:p>469877.14</text:p>
          </table:table-cell>
          <table:table-cell office:value-type="float" office:value="446115.714286">
            <text:p>446115.71</text:p>
          </table:table-cell>
          <table:table-cell office:value-type="float" office:value="518720">
            <text:p>518720</text:p>
          </table:table-cell>
          <table:table-cell office:value-type="float" office:value="468920">
            <text:p>468920</text:p>
          </table:table-cell>
          <table:table-cell office:value-type="float" office:value="480361.428571">
            <text:p>480361.43</text:p>
          </table:table-cell>
          <table:table-cell office:value-type="float" office:value="432292.857143">
            <text:p>432292.86</text:p>
          </table:table-cell>
          <table:table-cell office:value-type="float" office:value="461731.428571">
            <text:p>461731.43</text:p>
          </table:table-cell>
          <table:table-cell office:value-type="float" office:value="403265.714286">
            <text:p>403265.71</text:p>
          </table:table-cell>
          <table:table-cell office:value-type="float" office:value="498224.285714">
            <text:p>498224.29</text:p>
          </table:table-cell>
          <table:table-cell office:value-type="float" office:value="525541.428571">
            <text:p>525541.43</text:p>
          </table:table-cell>
          <table:table-cell office:value-type="float" office:value="465164.285714">
            <text:p>465164.29</text:p>
          </table:table-cell>
          <table:table-cell office:value-type="float" office:value="484010">
            <text:p>484010</text:p>
          </table:table-cell>
          <table:table-cell office:value-type="float" office:value="468932.857143">
            <text:p>468932.86</text:p>
          </table:table-cell>
          <table:table-cell office:value-type="float" office:value="402737.142857">
            <text:p>402737.14</text:p>
          </table:table-cell>
          <table:table-cell office:value-type="float" office:value="477027.142857">
            <text:p>477027.14</text:p>
          </table:table-cell>
          <table:table-cell office:value-type="float" office:value="456688.571429">
            <text:p>456688.57</text:p>
          </table:table-cell>
          <table:table-cell office:value-type="float" office:value="487965.714286">
            <text:p>487965.71</text:p>
          </table:table-cell>
          <table:table-cell office:value-type="float" office:value="479091.428571">
            <text:p>479091.43</text:p>
          </table:table-cell>
          <table:table-cell office:value-type="float" office:value="488051.428571">
            <text:p>488051.43</text:p>
          </table:table-cell>
          <table:table-cell office:value-type="float" office:value="484332.857143">
            <text:p>484332.86</text:p>
          </table:table-cell>
          <table:table-cell office:value-type="float" office:value="453542.857143">
            <text:p>453542.86</text:p>
          </table:table-cell>
          <table:table-cell office:value-type="float" office:value="430280">
            <text:p>430280</text:p>
          </table:table-cell>
          <table:table-cell office:value-type="float" office:value="464837.142857">
            <text:p>464837.14</text:p>
          </table:table-cell>
          <table:table-cell office:value-type="float" office:value="478750">
            <text:p>478750</text:p>
          </table:table-cell>
          <table:table-cell office:value-type="float" office:value="469842.857143">
            <text:p>469842.86</text:p>
          </table:table-cell>
          <table:table-cell office:value-type="float" office:value="472881.428571">
            <text:p>472881.43</text:p>
          </table:table-cell>
          <table:table-cell office:value-type="float" office:value="463231.428571">
            <text:p>463231.43</text:p>
          </table:table-cell>
          <table:table-cell office:value-type="float" office:value="482614.285714">
            <text:p>482614.29</text:p>
          </table:table-cell>
          <table:table-cell office:value-type="float" office:value="469700">
            <text:p>469700</text:p>
          </table:table-cell>
          <table:table-cell office:value-type="float" office:value="469838.571429">
            <text:p>469838.57</text:p>
          </table:table-cell>
          <table:table-cell office:value-type="float" office:value="502467.142857">
            <text:p>502467.14</text:p>
          </table:table-cell>
          <table:table-cell office:value-type="float" office:value="476661.428571">
            <text:p>476661.43</text:p>
          </table:table-cell>
          <table:table-cell office:value-type="float" office:value="486791.428571">
            <text:p>486791.43</text:p>
          </table:table-cell>
          <table:table-cell office:value-type="float" office:value="506777.142857">
            <text:p>506777.14</text:p>
          </table:table-cell>
          <table:table-cell office:value-type="float" office:value="470885.714286">
            <text:p>470885.71</text:p>
          </table:table-cell>
          <table:table-cell office:value-type="float" office:value="469308.571429">
            <text:p>469308.57</text:p>
          </table:table-cell>
          <table:table-cell office:value-type="float" office:value="472201.428571">
            <text:p>472201.43</text:p>
          </table:table-cell>
          <table:table-cell office:value-type="float" office:value="472157.142857">
            <text:p>472157.14</text:p>
          </table:table-cell>
          <table:table-cell office:value-type="float" office:value="485281.428571">
            <text:p>485281.43</text:p>
          </table:table-cell>
          <table:table-cell office:value-type="float" office:value="492212.857143">
            <text:p>492212.86</text:p>
          </table:table-cell>
          <table:table-cell office:value-type="float" office:value="493104.285714">
            <text:p>493104.29</text:p>
          </table:table-cell>
          <table:table-cell office:value-type="float" office:value="490620">
            <text:p>490620</text:p>
          </table:table-cell>
          <table:table-cell office:value-type="float" office:value="420628.571429">
            <text:p>420628.57</text:p>
          </table:table-cell>
          <table:table-cell office:value-type="float" office:value="479385.714286">
            <text:p>479385.71</text:p>
          </table:table-cell>
          <table:table-cell office:value-type="float" office:value="477478.571429">
            <text:p>477478.57</text:p>
          </table:table-cell>
          <table:table-cell office:value-type="float" office:value="431165.714286">
            <text:p>431165.71</text:p>
          </table:table-cell>
          <table:table-cell office:value-type="float" office:value="405952.857143">
            <text:p>405952.86</text:p>
          </table:table-cell>
          <table:table-cell office:value-type="float" office:value="481070">
            <text:p>481070</text:p>
          </table:table-cell>
          <table:table-cell office:value-type="float" office:value="464167.142857">
            <text:p>464167.14</text:p>
          </table:table-cell>
          <table:table-cell office:value-type="float" office:value="490217.142857">
            <text:p>490217.14</text:p>
          </table:table-cell>
          <table:table-cell office:value-type="float" office:value="469934.285714">
            <text:p>469934.29</text:p>
          </table:table-cell>
          <table:table-cell office:value-type="float" office:value="476252.857143">
            <text:p>476252.86</text:p>
          </table:table-cell>
          <table:table-cell office:value-type="float" office:value="478802.857143">
            <text:p>478802.86</text:p>
          </table:table-cell>
          <table:table-cell office:value-type="float" office:value="475321.428571">
            <text:p>475321.43</text:p>
          </table:table-cell>
          <table:table-cell office:value-type="float" office:value="483824.285714">
            <text:p>483824.29</text:p>
          </table:table-cell>
          <table:table-cell office:value-type="float" office:value="397611.428571">
            <text:p>397611.43</text:p>
          </table:table-cell>
          <table:table-cell office:value-type="float" office:value="487031.428571">
            <text:p>487031.43</text:p>
          </table:table-cell>
          <table:table-cell office:value-type="float" office:value="480528.571429">
            <text:p>480528.57</text:p>
          </table:table-cell>
          <table:table-cell office:value-type="float" office:value="474771.428571">
            <text:p>474771.43</text:p>
          </table:table-cell>
          <table:table-cell office:value-type="float" office:value="485441.428571">
            <text:p>485441.43</text:p>
          </table:table-cell>
          <table:table-cell office:value-type="float" office:value="477798.571429">
            <text:p>477798.57</text:p>
          </table:table-cell>
          <table:table-cell office:value-type="float" office:value="472734.285714">
            <text:p>472734.29</text:p>
          </table:table-cell>
          <table:table-cell office:value-type="float" office:value="468745.714286">
            <text:p>468745.71</text:p>
          </table:table-cell>
          <table:table-cell office:value-type="float" office:value="435540">
            <text:p>435540</text:p>
          </table:table-cell>
          <table:table-cell office:value-type="float" office:value="426760">
            <text:p>426760</text:p>
          </table:table-cell>
          <table:table-cell office:value-type="float" office:value="490481.428571">
            <text:p>490481.43</text:p>
          </table:table-cell>
          <table:table-cell office:value-type="float" office:value="416634.285714">
            <text:p>416634.29</text:p>
          </table:table-cell>
          <table:table-cell office:value-type="float" office:value="478027.142857">
            <text:p>478027.14</text:p>
          </table:table-cell>
          <table:table-cell office:value-type="float" office:value="456587.142857">
            <text:p>456587.14</text:p>
          </table:table-cell>
          <table:table-cell office:value-type="float" office:value="439928.571429">
            <text:p>439928.57</text:p>
          </table:table-cell>
          <table:table-cell office:value-type="float" office:value="489388.571429">
            <text:p>489388.57</text:p>
          </table:table-cell>
          <table:table-cell office:value-type="float" office:value="485615.714286">
            <text:p>485615.71</text:p>
          </table:table-cell>
          <table:table-cell office:value-type="float" office:value="487281.428571">
            <text:p>487281.43</text:p>
          </table:table-cell>
          <table:table-cell office:value-type="float" office:value="429712.857143">
            <text:p>429712.86</text:p>
          </table:table-cell>
          <table:table-cell office:value-type="float" office:value="418515.714286">
            <text:p>418515.71</text:p>
          </table:table-cell>
          <table:table-cell office:value-type="float" office:value="415660">
            <text:p>415660</text:p>
          </table:table-cell>
          <table:table-cell office:value-type="float" office:value="488005.714286">
            <text:p>488005.71</text:p>
          </table:table-cell>
          <table:table-cell office:value-type="float" office:value="478612.857143">
            <text:p>478612.86</text:p>
          </table:table-cell>
          <table:table-cell office:value-type="float" office:value="468084.285714">
            <text:p>468084.29</text:p>
          </table:table-cell>
          <table:table-cell office:value-type="float" office:value="447822.857143">
            <text:p>447822.86</text:p>
          </table:table-cell>
          <table:table-cell office:value-type="float" office:value="489767.142857">
            <text:p>489767.14</text:p>
          </table:table-cell>
          <table:table-cell office:value-type="float" office:value="469792.857143">
            <text:p>469792.86</text:p>
          </table:table-cell>
          <table:table-cell office:value-type="float" office:value="429475.714286">
            <text:p>429475.71</text:p>
          </table:table-cell>
          <table:table-cell office:value-type="float" office:value="413568.571429">
            <text:p>413568.57</text:p>
          </table:table-cell>
          <table:table-cell office:value-type="float" office:value="469140">
            <text:p>469140</text:p>
          </table:table-cell>
        </table:table-row>
        <table:table-row table:style-name="ro1">
          <table:table-cell office:value-type="float" office:value="812630">
            <text:p>812630</text:p>
          </table:table-cell>
          <table:table-cell office:value-type="float" office:value="567655.714286">
            <text:p>567655.71</text:p>
          </table:table-cell>
          <table:table-cell office:value-type="float" office:value="1566561.428571">
            <text:p>1566561.43</text:p>
          </table:table-cell>
          <table:table-cell office:value-type="float" office:value="812630">
            <text:p>812630</text:p>
          </table:table-cell>
          <table:table-cell office:value-type="float" office:value="567655.714286">
            <text:p>567655.71</text:p>
          </table:table-cell>
          <table:table-cell office:value-type="float" office:value="1566561.428571">
            <text:p>1566561.4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1622240">
            <text:p>1622240</text:p>
          </table:table-cell>
          <table:table-cell office:value-type="float" office:value="1118481.428571">
            <text:p>1118481.43</text:p>
          </table:table-cell>
          <table:table-cell office:value-type="float" office:value="1602100">
            <text:p>1602100</text:p>
          </table:table-cell>
          <table:table-cell office:value-type="float" office:value="1636564.285714">
            <text:p>1636564.29</text:p>
          </table:table-cell>
          <table:table-cell office:value-type="float" office:value="1630718.571429">
            <text:p>1630718.57</text:p>
          </table:table-cell>
          <table:table-cell office:value-type="float" office:value="1611352.857143">
            <text:p>1611352.86</text:p>
          </table:table-cell>
          <table:table-cell office:value-type="float" office:value="1611777.142857">
            <text:p>1611777.14</text:p>
          </table:table-cell>
          <table:table-cell office:value-type="float" office:value="1604558.571429">
            <text:p>1604558.57</text:p>
          </table:table-cell>
          <table:table-cell office:value-type="float" office:value="1616535.714286">
            <text:p>1616535.71</text:p>
          </table:table-cell>
          <table:table-cell office:value-type="float" office:value="1651801.428571">
            <text:p>1651801.43</text:p>
          </table:table-cell>
          <table:table-cell office:value-type="float" office:value="1624714.285714">
            <text:p>1624714.29</text:p>
          </table:table-cell>
          <table:table-cell office:value-type="float" office:value="1619442.857143">
            <text:p>1619442.86</text:p>
          </table:table-cell>
          <table:table-cell office:value-type="float" office:value="1656024.285714">
            <text:p>1656024.29</text:p>
          </table:table-cell>
          <table:table-cell office:value-type="float" office:value="1630327.142857">
            <text:p>1630327.14</text:p>
          </table:table-cell>
          <table:table-cell office:value-type="float" office:value="1624451.428571">
            <text:p>1624451.43</text:p>
          </table:table-cell>
          <table:table-cell office:value-type="float" office:value="1629738.571429">
            <text:p>1629738.57</text:p>
          </table:table-cell>
          <table:table-cell office:value-type="float" office:value="1626944.285714">
            <text:p>1626944.29</text:p>
          </table:table-cell>
          <table:table-cell office:value-type="float" office:value="1665750">
            <text:p>1665750</text:p>
          </table:table-cell>
          <table:table-cell office:value-type="float" office:value="1638124.285714">
            <text:p>1638124.29</text:p>
          </table:table-cell>
          <table:table-cell office:value-type="float" office:value="1614452.857143">
            <text:p>1614452.86</text:p>
          </table:table-cell>
          <table:table-cell office:value-type="float" office:value="1622847.142857">
            <text:p>1622847.14</text:p>
          </table:table-cell>
          <table:table-cell office:value-type="float" office:value="1621987.142857">
            <text:p>1621987.14</text:p>
          </table:table-cell>
          <table:table-cell office:value-type="float" office:value="1633228.571429">
            <text:p>1633228.57</text:p>
          </table:table-cell>
          <table:table-cell office:value-type="float" office:value="1667730">
            <text:p>1667730</text:p>
          </table:table-cell>
          <table:table-cell office:value-type="float" office:value="1658218.571429">
            <text:p>1658218.57</text:p>
          </table:table-cell>
          <table:table-cell office:value-type="float" office:value="1609048.571429">
            <text:p>1609048.57</text:p>
          </table:table-cell>
          <table:table-cell office:value-type="float" office:value="1689337.142857">
            <text:p>1689337.14</text:p>
          </table:table-cell>
          <table:table-cell office:value-type="float" office:value="1652144.285714">
            <text:p>1652144.29</text:p>
          </table:table-cell>
          <table:table-cell office:value-type="float" office:value="1621577.142857">
            <text:p>1621577.14</text:p>
          </table:table-cell>
          <table:table-cell office:value-type="float" office:value="1660208.571429">
            <text:p>1660208.57</text:p>
          </table:table-cell>
          <table:table-cell office:value-type="float" office:value="1617582.857143">
            <text:p>1617582.86</text:p>
          </table:table-cell>
          <table:table-cell office:value-type="float" office:value="1594610">
            <text:p>1594610</text:p>
          </table:table-cell>
          <table:table-cell office:value-type="float" office:value="1612688.571429">
            <text:p>1612688.57</text:p>
          </table:table-cell>
          <table:table-cell office:value-type="float" office:value="1644720">
            <text:p>1644720</text:p>
          </table:table-cell>
          <table:table-cell office:value-type="float" office:value="1627291.428571">
            <text:p>1627291.43</text:p>
          </table:table-cell>
          <table:table-cell office:value-type="float" office:value="1628902.857143">
            <text:p>1628902.86</text:p>
          </table:table-cell>
          <table:table-cell office:value-type="float" office:value="1616867.142857">
            <text:p>1616867.14</text:p>
          </table:table-cell>
          <table:table-cell office:value-type="float" office:value="1700047.142857">
            <text:p>1700047.14</text:p>
          </table:table-cell>
          <table:table-cell office:value-type="float" office:value="1616201.428571">
            <text:p>1616201.43</text:p>
          </table:table-cell>
          <table:table-cell office:value-type="float" office:value="1674172.857143">
            <text:p>1674172.86</text:p>
          </table:table-cell>
          <table:table-cell office:value-type="float" office:value="1608548.571429">
            <text:p>1608548.57</text:p>
          </table:table-cell>
          <table:table-cell office:value-type="float" office:value="1610528.571429">
            <text:p>1610528.57</text:p>
          </table:table-cell>
          <table:table-cell office:value-type="float" office:value="1619815.714286">
            <text:p>1619815.71</text:p>
          </table:table-cell>
          <table:table-cell office:value-type="float" office:value="1625328.571429">
            <text:p>1625328.57</text:p>
          </table:table-cell>
          <table:table-cell office:value-type="float" office:value="1656770">
            <text:p>1656770</text:p>
          </table:table-cell>
          <table:table-cell office:value-type="float" office:value="1636401.428571">
            <text:p>1636401.43</text:p>
          </table:table-cell>
          <table:table-cell office:value-type="float" office:value="1617678.571429">
            <text:p>1617678.57</text:p>
          </table:table-cell>
          <table:table-cell office:value-type="float" office:value="1626342.857143">
            <text:p>1626342.86</text:p>
          </table:table-cell>
          <table:table-cell office:value-type="float" office:value="1610974.285714">
            <text:p>1610974.29</text:p>
          </table:table-cell>
          <table:table-cell office:value-type="float" office:value="1600690">
            <text:p>1600690</text:p>
          </table:table-cell>
          <table:table-cell office:value-type="float" office:value="1612422.857143">
            <text:p>1612422.86</text:p>
          </table:table-cell>
          <table:table-cell office:value-type="float" office:value="1635822.857143">
            <text:p>1635822.86</text:p>
          </table:table-cell>
          <table:table-cell office:value-type="float" office:value="1625397.142857">
            <text:p>1625397.14</text:p>
          </table:table-cell>
          <table:table-cell office:value-type="float" office:value="1651555.714286">
            <text:p>1651555.71</text:p>
          </table:table-cell>
          <table:table-cell office:value-type="float" office:value="1613654.285714">
            <text:p>1613654.29</text:p>
          </table:table-cell>
          <table:table-cell office:value-type="float" office:value="1621487.142857">
            <text:p>1621487.14</text:p>
          </table:table-cell>
          <table:table-cell office:value-type="float" office:value="1628618.571429">
            <text:p>1628618.57</text:p>
          </table:table-cell>
          <table:table-cell office:value-type="float" office:value="1617587.142857">
            <text:p>1617587.14</text:p>
          </table:table-cell>
          <table:table-cell office:value-type="float" office:value="1660634.285714">
            <text:p>1660634.29</text:p>
          </table:table-cell>
          <table:table-cell office:value-type="float" office:value="1633188.571429">
            <text:p>1633188.57</text:p>
          </table:table-cell>
          <table:table-cell office:value-type="float" office:value="1614370">
            <text:p>1614370</text:p>
          </table:table-cell>
          <table:table-cell office:value-type="float" office:value="1631752.857143">
            <text:p>1631752.86</text:p>
          </table:table-cell>
          <table:table-cell office:value-type="float" office:value="1653105.714286">
            <text:p>1653105.71</text:p>
          </table:table-cell>
          <table:table-cell office:value-type="float" office:value="1674244.285714">
            <text:p>1674244.29</text:p>
          </table:table-cell>
          <table:table-cell office:value-type="float" office:value="1602098.571429">
            <text:p>1602098.57</text:p>
          </table:table-cell>
          <table:table-cell office:value-type="float" office:value="1608764.285714">
            <text:p>1608764.29</text:p>
          </table:table-cell>
          <table:table-cell office:value-type="float" office:value="1678311.428571">
            <text:p>1678311.43</text:p>
          </table:table-cell>
          <table:table-cell office:value-type="float" office:value="1623848.571429">
            <text:p>1623848.57</text:p>
          </table:table-cell>
          <table:table-cell office:value-type="float" office:value="1639511.428571">
            <text:p>1639511.43</text:p>
          </table:table-cell>
          <table:table-cell office:value-type="float" office:value="1613691.428571">
            <text:p>1613691.43</text:p>
          </table:table-cell>
          <table:table-cell office:value-type="float" office:value="1626344.285714">
            <text:p>1626344.29</text:p>
          </table:table-cell>
          <table:table-cell office:value-type="float" office:value="1638495.714286">
            <text:p>1638495.71</text:p>
          </table:table-cell>
          <table:table-cell office:value-type="float" office:value="1614621.428571">
            <text:p>1614621.43</text:p>
          </table:table-cell>
          <table:table-cell office:value-type="float" office:value="1627931.428571">
            <text:p>1627931.43</text:p>
          </table:table-cell>
          <table:table-cell office:value-type="float" office:value="1626784.285714">
            <text:p>1626784.29</text:p>
          </table:table-cell>
          <table:table-cell office:value-type="float" office:value="1622040">
            <text:p>1622040</text:p>
          </table:table-cell>
          <table:table-cell office:value-type="float" office:value="1621482.857143">
            <text:p>1621482.86</text:p>
          </table:table-cell>
          <table:table-cell office:value-type="float" office:value="1648018.571429">
            <text:p>1648018.57</text:p>
          </table:table-cell>
          <table:table-cell office:value-type="float" office:value="1662091.428571">
            <text:p>1662091.43</text:p>
          </table:table-cell>
          <table:table-cell office:value-type="float" office:value="1621964.285714">
            <text:p>1621964.29</text:p>
          </table:table-cell>
          <table:table-cell office:value-type="float" office:value="1618128.571429">
            <text:p>1618128.57</text:p>
          </table:table-cell>
          <table:table-cell office:value-type="float" office:value="1655880">
            <text:p>1655880</text:p>
          </table:table-cell>
          <table:table-cell office:value-type="float" office:value="1623435.714286">
            <text:p>1623435.71</text:p>
          </table:table-cell>
          <table:table-cell office:value-type="float" office:value="1644194.285714">
            <text:p>1644194.29</text:p>
          </table:table-cell>
          <table:table-cell office:value-type="float" office:value="1669218.571429">
            <text:p>1669218.57</text:p>
          </table:table-cell>
          <table:table-cell office:value-type="float" office:value="1676362.857143">
            <text:p>1676362.86</text:p>
          </table:table-cell>
          <table:table-cell office:value-type="float" office:value="1635924.285714">
            <text:p>1635924.29</text:p>
          </table:table-cell>
          <table:table-cell office:value-type="float" office:value="1648502.857143">
            <text:p>1648502.86</text:p>
          </table:table-cell>
          <table:table-cell office:value-type="float" office:value="1613485.714286">
            <text:p>1613485.71</text:p>
          </table:table-cell>
          <table:table-cell office:value-type="float" office:value="1622152.857143">
            <text:p>1622152.86</text:p>
          </table:table-cell>
          <table:table-cell office:value-type="float" office:value="1624107.142857">
            <text:p>1624107.14</text:p>
          </table:table-cell>
          <table:table-cell office:value-type="float" office:value="1651552.857143">
            <text:p>1651552.86</text:p>
          </table:table-cell>
          <table:table-cell office:value-type="float" office:value="1645371.428571">
            <text:p>1645371.43</text:p>
          </table:table-cell>
          <table:table-cell office:value-type="float" office:value="1610211.428571">
            <text:p>1610211.43</text:p>
          </table:table-cell>
          <table:table-cell office:value-type="float" office:value="1640621.428571">
            <text:p>1640621.43</text:p>
          </table:table-cell>
          <table:table-cell office:value-type="float" office:value="1669802.857143">
            <text:p>1669802.86</text:p>
          </table:table-cell>
          <table:table-cell office:value-type="float" office:value="1626841.428571">
            <text:p>1626841.43</text:p>
          </table:table-cell>
        </table:table-row>
        <table:table-row table:style-name="ro1">
          <table:table-cell office:value-type="float" office:value="113105.714286">
            <text:p>113105.71</text:p>
          </table:table-cell>
          <table:table-cell office:value-type="float" office:value="812522.857143">
            <text:p>812522.86</text:p>
          </table:table-cell>
          <table:table-cell office:value-type="float" office:value="2282974.285714">
            <text:p>2282974.29</text:p>
          </table:table-cell>
          <table:table-cell office:value-type="float" office:value="113105.714286">
            <text:p>113105.71</text:p>
          </table:table-cell>
          <table:table-cell office:value-type="float" office:value="812522.857143">
            <text:p>812522.86</text:p>
          </table:table-cell>
          <table:table-cell office:value-type="float" office:value="2282974.285714">
            <text:p>2282974.2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36880">
            <text:p>36880</text:p>
          </table:table-cell>
          <table:table-cell office:value-type="float" office:value="0">
            <text:p>0</text:p>
          </table:table-cell>
          <table:table-cell office:value-type="float" office:value="8390">
            <text:p>8390</text:p>
          </table:table-cell>
          <table:table-cell office:value-type="float" office:value="14850">
            <text:p>14850</text:p>
          </table:table-cell>
          <table:table-cell office:value-type="float" office:value="20844.285714">
            <text:p>20844.29</text:p>
          </table:table-cell>
          <table:table-cell office:value-type="float" office:value="23311.428571">
            <text:p>23311.43</text:p>
          </table:table-cell>
          <table:table-cell office:value-type="float" office:value="26228.571429">
            <text:p>26228.57</text:p>
          </table:table-cell>
          <table:table-cell office:value-type="float" office:value="30901.428571">
            <text:p>30901.43</text:p>
          </table:table-cell>
          <table:table-cell office:value-type="float" office:value="30032.857143">
            <text:p>30032.86</text:p>
          </table:table-cell>
          <table:table-cell office:value-type="float" office:value="33002.857143">
            <text:p>33002.86</text:p>
          </table:table-cell>
          <table:table-cell office:value-type="float" office:value="33892.857143">
            <text:p>33892.86</text:p>
          </table:table-cell>
          <table:table-cell office:value-type="float" office:value="33408.571429">
            <text:p>33408.57</text:p>
          </table:table-cell>
          <table:table-cell office:value-type="float" office:value="34802.857143">
            <text:p>34802.86</text:p>
          </table:table-cell>
          <table:table-cell office:value-type="float" office:value="0">
            <text:p>0</text:p>
          </table:table-cell>
          <table:table-cell office:value-type="float" office:value="11278.571429">
            <text:p>11278.57</text:p>
          </table:table-cell>
          <table:table-cell office:value-type="float" office:value="14280">
            <text:p>14280</text:p>
          </table:table-cell>
          <table:table-cell office:value-type="float" office:value="17655.714286">
            <text:p>17655.71</text:p>
          </table:table-cell>
          <table:table-cell office:value-type="float" office:value="20510">
            <text:p>20510</text:p>
          </table:table-cell>
          <table:table-cell office:value-type="float" office:value="23798.571429">
            <text:p>23798.57</text:p>
          </table:table-cell>
          <table:table-cell office:value-type="float" office:value="26168.571429">
            <text:p>26168.57</text:p>
          </table:table-cell>
          <table:table-cell office:value-type="float" office:value="27832.857143">
            <text:p>27832.86</text:p>
          </table:table-cell>
          <table:table-cell office:value-type="float" office:value="29315.714286">
            <text:p>29315.71</text:p>
          </table:table-cell>
          <table:table-cell office:value-type="float" office:value="28887.142857">
            <text:p>28887.14</text:p>
          </table:table-cell>
          <table:table-cell office:value-type="float" office:value="30097.142857">
            <text:p>30097.14</text:p>
          </table:table-cell>
          <table:table-cell office:value-type="float" office:value="32627.142857">
            <text:p>32627.14</text:p>
          </table:table-cell>
          <table:table-cell office:value-type="float" office:value="0">
            <text:p>0</text:p>
          </table:table-cell>
          <table:table-cell office:value-type="float" office:value="6761.428571">
            <text:p>6761.43</text:p>
          </table:table-cell>
          <table:table-cell office:value-type="float" office:value="12142.857143">
            <text:p>12142.86</text:p>
          </table:table-cell>
          <table:table-cell office:value-type="float" office:value="16291.428571">
            <text:p>16291.43</text:p>
          </table:table-cell>
          <table:table-cell office:value-type="float" office:value="19324.285714">
            <text:p>19324.29</text:p>
          </table:table-cell>
          <table:table-cell office:value-type="float" office:value="27028.571429">
            <text:p>27028.57</text:p>
          </table:table-cell>
          <table:table-cell office:value-type="float" office:value="24525.714286">
            <text:p>24525.71</text:p>
          </table:table-cell>
          <table:table-cell office:value-type="float" office:value="25674.285714">
            <text:p>25674.29</text:p>
          </table:table-cell>
          <table:table-cell office:value-type="float" office:value="27975.714286">
            <text:p>27975.71</text:p>
          </table:table-cell>
          <table:table-cell office:value-type="float" office:value="27092.857143">
            <text:p>27092.86</text:p>
          </table:table-cell>
          <table:table-cell office:value-type="float" office:value="35455.714286">
            <text:p>35455.71</text:p>
          </table:table-cell>
          <table:table-cell office:value-type="float" office:value="29781.428571">
            <text:p>29781.43</text:p>
          </table:table-cell>
          <table:table-cell office:value-type="float" office:value="0">
            <text:p>0</text:p>
          </table:table-cell>
          <table:table-cell office:value-type="float" office:value="6268.571429">
            <text:p>6268.57</text:p>
          </table:table-cell>
          <table:table-cell office:value-type="float" office:value="10902.857143">
            <text:p>10902.86</text:p>
          </table:table-cell>
          <table:table-cell office:value-type="float" office:value="14300">
            <text:p>14300</text:p>
          </table:table-cell>
          <table:table-cell office:value-type="float" office:value="17824.285714">
            <text:p>17824.29</text:p>
          </table:table-cell>
          <table:table-cell office:value-type="float" office:value="20352.857143">
            <text:p>20352.86</text:p>
          </table:table-cell>
          <table:table-cell office:value-type="float" office:value="22562.857143">
            <text:p>22562.86</text:p>
          </table:table-cell>
          <table:table-cell office:value-type="float" office:value="28675.714286">
            <text:p>28675.71</text:p>
          </table:table-cell>
          <table:table-cell office:value-type="float" office:value="31748.571429">
            <text:p>31748.57</text:p>
          </table:table-cell>
          <table:table-cell office:value-type="float" office:value="31437.142857">
            <text:p>31437.14</text:p>
          </table:table-cell>
          <table:table-cell office:value-type="float" office:value="27868.571429">
            <text:p>27868.57</text:p>
          </table:table-cell>
          <table:table-cell office:value-type="float" office:value="28581.428571">
            <text:p>28581.43</text:p>
          </table:table-cell>
          <table:table-cell office:value-type="float" office:value="0">
            <text:p>0</text:p>
          </table:table-cell>
          <table:table-cell office:value-type="float" office:value="5228.571429">
            <text:p>5228.57</text:p>
          </table:table-cell>
          <table:table-cell office:value-type="float" office:value="9057.142857">
            <text:p>9057.14</text:p>
          </table:table-cell>
          <table:table-cell office:value-type="float" office:value="12797.142857">
            <text:p>12797.14</text:p>
          </table:table-cell>
          <table:table-cell office:value-type="float" office:value="15674.285714">
            <text:p>15674.29</text:p>
          </table:table-cell>
          <table:table-cell office:value-type="float" office:value="18870">
            <text:p>18870</text:p>
          </table:table-cell>
          <table:table-cell office:value-type="float" office:value="21027.142857">
            <text:p>21027.14</text:p>
          </table:table-cell>
          <table:table-cell office:value-type="float" office:value="22057.142857">
            <text:p>22057.14</text:p>
          </table:table-cell>
          <table:table-cell office:value-type="float" office:value="23165.714286">
            <text:p>23165.71</text:p>
          </table:table-cell>
          <table:table-cell office:value-type="float" office:value="25545.714286">
            <text:p>25545.71</text:p>
          </table:table-cell>
          <table:table-cell office:value-type="float" office:value="27402.857143">
            <text:p>27402.86</text:p>
          </table:table-cell>
          <table:table-cell office:value-type="float" office:value="27827.142857">
            <text:p>27827.14</text:p>
          </table:table-cell>
          <table:table-cell office:value-type="float" office:value="0">
            <text:p>0</text:p>
          </table:table-cell>
          <table:table-cell office:value-type="float" office:value="5040">
            <text:p>5040</text:p>
          </table:table-cell>
          <table:table-cell office:value-type="float" office:value="8478.571429">
            <text:p>8478.57</text:p>
          </table:table-cell>
          <table:table-cell office:value-type="float" office:value="12304.285714">
            <text:p>12304.29</text:p>
          </table:table-cell>
          <table:table-cell office:value-type="float" office:value="14557.142857">
            <text:p>14557.14</text:p>
          </table:table-cell>
          <table:table-cell office:value-type="float" office:value="16102.857143">
            <text:p>16102.86</text:p>
          </table:table-cell>
          <table:table-cell office:value-type="float" office:value="18788.571429">
            <text:p>18788.57</text:p>
          </table:table-cell>
          <table:table-cell office:value-type="float" office:value="19740">
            <text:p>19740</text:p>
          </table:table-cell>
          <table:table-cell office:value-type="float" office:value="22601.428571">
            <text:p>22601.43</text:p>
          </table:table-cell>
          <table:table-cell office:value-type="float" office:value="23244.285714">
            <text:p>23244.29</text:p>
          </table:table-cell>
          <table:table-cell office:value-type="float" office:value="25667.142857">
            <text:p>25667.14</text:p>
          </table:table-cell>
          <table:table-cell office:value-type="float" office:value="27331.428571">
            <text:p>27331.43</text:p>
          </table:table-cell>
          <table:table-cell office:value-type="float" office:value="0">
            <text:p>0</text:p>
          </table:table-cell>
          <table:table-cell office:value-type="float" office:value="4441.428571">
            <text:p>4441.43</text:p>
          </table:table-cell>
          <table:table-cell office:value-type="float" office:value="9391.428571">
            <text:p>9391.43</text:p>
          </table:table-cell>
          <table:table-cell office:value-type="float" office:value="11220">
            <text:p>11220</text:p>
          </table:table-cell>
          <table:table-cell office:value-type="float" office:value="16950">
            <text:p>16950</text:p>
          </table:table-cell>
          <table:table-cell office:value-type="float" office:value="16510">
            <text:p>16510</text:p>
          </table:table-cell>
          <table:table-cell office:value-type="float" office:value="17705.714286">
            <text:p>17705.71</text:p>
          </table:table-cell>
          <table:table-cell office:value-type="float" office:value="20228.571429">
            <text:p>20228.57</text:p>
          </table:table-cell>
          <table:table-cell office:value-type="float" office:value="20881.428571">
            <text:p>20881.43</text:p>
          </table:table-cell>
          <table:table-cell office:value-type="float" office:value="22411.428571">
            <text:p>22411.43</text:p>
          </table:table-cell>
          <table:table-cell office:value-type="float" office:value="23640">
            <text:p>23640</text:p>
          </table:table-cell>
          <table:table-cell office:value-type="float" office:value="23904.285714">
            <text:p>23904.29</text:p>
          </table:table-cell>
          <table:table-cell office:value-type="float" office:value="0">
            <text:p>0</text:p>
          </table:table-cell>
          <table:table-cell office:value-type="float" office:value="4035.714286">
            <text:p>4035.71</text:p>
          </table:table-cell>
          <table:table-cell office:value-type="float" office:value="6985.714286">
            <text:p>6985.71</text:p>
          </table:table-cell>
          <table:table-cell office:value-type="float" office:value="12164.285714">
            <text:p>12164.29</text:p>
          </table:table-cell>
          <table:table-cell office:value-type="float" office:value="12861.428571">
            <text:p>12861.43</text:p>
          </table:table-cell>
          <table:table-cell office:value-type="float" office:value="13805.714286">
            <text:p>13805.71</text:p>
          </table:table-cell>
          <table:table-cell office:value-type="float" office:value="17178.571429">
            <text:p>17178.57</text:p>
          </table:table-cell>
          <table:table-cell office:value-type="float" office:value="18245.714286">
            <text:p>18245.71</text:p>
          </table:table-cell>
          <table:table-cell office:value-type="float" office:value="19462.857143">
            <text:p>19462.86</text:p>
          </table:table-cell>
          <table:table-cell office:value-type="float" office:value="25068.571429">
            <text:p>25068.57</text:p>
          </table:table-cell>
          <table:table-cell office:value-type="float" office:value="22242.857143">
            <text:p>22242.86</text:p>
          </table:table-cell>
          <table:table-cell office:value-type="float" office:value="23205.714286">
            <text:p>23205.71</text:p>
          </table:table-cell>
        </table:table-row>
        <table:table-row table:style-name="ro1">
          <table:table-cell office:value-type="float" office:value="90844.285714">
            <text:p>90844.29</text:p>
          </table:table-cell>
          <table:table-cell office:value-type="float" office:value="472947.142857">
            <text:p>472947.14</text:p>
          </table:table-cell>
          <table:table-cell office:value-type="float" office:value="1926404.285714">
            <text:p>1926404.29</text:p>
          </table:table-cell>
          <table:table-cell office:value-type="float" office:value="90844.285714">
            <text:p>90844.29</text:p>
          </table:table-cell>
          <table:table-cell office:value-type="float" office:value="472947.142857">
            <text:p>472947.14</text:p>
          </table:table-cell>
          <table:table-cell office:value-type="float" office:value="1926404.285714">
            <text:p>1926404.2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332385.714286">
            <text:p>332385.71</text:p>
          </table:table-cell>
          <table:table-cell office:value-type="float" office:value="0">
            <text:p>0</text:p>
          </table:table-cell>
          <table:table-cell office:value-type="float" office:value="90320">
            <text:p>90320</text:p>
          </table:table-cell>
          <table:table-cell office:value-type="float" office:value="163831.428571">
            <text:p>163831.43</text:p>
          </table:table-cell>
          <table:table-cell office:value-type="float" office:value="204450">
            <text:p>204450</text:p>
          </table:table-cell>
          <table:table-cell office:value-type="float" office:value="236338.571429">
            <text:p>236338.57</text:p>
          </table:table-cell>
          <table:table-cell office:value-type="float" office:value="270941.428571">
            <text:p>270941.43</text:p>
          </table:table-cell>
          <table:table-cell office:value-type="float" office:value="280908.571429">
            <text:p>280908.57</text:p>
          </table:table-cell>
          <table:table-cell office:value-type="float" office:value="299870">
            <text:p>299870</text:p>
          </table:table-cell>
          <table:table-cell office:value-type="float" office:value="325728.571429">
            <text:p>325728.57</text:p>
          </table:table-cell>
          <table:table-cell office:value-type="float" office:value="323947.142857">
            <text:p>323947.14</text:p>
          </table:table-cell>
          <table:table-cell office:value-type="float" office:value="331225.714286">
            <text:p>331225.71</text:p>
          </table:table-cell>
          <table:table-cell office:value-type="float" office:value="344414.285714">
            <text:p>344414.29</text:p>
          </table:table-cell>
          <table:table-cell office:value-type="float" office:value="0">
            <text:p>0</text:p>
          </table:table-cell>
          <table:table-cell office:value-type="float" office:value="81152.857143">
            <text:p>81152.86</text:p>
          </table:table-cell>
          <table:table-cell office:value-type="float" office:value="135914.285714">
            <text:p>135914.29</text:p>
          </table:table-cell>
          <table:table-cell office:value-type="float" office:value="182841.428571">
            <text:p>182841.43</text:p>
          </table:table-cell>
          <table:table-cell office:value-type="float" office:value="192988.571429">
            <text:p>192988.57</text:p>
          </table:table-cell>
          <table:table-cell office:value-type="float" office:value="229847.142857">
            <text:p>229847.14</text:p>
          </table:table-cell>
          <table:table-cell office:value-type="float" office:value="219961.428571">
            <text:p>219961.43</text:p>
          </table:table-cell>
          <table:table-cell office:value-type="float" office:value="291344.285714">
            <text:p>291344.29</text:p>
          </table:table-cell>
          <table:table-cell office:value-type="float" office:value="324100">
            <text:p>324100</text:p>
          </table:table-cell>
          <table:table-cell office:value-type="float" office:value="299797.142857">
            <text:p>299797.14</text:p>
          </table:table-cell>
          <table:table-cell office:value-type="float" office:value="320964.285714">
            <text:p>320964.29</text:p>
          </table:table-cell>
          <table:table-cell office:value-type="float" office:value="322272.857143">
            <text:p>322272.86</text:p>
          </table:table-cell>
          <table:table-cell office:value-type="float" office:value="0">
            <text:p>0</text:p>
          </table:table-cell>
          <table:table-cell office:value-type="float" office:value="69928.571429">
            <text:p>69928.57</text:p>
          </table:table-cell>
          <table:table-cell office:value-type="float" office:value="114250">
            <text:p>114250</text:p>
          </table:table-cell>
          <table:table-cell office:value-type="float" office:value="161005.714286">
            <text:p>161005.71</text:p>
          </table:table-cell>
          <table:table-cell office:value-type="float" office:value="191658.571429">
            <text:p>191658.57</text:p>
          </table:table-cell>
          <table:table-cell office:value-type="float" office:value="222212.857143">
            <text:p>222212.86</text:p>
          </table:table-cell>
          <table:table-cell office:value-type="float" office:value="242767.142857">
            <text:p>242767.14</text:p>
          </table:table-cell>
          <table:table-cell office:value-type="float" office:value="244360">
            <text:p>244360</text:p>
          </table:table-cell>
          <table:table-cell office:value-type="float" office:value="246527.142857">
            <text:p>246527.14</text:p>
          </table:table-cell>
          <table:table-cell office:value-type="float" office:value="279325.714286">
            <text:p>279325.71</text:p>
          </table:table-cell>
          <table:table-cell office:value-type="float" office:value="298424.285714">
            <text:p>298424.29</text:p>
          </table:table-cell>
          <table:table-cell office:value-type="float" office:value="304871.428571">
            <text:p>304871.43</text:p>
          </table:table-cell>
          <table:table-cell office:value-type="float" office:value="0">
            <text:p>0</text:p>
          </table:table-cell>
          <table:table-cell office:value-type="float" office:value="55482.857143">
            <text:p>55482.86</text:p>
          </table:table-cell>
          <table:table-cell office:value-type="float" office:value="107545.714286">
            <text:p>107545.71</text:p>
          </table:table-cell>
          <table:table-cell office:value-type="float" office:value="140358.571429">
            <text:p>140358.57</text:p>
          </table:table-cell>
          <table:table-cell office:value-type="float" office:value="170432.857143">
            <text:p>170432.86</text:p>
          </table:table-cell>
          <table:table-cell office:value-type="float" office:value="208637.142857">
            <text:p>208637.14</text:p>
          </table:table-cell>
          <table:table-cell office:value-type="float" office:value="219212.857143">
            <text:p>219212.86</text:p>
          </table:table-cell>
          <table:table-cell office:value-type="float" office:value="243347.142857">
            <text:p>243347.14</text:p>
          </table:table-cell>
          <table:table-cell office:value-type="float" office:value="270452.857143">
            <text:p>270452.86</text:p>
          </table:table-cell>
          <table:table-cell office:value-type="float" office:value="264891.428571">
            <text:p>264891.43</text:p>
          </table:table-cell>
          <table:table-cell office:value-type="float" office:value="276490">
            <text:p>276490</text:p>
          </table:table-cell>
          <table:table-cell office:value-type="float" office:value="289151.428571">
            <text:p>289151.43</text:p>
          </table:table-cell>
          <table:table-cell office:value-type="float" office:value="0">
            <text:p>0</text:p>
          </table:table-cell>
          <table:table-cell office:value-type="float" office:value="54445.714286">
            <text:p>54445.71</text:p>
          </table:table-cell>
          <table:table-cell office:value-type="float" office:value="99094.285714">
            <text:p>99094.29</text:p>
          </table:table-cell>
          <table:table-cell office:value-type="float" office:value="135231.428571">
            <text:p>135231.43</text:p>
          </table:table-cell>
          <table:table-cell office:value-type="float" office:value="164160">
            <text:p>164160</text:p>
          </table:table-cell>
          <table:table-cell office:value-type="float" office:value="161705.714286">
            <text:p>161705.71</text:p>
          </table:table-cell>
          <table:table-cell office:value-type="float" office:value="205828.571429">
            <text:p>205828.57</text:p>
          </table:table-cell>
          <table:table-cell office:value-type="float" office:value="222570">
            <text:p>222570</text:p>
          </table:table-cell>
          <table:table-cell office:value-type="float" office:value="215642.857143">
            <text:p>215642.86</text:p>
          </table:table-cell>
          <table:table-cell office:value-type="float" office:value="214948.571429">
            <text:p>214948.57</text:p>
          </table:table-cell>
          <table:table-cell office:value-type="float" office:value="267094.285714">
            <text:p>267094.29</text:p>
          </table:table-cell>
          <table:table-cell office:value-type="float" office:value="268638.571429">
            <text:p>268638.57</text:p>
          </table:table-cell>
          <table:table-cell office:value-type="float" office:value="0">
            <text:p>0</text:p>
          </table:table-cell>
          <table:table-cell office:value-type="float" office:value="45014.285714">
            <text:p>45014.29</text:p>
          </table:table-cell>
          <table:table-cell office:value-type="float" office:value="82451.428571">
            <text:p>82451.43</text:p>
          </table:table-cell>
          <table:table-cell office:value-type="float" office:value="120505.714286">
            <text:p>120505.71</text:p>
          </table:table-cell>
          <table:table-cell office:value-type="float" office:value="144668.571429">
            <text:p>144668.57</text:p>
          </table:table-cell>
          <table:table-cell office:value-type="float" office:value="171988.571429">
            <text:p>171988.57</text:p>
          </table:table-cell>
          <table:table-cell office:value-type="float" office:value="159427.142857">
            <text:p>159427.14</text:p>
          </table:table-cell>
          <table:table-cell office:value-type="float" office:value="212591.428571">
            <text:p>212591.43</text:p>
          </table:table-cell>
          <table:table-cell office:value-type="float" office:value="226707.142857">
            <text:p>226707.14</text:p>
          </table:table-cell>
          <table:table-cell office:value-type="float" office:value="237311.428571">
            <text:p>237311.43</text:p>
          </table:table-cell>
          <table:table-cell office:value-type="float" office:value="255680">
            <text:p>255680</text:p>
          </table:table-cell>
          <table:table-cell office:value-type="float" office:value="263031.428571">
            <text:p>263031.43</text:p>
          </table:table-cell>
          <table:table-cell office:value-type="float" office:value="0">
            <text:p>0</text:p>
          </table:table-cell>
          <table:table-cell office:value-type="float" office:value="43492.857143">
            <text:p>43492.86</text:p>
          </table:table-cell>
          <table:table-cell office:value-type="float" office:value="71931.428571">
            <text:p>71931.43</text:p>
          </table:table-cell>
          <table:table-cell office:value-type="float" office:value="98148.571429">
            <text:p>98148.57</text:p>
          </table:table-cell>
          <table:table-cell office:value-type="float" office:value="138751.428571">
            <text:p>138751.43</text:p>
          </table:table-cell>
          <table:table-cell office:value-type="float" office:value="138921.428571">
            <text:p>138921.43</text:p>
          </table:table-cell>
          <table:table-cell office:value-type="float" office:value="178885.714286">
            <text:p>178885.71</text:p>
          </table:table-cell>
          <table:table-cell office:value-type="float" office:value="188037.142857">
            <text:p>188037.14</text:p>
          </table:table-cell>
          <table:table-cell office:value-type="float" office:value="195458.571429">
            <text:p>195458.57</text:p>
          </table:table-cell>
          <table:table-cell office:value-type="float" office:value="231798.571429">
            <text:p>231798.57</text:p>
          </table:table-cell>
          <table:table-cell office:value-type="float" office:value="243007.142857">
            <text:p>243007.14</text:p>
          </table:table-cell>
          <table:table-cell office:value-type="float" office:value="255482.857143">
            <text:p>255482.86</text:p>
          </table:table-cell>
          <table:table-cell office:value-type="float" office:value="0">
            <text:p>0</text:p>
          </table:table-cell>
          <table:table-cell office:value-type="float" office:value="33984.285714">
            <text:p>33984.29</text:p>
          </table:table-cell>
          <table:table-cell office:value-type="float" office:value="65027.142857">
            <text:p>65027.14</text:p>
          </table:table-cell>
          <table:table-cell office:value-type="float" office:value="104351.428571">
            <text:p>104351.43</text:p>
          </table:table-cell>
          <table:table-cell office:value-type="float" office:value="128211.428571">
            <text:p>128211.43</text:p>
          </table:table-cell>
          <table:table-cell office:value-type="float" office:value="145847.142857">
            <text:p>145847.14</text:p>
          </table:table-cell>
          <table:table-cell office:value-type="float" office:value="158055.714286">
            <text:p>158055.71</text:p>
          </table:table-cell>
          <table:table-cell office:value-type="float" office:value="190074.285714">
            <text:p>190074.29</text:p>
          </table:table-cell>
          <table:table-cell office:value-type="float" office:value="197428.571429">
            <text:p>197428.57</text:p>
          </table:table-cell>
          <table:table-cell office:value-type="float" office:value="193348.571429">
            <text:p>193348.57</text:p>
          </table:table-cell>
          <table:table-cell office:value-type="float" office:value="197452.857143">
            <text:p>197452.86</text:p>
          </table:table-cell>
          <table:table-cell office:value-type="float" office:value="234665.714286">
            <text:p>234665.71</text:p>
          </table:table-cell>
        </table:table-row>
        <table:table-row table:style-name="ro1">
          <table:table-cell office:value-type="float" office:value="73858.571429">
            <text:p>73858.57</text:p>
          </table:table-cell>
          <table:table-cell office:value-type="float" office:value="380871.428571">
            <text:p>380871.43</text:p>
          </table:table-cell>
          <table:table-cell office:value-type="float" office:value="1492940">
            <text:p>1492940</text:p>
          </table:table-cell>
          <table:table-cell office:value-type="float" office:value="73858.571429">
            <text:p>73858.57</text:p>
          </table:table-cell>
          <table:table-cell office:value-type="float" office:value="380871.428571">
            <text:p>380871.43</text:p>
          </table:table-cell>
          <table:table-cell office:value-type="float" office:value="1492940">
            <text:p>149294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1280535.714286">
            <text:p>1280535.71</text:p>
          </table:table-cell>
          <table:table-cell office:value-type="float" office:value="0">
            <text:p>0</text:p>
          </table:table-cell>
          <table:table-cell office:value-type="float" office:value="336327.142857">
            <text:p>336327.14</text:p>
          </table:table-cell>
          <table:table-cell office:value-type="float" office:value="531650">
            <text:p>531650</text:p>
          </table:table-cell>
          <table:table-cell office:value-type="float" office:value="686154.285714">
            <text:p>686154.29</text:p>
          </table:table-cell>
          <table:table-cell office:value-type="float" office:value="804654.285714">
            <text:p>804654.29</text:p>
          </table:table-cell>
          <table:table-cell office:value-type="float" office:value="897392.857143">
            <text:p>897392.86</text:p>
          </table:table-cell>
          <table:table-cell office:value-type="float" office:value="970604.285714">
            <text:p>970604.29</text:p>
          </table:table-cell>
          <table:table-cell office:value-type="float" office:value="1034801.428571">
            <text:p>1034801.43</text:p>
          </table:table-cell>
          <table:table-cell office:value-type="float" office:value="1086077.142857">
            <text:p>1086077.14</text:p>
          </table:table-cell>
          <table:table-cell office:value-type="float" office:value="1129647.142857">
            <text:p>1129647.14</text:p>
          </table:table-cell>
          <table:table-cell office:value-type="float" office:value="1154718.571429">
            <text:p>1154718.57</text:p>
          </table:table-cell>
          <table:table-cell office:value-type="float" office:value="1233755.714286">
            <text:p>1233755.71</text:p>
          </table:table-cell>
          <table:table-cell office:value-type="float" office:value="0">
            <text:p>0</text:p>
          </table:table-cell>
          <table:table-cell office:value-type="float" office:value="276424.285714">
            <text:p>276424.29</text:p>
          </table:table-cell>
          <table:table-cell office:value-type="float" office:value="465901.428571">
            <text:p>465901.43</text:p>
          </table:table-cell>
          <table:table-cell office:value-type="float" office:value="617977.142857">
            <text:p>617977.14</text:p>
          </table:table-cell>
          <table:table-cell office:value-type="float" office:value="746388.571429">
            <text:p>746388.57</text:p>
          </table:table-cell>
          <table:table-cell office:value-type="float" office:value="815067.142857">
            <text:p>815067.14</text:p>
          </table:table-cell>
          <table:table-cell office:value-type="float" office:value="871755.714286">
            <text:p>871755.71</text:p>
          </table:table-cell>
          <table:table-cell office:value-type="float" office:value="951912.857143">
            <text:p>951912.86</text:p>
          </table:table-cell>
          <table:table-cell office:value-type="float" office:value="1004950">
            <text:p>1004950</text:p>
          </table:table-cell>
          <table:table-cell office:value-type="float" office:value="1058472.857143">
            <text:p>1058472.86</text:p>
          </table:table-cell>
          <table:table-cell office:value-type="float" office:value="1109552.857143">
            <text:p>1109552.86</text:p>
          </table:table-cell>
          <table:table-cell office:value-type="float" office:value="1146111.428571">
            <text:p>1146111.43</text:p>
          </table:table-cell>
          <table:table-cell office:value-type="float" office:value="0">
            <text:p>0</text:p>
          </table:table-cell>
          <table:table-cell office:value-type="float" office:value="243215.714286">
            <text:p>243215.71</text:p>
          </table:table-cell>
          <table:table-cell office:value-type="float" office:value="406030">
            <text:p>406030</text:p>
          </table:table-cell>
          <table:table-cell office:value-type="float" office:value="532032.857143">
            <text:p>532032.86</text:p>
          </table:table-cell>
          <table:table-cell office:value-type="float" office:value="658997.142857">
            <text:p>658997.14</text:p>
          </table:table-cell>
          <table:table-cell office:value-type="float" office:value="740754.285714">
            <text:p>740754.29</text:p>
          </table:table-cell>
          <table:table-cell office:value-type="float" office:value="794754.285714">
            <text:p>794754.29</text:p>
          </table:table-cell>
          <table:table-cell office:value-type="float" office:value="864264.285714">
            <text:p>864264.29</text:p>
          </table:table-cell>
          <table:table-cell office:value-type="float" office:value="923770">
            <text:p>923770</text:p>
          </table:table-cell>
          <table:table-cell office:value-type="float" office:value="979862.857143">
            <text:p>979862.86</text:p>
          </table:table-cell>
          <table:table-cell office:value-type="float" office:value="1007724.285714">
            <text:p>1007724.29</text:p>
          </table:table-cell>
          <table:table-cell office:value-type="float" office:value="1050791.428571">
            <text:p>1050791.43</text:p>
          </table:table-cell>
          <table:table-cell office:value-type="float" office:value="0">
            <text:p>0</text:p>
          </table:table-cell>
          <table:table-cell office:value-type="float" office:value="203178.571429">
            <text:p>203178.57</text:p>
          </table:table-cell>
          <table:table-cell office:value-type="float" office:value="375531.428571">
            <text:p>375531.43</text:p>
          </table:table-cell>
          <table:table-cell office:value-type="float" office:value="479432.857143">
            <text:p>479432.86</text:p>
          </table:table-cell>
          <table:table-cell office:value-type="float" office:value="587200">
            <text:p>587200</text:p>
          </table:table-cell>
          <table:table-cell office:value-type="float" office:value="671278.571429">
            <text:p>671278.57</text:p>
          </table:table-cell>
          <table:table-cell office:value-type="float" office:value="751402.857143">
            <text:p>751402.86</text:p>
          </table:table-cell>
          <table:table-cell office:value-type="float" office:value="821097.142857">
            <text:p>821097.14</text:p>
          </table:table-cell>
          <table:table-cell office:value-type="float" office:value="868215.714286">
            <text:p>868215.71</text:p>
          </table:table-cell>
          <table:table-cell office:value-type="float" office:value="904592.857143">
            <text:p>904592.86</text:p>
          </table:table-cell>
          <table:table-cell office:value-type="float" office:value="971491.428571">
            <text:p>971491.43</text:p>
          </table:table-cell>
          <table:table-cell office:value-type="float" office:value="992681.428571">
            <text:p>992681.43</text:p>
          </table:table-cell>
          <table:table-cell office:value-type="float" office:value="0">
            <text:p>0</text:p>
          </table:table-cell>
          <table:table-cell office:value-type="float" office:value="183342.857143">
            <text:p>183342.86</text:p>
          </table:table-cell>
          <table:table-cell office:value-type="float" office:value="327910">
            <text:p>327910</text:p>
          </table:table-cell>
          <table:table-cell office:value-type="float" office:value="445244.285714">
            <text:p>445244.29</text:p>
          </table:table-cell>
          <table:table-cell office:value-type="float" office:value="554737.142857">
            <text:p>554737.14</text:p>
          </table:table-cell>
          <table:table-cell office:value-type="float" office:value="611242.857143">
            <text:p>611242.86</text:p>
          </table:table-cell>
          <table:table-cell office:value-type="float" office:value="699900">
            <text:p>699900</text:p>
          </table:table-cell>
          <table:table-cell office:value-type="float" office:value="756931.428571">
            <text:p>756931.43</text:p>
          </table:table-cell>
          <table:table-cell office:value-type="float" office:value="807465.714286">
            <text:p>807465.71</text:p>
          </table:table-cell>
          <table:table-cell office:value-type="float" office:value="867702.857143">
            <text:p>867702.86</text:p>
          </table:table-cell>
          <table:table-cell office:value-type="float" office:value="902427.142857">
            <text:p>902427.14</text:p>
          </table:table-cell>
          <table:table-cell office:value-type="float" office:value="926270">
            <text:p>926270</text:p>
          </table:table-cell>
          <table:table-cell office:value-type="float" office:value="0">
            <text:p>0</text:p>
          </table:table-cell>
          <table:table-cell office:value-type="float" office:value="162727.142857">
            <text:p>162727.14</text:p>
          </table:table-cell>
          <table:table-cell office:value-type="float" office:value="309102.857143">
            <text:p>309102.86</text:p>
          </table:table-cell>
          <table:table-cell office:value-type="float" office:value="400714.285714">
            <text:p>400714.29</text:p>
          </table:table-cell>
          <table:table-cell office:value-type="float" office:value="499648.571429">
            <text:p>499648.57</text:p>
          </table:table-cell>
          <table:table-cell office:value-type="float" office:value="597750">
            <text:p>597750</text:p>
          </table:table-cell>
          <table:table-cell office:value-type="float" office:value="641730">
            <text:p>641730</text:p>
          </table:table-cell>
          <table:table-cell office:value-type="float" office:value="721661.428571">
            <text:p>721661.43</text:p>
          </table:table-cell>
          <table:table-cell office:value-type="float" office:value="755440">
            <text:p>755440</text:p>
          </table:table-cell>
          <table:table-cell office:value-type="float" office:value="810222.857143">
            <text:p>810222.86</text:p>
          </table:table-cell>
          <table:table-cell office:value-type="float" office:value="866085.714286">
            <text:p>866085.71</text:p>
          </table:table-cell>
          <table:table-cell office:value-type="float" office:value="884924.285714">
            <text:p>884924.29</text:p>
          </table:table-cell>
          <table:table-cell office:value-type="float" office:value="0">
            <text:p>0</text:p>
          </table:table-cell>
          <table:table-cell office:value-type="float" office:value="142035.714286">
            <text:p>142035.71</text:p>
          </table:table-cell>
          <table:table-cell office:value-type="float" office:value="261565.714286">
            <text:p>261565.71</text:p>
          </table:table-cell>
          <table:table-cell office:value-type="float" office:value="373272.857143">
            <text:p>373272.86</text:p>
          </table:table-cell>
          <table:table-cell office:value-type="float" office:value="476547.142857">
            <text:p>476547.14</text:p>
          </table:table-cell>
          <table:table-cell office:value-type="float" office:value="554054.285714">
            <text:p>554054.29</text:p>
          </table:table-cell>
          <table:table-cell office:value-type="float" office:value="612251.428571">
            <text:p>612251.43</text:p>
          </table:table-cell>
          <table:table-cell office:value-type="float" office:value="665960">
            <text:p>665960</text:p>
          </table:table-cell>
          <table:table-cell office:value-type="float" office:value="747278.571429">
            <text:p>747278.57</text:p>
          </table:table-cell>
          <table:table-cell office:value-type="float" office:value="762545.714286">
            <text:p>762545.71</text:p>
          </table:table-cell>
          <table:table-cell office:value-type="float" office:value="813230">
            <text:p>813230</text:p>
          </table:table-cell>
          <table:table-cell office:value-type="float" office:value="867290">
            <text:p>867290</text:p>
          </table:table-cell>
          <table:table-cell office:value-type="float" office:value="0">
            <text:p>0</text:p>
          </table:table-cell>
          <table:table-cell office:value-type="float" office:value="137075.714286">
            <text:p>137075.71</text:p>
          </table:table-cell>
          <table:table-cell office:value-type="float" office:value="260714.285714">
            <text:p>260714.29</text:p>
          </table:table-cell>
          <table:table-cell office:value-type="float" office:value="346530">
            <text:p>346530</text:p>
          </table:table-cell>
          <table:table-cell office:value-type="float" office:value="426477.142857">
            <text:p>426477.14</text:p>
          </table:table-cell>
          <table:table-cell office:value-type="float" office:value="516212.857143">
            <text:p>516212.86</text:p>
          </table:table-cell>
          <table:table-cell office:value-type="float" office:value="584172.857143">
            <text:p>584172.86</text:p>
          </table:table-cell>
          <table:table-cell office:value-type="float" office:value="639441.428571">
            <text:p>639441.43</text:p>
          </table:table-cell>
          <table:table-cell office:value-type="float" office:value="674148.571429">
            <text:p>674148.57</text:p>
          </table:table-cell>
          <table:table-cell office:value-type="float" office:value="730590">
            <text:p>730590</text:p>
          </table:table-cell>
          <table:table-cell office:value-type="float" office:value="811890">
            <text:p>811890</text:p>
          </table:table-cell>
          <table:table-cell office:value-type="float" office:value="812740">
            <text:p>812740</text:p>
          </table:table-cell>
        </table:table-row>
        <table:table-row table:style-name="ro1">
          <table:table-cell office:value-type="float" office:value="48474.285714">
            <text:p>48474.29</text:p>
          </table:table-cell>
          <table:table-cell office:value-type="float" office:value="467245.714286">
            <text:p>467245.71</text:p>
          </table:table-cell>
          <table:table-cell office:value-type="float" office:value="1670770">
            <text:p>1670770</text:p>
          </table:table-cell>
          <table:table-cell office:value-type="float" office:value="48474.285714">
            <text:p>48474.29</text:p>
          </table:table-cell>
          <table:table-cell office:value-type="float" office:value="467245.714286">
            <text:p>467245.71</text:p>
          </table:table-cell>
          <table:table-cell office:value-type="float" office:value="1670770">
            <text:p>167077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10055.714286">
            <text:p>10055.71</text:p>
          </table:table-cell>
          <table:table-cell office:value-type="float" office:value="93921.428571">
            <text:p>93921.43</text:p>
          </table:table-cell>
          <table:table-cell office:value-type="float" office:value="33568.571429">
            <text:p>33568.57</text:p>
          </table:table-cell>
          <table:table-cell office:value-type="float" office:value="29702.857143">
            <text:p>29702.86</text:p>
          </table:table-cell>
          <table:table-cell office:value-type="float" office:value="27787.142857">
            <text:p>27787.14</text:p>
          </table:table-cell>
          <table:table-cell office:value-type="float" office:value="23330">
            <text:p>23330</text:p>
          </table:table-cell>
          <table:table-cell office:value-type="float" office:value="21000">
            <text:p>21000</text:p>
          </table:table-cell>
          <table:table-cell office:value-type="float" office:value="20620">
            <text:p>20620</text:p>
          </table:table-cell>
          <table:table-cell office:value-type="float" office:value="17182.857143">
            <text:p>17182.86</text:p>
          </table:table-cell>
          <table:table-cell office:value-type="float" office:value="16524.285714">
            <text:p>16524.29</text:p>
          </table:table-cell>
          <table:table-cell office:value-type="float" office:value="15072.857143">
            <text:p>15072.86</text:p>
          </table:table-cell>
          <table:table-cell office:value-type="float" office:value="13382.857143">
            <text:p>13382.86</text:p>
          </table:table-cell>
          <table:table-cell office:value-type="float" office:value="12694.285714">
            <text:p>12694.29</text:p>
          </table:table-cell>
          <table:table-cell office:value-type="float" office:value="55327.142857">
            <text:p>55327.14</text:p>
          </table:table-cell>
          <table:table-cell office:value-type="float" office:value="56388.571429">
            <text:p>56388.57</text:p>
          </table:table-cell>
          <table:table-cell office:value-type="float" office:value="35674.285714">
            <text:p>35674.29</text:p>
          </table:table-cell>
          <table:table-cell office:value-type="float" office:value="29444.285714">
            <text:p>29444.29</text:p>
          </table:table-cell>
          <table:table-cell office:value-type="float" office:value="25642.857143">
            <text:p>25642.86</text:p>
          </table:table-cell>
          <table:table-cell office:value-type="float" office:value="23894.285714">
            <text:p>23894.29</text:p>
          </table:table-cell>
          <table:table-cell office:value-type="float" office:value="21812.857143">
            <text:p>21812.86</text:p>
          </table:table-cell>
          <table:table-cell office:value-type="float" office:value="19900">
            <text:p>19900</text:p>
          </table:table-cell>
          <table:table-cell office:value-type="float" office:value="18344.285714">
            <text:p>18344.29</text:p>
          </table:table-cell>
          <table:table-cell office:value-type="float" office:value="16078.571429">
            <text:p>16078.57</text:p>
          </table:table-cell>
          <table:table-cell office:value-type="float" office:value="15080">
            <text:p>15080</text:p>
          </table:table-cell>
          <table:table-cell office:value-type="float" office:value="14855.714286">
            <text:p>14855.71</text:p>
          </table:table-cell>
          <table:table-cell office:value-type="float" office:value="47964.285714">
            <text:p>47964.29</text:p>
          </table:table-cell>
          <table:table-cell office:value-type="float" office:value="40574.285714">
            <text:p>40574.29</text:p>
          </table:table-cell>
          <table:table-cell office:value-type="float" office:value="36450">
            <text:p>36450</text:p>
          </table:table-cell>
          <table:table-cell office:value-type="float" office:value="32608.571429">
            <text:p>32608.57</text:p>
          </table:table-cell>
          <table:table-cell office:value-type="float" office:value="28985.714286">
            <text:p>28985.71</text:p>
          </table:table-cell>
          <table:table-cell office:value-type="float" office:value="32452.857143">
            <text:p>32452.86</text:p>
          </table:table-cell>
          <table:table-cell office:value-type="float" office:value="24547.142857">
            <text:p>24547.14</text:p>
          </table:table-cell>
          <table:table-cell office:value-type="float" office:value="22027.142857">
            <text:p>22027.14</text:p>
          </table:table-cell>
          <table:table-cell office:value-type="float" office:value="21011.428571">
            <text:p>21011.43</text:p>
          </table:table-cell>
          <table:table-cell office:value-type="float" office:value="18081.428571">
            <text:p>18081.43</text:p>
          </table:table-cell>
          <table:table-cell office:value-type="float" office:value="21284.285714">
            <text:p>21284.29</text:p>
          </table:table-cell>
          <table:table-cell office:value-type="float" office:value="16268.571429">
            <text:p>16268.57</text:p>
          </table:table-cell>
          <table:table-cell office:value-type="float" office:value="49740">
            <text:p>49740</text:p>
          </table:table-cell>
          <table:table-cell office:value-type="float" office:value="43911.428571">
            <text:p>43911.43</text:p>
          </table:table-cell>
          <table:table-cell office:value-type="float" office:value="38181.428571">
            <text:p>38181.43</text:p>
          </table:table-cell>
          <table:table-cell office:value-type="float" office:value="33392.857143">
            <text:p>33392.86</text:p>
          </table:table-cell>
          <table:table-cell office:value-type="float" office:value="31191.428571">
            <text:p>31191.43</text:p>
          </table:table-cell>
          <table:table-cell office:value-type="float" office:value="28540">
            <text:p>28540</text:p>
          </table:table-cell>
          <table:table-cell office:value-type="float" office:value="26345.714286">
            <text:p>26345.71</text:p>
          </table:table-cell>
          <table:table-cell office:value-type="float" office:value="28694.285714">
            <text:p>28694.29</text:p>
          </table:table-cell>
          <table:table-cell office:value-type="float" office:value="27788.571429">
            <text:p>27788.57</text:p>
          </table:table-cell>
          <table:table-cell office:value-type="float" office:value="24455.714286">
            <text:p>24455.71</text:p>
          </table:table-cell>
          <table:table-cell office:value-type="float" office:value="19525.714286">
            <text:p>19525.71</text:p>
          </table:table-cell>
          <table:table-cell office:value-type="float" office:value="18207.142857">
            <text:p>18207.14</text:p>
          </table:table-cell>
          <table:table-cell office:value-type="float" office:value="51170">
            <text:p>51170</text:p>
          </table:table-cell>
          <table:table-cell office:value-type="float" office:value="41840">
            <text:p>41840</text:p>
          </table:table-cell>
          <table:table-cell office:value-type="float" office:value="36258.571429">
            <text:p>36258.57</text:p>
          </table:table-cell>
          <table:table-cell office:value-type="float" office:value="34130">
            <text:p>34130</text:p>
          </table:table-cell>
          <table:table-cell office:value-type="float" office:value="31358.571429">
            <text:p>31358.57</text:p>
          </table:table-cell>
          <table:table-cell office:value-type="float" office:value="30208.571429">
            <text:p>30208.57</text:p>
          </table:table-cell>
          <table:table-cell office:value-type="float" office:value="28052.857143">
            <text:p>28052.86</text:p>
          </table:table-cell>
          <table:table-cell office:value-type="float" office:value="25212.857143">
            <text:p>25212.86</text:p>
          </table:table-cell>
          <table:table-cell office:value-type="float" office:value="23174.285714">
            <text:p>23174.29</text:p>
          </table:table-cell>
          <table:table-cell office:value-type="float" office:value="22730">
            <text:p>22730</text:p>
          </table:table-cell>
          <table:table-cell office:value-type="float" office:value="21945.714286">
            <text:p>21945.71</text:p>
          </table:table-cell>
          <table:table-cell office:value-type="float" office:value="20258.571429">
            <text:p>20258.57</text:p>
          </table:table-cell>
          <table:table-cell office:value-type="float" office:value="44880">
            <text:p>44880</text:p>
          </table:table-cell>
          <table:table-cell office:value-type="float" office:value="45351.428571">
            <text:p>45351.43</text:p>
          </table:table-cell>
          <table:table-cell office:value-type="float" office:value="38172.857143">
            <text:p>38172.86</text:p>
          </table:table-cell>
          <table:table-cell office:value-type="float" office:value="36931.428571">
            <text:p>36931.43</text:p>
          </table:table-cell>
          <table:table-cell office:value-type="float" office:value="32752.857143">
            <text:p>32752.86</text:p>
          </table:table-cell>
          <table:table-cell office:value-type="float" office:value="28992.857143">
            <text:p>28992.86</text:p>
          </table:table-cell>
          <table:table-cell office:value-type="float" office:value="28194.285714">
            <text:p>28194.29</text:p>
          </table:table-cell>
          <table:table-cell office:value-type="float" office:value="25414.285714">
            <text:p>25414.29</text:p>
          </table:table-cell>
          <table:table-cell office:value-type="float" office:value="25442.857143">
            <text:p>25442.86</text:p>
          </table:table-cell>
          <table:table-cell office:value-type="float" office:value="23255.714286">
            <text:p>23255.71</text:p>
          </table:table-cell>
          <table:table-cell office:value-type="float" office:value="23110">
            <text:p>23110</text:p>
          </table:table-cell>
          <table:table-cell office:value-type="float" office:value="22384.285714">
            <text:p>22384.29</text:p>
          </table:table-cell>
          <table:table-cell office:value-type="float" office:value="50478.571429">
            <text:p>50478.57</text:p>
          </table:table-cell>
          <table:table-cell office:value-type="float" office:value="44420">
            <text:p>44420</text:p>
          </table:table-cell>
          <table:table-cell office:value-type="float" office:value="46964.285714">
            <text:p>46964.29</text:p>
          </table:table-cell>
          <table:table-cell office:value-type="float" office:value="37434.285714">
            <text:p>37434.29</text:p>
          </table:table-cell>
          <table:table-cell office:value-type="float" office:value="42390">
            <text:p>42390</text:p>
          </table:table-cell>
          <table:table-cell office:value-type="float" office:value="33041.428571">
            <text:p>33041.43</text:p>
          </table:table-cell>
          <table:table-cell office:value-type="float" office:value="29521.428571">
            <text:p>29521.43</text:p>
          </table:table-cell>
          <table:table-cell office:value-type="float" office:value="28914.285714">
            <text:p>28914.29</text:p>
          </table:table-cell>
          <table:table-cell office:value-type="float" office:value="26110">
            <text:p>26110</text:p>
          </table:table-cell>
          <table:table-cell office:value-type="float" office:value="24925.714286">
            <text:p>24925.71</text:p>
          </table:table-cell>
          <table:table-cell office:value-type="float" office:value="23652.857143">
            <text:p>23652.86</text:p>
          </table:table-cell>
          <table:table-cell office:value-type="float" office:value="21757.142857">
            <text:p>21757.14</text:p>
          </table:table-cell>
          <table:table-cell office:value-type="float" office:value="49957.142857">
            <text:p>49957.14</text:p>
          </table:table-cell>
          <table:table-cell office:value-type="float" office:value="44440">
            <text:p>44440</text:p>
          </table:table-cell>
          <table:table-cell office:value-type="float" office:value="38438.571429">
            <text:p>38438.57</text:p>
          </table:table-cell>
          <table:table-cell office:value-type="float" office:value="44608.571429">
            <text:p>44608.57</text:p>
          </table:table-cell>
          <table:table-cell office:value-type="float" office:value="35414.285714">
            <text:p>35414.29</text:p>
          </table:table-cell>
          <table:table-cell office:value-type="float" office:value="30397.142857">
            <text:p>30397.14</text:p>
          </table:table-cell>
          <table:table-cell office:value-type="float" office:value="31517.142857">
            <text:p>31517.14</text:p>
          </table:table-cell>
          <table:table-cell office:value-type="float" office:value="28698.571429">
            <text:p>28698.57</text:p>
          </table:table-cell>
          <table:table-cell office:value-type="float" office:value="26795.714286">
            <text:p>26795.71</text:p>
          </table:table-cell>
          <table:table-cell office:value-type="float" office:value="30655.714286">
            <text:p>30655.71</text:p>
          </table:table-cell>
          <table:table-cell office:value-type="float" office:value="24487.142857">
            <text:p>24487.14</text:p>
          </table:table-cell>
          <table:table-cell office:value-type="float" office:value="23225.714286">
            <text:p>23225.71</text:p>
          </table:table-cell>
        </table:table-row>
        <table:table-row table:style-name="ro1">
          <table:table-cell office:value-type="float" office:value="73557.142857">
            <text:p>73557.14</text:p>
          </table:table-cell>
          <table:table-cell office:value-type="float" office:value="469682.857143">
            <text:p>469682.86</text:p>
          </table:table-cell>
          <table:table-cell office:value-type="float" office:value="1699640">
            <text:p>1699640</text:p>
          </table:table-cell>
          <table:table-cell office:value-type="float" office:value="73557.142857">
            <text:p>73557.14</text:p>
          </table:table-cell>
          <table:table-cell office:value-type="float" office:value="469682.857143">
            <text:p>469682.86</text:p>
          </table:table-cell>
          <table:table-cell office:value-type="float" office:value="1699640">
            <text:p>169964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91128.571429">
            <text:p>91128.57</text:p>
          </table:table-cell>
          <table:table-cell office:value-type="float" office:value="381151.428571">
            <text:p>381151.43</text:p>
          </table:table-cell>
          <table:table-cell office:value-type="float" office:value="357815.714286">
            <text:p>357815.71</text:p>
          </table:table-cell>
          <table:table-cell office:value-type="float" office:value="328491.428571">
            <text:p>328491.43</text:p>
          </table:table-cell>
          <table:table-cell office:value-type="float" office:value="268184.285714">
            <text:p>268184.29</text:p>
          </table:table-cell>
          <table:table-cell office:value-type="float" office:value="244712.857143">
            <text:p>244712.86</text:p>
          </table:table-cell>
          <table:table-cell office:value-type="float" office:value="213268.571429">
            <text:p>213268.57</text:p>
          </table:table-cell>
          <table:table-cell office:value-type="float" office:value="189720">
            <text:p>189720</text:p>
          </table:table-cell>
          <table:table-cell office:value-type="float" office:value="172680">
            <text:p>172680</text:p>
          </table:table-cell>
          <table:table-cell office:value-type="float" office:value="160497.142857">
            <text:p>160497.14</text:p>
          </table:table-cell>
          <table:table-cell office:value-type="float" office:value="145398.571429">
            <text:p>145398.57</text:p>
          </table:table-cell>
          <table:table-cell office:value-type="float" office:value="132215.714286">
            <text:p>132215.71</text:p>
          </table:table-cell>
          <table:table-cell office:value-type="float" office:value="125462.857143">
            <text:p>125462.86</text:p>
          </table:table-cell>
          <table:table-cell office:value-type="float" office:value="446115.714286">
            <text:p>446115.71</text:p>
          </table:table-cell>
          <table:table-cell office:value-type="float" office:value="437567.142857">
            <text:p>437567.14</text:p>
          </table:table-cell>
          <table:table-cell office:value-type="float" office:value="333005.714286">
            <text:p>333005.71</text:p>
          </table:table-cell>
          <table:table-cell office:value-type="float" office:value="297520">
            <text:p>297520</text:p>
          </table:table-cell>
          <table:table-cell office:value-type="float" office:value="239304.285714">
            <text:p>239304.29</text:p>
          </table:table-cell>
          <table:table-cell office:value-type="float" office:value="231884.285714">
            <text:p>231884.29</text:p>
          </table:table-cell>
          <table:table-cell office:value-type="float" office:value="183304.285714">
            <text:p>183304.29</text:p>
          </table:table-cell>
          <table:table-cell office:value-type="float" office:value="206880">
            <text:p>206880</text:p>
          </table:table-cell>
          <table:table-cell office:value-type="float" office:value="201441.428571">
            <text:p>201441.43</text:p>
          </table:table-cell>
          <table:table-cell office:value-type="float" office:value="165367.142857">
            <text:p>165367.14</text:p>
          </table:table-cell>
          <table:table-cell office:value-type="float" office:value="163045.714286">
            <text:p>163045.71</text:p>
          </table:table-cell>
          <table:table-cell office:value-type="float" office:value="146660">
            <text:p>146660</text:p>
          </table:table-cell>
          <table:table-cell office:value-type="float" office:value="402737.142857">
            <text:p>402737.14</text:p>
          </table:table-cell>
          <table:table-cell office:value-type="float" office:value="407098.571429">
            <text:p>407098.57</text:p>
          </table:table-cell>
          <table:table-cell office:value-type="float" office:value="342438.571429">
            <text:p>342438.57</text:p>
          </table:table-cell>
          <table:table-cell office:value-type="float" office:value="326960">
            <text:p>326960</text:p>
          </table:table-cell>
          <table:table-cell office:value-type="float" office:value="287432.857143">
            <text:p>287432.86</text:p>
          </table:table-cell>
          <table:table-cell office:value-type="float" office:value="265838.571429">
            <text:p>265838.57</text:p>
          </table:table-cell>
          <table:table-cell office:value-type="float" office:value="241565.714286">
            <text:p>241565.71</text:p>
          </table:table-cell>
          <table:table-cell office:value-type="float" office:value="209182.857143">
            <text:p>209182.86</text:p>
          </table:table-cell>
          <table:table-cell office:value-type="float" office:value="183752.857143">
            <text:p>183752.86</text:p>
          </table:table-cell>
          <table:table-cell office:value-type="float" office:value="185511.428571">
            <text:p>185511.43</text:p>
          </table:table-cell>
          <table:table-cell office:value-type="float" office:value="180325.714286">
            <text:p>180325.71</text:p>
          </table:table-cell>
          <table:table-cell office:value-type="float" office:value="164971.428571">
            <text:p>164971.43</text:p>
          </table:table-cell>
          <table:table-cell office:value-type="float" office:value="472881.428571">
            <text:p>472881.43</text:p>
          </table:table-cell>
          <table:table-cell office:value-type="float" office:value="407748.571429">
            <text:p>407748.57</text:p>
          </table:table-cell>
          <table:table-cell office:value-type="float" office:value="375068.571429">
            <text:p>375068.57</text:p>
          </table:table-cell>
          <table:table-cell office:value-type="float" office:value="329341.428571">
            <text:p>329341.43</text:p>
          </table:table-cell>
          <table:table-cell office:value-type="float" office:value="299405.714286">
            <text:p>299405.71</text:p>
          </table:table-cell>
          <table:table-cell office:value-type="float" office:value="293830">
            <text:p>293830</text:p>
          </table:table-cell>
          <table:table-cell office:value-type="float" office:value="257448.571429">
            <text:p>257448.57</text:p>
          </table:table-cell>
          <table:table-cell office:value-type="float" office:value="243444.285714">
            <text:p>243444.29</text:p>
          </table:table-cell>
          <table:table-cell office:value-type="float" office:value="236324.285714">
            <text:p>236324.29</text:p>
          </table:table-cell>
          <table:table-cell office:value-type="float" office:value="205994.285714">
            <text:p>205994.29</text:p>
          </table:table-cell>
          <table:table-cell office:value-type="float" office:value="192818.571429">
            <text:p>192818.57</text:p>
          </table:table-cell>
          <table:table-cell office:value-type="float" office:value="183050">
            <text:p>183050</text:p>
          </table:table-cell>
          <table:table-cell office:value-type="float" office:value="472157.142857">
            <text:p>472157.14</text:p>
          </table:table-cell>
          <table:table-cell office:value-type="float" office:value="430835.714286">
            <text:p>430835.71</text:p>
          </table:table-cell>
          <table:table-cell office:value-type="float" office:value="393118.571429">
            <text:p>393118.57</text:p>
          </table:table-cell>
          <table:table-cell office:value-type="float" office:value="357872.857143">
            <text:p>357872.86</text:p>
          </table:table-cell>
          <table:table-cell office:value-type="float" office:value="326460">
            <text:p>326460</text:p>
          </table:table-cell>
          <table:table-cell office:value-type="float" office:value="258922.857143">
            <text:p>258922.86</text:p>
          </table:table-cell>
          <table:table-cell office:value-type="float" office:value="273557.142857">
            <text:p>273557.14</text:p>
          </table:table-cell>
          <table:table-cell office:value-type="float" office:value="254908.571429">
            <text:p>254908.57</text:p>
          </table:table-cell>
          <table:table-cell office:value-type="float" office:value="215522.857143">
            <text:p>215522.86</text:p>
          </table:table-cell>
          <table:table-cell office:value-type="float" office:value="191004.285714">
            <text:p>191004.29</text:p>
          </table:table-cell>
          <table:table-cell office:value-type="float" office:value="213975.714286">
            <text:p>213975.71</text:p>
          </table:table-cell>
          <table:table-cell office:value-type="float" office:value="195528.571429">
            <text:p>195528.57</text:p>
          </table:table-cell>
          <table:table-cell office:value-type="float" office:value="490217.142857">
            <text:p>490217.14</text:p>
          </table:table-cell>
          <table:table-cell office:value-type="float" office:value="424920">
            <text:p>424920</text:p>
          </table:table-cell>
          <table:table-cell office:value-type="float" office:value="393801.428571">
            <text:p>393801.43</text:p>
          </table:table-cell>
          <table:table-cell office:value-type="float" office:value="358297.142857">
            <text:p>358297.14</text:p>
          </table:table-cell>
          <table:table-cell office:value-type="float" office:value="330652.857143">
            <text:p>330652.86</text:p>
          </table:table-cell>
          <table:table-cell office:value-type="float" office:value="311835.714286">
            <text:p>311835.71</text:p>
          </table:table-cell>
          <table:table-cell office:value-type="float" office:value="238184.285714">
            <text:p>238184.29</text:p>
          </table:table-cell>
          <table:table-cell office:value-type="float" office:value="274440">
            <text:p>274440</text:p>
          </table:table-cell>
          <table:table-cell office:value-type="float" office:value="253821.428571">
            <text:p>253821.43</text:p>
          </table:table-cell>
          <table:table-cell office:value-type="float" office:value="237460">
            <text:p>237460</text:p>
          </table:table-cell>
          <table:table-cell office:value-type="float" office:value="229761.428571">
            <text:p>229761.43</text:p>
          </table:table-cell>
          <table:table-cell office:value-type="float" office:value="214767.142857">
            <text:p>214767.14</text:p>
          </table:table-cell>
          <table:table-cell office:value-type="float" office:value="472734.285714">
            <text:p>472734.29</text:p>
          </table:table-cell>
          <table:table-cell office:value-type="float" office:value="425252.857143">
            <text:p>425252.86</text:p>
          </table:table-cell>
          <table:table-cell office:value-type="float" office:value="363608.571429">
            <text:p>363608.57</text:p>
          </table:table-cell>
          <table:table-cell office:value-type="float" office:value="328611.428571">
            <text:p>328611.43</text:p>
          </table:table-cell>
          <table:table-cell office:value-type="float" office:value="351730">
            <text:p>351730</text:p>
          </table:table-cell>
          <table:table-cell office:value-type="float" office:value="277712.857143">
            <text:p>277712.86</text:p>
          </table:table-cell>
          <table:table-cell office:value-type="float" office:value="299141.428571">
            <text:p>299141.43</text:p>
          </table:table-cell>
          <table:table-cell office:value-type="float" office:value="268550">
            <text:p>268550</text:p>
          </table:table-cell>
          <table:table-cell office:value-type="float" office:value="244470">
            <text:p>244470</text:p>
          </table:table-cell>
          <table:table-cell office:value-type="float" office:value="257590">
            <text:p>257590</text:p>
          </table:table-cell>
          <table:table-cell office:value-type="float" office:value="242608.571429">
            <text:p>242608.57</text:p>
          </table:table-cell>
          <table:table-cell office:value-type="float" office:value="231798.571429">
            <text:p>231798.57</text:p>
          </table:table-cell>
          <table:table-cell office:value-type="float" office:value="429712.857143">
            <text:p>429712.86</text:p>
          </table:table-cell>
          <table:table-cell office:value-type="float" office:value="384531.428571">
            <text:p>384531.43</text:p>
          </table:table-cell>
          <table:table-cell office:value-type="float" office:value="350632.857143">
            <text:p>350632.86</text:p>
          </table:table-cell>
          <table:table-cell office:value-type="float" office:value="383654.285714">
            <text:p>383654.29</text:p>
          </table:table-cell>
          <table:table-cell office:value-type="float" office:value="350401.428571">
            <text:p>350401.43</text:p>
          </table:table-cell>
          <table:table-cell office:value-type="float" office:value="322237.142857">
            <text:p>322237.14</text:p>
          </table:table-cell>
          <table:table-cell office:value-type="float" office:value="289767.142857">
            <text:p>289767.14</text:p>
          </table:table-cell>
          <table:table-cell office:value-type="float" office:value="299692.857143">
            <text:p>299692.86</text:p>
          </table:table-cell>
          <table:table-cell office:value-type="float" office:value="272364.285714">
            <text:p>272364.29</text:p>
          </table:table-cell>
          <table:table-cell office:value-type="float" office:value="236127.142857">
            <text:p>236127.14</text:p>
          </table:table-cell>
          <table:table-cell office:value-type="float" office:value="216115.714286">
            <text:p>216115.71</text:p>
          </table:table-cell>
          <table:table-cell office:value-type="float" office:value="234474.285714">
            <text:p>234474.29</text:p>
          </table:table-cell>
        </table:table-row>
        <table:table-row table:style-name="ro1">
          <table:table-cell office:value-type="float" office:value="48542.857143">
            <text:p>48542.86</text:p>
          </table:table-cell>
          <table:table-cell office:value-type="float" office:value="488361.428571">
            <text:p>488361.43</text:p>
          </table:table-cell>
          <table:table-cell office:value-type="float" office:value="1681671.428571">
            <text:p>1681671.43</text:p>
          </table:table-cell>
          <table:table-cell office:value-type="float" office:value="48542.857143">
            <text:p>48542.86</text:p>
          </table:table-cell>
          <table:table-cell office:value-type="float" office:value="488361.428571">
            <text:p>488361.43</text:p>
          </table:table-cell>
          <table:table-cell office:value-type="float" office:value="1681671.428571">
            <text:p>1681671.4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341704.285714">
            <text:p>341704.29</text:p>
          </table:table-cell>
          <table:table-cell office:value-type="float" office:value="1118481.428571">
            <text:p>1118481.43</text:p>
          </table:table-cell>
          <table:table-cell office:value-type="float" office:value="1265772.857143">
            <text:p>1265772.86</text:p>
          </table:table-cell>
          <table:table-cell office:value-type="float" office:value="1104914.285714">
            <text:p>1104914.29</text:p>
          </table:table-cell>
          <table:table-cell office:value-type="float" office:value="944564.285714">
            <text:p>944564.29</text:p>
          </table:table-cell>
          <table:table-cell office:value-type="float" office:value="806698.571429">
            <text:p>806698.57</text:p>
          </table:table-cell>
          <table:table-cell office:value-type="float" office:value="714384.285714">
            <text:p>714384.29</text:p>
          </table:table-cell>
          <table:table-cell office:value-type="float" office:value="633954.285714">
            <text:p>633954.29</text:p>
          </table:table-cell>
          <table:table-cell office:value-type="float" office:value="581734.285714">
            <text:p>581734.29</text:p>
          </table:table-cell>
          <table:table-cell office:value-type="float" office:value="565724.285714">
            <text:p>565724.29</text:p>
          </table:table-cell>
          <table:table-cell office:value-type="float" office:value="495067.142857">
            <text:p>495067.14</text:p>
          </table:table-cell>
          <table:table-cell office:value-type="float" office:value="464724.285714">
            <text:p>464724.29</text:p>
          </table:table-cell>
          <table:table-cell office:value-type="float" office:value="422268.571429">
            <text:p>422268.57</text:p>
          </table:table-cell>
          <table:table-cell office:value-type="float" office:value="1630327.142857">
            <text:p>1630327.14</text:p>
          </table:table-cell>
          <table:table-cell office:value-type="float" office:value="1348027.142857">
            <text:p>1348027.14</text:p>
          </table:table-cell>
          <table:table-cell office:value-type="float" office:value="1163837.142857">
            <text:p>1163837.14</text:p>
          </table:table-cell>
          <table:table-cell office:value-type="float" office:value="1008967.142857">
            <text:p>1008967.14</text:p>
          </table:table-cell>
          <table:table-cell office:value-type="float" office:value="919361.428571">
            <text:p>919361.43</text:p>
          </table:table-cell>
          <table:table-cell office:value-type="float" office:value="823057.142857">
            <text:p>823057.14</text:p>
          </table:table-cell>
          <table:table-cell office:value-type="float" office:value="742697.142857">
            <text:p>742697.14</text:p>
          </table:table-cell>
          <table:table-cell office:value-type="float" office:value="670934.285714">
            <text:p>670934.29</text:p>
          </table:table-cell>
          <table:table-cell office:value-type="float" office:value="617037.142857">
            <text:p>617037.14</text:p>
          </table:table-cell>
          <table:table-cell office:value-type="float" office:value="574755.714286">
            <text:p>574755.71</text:p>
          </table:table-cell>
          <table:table-cell office:value-type="float" office:value="558177.142857">
            <text:p>558177.14</text:p>
          </table:table-cell>
          <table:table-cell office:value-type="float" office:value="512107.142857">
            <text:p>512107.14</text:p>
          </table:table-cell>
          <table:table-cell office:value-type="float" office:value="1609048.571429">
            <text:p>1609048.57</text:p>
          </table:table-cell>
          <table:table-cell office:value-type="float" office:value="1446121.428571">
            <text:p>1446121.43</text:p>
          </table:table-cell>
          <table:table-cell office:value-type="float" office:value="1246114.285714">
            <text:p>1246114.29</text:p>
          </table:table-cell>
          <table:table-cell office:value-type="float" office:value="1089544.285714">
            <text:p>1089544.29</text:p>
          </table:table-cell>
          <table:table-cell office:value-type="float" office:value="1001211.428571">
            <text:p>1001211.43</text:p>
          </table:table-cell>
          <table:table-cell office:value-type="float" office:value="876828.571429">
            <text:p>876828.57</text:p>
          </table:table-cell>
          <table:table-cell office:value-type="float" office:value="799855.714286">
            <text:p>799855.71</text:p>
          </table:table-cell>
          <table:table-cell office:value-type="float" office:value="748424.285714">
            <text:p>748424.29</text:p>
          </table:table-cell>
          <table:table-cell office:value-type="float" office:value="720950">
            <text:p>720950</text:p>
          </table:table-cell>
          <table:table-cell office:value-type="float" office:value="647428.571429">
            <text:p>647428.57</text:p>
          </table:table-cell>
          <table:table-cell office:value-type="float" office:value="621178.571429">
            <text:p>621178.57</text:p>
          </table:table-cell>
          <table:table-cell office:value-type="float" office:value="566075.714286">
            <text:p>566075.71</text:p>
          </table:table-cell>
          <table:table-cell office:value-type="float" office:value="1700047.142857">
            <text:p>1700047.14</text:p>
          </table:table-cell>
          <table:table-cell office:value-type="float" office:value="1413022.857143">
            <text:p>1413022.86</text:p>
          </table:table-cell>
          <table:table-cell office:value-type="float" office:value="1298641.428571">
            <text:p>1298641.43</text:p>
          </table:table-cell>
          <table:table-cell office:value-type="float" office:value="1129115.714286">
            <text:p>1129115.71</text:p>
          </table:table-cell>
          <table:table-cell office:value-type="float" office:value="1023328.571429">
            <text:p>1023328.57</text:p>
          </table:table-cell>
          <table:table-cell office:value-type="float" office:value="948537.142857">
            <text:p>948537.14</text:p>
          </table:table-cell>
          <table:table-cell office:value-type="float" office:value="873925.714286">
            <text:p>873925.71</text:p>
          </table:table-cell>
          <table:table-cell office:value-type="float" office:value="835672.857143">
            <text:p>835672.86</text:p>
          </table:table-cell>
          <table:table-cell office:value-type="float" office:value="768185.714286">
            <text:p>768185.71</text:p>
          </table:table-cell>
          <table:table-cell office:value-type="float" office:value="713085.714286">
            <text:p>713085.71</text:p>
          </table:table-cell>
          <table:table-cell office:value-type="float" office:value="654851.428571">
            <text:p>654851.43</text:p>
          </table:table-cell>
          <table:table-cell office:value-type="float" office:value="618292.857143">
            <text:p>618292.86</text:p>
          </table:table-cell>
          <table:table-cell office:value-type="float" office:value="1600690">
            <text:p>1600690</text:p>
          </table:table-cell>
          <table:table-cell office:value-type="float" office:value="1429080">
            <text:p>1429080</text:p>
          </table:table-cell>
          <table:table-cell office:value-type="float" office:value="1307912.857143">
            <text:p>1307912.86</text:p>
          </table:table-cell>
          <table:table-cell office:value-type="float" office:value="1180152.857143">
            <text:p>1180152.86</text:p>
          </table:table-cell>
          <table:table-cell office:value-type="float" office:value="1096818.571429">
            <text:p>1096818.57</text:p>
          </table:table-cell>
          <table:table-cell office:value-type="float" office:value="1002411.428571">
            <text:p>1002411.43</text:p>
          </table:table-cell>
          <table:table-cell office:value-type="float" office:value="921587.142857">
            <text:p>921587.14</text:p>
          </table:table-cell>
          <table:table-cell office:value-type="float" office:value="871687.142857">
            <text:p>871687.14</text:p>
          </table:table-cell>
          <table:table-cell office:value-type="float" office:value="810121.428571">
            <text:p>810121.43</text:p>
          </table:table-cell>
          <table:table-cell office:value-type="float" office:value="792931.428571">
            <text:p>792931.43</text:p>
          </table:table-cell>
          <table:table-cell office:value-type="float" office:value="730761.428571">
            <text:p>730761.43</text:p>
          </table:table-cell>
          <table:table-cell office:value-type="float" office:value="688100">
            <text:p>688100</text:p>
          </table:table-cell>
          <table:table-cell office:value-type="float" office:value="1631752.857143">
            <text:p>1631752.86</text:p>
          </table:table-cell>
          <table:table-cell office:value-type="float" office:value="1490378.571429">
            <text:p>1490378.57</text:p>
          </table:table-cell>
          <table:table-cell office:value-type="float" office:value="1365141.428571">
            <text:p>1365141.43</text:p>
          </table:table-cell>
          <table:table-cell office:value-type="float" office:value="1201384.285714">
            <text:p>1201384.29</text:p>
          </table:table-cell>
          <table:table-cell office:value-type="float" office:value="1109115.714286">
            <text:p>1109115.71</text:p>
          </table:table-cell>
          <table:table-cell office:value-type="float" office:value="1080561.428571">
            <text:p>1080561.43</text:p>
          </table:table-cell>
          <table:table-cell office:value-type="float" office:value="982118.571429">
            <text:p>982118.57</text:p>
          </table:table-cell>
          <table:table-cell office:value-type="float" office:value="917850">
            <text:p>917850</text:p>
          </table:table-cell>
          <table:table-cell office:value-type="float" office:value="858251.428571">
            <text:p>858251.43</text:p>
          </table:table-cell>
          <table:table-cell office:value-type="float" office:value="816121.428571">
            <text:p>816121.43</text:p>
          </table:table-cell>
          <table:table-cell office:value-type="float" office:value="772410">
            <text:p>772410</text:p>
          </table:table-cell>
          <table:table-cell office:value-type="float" office:value="729697.142857">
            <text:p>729697.14</text:p>
          </table:table-cell>
          <table:table-cell office:value-type="float" office:value="1627931.428571">
            <text:p>1627931.43</text:p>
          </table:table-cell>
          <table:table-cell office:value-type="float" office:value="1484748.571429">
            <text:p>1484748.57</text:p>
          </table:table-cell>
          <table:table-cell office:value-type="float" office:value="1360474.285714">
            <text:p>1360474.29</text:p>
          </table:table-cell>
          <table:table-cell office:value-type="float" office:value="1248210">
            <text:p>1248210</text:p>
          </table:table-cell>
          <table:table-cell office:value-type="float" office:value="1171471.428571">
            <text:p>1171471.43</text:p>
          </table:table-cell>
          <table:table-cell office:value-type="float" office:value="1108037.142857">
            <text:p>1108037.14</text:p>
          </table:table-cell>
          <table:table-cell office:value-type="float" office:value="1009712.857143">
            <text:p>1009712.86</text:p>
          </table:table-cell>
          <table:table-cell office:value-type="float" office:value="952168.571429">
            <text:p>952168.57</text:p>
          </table:table-cell>
          <table:table-cell office:value-type="float" office:value="908601.428571">
            <text:p>908601.43</text:p>
          </table:table-cell>
          <table:table-cell office:value-type="float" office:value="860890">
            <text:p>860890</text:p>
          </table:table-cell>
          <table:table-cell office:value-type="float" office:value="830964.285714">
            <text:p>830964.29</text:p>
          </table:table-cell>
          <table:table-cell office:value-type="float" office:value="801928.571429">
            <text:p>801928.57</text:p>
          </table:table-cell>
          <table:table-cell office:value-type="float" office:value="1676362.857143">
            <text:p>1676362.86</text:p>
          </table:table-cell>
          <table:table-cell office:value-type="float" office:value="1498848.571429">
            <text:p>1498848.57</text:p>
          </table:table-cell>
          <table:table-cell office:value-type="float" office:value="1387788.571429">
            <text:p>1387788.57</text:p>
          </table:table-cell>
          <table:table-cell office:value-type="float" office:value="1266955.714286">
            <text:p>1266955.71</text:p>
          </table:table-cell>
          <table:table-cell office:value-type="float" office:value="1195675.714286">
            <text:p>1195675.71</text:p>
          </table:table-cell>
          <table:table-cell office:value-type="float" office:value="1107894.285714">
            <text:p>1107894.29</text:p>
          </table:table-cell>
          <table:table-cell office:value-type="float" office:value="1067380">
            <text:p>1067380</text:p>
          </table:table-cell>
          <table:table-cell office:value-type="float" office:value="1005930">
            <text:p>1005930</text:p>
          </table:table-cell>
          <table:table-cell office:value-type="float" office:value="936062.857143">
            <text:p>936062.86</text:p>
          </table:table-cell>
          <table:table-cell office:value-type="float" office:value="910031.428571">
            <text:p>910031.43</text:p>
          </table:table-cell>
          <table:table-cell office:value-type="float" office:value="857912.857143">
            <text:p>857912.86</text:p>
          </table:table-cell>
          <table:table-cell office:value-type="float" office:value="814101.428571">
            <text:p>814101.43</text:p>
          </table:table-cell>
        </table:table-row>
        <table:table-row table:style-name="ro1">
          <table:table-cell office:value-type="float" office:value="45997.142857">
            <text:p>45997.14</text:p>
          </table:table-cell>
          <table:table-cell office:value-type="float" office:value="471271.428571">
            <text:p>471271.43</text:p>
          </table:table-cell>
          <table:table-cell office:value-type="float" office:value="1656530">
            <text:p>1656530</text:p>
          </table:table-cell>
          <table:table-cell office:value-type="float" office:value="45997.142857">
            <text:p>45997.14</text:p>
          </table:table-cell>
          <table:table-cell office:value-type="float" office:value="471271.428571">
            <text:p>471271.43</text:p>
          </table:table-cell>
          <table:table-cell office:value-type="float" office:value="1656530">
            <text:p>165653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11.000578">
            <text:p>11</text:p>
          </table:table-cell>
          <table:table-cell office:value-type="float" office:value="0">
            <text:p>0</text:p>
          </table:table-cell>
          <table:table-cell office:value-type="float" office:value="0.999796">
            <text:p>1</text:p>
          </table:table-cell>
          <table:table-cell office:value-type="float" office:value="1.999872">
            <text:p>2</text:p>
          </table:table-cell>
          <table:table-cell office:value-type="float" office:value="3.000323">
            <text:p>3</text:p>
          </table:table-cell>
          <table:table-cell office:value-type="float" office:value="3.998407">
            <text:p>4</text:p>
          </table:table-cell>
          <table:table-cell office:value-type="float" office:value="4.998185">
            <text:p>5</text:p>
          </table:table-cell>
          <table:table-cell office:value-type="float" office:value="5.997782">
            <text:p>6</text:p>
          </table:table-cell>
          <table:table-cell office:value-type="float" office:value="6.996853">
            <text:p>7</text:p>
          </table:table-cell>
          <table:table-cell office:value-type="float" office:value="7.996308">
            <text:p>8</text:p>
          </table:table-cell>
          <table:table-cell office:value-type="float" office:value="8.998279">
            <text:p>9</text:p>
          </table:table-cell>
          <table:table-cell office:value-type="float" office:value="9.995848">
            <text:p>10</text:p>
          </table:table-cell>
          <table:table-cell office:value-type="float" office:value="10.991037">
            <text:p>10.99</text:p>
          </table:table-cell>
          <table:table-cell office:value-type="float" office:value="0">
            <text:p>0</text:p>
          </table:table-cell>
          <table:table-cell office:value-type="float" office:value="1.000063">
            <text:p>1</text:p>
          </table:table-cell>
          <table:table-cell office:value-type="float" office:value="2.00103">
            <text:p>2</text:p>
          </table:table-cell>
          <table:table-cell office:value-type="float" office:value="2.998847">
            <text:p>3</text:p>
          </table:table-cell>
          <table:table-cell office:value-type="float" office:value="3.999536">
            <text:p>4</text:p>
          </table:table-cell>
          <table:table-cell office:value-type="float" office:value="4.989966">
            <text:p>4.99</text:p>
          </table:table-cell>
          <table:table-cell office:value-type="float" office:value="5.999285">
            <text:p>6</text:p>
          </table:table-cell>
          <table:table-cell office:value-type="float" office:value="6.997157">
            <text:p>7</text:p>
          </table:table-cell>
          <table:table-cell office:value-type="float" office:value="7.996313">
            <text:p>8</text:p>
          </table:table-cell>
          <table:table-cell office:value-type="float" office:value="8.993964">
            <text:p>8.99</text:p>
          </table:table-cell>
          <table:table-cell office:value-type="float" office:value="9.993043">
            <text:p>9.99</text:p>
          </table:table-cell>
          <table:table-cell office:value-type="float" office:value="10.994163">
            <text:p>10.99</text:p>
          </table:table-cell>
          <table:table-cell office:value-type="float" office:value="0">
            <text:p>0</text:p>
          </table:table-cell>
          <table:table-cell office:value-type="float" office:value="0.999879">
            <text:p>1</text:p>
          </table:table-cell>
          <table:table-cell office:value-type="float" office:value="1.999118">
            <text:p>2</text:p>
          </table:table-cell>
          <table:table-cell office:value-type="float" office:value="2.998422">
            <text:p>3</text:p>
          </table:table-cell>
          <table:table-cell office:value-type="float" office:value="4.000059">
            <text:p>4</text:p>
          </table:table-cell>
          <table:table-cell office:value-type="float" office:value="4.998439">
            <text:p>5</text:p>
          </table:table-cell>
          <table:table-cell office:value-type="float" office:value="5.99738">
            <text:p>6</text:p>
          </table:table-cell>
          <table:table-cell office:value-type="float" office:value="6.996975">
            <text:p>7</text:p>
          </table:table-cell>
          <table:table-cell office:value-type="float" office:value="7.995159">
            <text:p>8</text:p>
          </table:table-cell>
          <table:table-cell office:value-type="float" office:value="8.99611">
            <text:p>9</text:p>
          </table:table-cell>
          <table:table-cell office:value-type="float" office:value="9.998087">
            <text:p>10</text:p>
          </table:table-cell>
          <table:table-cell office:value-type="float" office:value="10.99423">
            <text:p>10.99</text:p>
          </table:table-cell>
          <table:table-cell office:value-type="float" office:value="0">
            <text:p>0</text:p>
          </table:table-cell>
          <table:table-cell office:value-type="float" office:value="0.999374">
            <text:p>1</text:p>
          </table:table-cell>
          <table:table-cell office:value-type="float" office:value="1.999127">
            <text:p>2</text:p>
          </table:table-cell>
          <table:table-cell office:value-type="float" office:value="2.998353">
            <text:p>3</text:p>
          </table:table-cell>
          <table:table-cell office:value-type="float" office:value="4.000087">
            <text:p>4</text:p>
          </table:table-cell>
          <table:table-cell office:value-type="float" office:value="4.995296">
            <text:p>5</text:p>
          </table:table-cell>
          <table:table-cell office:value-type="float" office:value="5.997254">
            <text:p>6</text:p>
          </table:table-cell>
          <table:table-cell office:value-type="float" office:value="6.997734">
            <text:p>7</text:p>
          </table:table-cell>
          <table:table-cell office:value-type="float" office:value="7.998848">
            <text:p>8</text:p>
          </table:table-cell>
          <table:table-cell office:value-type="float" office:value="8.999259">
            <text:p>9</text:p>
          </table:table-cell>
          <table:table-cell office:value-type="float" office:value="9.996262">
            <text:p>10</text:p>
          </table:table-cell>
          <table:table-cell office:value-type="float" office:value="10.995542">
            <text:p>11</text:p>
          </table:table-cell>
          <table:table-cell office:value-type="float" office:value="0">
            <text:p>0</text:p>
          </table:table-cell>
          <table:table-cell office:value-type="float" office:value="0.999757">
            <text:p>1</text:p>
          </table:table-cell>
          <table:table-cell office:value-type="float" office:value="1.998676">
            <text:p>2</text:p>
          </table:table-cell>
          <table:table-cell office:value-type="float" office:value="2.999726">
            <text:p>3</text:p>
          </table:table-cell>
          <table:table-cell office:value-type="float" office:value="3.99915">
            <text:p>4</text:p>
          </table:table-cell>
          <table:table-cell office:value-type="float" office:value="4.998312">
            <text:p>5</text:p>
          </table:table-cell>
          <table:table-cell office:value-type="float" office:value="5.997963">
            <text:p>6</text:p>
          </table:table-cell>
          <table:table-cell office:value-type="float" office:value="6.999305">
            <text:p>7</text:p>
          </table:table-cell>
          <table:table-cell office:value-type="float" office:value="7.99852">
            <text:p>8</text:p>
          </table:table-cell>
          <table:table-cell office:value-type="float" office:value="8.995768">
            <text:p>9</text:p>
          </table:table-cell>
          <table:table-cell office:value-type="float" office:value="9.995252">
            <text:p>10</text:p>
          </table:table-cell>
          <table:table-cell office:value-type="float" office:value="10.995276">
            <text:p>11</text:p>
          </table:table-cell>
          <table:table-cell office:value-type="float" office:value="0">
            <text:p>0</text:p>
          </table:table-cell>
          <table:table-cell office:value-type="float" office:value="1.00017">
            <text:p>1</text:p>
          </table:table-cell>
          <table:table-cell office:value-type="float" office:value="1.999173">
            <text:p>2</text:p>
          </table:table-cell>
          <table:table-cell office:value-type="float" office:value="2.998868">
            <text:p>3</text:p>
          </table:table-cell>
          <table:table-cell office:value-type="float" office:value="4.00006">
            <text:p>4</text:p>
          </table:table-cell>
          <table:table-cell office:value-type="float" office:value="4.999145">
            <text:p>5</text:p>
          </table:table-cell>
          <table:table-cell office:value-type="float" office:value="5.998541">
            <text:p>6</text:p>
          </table:table-cell>
          <table:table-cell office:value-type="float" office:value="6.994685">
            <text:p>6.99</text:p>
          </table:table-cell>
          <table:table-cell office:value-type="float" office:value="7.997294">
            <text:p>8</text:p>
          </table:table-cell>
          <table:table-cell office:value-type="float" office:value="8.997788">
            <text:p>9</text:p>
          </table:table-cell>
          <table:table-cell office:value-type="float" office:value="9.998038">
            <text:p>10</text:p>
          </table:table-cell>
          <table:table-cell office:value-type="float" office:value="10.995086">
            <text:p>11</text:p>
          </table:table-cell>
          <table:table-cell office:value-type="float" office:value="0">
            <text:p>0</text:p>
          </table:table-cell>
          <table:table-cell office:value-type="float" office:value="0.999883">
            <text:p>1</text:p>
          </table:table-cell>
          <table:table-cell office:value-type="float" office:value="1.999747">
            <text:p>2</text:p>
          </table:table-cell>
          <table:table-cell office:value-type="float" office:value="2.997886">
            <text:p>3</text:p>
          </table:table-cell>
          <table:table-cell office:value-type="float" office:value="3.998989">
            <text:p>4</text:p>
          </table:table-cell>
          <table:table-cell office:value-type="float" office:value="4.997838">
            <text:p>5</text:p>
          </table:table-cell>
          <table:table-cell office:value-type="float" office:value="5.998488">
            <text:p>6</text:p>
          </table:table-cell>
          <table:table-cell office:value-type="float" office:value="6.997674">
            <text:p>7</text:p>
          </table:table-cell>
          <table:table-cell office:value-type="float" office:value="7.998602">
            <text:p>8</text:p>
          </table:table-cell>
          <table:table-cell office:value-type="float" office:value="8.995413">
            <text:p>9</text:p>
          </table:table-cell>
          <table:table-cell office:value-type="float" office:value="9.997281">
            <text:p>10</text:p>
          </table:table-cell>
          <table:table-cell office:value-type="float" office:value="10.993743">
            <text:p>10.99</text:p>
          </table:table-cell>
          <table:table-cell office:value-type="float" office:value="0">
            <text:p>0</text:p>
          </table:table-cell>
          <table:table-cell office:value-type="float" office:value="0.999027">
            <text:p>1</text:p>
          </table:table-cell>
          <table:table-cell office:value-type="float" office:value="1.999245">
            <text:p>2</text:p>
          </table:table-cell>
          <table:table-cell office:value-type="float" office:value="2.999673">
            <text:p>3</text:p>
          </table:table-cell>
          <table:table-cell office:value-type="float" office:value="3.996242">
            <text:p>4</text:p>
          </table:table-cell>
          <table:table-cell office:value-type="float" office:value="4.997221">
            <text:p>5</text:p>
          </table:table-cell>
          <table:table-cell office:value-type="float" office:value="5.997154">
            <text:p>6</text:p>
          </table:table-cell>
          <table:table-cell office:value-type="float" office:value="6.996014">
            <text:p>7</text:p>
          </table:table-cell>
          <table:table-cell office:value-type="float" office:value="7.994071">
            <text:p>7.99</text:p>
          </table:table-cell>
          <table:table-cell office:value-type="float" office:value="8.997359">
            <text:p>9</text:p>
          </table:table-cell>
          <table:table-cell office:value-type="float" office:value="9.99572">
            <text:p>10</text:p>
          </table:table-cell>
          <table:table-cell office:value-type="float" office:value="10.995262">
            <text:p>11</text:p>
          </table:table-cell>
        </table:table-row>
        <table:table-row table:style-name="ro1">
          <table:table-cell office:value-type="float" office:value="47717.142857">
            <text:p>47717.14</text:p>
          </table:table-cell>
          <table:table-cell office:value-type="float" office:value="433325.714286">
            <text:p>433325.71</text:p>
          </table:table-cell>
          <table:table-cell office:value-type="float" office:value="1725990">
            <text:p>1725990</text:p>
          </table:table-cell>
          <table:table-cell office:value-type="float" office:value="47717.142857">
            <text:p>47717.14</text:p>
          </table:table-cell>
          <table:table-cell office:value-type="float" office:value="433325.714286">
            <text:p>433325.71</text:p>
          </table:table-cell>
          <table:table-cell office:value-type="float" office:value="1725990">
            <text:p>172599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10.987587">
            <text:p>10.99</text:p>
          </table:table-cell>
          <table:table-cell office:value-type="float" office:value="0">
            <text:p>0</text:p>
          </table:table-cell>
          <table:table-cell office:value-type="float" office:value="1.00773">
            <text:p>1.01</text:p>
          </table:table-cell>
          <table:table-cell office:value-type="float" office:value="1.996634">
            <text:p>2</text:p>
          </table:table-cell>
          <table:table-cell office:value-type="float" office:value="3.028028">
            <text:p>3.03</text:p>
          </table:table-cell>
          <table:table-cell office:value-type="float" office:value="3.930367">
            <text:p>3.93</text:p>
          </table:table-cell>
          <table:table-cell office:value-type="float" office:value="5.035982">
            <text:p>5.04</text:p>
          </table:table-cell>
          <table:table-cell office:value-type="float" office:value="5.968796">
            <text:p>5.97</text:p>
          </table:table-cell>
          <table:table-cell office:value-type="float" office:value="6.980362">
            <text:p>6.98</text:p>
          </table:table-cell>
          <table:table-cell office:value-type="float" office:value="8.038947">
            <text:p>8.04</text:p>
          </table:table-cell>
          <table:table-cell office:value-type="float" office:value="8.972731">
            <text:p>8.97</text:p>
          </table:table-cell>
          <table:table-cell office:value-type="float" office:value="10.005925">
            <text:p>10.01</text:p>
          </table:table-cell>
          <table:table-cell office:value-type="float" office:value="10.994819">
            <text:p>10.99</text:p>
          </table:table-cell>
          <table:table-cell office:value-type="float" office:value="0">
            <text:p>0</text:p>
          </table:table-cell>
          <table:table-cell office:value-type="float" office:value="0.93869">
            <text:p>0.94</text:p>
          </table:table-cell>
          <table:table-cell office:value-type="float" office:value="2.028918">
            <text:p>2.03</text:p>
          </table:table-cell>
          <table:table-cell office:value-type="float" office:value="3.045064">
            <text:p>3.05</text:p>
          </table:table-cell>
          <table:table-cell office:value-type="float" office:value="4.017871">
            <text:p>4.02</text:p>
          </table:table-cell>
          <table:table-cell office:value-type="float" office:value="4.97794">
            <text:p>4.98</text:p>
          </table:table-cell>
          <table:table-cell office:value-type="float" office:value="5.999954">
            <text:p>6</text:p>
          </table:table-cell>
          <table:table-cell office:value-type="float" office:value="7.017184">
            <text:p>7.02</text:p>
          </table:table-cell>
          <table:table-cell office:value-type="float" office:value="8.017065">
            <text:p>8.02</text:p>
          </table:table-cell>
          <table:table-cell office:value-type="float" office:value="9.022963">
            <text:p>9.02</text:p>
          </table:table-cell>
          <table:table-cell office:value-type="float" office:value="9.947035">
            <text:p>9.95</text:p>
          </table:table-cell>
          <table:table-cell office:value-type="float" office:value="10.995957">
            <text:p>11</text:p>
          </table:table-cell>
          <table:table-cell office:value-type="float" office:value="0">
            <text:p>0</text:p>
          </table:table-cell>
          <table:table-cell office:value-type="float" office:value="1.026147">
            <text:p>1.03</text:p>
          </table:table-cell>
          <table:table-cell office:value-type="float" office:value="2.001364">
            <text:p>2</text:p>
          </table:table-cell>
          <table:table-cell office:value-type="float" office:value="2.969576">
            <text:p>2.97</text:p>
          </table:table-cell>
          <table:table-cell office:value-type="float" office:value="4.000459">
            <text:p>4</text:p>
          </table:table-cell>
          <table:table-cell office:value-type="float" office:value="5.008369">
            <text:p>5.01</text:p>
          </table:table-cell>
          <table:table-cell office:value-type="float" office:value="6.014884">
            <text:p>6.01</text:p>
          </table:table-cell>
          <table:table-cell office:value-type="float" office:value="7.004145">
            <text:p>7</text:p>
          </table:table-cell>
          <table:table-cell office:value-type="float" office:value="8.021242">
            <text:p>8.02</text:p>
          </table:table-cell>
          <table:table-cell office:value-type="float" office:value="9.013664">
            <text:p>9.01</text:p>
          </table:table-cell>
          <table:table-cell office:value-type="float" office:value="9.973449">
            <text:p>9.97</text:p>
          </table:table-cell>
          <table:table-cell office:value-type="float" office:value="11.030953">
            <text:p>11.03</text:p>
          </table:table-cell>
          <table:table-cell office:value-type="float" office:value="0">
            <text:p>0</text:p>
          </table:table-cell>
          <table:table-cell office:value-type="float" office:value="0.958188">
            <text:p>0.96</text:p>
          </table:table-cell>
          <table:table-cell office:value-type="float" office:value="2.005559">
            <text:p>2.01</text:p>
          </table:table-cell>
          <table:table-cell office:value-type="float" office:value="2.98826">
            <text:p>2.99</text:p>
          </table:table-cell>
          <table:table-cell office:value-type="float" office:value="3.990225">
            <text:p>3.99</text:p>
          </table:table-cell>
          <table:table-cell office:value-type="float" office:value="4.982705">
            <text:p>4.98</text:p>
          </table:table-cell>
          <table:table-cell office:value-type="float" office:value="5.978598">
            <text:p>5.98</text:p>
          </table:table-cell>
          <table:table-cell office:value-type="float" office:value="6.998603">
            <text:p>7</text:p>
          </table:table-cell>
          <table:table-cell office:value-type="float" office:value="8.005083">
            <text:p>8.01</text:p>
          </table:table-cell>
          <table:table-cell office:value-type="float" office:value="9.000619">
            <text:p>9</text:p>
          </table:table-cell>
          <table:table-cell office:value-type="float" office:value="10.015436">
            <text:p>10.02</text:p>
          </table:table-cell>
          <table:table-cell office:value-type="float" office:value="11.022257">
            <text:p>11.02</text:p>
          </table:table-cell>
          <table:table-cell office:value-type="float" office:value="0">
            <text:p>0</text:p>
          </table:table-cell>
          <table:table-cell office:value-type="float" office:value="1.009747">
            <text:p>1.01</text:p>
          </table:table-cell>
          <table:table-cell office:value-type="float" office:value="2.01324">
            <text:p>2.01</text:p>
          </table:table-cell>
          <table:table-cell office:value-type="float" office:value="3.016696">
            <text:p>3.02</text:p>
          </table:table-cell>
          <table:table-cell office:value-type="float" office:value="4.015164">
            <text:p>4.02</text:p>
          </table:table-cell>
          <table:table-cell office:value-type="float" office:value="4.997697">
            <text:p>5</text:p>
          </table:table-cell>
          <table:table-cell office:value-type="float" office:value="6.011026">
            <text:p>6.01</text:p>
          </table:table-cell>
          <table:table-cell office:value-type="float" office:value="6.992042">
            <text:p>6.99</text:p>
          </table:table-cell>
          <table:table-cell office:value-type="float" office:value="8.002227">
            <text:p>8</text:p>
          </table:table-cell>
          <table:table-cell office:value-type="float" office:value="9.001355">
            <text:p>9</text:p>
          </table:table-cell>
          <table:table-cell office:value-type="float" office:value="9.993758">
            <text:p>9.99</text:p>
          </table:table-cell>
          <table:table-cell office:value-type="float" office:value="10.996325">
            <text:p>11</text:p>
          </table:table-cell>
          <table:table-cell office:value-type="float" office:value="0">
            <text:p>0</text:p>
          </table:table-cell>
          <table:table-cell office:value-type="float" office:value="0.957885">
            <text:p>0.96</text:p>
          </table:table-cell>
          <table:table-cell office:value-type="float" office:value="1.904379">
            <text:p>1.9</text:p>
          </table:table-cell>
          <table:table-cell office:value-type="float" office:value="3.020175">
            <text:p>3.02</text:p>
          </table:table-cell>
          <table:table-cell office:value-type="float" office:value="3.956673">
            <text:p>3.96</text:p>
          </table:table-cell>
          <table:table-cell office:value-type="float" office:value="4.976683">
            <text:p>4.98</text:p>
          </table:table-cell>
          <table:table-cell office:value-type="float" office:value="6.014433">
            <text:p>6.01</text:p>
          </table:table-cell>
          <table:table-cell office:value-type="float" office:value="6.984073">
            <text:p>6.98</text:p>
          </table:table-cell>
          <table:table-cell office:value-type="float" office:value="8.020379">
            <text:p>8.02</text:p>
          </table:table-cell>
          <table:table-cell office:value-type="float" office:value="8.997184">
            <text:p>9</text:p>
          </table:table-cell>
          <table:table-cell office:value-type="float" office:value="10.007222">
            <text:p>10.01</text:p>
          </table:table-cell>
          <table:table-cell office:value-type="float" office:value="11.010139">
            <text:p>11.01</text:p>
          </table:table-cell>
          <table:table-cell office:value-type="float" office:value="0">
            <text:p>0</text:p>
          </table:table-cell>
          <table:table-cell office:value-type="float" office:value="1.020642">
            <text:p>1.02</text:p>
          </table:table-cell>
          <table:table-cell office:value-type="float" office:value="1.981855">
            <text:p>1.98</text:p>
          </table:table-cell>
          <table:table-cell office:value-type="float" office:value="2.98981">
            <text:p>2.99</text:p>
          </table:table-cell>
          <table:table-cell office:value-type="float" office:value="3.960435">
            <text:p>3.96</text:p>
          </table:table-cell>
          <table:table-cell office:value-type="float" office:value="5.00156">
            <text:p>5</text:p>
          </table:table-cell>
          <table:table-cell office:value-type="float" office:value="5.987466">
            <text:p>5.99</text:p>
          </table:table-cell>
          <table:table-cell office:value-type="float" office:value="7.001142">
            <text:p>7</text:p>
          </table:table-cell>
          <table:table-cell office:value-type="float" office:value="7.997331">
            <text:p>8</text:p>
          </table:table-cell>
          <table:table-cell office:value-type="float" office:value="8.999337">
            <text:p>9</text:p>
          </table:table-cell>
          <table:table-cell office:value-type="float" office:value="10.008208">
            <text:p>10.01</text:p>
          </table:table-cell>
          <table:table-cell office:value-type="float" office:value="11.010352">
            <text:p>11.01</text:p>
          </table:table-cell>
          <table:table-cell office:value-type="float" office:value="0">
            <text:p>0</text:p>
          </table:table-cell>
          <table:table-cell office:value-type="float" office:value="0.974423">
            <text:p>0.97</text:p>
          </table:table-cell>
          <table:table-cell office:value-type="float" office:value="2.03376">
            <text:p>2.03</text:p>
          </table:table-cell>
          <table:table-cell office:value-type="float" office:value="2.993653">
            <text:p>2.99</text:p>
          </table:table-cell>
          <table:table-cell office:value-type="float" office:value="4.018219">
            <text:p>4.02</text:p>
          </table:table-cell>
          <table:table-cell office:value-type="float" office:value="4.985329">
            <text:p>4.99</text:p>
          </table:table-cell>
          <table:table-cell office:value-type="float" office:value="6.000022">
            <text:p>6</text:p>
          </table:table-cell>
          <table:table-cell office:value-type="float" office:value="6.98564">
            <text:p>6.99</text:p>
          </table:table-cell>
          <table:table-cell office:value-type="float" office:value="7.984674">
            <text:p>7.98</text:p>
          </table:table-cell>
          <table:table-cell office:value-type="float" office:value="9.003935">
            <text:p>9</text:p>
          </table:table-cell>
          <table:table-cell office:value-type="float" office:value="10.026173">
            <text:p>10.03</text:p>
          </table:table-cell>
          <table:table-cell office:value-type="float" office:value="11.004488">
            <text:p>11</text:p>
          </table:table-cell>
        </table:table-row>
        <table:table-row table:style-name="ro1">
          <table:table-cell office:value-type="float" office:value="44782.857143">
            <text:p>44782.86</text:p>
          </table:table-cell>
          <table:table-cell office:value-type="float" office:value="485930">
            <text:p>485930</text:p>
          </table:table-cell>
          <table:table-cell office:value-type="float" office:value="1676845.714286">
            <text:p>1676845.71</text:p>
          </table:table-cell>
          <table:table-cell office:value-type="float" office:value="44782.857143">
            <text:p>44782.86</text:p>
          </table:table-cell>
          <table:table-cell office:value-type="float" office:value="485930">
            <text:p>485930</text:p>
          </table:table-cell>
          <table:table-cell office:value-type="float" office:value="1676845.714286">
            <text:p>1676845.7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11.051078">
            <text:p>11.05</text:p>
          </table:table-cell>
          <table:table-cell office:value-type="float" office:value="0">
            <text:p>0</text:p>
          </table:table-cell>
          <table:table-cell office:value-type="float" office:value="1.049645">
            <text:p>1.05</text:p>
          </table:table-cell>
          <table:table-cell office:value-type="float" office:value="1.949144">
            <text:p>1.95</text:p>
          </table:table-cell>
          <table:table-cell office:value-type="float" office:value="2.945376">
            <text:p>2.95</text:p>
          </table:table-cell>
          <table:table-cell office:value-type="float" office:value="3.994925">
            <text:p>3.99</text:p>
          </table:table-cell>
          <table:table-cell office:value-type="float" office:value="5.010951">
            <text:p>5.01</text:p>
          </table:table-cell>
          <table:table-cell office:value-type="float" office:value="6.049042">
            <text:p>6.05</text:p>
          </table:table-cell>
          <table:table-cell office:value-type="float" office:value="7.041487">
            <text:p>7.04</text:p>
          </table:table-cell>
          <table:table-cell office:value-type="float" office:value="7.890129">
            <text:p>7.89</text:p>
          </table:table-cell>
          <table:table-cell office:value-type="float" office:value="9.038766">
            <text:p>9.04</text:p>
          </table:table-cell>
          <table:table-cell office:value-type="float" office:value="9.982483">
            <text:p>9.98</text:p>
          </table:table-cell>
          <table:table-cell office:value-type="float" office:value="11.17516">
            <text:p>11.18</text:p>
          </table:table-cell>
          <table:table-cell office:value-type="float" office:value="0">
            <text:p>0</text:p>
          </table:table-cell>
          <table:table-cell office:value-type="float" office:value="1.020988">
            <text:p>1.02</text:p>
          </table:table-cell>
          <table:table-cell office:value-type="float" office:value="2.001125">
            <text:p>2</text:p>
          </table:table-cell>
          <table:table-cell office:value-type="float" office:value="3.038713">
            <text:p>3.04</text:p>
          </table:table-cell>
          <table:table-cell office:value-type="float" office:value="4.032716">
            <text:p>4.03</text:p>
          </table:table-cell>
          <table:table-cell office:value-type="float" office:value="4.975612">
            <text:p>4.98</text:p>
          </table:table-cell>
          <table:table-cell office:value-type="float" office:value="5.939667">
            <text:p>5.94</text:p>
          </table:table-cell>
          <table:table-cell office:value-type="float" office:value="7.038836">
            <text:p>7.04</text:p>
          </table:table-cell>
          <table:table-cell office:value-type="float" office:value="8.054534">
            <text:p>8.05</text:p>
          </table:table-cell>
          <table:table-cell office:value-type="float" office:value="9.073206">
            <text:p>9.07</text:p>
          </table:table-cell>
          <table:table-cell office:value-type="float" office:value="9.979609">
            <text:p>9.98</text:p>
          </table:table-cell>
          <table:table-cell office:value-type="float" office:value="11.058725">
            <text:p>11.06</text:p>
          </table:table-cell>
          <table:table-cell office:value-type="float" office:value="0">
            <text:p>0</text:p>
          </table:table-cell>
          <table:table-cell office:value-type="float" office:value="1.007798">
            <text:p>1.01</text:p>
          </table:table-cell>
          <table:table-cell office:value-type="float" office:value="1.966075">
            <text:p>1.97</text:p>
          </table:table-cell>
          <table:table-cell office:value-type="float" office:value="2.952863">
            <text:p>2.95</text:p>
          </table:table-cell>
          <table:table-cell office:value-type="float" office:value="3.969364">
            <text:p>3.97</text:p>
          </table:table-cell>
          <table:table-cell office:value-type="float" office:value="5.037329">
            <text:p>5.04</text:p>
          </table:table-cell>
          <table:table-cell office:value-type="float" office:value="5.980805">
            <text:p>5.98</text:p>
          </table:table-cell>
          <table:table-cell office:value-type="float" office:value="6.966897">
            <text:p>6.97</text:p>
          </table:table-cell>
          <table:table-cell office:value-type="float" office:value="7.863211">
            <text:p>7.86</text:p>
          </table:table-cell>
          <table:table-cell office:value-type="float" office:value="9.032152">
            <text:p>9.03</text:p>
          </table:table-cell>
          <table:table-cell office:value-type="float" office:value="9.898435">
            <text:p>9.9</text:p>
          </table:table-cell>
          <table:table-cell office:value-type="float" office:value="11.048189">
            <text:p>11.05</text:p>
          </table:table-cell>
          <table:table-cell office:value-type="float" office:value="0">
            <text:p>0</text:p>
          </table:table-cell>
          <table:table-cell office:value-type="float" office:value="1.005709">
            <text:p>1.01</text:p>
          </table:table-cell>
          <table:table-cell office:value-type="float" office:value="2.018778">
            <text:p>2.02</text:p>
          </table:table-cell>
          <table:table-cell office:value-type="float" office:value="2.980531">
            <text:p>2.98</text:p>
          </table:table-cell>
          <table:table-cell office:value-type="float" office:value="4.010609">
            <text:p>4.01</text:p>
          </table:table-cell>
          <table:table-cell office:value-type="float" office:value="4.973">
            <text:p>4.97</text:p>
          </table:table-cell>
          <table:table-cell office:value-type="float" office:value="6.010008">
            <text:p>6.01</text:p>
          </table:table-cell>
          <table:table-cell office:value-type="float" office:value="6.938416">
            <text:p>6.94</text:p>
          </table:table-cell>
          <table:table-cell office:value-type="float" office:value="7.95846">
            <text:p>7.96</text:p>
          </table:table-cell>
          <table:table-cell office:value-type="float" office:value="8.947071">
            <text:p>8.95</text:p>
          </table:table-cell>
          <table:table-cell office:value-type="float" office:value="10.154903">
            <text:p>10.15</text:p>
          </table:table-cell>
          <table:table-cell office:value-type="float" office:value="11.09159">
            <text:p>11.09</text:p>
          </table:table-cell>
          <table:table-cell office:value-type="float" office:value="0">
            <text:p>0</text:p>
          </table:table-cell>
          <table:table-cell office:value-type="float" office:value="1.023358">
            <text:p>1.02</text:p>
          </table:table-cell>
          <table:table-cell office:value-type="float" office:value="2.004557">
            <text:p>2</text:p>
          </table:table-cell>
          <table:table-cell office:value-type="float" office:value="3.013225">
            <text:p>3.01</text:p>
          </table:table-cell>
          <table:table-cell office:value-type="float" office:value="4.030652">
            <text:p>4.03</text:p>
          </table:table-cell>
          <table:table-cell office:value-type="float" office:value="4.924324">
            <text:p>4.92</text:p>
          </table:table-cell>
          <table:table-cell office:value-type="float" office:value="6.042971">
            <text:p>6.04</text:p>
          </table:table-cell>
          <table:table-cell office:value-type="float" office:value="6.971535">
            <text:p>6.97</text:p>
          </table:table-cell>
          <table:table-cell office:value-type="float" office:value="7.986866">
            <text:p>7.99</text:p>
          </table:table-cell>
          <table:table-cell office:value-type="float" office:value="8.88272">
            <text:p>8.88</text:p>
          </table:table-cell>
          <table:table-cell office:value-type="float" office:value="9.945997">
            <text:p>9.95</text:p>
          </table:table-cell>
          <table:table-cell office:value-type="float" office:value="10.901547">
            <text:p>10.9</text:p>
          </table:table-cell>
          <table:table-cell office:value-type="float" office:value="0">
            <text:p>0</text:p>
          </table:table-cell>
          <table:table-cell office:value-type="float" office:value="0.984372">
            <text:p>0.98</text:p>
          </table:table-cell>
          <table:table-cell office:value-type="float" office:value="2.030845">
            <text:p>2.03</text:p>
          </table:table-cell>
          <table:table-cell office:value-type="float" office:value="3.00142">
            <text:p>3</text:p>
          </table:table-cell>
          <table:table-cell office:value-type="float" office:value="4.037528">
            <text:p>4.04</text:p>
          </table:table-cell>
          <table:table-cell office:value-type="float" office:value="4.986262">
            <text:p>4.99</text:p>
          </table:table-cell>
          <table:table-cell office:value-type="float" office:value="5.927862">
            <text:p>5.93</text:p>
          </table:table-cell>
          <table:table-cell office:value-type="float" office:value="7.042697">
            <text:p>7.04</text:p>
          </table:table-cell>
          <table:table-cell office:value-type="float" office:value="7.958448">
            <text:p>7.96</text:p>
          </table:table-cell>
          <table:table-cell office:value-type="float" office:value="8.967358">
            <text:p>8.97</text:p>
          </table:table-cell>
          <table:table-cell office:value-type="float" office:value="10.043132">
            <text:p>10.04</text:p>
          </table:table-cell>
          <table:table-cell office:value-type="float" office:value="10.961384">
            <text:p>10.96</text:p>
          </table:table-cell>
          <table:table-cell office:value-type="float" office:value="0">
            <text:p>0</text:p>
          </table:table-cell>
          <table:table-cell office:value-type="float" office:value="0.960418">
            <text:p>0.96</text:p>
          </table:table-cell>
          <table:table-cell office:value-type="float" office:value="1.935087">
            <text:p>1.94</text:p>
          </table:table-cell>
          <table:table-cell office:value-type="float" office:value="2.99266">
            <text:p>2.99</text:p>
          </table:table-cell>
          <table:table-cell office:value-type="float" office:value="4.048292">
            <text:p>4.05</text:p>
          </table:table-cell>
          <table:table-cell office:value-type="float" office:value="5.000215">
            <text:p>5</text:p>
          </table:table-cell>
          <table:table-cell office:value-type="float" office:value="6.039605">
            <text:p>6.04</text:p>
          </table:table-cell>
          <table:table-cell office:value-type="float" office:value="6.996552">
            <text:p>7</text:p>
          </table:table-cell>
          <table:table-cell office:value-type="float" office:value="8.123182">
            <text:p>8.12</text:p>
          </table:table-cell>
          <table:table-cell office:value-type="float" office:value="8.92451">
            <text:p>8.92</text:p>
          </table:table-cell>
          <table:table-cell office:value-type="float" office:value="9.89214">
            <text:p>9.89</text:p>
          </table:table-cell>
          <table:table-cell office:value-type="float" office:value="10.911147">
            <text:p>10.91</text:p>
          </table:table-cell>
          <table:table-cell office:value-type="float" office:value="0">
            <text:p>0</text:p>
          </table:table-cell>
          <table:table-cell office:value-type="float" office:value="1.005492">
            <text:p>1.01</text:p>
          </table:table-cell>
          <table:table-cell office:value-type="float" office:value="2.055978">
            <text:p>2.06</text:p>
          </table:table-cell>
          <table:table-cell office:value-type="float" office:value="3.006795">
            <text:p>3.01</text:p>
          </table:table-cell>
          <table:table-cell office:value-type="float" office:value="3.943622">
            <text:p>3.94</text:p>
          </table:table-cell>
          <table:table-cell office:value-type="float" office:value="5.085505">
            <text:p>5.09</text:p>
          </table:table-cell>
          <table:table-cell office:value-type="float" office:value="6.013092">
            <text:p>6.01</text:p>
          </table:table-cell>
          <table:table-cell office:value-type="float" office:value="6.995348">
            <text:p>7</text:p>
          </table:table-cell>
          <table:table-cell office:value-type="float" office:value="7.954746">
            <text:p>7.95</text:p>
          </table:table-cell>
          <table:table-cell office:value-type="float" office:value="8.906259">
            <text:p>8.91</text:p>
          </table:table-cell>
          <table:table-cell office:value-type="float" office:value="10.210601">
            <text:p>10.21</text:p>
          </table:table-cell>
          <table:table-cell office:value-type="float" office:value="10.990795">
            <text:p>10.99</text:p>
          </table:table-cell>
        </table:table-row>
        <table:table-row table:style-name="ro1">
          <table:table-cell office:value-type="float" office:value="45371.428571">
            <text:p>45371.43</text:p>
          </table:table-cell>
          <table:table-cell office:value-type="float" office:value="431158.571429">
            <text:p>431158.57</text:p>
          </table:table-cell>
          <table:table-cell office:value-type="float" office:value="1665587.142857">
            <text:p>1665587.14</text:p>
          </table:table-cell>
          <table:table-cell office:value-type="float" office:value="45371.428571">
            <text:p>45371.43</text:p>
          </table:table-cell>
          <table:table-cell office:value-type="float" office:value="431158.571429">
            <text:p>431158.57</text:p>
          </table:table-cell>
          <table:table-cell office:value-type="float" office:value="1665587.142857">
            <text:p>1665587.1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7"/>
          <table:table-cell office:value-type="float" office:value="2.999422">
            <text:p>3</text:p>
          </table:table-cell>
          <table:table-cell office:value-type="float" office:value="4">
            <text:p>4</text:p>
          </table:table-cell>
          <table:table-cell office:value-type="float" office:value="4.000204">
            <text:p>4</text:p>
          </table:table-cell>
          <table:table-cell office:value-type="float" office:value="4.000128">
            <text:p>4</text:p>
          </table:table-cell>
          <table:table-cell office:value-type="float" office:value="3.999677">
            <text:p>4</text:p>
          </table:table-cell>
          <table:table-cell office:value-type="float" office:value="4.001593">
            <text:p>4</text:p>
          </table:table-cell>
          <table:table-cell office:value-type="float" office:value="4.001815">
            <text:p>4</text:p>
          </table:table-cell>
          <table:table-cell office:value-type="float" office:value="4.002218">
            <text:p>4</text:p>
          </table:table-cell>
          <table:table-cell office:value-type="float" office:value="4.003147">
            <text:p>4</text:p>
          </table:table-cell>
          <table:table-cell office:value-type="float" office:value="4.003692">
            <text:p>4</text:p>
          </table:table-cell>
          <table:table-cell office:value-type="float" office:value="4.001721">
            <text:p>4</text:p>
          </table:table-cell>
          <table:table-cell office:value-type="float" office:value="4.004152">
            <text:p>4</text:p>
          </table:table-cell>
          <table:table-cell office:value-type="float" office:value="4.008963">
            <text:p>4.01</text:p>
          </table:table-cell>
          <table:table-cell office:value-type="float" office:value="5">
            <text:p>5</text:p>
          </table:table-cell>
          <table:table-cell office:value-type="float" office:value="4.999937">
            <text:p>5</text:p>
          </table:table-cell>
          <table:table-cell office:value-type="float" office:value="4.99897">
            <text:p>5</text:p>
          </table:table-cell>
          <table:table-cell office:value-type="float" office:value="5.001153">
            <text:p>5</text:p>
          </table:table-cell>
          <table:table-cell office:value-type="float" office:value="5.000464">
            <text:p>5</text:p>
          </table:table-cell>
          <table:table-cell office:value-type="float" office:value="5.010034">
            <text:p>5.01</text:p>
          </table:table-cell>
          <table:table-cell office:value-type="float" office:value="5.000715">
            <text:p>5</text:p>
          </table:table-cell>
          <table:table-cell office:value-type="float" office:value="5.002843">
            <text:p>5</text:p>
          </table:table-cell>
          <table:table-cell office:value-type="float" office:value="5.003687">
            <text:p>5</text:p>
          </table:table-cell>
          <table:table-cell office:value-type="float" office:value="5.006036">
            <text:p>5.01</text:p>
          </table:table-cell>
          <table:table-cell office:value-type="float" office:value="5.006957">
            <text:p>5.01</text:p>
          </table:table-cell>
          <table:table-cell office:value-type="float" office:value="5.005837">
            <text:p>5.01</text:p>
          </table:table-cell>
          <table:table-cell office:value-type="float" office:value="6">
            <text:p>6</text:p>
          </table:table-cell>
          <table:table-cell office:value-type="float" office:value="6.000121">
            <text:p>6</text:p>
          </table:table-cell>
          <table:table-cell office:value-type="float" office:value="6.000882">
            <text:p>6</text:p>
          </table:table-cell>
          <table:table-cell office:value-type="float" office:value="6.001578">
            <text:p>6</text:p>
          </table:table-cell>
          <table:table-cell office:value-type="float" office:value="5.999941">
            <text:p>6</text:p>
          </table:table-cell>
          <table:table-cell office:value-type="float" office:value="6.001561">
            <text:p>6</text:p>
          </table:table-cell>
          <table:table-cell office:value-type="float" office:value="6.00262">
            <text:p>6</text:p>
          </table:table-cell>
          <table:table-cell office:value-type="float" office:value="6.003025">
            <text:p>6</text:p>
          </table:table-cell>
          <table:table-cell office:value-type="float" office:value="6.004841">
            <text:p>6</text:p>
          </table:table-cell>
          <table:table-cell office:value-type="float" office:value="6.00389">
            <text:p>6</text:p>
          </table:table-cell>
          <table:table-cell office:value-type="float" office:value="6.001913">
            <text:p>6</text:p>
          </table:table-cell>
          <table:table-cell office:value-type="float" office:value="6.00577">
            <text:p>6.01</text:p>
          </table:table-cell>
          <table:table-cell office:value-type="float" office:value="7">
            <text:p>7</text:p>
          </table:table-cell>
          <table:table-cell office:value-type="float" office:value="7.000626">
            <text:p>7</text:p>
          </table:table-cell>
          <table:table-cell office:value-type="float" office:value="7.000873">
            <text:p>7</text:p>
          </table:table-cell>
          <table:table-cell office:value-type="float" office:value="7.001647">
            <text:p>7</text:p>
          </table:table-cell>
          <table:table-cell office:value-type="float" office:value="6.999913">
            <text:p>7</text:p>
          </table:table-cell>
          <table:table-cell office:value-type="float" office:value="7.004704">
            <text:p>7</text:p>
          </table:table-cell>
          <table:table-cell office:value-type="float" office:value="7.002746">
            <text:p>7</text:p>
          </table:table-cell>
          <table:table-cell office:value-type="float" office:value="7.002266">
            <text:p>7</text:p>
          </table:table-cell>
          <table:table-cell office:value-type="float" office:value="7.001152">
            <text:p>7</text:p>
          </table:table-cell>
          <table:table-cell office:value-type="float" office:value="7.000741">
            <text:p>7</text:p>
          </table:table-cell>
          <table:table-cell office:value-type="float" office:value="7.003738">
            <text:p>7</text:p>
          </table:table-cell>
          <table:table-cell office:value-type="float" office:value="7.004458">
            <text:p>7</text:p>
          </table:table-cell>
          <table:table-cell office:value-type="float" office:value="8">
            <text:p>8</text:p>
          </table:table-cell>
          <table:table-cell office:value-type="float" office:value="8.000243">
            <text:p>8</text:p>
          </table:table-cell>
          <table:table-cell office:value-type="float" office:value="8.001324">
            <text:p>8</text:p>
          </table:table-cell>
          <table:table-cell office:value-type="float" office:value="8.000274">
            <text:p>8</text:p>
          </table:table-cell>
          <table:table-cell office:value-type="float" office:value="8.00085">
            <text:p>8</text:p>
          </table:table-cell>
          <table:table-cell office:value-type="float" office:value="8.001688">
            <text:p>8</text:p>
          </table:table-cell>
          <table:table-cell office:value-type="float" office:value="8.002037">
            <text:p>8</text:p>
          </table:table-cell>
          <table:table-cell office:value-type="float" office:value="8.000695">
            <text:p>8</text:p>
          </table:table-cell>
          <table:table-cell office:value-type="float" office:value="8.00148">
            <text:p>8</text:p>
          </table:table-cell>
          <table:table-cell office:value-type="float" office:value="8.004232">
            <text:p>8</text:p>
          </table:table-cell>
          <table:table-cell office:value-type="float" office:value="8.004748">
            <text:p>8</text:p>
          </table:table-cell>
          <table:table-cell office:value-type="float" office:value="8.004724">
            <text:p>8</text:p>
          </table:table-cell>
          <table:table-cell office:value-type="float" office:value="9">
            <text:p>9</text:p>
          </table:table-cell>
          <table:table-cell office:value-type="float" office:value="8.99983">
            <text:p>9</text:p>
          </table:table-cell>
          <table:table-cell office:value-type="float" office:value="9.000827">
            <text:p>9</text:p>
          </table:table-cell>
          <table:table-cell office:value-type="float" office:value="9.001132">
            <text:p>9</text:p>
          </table:table-cell>
          <table:table-cell office:value-type="float" office:value="8.99994">
            <text:p>9</text:p>
          </table:table-cell>
          <table:table-cell office:value-type="float" office:value="9.000855">
            <text:p>9</text:p>
          </table:table-cell>
          <table:table-cell office:value-type="float" office:value="9.001459">
            <text:p>9</text:p>
          </table:table-cell>
          <table:table-cell office:value-type="float" office:value="9.005315">
            <text:p>9.01</text:p>
          </table:table-cell>
          <table:table-cell office:value-type="float" office:value="9.002706">
            <text:p>9</text:p>
          </table:table-cell>
          <table:table-cell office:value-type="float" office:value="9.002212">
            <text:p>9</text:p>
          </table:table-cell>
          <table:table-cell office:value-type="float" office:value="9.001962">
            <text:p>9</text:p>
          </table:table-cell>
          <table:table-cell office:value-type="float" office:value="9.004914">
            <text:p>9</text:p>
          </table:table-cell>
          <table:table-cell office:value-type="float" office:value="10">
            <text:p>10</text:p>
          </table:table-cell>
          <table:table-cell office:value-type="float" office:value="10.000117">
            <text:p>10</text:p>
          </table:table-cell>
          <table:table-cell office:value-type="float" office:value="10.000253">
            <text:p>10</text:p>
          </table:table-cell>
          <table:table-cell office:value-type="float" office:value="10.002114">
            <text:p>10</text:p>
          </table:table-cell>
          <table:table-cell office:value-type="float" office:value="10.001011">
            <text:p>10</text:p>
          </table:table-cell>
          <table:table-cell office:value-type="float" office:value="10.002162">
            <text:p>10</text:p>
          </table:table-cell>
          <table:table-cell office:value-type="float" office:value="10.001512">
            <text:p>10</text:p>
          </table:table-cell>
          <table:table-cell office:value-type="float" office:value="10.002326">
            <text:p>10</text:p>
          </table:table-cell>
          <table:table-cell office:value-type="float" office:value="10.001398">
            <text:p>10</text:p>
          </table:table-cell>
          <table:table-cell office:value-type="float" office:value="10.004587">
            <text:p>10</text:p>
          </table:table-cell>
          <table:table-cell office:value-type="float" office:value="10.002719">
            <text:p>10</text:p>
          </table:table-cell>
          <table:table-cell office:value-type="float" office:value="10.006257">
            <text:p>10.01</text:p>
          </table:table-cell>
          <table:table-cell office:value-type="float" office:value="11">
            <text:p>11</text:p>
          </table:table-cell>
          <table:table-cell office:value-type="float" office:value="11.000973">
            <text:p>11</text:p>
          </table:table-cell>
          <table:table-cell office:value-type="float" office:value="11.000755">
            <text:p>11</text:p>
          </table:table-cell>
          <table:table-cell office:value-type="float" office:value="11.000327">
            <text:p>11</text:p>
          </table:table-cell>
          <table:table-cell office:value-type="float" office:value="11.003758">
            <text:p>11</text:p>
          </table:table-cell>
          <table:table-cell office:value-type="float" office:value="11.002779">
            <text:p>11</text:p>
          </table:table-cell>
          <table:table-cell office:value-type="float" office:value="11.002846">
            <text:p>11</text:p>
          </table:table-cell>
          <table:table-cell office:value-type="float" office:value="11.003986">
            <text:p>11</text:p>
          </table:table-cell>
          <table:table-cell office:value-type="float" office:value="11.005929">
            <text:p>11.01</text:p>
          </table:table-cell>
          <table:table-cell office:value-type="float" office:value="11.002641">
            <text:p>11</text:p>
          </table:table-cell>
          <table:table-cell office:value-type="float" office:value="11.00428">
            <text:p>11</text:p>
          </table:table-cell>
          <table:table-cell office:value-type="float" office:value="11.004738">
            <text:p>11</text:p>
          </table:table-cell>
        </table:table-row>
        <table:table-row table:style-name="ro1">
          <table:table-cell office:value-type="float" office:value="812837.142857">
            <text:p>812837.14</text:p>
          </table:table-cell>
          <table:table-cell office:value-type="float" office:value="563405.714286">
            <text:p>563405.71</text:p>
          </table:table-cell>
          <table:table-cell office:value-type="float" office:value="1535757.142857">
            <text:p>1535757.14</text:p>
          </table:table-cell>
          <table:table-cell table:number-columns-repeated="3" office:value-type="float" office:value="0">
            <text:p>0</text:p>
          </table:table-cell>
          <table:table-cell office:value-type="float" office:value="812837.142857">
            <text:p>812837.14</text:p>
          </table:table-cell>
          <table:table-cell office:value-type="float" office:value="563405.714286">
            <text:p>563405.71</text:p>
          </table:table-cell>
          <table:table-cell office:value-type="float" office:value="1535757.142857">
            <text:p>1535757.1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string">
            <text:p>-1.#IND00</text:p>
          </table:table-cell>
          <table:table-cell table:number-columns-repeated="27"/>
          <table:table-cell office:value-type="float" office:value="3.012413">
            <text:p>3.01</text:p>
          </table:table-cell>
          <table:table-cell office:value-type="float" office:value="4">
            <text:p>4</text:p>
          </table:table-cell>
          <table:table-cell office:value-type="float" office:value="3.99227">
            <text:p>3.99</text:p>
          </table:table-cell>
          <table:table-cell office:value-type="float" office:value="4.003366">
            <text:p>4</text:p>
          </table:table-cell>
          <table:table-cell office:value-type="float" office:value="3.971972">
            <text:p>3.97</text:p>
          </table:table-cell>
          <table:table-cell office:value-type="float" office:value="4.069633">
            <text:p>4.07</text:p>
          </table:table-cell>
          <table:table-cell office:value-type="float" office:value="3.964018">
            <text:p>3.96</text:p>
          </table:table-cell>
          <table:table-cell office:value-type="float" office:value="4.031204">
            <text:p>4.03</text:p>
          </table:table-cell>
          <table:table-cell office:value-type="float" office:value="4.019638">
            <text:p>4.02</text:p>
          </table:table-cell>
          <table:table-cell office:value-type="float" office:value="3.961053">
            <text:p>3.96</text:p>
          </table:table-cell>
          <table:table-cell office:value-type="float" office:value="4.027269">
            <text:p>4.03</text:p>
          </table:table-cell>
          <table:table-cell office:value-type="float" office:value="3.994075">
            <text:p>3.99</text:p>
          </table:table-cell>
          <table:table-cell office:value-type="float" office:value="4.005181">
            <text:p>4.01</text:p>
          </table:table-cell>
          <table:table-cell office:value-type="float" office:value="5">
            <text:p>5</text:p>
          </table:table-cell>
          <table:table-cell office:value-type="float" office:value="5.06131">
            <text:p>5.06</text:p>
          </table:table-cell>
          <table:table-cell office:value-type="float" office:value="4.971082">
            <text:p>4.97</text:p>
          </table:table-cell>
          <table:table-cell office:value-type="float" office:value="4.954936">
            <text:p>4.95</text:p>
          </table:table-cell>
          <table:table-cell office:value-type="float" office:value="4.982129">
            <text:p>4.98</text:p>
          </table:table-cell>
          <table:table-cell office:value-type="float" office:value="5.02206">
            <text:p>5.02</text:p>
          </table:table-cell>
          <table:table-cell office:value-type="float" office:value="5.000046">
            <text:p>5</text:p>
          </table:table-cell>
          <table:table-cell office:value-type="float" office:value="4.982816">
            <text:p>4.98</text:p>
          </table:table-cell>
          <table:table-cell office:value-type="float" office:value="4.982935">
            <text:p>4.98</text:p>
          </table:table-cell>
          <table:table-cell office:value-type="float" office:value="4.977037">
            <text:p>4.98</text:p>
          </table:table-cell>
          <table:table-cell office:value-type="float" office:value="5.052965">
            <text:p>5.05</text:p>
          </table:table-cell>
          <table:table-cell office:value-type="float" office:value="5.004043">
            <text:p>5</text:p>
          </table:table-cell>
          <table:table-cell office:value-type="float" office:value="6">
            <text:p>6</text:p>
          </table:table-cell>
          <table:table-cell office:value-type="float" office:value="5.973853">
            <text:p>5.97</text:p>
          </table:table-cell>
          <table:table-cell office:value-type="float" office:value="5.998636">
            <text:p>6</text:p>
          </table:table-cell>
          <table:table-cell office:value-type="float" office:value="6.030424">
            <text:p>6.03</text:p>
          </table:table-cell>
          <table:table-cell office:value-type="float" office:value="5.999541">
            <text:p>6</text:p>
          </table:table-cell>
          <table:table-cell office:value-type="float" office:value="5.991631">
            <text:p>5.99</text:p>
          </table:table-cell>
          <table:table-cell office:value-type="float" office:value="5.985116">
            <text:p>5.99</text:p>
          </table:table-cell>
          <table:table-cell office:value-type="float" office:value="5.995855">
            <text:p>6</text:p>
          </table:table-cell>
          <table:table-cell office:value-type="float" office:value="5.978758">
            <text:p>5.98</text:p>
          </table:table-cell>
          <table:table-cell office:value-type="float" office:value="5.986336">
            <text:p>5.99</text:p>
          </table:table-cell>
          <table:table-cell office:value-type="float" office:value="6.026551">
            <text:p>6.03</text:p>
          </table:table-cell>
          <table:table-cell office:value-type="float" office:value="5.969047">
            <text:p>5.97</text:p>
          </table:table-cell>
          <table:table-cell office:value-type="float" office:value="7">
            <text:p>7</text:p>
          </table:table-cell>
          <table:table-cell office:value-type="float" office:value="7.041812">
            <text:p>7.04</text:p>
          </table:table-cell>
          <table:table-cell office:value-type="float" office:value="6.994441">
            <text:p>6.99</text:p>
          </table:table-cell>
          <table:table-cell office:value-type="float" office:value="7.01174">
            <text:p>7.01</text:p>
          </table:table-cell>
          <table:table-cell office:value-type="float" office:value="7.009775">
            <text:p>7.01</text:p>
          </table:table-cell>
          <table:table-cell office:value-type="float" office:value="7.017295">
            <text:p>7.02</text:p>
          </table:table-cell>
          <table:table-cell office:value-type="float" office:value="7.021402">
            <text:p>7.02</text:p>
          </table:table-cell>
          <table:table-cell office:value-type="float" office:value="7.001397">
            <text:p>7</text:p>
          </table:table-cell>
          <table:table-cell office:value-type="float" office:value="6.994917">
            <text:p>6.99</text:p>
          </table:table-cell>
          <table:table-cell office:value-type="float" office:value="6.999381">
            <text:p>7</text:p>
          </table:table-cell>
          <table:table-cell office:value-type="float" office:value="6.984564">
            <text:p>6.98</text:p>
          </table:table-cell>
          <table:table-cell office:value-type="float" office:value="6.977743">
            <text:p>6.98</text:p>
          </table:table-cell>
          <table:table-cell office:value-type="float" office:value="8">
            <text:p>8</text:p>
          </table:table-cell>
          <table:table-cell office:value-type="float" office:value="7.990253">
            <text:p>7.99</text:p>
          </table:table-cell>
          <table:table-cell office:value-type="float" office:value="7.98676">
            <text:p>7.99</text:p>
          </table:table-cell>
          <table:table-cell office:value-type="float" office:value="7.983304">
            <text:p>7.98</text:p>
          </table:table-cell>
          <table:table-cell office:value-type="float" office:value="7.984836">
            <text:p>7.98</text:p>
          </table:table-cell>
          <table:table-cell office:value-type="float" office:value="8.002303">
            <text:p>8</text:p>
          </table:table-cell>
          <table:table-cell office:value-type="float" office:value="7.988974">
            <text:p>7.99</text:p>
          </table:table-cell>
          <table:table-cell office:value-type="float" office:value="8.007958">
            <text:p>8.01</text:p>
          </table:table-cell>
          <table:table-cell office:value-type="float" office:value="7.997773">
            <text:p>8</text:p>
          </table:table-cell>
          <table:table-cell office:value-type="float" office:value="7.998645">
            <text:p>8</text:p>
          </table:table-cell>
          <table:table-cell office:value-type="float" office:value="8.006242">
            <text:p>8.01</text:p>
          </table:table-cell>
          <table:table-cell office:value-type="float" office:value="8.003675">
            <text:p>8</text:p>
          </table:table-cell>
          <table:table-cell office:value-type="float" office:value="9">
            <text:p>9</text:p>
          </table:table-cell>
          <table:table-cell office:value-type="float" office:value="9.042115">
            <text:p>9.04</text:p>
          </table:table-cell>
          <table:table-cell office:value-type="float" office:value="9.095621">
            <text:p>9.1</text:p>
          </table:table-cell>
          <table:table-cell office:value-type="float" office:value="8.979825">
            <text:p>8.98</text:p>
          </table:table-cell>
          <table:table-cell office:value-type="float" office:value="9.043327">
            <text:p>9.04</text:p>
          </table:table-cell>
          <table:table-cell office:value-type="float" office:value="9.023317">
            <text:p>9.02</text:p>
          </table:table-cell>
          <table:table-cell office:value-type="float" office:value="8.985567">
            <text:p>8.99</text:p>
          </table:table-cell>
          <table:table-cell office:value-type="float" office:value="9.015927">
            <text:p>9.02</text:p>
          </table:table-cell>
          <table:table-cell office:value-type="float" office:value="8.979621">
            <text:p>8.98</text:p>
          </table:table-cell>
          <table:table-cell office:value-type="float" office:value="9.002816">
            <text:p>9</text:p>
          </table:table-cell>
          <table:table-cell office:value-type="float" office:value="8.992778">
            <text:p>8.99</text:p>
          </table:table-cell>
          <table:table-cell office:value-type="float" office:value="8.989861">
            <text:p>8.99</text:p>
          </table:table-cell>
          <table:table-cell office:value-type="float" office:value="10">
            <text:p>10</text:p>
          </table:table-cell>
          <table:table-cell office:value-type="float" office:value="9.979358">
            <text:p>9.98</text:p>
          </table:table-cell>
          <table:table-cell office:value-type="float" office:value="10.018145">
            <text:p>10.02</text:p>
          </table:table-cell>
          <table:table-cell office:value-type="float" office:value="10.01019">
            <text:p>10.01</text:p>
          </table:table-cell>
          <table:table-cell office:value-type="float" office:value="10.039565">
            <text:p>10.04</text:p>
          </table:table-cell>
          <table:table-cell office:value-type="float" office:value="9.99844">
            <text:p>10</text:p>
          </table:table-cell>
          <table:table-cell office:value-type="float" office:value="10.012534">
            <text:p>10.01</text:p>
          </table:table-cell>
          <table:table-cell office:value-type="float" office:value="9.998858">
            <text:p>10</text:p>
          </table:table-cell>
          <table:table-cell office:value-type="float" office:value="10.002669">
            <text:p>10</text:p>
          </table:table-cell>
          <table:table-cell office:value-type="float" office:value="10.000663">
            <text:p>10</text:p>
          </table:table-cell>
          <table:table-cell office:value-type="float" office:value="9.991792">
            <text:p>9.99</text:p>
          </table:table-cell>
          <table:table-cell office:value-type="float" office:value="9.989648">
            <text:p>9.99</text:p>
          </table:table-cell>
          <table:table-cell office:value-type="float" office:value="11">
            <text:p>11</text:p>
          </table:table-cell>
          <table:table-cell office:value-type="float" office:value="11.025577">
            <text:p>11.03</text:p>
          </table:table-cell>
          <table:table-cell office:value-type="float" office:value="10.96624">
            <text:p>10.97</text:p>
          </table:table-cell>
          <table:table-cell office:value-type="float" office:value="11.006347">
            <text:p>11.01</text:p>
          </table:table-cell>
          <table:table-cell office:value-type="float" office:value="10.981781">
            <text:p>10.98</text:p>
          </table:table-cell>
          <table:table-cell office:value-type="float" office:value="11.014671">
            <text:p>11.01</text:p>
          </table:table-cell>
          <table:table-cell office:value-type="float" office:value="10.999978">
            <text:p>11</text:p>
          </table:table-cell>
          <table:table-cell office:value-type="float" office:value="11.01436">
            <text:p>11.01</text:p>
          </table:table-cell>
          <table:table-cell office:value-type="float" office:value="11.015326">
            <text:p>11.02</text:p>
          </table:table-cell>
          <table:table-cell office:value-type="float" office:value="10.996065">
            <text:p>11</text:p>
          </table:table-cell>
          <table:table-cell office:value-type="float" office:value="10.973827">
            <text:p>10.97</text:p>
          </table:table-cell>
          <table:table-cell office:value-type="float" office:value="10.995512">
            <text:p>11</text:p>
          </table:table-cell>
        </table:table-row>
        <table:table-row table:style-name="ro1">
          <table:table-cell office:value-type="float" office:value="94188.571429">
            <text:p>94188.57</text:p>
          </table:table-cell>
          <table:table-cell office:value-type="float" office:value="739174.285714">
            <text:p>739174.29</text:p>
          </table:table-cell>
          <table:table-cell office:value-type="float" office:value="2174195.714286">
            <text:p>2174195.71</text:p>
          </table:table-cell>
          <table:table-cell office:value-type="float" office:value="47260">
            <text:p>47260</text:p>
          </table:table-cell>
          <table:table-cell office:value-type="float" office:value="364075.714286">
            <text:p>364075.71</text:p>
          </table:table-cell>
          <table:table-cell office:value-type="float" office:value="1086978.571429">
            <text:p>1086978.57</text:p>
          </table:table-cell>
          <table:table-cell office:value-type="float" office:value="46928.571429">
            <text:p>46928.57</text:p>
          </table:table-cell>
          <table:table-cell office:value-type="float" office:value="375098.571429">
            <text:p>375098.57</text:p>
          </table:table-cell>
          <table:table-cell office:value-type="float" office:value="1087217.142857">
            <text:p>1087217.14</text:p>
          </table:table-cell>
          <table:table-cell office:value-type="float" office:value="1.003519">
            <text:p>1</text:p>
          </table:table-cell>
          <table:table-cell office:value-type="float" office:value="0.985088">
            <text:p>0.99</text:p>
          </table:table-cell>
          <table:table-cell office:value-type="float" office:value="0.99989">
            <text:p>1</text:p>
          </table:table-cell>
          <table:table-cell office:value-type="float" office:value="0.996481">
            <text:p>1</text:p>
          </table:table-cell>
          <table:table-cell office:value-type="float" office:value="1.014912">
            <text:p>1.01</text:p>
          </table:table-cell>
          <table:table-cell office:value-type="float" office:value="1.00011">
            <text:p>1</text:p>
          </table:table-cell>
          <table:table-cell office:value-type="float" office:value="1.003519">
            <text:p>1</text:p>
          </table:table-cell>
          <table:table-cell office:value-type="float" office:value="0.985088">
            <text:p>0.99</text:p>
          </table:table-cell>
          <table:table-cell office:value-type="float" office:value="0.99989">
            <text:p>1</text:p>
          </table:table-cell>
          <table:table-cell office:value-type="float" office:value="0.996481">
            <text:p>1</text:p>
          </table:table-cell>
          <table:table-cell office:value-type="float" office:value="1.014912">
            <text:p>1.01</text:p>
          </table:table-cell>
          <table:table-cell office:value-type="float" office:value="1.00011">
            <text:p>1</text:p>
          </table:table-cell>
          <table:table-cell table:number-columns-repeated="27"/>
          <table:table-cell office:value-type="float" office:value="2.948922">
            <text:p>2.95</text:p>
          </table:table-cell>
          <table:table-cell office:value-type="float" office:value="4">
            <text:p>4</text:p>
          </table:table-cell>
          <table:table-cell office:value-type="float" office:value="3.950355">
            <text:p>3.95</text:p>
          </table:table-cell>
          <table:table-cell office:value-type="float" office:value="4.050856">
            <text:p>4.05</text:p>
          </table:table-cell>
          <table:table-cell office:value-type="float" office:value="4.054624">
            <text:p>4.05</text:p>
          </table:table-cell>
          <table:table-cell office:value-type="float" office:value="4.005075">
            <text:p>4.01</text:p>
          </table:table-cell>
          <table:table-cell office:value-type="float" office:value="3.989049">
            <text:p>3.99</text:p>
          </table:table-cell>
          <table:table-cell office:value-type="float" office:value="3.950958">
            <text:p>3.95</text:p>
          </table:table-cell>
          <table:table-cell office:value-type="float" office:value="3.958513">
            <text:p>3.96</text:p>
          </table:table-cell>
          <table:table-cell office:value-type="float" office:value="4.109871">
            <text:p>4.11</text:p>
          </table:table-cell>
          <table:table-cell office:value-type="float" office:value="3.961234">
            <text:p>3.96</text:p>
          </table:table-cell>
          <table:table-cell office:value-type="float" office:value="4.017517">
            <text:p>4.02</text:p>
          </table:table-cell>
          <table:table-cell office:value-type="float" office:value="3.82484">
            <text:p>3.82</text:p>
          </table:table-cell>
          <table:table-cell office:value-type="float" office:value="5">
            <text:p>5</text:p>
          </table:table-cell>
          <table:table-cell office:value-type="float" office:value="4.979012">
            <text:p>4.98</text:p>
          </table:table-cell>
          <table:table-cell office:value-type="float" office:value="4.998875">
            <text:p>5</text:p>
          </table:table-cell>
          <table:table-cell office:value-type="float" office:value="4.961287">
            <text:p>4.96</text:p>
          </table:table-cell>
          <table:table-cell office:value-type="float" office:value="4.967284">
            <text:p>4.97</text:p>
          </table:table-cell>
          <table:table-cell office:value-type="float" office:value="5.024388">
            <text:p>5.02</text:p>
          </table:table-cell>
          <table:table-cell office:value-type="float" office:value="5.060333">
            <text:p>5.06</text:p>
          </table:table-cell>
          <table:table-cell office:value-type="float" office:value="4.961164">
            <text:p>4.96</text:p>
          </table:table-cell>
          <table:table-cell office:value-type="float" office:value="4.945466">
            <text:p>4.95</text:p>
          </table:table-cell>
          <table:table-cell office:value-type="float" office:value="4.926794">
            <text:p>4.93</text:p>
          </table:table-cell>
          <table:table-cell office:value-type="float" office:value="5.020391">
            <text:p>5.02</text:p>
          </table:table-cell>
          <table:table-cell office:value-type="float" office:value="4.941275">
            <text:p>4.94</text:p>
          </table:table-cell>
          <table:table-cell office:value-type="float" office:value="6">
            <text:p>6</text:p>
          </table:table-cell>
          <table:table-cell office:value-type="float" office:value="5.992202">
            <text:p>5.99</text:p>
          </table:table-cell>
          <table:table-cell office:value-type="float" office:value="6.033925">
            <text:p>6.03</text:p>
          </table:table-cell>
          <table:table-cell office:value-type="float" office:value="6.047137">
            <text:p>6.05</text:p>
          </table:table-cell>
          <table:table-cell office:value-type="float" office:value="6.030636">
            <text:p>6.03</text:p>
          </table:table-cell>
          <table:table-cell office:value-type="float" office:value="5.962671">
            <text:p>5.96</text:p>
          </table:table-cell>
          <table:table-cell office:value-type="float" office:value="6.019195">
            <text:p>6.02</text:p>
          </table:table-cell>
          <table:table-cell office:value-type="float" office:value="6.033103">
            <text:p>6.03</text:p>
          </table:table-cell>
          <table:table-cell office:value-type="float" office:value="6.136789">
            <text:p>6.14</text:p>
          </table:table-cell>
          <table:table-cell office:value-type="float" office:value="5.967848">
            <text:p>5.97</text:p>
          </table:table-cell>
          <table:table-cell office:value-type="float" office:value="6.101565">
            <text:p>6.1</text:p>
          </table:table-cell>
          <table:table-cell office:value-type="float" office:value="5.951811">
            <text:p>5.95</text:p>
          </table:table-cell>
          <table:table-cell office:value-type="float" office:value="7">
            <text:p>7</text:p>
          </table:table-cell>
          <table:table-cell office:value-type="float" office:value="6.994291">
            <text:p>6.99</text:p>
          </table:table-cell>
          <table:table-cell office:value-type="float" office:value="6.981222">
            <text:p>6.98</text:p>
          </table:table-cell>
          <table:table-cell office:value-type="float" office:value="7.019469">
            <text:p>7.02</text:p>
          </table:table-cell>
          <table:table-cell office:value-type="float" office:value="6.989391">
            <text:p>6.99</text:p>
          </table:table-cell>
          <table:table-cell office:value-type="float" office:value="7.027">
            <text:p>7.03</text:p>
          </table:table-cell>
          <table:table-cell office:value-type="float" office:value="6.989992">
            <text:p>6.99</text:p>
          </table:table-cell>
          <table:table-cell office:value-type="float" office:value="7.061584">
            <text:p>7.06</text:p>
          </table:table-cell>
          <table:table-cell office:value-type="float" office:value="7.04154">
            <text:p>7.04</text:p>
          </table:table-cell>
          <table:table-cell office:value-type="float" office:value="7.052929">
            <text:p>7.05</text:p>
          </table:table-cell>
          <table:table-cell office:value-type="float" office:value="6.845097">
            <text:p>6.85</text:p>
          </table:table-cell>
          <table:table-cell office:value-type="float" office:value="6.90841">
            <text:p>6.91</text:p>
          </table:table-cell>
          <table:table-cell office:value-type="float" office:value="8">
            <text:p>8</text:p>
          </table:table-cell>
          <table:table-cell office:value-type="float" office:value="7.976642">
            <text:p>7.98</text:p>
          </table:table-cell>
          <table:table-cell office:value-type="float" office:value="7.995443">
            <text:p>8</text:p>
          </table:table-cell>
          <table:table-cell office:value-type="float" office:value="7.986775">
            <text:p>7.99</text:p>
          </table:table-cell>
          <table:table-cell office:value-type="float" office:value="7.969348">
            <text:p>7.97</text:p>
          </table:table-cell>
          <table:table-cell office:value-type="float" office:value="8.075676">
            <text:p>8.08</text:p>
          </table:table-cell>
          <table:table-cell office:value-type="float" office:value="7.957029">
            <text:p>7.96</text:p>
          </table:table-cell>
          <table:table-cell office:value-type="float" office:value="8.028465">
            <text:p>8.03</text:p>
          </table:table-cell>
          <table:table-cell office:value-type="float" office:value="8.013134">
            <text:p>8.01</text:p>
          </table:table-cell>
          <table:table-cell office:value-type="float" office:value="8.11728">
            <text:p>8.12</text:p>
          </table:table-cell>
          <table:table-cell office:value-type="float" office:value="8.054003">
            <text:p>8.05</text:p>
          </table:table-cell>
          <table:table-cell office:value-type="float" office:value="8.098453">
            <text:p>8.1</text:p>
          </table:table-cell>
          <table:table-cell office:value-type="float" office:value="9">
            <text:p>9</text:p>
          </table:table-cell>
          <table:table-cell office:value-type="float" office:value="9.015628">
            <text:p>9.02</text:p>
          </table:table-cell>
          <table:table-cell office:value-type="float" office:value="8.969155">
            <text:p>8.97</text:p>
          </table:table-cell>
          <table:table-cell office:value-type="float" office:value="8.99858">
            <text:p>9</text:p>
          </table:table-cell>
          <table:table-cell office:value-type="float" office:value="8.962472">
            <text:p>8.96</text:p>
          </table:table-cell>
          <table:table-cell office:value-type="float" office:value="9.013738">
            <text:p>9.01</text:p>
          </table:table-cell>
          <table:table-cell office:value-type="float" office:value="9.072138">
            <text:p>9.07</text:p>
          </table:table-cell>
          <table:table-cell office:value-type="float" office:value="8.957303">
            <text:p>8.96</text:p>
          </table:table-cell>
          <table:table-cell office:value-type="float" office:value="9.041552">
            <text:p>9.04</text:p>
          </table:table-cell>
          <table:table-cell office:value-type="float" office:value="9.032642">
            <text:p>9.03</text:p>
          </table:table-cell>
          <table:table-cell office:value-type="float" office:value="8.956868">
            <text:p>8.96</text:p>
          </table:table-cell>
          <table:table-cell office:value-type="float" office:value="9.038616">
            <text:p>9.04</text:p>
          </table:table-cell>
          <table:table-cell office:value-type="float" office:value="10">
            <text:p>10</text:p>
          </table:table-cell>
          <table:table-cell office:value-type="float" office:value="10.039582">
            <text:p>10.04</text:p>
          </table:table-cell>
          <table:table-cell office:value-type="float" office:value="10.064913">
            <text:p>10.06</text:p>
          </table:table-cell>
          <table:table-cell office:value-type="float" office:value="10.00734">
            <text:p>10.01</text:p>
          </table:table-cell>
          <table:table-cell office:value-type="float" office:value="9.951708">
            <text:p>9.95</text:p>
          </table:table-cell>
          <table:table-cell office:value-type="float" office:value="9.999785">
            <text:p>10</text:p>
          </table:table-cell>
          <table:table-cell office:value-type="float" office:value="9.960395">
            <text:p>9.96</text:p>
          </table:table-cell>
          <table:table-cell office:value-type="float" office:value="10.003448">
            <text:p>10</text:p>
          </table:table-cell>
          <table:table-cell office:value-type="float" office:value="9.876818">
            <text:p>9.88</text:p>
          </table:table-cell>
          <table:table-cell office:value-type="float" office:value="10.07549">
            <text:p>10.08</text:p>
          </table:table-cell>
          <table:table-cell office:value-type="float" office:value="10.10786">
            <text:p>10.11</text:p>
          </table:table-cell>
          <table:table-cell office:value-type="float" office:value="10.088853">
            <text:p>10.09</text:p>
          </table:table-cell>
          <table:table-cell office:value-type="float" office:value="11">
            <text:p>11</text:p>
          </table:table-cell>
          <table:table-cell office:value-type="float" office:value="10.994508">
            <text:p>10.99</text:p>
          </table:table-cell>
          <table:table-cell office:value-type="float" office:value="10.944022">
            <text:p>10.94</text:p>
          </table:table-cell>
          <table:table-cell office:value-type="float" office:value="10.993205">
            <text:p>10.99</text:p>
          </table:table-cell>
          <table:table-cell office:value-type="float" office:value="11.056378">
            <text:p>11.06</text:p>
          </table:table-cell>
          <table:table-cell office:value-type="float" office:value="10.914495">
            <text:p>10.91</text:p>
          </table:table-cell>
          <table:table-cell office:value-type="float" office:value="10.986908">
            <text:p>10.99</text:p>
          </table:table-cell>
          <table:table-cell office:value-type="float" office:value="11.004652">
            <text:p>11</text:p>
          </table:table-cell>
          <table:table-cell office:value-type="float" office:value="11.045254">
            <text:p>11.05</text:p>
          </table:table-cell>
          <table:table-cell office:value-type="float" office:value="11.093741">
            <text:p>11.09</text:p>
          </table:table-cell>
          <table:table-cell office:value-type="float" office:value="10.789399">
            <text:p>10.79</text:p>
          </table:table-cell>
          <table:table-cell office:value-type="float" office:value="11.009205">
            <text:p>11.01</text:p>
          </table:table-cell>
        </table:table-row>
        <table:table-row table:style-name="ro1">
          <table:table-cell office:value-type="float" office:value="91308.571429">
            <text:p>91308.57</text:p>
          </table:table-cell>
          <table:table-cell office:value-type="float" office:value="483394.285714">
            <text:p>483394.29</text:p>
          </table:table-cell>
          <table:table-cell office:value-type="float" office:value="2950365.714286">
            <text:p>2950365.71</text:p>
          </table:table-cell>
          <table:table-cell office:value-type="float" office:value="60897.142857">
            <text:p>60897.14</text:p>
          </table:table-cell>
          <table:table-cell office:value-type="float" office:value="314775.714286">
            <text:p>314775.71</text:p>
          </table:table-cell>
          <table:table-cell office:value-type="float" office:value="1984412.857143">
            <text:p>1984412.86</text:p>
          </table:table-cell>
          <table:table-cell office:value-type="float" office:value="30411.428571">
            <text:p>30411.43</text:p>
          </table:table-cell>
          <table:table-cell office:value-type="float" office:value="168618.571429">
            <text:p>168618.57</text:p>
          </table:table-cell>
          <table:table-cell office:value-type="float" office:value="965952.857143">
            <text:p>965952.86</text:p>
          </table:table-cell>
          <table:table-cell office:value-type="float" office:value="2.000814">
            <text:p>2</text:p>
          </table:table-cell>
          <table:table-cell office:value-type="float" office:value="1.953534">
            <text:p>1.95</text:p>
          </table:table-cell>
          <table:table-cell office:value-type="float" office:value="2.017797">
            <text:p>2.02</text:p>
          </table:table-cell>
          <table:table-cell office:value-type="float" office:value="0.999186">
            <text:p>1</text:p>
          </table:table-cell>
          <table:table-cell office:value-type="float" office:value="1.046466">
            <text:p>1.05</text:p>
          </table:table-cell>
          <table:table-cell office:value-type="float" office:value="0.982203">
            <text:p>0.98</text:p>
          </table:table-cell>
          <table:table-cell office:value-type="float" office:value="1.00061">
            <text:p>1</text:p>
          </table:table-cell>
          <table:table-cell office:value-type="float" office:value="0.965551">
            <text:p>0.97</text:p>
          </table:table-cell>
          <table:table-cell office:value-type="float" office:value="1.013407">
            <text:p>1.01</text:p>
          </table:table-cell>
          <table:table-cell office:value-type="float" office:value="0.99939">
            <text:p>1</text:p>
          </table:table-cell>
          <table:table-cell office:value-type="float" office:value="1.034449">
            <text:p>1.03</text:p>
          </table:table-cell>
          <table:table-cell office:value-type="float" office:value="0.986593">
            <text:p>0.99</text:p>
          </table:table-cell>
          <table:table-cell table:number-columns-repeated="27"/>
          <table:table-cell office:value-type="float" office:value="1.000184">
            <text:p>1</text:p>
          </table:table-cell>
          <table:table-cell office:value-type="string">
            <text:p>-1.#IND00</text:p>
          </table:table-cell>
          <table:table-cell office:value-type="float" office:value="0.999796">
            <text:p>1</text:p>
          </table:table-cell>
          <table:table-cell office:value-type="float" office:value="0.999923">
            <text:p>1</text:p>
          </table:table-cell>
          <table:table-cell office:value-type="float" office:value="1.000151">
            <text:p>1</text:p>
          </table:table-cell>
          <table:table-cell office:value-type="float" office:value="0.999363">
            <text:p>1</text:p>
          </table:table-cell>
          <table:table-cell office:value-type="float" office:value="0.999347">
            <text:p>1</text:p>
          </table:table-cell>
          <table:table-cell office:value-type="float" office:value="0.999261">
            <text:p>1</text:p>
          </table:table-cell>
          <table:table-cell office:value-type="float" office:value="0.999012">
            <text:p>1</text:p>
          </table:table-cell>
          <table:table-cell office:value-type="float" office:value="0.998893">
            <text:p>1</text:p>
          </table:table-cell>
          <table:table-cell office:value-type="float" office:value="0.999503">
            <text:p>1</text:p>
          </table:table-cell>
          <table:table-cell office:value-type="float" office:value="0.998838">
            <text:p>1</text:p>
          </table:table-cell>
          <table:table-cell office:value-type="float" office:value="0.99756">
            <text:p>1</text:p>
          </table:table-cell>
          <table:table-cell office:value-type="string">
            <text:p>-1.#IND00</text:p>
          </table:table-cell>
          <table:table-cell office:value-type="float" office:value="1.000063">
            <text:p>1</text:p>
          </table:table-cell>
          <table:table-cell office:value-type="float" office:value="1.000601">
            <text:p>1</text:p>
          </table:table-cell>
          <table:table-cell office:value-type="float" office:value="0.999488">
            <text:p>1</text:p>
          </table:table-cell>
          <table:table-cell office:value-type="float" office:value="0.999826">
            <text:p>1</text:p>
          </table:table-cell>
          <table:table-cell office:value-type="float" office:value="0.99666">
            <text:p>1</text:p>
          </table:table-cell>
          <table:table-cell office:value-type="float" office:value="0.999782">
            <text:p>1</text:p>
          </table:table-cell>
          <table:table-cell office:value-type="float" office:value="0.999188">
            <text:p>1</text:p>
          </table:table-cell>
          <table:table-cell office:value-type="float" office:value="0.999002">
            <text:p>1</text:p>
          </table:table-cell>
          <table:table-cell office:value-type="float" office:value="0.998436">
            <text:p>1</text:p>
          </table:table-cell>
          <table:table-cell office:value-type="float" office:value="0.998263">
            <text:p>1</text:p>
          </table:table-cell>
          <table:table-cell office:value-type="float" office:value="0.998586">
            <text:p>1</text:p>
          </table:table-cell>
          <table:table-cell office:value-type="string">
            <text:p>-1.#IND00</text:p>
          </table:table-cell>
          <table:table-cell office:value-type="float" office:value="0.999879">
            <text:p>1</text:p>
          </table:table-cell>
          <table:table-cell office:value-type="float" office:value="0.999496">
            <text:p>1</text:p>
          </table:table-cell>
          <table:table-cell office:value-type="float" office:value="0.999324">
            <text:p>1</text:p>
          </table:table-cell>
          <table:table-cell office:value-type="float" office:value="1.000021">
            <text:p>1</text:p>
          </table:table-cell>
          <table:table-cell office:value-type="float" office:value="0.999509">
            <text:p>1</text:p>
          </table:table-cell>
          <table:table-cell office:value-type="float" office:value="0.999252">
            <text:p>1</text:p>
          </table:table-cell>
          <table:table-cell office:value-type="float" office:value="0.999198">
            <text:p>1</text:p>
          </table:table-cell>
          <table:table-cell office:value-type="float" office:value="0.998791">
            <text:p>1</text:p>
          </table:table-cell>
          <table:table-cell office:value-type="float" office:value="0.999074">
            <text:p>1</text:p>
          </table:table-cell>
          <table:table-cell office:value-type="float" office:value="0.999563">
            <text:p>1</text:p>
          </table:table-cell>
          <table:table-cell office:value-type="float" office:value="0.998727">
            <text:p>1</text:p>
          </table:table-cell>
          <table:table-cell office:value-type="string">
            <text:p>-1.#IND00</text:p>
          </table:table-cell>
          <table:table-cell office:value-type="float" office:value="0.999374">
            <text:p>1</text:p>
          </table:table-cell>
          <table:table-cell office:value-type="float" office:value="0.999509">
            <text:p>1</text:p>
          </table:table-cell>
          <table:table-cell office:value-type="float" office:value="0.999314">
            <text:p>1</text:p>
          </table:table-cell>
          <table:table-cell office:value-type="float" office:value="1.00003">
            <text:p>1</text:p>
          </table:table-cell>
          <table:table-cell office:value-type="float" office:value="0.998589">
            <text:p>1</text:p>
          </table:table-cell>
          <table:table-cell office:value-type="float" office:value="0.999257">
            <text:p>1</text:p>
          </table:table-cell>
          <table:table-cell office:value-type="float" office:value="0.999434">
            <text:p>1</text:p>
          </table:table-cell>
          <table:table-cell office:value-type="float" office:value="0.99973">
            <text:p>1</text:p>
          </table:table-cell>
          <table:table-cell office:value-type="float" office:value="0.999835">
            <text:p>1</text:p>
          </table:table-cell>
          <table:table-cell office:value-type="float" office:value="0.999206">
            <text:p>1</text:p>
          </table:table-cell>
          <table:table-cell office:value-type="float" office:value="0.999089">
            <text:p>1</text:p>
          </table:table-cell>
          <table:table-cell office:value-type="string">
            <text:p>-1.#IND00</text:p>
          </table:table-cell>
          <table:table-cell office:value-type="float" office:value="0.999757">
            <text:p>1</text:p>
          </table:table-cell>
          <table:table-cell office:value-type="float" office:value="0.999264">
            <text:p>1</text:p>
          </table:table-cell>
          <table:table-cell office:value-type="float" office:value="0.999888">
            <text:p>1</text:p>
          </table:table-cell>
          <table:table-cell office:value-type="float" office:value="0.999717">
            <text:p>1</text:p>
          </table:table-cell>
          <table:table-cell office:value-type="float" office:value="0.999512">
            <text:p>1</text:p>
          </table:table-cell>
          <table:table-cell office:value-type="float" office:value="0.999472">
            <text:p>1</text:p>
          </table:table-cell>
          <table:table-cell office:value-type="float" office:value="0.999835">
            <text:p>1</text:p>
          </table:table-cell>
          <table:table-cell office:value-type="float" office:value="0.999671">
            <text:p>1</text:p>
          </table:table-cell>
          <table:table-cell office:value-type="float" office:value="0.999112">
            <text:p>1</text:p>
          </table:table-cell>
          <table:table-cell office:value-type="float" office:value="0.999051">
            <text:p>1</text:p>
          </table:table-cell>
          <table:table-cell office:value-type="float" office:value="0.999094">
            <text:p>1</text:p>
          </table:table-cell>
          <table:table-cell office:value-type="string">
            <text:p>-1.#IND00</text:p>
          </table:table-cell>
          <table:table-cell office:value-type="float" office:value="1.00017">
            <text:p>1</text:p>
          </table:table-cell>
          <table:table-cell office:value-type="float" office:value="0.999545">
            <text:p>1</text:p>
          </table:table-cell>
          <table:table-cell office:value-type="float" office:value="0.999547">
            <text:p>1</text:p>
          </table:table-cell>
          <table:table-cell office:value-type="float" office:value="1.00002">
            <text:p>1</text:p>
          </table:table-cell>
          <table:table-cell office:value-type="float" office:value="0.999761">
            <text:p>1</text:p>
          </table:table-cell>
          <table:table-cell office:value-type="float" office:value="0.999635">
            <text:p>1</text:p>
          </table:table-cell>
          <table:table-cell office:value-type="float" office:value="0.998786">
            <text:p>1</text:p>
          </table:table-cell>
          <table:table-cell office:value-type="float" office:value="0.999425">
            <text:p>1</text:p>
          </table:table-cell>
          <table:table-cell office:value-type="float" office:value="0.999558">
            <text:p>1</text:p>
          </table:table-cell>
          <table:table-cell office:value-type="float" office:value="0.999627">
            <text:p>1</text:p>
          </table:table-cell>
          <table:table-cell office:value-type="float" office:value="0.999107">
            <text:p>1</text:p>
          </table:table-cell>
          <table:table-cell office:value-type="string">
            <text:p>-1.#IND00</text:p>
          </table:table-cell>
          <table:table-cell office:value-type="float" office:value="0.999883">
            <text:p>1</text:p>
          </table:table-cell>
          <table:table-cell office:value-type="float" office:value="0.999862">
            <text:p>1</text:p>
          </table:table-cell>
          <table:table-cell office:value-type="float" office:value="0.999167">
            <text:p>1</text:p>
          </table:table-cell>
          <table:table-cell office:value-type="float" office:value="0.999678">
            <text:p>1</text:p>
          </table:table-cell>
          <table:table-cell office:value-type="float" office:value="0.99941">
            <text:p>1</text:p>
          </table:table-cell>
          <table:table-cell office:value-type="float" office:value="0.999633">
            <text:p>1</text:p>
          </table:table-cell>
          <table:table-cell office:value-type="float" office:value="0.999487">
            <text:p>1</text:p>
          </table:table-cell>
          <table:table-cell office:value-type="float" office:value="0.999714">
            <text:p>1</text:p>
          </table:table-cell>
          <table:table-cell office:value-type="float" office:value="0.99912">
            <text:p>1</text:p>
          </table:table-cell>
          <table:table-cell office:value-type="float" office:value="0.999506">
            <text:p>1</text:p>
          </table:table-cell>
          <table:table-cell office:value-type="float" office:value="0.998915">
            <text:p>1</text:p>
          </table:table-cell>
          <table:table-cell office:value-type="string">
            <text:p>-1.#IND00</text:p>
          </table:table-cell>
          <table:table-cell office:value-type="float" office:value="0.999027">
            <text:p>1</text:p>
          </table:table-cell>
          <table:table-cell office:value-type="float" office:value="0.999591">
            <text:p>1</text:p>
          </table:table-cell>
          <table:table-cell office:value-type="float" office:value="0.999873">
            <text:p>1</text:p>
          </table:table-cell>
          <table:table-cell office:value-type="float" office:value="0.998826">
            <text:p>1</text:p>
          </table:table-cell>
          <table:table-cell office:value-type="float" office:value="0.999259">
            <text:p>1</text:p>
          </table:table-cell>
          <table:table-cell office:value-type="float" office:value="0.999328">
            <text:p>1</text:p>
          </table:table-cell>
          <table:table-cell office:value-type="float" office:value="0.999146">
            <text:p>1</text:p>
          </table:table-cell>
          <table:table-cell office:value-type="float" office:value="0.998827">
            <text:p>1</text:p>
          </table:table-cell>
          <table:table-cell office:value-type="float" office:value="0.999511">
            <text:p>1</text:p>
          </table:table-cell>
          <table:table-cell office:value-type="float" office:value="0.999251">
            <text:p>1</text:p>
          </table:table-cell>
          <table:table-cell office:value-type="float" office:value="0.999211">
            <text:p>1</text:p>
          </table:table-cell>
        </table:table-row>
        <table:table-row table:style-name="ro1">
          <table:table-cell office:value-type="float" office:value="90322.857143">
            <text:p>90322.86</text:p>
          </table:table-cell>
          <table:table-cell office:value-type="float" office:value="382550">
            <text:p>382550</text:p>
          </table:table-cell>
          <table:table-cell office:value-type="float" office:value="1557615.714286">
            <text:p>1557615.71</text:p>
          </table:table-cell>
          <table:table-cell office:value-type="float" office:value="67724.285714">
            <text:p>67724.29</text:p>
          </table:table-cell>
          <table:table-cell office:value-type="float" office:value="285557.142857">
            <text:p>285557.14</text:p>
          </table:table-cell>
          <table:table-cell office:value-type="float" office:value="1147527.142857">
            <text:p>1147527.14</text:p>
          </table:table-cell>
          <table:table-cell office:value-type="float" office:value="22598.571429">
            <text:p>22598.57</text:p>
          </table:table-cell>
          <table:table-cell office:value-type="float" office:value="96992.857143">
            <text:p>96992.86</text:p>
          </table:table-cell>
          <table:table-cell office:value-type="float" office:value="410088.571429">
            <text:p>410088.57</text:p>
          </table:table-cell>
          <table:table-cell office:value-type="float" office:value="2.999209">
            <text:p>3</text:p>
          </table:table-cell>
          <table:table-cell office:value-type="float" office:value="2.985828">
            <text:p>2.99</text:p>
          </table:table-cell>
          <table:table-cell office:value-type="float" office:value="2.946881">
            <text:p>2.95</text:p>
          </table:table-cell>
          <table:table-cell office:value-type="float" office:value="1.000791">
            <text:p>1</text:p>
          </table:table-cell>
          <table:table-cell office:value-type="float" office:value="1.014172">
            <text:p>1.01</text:p>
          </table:table-cell>
          <table:table-cell office:value-type="float" office:value="1.053119">
            <text:p>1.05</text:p>
          </table:table-cell>
          <table:table-cell office:value-type="float" office:value="0.999473">
            <text:p>1</text:p>
          </table:table-cell>
          <table:table-cell office:value-type="float" office:value="0.990597">
            <text:p>0.99</text:p>
          </table:table-cell>
          <table:table-cell office:value-type="float" office:value="0.965204">
            <text:p>0.97</text:p>
          </table:table-cell>
          <table:table-cell office:value-type="float" office:value="1.000527">
            <text:p>1</text:p>
          </table:table-cell>
          <table:table-cell office:value-type="float" office:value="1.009403">
            <text:p>1.01</text:p>
          </table:table-cell>
          <table:table-cell office:value-type="float" office:value="1.034796">
            <text:p>1.03</text:p>
          </table:table-cell>
          <table:table-cell table:number-columns-repeated="27"/>
          <table:table-cell office:value-type="float" office:value="0.996061">
            <text:p>1</text:p>
          </table:table-cell>
          <table:table-cell office:value-type="string">
            <text:p>-1.#IND00</text:p>
          </table:table-cell>
          <table:table-cell office:value-type="float" office:value="1.00773">
            <text:p>1.01</text:p>
          </table:table-cell>
          <table:table-cell office:value-type="float" office:value="0.997981">
            <text:p>1</text:p>
          </table:table-cell>
          <table:table-cell office:value-type="float" office:value="1.013129">
            <text:p>1.01</text:p>
          </table:table-cell>
          <table:table-cell office:value-type="float" office:value="0.972435">
            <text:p>0.97</text:p>
          </table:table-cell>
          <table:table-cell office:value-type="float" office:value="1.013029">
            <text:p>1.01</text:p>
          </table:table-cell>
          <table:table-cell office:value-type="float" office:value="0.989652">
            <text:p>0.99</text:p>
          </table:table-cell>
          <table:table-cell office:value-type="float" office:value="0.993849">
            <text:p>0.99</text:p>
          </table:table-cell>
          <table:table-cell office:value-type="float" office:value="1.011764">
            <text:p>1.01</text:p>
          </table:table-cell>
          <table:table-cell office:value-type="float" office:value="0.99216">
            <text:p>0.99</text:p>
          </table:table-cell>
          <table:table-cell office:value-type="float" office:value="1.001661">
            <text:p>1</text:p>
          </table:table-cell>
          <table:table-cell office:value-type="float" office:value="0.998588">
            <text:p>1</text:p>
          </table:table-cell>
          <table:table-cell office:value-type="string">
            <text:p>-1.#IND00</text:p>
          </table:table-cell>
          <table:table-cell office:value-type="float" office:value="0.93869">
            <text:p>0.94</text:p>
          </table:table-cell>
          <table:table-cell office:value-type="float" office:value="1.016909">
            <text:p>1.02</text:p>
          </table:table-cell>
          <table:table-cell office:value-type="float" office:value="1.020129">
            <text:p>1.02</text:p>
          </table:table-cell>
          <table:table-cell office:value-type="float" office:value="1.006717">
            <text:p>1.01</text:p>
          </table:table-cell>
          <table:table-cell office:value-type="float" office:value="0.992668">
            <text:p>0.99</text:p>
          </table:table-cell>
          <table:table-cell office:value-type="float" office:value="0.999986">
            <text:p>1</text:p>
          </table:table-cell>
          <table:table-cell office:value-type="float" office:value="1.004922">
            <text:p>1</text:p>
          </table:table-cell>
          <table:table-cell office:value-type="float" office:value="1.004633">
            <text:p>1</text:p>
          </table:table-cell>
          <table:table-cell office:value-type="float" office:value="1.005974">
            <text:p>1.01</text:p>
          </table:table-cell>
          <table:table-cell office:value-type="float" office:value="0.986863">
            <text:p>0.99</text:p>
          </table:table-cell>
          <table:table-cell office:value-type="float" office:value="0.999021">
            <text:p>1</text:p>
          </table:table-cell>
          <table:table-cell office:value-type="string">
            <text:p>-1.#IND00</text:p>
          </table:table-cell>
          <table:table-cell office:value-type="float" office:value="1.026147">
            <text:p>1.03</text:p>
          </table:table-cell>
          <table:table-cell office:value-type="float" office:value="1.000779">
            <text:p>1</text:p>
          </table:table-cell>
          <table:table-cell office:value-type="float" office:value="0.986999">
            <text:p>0.99</text:p>
          </table:table-cell>
          <table:table-cell office:value-type="float" office:value="1.000164">
            <text:p>1</text:p>
          </table:table-cell>
          <table:table-cell office:value-type="float" office:value="1.002633">
            <text:p>1</text:p>
          </table:table-cell>
          <table:table-cell office:value-type="float" office:value="1.00426">
            <text:p>1</text:p>
          </table:table-cell>
          <table:table-cell office:value-type="float" office:value="1.0011">
            <text:p>1</text:p>
          </table:table-cell>
          <table:table-cell office:value-type="float" office:value="1.005325">
            <text:p>1.01</text:p>
          </table:table-cell>
          <table:table-cell office:value-type="float" office:value="1.003259">
            <text:p>1</text:p>
          </table:table-cell>
          <table:table-cell office:value-type="float" office:value="0.993952">
            <text:p>0.99</text:p>
          </table:table-cell>
          <table:table-cell office:value-type="float" office:value="1.006861">
            <text:p>1.01</text:p>
          </table:table-cell>
          <table:table-cell office:value-type="string">
            <text:p>-1.#IND00</text:p>
          </table:table-cell>
          <table:table-cell office:value-type="float" office:value="0.958188">
            <text:p>0.96</text:p>
          </table:table-cell>
          <table:table-cell office:value-type="float" office:value="1.003128">
            <text:p>1</text:p>
          </table:table-cell>
          <table:table-cell office:value-type="float" office:value="0.995113">
            <text:p>1</text:p>
          </table:table-cell>
          <table:table-cell office:value-type="float" office:value="0.996643">
            <text:p>1</text:p>
          </table:table-cell>
          <table:table-cell office:value-type="float" office:value="0.994821">
            <text:p>0.99</text:p>
          </table:table-cell>
          <table:table-cell office:value-type="float" office:value="0.994217">
            <text:p>0.99</text:p>
          </table:table-cell>
          <table:table-cell office:value-type="float" office:value="0.999651">
            <text:p>1</text:p>
          </table:table-cell>
          <table:table-cell office:value-type="float" office:value="1.001192">
            <text:p>1</text:p>
          </table:table-cell>
          <table:table-cell office:value-type="float" office:value="1.000138">
            <text:p>1</text:p>
          </table:table-cell>
          <table:table-cell office:value-type="float" office:value="1.003286">
            <text:p>1</text:p>
          </table:table-cell>
          <table:table-cell office:value-type="float" office:value="1.004564">
            <text:p>1</text:p>
          </table:table-cell>
          <table:table-cell office:value-type="string">
            <text:p>-1.#IND00</text:p>
          </table:table-cell>
          <table:table-cell office:value-type="float" office:value="1.009747">
            <text:p>1.01</text:p>
          </table:table-cell>
          <table:table-cell office:value-type="float" office:value="1.007361">
            <text:p>1.01</text:p>
          </table:table-cell>
          <table:table-cell office:value-type="float" office:value="1.00681">
            <text:p>1.01</text:p>
          </table:table-cell>
          <table:table-cell office:value-type="float" office:value="1.005061">
            <text:p>1.01</text:p>
          </table:table-cell>
          <table:table-cell office:value-type="float" office:value="0.999335">
            <text:p>1</text:p>
          </table:table-cell>
          <table:table-cell office:value-type="float" office:value="1.002862">
            <text:p>1</text:p>
          </table:table-cell>
          <table:table-cell office:value-type="float" office:value="0.998107">
            <text:p>1</text:p>
          </table:table-cell>
          <table:table-cell office:value-type="float" office:value="1.000495">
            <text:p>1</text:p>
          </table:table-cell>
          <table:table-cell office:value-type="float" office:value="1.000284">
            <text:p>1</text:p>
          </table:table-cell>
          <table:table-cell office:value-type="float" office:value="0.998752">
            <text:p>1</text:p>
          </table:table-cell>
          <table:table-cell office:value-type="float" office:value="0.999295">
            <text:p>1</text:p>
          </table:table-cell>
          <table:table-cell office:value-type="string">
            <text:p>-1.#IND00</text:p>
          </table:table-cell>
          <table:table-cell office:value-type="float" office:value="0.957885">
            <text:p>0.96</text:p>
          </table:table-cell>
          <table:table-cell office:value-type="float" office:value="0.947658">
            <text:p>0.95</text:p>
          </table:table-cell>
          <table:table-cell office:value-type="float" office:value="1.008081">
            <text:p>1.01</text:p>
          </table:table-cell>
          <table:table-cell office:value-type="float" office:value="0.985964">
            <text:p>0.99</text:p>
          </table:table-cell>
          <table:table-cell office:value-type="float" office:value="0.993483">
            <text:p>0.99</text:p>
          </table:table-cell>
          <table:table-cell office:value-type="float" office:value="1.003612">
            <text:p>1</text:p>
          </table:table-cell>
          <table:table-cell office:value-type="float" office:value="0.996364">
            <text:p>1</text:p>
          </table:table-cell>
          <table:table-cell office:value-type="float" office:value="1.004338">
            <text:p>1</text:p>
          </table:table-cell>
          <table:table-cell office:value-type="float" office:value="0.999437">
            <text:p>1</text:p>
          </table:table-cell>
          <table:table-cell office:value-type="float" office:value="1.001373">
            <text:p>1</text:p>
          </table:table-cell>
          <table:table-cell office:value-type="float" office:value="1.001845">
            <text:p>1</text:p>
          </table:table-cell>
          <table:table-cell office:value-type="string">
            <text:p>-1.#IND00</text:p>
          </table:table-cell>
          <table:table-cell office:value-type="float" office:value="1.020642">
            <text:p>1.02</text:p>
          </table:table-cell>
          <table:table-cell office:value-type="float" office:value="0.990111">
            <text:p>0.99</text:p>
          </table:table-cell>
          <table:table-cell office:value-type="float" office:value="0.995988">
            <text:p>1</text:p>
          </table:table-cell>
          <table:table-cell office:value-type="float" office:value="0.987445">
            <text:p>0.99</text:p>
          </table:table-cell>
          <table:table-cell office:value-type="float" office:value="1.000426">
            <text:p>1</text:p>
          </table:table-cell>
          <table:table-cell office:value-type="float" office:value="0.996964">
            <text:p>1</text:p>
          </table:table-cell>
          <table:table-cell office:value-type="float" office:value="1.000252">
            <text:p>1</text:p>
          </table:table-cell>
          <table:table-cell office:value-type="float" office:value="0.999454">
            <text:p>1</text:p>
          </table:table-cell>
          <table:table-cell office:value-type="float" office:value="0.999873">
            <text:p>1</text:p>
          </table:table-cell>
          <table:table-cell office:value-type="float" office:value="1.001493">
            <text:p>1</text:p>
          </table:table-cell>
          <table:table-cell office:value-type="float" office:value="1.001798">
            <text:p>1</text:p>
          </table:table-cell>
          <table:table-cell office:value-type="string">
            <text:p>-1.#IND00</text:p>
          </table:table-cell>
          <table:table-cell office:value-type="float" office:value="0.974423">
            <text:p>0.97</text:p>
          </table:table-cell>
          <table:table-cell office:value-type="float" office:value="1.018313">
            <text:p>1.02</text:p>
          </table:table-cell>
          <table:table-cell office:value-type="float" office:value="0.997533">
            <text:p>1</text:p>
          </table:table-cell>
          <table:table-cell office:value-type="float" office:value="1.0057">
            <text:p>1.01</text:p>
          </table:table-cell>
          <table:table-cell office:value-type="float" office:value="0.996092">
            <text:p>1</text:p>
          </table:table-cell>
          <table:table-cell office:value-type="float" office:value="1.000005">
            <text:p>1</text:p>
          </table:table-cell>
          <table:table-cell office:value-type="float" office:value="0.996926">
            <text:p>1</text:p>
          </table:table-cell>
          <table:table-cell office:value-type="float" office:value="0.99697">
            <text:p>1</text:p>
          </table:table-cell>
          <table:table-cell office:value-type="float" office:value="1.000729">
            <text:p>1</text:p>
          </table:table-cell>
          <table:table-cell office:value-type="float" office:value="1.004589">
            <text:p>1</text:p>
          </table:table-cell>
          <table:table-cell office:value-type="float" office:value="1.000748">
            <text:p>1</text:p>
          </table:table-cell>
        </table:table-row>
        <table:table-row table:style-name="ro1">
          <table:table-cell office:value-type="float" office:value="42105.714286">
            <text:p>42105.71</text:p>
          </table:table-cell>
          <table:table-cell office:value-type="float" office:value="462751.428571">
            <text:p>462751.43</text:p>
          </table:table-cell>
          <table:table-cell office:value-type="float" office:value="1688424.285714">
            <text:p>1688424.29</text:p>
          </table:table-cell>
          <table:table-cell office:value-type="float" office:value="33685.714286">
            <text:p>33685.71</text:p>
          </table:table-cell>
          <table:table-cell office:value-type="float" office:value="369932.857143">
            <text:p>369932.86</text:p>
          </table:table-cell>
          <table:table-cell office:value-type="float" office:value="1336167.142857">
            <text:p>1336167.14</text:p>
          </table:table-cell>
          <table:table-cell office:value-type="float" office:value="8420">
            <text:p>8420</text:p>
          </table:table-cell>
          <table:table-cell office:value-type="float" office:value="92818.571429">
            <text:p>92818.57</text:p>
          </table:table-cell>
          <table:table-cell office:value-type="float" office:value="352257.142857">
            <text:p>352257.14</text:p>
          </table:table-cell>
          <table:table-cell office:value-type="float" office:value="4.000136">
            <text:p>4</text:p>
          </table:table-cell>
          <table:table-cell office:value-type="float" office:value="3.997101">
            <text:p>4</text:p>
          </table:table-cell>
          <table:table-cell office:value-type="float" office:value="3.956846">
            <text:p>3.96</text:p>
          </table:table-cell>
          <table:table-cell office:value-type="float" office:value="0.999864">
            <text:p>1</text:p>
          </table:table-cell>
          <table:table-cell office:value-type="float" office:value="1.002899">
            <text:p>1</text:p>
          </table:table-cell>
          <table:table-cell office:value-type="float" office:value="1.043154">
            <text:p>1.04</text:p>
          </table:table-cell>
          <table:table-cell office:value-type="float" office:value="1.000085">
            <text:p>1</text:p>
          </table:table-cell>
          <table:table-cell office:value-type="float" office:value="0.99819">
            <text:p>1</text:p>
          </table:table-cell>
          <table:table-cell office:value-type="float" office:value="0.973459">
            <text:p>0.97</text:p>
          </table:table-cell>
          <table:table-cell office:value-type="float" office:value="0.999915">
            <text:p>1</text:p>
          </table:table-cell>
          <table:table-cell office:value-type="float" office:value="1.00181">
            <text:p>1</text:p>
          </table:table-cell>
          <table:table-cell office:value-type="float" office:value="1.026541">
            <text:p>1.03</text:p>
          </table:table-cell>
          <table:table-cell table:number-columns-repeated="27"/>
          <table:table-cell office:value-type="float" office:value="1.016443">
            <text:p>1.02</text:p>
          </table:table-cell>
          <table:table-cell office:value-type="string">
            <text:p>-1.#IND00</text:p>
          </table:table-cell>
          <table:table-cell office:value-type="float" office:value="1.049645">
            <text:p>1.05</text:p>
          </table:table-cell>
          <table:table-cell office:value-type="float" office:value="0.969641">
            <text:p>0.97</text:p>
          </table:table-cell>
          <table:table-cell office:value-type="float" office:value="0.974693">
            <text:p>0.97</text:p>
          </table:table-cell>
          <table:table-cell office:value-type="float" office:value="0.997972">
            <text:p>1</text:p>
          </table:table-cell>
          <table:table-cell office:value-type="float" office:value="1.003949">
            <text:p>1</text:p>
          </table:table-cell>
          <table:table-cell office:value-type="float" office:value="1.016482">
            <text:p>1.02</text:p>
          </table:table-cell>
          <table:table-cell office:value-type="float" office:value="1.013132">
            <text:p>1.01</text:p>
          </table:table-cell>
          <table:table-cell office:value-type="float" office:value="0.96766">
            <text:p>0.97</text:p>
          </table:table-cell>
          <table:table-cell office:value-type="float" office:value="1.011277">
            <text:p>1.01</text:p>
          </table:table-cell>
          <table:table-cell office:value-type="float" office:value="0.995111">
            <text:p>1</text:p>
          </table:table-cell>
          <table:table-cell office:value-type="float" office:value="1.049342">
            <text:p>1.05</text:p>
          </table:table-cell>
          <table:table-cell office:value-type="string">
            <text:p>-1.#IND00</text:p>
          </table:table-cell>
          <table:table-cell office:value-type="float" office:value="1.020988">
            <text:p>1.02</text:p>
          </table:table-cell>
          <table:table-cell office:value-type="float" office:value="1.000656">
            <text:p>1</text:p>
          </table:table-cell>
          <table:table-cell office:value-type="float" office:value="1.01728">
            <text:p>1.02</text:p>
          </table:table-cell>
          <table:table-cell office:value-type="float" office:value="1.012319">
            <text:p>1.01</text:p>
          </table:table-cell>
          <table:table-cell office:value-type="float" office:value="0.991897">
            <text:p>0.99</text:p>
          </table:table-cell>
          <table:table-cell office:value-type="float" office:value="0.981718">
            <text:p>0.98</text:p>
          </table:table-cell>
          <table:table-cell office:value-type="float" office:value="1.011158">
            <text:p>1.01</text:p>
          </table:table-cell>
          <table:table-cell office:value-type="float" office:value="1.014888">
            <text:p>1.01</text:p>
          </table:table-cell>
          <table:table-cell office:value-type="float" office:value="1.019188">
            <text:p>1.02</text:p>
          </table:table-cell>
          <table:table-cell office:value-type="float" office:value="0.994918">
            <text:p>0.99</text:p>
          </table:table-cell>
          <table:table-cell office:value-type="float" office:value="1.014364">
            <text:p>1.01</text:p>
          </table:table-cell>
          <table:table-cell office:value-type="string">
            <text:p>-1.#IND00</text:p>
          </table:table-cell>
          <table:table-cell office:value-type="float" office:value="1.007798">
            <text:p>1.01</text:p>
          </table:table-cell>
          <table:table-cell office:value-type="float" office:value="0.980661">
            <text:p>0.98</text:p>
          </table:table-cell>
          <table:table-cell office:value-type="float" office:value="0.979889">
            <text:p>0.98</text:p>
          </table:table-cell>
          <table:table-cell office:value-type="float" office:value="0.989094">
            <text:p>0.99</text:p>
          </table:table-cell>
          <table:table-cell office:value-type="float" office:value="1.011782">
            <text:p>1.01</text:p>
          </table:table-cell>
          <table:table-cell office:value-type="float" office:value="0.994528">
            <text:p>0.99</text:p>
          </table:table-cell>
          <table:table-cell office:value-type="float" office:value="0.991253">
            <text:p>0.99</text:p>
          </table:table-cell>
          <table:table-cell office:value-type="float" office:value="0.966378">
            <text:p>0.97</text:p>
          </table:table-cell>
          <table:table-cell office:value-type="float" office:value="1.007687">
            <text:p>1.01</text:p>
          </table:table-cell>
          <table:table-cell office:value-type="float" office:value="0.977084">
            <text:p>0.98</text:p>
          </table:table-cell>
          <table:table-cell office:value-type="float" office:value="1.010706">
            <text:p>1.01</text:p>
          </table:table-cell>
          <table:table-cell office:value-type="string">
            <text:p>-1.#IND00</text:p>
          </table:table-cell>
          <table:table-cell office:value-type="float" office:value="1.005709">
            <text:p>1.01</text:p>
          </table:table-cell>
          <table:table-cell office:value-type="float" office:value="1.010575">
            <text:p>1.01</text:p>
          </table:table-cell>
          <table:table-cell office:value-type="float" office:value="0.991901">
            <text:p>0.99</text:p>
          </table:table-cell>
          <table:table-cell office:value-type="float" office:value="1.00365">
            <text:p>1</text:p>
          </table:table-cell>
          <table:table-cell office:value-type="float" office:value="0.991922">
            <text:p>0.99</text:p>
          </table:table-cell>
          <table:table-cell office:value-type="float" office:value="1.002713">
            <text:p>1</text:p>
          </table:table-cell>
          <table:table-cell office:value-type="float" office:value="0.984705">
            <text:p>0.98</text:p>
          </table:table-cell>
          <table:table-cell office:value-type="float" office:value="0.990308">
            <text:p>0.99</text:p>
          </table:table-cell>
          <table:table-cell office:value-type="float" office:value="0.988307">
            <text:p>0.99</text:p>
          </table:table-cell>
          <table:table-cell office:value-type="float" office:value="1.033501">
            <text:p>1.03</text:p>
          </table:table-cell>
          <table:table-cell office:value-type="float" office:value="1.018931">
            <text:p>1.02</text:p>
          </table:table-cell>
          <table:table-cell office:value-type="string">
            <text:p>-1.#IND00</text:p>
          </table:table-cell>
          <table:table-cell office:value-type="float" office:value="1.023358">
            <text:p>1.02</text:p>
          </table:table-cell>
          <table:table-cell office:value-type="float" office:value="1.002532">
            <text:p>1</text:p>
          </table:table-cell>
          <table:table-cell office:value-type="float" office:value="1.005393">
            <text:p>1.01</text:p>
          </table:table-cell>
          <table:table-cell office:value-type="float" office:value="1.010243">
            <text:p>1.01</text:p>
          </table:table-cell>
          <table:table-cell office:value-type="float" office:value="0.978284">
            <text:p>0.98</text:p>
          </table:table-cell>
          <table:table-cell office:value-type="float" office:value="1.011185">
            <text:p>1.01</text:p>
          </table:table-cell>
          <table:table-cell office:value-type="float" office:value="0.993241">
            <text:p>0.99</text:p>
          </table:table-cell>
          <table:table-cell office:value-type="float" office:value="0.997085">
            <text:p>1</text:p>
          </table:table-cell>
          <table:table-cell office:value-type="float" office:value="0.975667">
            <text:p>0.98</text:p>
          </table:table-cell>
          <table:table-cell office:value-type="float" office:value="0.989257">
            <text:p>0.99</text:p>
          </table:table-cell>
          <table:table-cell office:value-type="float" office:value="0.981291">
            <text:p>0.98</text:p>
          </table:table-cell>
          <table:table-cell office:value-type="string">
            <text:p>-1.#IND00</text:p>
          </table:table-cell>
          <table:table-cell office:value-type="float" office:value="0.984372">
            <text:p>0.98</text:p>
          </table:table-cell>
          <table:table-cell office:value-type="float" office:value="1.016991">
            <text:p>1.02</text:p>
          </table:table-cell>
          <table:table-cell office:value-type="float" office:value="1.000568">
            <text:p>1</text:p>
          </table:table-cell>
          <table:table-cell office:value-type="float" office:value="1.012231">
            <text:p>1.01</text:p>
          </table:table-cell>
          <table:table-cell office:value-type="float" office:value="0.996157">
            <text:p>1</text:p>
          </table:table-cell>
          <table:table-cell office:value-type="float" office:value="0.982073">
            <text:p>0.98</text:p>
          </table:table-cell>
          <table:table-cell office:value-type="float" office:value="1.009795">
            <text:p>1.01</text:p>
          </table:table-cell>
          <table:table-cell office:value-type="float" office:value="0.991202">
            <text:p>0.99</text:p>
          </table:table-cell>
          <table:table-cell office:value-type="float" office:value="0.99349">
            <text:p>0.99</text:p>
          </table:table-cell>
          <table:table-cell office:value-type="float" office:value="1.008227">
            <text:p>1.01</text:p>
          </table:table-cell>
          <table:table-cell office:value-type="float" office:value="0.993003">
            <text:p>0.99</text:p>
          </table:table-cell>
          <table:table-cell office:value-type="string">
            <text:p>-1.#IND00</text:p>
          </table:table-cell>
          <table:table-cell office:value-type="float" office:value="0.960418">
            <text:p>0.96</text:p>
          </table:table-cell>
          <table:table-cell office:value-type="float" office:value="0.964697">
            <text:p>0.96</text:p>
          </table:table-cell>
          <table:table-cell office:value-type="float" office:value="0.99711">
            <text:p>1</text:p>
          </table:table-cell>
          <table:table-cell office:value-type="float" office:value="1.015416">
            <text:p>1.02</text:p>
          </table:table-cell>
          <table:table-cell office:value-type="float" office:value="1.000059">
            <text:p>1</text:p>
          </table:table-cell>
          <table:table-cell office:value-type="float" office:value="1.00963">
            <text:p>1.01</text:p>
          </table:table-cell>
          <table:table-cell office:value-type="float" office:value="0.999239">
            <text:p>1</text:p>
          </table:table-cell>
          <table:table-cell office:value-type="float" office:value="1.025446">
            <text:p>1.03</text:p>
          </table:table-cell>
          <table:table-cell office:value-type="float" office:value="0.9856">
            <text:p>0.99</text:p>
          </table:table-cell>
          <table:table-cell office:value-type="float" office:value="0.980561">
            <text:p>0.98</text:p>
          </table:table-cell>
          <table:table-cell office:value-type="float" office:value="0.984692">
            <text:p>0.98</text:p>
          </table:table-cell>
          <table:table-cell office:value-type="string">
            <text:p>-1.#IND00</text:p>
          </table:table-cell>
          <table:table-cell office:value-type="float" office:value="1.005492">
            <text:p>1.01</text:p>
          </table:table-cell>
          <table:table-cell office:value-type="float" office:value="1.030392">
            <text:p>1.03</text:p>
          </table:table-cell>
          <table:table-cell office:value-type="float" office:value="1.002643">
            <text:p>1</text:p>
          </table:table-cell>
          <table:table-cell office:value-type="float" office:value="0.982444">
            <text:p>0.98</text:p>
          </table:table-cell>
          <table:table-cell office:value-type="float" office:value="1.022932">
            <text:p>1.02</text:p>
          </table:table-cell>
          <table:table-cell office:value-type="float" office:value="1.003094">
            <text:p>1</text:p>
          </table:table-cell>
          <table:table-cell office:value-type="float" office:value="0.999003">
            <text:p>1</text:p>
          </table:table-cell>
          <table:table-cell office:value-type="float" office:value="0.991073">
            <text:p>0.99</text:p>
          </table:table-cell>
          <table:table-cell office:value-type="float" office:value="0.98276">
            <text:p>0.98</text:p>
          </table:table-cell>
          <table:table-cell office:value-type="float" office:value="1.037447">
            <text:p>1.04</text:p>
          </table:table-cell>
          <table:table-cell office:value-type="float" office:value="0.998467">
            <text:p>1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float" office:value="495574.285714">
            <text:p>495574.29</text:p>
          </table:table-cell>
          <table:table-cell office:value-type="float" office:value="1660411.428571">
            <text:p>1660411.43</text:p>
          </table:table-cell>
          <table:table-cell office:value-type="float" office:value="34824.285714">
            <text:p>34824.29</text:p>
          </table:table-cell>
          <table:table-cell office:value-type="float" office:value="411112.857143">
            <text:p>411112.86</text:p>
          </table:table-cell>
          <table:table-cell office:value-type="float" office:value="1379227.142857">
            <text:p>1379227.14</text:p>
          </table:table-cell>
          <table:table-cell office:value-type="float" office:value="7015.714286">
            <text:p>7015.71</text:p>
          </table:table-cell>
          <table:table-cell office:value-type="float" office:value="84461.428571">
            <text:p>84461.43</text:p>
          </table:table-cell>
          <table:table-cell office:value-type="float" office:value="281184.285714">
            <text:p>281184.29</text:p>
          </table:table-cell>
          <table:table-cell office:value-type="float" office:value="4.993922">
            <text:p>4.99</text:p>
          </table:table-cell>
          <table:table-cell office:value-type="float" office:value="4.977411">
            <text:p>4.98</text:p>
          </table:table-cell>
          <table:table-cell office:value-type="float" office:value="4.983923">
            <text:p>4.98</text:p>
          </table:table-cell>
          <table:table-cell office:value-type="float" office:value="1.006078">
            <text:p>1.01</text:p>
          </table:table-cell>
          <table:table-cell office:value-type="float" office:value="1.022589">
            <text:p>1.02</text:p>
          </table:table-cell>
          <table:table-cell office:value-type="float" office:value="1.016077">
            <text:p>1.02</text:p>
          </table:table-cell>
          <table:table-cell office:value-type="float" office:value="0.996362">
            <text:p>1</text:p>
          </table:table-cell>
          <table:table-cell office:value-type="float" office:value="0.986568">
            <text:p>0.99</text:p>
          </table:table-cell>
          <table:table-cell office:value-type="float" office:value="0.990415">
            <text:p>0.99</text:p>
          </table:table-cell>
          <table:table-cell office:value-type="float" office:value="1.003638">
            <text:p>1</text:p>
          </table:table-cell>
          <table:table-cell office:value-type="float" office:value="1.013432">
            <text:p>1.01</text:p>
          </table:table-cell>
          <table:table-cell office:value-type="float" office:value="1.009585">
            <text:p>1.01</text:p>
          </table:table-cell>
          <table:table-cell table:number-columns-repeated="27"/>
          <table:table-cell office:value-type="float" office:value="2.999816">
            <text:p>3</text:p>
          </table:table-cell>
          <table:table-cell office:value-type="string">
            <text:p>-1.#IND00</text:p>
          </table:table-cell>
          <table:table-cell office:value-type="float" office:value="4.000204">
            <text:p>4</text:p>
          </table:table-cell>
          <table:table-cell office:value-type="float" office:value="4.000077">
            <text:p>4</text:p>
          </table:table-cell>
          <table:table-cell office:value-type="float" office:value="3.999849">
            <text:p>4</text:p>
          </table:table-cell>
          <table:table-cell office:value-type="float" office:value="4.000637">
            <text:p>4</text:p>
          </table:table-cell>
          <table:table-cell office:value-type="float" office:value="4.000653">
            <text:p>4</text:p>
          </table:table-cell>
          <table:table-cell office:value-type="float" office:value="4.000739">
            <text:p>4</text:p>
          </table:table-cell>
          <table:table-cell office:value-type="float" office:value="4.000988">
            <text:p>4</text:p>
          </table:table-cell>
          <table:table-cell office:value-type="float" office:value="4.001107">
            <text:p>4</text:p>
          </table:table-cell>
          <table:table-cell office:value-type="float" office:value="4.000497">
            <text:p>4</text:p>
          </table:table-cell>
          <table:table-cell office:value-type="float" office:value="4.001162">
            <text:p>4</text:p>
          </table:table-cell>
          <table:table-cell office:value-type="float" office:value="4.00244">
            <text:p>4</text:p>
          </table:table-cell>
          <table:table-cell office:value-type="string">
            <text:p>-1.#IND00</text:p>
          </table:table-cell>
          <table:table-cell office:value-type="float" office:value="4.999937">
            <text:p>5</text:p>
          </table:table-cell>
          <table:table-cell office:value-type="float" office:value="4.999399">
            <text:p>5</text:p>
          </table:table-cell>
          <table:table-cell office:value-type="float" office:value="5.000512">
            <text:p>5</text:p>
          </table:table-cell>
          <table:table-cell office:value-type="float" office:value="5.000174">
            <text:p>5</text:p>
          </table:table-cell>
          <table:table-cell office:value-type="float" office:value="5.00334">
            <text:p>5</text:p>
          </table:table-cell>
          <table:table-cell office:value-type="float" office:value="5.000218">
            <text:p>5</text:p>
          </table:table-cell>
          <table:table-cell office:value-type="float" office:value="5.000812">
            <text:p>5</text:p>
          </table:table-cell>
          <table:table-cell office:value-type="float" office:value="5.000998">
            <text:p>5</text:p>
          </table:table-cell>
          <table:table-cell office:value-type="float" office:value="5.001564">
            <text:p>5</text:p>
          </table:table-cell>
          <table:table-cell office:value-type="float" office:value="5.001737">
            <text:p>5</text:p>
          </table:table-cell>
          <table:table-cell office:value-type="float" office:value="5.001414">
            <text:p>5</text:p>
          </table:table-cell>
          <table:table-cell office:value-type="string">
            <text:p>-1.#IND00</text:p>
          </table:table-cell>
          <table:table-cell office:value-type="float" office:value="6.000121">
            <text:p>6</text:p>
          </table:table-cell>
          <table:table-cell office:value-type="float" office:value="6.000504">
            <text:p>6</text:p>
          </table:table-cell>
          <table:table-cell office:value-type="float" office:value="6.000676">
            <text:p>6</text:p>
          </table:table-cell>
          <table:table-cell office:value-type="float" office:value="5.999979">
            <text:p>6</text:p>
          </table:table-cell>
          <table:table-cell office:value-type="float" office:value="6.000491">
            <text:p>6</text:p>
          </table:table-cell>
          <table:table-cell office:value-type="float" office:value="6.000748">
            <text:p>6</text:p>
          </table:table-cell>
          <table:table-cell office:value-type="float" office:value="6.000802">
            <text:p>6</text:p>
          </table:table-cell>
          <table:table-cell office:value-type="float" office:value="6.001209">
            <text:p>6</text:p>
          </table:table-cell>
          <table:table-cell office:value-type="float" office:value="6.000926">
            <text:p>6</text:p>
          </table:table-cell>
          <table:table-cell office:value-type="float" office:value="6.000437">
            <text:p>6</text:p>
          </table:table-cell>
          <table:table-cell office:value-type="float" office:value="6.001273">
            <text:p>6</text:p>
          </table:table-cell>
          <table:table-cell office:value-type="string">
            <text:p>-1.#IND00</text:p>
          </table:table-cell>
          <table:table-cell office:value-type="float" office:value="7.000626">
            <text:p>7</text:p>
          </table:table-cell>
          <table:table-cell office:value-type="float" office:value="7.000491">
            <text:p>7</text:p>
          </table:table-cell>
          <table:table-cell office:value-type="float" office:value="7.000686">
            <text:p>7</text:p>
          </table:table-cell>
          <table:table-cell office:value-type="float" office:value="6.99997">
            <text:p>7</text:p>
          </table:table-cell>
          <table:table-cell office:value-type="float" office:value="7.001411">
            <text:p>7</text:p>
          </table:table-cell>
          <table:table-cell office:value-type="float" office:value="7.000743">
            <text:p>7</text:p>
          </table:table-cell>
          <table:table-cell office:value-type="float" office:value="7.000566">
            <text:p>7</text:p>
          </table:table-cell>
          <table:table-cell office:value-type="float" office:value="7.00027">
            <text:p>7</text:p>
          </table:table-cell>
          <table:table-cell office:value-type="float" office:value="7.000165">
            <text:p>7</text:p>
          </table:table-cell>
          <table:table-cell office:value-type="float" office:value="7.000794">
            <text:p>7</text:p>
          </table:table-cell>
          <table:table-cell office:value-type="float" office:value="7.000911">
            <text:p>7</text:p>
          </table:table-cell>
          <table:table-cell office:value-type="string">
            <text:p>-1.#IND00</text:p>
          </table:table-cell>
          <table:table-cell office:value-type="float" office:value="8.000243">
            <text:p>8</text:p>
          </table:table-cell>
          <table:table-cell office:value-type="float" office:value="8.000736">
            <text:p>8</text:p>
          </table:table-cell>
          <table:table-cell office:value-type="float" office:value="8.000112">
            <text:p>8</text:p>
          </table:table-cell>
          <table:table-cell office:value-type="float" office:value="8.000283">
            <text:p>8</text:p>
          </table:table-cell>
          <table:table-cell office:value-type="float" office:value="8.000488">
            <text:p>8</text:p>
          </table:table-cell>
          <table:table-cell office:value-type="float" office:value="8.000528">
            <text:p>8</text:p>
          </table:table-cell>
          <table:table-cell office:value-type="float" office:value="8.000165">
            <text:p>8</text:p>
          </table:table-cell>
          <table:table-cell office:value-type="float" office:value="8.000329">
            <text:p>8</text:p>
          </table:table-cell>
          <table:table-cell office:value-type="float" office:value="8.000888">
            <text:p>8</text:p>
          </table:table-cell>
          <table:table-cell office:value-type="float" office:value="8.000949">
            <text:p>8</text:p>
          </table:table-cell>
          <table:table-cell office:value-type="float" office:value="8.000906">
            <text:p>8</text:p>
          </table:table-cell>
          <table:table-cell office:value-type="string">
            <text:p>-1.#IND00</text:p>
          </table:table-cell>
          <table:table-cell office:value-type="float" office:value="8.99983">
            <text:p>9</text:p>
          </table:table-cell>
          <table:table-cell office:value-type="float" office:value="9.000455">
            <text:p>9</text:p>
          </table:table-cell>
          <table:table-cell office:value-type="float" office:value="9.000453">
            <text:p>9</text:p>
          </table:table-cell>
          <table:table-cell office:value-type="float" office:value="8.99998">
            <text:p>9</text:p>
          </table:table-cell>
          <table:table-cell office:value-type="float" office:value="9.000239">
            <text:p>9</text:p>
          </table:table-cell>
          <table:table-cell office:value-type="float" office:value="9.000365">
            <text:p>9</text:p>
          </table:table-cell>
          <table:table-cell office:value-type="float" office:value="9.001214">
            <text:p>9</text:p>
          </table:table-cell>
          <table:table-cell office:value-type="float" office:value="9.000575">
            <text:p>9</text:p>
          </table:table-cell>
          <table:table-cell office:value-type="float" office:value="9.000442">
            <text:p>9</text:p>
          </table:table-cell>
          <table:table-cell office:value-type="float" office:value="9.000373">
            <text:p>9</text:p>
          </table:table-cell>
          <table:table-cell office:value-type="float" office:value="9.000893">
            <text:p>9</text:p>
          </table:table-cell>
          <table:table-cell office:value-type="string">
            <text:p>-1.#IND00</text:p>
          </table:table-cell>
          <table:table-cell office:value-type="float" office:value="10.000117">
            <text:p>10</text:p>
          </table:table-cell>
          <table:table-cell office:value-type="float" office:value="10.000138">
            <text:p>10</text:p>
          </table:table-cell>
          <table:table-cell office:value-type="float" office:value="10.000833">
            <text:p>10</text:p>
          </table:table-cell>
          <table:table-cell office:value-type="float" office:value="10.000322">
            <text:p>10</text:p>
          </table:table-cell>
          <table:table-cell office:value-type="float" office:value="10.00059">
            <text:p>10</text:p>
          </table:table-cell>
          <table:table-cell office:value-type="float" office:value="10.000367">
            <text:p>10</text:p>
          </table:table-cell>
          <table:table-cell office:value-type="float" office:value="10.000513">
            <text:p>10</text:p>
          </table:table-cell>
          <table:table-cell office:value-type="float" office:value="10.000286">
            <text:p>10</text:p>
          </table:table-cell>
          <table:table-cell office:value-type="float" office:value="10.00088">
            <text:p>10</text:p>
          </table:table-cell>
          <table:table-cell office:value-type="float" office:value="10.000494">
            <text:p>10</text:p>
          </table:table-cell>
          <table:table-cell office:value-type="float" office:value="10.001085">
            <text:p>10</text:p>
          </table:table-cell>
          <table:table-cell office:value-type="string">
            <text:p>-1.#IND00</text:p>
          </table:table-cell>
          <table:table-cell office:value-type="float" office:value="11.000973">
            <text:p>11</text:p>
          </table:table-cell>
          <table:table-cell office:value-type="float" office:value="11.000409">
            <text:p>11</text:p>
          </table:table-cell>
          <table:table-cell office:value-type="float" office:value="11.000127">
            <text:p>11</text:p>
          </table:table-cell>
          <table:table-cell office:value-type="float" office:value="11.001174">
            <text:p>11</text:p>
          </table:table-cell>
          <table:table-cell office:value-type="float" office:value="11.000741">
            <text:p>11</text:p>
          </table:table-cell>
          <table:table-cell office:value-type="float" office:value="11.000672">
            <text:p>11</text:p>
          </table:table-cell>
          <table:table-cell office:value-type="float" office:value="11.000854">
            <text:p>11</text:p>
          </table:table-cell>
          <table:table-cell office:value-type="float" office:value="11.001173">
            <text:p>11</text:p>
          </table:table-cell>
          <table:table-cell office:value-type="float" office:value="11.000489">
            <text:p>11</text:p>
          </table:table-cell>
          <table:table-cell office:value-type="float" office:value="11.000749">
            <text:p>11</text:p>
          </table:table-cell>
          <table:table-cell office:value-type="float" office:value="11.000789">
            <text:p>11</text:p>
          </table:table-cell>
        </table:table-row>
        <table:table-row table:style-name="ro1">
          <table:table-cell office:value-type="float" office:value="45337.142857">
            <text:p>45337.14</text:p>
          </table:table-cell>
          <table:table-cell office:value-type="float" office:value="473704.285714">
            <text:p>473704.29</text:p>
          </table:table-cell>
          <table:table-cell office:value-type="float" office:value="1668380">
            <text:p>1668380</text:p>
          </table:table-cell>
          <table:table-cell office:value-type="float" office:value="38844.285714">
            <text:p>38844.29</text:p>
          </table:table-cell>
          <table:table-cell office:value-type="float" office:value="409354.285714">
            <text:p>409354.29</text:p>
          </table:table-cell>
          <table:table-cell office:value-type="float" office:value="1430775.714286">
            <text:p>1430775.71</text:p>
          </table:table-cell>
          <table:table-cell office:value-type="float" office:value="6492.857143">
            <text:p>6492.86</text:p>
          </table:table-cell>
          <table:table-cell office:value-type="float" office:value="64350">
            <text:p>64350</text:p>
          </table:table-cell>
          <table:table-cell office:value-type="float" office:value="237604.285714">
            <text:p>237604.29</text:p>
          </table:table-cell>
          <table:table-cell office:value-type="float" office:value="5.997511">
            <text:p>6</text:p>
          </table:table-cell>
          <table:table-cell office:value-type="float" office:value="6.04909">
            <text:p>6.05</text:p>
          </table:table-cell>
          <table:table-cell office:value-type="float" office:value="6.003087">
            <text:p>6</text:p>
          </table:table-cell>
          <table:table-cell office:value-type="float" office:value="1.002489">
            <text:p>1</text:p>
          </table:table-cell>
          <table:table-cell office:value-type="float" office:value="0.95091">
            <text:p>0.95</text:p>
          </table:table-cell>
          <table:table-cell office:value-type="float" office:value="0.996913">
            <text:p>1</text:p>
          </table:table-cell>
          <table:table-cell office:value-type="float" office:value="0.998549">
            <text:p>1</text:p>
          </table:table-cell>
          <table:table-cell office:value-type="float" office:value="1.029234">
            <text:p>1.03</text:p>
          </table:table-cell>
          <table:table-cell office:value-type="float" office:value="1.001803">
            <text:p>1</text:p>
          </table:table-cell>
          <table:table-cell office:value-type="float" office:value="1.001451">
            <text:p>1</text:p>
          </table:table-cell>
          <table:table-cell office:value-type="float" office:value="0.970766">
            <text:p>0.97</text:p>
          </table:table-cell>
          <table:table-cell office:value-type="float" office:value="0.998197">
            <text:p>1</text:p>
          </table:table-cell>
          <table:table-cell table:number-columns-repeated="27"/>
          <table:table-cell office:value-type="float" office:value="3.003939">
            <text:p>3</text:p>
          </table:table-cell>
          <table:table-cell office:value-type="string">
            <text:p>-1.#IND00</text:p>
          </table:table-cell>
          <table:table-cell office:value-type="float" office:value="3.99227">
            <text:p>3.99</text:p>
          </table:table-cell>
          <table:table-cell office:value-type="float" office:value="4.002019">
            <text:p>4</text:p>
          </table:table-cell>
          <table:table-cell office:value-type="float" office:value="3.986871">
            <text:p>3.99</text:p>
          </table:table-cell>
          <table:table-cell office:value-type="float" office:value="4.027565">
            <text:p>4.03</text:p>
          </table:table-cell>
          <table:table-cell office:value-type="float" office:value="3.986971">
            <text:p>3.99</text:p>
          </table:table-cell>
          <table:table-cell office:value-type="float" office:value="4.010348">
            <text:p>4.01</text:p>
          </table:table-cell>
          <table:table-cell office:value-type="float" office:value="4.006151">
            <text:p>4.01</text:p>
          </table:table-cell>
          <table:table-cell office:value-type="float" office:value="3.988236">
            <text:p>3.99</text:p>
          </table:table-cell>
          <table:table-cell office:value-type="float" office:value="4.00784">
            <text:p>4.01</text:p>
          </table:table-cell>
          <table:table-cell office:value-type="float" office:value="3.998339">
            <text:p>4</text:p>
          </table:table-cell>
          <table:table-cell office:value-type="float" office:value="4.001412">
            <text:p>4</text:p>
          </table:table-cell>
          <table:table-cell office:value-type="string">
            <text:p>-1.#IND00</text:p>
          </table:table-cell>
          <table:table-cell office:value-type="float" office:value="5.06131">
            <text:p>5.06</text:p>
          </table:table-cell>
          <table:table-cell office:value-type="float" office:value="4.983091">
            <text:p>4.98</text:p>
          </table:table-cell>
          <table:table-cell office:value-type="float" office:value="4.979871">
            <text:p>4.98</text:p>
          </table:table-cell>
          <table:table-cell office:value-type="float" office:value="4.993283">
            <text:p>4.99</text:p>
          </table:table-cell>
          <table:table-cell office:value-type="float" office:value="5.007332">
            <text:p>5.01</text:p>
          </table:table-cell>
          <table:table-cell office:value-type="float" office:value="5.000014">
            <text:p>5</text:p>
          </table:table-cell>
          <table:table-cell office:value-type="float" office:value="4.995078">
            <text:p>5</text:p>
          </table:table-cell>
          <table:table-cell office:value-type="float" office:value="4.995367">
            <text:p>5</text:p>
          </table:table-cell>
          <table:table-cell office:value-type="float" office:value="4.994026">
            <text:p>4.99</text:p>
          </table:table-cell>
          <table:table-cell office:value-type="float" office:value="5.013137">
            <text:p>5.01</text:p>
          </table:table-cell>
          <table:table-cell office:value-type="float" office:value="5.000979">
            <text:p>5</text:p>
          </table:table-cell>
          <table:table-cell office:value-type="string">
            <text:p>-1.#IND00</text:p>
          </table:table-cell>
          <table:table-cell office:value-type="float" office:value="5.973853">
            <text:p>5.97</text:p>
          </table:table-cell>
          <table:table-cell office:value-type="float" office:value="5.999221">
            <text:p>6</text:p>
          </table:table-cell>
          <table:table-cell office:value-type="float" office:value="6.013001">
            <text:p>6.01</text:p>
          </table:table-cell>
          <table:table-cell office:value-type="float" office:value="5.999836">
            <text:p>6</text:p>
          </table:table-cell>
          <table:table-cell office:value-type="float" office:value="5.997367">
            <text:p>6</text:p>
          </table:table-cell>
          <table:table-cell office:value-type="float" office:value="5.99574">
            <text:p>6</text:p>
          </table:table-cell>
          <table:table-cell office:value-type="float" office:value="5.9989">
            <text:p>6</text:p>
          </table:table-cell>
          <table:table-cell office:value-type="float" office:value="5.994675">
            <text:p>5.99</text:p>
          </table:table-cell>
          <table:table-cell office:value-type="float" office:value="5.996741">
            <text:p>6</text:p>
          </table:table-cell>
          <table:table-cell office:value-type="float" office:value="6.006048">
            <text:p>6.01</text:p>
          </table:table-cell>
          <table:table-cell office:value-type="float" office:value="5.993139">
            <text:p>5.99</text:p>
          </table:table-cell>
          <table:table-cell office:value-type="string">
            <text:p>-1.#IND00</text:p>
          </table:table-cell>
          <table:table-cell office:value-type="float" office:value="7.041812">
            <text:p>7.04</text:p>
          </table:table-cell>
          <table:table-cell office:value-type="float" office:value="6.996872">
            <text:p>7</text:p>
          </table:table-cell>
          <table:table-cell office:value-type="float" office:value="7.004887">
            <text:p>7</text:p>
          </table:table-cell>
          <table:table-cell office:value-type="float" office:value="7.003357">
            <text:p>7</text:p>
          </table:table-cell>
          <table:table-cell office:value-type="float" office:value="7.005179">
            <text:p>7.01</text:p>
          </table:table-cell>
          <table:table-cell office:value-type="float" office:value="7.005783">
            <text:p>7.01</text:p>
          </table:table-cell>
          <table:table-cell office:value-type="float" office:value="7.000349">
            <text:p>7</text:p>
          </table:table-cell>
          <table:table-cell office:value-type="float" office:value="6.998808">
            <text:p>7</text:p>
          </table:table-cell>
          <table:table-cell office:value-type="float" office:value="6.999862">
            <text:p>7</text:p>
          </table:table-cell>
          <table:table-cell office:value-type="float" office:value="6.996714">
            <text:p>7</text:p>
          </table:table-cell>
          <table:table-cell office:value-type="float" office:value="6.995436">
            <text:p>7</text:p>
          </table:table-cell>
          <table:table-cell office:value-type="string">
            <text:p>-1.#IND00</text:p>
          </table:table-cell>
          <table:table-cell office:value-type="float" office:value="7.990253">
            <text:p>7.99</text:p>
          </table:table-cell>
          <table:table-cell office:value-type="float" office:value="7.992639">
            <text:p>7.99</text:p>
          </table:table-cell>
          <table:table-cell office:value-type="float" office:value="7.99319">
            <text:p>7.99</text:p>
          </table:table-cell>
          <table:table-cell office:value-type="float" office:value="7.994939">
            <text:p>7.99</text:p>
          </table:table-cell>
          <table:table-cell office:value-type="float" office:value="8.000665">
            <text:p>8</text:p>
          </table:table-cell>
          <table:table-cell office:value-type="float" office:value="7.997138">
            <text:p>8</text:p>
          </table:table-cell>
          <table:table-cell office:value-type="float" office:value="8.001893">
            <text:p>8</text:p>
          </table:table-cell>
          <table:table-cell office:value-type="float" office:value="7.999505">
            <text:p>8</text:p>
          </table:table-cell>
          <table:table-cell office:value-type="float" office:value="7.999716">
            <text:p>8</text:p>
          </table:table-cell>
          <table:table-cell office:value-type="float" office:value="8.001248">
            <text:p>8</text:p>
          </table:table-cell>
          <table:table-cell office:value-type="float" office:value="8.000705">
            <text:p>8</text:p>
          </table:table-cell>
          <table:table-cell office:value-type="string">
            <text:p>-1.#IND00</text:p>
          </table:table-cell>
          <table:table-cell office:value-type="float" office:value="9.042115">
            <text:p>9.04</text:p>
          </table:table-cell>
          <table:table-cell office:value-type="float" office:value="9.052342">
            <text:p>9.05</text:p>
          </table:table-cell>
          <table:table-cell office:value-type="float" office:value="8.991919">
            <text:p>8.99</text:p>
          </table:table-cell>
          <table:table-cell office:value-type="float" office:value="9.014036">
            <text:p>9.01</text:p>
          </table:table-cell>
          <table:table-cell office:value-type="float" office:value="9.006517">
            <text:p>9.01</text:p>
          </table:table-cell>
          <table:table-cell office:value-type="float" office:value="8.996388">
            <text:p>9</text:p>
          </table:table-cell>
          <table:table-cell office:value-type="float" office:value="9.003636">
            <text:p>9</text:p>
          </table:table-cell>
          <table:table-cell office:value-type="float" office:value="8.995662">
            <text:p>9</text:p>
          </table:table-cell>
          <table:table-cell office:value-type="float" office:value="9.000563">
            <text:p>9</text:p>
          </table:table-cell>
          <table:table-cell office:value-type="float" office:value="8.998627">
            <text:p>9</text:p>
          </table:table-cell>
          <table:table-cell office:value-type="float" office:value="8.998155">
            <text:p>9</text:p>
          </table:table-cell>
          <table:table-cell office:value-type="string">
            <text:p>-1.#IND00</text:p>
          </table:table-cell>
          <table:table-cell office:value-type="float" office:value="9.979358">
            <text:p>9.98</text:p>
          </table:table-cell>
          <table:table-cell office:value-type="float" office:value="10.009889">
            <text:p>10.01</text:p>
          </table:table-cell>
          <table:table-cell office:value-type="float" office:value="10.004012">
            <text:p>10</text:p>
          </table:table-cell>
          <table:table-cell office:value-type="float" office:value="10.012555">
            <text:p>10.01</text:p>
          </table:table-cell>
          <table:table-cell office:value-type="float" office:value="9.999574">
            <text:p>10</text:p>
          </table:table-cell>
          <table:table-cell office:value-type="float" office:value="10.003036">
            <text:p>10</text:p>
          </table:table-cell>
          <table:table-cell office:value-type="float" office:value="9.999748">
            <text:p>10</text:p>
          </table:table-cell>
          <table:table-cell office:value-type="float" office:value="10.000546">
            <text:p>10</text:p>
          </table:table-cell>
          <table:table-cell office:value-type="float" office:value="10.000127">
            <text:p>10</text:p>
          </table:table-cell>
          <table:table-cell office:value-type="float" office:value="9.998507">
            <text:p>10</text:p>
          </table:table-cell>
          <table:table-cell office:value-type="float" office:value="9.998202">
            <text:p>10</text:p>
          </table:table-cell>
          <table:table-cell office:value-type="string">
            <text:p>-1.#IND00</text:p>
          </table:table-cell>
          <table:table-cell office:value-type="float" office:value="11.025577">
            <text:p>11.03</text:p>
          </table:table-cell>
          <table:table-cell office:value-type="float" office:value="10.981687">
            <text:p>10.98</text:p>
          </table:table-cell>
          <table:table-cell office:value-type="float" office:value="11.002467">
            <text:p>11</text:p>
          </table:table-cell>
          <table:table-cell office:value-type="float" office:value="10.9943">
            <text:p>10.99</text:p>
          </table:table-cell>
          <table:table-cell office:value-type="float" office:value="11.003908">
            <text:p>11</text:p>
          </table:table-cell>
          <table:table-cell office:value-type="float" office:value="10.999995">
            <text:p>11</text:p>
          </table:table-cell>
          <table:table-cell office:value-type="float" office:value="11.003074">
            <text:p>11</text:p>
          </table:table-cell>
          <table:table-cell office:value-type="float" office:value="11.00303">
            <text:p>11</text:p>
          </table:table-cell>
          <table:table-cell office:value-type="float" office:value="10.999271">
            <text:p>11</text:p>
          </table:table-cell>
          <table:table-cell office:value-type="float" office:value="10.995411">
            <text:p>11</text:p>
          </table:table-cell>
          <table:table-cell office:value-type="float" office:value="10.999252">
            <text:p>11</text:p>
          </table:table-cell>
        </table:table-row>
        <table:table-row table:style-name="ro1">
          <table:table-cell office:value-type="float" office:value="44615.714286">
            <text:p>44615.71</text:p>
          </table:table-cell>
          <table:table-cell office:value-type="float" office:value="501564.285714">
            <text:p>501564.29</text:p>
          </table:table-cell>
          <table:table-cell office:value-type="float" office:value="1670398.571429">
            <text:p>1670398.57</text:p>
          </table:table-cell>
          <table:table-cell office:value-type="float" office:value="39005.714286">
            <text:p>39005.71</text:p>
          </table:table-cell>
          <table:table-cell office:value-type="float" office:value="437832.857143">
            <text:p>437832.86</text:p>
          </table:table-cell>
          <table:table-cell office:value-type="float" office:value="1460420">
            <text:p>1460420</text:p>
          </table:table-cell>
          <table:table-cell office:value-type="float" office:value="5610">
            <text:p>5610</text:p>
          </table:table-cell>
          <table:table-cell office:value-type="float" office:value="63731.428571">
            <text:p>63731.43</text:p>
          </table:table-cell>
          <table:table-cell office:value-type="float" office:value="209978.571429">
            <text:p>209978.57</text:p>
          </table:table-cell>
          <table:table-cell office:value-type="float" office:value="6.994076">
            <text:p>6.99</text:p>
          </table:table-cell>
          <table:table-cell office:value-type="float" office:value="6.983477">
            <text:p>6.98</text:p>
          </table:table-cell>
          <table:table-cell office:value-type="float" office:value="6.994355">
            <text:p>6.99</text:p>
          </table:table-cell>
          <table:table-cell office:value-type="float" office:value="1.005924">
            <text:p>1.01</text:p>
          </table:table-cell>
          <table:table-cell office:value-type="float" office:value="1.016523">
            <text:p>1.02</text:p>
          </table:table-cell>
          <table:table-cell office:value-type="float" office:value="1.005645">
            <text:p>1.01</text:p>
          </table:table-cell>
          <table:table-cell office:value-type="float" office:value="0.996624">
            <text:p>1</text:p>
          </table:table-cell>
          <table:table-cell office:value-type="float" office:value="0.990625">
            <text:p>0.99</text:p>
          </table:table-cell>
          <table:table-cell office:value-type="float" office:value="0.996782">
            <text:p>1</text:p>
          </table:table-cell>
          <table:table-cell office:value-type="float" office:value="1.003376">
            <text:p>1</text:p>
          </table:table-cell>
          <table:table-cell office:value-type="float" office:value="1.009375">
            <text:p>1.01</text:p>
          </table:table-cell>
          <table:table-cell office:value-type="float" office:value="1.003218">
            <text:p>1</text:p>
          </table:table-cell>
          <table:table-cell table:number-columns-repeated="27"/>
          <table:table-cell office:value-type="float" office:value="2.983557">
            <text:p>2.98</text:p>
          </table:table-cell>
          <table:table-cell office:value-type="string">
            <text:p>-1.#IND00</text:p>
          </table:table-cell>
          <table:table-cell office:value-type="float" office:value="3.950355">
            <text:p>3.95</text:p>
          </table:table-cell>
          <table:table-cell office:value-type="float" office:value="4.030359">
            <text:p>4.03</text:p>
          </table:table-cell>
          <table:table-cell office:value-type="float" office:value="4.025307">
            <text:p>4.03</text:p>
          </table:table-cell>
          <table:table-cell office:value-type="float" office:value="4.002028">
            <text:p>4</text:p>
          </table:table-cell>
          <table:table-cell office:value-type="float" office:value="3.996051">
            <text:p>4</text:p>
          </table:table-cell>
          <table:table-cell office:value-type="float" office:value="3.983518">
            <text:p>3.98</text:p>
          </table:table-cell>
          <table:table-cell office:value-type="float" office:value="3.986868">
            <text:p>3.99</text:p>
          </table:table-cell>
          <table:table-cell office:value-type="float" office:value="4.03234">
            <text:p>4.03</text:p>
          </table:table-cell>
          <table:table-cell office:value-type="float" office:value="3.988723">
            <text:p>3.99</text:p>
          </table:table-cell>
          <table:table-cell office:value-type="float" office:value="4.004889">
            <text:p>4</text:p>
          </table:table-cell>
          <table:table-cell office:value-type="float" office:value="3.950658">
            <text:p>3.95</text:p>
          </table:table-cell>
          <table:table-cell office:value-type="string">
            <text:p>-1.#IND00</text:p>
          </table:table-cell>
          <table:table-cell office:value-type="float" office:value="4.979012">
            <text:p>4.98</text:p>
          </table:table-cell>
          <table:table-cell office:value-type="float" office:value="4.999344">
            <text:p>5</text:p>
          </table:table-cell>
          <table:table-cell office:value-type="float" office:value="4.98272">
            <text:p>4.98</text:p>
          </table:table-cell>
          <table:table-cell office:value-type="float" office:value="4.987681">
            <text:p>4.99</text:p>
          </table:table-cell>
          <table:table-cell office:value-type="float" office:value="5.008103">
            <text:p>5.01</text:p>
          </table:table-cell>
          <table:table-cell office:value-type="float" office:value="5.018282">
            <text:p>5.02</text:p>
          </table:table-cell>
          <table:table-cell office:value-type="float" office:value="4.988842">
            <text:p>4.99</text:p>
          </table:table-cell>
          <table:table-cell office:value-type="float" office:value="4.985112">
            <text:p>4.99</text:p>
          </table:table-cell>
          <table:table-cell office:value-type="float" office:value="4.980812">
            <text:p>4.98</text:p>
          </table:table-cell>
          <table:table-cell office:value-type="float" office:value="5.005082">
            <text:p>5.01</text:p>
          </table:table-cell>
          <table:table-cell office:value-type="float" office:value="4.985636">
            <text:p>4.99</text:p>
          </table:table-cell>
          <table:table-cell office:value-type="string">
            <text:p>-1.#IND00</text:p>
          </table:table-cell>
          <table:table-cell office:value-type="float" office:value="5.992202">
            <text:p>5.99</text:p>
          </table:table-cell>
          <table:table-cell office:value-type="float" office:value="6.019339">
            <text:p>6.02</text:p>
          </table:table-cell>
          <table:table-cell office:value-type="float" office:value="6.020111">
            <text:p>6.02</text:p>
          </table:table-cell>
          <table:table-cell office:value-type="float" office:value="6.010906">
            <text:p>6.01</text:p>
          </table:table-cell>
          <table:table-cell office:value-type="float" office:value="5.988218">
            <text:p>5.99</text:p>
          </table:table-cell>
          <table:table-cell office:value-type="float" office:value="6.005472">
            <text:p>6.01</text:p>
          </table:table-cell>
          <table:table-cell office:value-type="float" office:value="6.008747">
            <text:p>6.01</text:p>
          </table:table-cell>
          <table:table-cell office:value-type="float" office:value="6.033622">
            <text:p>6.03</text:p>
          </table:table-cell>
          <table:table-cell office:value-type="float" office:value="5.992313">
            <text:p>5.99</text:p>
          </table:table-cell>
          <table:table-cell office:value-type="float" office:value="6.022916">
            <text:p>6.02</text:p>
          </table:table-cell>
          <table:table-cell office:value-type="float" office:value="5.989294">
            <text:p>5.99</text:p>
          </table:table-cell>
          <table:table-cell office:value-type="string">
            <text:p>-1.#IND00</text:p>
          </table:table-cell>
          <table:table-cell office:value-type="float" office:value="6.994291">
            <text:p>6.99</text:p>
          </table:table-cell>
          <table:table-cell office:value-type="float" office:value="6.989425">
            <text:p>6.99</text:p>
          </table:table-cell>
          <table:table-cell office:value-type="float" office:value="7.008099">
            <text:p>7.01</text:p>
          </table:table-cell>
          <table:table-cell office:value-type="float" office:value="6.99635">
            <text:p>7</text:p>
          </table:table-cell>
          <table:table-cell office:value-type="float" office:value="7.008078">
            <text:p>7.01</text:p>
          </table:table-cell>
          <table:table-cell office:value-type="float" office:value="6.997287">
            <text:p>7</text:p>
          </table:table-cell>
          <table:table-cell office:value-type="float" office:value="7.015295">
            <text:p>7.02</text:p>
          </table:table-cell>
          <table:table-cell office:value-type="float" office:value="7.009692">
            <text:p>7.01</text:p>
          </table:table-cell>
          <table:table-cell office:value-type="float" office:value="7.011693">
            <text:p>7.01</text:p>
          </table:table-cell>
          <table:table-cell office:value-type="float" office:value="6.966499">
            <text:p>6.97</text:p>
          </table:table-cell>
          <table:table-cell office:value-type="float" office:value="6.981069">
            <text:p>6.98</text:p>
          </table:table-cell>
          <table:table-cell office:value-type="string">
            <text:p>-1.#IND00</text:p>
          </table:table-cell>
          <table:table-cell office:value-type="float" office:value="7.976642">
            <text:p>7.98</text:p>
          </table:table-cell>
          <table:table-cell office:value-type="float" office:value="7.997468">
            <text:p>8</text:p>
          </table:table-cell>
          <table:table-cell office:value-type="float" office:value="7.994607">
            <text:p>7.99</text:p>
          </table:table-cell>
          <table:table-cell office:value-type="float" office:value="7.989757">
            <text:p>7.99</text:p>
          </table:table-cell>
          <table:table-cell office:value-type="float" office:value="8.021716">
            <text:p>8.02</text:p>
          </table:table-cell>
          <table:table-cell office:value-type="float" office:value="7.988815">
            <text:p>7.99</text:p>
          </table:table-cell>
          <table:table-cell office:value-type="float" office:value="8.006759">
            <text:p>8.01</text:p>
          </table:table-cell>
          <table:table-cell office:value-type="float" office:value="8.002915">
            <text:p>8</text:p>
          </table:table-cell>
          <table:table-cell office:value-type="float" office:value="8.024333">
            <text:p>8.02</text:p>
          </table:table-cell>
          <table:table-cell office:value-type="float" office:value="8.010743">
            <text:p>8.01</text:p>
          </table:table-cell>
          <table:table-cell office:value-type="float" office:value="8.018709">
            <text:p>8.02</text:p>
          </table:table-cell>
          <table:table-cell office:value-type="string">
            <text:p>-1.#IND00</text:p>
          </table:table-cell>
          <table:table-cell office:value-type="float" office:value="9.015628">
            <text:p>9.02</text:p>
          </table:table-cell>
          <table:table-cell office:value-type="float" office:value="8.983009">
            <text:p>8.98</text:p>
          </table:table-cell>
          <table:table-cell office:value-type="float" office:value="8.999432">
            <text:p>9</text:p>
          </table:table-cell>
          <table:table-cell office:value-type="float" office:value="8.987769">
            <text:p>8.99</text:p>
          </table:table-cell>
          <table:table-cell office:value-type="float" office:value="9.003843">
            <text:p>9</text:p>
          </table:table-cell>
          <table:table-cell office:value-type="float" office:value="9.017927">
            <text:p>9.02</text:p>
          </table:table-cell>
          <table:table-cell office:value-type="float" office:value="8.990205">
            <text:p>8.99</text:p>
          </table:table-cell>
          <table:table-cell office:value-type="float" office:value="9.008798">
            <text:p>9.01</text:p>
          </table:table-cell>
          <table:table-cell office:value-type="float" office:value="9.00651">
            <text:p>9.01</text:p>
          </table:table-cell>
          <table:table-cell office:value-type="float" office:value="8.991773">
            <text:p>8.99</text:p>
          </table:table-cell>
          <table:table-cell office:value-type="float" office:value="9.006997">
            <text:p>9.01</text:p>
          </table:table-cell>
          <table:table-cell office:value-type="string">
            <text:p>-1.#IND00</text:p>
          </table:table-cell>
          <table:table-cell office:value-type="float" office:value="10.039582">
            <text:p>10.04</text:p>
          </table:table-cell>
          <table:table-cell office:value-type="float" office:value="10.035303">
            <text:p>10.04</text:p>
          </table:table-cell>
          <table:table-cell office:value-type="float" office:value="10.00289">
            <text:p>10</text:p>
          </table:table-cell>
          <table:table-cell office:value-type="float" office:value="9.984584">
            <text:p>9.98</text:p>
          </table:table-cell>
          <table:table-cell office:value-type="float" office:value="9.999941">
            <text:p>10</text:p>
          </table:table-cell>
          <table:table-cell office:value-type="float" office:value="9.99037">
            <text:p>9.99</text:p>
          </table:table-cell>
          <table:table-cell office:value-type="float" office:value="10.000761">
            <text:p>10</text:p>
          </table:table-cell>
          <table:table-cell office:value-type="float" office:value="9.974554">
            <text:p>9.97</text:p>
          </table:table-cell>
          <table:table-cell office:value-type="float" office:value="10.0144">
            <text:p>10.01</text:p>
          </table:table-cell>
          <table:table-cell office:value-type="float" office:value="10.019439">
            <text:p>10.02</text:p>
          </table:table-cell>
          <table:table-cell office:value-type="float" office:value="10.015308">
            <text:p>10.02</text:p>
          </table:table-cell>
          <table:table-cell office:value-type="string">
            <text:p>-1.#IND00</text:p>
          </table:table-cell>
          <table:table-cell office:value-type="float" office:value="10.994508">
            <text:p>10.99</text:p>
          </table:table-cell>
          <table:table-cell office:value-type="float" office:value="10.969608">
            <text:p>10.97</text:p>
          </table:table-cell>
          <table:table-cell office:value-type="float" office:value="10.997357">
            <text:p>11</text:p>
          </table:table-cell>
          <table:table-cell office:value-type="float" office:value="11.017556">
            <text:p>11.02</text:p>
          </table:table-cell>
          <table:table-cell office:value-type="float" office:value="10.977068">
            <text:p>10.98</text:p>
          </table:table-cell>
          <table:table-cell office:value-type="float" office:value="10.996906">
            <text:p>11</text:p>
          </table:table-cell>
          <table:table-cell office:value-type="float" office:value="11.000997">
            <text:p>11</text:p>
          </table:table-cell>
          <table:table-cell office:value-type="float" office:value="11.008927">
            <text:p>11.01</text:p>
          </table:table-cell>
          <table:table-cell office:value-type="float" office:value="11.01724">
            <text:p>11.02</text:p>
          </table:table-cell>
          <table:table-cell office:value-type="float" office:value="10.962553">
            <text:p>10.96</text:p>
          </table:table-cell>
          <table:table-cell office:value-type="float" office:value="11.001533">
            <text:p>11</text:p>
          </table:table-cell>
        </table:table-row>
        <table:table-row table:style-name="ro1">
          <table:table-cell office:value-type="float" office:value="44121.428571">
            <text:p>44121.43</text:p>
          </table:table-cell>
          <table:table-cell office:value-type="float" office:value="475564.285714">
            <text:p>475564.29</text:p>
          </table:table-cell>
          <table:table-cell office:value-type="float" office:value="1654320">
            <text:p>1654320</text:p>
          </table:table-cell>
          <table:table-cell office:value-type="float" office:value="39200">
            <text:p>39200</text:p>
          </table:table-cell>
          <table:table-cell office:value-type="float" office:value="425100">
            <text:p>425100</text:p>
          </table:table-cell>
          <table:table-cell office:value-type="float" office:value="1469784.285714">
            <text:p>1469784.29</text:p>
          </table:table-cell>
          <table:table-cell office:value-type="float" office:value="4921.428571">
            <text:p>4921.43</text:p>
          </table:table-cell>
          <table:table-cell office:value-type="float" office:value="50464.285714">
            <text:p>50464.29</text:p>
          </table:table-cell>
          <table:table-cell office:value-type="float" office:value="184535.714286">
            <text:p>184535.71</text:p>
          </table:table-cell>
          <table:table-cell office:value-type="float" office:value="7.996115">
            <text:p>8</text:p>
          </table:table-cell>
          <table:table-cell office:value-type="float" office:value="8.044969">
            <text:p>8.04</text:p>
          </table:table-cell>
          <table:table-cell office:value-type="float" office:value="7.99607">
            <text:p>8</text:p>
          </table:table-cell>
          <table:table-cell office:value-type="float" office:value="1.003885">
            <text:p>1</text:p>
          </table:table-cell>
          <table:table-cell office:value-type="float" office:value="0.955031">
            <text:p>0.96</text:p>
          </table:table-cell>
          <table:table-cell office:value-type="float" office:value="1.00393">
            <text:p>1</text:p>
          </table:table-cell>
          <table:table-cell office:value-type="float" office:value="0.997818">
            <text:p>1</text:p>
          </table:table-cell>
          <table:table-cell office:value-type="float" office:value="1.025803">
            <text:p>1.03</text:p>
          </table:table-cell>
          <table:table-cell office:value-type="float" office:value="0.997793">
            <text:p>1</text:p>
          </table:table-cell>
          <table:table-cell office:value-type="float" office:value="1.002182">
            <text:p>1</text:p>
          </table:table-cell>
          <table:table-cell office:value-type="float" office:value="0.974197">
            <text:p>0.97</text:p>
          </table:table-cell>
          <table:table-cell office:value-type="float" office:value="1.002207">
            <text:p>1</text:p>
          </table:table-cell>
          <table:table-cell table:number-columns-repeated="124"/>
        </table:table-row>
        <table:table-row table:style-name="ro1">
          <table:table-cell office:value-type="float" office:value="45868.571429">
            <text:p>45868.57</text:p>
          </table:table-cell>
          <table:table-cell office:value-type="float" office:value="463205.714286">
            <text:p>463205.71</text:p>
          </table:table-cell>
          <table:table-cell office:value-type="float" office:value="1674868.571429">
            <text:p>1674868.57</text:p>
          </table:table-cell>
          <table:table-cell office:value-type="float" office:value="41265.714286">
            <text:p>41265.71</text:p>
          </table:table-cell>
          <table:table-cell office:value-type="float" office:value="416412.857143">
            <text:p>416412.86</text:p>
          </table:table-cell>
          <table:table-cell office:value-type="float" office:value="1506407.142857">
            <text:p>1506407.14</text:p>
          </table:table-cell>
          <table:table-cell office:value-type="float" office:value="4602.857143">
            <text:p>4602.86</text:p>
          </table:table-cell>
          <table:table-cell office:value-type="float" office:value="46792.857143">
            <text:p>46792.86</text:p>
          </table:table-cell>
          <table:table-cell office:value-type="float" office:value="168461.428571">
            <text:p>168461.43</text:p>
          </table:table-cell>
          <table:table-cell office:value-type="float" office:value="8.996512">
            <text:p>9</text:p>
          </table:table-cell>
          <table:table-cell office:value-type="float" office:value="8.989804">
            <text:p>8.99</text:p>
          </table:table-cell>
          <table:table-cell office:value-type="float" office:value="8.994181">
            <text:p>8.99</text:p>
          </table:table-cell>
          <table:table-cell office:value-type="float" office:value="1.003488">
            <text:p>1</text:p>
          </table:table-cell>
          <table:table-cell office:value-type="float" office:value="1.010196">
            <text:p>1.01</text:p>
          </table:table-cell>
          <table:table-cell office:value-type="float" office:value="1.005819">
            <text:p>1.01</text:p>
          </table:table-cell>
          <table:table-cell office:value-type="float" office:value="0.998065">
            <text:p>1</text:p>
          </table:table-cell>
          <table:table-cell office:value-type="float" office:value="0.994361">
            <text:p>0.99</text:p>
          </table:table-cell>
          <table:table-cell office:value-type="float" office:value="0.996776">
            <text:p>1</text:p>
          </table:table-cell>
          <table:table-cell office:value-type="float" office:value="1.001935">
            <text:p>1</text:p>
          </table:table-cell>
          <table:table-cell office:value-type="float" office:value="1.005639">
            <text:p>1.01</text:p>
          </table:table-cell>
          <table:table-cell office:value-type="float" office:value="1.003224">
            <text:p>1</text:p>
          </table:table-cell>
          <table:table-cell table:number-columns-repeated="124"/>
        </table:table-row>
        <table:table-row table:style-name="ro1">
          <table:table-cell office:value-type="float" office:value="43225.714286">
            <text:p>43225.71</text:p>
          </table:table-cell>
          <table:table-cell office:value-type="float" office:value="492154.285714">
            <text:p>492154.29</text:p>
          </table:table-cell>
          <table:table-cell office:value-type="float" office:value="1755350">
            <text:p>1755350</text:p>
          </table:table-cell>
          <table:table-cell office:value-type="float" office:value="39297.142857">
            <text:p>39297.14</text:p>
          </table:table-cell>
          <table:table-cell office:value-type="float" office:value="447102.857143">
            <text:p>447102.86</text:p>
          </table:table-cell>
          <table:table-cell office:value-type="float" office:value="1600294.285714">
            <text:p>1600294.29</text:p>
          </table:table-cell>
          <table:table-cell office:value-type="float" office:value="3928.571429">
            <text:p>3928.57</text:p>
          </table:table-cell>
          <table:table-cell office:value-type="float" office:value="45051.428571">
            <text:p>45051.43</text:p>
          </table:table-cell>
          <table:table-cell office:value-type="float" office:value="155055.714286">
            <text:p>155055.71</text:p>
          </table:table-cell>
          <table:table-cell office:value-type="float" office:value="10.000264">
            <text:p>10</text:p>
          </table:table-cell>
          <table:table-cell office:value-type="float" office:value="9.993068">
            <text:p>9.99</text:p>
          </table:table-cell>
          <table:table-cell office:value-type="float" office:value="10.028335">
            <text:p>10.03</text:p>
          </table:table-cell>
          <table:table-cell office:value-type="float" office:value="0.999736">
            <text:p>1</text:p>
          </table:table-cell>
          <table:table-cell office:value-type="float" office:value="1.006932">
            <text:p>1.01</text:p>
          </table:table-cell>
          <table:table-cell office:value-type="float" office:value="0.971665">
            <text:p>0.97</text:p>
          </table:table-cell>
          <table:table-cell office:value-type="float" office:value="1.000145">
            <text:p>1</text:p>
          </table:table-cell>
          <table:table-cell office:value-type="float" office:value="0.996199">
            <text:p>1</text:p>
          </table:table-cell>
          <table:table-cell office:value-type="float" office:value="1.015785">
            <text:p>1.02</text:p>
          </table:table-cell>
          <table:table-cell office:value-type="float" office:value="0.999855">
            <text:p>1</text:p>
          </table:table-cell>
          <table:table-cell office:value-type="float" office:value="1.003801">
            <text:p>1</text:p>
          </table:table-cell>
          <table:table-cell office:value-type="float" office:value="0.984215">
            <text:p>0.98</text:p>
          </table:table-cell>
          <table:table-cell table:number-columns-repeated="124"/>
        </table:table-row>
        <table:table-row table:style-name="ro1">
          <table:table-cell office:value-type="float" office:value="50572.857143">
            <text:p>50572.86</text:p>
          </table:table-cell>
          <table:table-cell office:value-type="float" office:value="494332.857143">
            <text:p>494332.86</text:p>
          </table:table-cell>
          <table:table-cell office:value-type="float" office:value="1662112.857143">
            <text:p>1662112.86</text:p>
          </table:table-cell>
          <table:table-cell office:value-type="float" office:value="46360">
            <text:p>46360</text:p>
          </table:table-cell>
          <table:table-cell office:value-type="float" office:value="455101.428571">
            <text:p>455101.43</text:p>
          </table:table-cell>
          <table:table-cell office:value-type="float" office:value="1525468.571429">
            <text:p>1525468.57</text:p>
          </table:table-cell>
          <table:table-cell office:value-type="float" office:value="4212.857143">
            <text:p>4212.86</text:p>
          </table:table-cell>
          <table:table-cell office:value-type="float" office:value="39231.428571">
            <text:p>39231.43</text:p>
          </table:table-cell>
          <table:table-cell office:value-type="float" office:value="136644.285714">
            <text:p>136644.29</text:p>
          </table:table-cell>
          <table:table-cell office:value-type="float" office:value="11.000367">
            <text:p>11</text:p>
          </table:table-cell>
          <table:table-cell office:value-type="float" office:value="11.047652">
            <text:p>11.05</text:p>
          </table:table-cell>
          <table:table-cell office:value-type="float" office:value="11.013466">
            <text:p>11.01</text:p>
          </table:table-cell>
          <table:table-cell office:value-type="float" office:value="0.999633">
            <text:p>1</text:p>
          </table:table-cell>
          <table:table-cell office:value-type="float" office:value="0.952348">
            <text:p>0.95</text:p>
          </table:table-cell>
          <table:table-cell office:value-type="float" office:value="0.986534">
            <text:p>0.99</text:p>
          </table:table-cell>
          <table:table-cell office:value-type="float" office:value="1.0002">
            <text:p>1</text:p>
          </table:table-cell>
          <table:table-cell office:value-type="float" office:value="1.026567">
            <text:p>1.03</text:p>
          </table:table-cell>
          <table:table-cell office:value-type="float" office:value="1.00739">
            <text:p>1.01</text:p>
          </table:table-cell>
          <table:table-cell office:value-type="float" office:value="0.9998">
            <text:p>1</text:p>
          </table:table-cell>
          <table:table-cell office:value-type="float" office:value="0.973433">
            <text:p>0.97</text:p>
          </table:table-cell>
          <table:table-cell office:value-type="float" office:value="0.99261">
            <text:p>0.99</text:p>
          </table:table-cell>
          <table:table-cell table:number-columns-repeated="124"/>
        </table:table-row>
        <table:table-row table:style-name="ro1">
          <table:table-cell office:value-type="float" office:value="95335.714286">
            <text:p>95335.71</text:p>
          </table:table-cell>
          <table:table-cell office:value-type="float" office:value="732988.571429">
            <text:p>732988.57</text:p>
          </table:table-cell>
          <table:table-cell office:value-type="float" office:value="2139415.714286">
            <text:p>2139415.71</text:p>
          </table:table-cell>
          <table:table-cell table:number-columns-repeated="3" office:value-type="float" office:value="0">
            <text:p>0</text:p>
          </table:table-cell>
          <table:table-cell office:value-type="float" office:value="95335.714286">
            <text:p>95335.71</text:p>
          </table:table-cell>
          <table:table-cell office:value-type="float" office:value="732988.571429">
            <text:p>732988.57</text:p>
          </table:table-cell>
          <table:table-cell office:value-type="float" office:value="2139415.714286">
            <text:p>2139415.7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6" office:value-type="string">
            <text:p>-1.#IND00</text:p>
          </table:table-cell>
          <table:table-cell table:number-columns-repeated="124"/>
        </table:table-row>
        <table:table-row table:style-name="ro1">
          <table:table-cell office:value-type="float" office:value="85948.571429">
            <text:p>85948.57</text:p>
          </table:table-cell>
          <table:table-cell office:value-type="float" office:value="489662.857143">
            <text:p>489662.86</text:p>
          </table:table-cell>
          <table:table-cell office:value-type="float" office:value="2044748.571429">
            <text:p>2044748.57</text:p>
          </table:table-cell>
          <table:table-cell office:value-type="float" office:value="28628.571429">
            <text:p>28628.57</text:p>
          </table:table-cell>
          <table:table-cell office:value-type="float" office:value="152718.571429">
            <text:p>152718.57</text:p>
          </table:table-cell>
          <table:table-cell office:value-type="float" office:value="684520">
            <text:p>684520</text:p>
          </table:table-cell>
          <table:table-cell office:value-type="float" office:value="57320">
            <text:p>57320</text:p>
          </table:table-cell>
          <table:table-cell office:value-type="float" office:value="336944.285714">
            <text:p>336944.29</text:p>
          </table:table-cell>
          <table:table-cell office:value-type="float" office:value="1360228.571429">
            <text:p>1360228.57</text:p>
          </table:table-cell>
          <table:table-cell office:value-type="float" office:value="0.999269">
            <text:p>1</text:p>
          </table:table-cell>
          <table:table-cell office:value-type="float" office:value="0.935655">
            <text:p>0.94</text:p>
          </table:table-cell>
          <table:table-cell office:value-type="float" office:value="1.004309">
            <text:p>1</text:p>
          </table:table-cell>
          <table:table-cell office:value-type="float" office:value="2.000731">
            <text:p>2</text:p>
          </table:table-cell>
          <table:table-cell office:value-type="float" office:value="2.064345">
            <text:p>2.06</text:p>
          </table:table-cell>
          <table:table-cell office:value-type="float" office:value="1.995691">
            <text:p>2</text:p>
          </table:table-cell>
          <table:table-cell office:value-type="float" office:value="0.999269">
            <text:p>1</text:p>
          </table:table-cell>
          <table:table-cell office:value-type="float" office:value="0.935655">
            <text:p>0.94</text:p>
          </table:table-cell>
          <table:table-cell office:value-type="float" office:value="1.004309">
            <text:p>1</text:p>
          </table:table-cell>
          <table:table-cell office:value-type="float" office:value="2.000731">
            <text:p>2</text:p>
          </table:table-cell>
          <table:table-cell office:value-type="float" office:value="2.064345">
            <text:p>2.06</text:p>
          </table:table-cell>
          <table:table-cell office:value-type="float" office:value="1.995691">
            <text:p>2</text:p>
          </table:table-cell>
          <table:table-cell table:number-columns-repeated="124"/>
        </table:table-row>
        <table:table-row table:style-name="ro1">
          <table:table-cell office:value-type="float" office:value="93922.857143">
            <text:p>93922.86</text:p>
          </table:table-cell>
          <table:table-cell office:value-type="float" office:value="376097.142857">
            <text:p>376097.14</text:p>
          </table:table-cell>
          <table:table-cell office:value-type="float" office:value="1429765.714286">
            <text:p>1429765.71</text:p>
          </table:table-cell>
          <table:table-cell office:value-type="float" office:value="46907.142857">
            <text:p>46907.14</text:p>
          </table:table-cell>
          <table:table-cell office:value-type="float" office:value="187868.571429">
            <text:p>187868.57</text:p>
          </table:table-cell>
          <table:table-cell office:value-type="float" office:value="709857.142857">
            <text:p>709857.14</text:p>
          </table:table-cell>
          <table:table-cell office:value-type="float" office:value="47015.714286">
            <text:p>47015.71</text:p>
          </table:table-cell>
          <table:table-cell office:value-type="float" office:value="188228.571429">
            <text:p>188228.57</text:p>
          </table:table-cell>
          <table:table-cell office:value-type="float" office:value="719908.571429">
            <text:p>719908.57</text:p>
          </table:table-cell>
          <table:table-cell office:value-type="float" office:value="1.997688">
            <text:p>2</text:p>
          </table:table-cell>
          <table:table-cell office:value-type="float" office:value="1.998086">
            <text:p>2</text:p>
          </table:table-cell>
          <table:table-cell office:value-type="float" office:value="1.98594">
            <text:p>1.99</text:p>
          </table:table-cell>
          <table:table-cell office:value-type="float" office:value="2.002312">
            <text:p>2</text:p>
          </table:table-cell>
          <table:table-cell office:value-type="float" office:value="2.001914">
            <text:p>2</text:p>
          </table:table-cell>
          <table:table-cell office:value-type="float" office:value="2.01406">
            <text:p>2.01</text:p>
          </table:table-cell>
          <table:table-cell office:value-type="float" office:value="0.998459">
            <text:p>1</text:p>
          </table:table-cell>
          <table:table-cell office:value-type="float" office:value="0.998724">
            <text:p>1</text:p>
          </table:table-cell>
          <table:table-cell office:value-type="float" office:value="0.990648">
            <text:p>0.99</text:p>
          </table:table-cell>
          <table:table-cell office:value-type="float" office:value="2.001541">
            <text:p>2</text:p>
          </table:table-cell>
          <table:table-cell office:value-type="float" office:value="2.001276">
            <text:p>2</text:p>
          </table:table-cell>
          <table:table-cell office:value-type="float" office:value="2.009352">
            <text:p>2.01</text:p>
          </table:table-cell>
          <table:table-cell table:number-columns-repeated="124"/>
        </table:table-row>
        <table:table-row table:style-name="ro1">
          <table:table-cell office:value-type="float" office:value="41421.428571">
            <text:p>41421.43</text:p>
          </table:table-cell>
          <table:table-cell office:value-type="float" office:value="457438.571429">
            <text:p>457438.57</text:p>
          </table:table-cell>
          <table:table-cell office:value-type="float" office:value="1644117.142857">
            <text:p>1644117.14</text:p>
          </table:table-cell>
          <table:table-cell office:value-type="float" office:value="24840">
            <text:p>24840</text:p>
          </table:table-cell>
          <table:table-cell office:value-type="float" office:value="275604.285714">
            <text:p>275604.29</text:p>
          </table:table-cell>
          <table:table-cell office:value-type="float" office:value="981177.142857">
            <text:p>981177.14</text:p>
          </table:table-cell>
          <table:table-cell office:value-type="float" office:value="16581.428571">
            <text:p>16581.43</text:p>
          </table:table-cell>
          <table:table-cell office:value-type="float" office:value="181834.285714">
            <text:p>181834.29</text:p>
          </table:table-cell>
          <table:table-cell office:value-type="float" office:value="662940">
            <text:p>662940</text:p>
          </table:table-cell>
          <table:table-cell office:value-type="float" office:value="2.998448">
            <text:p>3</text:p>
          </table:table-cell>
          <table:table-cell office:value-type="float" office:value="3.012473">
            <text:p>3.01</text:p>
          </table:table-cell>
          <table:table-cell office:value-type="float" office:value="2.983903">
            <text:p>2.98</text:p>
          </table:table-cell>
          <table:table-cell office:value-type="float" office:value="2.001552">
            <text:p>2</text:p>
          </table:table-cell>
          <table:table-cell office:value-type="float" office:value="1.987527">
            <text:p>1.99</text:p>
          </table:table-cell>
          <table:table-cell office:value-type="float" office:value="2.016097">
            <text:p>2.02</text:p>
          </table:table-cell>
          <table:table-cell office:value-type="float" office:value="0.999138">
            <text:p>1</text:p>
          </table:table-cell>
          <table:table-cell office:value-type="float" office:value="1.006949">
            <text:p>1.01</text:p>
          </table:table-cell>
          <table:table-cell office:value-type="float" office:value="0.991089">
            <text:p>0.99</text:p>
          </table:table-cell>
          <table:table-cell office:value-type="float" office:value="2.000862">
            <text:p>2</text:p>
          </table:table-cell>
          <table:table-cell office:value-type="float" office:value="1.993051">
            <text:p>1.99</text:p>
          </table:table-cell>
          <table:table-cell office:value-type="float" office:value="2.008911">
            <text:p>2.01</text:p>
          </table:table-cell>
          <table:table-cell table:number-columns-repeated="124"/>
        </table:table-row>
        <table:table-row table:style-name="ro1">
          <table:table-cell office:value-type="float" office:value="41934.285714">
            <text:p>41934.29</text:p>
          </table:table-cell>
          <table:table-cell office:value-type="float" office:value="446537.142857">
            <text:p>446537.14</text:p>
          </table:table-cell>
          <table:table-cell office:value-type="float" office:value="1624981.428571">
            <text:p>1624981.43</text:p>
          </table:table-cell>
          <table:table-cell office:value-type="float" office:value="27961.428571">
            <text:p>27961.43</text:p>
          </table:table-cell>
          <table:table-cell office:value-type="float" office:value="295380">
            <text:p>295380</text:p>
          </table:table-cell>
          <table:table-cell office:value-type="float" office:value="1084798.571429">
            <text:p>1084798.57</text:p>
          </table:table-cell>
          <table:table-cell office:value-type="float" office:value="13972.857143">
            <text:p>13972.86</text:p>
          </table:table-cell>
          <table:table-cell office:value-type="float" office:value="151157.142857">
            <text:p>151157.14</text:p>
          </table:table-cell>
          <table:table-cell office:value-type="float" office:value="540182.857143">
            <text:p>540182.86</text:p>
          </table:table-cell>
          <table:table-cell office:value-type="float" office:value="4.000749">
            <text:p>4</text:p>
          </table:table-cell>
          <table:table-cell office:value-type="float" office:value="3.968942">
            <text:p>3.97</text:p>
          </table:table-cell>
          <table:table-cell office:value-type="float" office:value="4.005456">
            <text:p>4.01</text:p>
          </table:table-cell>
          <table:table-cell office:value-type="float" office:value="1.999251">
            <text:p>2</text:p>
          </table:table-cell>
          <table:table-cell office:value-type="float" office:value="2.031058">
            <text:p>2.03</text:p>
          </table:table-cell>
          <table:table-cell office:value-type="float" office:value="1.994544">
            <text:p>1.99</text:p>
          </table:table-cell>
          <table:table-cell office:value-type="float" office:value="1.000375">
            <text:p>1</text:p>
          </table:table-cell>
          <table:table-cell office:value-type="float" office:value="0.984591">
            <text:p>0.98</text:p>
          </table:table-cell>
          <table:table-cell office:value-type="float" office:value="1.002732">
            <text:p>1</text:p>
          </table:table-cell>
          <table:table-cell office:value-type="float" office:value="1.999625">
            <text:p>2</text:p>
          </table:table-cell>
          <table:table-cell office:value-type="float" office:value="2.015409">
            <text:p>2.02</text:p>
          </table:table-cell>
          <table:table-cell office:value-type="float" office:value="1.997268">
            <text:p>2</text:p>
          </table:table-cell>
          <table:table-cell table:number-columns-repeated="124"/>
        </table:table-row>
        <table:table-row table:style-name="ro1">
          <table:table-cell office:value-type="float" office:value="67834.285714">
            <text:p>67834.29</text:p>
          </table:table-cell>
          <table:table-cell office:value-type="float" office:value="480495.714286">
            <text:p>480495.71</text:p>
          </table:table-cell>
          <table:table-cell office:value-type="float" office:value="1761061.428571">
            <text:p>1761061.43</text:p>
          </table:table-cell>
          <table:table-cell office:value-type="float" office:value="48444.285714">
            <text:p>48444.29</text:p>
          </table:table-cell>
          <table:table-cell office:value-type="float" office:value="340841.428571">
            <text:p>340841.43</text:p>
          </table:table-cell>
          <table:table-cell office:value-type="float" office:value="1252521.428571">
            <text:p>1252521.43</text:p>
          </table:table-cell>
          <table:table-cell office:value-type="float" office:value="19390">
            <text:p>19390</text:p>
          </table:table-cell>
          <table:table-cell office:value-type="float" office:value="139654.285714">
            <text:p>139654.29</text:p>
          </table:table-cell>
          <table:table-cell office:value-type="float" office:value="508540">
            <text:p>508540</text:p>
          </table:table-cell>
          <table:table-cell office:value-type="float" office:value="4.999094">
            <text:p>5</text:p>
          </table:table-cell>
          <table:table-cell office:value-type="float" office:value="4.965476">
            <text:p>4.97</text:p>
          </table:table-cell>
          <table:table-cell office:value-type="float" office:value="4.978617">
            <text:p>4.98</text:p>
          </table:table-cell>
          <table:table-cell office:value-type="float" office:value="2.000906">
            <text:p>2</text:p>
          </table:table-cell>
          <table:table-cell office:value-type="float" office:value="2.034524">
            <text:p>2.03</text:p>
          </table:table-cell>
          <table:table-cell office:value-type="float" office:value="2.021383">
            <text:p>2.02</text:p>
          </table:table-cell>
          <table:table-cell office:value-type="float" office:value="0.999578">
            <text:p>1</text:p>
          </table:table-cell>
          <table:table-cell office:value-type="float" office:value="0.984036">
            <text:p>0.98</text:p>
          </table:table-cell>
          <table:table-cell office:value-type="float" office:value="0.990078">
            <text:p>0.99</text:p>
          </table:table-cell>
          <table:table-cell office:value-type="float" office:value="2.000422">
            <text:p>2</text:p>
          </table:table-cell>
          <table:table-cell office:value-type="float" office:value="2.015964">
            <text:p>2.02</text:p>
          </table:table-cell>
          <table:table-cell office:value-type="float" office:value="2.009922">
            <text:p>2.01</text:p>
          </table:table-cell>
          <table:table-cell table:number-columns-repeated="124"/>
        </table:table-row>
        <table:table-row table:style-name="ro1">
          <table:table-cell office:value-type="float" office:value="54918.571429">
            <text:p>54918.57</text:p>
          </table:table-cell>
          <table:table-cell office:value-type="float" office:value="485907.142857">
            <text:p>485907.14</text:p>
          </table:table-cell>
          <table:table-cell office:value-type="float" office:value="1630327.142857">
            <text:p>1630327.14</text:p>
          </table:table-cell>
          <table:table-cell office:value-type="float" office:value="41188.571429">
            <text:p>41188.57</text:p>
          </table:table-cell>
          <table:table-cell office:value-type="float" office:value="364162.857143">
            <text:p>364162.86</text:p>
          </table:table-cell>
          <table:table-cell office:value-type="float" office:value="1240524.285714">
            <text:p>1240524.29</text:p>
          </table:table-cell>
          <table:table-cell office:value-type="float" office:value="13730">
            <text:p>13730</text:p>
          </table:table-cell>
          <table:table-cell office:value-type="float" office:value="121744.285714">
            <text:p>121744.29</text:p>
          </table:table-cell>
          <table:table-cell office:value-type="float" office:value="389802.857143">
            <text:p>389802.86</text:p>
          </table:table-cell>
          <table:table-cell office:value-type="float" office:value="5.999948">
            <text:p>6</text:p>
          </table:table-cell>
          <table:table-cell office:value-type="float" office:value="5.995596">
            <text:p>6</text:p>
          </table:table-cell>
          <table:table-cell office:value-type="float" office:value="6.087241">
            <text:p>6.09</text:p>
          </table:table-cell>
          <table:table-cell office:value-type="float" office:value="2.000052">
            <text:p>2</text:p>
          </table:table-cell>
          <table:table-cell office:value-type="float" office:value="2.004404">
            <text:p>2</text:p>
          </table:table-cell>
          <table:table-cell office:value-type="float" office:value="1.912759">
            <text:p>1.91</text:p>
          </table:table-cell>
          <table:table-cell office:value-type="float" office:value="0.999977">
            <text:p>1</text:p>
          </table:table-cell>
          <table:table-cell office:value-type="float" office:value="0.998045">
            <text:p>1</text:p>
          </table:table-cell>
          <table:table-cell office:value-type="float" office:value="1.039737">
            <text:p>1.04</text:p>
          </table:table-cell>
          <table:table-cell office:value-type="float" office:value="2.000023">
            <text:p>2</text:p>
          </table:table-cell>
          <table:table-cell office:value-type="float" office:value="2.001955">
            <text:p>2</text:p>
          </table:table-cell>
          <table:table-cell office:value-type="float" office:value="1.960263">
            <text:p>1.96</text:p>
          </table:table-cell>
          <table:table-cell table:number-columns-repeated="124"/>
        </table:table-row>
        <table:table-row table:style-name="ro1">
          <table:table-cell office:value-type="float" office:value="45538.571429">
            <text:p>45538.57</text:p>
          </table:table-cell>
          <table:table-cell office:value-type="float" office:value="490160">
            <text:p>490160</text:p>
          </table:table-cell>
          <table:table-cell office:value-type="float" office:value="1659632.857143">
            <text:p>1659632.86</text:p>
          </table:table-cell>
          <table:table-cell office:value-type="float" office:value="35420">
            <text:p>35420</text:p>
          </table:table-cell>
          <table:table-cell office:value-type="float" office:value="382357.142857">
            <text:p>382357.14</text:p>
          </table:table-cell>
          <table:table-cell office:value-type="float" office:value="1292050">
            <text:p>1292050</text:p>
          </table:table-cell>
          <table:table-cell office:value-type="float" office:value="10118.571429">
            <text:p>10118.57</text:p>
          </table:table-cell>
          <table:table-cell office:value-type="float" office:value="107802.857143">
            <text:p>107802.86</text:p>
          </table:table-cell>
          <table:table-cell office:value-type="float" office:value="367582.857143">
            <text:p>367582.86</text:p>
          </table:table-cell>
          <table:table-cell office:value-type="float" office:value="7.00022">
            <text:p>7</text:p>
          </table:table-cell>
          <table:table-cell office:value-type="float" office:value="7.020594">
            <text:p>7.02</text:p>
          </table:table-cell>
          <table:table-cell office:value-type="float" office:value="7.00664">
            <text:p>7.01</text:p>
          </table:table-cell>
          <table:table-cell office:value-type="float" office:value="1.99978">
            <text:p>2</text:p>
          </table:table-cell>
          <table:table-cell office:value-type="float" office:value="1.979406">
            <text:p>1.98</text:p>
          </table:table-cell>
          <table:table-cell office:value-type="float" office:value="1.99336">
            <text:p>1.99</text:p>
          </table:table-cell>
          <table:table-cell office:value-type="float" office:value="1.000094">
            <text:p>1</text:p>
          </table:table-cell>
          <table:table-cell office:value-type="float" office:value="1.008878">
            <text:p>1.01</text:p>
          </table:table-cell>
          <table:table-cell office:value-type="float" office:value="1.002851">
            <text:p>1</text:p>
          </table:table-cell>
          <table:table-cell office:value-type="float" office:value="1.999906">
            <text:p>2</text:p>
          </table:table-cell>
          <table:table-cell office:value-type="float" office:value="1.991122">
            <text:p>1.99</text:p>
          </table:table-cell>
          <table:table-cell office:value-type="float" office:value="1.997149">
            <text:p>2</text:p>
          </table:table-cell>
          <table:table-cell table:number-columns-repeated="124"/>
        </table:table-row>
        <table:table-row table:style-name="ro1">
          <table:table-cell office:value-type="float" office:value="44710">
            <text:p>44710</text:p>
          </table:table-cell>
          <table:table-cell office:value-type="float" office:value="466094.285714">
            <text:p>466094.29</text:p>
          </table:table-cell>
          <table:table-cell office:value-type="float" office:value="1641260">
            <text:p>1641260</text:p>
          </table:table-cell>
          <table:table-cell office:value-type="float" office:value="35761.428571">
            <text:p>35761.43</text:p>
          </table:table-cell>
          <table:table-cell office:value-type="float" office:value="372754.285714">
            <text:p>372754.29</text:p>
          </table:table-cell>
          <table:table-cell office:value-type="float" office:value="1313498.571429">
            <text:p>1313498.57</text:p>
          </table:table-cell>
          <table:table-cell office:value-type="float" office:value="8948.571429">
            <text:p>8948.57</text:p>
          </table:table-cell>
          <table:table-cell office:value-type="float" office:value="93340">
            <text:p>93340</text:p>
          </table:table-cell>
          <table:table-cell office:value-type="float" office:value="327761.428571">
            <text:p>327761.43</text:p>
          </table:table-cell>
          <table:table-cell office:value-type="float" office:value="7.99853">
            <text:p>8</text:p>
          </table:table-cell>
          <table:table-cell office:value-type="float" office:value="7.997401">
            <text:p>8</text:p>
          </table:table-cell>
          <table:table-cell office:value-type="float" office:value="8.002989">
            <text:p>8</text:p>
          </table:table-cell>
          <table:table-cell office:value-type="float" office:value="2.00147">
            <text:p>2</text:p>
          </table:table-cell>
          <table:table-cell office:value-type="float" office:value="2.002599">
            <text:p>2</text:p>
          </table:table-cell>
          <table:table-cell office:value-type="float" office:value="1.997011">
            <text:p>2</text:p>
          </table:table-cell>
          <table:table-cell office:value-type="float" office:value="0.999388">
            <text:p>1</text:p>
          </table:table-cell>
          <table:table-cell office:value-type="float" office:value="0.998918">
            <text:p>1</text:p>
          </table:table-cell>
          <table:table-cell office:value-type="float" office:value="1.001247">
            <text:p>1</text:p>
          </table:table-cell>
          <table:table-cell office:value-type="float" office:value="2.000612">
            <text:p>2</text:p>
          </table:table-cell>
          <table:table-cell office:value-type="float" office:value="2.001082">
            <text:p>2</text:p>
          </table:table-cell>
          <table:table-cell office:value-type="float" office:value="1.998753">
            <text:p>2</text:p>
          </table:table-cell>
          <table:table-cell table:number-columns-repeated="124"/>
        </table:table-row>
        <table:table-row table:style-name="ro1">
          <table:table-cell office:value-type="float" office:value="42427.142857">
            <text:p>42427.14</text:p>
          </table:table-cell>
          <table:table-cell office:value-type="float" office:value="482302.857143">
            <text:p>482302.86</text:p>
          </table:table-cell>
          <table:table-cell office:value-type="float" office:value="1644744.285714">
            <text:p>1644744.29</text:p>
          </table:table-cell>
          <table:table-cell office:value-type="float" office:value="34688.571429">
            <text:p>34688.57</text:p>
          </table:table-cell>
          <table:table-cell office:value-type="float" office:value="394107.142857">
            <text:p>394107.14</text:p>
          </table:table-cell>
          <table:table-cell office:value-type="float" office:value="1345821.428571">
            <text:p>1345821.43</text:p>
          </table:table-cell>
          <table:table-cell office:value-type="float" office:value="7738.571429">
            <text:p>7738.57</text:p>
          </table:table-cell>
          <table:table-cell office:value-type="float" office:value="88195.714286">
            <text:p>88195.71</text:p>
          </table:table-cell>
          <table:table-cell office:value-type="float" office:value="298922.857143">
            <text:p>298922.86</text:p>
          </table:table-cell>
          <table:table-cell office:value-type="float" office:value="8.993636">
            <text:p>8.99</text:p>
          </table:table-cell>
          <table:table-cell office:value-type="float" office:value="8.988499">
            <text:p>8.99</text:p>
          </table:table-cell>
          <table:table-cell office:value-type="float" office:value="9.000813">
            <text:p>9</text:p>
          </table:table-cell>
          <table:table-cell office:value-type="float" office:value="2.006364">
            <text:p>2.01</text:p>
          </table:table-cell>
          <table:table-cell office:value-type="float" office:value="2.011501">
            <text:p>2.01</text:p>
          </table:table-cell>
          <table:table-cell office:value-type="float" office:value="1.999187">
            <text:p>2</text:p>
          </table:table-cell>
          <table:table-cell office:value-type="float" office:value="0.997412">
            <text:p>1</text:p>
          </table:table-cell>
          <table:table-cell office:value-type="float" office:value="0.99533">
            <text:p>1</text:p>
          </table:table-cell>
          <table:table-cell office:value-type="float" office:value="1.000331">
            <text:p>1</text:p>
          </table:table-cell>
          <table:table-cell office:value-type="float" office:value="2.002588">
            <text:p>2</text:p>
          </table:table-cell>
          <table:table-cell office:value-type="float" office:value="2.00467">
            <text:p>2</text:p>
          </table:table-cell>
          <table:table-cell office:value-type="float" office:value="1.999669">
            <text:p>2</text:p>
          </table:table-cell>
          <table:table-cell table:number-columns-repeated="124"/>
        </table:table-row>
        <table:table-row table:style-name="ro1">
          <table:table-cell office:value-type="float" office:value="42757.142857">
            <text:p>42757.14</text:p>
          </table:table-cell>
          <table:table-cell office:value-type="float" office:value="450965.714286">
            <text:p>450965.71</text:p>
          </table:table-cell>
          <table:table-cell office:value-type="float" office:value="1672478.571429">
            <text:p>1672478.57</text:p>
          </table:table-cell>
          <table:table-cell office:value-type="float" office:value="35630">
            <text:p>35630</text:p>
          </table:table-cell>
          <table:table-cell office:value-type="float" office:value="376341.428571">
            <text:p>376341.43</text:p>
          </table:table-cell>
          <table:table-cell office:value-type="float" office:value="1389474.285714">
            <text:p>1389474.29</text:p>
          </table:table-cell>
          <table:table-cell office:value-type="float" office:value="7127.142857">
            <text:p>7127.14</text:p>
          </table:table-cell>
          <table:table-cell office:value-type="float" office:value="74624.285714">
            <text:p>74624.29</text:p>
          </table:table-cell>
          <table:table-cell office:value-type="float" office:value="283004.285714">
            <text:p>283004.29</text:p>
          </table:table-cell>
          <table:table-cell office:value-type="float" office:value="9.999733">
            <text:p>10</text:p>
          </table:table-cell>
          <table:table-cell office:value-type="float" office:value="10.01428">
            <text:p>10.01</text:p>
          </table:table-cell>
          <table:table-cell office:value-type="float" office:value="9.96945">
            <text:p>9.97</text:p>
          </table:table-cell>
          <table:table-cell office:value-type="float" office:value="2.000267">
            <text:p>2</text:p>
          </table:table-cell>
          <table:table-cell office:value-type="float" office:value="1.98572">
            <text:p>1.99</text:p>
          </table:table-cell>
          <table:table-cell office:value-type="float" office:value="2.03055">
            <text:p>2.03</text:p>
          </table:table-cell>
          <table:table-cell office:value-type="float" office:value="0.999893">
            <text:p>1</text:p>
          </table:table-cell>
          <table:table-cell office:value-type="float" office:value="1.005737">
            <text:p>1.01</text:p>
          </table:table-cell>
          <table:table-cell office:value-type="float" office:value="0.987891">
            <text:p>0.99</text:p>
          </table:table-cell>
          <table:table-cell office:value-type="float" office:value="2.000107">
            <text:p>2</text:p>
          </table:table-cell>
          <table:table-cell office:value-type="float" office:value="1.994263">
            <text:p>1.99</text:p>
          </table:table-cell>
          <table:table-cell office:value-type="float" office:value="2.012109">
            <text:p>2.01</text:p>
          </table:table-cell>
          <table:table-cell table:number-columns-repeated="124"/>
        </table:table-row>
        <table:table-row table:style-name="ro1">
          <table:table-cell office:value-type="float" office:value="43511.428571">
            <text:p>43511.43</text:p>
          </table:table-cell>
          <table:table-cell office:value-type="float" office:value="484554.285714">
            <text:p>484554.29</text:p>
          </table:table-cell>
          <table:table-cell office:value-type="float" office:value="1674805.714286">
            <text:p>1674805.71</text:p>
          </table:table-cell>
          <table:table-cell office:value-type="float" office:value="36811.428571">
            <text:p>36811.43</text:p>
          </table:table-cell>
          <table:table-cell office:value-type="float" office:value="410274.285714">
            <text:p>410274.29</text:p>
          </table:table-cell>
          <table:table-cell office:value-type="float" office:value="1417468.571429">
            <text:p>1417468.57</text:p>
          </table:table-cell>
          <table:table-cell office:value-type="float" office:value="6700">
            <text:p>6700</text:p>
          </table:table-cell>
          <table:table-cell office:value-type="float" office:value="74280">
            <text:p>74280</text:p>
          </table:table-cell>
          <table:table-cell office:value-type="float" office:value="257337.142857">
            <text:p>257337.14</text:p>
          </table:table-cell>
          <table:table-cell office:value-type="float" office:value="10.998227">
            <text:p>11</text:p>
          </table:table-cell>
          <table:table-cell office:value-type="float" office:value="11.007158">
            <text:p>11.01</text:p>
          </table:table-cell>
          <table:table-cell office:value-type="float" office:value="11.002525">
            <text:p>11</text:p>
          </table:table-cell>
          <table:table-cell office:value-type="float" office:value="2.001773">
            <text:p>2</text:p>
          </table:table-cell>
          <table:table-cell office:value-type="float" office:value="1.992842">
            <text:p>1.99</text:p>
          </table:table-cell>
          <table:table-cell office:value-type="float" office:value="1.997475">
            <text:p>2</text:p>
          </table:table-cell>
          <table:table-cell office:value-type="float" office:value="0.999302">
            <text:p>1</text:p>
          </table:table-cell>
          <table:table-cell office:value-type="float" office:value="1.002826">
            <text:p>1</text:p>
          </table:table-cell>
          <table:table-cell office:value-type="float" office:value="1.000995">
            <text:p>1</text:p>
          </table:table-cell>
          <table:table-cell office:value-type="float" office:value="2.000698">
            <text:p>2</text:p>
          </table:table-cell>
          <table:table-cell office:value-type="float" office:value="1.997174">
            <text:p>2</text:p>
          </table:table-cell>
          <table:table-cell office:value-type="float" office:value="1.999005">
            <text:p>2</text:p>
          </table:table-cell>
          <table:table-cell table:number-columns-repeated="124"/>
        </table:table-row>
        <table:table-row table:style-name="ro1">
          <table:table-cell office:value-type="float" office:value="93811.428571">
            <text:p>93811.43</text:p>
          </table:table-cell>
          <table:table-cell office:value-type="float" office:value="509567.142857">
            <text:p>509567.14</text:p>
          </table:table-cell>
          <table:table-cell office:value-type="float" office:value="1857857.142857">
            <text:p>1857857.14</text:p>
          </table:table-cell>
          <table:table-cell table:number-columns-repeated="3" office:value-type="float" office:value="0">
            <text:p>0</text:p>
          </table:table-cell>
          <table:table-cell office:value-type="float" office:value="93811.428571">
            <text:p>93811.43</text:p>
          </table:table-cell>
          <table:table-cell office:value-type="float" office:value="509567.142857">
            <text:p>509567.14</text:p>
          </table:table-cell>
          <table:table-cell office:value-type="float" office:value="1857857.142857">
            <text:p>1857857.1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string">
            <text:p>-1.#IND00</text:p>
          </table:table-cell>
          <table:table-cell table:number-columns-repeated="124"/>
        </table:table-row>
        <table:table-row table:style-name="ro1">
          <table:table-cell office:value-type="float" office:value="92807.142857">
            <text:p>92807.14</text:p>
          </table:table-cell>
          <table:table-cell office:value-type="float" office:value="380411.428571">
            <text:p>380411.43</text:p>
          </table:table-cell>
          <table:table-cell office:value-type="float" office:value="1250240">
            <text:p>1250240</text:p>
          </table:table-cell>
          <table:table-cell office:value-type="float" office:value="23171.428571">
            <text:p>23171.43</text:p>
          </table:table-cell>
          <table:table-cell office:value-type="float" office:value="95401.428571">
            <text:p>95401.43</text:p>
          </table:table-cell>
          <table:table-cell office:value-type="float" office:value="310905.714286">
            <text:p>310905.71</text:p>
          </table:table-cell>
          <table:table-cell office:value-type="float" office:value="69635.714286">
            <text:p>69635.71</text:p>
          </table:table-cell>
          <table:table-cell office:value-type="float" office:value="285010">
            <text:p>285010</text:p>
          </table:table-cell>
          <table:table-cell office:value-type="float" office:value="939334.285714">
            <text:p>939334.29</text:p>
          </table:table-cell>
          <table:table-cell office:value-type="float" office:value="0.998692">
            <text:p>1</text:p>
          </table:table-cell>
          <table:table-cell office:value-type="float" office:value="1.003139">
            <text:p>1</text:p>
          </table:table-cell>
          <table:table-cell office:value-type="float" office:value="0.994707">
            <text:p>0.99</text:p>
          </table:table-cell>
          <table:table-cell office:value-type="float" office:value="3.001308">
            <text:p>3</text:p>
          </table:table-cell>
          <table:table-cell office:value-type="float" office:value="2.996861">
            <text:p>3</text:p>
          </table:table-cell>
          <table:table-cell office:value-type="float" office:value="3.005293">
            <text:p>3.01</text:p>
          </table:table-cell>
          <table:table-cell office:value-type="float" office:value="0.998692">
            <text:p>1</text:p>
          </table:table-cell>
          <table:table-cell office:value-type="float" office:value="1.003139">
            <text:p>1</text:p>
          </table:table-cell>
          <table:table-cell office:value-type="float" office:value="0.994707">
            <text:p>0.99</text:p>
          </table:table-cell>
          <table:table-cell office:value-type="float" office:value="3.001308">
            <text:p>3</text:p>
          </table:table-cell>
          <table:table-cell office:value-type="float" office:value="2.996861">
            <text:p>3</text:p>
          </table:table-cell>
          <table:table-cell office:value-type="float" office:value="3.005293">
            <text:p>3.01</text:p>
          </table:table-cell>
          <table:table-cell table:number-columns-repeated="124"/>
        </table:table-row>
        <table:table-row table:style-name="ro1">
          <table:table-cell office:value-type="float" office:value="41020">
            <text:p>41020</text:p>
          </table:table-cell>
          <table:table-cell office:value-type="float" office:value="455910">
            <text:p>455910</text:p>
          </table:table-cell>
          <table:table-cell office:value-type="float" office:value="1623992.857143">
            <text:p>1623992.86</text:p>
          </table:table-cell>
          <table:table-cell office:value-type="float" office:value="16400">
            <text:p>16400</text:p>
          </table:table-cell>
          <table:table-cell office:value-type="float" office:value="183704.285714">
            <text:p>183704.29</text:p>
          </table:table-cell>
          <table:table-cell office:value-type="float" office:value="650670">
            <text:p>650670</text:p>
          </table:table-cell>
          <table:table-cell office:value-type="float" office:value="24620">
            <text:p>24620</text:p>
          </table:table-cell>
          <table:table-cell office:value-type="float" office:value="272205.714286">
            <text:p>272205.71</text:p>
          </table:table-cell>
          <table:table-cell office:value-type="float" office:value="973322.857143">
            <text:p>973322.86</text:p>
          </table:table-cell>
          <table:table-cell office:value-type="float" office:value="1.999025">
            <text:p>2</text:p>
          </table:table-cell>
          <table:table-cell office:value-type="float" office:value="2.014699">
            <text:p>2.01</text:p>
          </table:table-cell>
          <table:table-cell office:value-type="float" office:value="2.003303">
            <text:p>2</text:p>
          </table:table-cell>
          <table:table-cell office:value-type="float" office:value="3.000975">
            <text:p>3</text:p>
          </table:table-cell>
          <table:table-cell office:value-type="float" office:value="2.985301">
            <text:p>2.99</text:p>
          </table:table-cell>
          <table:table-cell office:value-type="float" office:value="2.996697">
            <text:p>3</text:p>
          </table:table-cell>
          <table:table-cell office:value-type="float" office:value="0.999391">
            <text:p>1</text:p>
          </table:table-cell>
          <table:table-cell office:value-type="float" office:value="1.009204">
            <text:p>1.01</text:p>
          </table:table-cell>
          <table:table-cell office:value-type="float" office:value="1.002065">
            <text:p>1</text:p>
          </table:table-cell>
          <table:table-cell office:value-type="float" office:value="3.000609">
            <text:p>3</text:p>
          </table:table-cell>
          <table:table-cell office:value-type="float" office:value="2.990796">
            <text:p>2.99</text:p>
          </table:table-cell>
          <table:table-cell office:value-type="float" office:value="2.997935">
            <text:p>3</text:p>
          </table:table-cell>
          <table:table-cell table:number-columns-repeated="124"/>
        </table:table-row>
        <table:table-row table:style-name="ro1">
          <table:table-cell office:value-type="float" office:value="41392.857143">
            <text:p>41392.86</text:p>
          </table:table-cell>
          <table:table-cell office:value-type="float" office:value="491320">
            <text:p>491320</text:p>
          </table:table-cell>
          <table:table-cell office:value-type="float" office:value="1649200">
            <text:p>1649200</text:p>
          </table:table-cell>
          <table:table-cell office:value-type="float" office:value="20692.857143">
            <text:p>20692.86</text:p>
          </table:table-cell>
          <table:table-cell office:value-type="float" office:value="247591.428571">
            <text:p>247591.43</text:p>
          </table:table-cell>
          <table:table-cell office:value-type="float" office:value="839087.142857">
            <text:p>839087.14</text:p>
          </table:table-cell>
          <table:table-cell office:value-type="float" office:value="20700">
            <text:p>20700</text:p>
          </table:table-cell>
          <table:table-cell office:value-type="float" office:value="243728.571429">
            <text:p>243728.57</text:p>
          </table:table-cell>
          <table:table-cell office:value-type="float" office:value="810112.857143">
            <text:p>810112.86</text:p>
          </table:table-cell>
          <table:table-cell office:value-type="float" office:value="2.999482">
            <text:p>3</text:p>
          </table:table-cell>
          <table:table-cell office:value-type="float" office:value="3.023587">
            <text:p>3.02</text:p>
          </table:table-cell>
          <table:table-cell office:value-type="float" office:value="3.052706">
            <text:p>3.05</text:p>
          </table:table-cell>
          <table:table-cell office:value-type="float" office:value="3.000518">
            <text:p>3</text:p>
          </table:table-cell>
          <table:table-cell office:value-type="float" office:value="2.976413">
            <text:p>2.98</text:p>
          </table:table-cell>
          <table:table-cell office:value-type="float" office:value="2.947294">
            <text:p>2.95</text:p>
          </table:table-cell>
          <table:table-cell office:value-type="float" office:value="0.999741">
            <text:p>1</text:p>
          </table:table-cell>
          <table:table-cell office:value-type="float" office:value="1.01184">
            <text:p>1.01</text:p>
          </table:table-cell>
          <table:table-cell office:value-type="float" office:value="1.026587">
            <text:p>1.03</text:p>
          </table:table-cell>
          <table:table-cell office:value-type="float" office:value="3.000259">
            <text:p>3</text:p>
          </table:table-cell>
          <table:table-cell office:value-type="float" office:value="2.98816">
            <text:p>2.99</text:p>
          </table:table-cell>
          <table:table-cell office:value-type="float" office:value="2.973413">
            <text:p>2.97</text:p>
          </table:table-cell>
          <table:table-cell table:number-columns-repeated="124"/>
        </table:table-row>
        <table:table-row table:style-name="ro1">
          <table:table-cell office:value-type="float" office:value="56241.428571">
            <text:p>56241.43</text:p>
          </table:table-cell>
          <table:table-cell office:value-type="float" office:value="479155.714286">
            <text:p>479155.71</text:p>
          </table:table-cell>
          <table:table-cell office:value-type="float" office:value="1626477.142857">
            <text:p>1626477.14</text:p>
          </table:table-cell>
          <table:table-cell office:value-type="float" office:value="32140">
            <text:p>32140</text:p>
          </table:table-cell>
          <table:table-cell office:value-type="float" office:value="272377.142857">
            <text:p>272377.14</text:p>
          </table:table-cell>
          <table:table-cell office:value-type="float" office:value="923292.857143">
            <text:p>923292.86</text:p>
          </table:table-cell>
          <table:table-cell office:value-type="float" office:value="24101.428571">
            <text:p>24101.43</text:p>
          </table:table-cell>
          <table:table-cell office:value-type="float" office:value="206778.571429">
            <text:p>206778.57</text:p>
          </table:table-cell>
          <table:table-cell office:value-type="float" office:value="703184.285714">
            <text:p>703184.29</text:p>
          </table:table-cell>
          <table:table-cell office:value-type="float" office:value="4.000254">
            <text:p>4</text:p>
          </table:table-cell>
          <table:table-cell office:value-type="float" office:value="3.979166">
            <text:p>3.98</text:p>
          </table:table-cell>
          <table:table-cell office:value-type="float" office:value="3.973649">
            <text:p>3.97</text:p>
          </table:table-cell>
          <table:table-cell office:value-type="float" office:value="2.999746">
            <text:p>3</text:p>
          </table:table-cell>
          <table:table-cell office:value-type="float" office:value="3.020834">
            <text:p>3.02</text:p>
          </table:table-cell>
          <table:table-cell office:value-type="float" office:value="3.026351">
            <text:p>3.03</text:p>
          </table:table-cell>
          <table:table-cell office:value-type="float" office:value="1.000111">
            <text:p>1</text:p>
          </table:table-cell>
          <table:table-cell office:value-type="float" office:value="0.99092">
            <text:p>0.99</text:p>
          </table:table-cell>
          <table:table-cell office:value-type="float" office:value="0.988528">
            <text:p>0.99</text:p>
          </table:table-cell>
          <table:table-cell office:value-type="float" office:value="2.999889">
            <text:p>3</text:p>
          </table:table-cell>
          <table:table-cell office:value-type="float" office:value="3.00908">
            <text:p>3.01</text:p>
          </table:table-cell>
          <table:table-cell office:value-type="float" office:value="3.011472">
            <text:p>3.01</text:p>
          </table:table-cell>
          <table:table-cell table:number-columns-repeated="124"/>
        </table:table-row>
        <table:table-row table:style-name="ro1">
          <table:table-cell office:value-type="float" office:value="46011.428571">
            <text:p>46011.43</text:p>
          </table:table-cell>
          <table:table-cell office:value-type="float" office:value="476727.142857">
            <text:p>476727.14</text:p>
          </table:table-cell>
          <table:table-cell office:value-type="float" office:value="1614242.857143">
            <text:p>1614242.86</text:p>
          </table:table-cell>
          <table:table-cell office:value-type="float" office:value="28752.857143">
            <text:p>28752.86</text:p>
          </table:table-cell>
          <table:table-cell office:value-type="float" office:value="295097.142857">
            <text:p>295097.14</text:p>
          </table:table-cell>
          <table:table-cell office:value-type="float" office:value="982388.571429">
            <text:p>982388.57</text:p>
          </table:table-cell>
          <table:table-cell office:value-type="float" office:value="17258.571429">
            <text:p>17258.57</text:p>
          </table:table-cell>
          <table:table-cell office:value-type="float" office:value="181630">
            <text:p>181630</text:p>
          </table:table-cell>
          <table:table-cell office:value-type="float" office:value="631854.285714">
            <text:p>631854.29</text:p>
          </table:table-cell>
          <table:table-cell office:value-type="float" office:value="4.999255">
            <text:p>5</text:p>
          </table:table-cell>
          <table:table-cell office:value-type="float" office:value="4.952051">
            <text:p>4.95</text:p>
          </table:table-cell>
          <table:table-cell office:value-type="float" office:value="4.868604">
            <text:p>4.87</text:p>
          </table:table-cell>
          <table:table-cell office:value-type="float" office:value="3.000745">
            <text:p>3</text:p>
          </table:table-cell>
          <table:table-cell office:value-type="float" office:value="3.047949">
            <text:p>3.05</text:p>
          </table:table-cell>
          <table:table-cell office:value-type="float" office:value="3.131396">
            <text:p>3.13</text:p>
          </table:table-cell>
          <table:table-cell office:value-type="float" office:value="0.999702">
            <text:p>1</text:p>
          </table:table-cell>
          <table:table-cell office:value-type="float" office:value="0.981003">
            <text:p>0.98</text:p>
          </table:table-cell>
          <table:table-cell office:value-type="float" office:value="0.948787">
            <text:p>0.95</text:p>
          </table:table-cell>
          <table:table-cell office:value-type="float" office:value="3.000298">
            <text:p>3</text:p>
          </table:table-cell>
          <table:table-cell office:value-type="float" office:value="3.018997">
            <text:p>3.02</text:p>
          </table:table-cell>
          <table:table-cell office:value-type="float" office:value="3.051213">
            <text:p>3.05</text:p>
          </table:table-cell>
          <table:table-cell table:number-columns-repeated="124"/>
        </table:table-row>
        <table:table-row table:style-name="ro1">
          <table:table-cell office:value-type="float" office:value="44235.714286">
            <text:p>44235.71</text:p>
          </table:table-cell>
          <table:table-cell office:value-type="float" office:value="474738.571429">
            <text:p>474738.57</text:p>
          </table:table-cell>
          <table:table-cell office:value-type="float" office:value="1672128.571429">
            <text:p>1672128.57</text:p>
          </table:table-cell>
          <table:table-cell office:value-type="float" office:value="29491.428571">
            <text:p>29491.43</text:p>
          </table:table-cell>
          <table:table-cell office:value-type="float" office:value="316172.857143">
            <text:p>316172.86</text:p>
          </table:table-cell>
          <table:table-cell office:value-type="float" office:value="1111005.714286">
            <text:p>1111005.71</text:p>
          </table:table-cell>
          <table:table-cell office:value-type="float" office:value="14744.285714">
            <text:p>14744.29</text:p>
          </table:table-cell>
          <table:table-cell office:value-type="float" office:value="158565.714286">
            <text:p>158565.71</text:p>
          </table:table-cell>
          <table:table-cell office:value-type="float" office:value="561122.857143">
            <text:p>561122.86</text:p>
          </table:table-cell>
          <table:table-cell office:value-type="float" office:value="6.000194">
            <text:p>6</text:p>
          </table:table-cell>
          <table:table-cell office:value-type="float" office:value="5.993943">
            <text:p>5.99</text:p>
          </table:table-cell>
          <table:table-cell office:value-type="float" office:value="5.979834">
            <text:p>5.98</text:p>
          </table:table-cell>
          <table:table-cell office:value-type="float" office:value="2.999806">
            <text:p>3</text:p>
          </table:table-cell>
          <table:table-cell office:value-type="float" office:value="3.006057">
            <text:p>3.01</text:p>
          </table:table-cell>
          <table:table-cell office:value-type="float" office:value="3.020166">
            <text:p>3.02</text:p>
          </table:table-cell>
          <table:table-cell office:value-type="float" office:value="1.000073">
            <text:p>1</text:p>
          </table:table-cell>
          <table:table-cell office:value-type="float" office:value="0.997731">
            <text:p>1</text:p>
          </table:table-cell>
          <table:table-cell office:value-type="float" office:value="0.992469">
            <text:p>0.99</text:p>
          </table:table-cell>
          <table:table-cell office:value-type="float" office:value="2.999927">
            <text:p>3</text:p>
          </table:table-cell>
          <table:table-cell office:value-type="float" office:value="3.002269">
            <text:p>3</text:p>
          </table:table-cell>
          <table:table-cell office:value-type="float" office:value="3.007531">
            <text:p>3.01</text:p>
          </table:table-cell>
          <table:table-cell table:number-columns-repeated="124"/>
        </table:table-row>
        <table:table-row table:style-name="ro1">
          <table:table-cell office:value-type="float" office:value="46455.714286">
            <text:p>46455.71</text:p>
          </table:table-cell>
          <table:table-cell office:value-type="float" office:value="473180">
            <text:p>473180</text:p>
          </table:table-cell>
          <table:table-cell office:value-type="float" office:value="1671460">
            <text:p>1671460</text:p>
          </table:table-cell>
          <table:table-cell office:value-type="float" office:value="32517.142857">
            <text:p>32517.14</text:p>
          </table:table-cell>
          <table:table-cell office:value-type="float" office:value="330055.714286">
            <text:p>330055.71</text:p>
          </table:table-cell>
          <table:table-cell office:value-type="float" office:value="1164895.714286">
            <text:p>1164895.71</text:p>
          </table:table-cell>
          <table:table-cell office:value-type="float" office:value="13938.571429">
            <text:p>13938.57</text:p>
          </table:table-cell>
          <table:table-cell office:value-type="float" office:value="143124.285714">
            <text:p>143124.29</text:p>
          </table:table-cell>
          <table:table-cell office:value-type="float" office:value="506564.285714">
            <text:p>506564.29</text:p>
          </table:table-cell>
          <table:table-cell office:value-type="float" office:value="6.9996">
            <text:p>7</text:p>
          </table:table-cell>
          <table:table-cell office:value-type="float" office:value="6.975268">
            <text:p>6.98</text:p>
          </table:table-cell>
          <table:table-cell office:value-type="float" office:value="6.96933">
            <text:p>6.97</text:p>
          </table:table-cell>
          <table:table-cell office:value-type="float" office:value="3.0004">
            <text:p>3</text:p>
          </table:table-cell>
          <table:table-cell office:value-type="float" office:value="3.024732">
            <text:p>3.02</text:p>
          </table:table-cell>
          <table:table-cell office:value-type="float" office:value="3.03067">
            <text:p>3.03</text:p>
          </table:table-cell>
          <table:table-cell office:value-type="float" office:value="0.999857">
            <text:p>1</text:p>
          </table:table-cell>
          <table:table-cell office:value-type="float" office:value="0.991214">
            <text:p>0.99</text:p>
          </table:table-cell>
          <table:table-cell office:value-type="float" office:value="0.989118">
            <text:p>0.99</text:p>
          </table:table-cell>
          <table:table-cell office:value-type="float" office:value="3.000143">
            <text:p>3</text:p>
          </table:table-cell>
          <table:table-cell office:value-type="float" office:value="3.008786">
            <text:p>3.01</text:p>
          </table:table-cell>
          <table:table-cell office:value-type="float" office:value="3.010882">
            <text:p>3.01</text:p>
          </table:table-cell>
          <table:table-cell table:number-columns-repeated="124"/>
        </table:table-row>
        <table:table-row table:style-name="ro1">
          <table:table-cell office:value-type="float" office:value="45990">
            <text:p>45990</text:p>
          </table:table-cell>
          <table:table-cell office:value-type="float" office:value="482710">
            <text:p>482710</text:p>
          </table:table-cell>
          <table:table-cell office:value-type="float" office:value="1653898.571429">
            <text:p>1653898.57</text:p>
          </table:table-cell>
          <table:table-cell office:value-type="float" office:value="33444.285714">
            <text:p>33444.29</text:p>
          </table:table-cell>
          <table:table-cell office:value-type="float" office:value="350231.428571">
            <text:p>350231.43</text:p>
          </table:table-cell>
          <table:table-cell office:value-type="float" office:value="1199327.142857">
            <text:p>1199327.14</text:p>
          </table:table-cell>
          <table:table-cell office:value-type="float" office:value="12545.714286">
            <text:p>12545.71</text:p>
          </table:table-cell>
          <table:table-cell office:value-type="float" office:value="132478.571429">
            <text:p>132478.57</text:p>
          </table:table-cell>
          <table:table-cell office:value-type="float" office:value="454571.428571">
            <text:p>454571.43</text:p>
          </table:table-cell>
          <table:table-cell office:value-type="float" office:value="7.999286">
            <text:p>8</text:p>
          </table:table-cell>
          <table:table-cell office:value-type="float" office:value="7.981077">
            <text:p>7.98</text:p>
          </table:table-cell>
          <table:table-cell office:value-type="float" office:value="7.976667">
            <text:p>7.98</text:p>
          </table:table-cell>
          <table:table-cell office:value-type="float" office:value="3.000714">
            <text:p>3</text:p>
          </table:table-cell>
          <table:table-cell office:value-type="float" office:value="3.018923">
            <text:p>3.02</text:p>
          </table:table-cell>
          <table:table-cell office:value-type="float" office:value="3.023333">
            <text:p>3.02</text:p>
          </table:table-cell>
          <table:table-cell office:value-type="float" office:value="0.999754">
            <text:p>1</text:p>
          </table:table-cell>
          <table:table-cell office:value-type="float" office:value="0.993522">
            <text:p>0.99</text:p>
          </table:table-cell>
          <table:table-cell office:value-type="float" office:value="0.99202">
            <text:p>0.99</text:p>
          </table:table-cell>
          <table:table-cell office:value-type="float" office:value="3.000246">
            <text:p>3</text:p>
          </table:table-cell>
          <table:table-cell office:value-type="float" office:value="3.006478">
            <text:p>3.01</text:p>
          </table:table-cell>
          <table:table-cell office:value-type="float" office:value="3.00798">
            <text:p>3.01</text:p>
          </table:table-cell>
          <table:table-cell table:number-columns-repeated="124"/>
        </table:table-row>
        <table:table-row table:style-name="ro1">
          <table:table-cell office:value-type="float" office:value="42715.714286">
            <text:p>42715.71</text:p>
          </table:table-cell>
          <table:table-cell office:value-type="float" office:value="473547.142857">
            <text:p>473547.14</text:p>
          </table:table-cell>
          <table:table-cell office:value-type="float" office:value="1664508.571429">
            <text:p>1664508.57</text:p>
          </table:table-cell>
          <table:table-cell office:value-type="float" office:value="32022.857143">
            <text:p>32022.86</text:p>
          </table:table-cell>
          <table:table-cell office:value-type="float" office:value="355471.428571">
            <text:p>355471.43</text:p>
          </table:table-cell>
          <table:table-cell office:value-type="float" office:value="1257424.285714">
            <text:p>1257424.29</text:p>
          </table:table-cell>
          <table:table-cell office:value-type="float" office:value="10692.857143">
            <text:p>10692.86</text:p>
          </table:table-cell>
          <table:table-cell office:value-type="float" office:value="118075.714286">
            <text:p>118075.71</text:p>
          </table:table-cell>
          <table:table-cell office:value-type="float" office:value="407084.285714">
            <text:p>407084.29</text:p>
          </table:table-cell>
          <table:table-cell office:value-type="float" office:value="8.996087">
            <text:p>9</text:p>
          </table:table-cell>
          <table:table-cell office:value-type="float" office:value="9.007883">
            <text:p>9.01</text:p>
          </table:table-cell>
          <table:table-cell office:value-type="float" office:value="9.065193">
            <text:p>9.07</text:p>
          </table:table-cell>
          <table:table-cell office:value-type="float" office:value="3.003913">
            <text:p>3</text:p>
          </table:table-cell>
          <table:table-cell office:value-type="float" office:value="2.992117">
            <text:p>2.99</text:p>
          </table:table-cell>
          <table:table-cell office:value-type="float" office:value="2.934807">
            <text:p>2.93</text:p>
          </table:table-cell>
          <table:table-cell office:value-type="float" office:value="0.998697">
            <text:p>1</text:p>
          </table:table-cell>
          <table:table-cell office:value-type="float" office:value="1.002632">
            <text:p>1</text:p>
          </table:table-cell>
          <table:table-cell office:value-type="float" office:value="1.02205">
            <text:p>1.02</text:p>
          </table:table-cell>
          <table:table-cell office:value-type="float" office:value="3.001303">
            <text:p>3</text:p>
          </table:table-cell>
          <table:table-cell office:value-type="float" office:value="2.997368">
            <text:p>3</text:p>
          </table:table-cell>
          <table:table-cell office:value-type="float" office:value="2.97795">
            <text:p>2.98</text:p>
          </table:table-cell>
          <table:table-cell table:number-columns-repeated="124"/>
        </table:table-row>
        <table:table-row table:style-name="ro1">
          <table:table-cell office:value-type="float" office:value="45632.857143">
            <text:p>45632.86</text:p>
          </table:table-cell>
          <table:table-cell office:value-type="float" office:value="468818.571429">
            <text:p>468818.57</text:p>
          </table:table-cell>
          <table:table-cell office:value-type="float" office:value="1615580">
            <text:p>1615580</text:p>
          </table:table-cell>
          <table:table-cell office:value-type="float" office:value="35088.571429">
            <text:p>35088.57</text:p>
          </table:table-cell>
          <table:table-cell office:value-type="float" office:value="360517.142857">
            <text:p>360517.14</text:p>
          </table:table-cell>
          <table:table-cell office:value-type="float" office:value="1246250">
            <text:p>1246250</text:p>
          </table:table-cell>
          <table:table-cell office:value-type="float" office:value="10544.285714">
            <text:p>10544.29</text:p>
          </table:table-cell>
          <table:table-cell office:value-type="float" office:value="108301.428571">
            <text:p>108301.43</text:p>
          </table:table-cell>
          <table:table-cell office:value-type="float" office:value="369330">
            <text:p>369330</text:p>
          </table:table-cell>
          <table:table-cell office:value-type="float" office:value="9.996118">
            <text:p>10</text:p>
          </table:table-cell>
          <table:table-cell office:value-type="float" office:value="9.99688">
            <text:p>10</text:p>
          </table:table-cell>
          <table:table-cell office:value-type="float" office:value="10.028132">
            <text:p>10.03</text:p>
          </table:table-cell>
          <table:table-cell office:value-type="float" office:value="3.003882">
            <text:p>3</text:p>
          </table:table-cell>
          <table:table-cell office:value-type="float" office:value="3.00312">
            <text:p>3</text:p>
          </table:table-cell>
          <table:table-cell office:value-type="float" office:value="2.971868">
            <text:p>2.97</text:p>
          </table:table-cell>
          <table:table-cell office:value-type="float" office:value="0.998739">
            <text:p>1</text:p>
          </table:table-cell>
          <table:table-cell office:value-type="float" office:value="0.998987">
            <text:p>1</text:p>
          </table:table-cell>
          <table:table-cell office:value-type="float" office:value="1.009201">
            <text:p>1.01</text:p>
          </table:table-cell>
          <table:table-cell office:value-type="float" office:value="3.001261">
            <text:p>3</text:p>
          </table:table-cell>
          <table:table-cell office:value-type="float" office:value="3.001013">
            <text:p>3</text:p>
          </table:table-cell>
          <table:table-cell office:value-type="float" office:value="2.990799">
            <text:p>2.99</text:p>
          </table:table-cell>
          <table:table-cell table:number-columns-repeated="1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04/14/2012</text:date>, <text:time>17:3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4-14T17:37:11.04</dc:date>
    <meta:editing-duration>PT38H49M00S</meta:editing-duration>
    <meta:editing-cycles>118</meta:editing-cycles>
    <meta:generator>OpenOffice.org/3.2$Win32 OpenOffice.org_project/320m12$Build-9483</meta:generator>
    <meta:document-statistic meta:table-count="9" meta:cell-count="17562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69cm" svg:height="9.151cm" xlink:href=".." chart:class="chart:line" chart:style-name="ch1">
        <chart:title svg:x="7.922cm" svg:y="0.184cm" chart:style-name="ch2">
          <text:p>Writes/sec, #Writers=2</text:p>
        </chart:title>
        <chart:legend chart:legend-position="end" svg:x="15.37cm" svg:y="2.986cm" chart:style-name="ch3"/>
        <chart:plot-area chart:style-name="ch4" table:cell-range-address="Sheet6.T75:Sheet6.AA87" chart:data-source-has-labels="both" svg:x="0.613cm" svg:y="0.87cm" svg:width="14.351cm" svg:height="7.933cm">
          <chart:axis chart:dimension="x" chart:name="primary-x" chart:style-name="ch5">
            <chart:title svg:x="6.738cm" svg:y="8.388cm" chart:style-name="ch6">
              <text:p>number of readers</text:p>
            </chart:title>
            <chart:categories table:cell-range-address="Sheet6.T76:Sheet6.T87"/>
          </chart:axis>
          <chart:axis chart:dimension="y" chart:name="primary-y" chart:style-name="ch7">
            <chart:title svg:x="0.408cm" svg:y="5.80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76:Sheet6.U87" chart:label-cell-address="Sheet6.U75:Sheet6.U75" chart:class="chart:line">
            <chart:data-point chart:repeated="12"/>
          </chart:series>
          <chart:series chart:style-name="ch11" chart:values-cell-range-address="Sheet6.V76:Sheet6.V87" chart:label-cell-address="Sheet6.V75:Sheet6.V75" chart:class="chart:line">
            <chart:data-point chart:repeated="12"/>
          </chart:series>
          <chart:series chart:style-name="ch12" chart:values-cell-range-address="Sheet6.W76:Sheet6.W87" chart:label-cell-address="Sheet6.W75:Sheet6.W75" chart:class="chart:line">
            <chart:data-point chart:repeated="12"/>
          </chart:series>
          <chart:series chart:style-name="ch13" chart:values-cell-range-address="Sheet6.X76:Sheet6.X87" chart:label-cell-address="Sheet6.X75:Sheet6.X75" chart:class="chart:line">
            <chart:data-point chart:repeated="12"/>
          </chart:series>
          <chart:series chart:style-name="ch14" chart:values-cell-range-address="Sheet6.Y76:Sheet6.Y87" chart:label-cell-address="Sheet6.Y75:Sheet6.Y75" chart:class="chart:line">
            <chart:data-point chart:repeated="12"/>
          </chart:series>
          <chart:series chart:style-name="ch15" chart:values-cell-range-address="Sheet6.Z76:Sheet6.Z87" chart:label-cell-address="Sheet6.Z75:Sheet6.Z75" chart:class="chart:line">
            <chart:data-point chart:repeated="12"/>
          </chart:series>
          <chart:series chart:style-name="ch16" chart:values-cell-range-address="Sheet6.AA76:Sheet6.AA87" chart:label-cell-address="Sheet6.AA75:Sheet6.AA7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75:Sheet6.U75">Mutex wps</text:p>
              </table:table-cell>
              <table:table-cell office:value-type="string">
                <text:p text:id="Sheet6.V75:Sheet6.V75">CriticalSection wps</text:p>
              </table:table-cell>
              <table:table-cell office:value-type="string">
                <text:p text:id="Sheet6.W75:Sheet6.W75">SlimReadWriteLock wps</text:p>
              </table:table-cell>
              <table:table-cell office:value-type="string">
                <text:p text:id="Sheet6.X75:Sheet6.X75">UltraSpinReadWriteMutex wps</text:p>
              </table:table-cell>
              <table:table-cell office:value-type="string">
                <text:p text:id="Sheet6.Y75:Sheet6.Y75">UltraFastReadWriteMutex wps</text:p>
              </table:table-cell>
              <table:table-cell office:value-type="string">
                <text:p text:id="Sheet6.Z75:Sheet6.Z75">UltraLightReadWriteMutex wps</text:p>
              </table:table-cell>
              <table:table-cell office:value-type="string">
                <text:p text:id="Sheet6.AA75:Sheet6.AA7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76:Sheet6.T87">0</text:p>
              </table:table-cell>
              <table:table-cell office:value-type="float" office:value="103926">
                <text:p text:id="Sheet6.U76:Sheet6.U87">103926</text:p>
              </table:table-cell>
              <table:table-cell office:value-type="float" office:value="19593680">
                <text:p text:id="Sheet6.V76:Sheet6.V87">19593680</text:p>
              </table:table-cell>
              <table:table-cell office:value-type="float" office:value="31090894">
                <text:p text:id="Sheet6.W76:Sheet6.W87">31090894</text:p>
              </table:table-cell>
              <table:table-cell office:value-type="float" office:value="990236">
                <text:p text:id="Sheet6.X76:Sheet6.X87">990236</text:p>
              </table:table-cell>
              <table:table-cell office:value-type="float" office:value="1265582">
                <text:p text:id="Sheet6.Y76:Sheet6.Y87">1265582</text:p>
              </table:table-cell>
              <table:table-cell office:value-type="float" office:value="20353874">
                <text:p text:id="Sheet6.Z76:Sheet6.Z87">20353874</text:p>
              </table:table-cell>
              <table:table-cell office:value-type="float" office:value="123514">
                <text:p text:id="Sheet6.AA76:Sheet6.AA87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620">
                <text:p>70620</text:p>
              </table:table-cell>
              <table:table-cell office:value-type="float" office:value="11002872">
                <text:p>11002872</text:p>
              </table:table-cell>
              <table:table-cell office:value-type="float" office:value="17833400">
                <text:p>17833400</text:p>
              </table:table-cell>
              <table:table-cell office:value-type="float" office:value="16382">
                <text:p>16382</text:p>
              </table:table-cell>
              <table:table-cell office:value-type="float" office:value="1037546">
                <text:p>1037546</text:p>
              </table:table-cell>
              <table:table-cell office:value-type="float" office:value="9975628">
                <text:p>9975628</text:p>
              </table:table-cell>
              <table:table-cell office:value-type="float" office:value="58230">
                <text:p>58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44">
                <text:p>37644</text:p>
              </table:table-cell>
              <table:table-cell office:value-type="float" office:value="7274748">
                <text:p>7274748</text:p>
              </table:table-cell>
              <table:table-cell office:value-type="float" office:value="7114264">
                <text:p>7114264</text:p>
              </table:table-cell>
              <table:table-cell office:value-type="float" office:value="7748">
                <text:p>7748</text:p>
              </table:table-cell>
              <table:table-cell office:value-type="float" office:value="481048">
                <text:p>481048</text:p>
              </table:table-cell>
              <table:table-cell office:value-type="float" office:value="8462796">
                <text:p>8462796</text:p>
              </table:table-cell>
              <table:table-cell office:value-type="float" office:value="34258">
                <text:p>34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42">
                <text:p>17342</text:p>
              </table:table-cell>
              <table:table-cell office:value-type="float" office:value="5931904">
                <text:p>5931904</text:p>
              </table:table-cell>
              <table:table-cell office:value-type="float" office:value="7605992">
                <text:p>7605992</text:p>
              </table:table-cell>
              <table:table-cell office:value-type="float" office:value="5090">
                <text:p>5090</text:p>
              </table:table-cell>
              <table:table-cell office:value-type="float" office:value="339754">
                <text:p>339754</text:p>
              </table:table-cell>
              <table:table-cell office:value-type="float" office:value="6898994">
                <text:p>6898994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76">
                <text:p>16276</text:p>
              </table:table-cell>
              <table:table-cell office:value-type="float" office:value="4755738">
                <text:p>4755738</text:p>
              </table:table-cell>
              <table:table-cell office:value-type="float" office:value="8010116">
                <text:p>8010116</text:p>
              </table:table-cell>
              <table:table-cell office:value-type="float" office:value="3560">
                <text:p>3560</text:p>
              </table:table-cell>
              <table:table-cell office:value-type="float" office:value="305588">
                <text:p>305588</text:p>
              </table:table-cell>
              <table:table-cell office:value-type="float" office:value="4774754">
                <text:p>4774754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04">
                <text:p>22204</text:p>
              </table:table-cell>
              <table:table-cell office:value-type="float" office:value="3996456">
                <text:p>3996456</text:p>
              </table:table-cell>
              <table:table-cell office:value-type="float" office:value="5925882">
                <text:p>5925882</text:p>
              </table:table-cell>
              <table:table-cell office:value-type="float" office:value="4544">
                <text:p>4544</text:p>
              </table:table-cell>
              <table:table-cell office:value-type="float" office:value="200564">
                <text:p>200564</text:p>
              </table:table-cell>
              <table:table-cell office:value-type="float" office:value="4152594">
                <text:p>4152594</text:p>
              </table:table-cell>
              <table:table-cell office:value-type="float" office:value="22678">
                <text:p>2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96">
                <text:p>11496</text:p>
              </table:table-cell>
              <table:table-cell office:value-type="float" office:value="3520186">
                <text:p>3520186</text:p>
              </table:table-cell>
              <table:table-cell office:value-type="float" office:value="2029726">
                <text:p>2029726</text:p>
              </table:table-cell>
              <table:table-cell office:value-type="float" office:value="3706">
                <text:p>3706</text:p>
              </table:table-cell>
              <table:table-cell office:value-type="float" office:value="166932">
                <text:p>166932</text:p>
              </table:table-cell>
              <table:table-cell office:value-type="float" office:value="3090728">
                <text:p>3090728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4">
                <text:p>10794</text:p>
              </table:table-cell>
              <table:table-cell office:value-type="float" office:value="3300730">
                <text:p>3300730</text:p>
              </table:table-cell>
              <table:table-cell office:value-type="float" office:value="2161374">
                <text:p>2161374</text:p>
              </table:table-cell>
              <table:table-cell office:value-type="float" office:value="4702">
                <text:p>4702</text:p>
              </table:table-cell>
              <table:table-cell office:value-type="float" office:value="136048">
                <text:p>136048</text:p>
              </table:table-cell>
              <table:table-cell office:value-type="float" office:value="3535882">
                <text:p>3535882</text:p>
              </table:table-cell>
              <table:table-cell office:value-type="float" office:value="16744">
                <text:p>1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0">
                <text:p>8920</text:p>
              </table:table-cell>
              <table:table-cell office:value-type="float" office:value="3010608">
                <text:p>3010608</text:p>
              </table:table-cell>
              <table:table-cell office:value-type="float" office:value="870720">
                <text:p>870720</text:p>
              </table:table-cell>
              <table:table-cell office:value-type="float" office:value="4108">
                <text:p>4108</text:p>
              </table:table-cell>
              <table:table-cell office:value-type="float" office:value="120856">
                <text:p>120856</text:p>
              </table:table-cell>
              <table:table-cell office:value-type="float" office:value="43116">
                <text:p>43116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8">
                <text:p>8618</text:p>
              </table:table-cell>
              <table:table-cell office:value-type="float" office:value="2679540">
                <text:p>2679540</text:p>
              </table:table-cell>
              <table:table-cell office:value-type="float" office:value="1155440">
                <text:p>1155440</text:p>
              </table:table-cell>
              <table:table-cell office:value-type="float" office:value="2790">
                <text:p>2790</text:p>
              </table:table-cell>
              <table:table-cell office:value-type="float" office:value="89380">
                <text:p>89380</text:p>
              </table:table-cell>
              <table:table-cell office:value-type="float" office:value="14424">
                <text:p>14424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0">
                <text:p>7650</text:p>
              </table:table-cell>
              <table:table-cell office:value-type="float" office:value="2551998">
                <text:p>2551998</text:p>
              </table:table-cell>
              <table:table-cell office:value-type="float" office:value="1920278">
                <text:p>1920278</text:p>
              </table:table-cell>
              <table:table-cell office:value-type="float" office:value="3990">
                <text:p>3990</text:p>
              </table:table-cell>
              <table:table-cell office:value-type="float" office:value="78106">
                <text:p>78106</text:p>
              </table:table-cell>
              <table:table-cell office:value-type="float" office:value="16816">
                <text:p>16816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0">
                <text:p>7300</text:p>
              </table:table-cell>
              <table:table-cell office:value-type="float" office:value="2260764">
                <text:p>2260764</text:p>
              </table:table-cell>
              <table:table-cell office:value-type="float" office:value="1293200">
                <text:p>1293200</text:p>
              </table:table-cell>
              <table:table-cell office:value-type="float" office:value="3286">
                <text:p>3286</text:p>
              </table:table-cell>
              <table:table-cell office:value-type="float" office:value="67884">
                <text:p>67884</text:p>
              </table:table-cell>
              <table:table-cell office:value-type="float" office:value="5466">
                <text:p>5466</text:p>
              </table:table-cell>
              <table:table-cell office:value-type="float" office:value="10188">
                <text:p>101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41cm" svg:height="9.04cm" xlink:href=".." chart:class="chart:line" chart:style-name="ch1">
        <chart:title svg:x="7.339cm" svg:y="0.181cm" chart:style-name="ch2">
          <text:p>Total access/sec, #Writers=8</text:p>
        </chart:title>
        <chart:legend chart:legend-position="end" svg:x="15.343cm" svg:y="2.931cm" chart:style-name="ch3"/>
        <chart:plot-area chart:style-name="ch4" table:cell-range-address="Sheet6.T96:Sheet6.AA108" chart:data-source-has-labels="both" svg:x="0.611cm" svg:y="0.864cm" svg:width="14.327cm" svg:height="7.837cm">
          <chart:axis chart:dimension="x" chart:name="primary-x" chart:style-name="ch5">
            <chart:title svg:x="6.724cm" svg:y="8.283cm" chart:style-name="ch6">
              <text:p>number of readers</text:p>
            </chart:title>
            <chart:categories table:cell-range-address="Sheet6.T97:Sheet6.T108"/>
          </chart:axis>
          <chart:axis chart:dimension="y" chart:name="primary-y" chart:style-name="ch7">
            <chart:title svg:x="0.407cm" svg:y="6.322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97:Sheet6.U108" chart:label-cell-address="Sheet6.U96:Sheet6.U96" chart:class="chart:line">
            <chart:data-point chart:repeated="12"/>
          </chart:series>
          <chart:series chart:style-name="ch11" chart:values-cell-range-address="Sheet6.V97:Sheet6.V108" chart:label-cell-address="Sheet6.V96:Sheet6.V96" chart:class="chart:line">
            <chart:data-point chart:repeated="12"/>
          </chart:series>
          <chart:series chart:style-name="ch12" chart:values-cell-range-address="Sheet6.W97:Sheet6.W108" chart:label-cell-address="Sheet6.W96:Sheet6.W96" chart:class="chart:line">
            <chart:data-point chart:repeated="12"/>
          </chart:series>
          <chart:series chart:style-name="ch13" chart:values-cell-range-address="Sheet6.X97:Sheet6.X108" chart:label-cell-address="Sheet6.X96:Sheet6.X96" chart:class="chart:line">
            <chart:data-point chart:repeated="12"/>
          </chart:series>
          <chart:series chart:style-name="ch14" chart:values-cell-range-address="Sheet6.Y97:Sheet6.Y108" chart:label-cell-address="Sheet6.Y96:Sheet6.Y96" chart:class="chart:line">
            <chart:data-point chart:repeated="12"/>
          </chart:series>
          <chart:series chart:style-name="ch15" chart:values-cell-range-address="Sheet6.Z97:Sheet6.Z108" chart:label-cell-address="Sheet6.Z96:Sheet6.Z96" chart:class="chart:line">
            <chart:data-point chart:repeated="12"/>
          </chart:series>
          <chart:series chart:style-name="ch16" chart:values-cell-range-address="Sheet6.AA97:Sheet6.AA108" chart:label-cell-address="Sheet6.AA96:Sheet6.AA96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96:Sheet6.U96">Mutex wps</text:p>
              </table:table-cell>
              <table:table-cell office:value-type="string">
                <text:p text:id="Sheet6.V96:Sheet6.V96">CriticalSection wps</text:p>
              </table:table-cell>
              <table:table-cell office:value-type="string">
                <text:p text:id="Sheet6.W96:Sheet6.W96">SlimReadWriteLock wps</text:p>
              </table:table-cell>
              <table:table-cell office:value-type="string">
                <text:p text:id="Sheet6.X96:Sheet6.X96">UltraSpinReadWriteMutex wps</text:p>
              </table:table-cell>
              <table:table-cell office:value-type="string">
                <text:p text:id="Sheet6.Y96:Sheet6.Y96">UltraFastReadWriteMutex wps</text:p>
              </table:table-cell>
              <table:table-cell office:value-type="string">
                <text:p text:id="Sheet6.Z96:Sheet6.Z96">UltraLightReadWriteMutex wps</text:p>
              </table:table-cell>
              <table:table-cell office:value-type="string">
                <text:p text:id="Sheet6.AA96:Sheet6.AA96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97:Sheet6.T108">0</text:p>
              </table:table-cell>
              <table:table-cell office:value-type="float" office:value="47756">
                <text:p text:id="Sheet6.U97:Sheet6.U108">47756</text:p>
              </table:table-cell>
              <table:table-cell office:value-type="float" office:value="14678956">
                <text:p text:id="Sheet6.V97:Sheet6.V108">14678956</text:p>
              </table:table-cell>
              <table:table-cell office:value-type="float" office:value="22296604">
                <text:p text:id="Sheet6.W97:Sheet6.W108">22296604</text:p>
              </table:table-cell>
              <table:table-cell office:value-type="float" office:value="1400452">
                <text:p text:id="Sheet6.X97:Sheet6.X108">1400452</text:p>
              </table:table-cell>
              <table:table-cell office:value-type="float" office:value="1461820">
                <text:p text:id="Sheet6.Y97:Sheet6.Y108">1461820</text:p>
              </table:table-cell>
              <table:table-cell office:value-type="float" office:value="18177176">
                <text:p text:id="Sheet6.Z97:Sheet6.Z108">18177176</text:p>
              </table:table-cell>
              <table:table-cell office:value-type="float" office:value="56604">
                <text:p text:id="Sheet6.AA97:Sheet6.AA108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6282">
                <text:p>46282</text:p>
              </table:table-cell>
              <table:table-cell office:value-type="float" office:value="14654674">
                <text:p>14654674</text:p>
              </table:table-cell>
              <table:table-cell office:value-type="float" office:value="23064252">
                <text:p>23064252</text:p>
              </table:table-cell>
              <table:table-cell office:value-type="float" office:value="609050">
                <text:p>609050</text:p>
              </table:table-cell>
              <table:table-cell office:value-type="float" office:value="10987672">
                <text:p>10987672</text:p>
              </table:table-cell>
              <table:table-cell office:value-type="float" office:value="15512172">
                <text:p>15512172</text:p>
              </table:table-cell>
              <table:table-cell office:value-type="float" office:value="39874">
                <text:p>398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40">
                <text:p>47540</text:p>
              </table:table-cell>
              <table:table-cell office:value-type="float" office:value="15083708">
                <text:p>15083708</text:p>
              </table:table-cell>
              <table:table-cell office:value-type="float" office:value="24128304">
                <text:p>24128304</text:p>
              </table:table-cell>
              <table:table-cell office:value-type="float" office:value="1733524">
                <text:p>1733524</text:p>
              </table:table-cell>
              <table:table-cell office:value-type="float" office:value="40591106">
                <text:p>40591106</text:p>
              </table:table-cell>
              <table:table-cell office:value-type="float" office:value="21267188">
                <text:p>21267188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768">
                <text:p>52768</text:p>
              </table:table-cell>
              <table:table-cell office:value-type="float" office:value="14529318">
                <text:p>14529318</text:p>
              </table:table-cell>
              <table:table-cell office:value-type="float" office:value="24185532">
                <text:p>24185532</text:p>
              </table:table-cell>
              <table:table-cell office:value-type="float" office:value="1689724">
                <text:p>1689724</text:p>
              </table:table-cell>
              <table:table-cell office:value-type="float" office:value="58149644">
                <text:p>58149644</text:p>
              </table:table-cell>
              <table:table-cell office:value-type="float" office:value="28398852">
                <text:p>28398852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70">
                <text:p>47370</text:p>
              </table:table-cell>
              <table:table-cell office:value-type="float" office:value="18225702">
                <text:p>18225702</text:p>
              </table:table-cell>
              <table:table-cell office:value-type="float" office:value="24725118">
                <text:p>24725118</text:p>
              </table:table-cell>
              <table:table-cell office:value-type="float" office:value="2163110">
                <text:p>2163110</text:p>
              </table:table-cell>
              <table:table-cell office:value-type="float" office:value="80303744">
                <text:p>80303744</text:p>
              </table:table-cell>
              <table:table-cell office:value-type="float" office:value="187642918">
                <text:p>187642918</text:p>
              </table:table-cell>
              <table:table-cell office:value-type="float" office:value="81732">
                <text:p>81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06">
                <text:p>45406</text:p>
              </table:table-cell>
              <table:table-cell office:value-type="float" office:value="14582082">
                <text:p>14582082</text:p>
              </table:table-cell>
              <table:table-cell office:value-type="float" office:value="23797656">
                <text:p>23797656</text:p>
              </table:table-cell>
              <table:table-cell office:value-type="float" office:value="4824784">
                <text:p>4824784</text:p>
              </table:table-cell>
              <table:table-cell office:value-type="float" office:value="92378086">
                <text:p>92378086</text:p>
              </table:table-cell>
              <table:table-cell office:value-type="float" office:value="174482522">
                <text:p>174482522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22">
                <text:p>48522</text:p>
              </table:table-cell>
              <table:table-cell office:value-type="float" office:value="14789276">
                <text:p>14789276</text:p>
              </table:table-cell>
              <table:table-cell office:value-type="float" office:value="23406672">
                <text:p>23406672</text:p>
              </table:table-cell>
              <table:table-cell office:value-type="float" office:value="24361558">
                <text:p>24361558</text:p>
              </table:table-cell>
              <table:table-cell office:value-type="float" office:value="152278330">
                <text:p>152278330</text:p>
              </table:table-cell>
              <table:table-cell office:value-type="float" office:value="209194210">
                <text:p>209194210</text:p>
              </table:table-cell>
              <table:table-cell office:value-type="float" office:value="39102">
                <text:p>39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54">
                <text:p>46154</text:p>
              </table:table-cell>
              <table:table-cell office:value-type="float" office:value="14590112">
                <text:p>14590112</text:p>
              </table:table-cell>
              <table:table-cell office:value-type="float" office:value="22867562">
                <text:p>22867562</text:p>
              </table:table-cell>
              <table:table-cell office:value-type="float" office:value="46533518">
                <text:p>46533518</text:p>
              </table:table-cell>
              <table:table-cell office:value-type="float" office:value="197217882">
                <text:p>197217882</text:p>
              </table:table-cell>
              <table:table-cell office:value-type="float" office:value="194775548">
                <text:p>194775548</text:p>
              </table:table-cell>
              <table:table-cell office:value-type="float" office:value="43146">
                <text:p>4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378">
                <text:p>67378</text:p>
              </table:table-cell>
              <table:table-cell office:value-type="float" office:value="18948412">
                <text:p>18948412</text:p>
              </table:table-cell>
              <table:table-cell office:value-type="float" office:value="24960558">
                <text:p>24960558</text:p>
              </table:table-cell>
              <table:table-cell office:value-type="float" office:value="1362766">
                <text:p>1362766</text:p>
              </table:table-cell>
              <table:table-cell office:value-type="float" office:value="250649548">
                <text:p>250649548</text:p>
              </table:table-cell>
              <table:table-cell office:value-type="float" office:value="329169926">
                <text:p>329169926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42">
                <text:p>46142</text:p>
              </table:table-cell>
              <table:table-cell office:value-type="float" office:value="14509456">
                <text:p>14509456</text:p>
              </table:table-cell>
              <table:table-cell office:value-type="float" office:value="22288700">
                <text:p>22288700</text:p>
              </table:table-cell>
              <table:table-cell office:value-type="float" office:value="1912904">
                <text:p>1912904</text:p>
              </table:table-cell>
              <table:table-cell office:value-type="float" office:value="363618366">
                <text:p>363618366</text:p>
              </table:table-cell>
              <table:table-cell office:value-type="float" office:value="371738760">
                <text:p>371738760</text:p>
              </table:table-cell>
              <table:table-cell office:value-type="float" office:value="39608">
                <text:p>3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26">
                <text:p>45026</text:p>
              </table:table-cell>
              <table:table-cell office:value-type="float" office:value="14694442">
                <text:p>14694442</text:p>
              </table:table-cell>
              <table:table-cell office:value-type="float" office:value="22234400">
                <text:p>22234400</text:p>
              </table:table-cell>
              <table:table-cell office:value-type="float" office:value="27412318">
                <text:p>27412318</text:p>
              </table:table-cell>
              <table:table-cell office:value-type="float" office:value="378566704">
                <text:p>378566704</text:p>
              </table:table-cell>
              <table:table-cell office:value-type="float" office:value="488861878">
                <text:p>488861878</text:p>
              </table:table-cell>
              <table:table-cell office:value-type="float" office:value="50928">
                <text:p>50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24">
                <text:p>48624</text:p>
              </table:table-cell>
              <table:table-cell office:value-type="float" office:value="14666664">
                <text:p>14666664</text:p>
              </table:table-cell>
              <table:table-cell office:value-type="float" office:value="23212280">
                <text:p>23212280</text:p>
              </table:table-cell>
              <table:table-cell office:value-type="float" office:value="111336166">
                <text:p>111336166</text:p>
              </table:table-cell>
              <table:table-cell office:value-type="float" office:value="398240380">
                <text:p>398240380</text:p>
              </table:table-cell>
              <table:table-cell office:value-type="float" office:value="627660648">
                <text:p>627660648</text:p>
              </table:table-cell>
              <table:table-cell office:value-type="float" office:value="65260">
                <text:p>652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56cm" svg:height="9.734cm" xlink:href=".." chart:class="chart:line" chart:style-name="ch1">
        <chart:title svg:x="7.866cm" svg:y="0.195cm" chart:style-name="ch2">
          <text:p>Writes/sec, #Writers=8</text:p>
        </chart:title>
        <chart:legend chart:legend-position="end" svg:x="15.259cm" svg:y="3.278cm" chart:style-name="ch3"/>
        <chart:plot-area chart:style-name="ch4" table:cell-range-address="Sheet6.T118:Sheet6.AA130" chart:data-source-has-labels="both" svg:x="0.609cm" svg:y="0.892cm" svg:width="14.246cm" svg:height="8.461cm">
          <chart:axis chart:dimension="x" chart:name="primary-x" chart:style-name="ch5">
            <chart:title svg:x="6.681cm" svg:y="8.949cm" chart:style-name="ch6">
              <text:p>number of readers</text:p>
            </chart:title>
            <chart:categories table:cell-range-address="Sheet6.T119:Sheet6.T130"/>
          </chart:axis>
          <chart:axis chart:dimension="y" chart:name="primary-y" chart:style-name="ch7">
            <chart:title svg:x="0.406cm" svg:y="6.093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119:Sheet6.U130" chart:label-cell-address="Sheet6.U118:Sheet6.U118" chart:class="chart:line">
            <chart:data-point chart:repeated="12"/>
          </chart:series>
          <chart:series chart:style-name="ch11" chart:values-cell-range-address="Sheet6.V119:Sheet6.V130" chart:label-cell-address="Sheet6.V118:Sheet6.V118" chart:class="chart:line">
            <chart:data-point chart:repeated="12"/>
          </chart:series>
          <chart:series chart:style-name="ch12" chart:values-cell-range-address="Sheet6.W119:Sheet6.W130" chart:label-cell-address="Sheet6.W118:Sheet6.W118" chart:class="chart:line">
            <chart:data-point chart:repeated="12"/>
          </chart:series>
          <chart:series chart:style-name="ch13" chart:values-cell-range-address="Sheet6.X119:Sheet6.X130" chart:label-cell-address="Sheet6.X118:Sheet6.X118" chart:class="chart:line">
            <chart:data-point chart:repeated="12"/>
          </chart:series>
          <chart:series chart:style-name="ch14" chart:values-cell-range-address="Sheet6.Y119:Sheet6.Y130" chart:label-cell-address="Sheet6.Y118:Sheet6.Y118" chart:class="chart:line">
            <chart:data-point chart:repeated="12"/>
          </chart:series>
          <chart:series chart:style-name="ch15" chart:values-cell-range-address="Sheet6.Z119:Sheet6.Z130" chart:label-cell-address="Sheet6.Z118:Sheet6.Z118" chart:class="chart:line">
            <chart:data-point chart:repeated="12"/>
          </chart:series>
          <chart:series chart:style-name="ch16" chart:values-cell-range-address="Sheet6.AA119:Sheet6.AA130" chart:label-cell-address="Sheet6.AA118:Sheet6.AA118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18:Sheet6.U118">Mutex wps</text:p>
              </table:table-cell>
              <table:table-cell office:value-type="string">
                <text:p text:id="Sheet6.V118:Sheet6.V118">CriticalSection wps</text:p>
              </table:table-cell>
              <table:table-cell office:value-type="string">
                <text:p text:id="Sheet6.W118:Sheet6.W118">SlimReadWriteLock wps</text:p>
              </table:table-cell>
              <table:table-cell office:value-type="string">
                <text:p text:id="Sheet6.X118:Sheet6.X118">UltraSpinReadWriteMutex wps</text:p>
              </table:table-cell>
              <table:table-cell office:value-type="string">
                <text:p text:id="Sheet6.Y118:Sheet6.Y118">UltraFastReadWriteMutex wps</text:p>
              </table:table-cell>
              <table:table-cell office:value-type="string">
                <text:p text:id="Sheet6.Z118:Sheet6.Z118">UltraLightReadWriteMutex wps</text:p>
              </table:table-cell>
              <table:table-cell office:value-type="string">
                <text:p text:id="Sheet6.AA118:Sheet6.AA118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19:Sheet6.T130">0</text:p>
              </table:table-cell>
              <table:table-cell office:value-type="float" office:value="47756">
                <text:p text:id="Sheet6.U119:Sheet6.U130">47756</text:p>
              </table:table-cell>
              <table:table-cell office:value-type="float" office:value="14678956">
                <text:p text:id="Sheet6.V119:Sheet6.V130">14678956</text:p>
              </table:table-cell>
              <table:table-cell office:value-type="float" office:value="22296604">
                <text:p text:id="Sheet6.W119:Sheet6.W130">22296604</text:p>
              </table:table-cell>
              <table:table-cell office:value-type="float" office:value="1400452">
                <text:p text:id="Sheet6.X119:Sheet6.X130">1400452</text:p>
              </table:table-cell>
              <table:table-cell office:value-type="float" office:value="1461820">
                <text:p text:id="Sheet6.Y119:Sheet6.Y130">1461820</text:p>
              </table:table-cell>
              <table:table-cell office:value-type="float" office:value="18177176">
                <text:p text:id="Sheet6.Z119:Sheet6.Z130">18177176</text:p>
              </table:table-cell>
              <table:table-cell office:value-type="float" office:value="56604">
                <text:p text:id="Sheet6.AA119:Sheet6.AA130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1144">
                <text:p>41144</text:p>
              </table:table-cell>
              <table:table-cell office:value-type="float" office:value="13009442">
                <text:p>13009442</text:p>
              </table:table-cell>
              <table:table-cell office:value-type="float" office:value="21686622">
                <text:p>21686622</text:p>
              </table:table-cell>
              <table:table-cell office:value-type="float" office:value="24766">
                <text:p>24766</text:p>
              </table:table-cell>
              <table:table-cell office:value-type="float" office:value="738442">
                <text:p>738442</text:p>
              </table:table-cell>
              <table:table-cell office:value-type="float" office:value="11860374">
                <text:p>11860374</text:p>
              </table:table-cell>
              <table:table-cell office:value-type="float" office:value="35446">
                <text:p>35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32">
                <text:p>38032</text:p>
              </table:table-cell>
              <table:table-cell office:value-type="float" office:value="12000820">
                <text:p>12000820</text:p>
              </table:table-cell>
              <table:table-cell office:value-type="float" office:value="22704234">
                <text:p>22704234</text:p>
              </table:table-cell>
              <table:table-cell office:value-type="float" office:value="7792">
                <text:p>7792</text:p>
              </table:table-cell>
              <table:table-cell office:value-type="float" office:value="564636">
                <text:p>564636</text:p>
              </table:table-cell>
              <table:table-cell office:value-type="float" office:value="12070052">
                <text:p>12070052</text:p>
              </table:table-cell>
              <table:table-cell office:value-type="float" office:value="49346">
                <text:p>4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386">
                <text:p>38386</text:p>
              </table:table-cell>
              <table:table-cell office:value-type="float" office:value="10606536">
                <text:p>10606536</text:p>
              </table:table-cell>
              <table:table-cell office:value-type="float" office:value="21188816">
                <text:p>21188816</text:p>
              </table:table-cell>
              <table:table-cell office:value-type="float" office:value="8136">
                <text:p>8136</text:p>
              </table:table-cell>
              <table:table-cell office:value-type="float" office:value="320728">
                <text:p>320728</text:p>
              </table:table-cell>
              <table:table-cell office:value-type="float" office:value="12802626">
                <text:p>12802626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82">
                <text:p>31582</text:p>
              </table:table-cell>
              <table:table-cell office:value-type="float" office:value="12008328">
                <text:p>12008328</text:p>
              </table:table-cell>
              <table:table-cell office:value-type="float" office:value="20868282">
                <text:p>20868282</text:p>
              </table:table-cell>
              <table:table-cell office:value-type="float" office:value="6248">
                <text:p>6248</text:p>
              </table:table-cell>
              <table:table-cell office:value-type="float" office:value="291140">
                <text:p>291140</text:p>
              </table:table-cell>
              <table:table-cell office:value-type="float" office:value="7323838">
                <text:p>7323838</text:p>
              </table:table-cell>
              <table:table-cell office:value-type="float" office:value="54490">
                <text:p>54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44">
                <text:p>27944</text:p>
              </table:table-cell>
              <table:table-cell office:value-type="float" office:value="8863682">
                <text:p>8863682</text:p>
              </table:table-cell>
              <table:table-cell office:value-type="float" office:value="18211914">
                <text:p>18211914</text:p>
              </table:table-cell>
              <table:table-cell office:value-type="float" office:value="3098">
                <text:p>3098</text:p>
              </table:table-cell>
              <table:table-cell office:value-type="float" office:value="215384">
                <text:p>215384</text:p>
              </table:table-cell>
              <table:table-cell office:value-type="float" office:value="6654116">
                <text:p>6654116</text:p>
              </table:table-cell>
              <table:table-cell office:value-type="float" office:value="31694">
                <text:p>31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56">
                <text:p>27756</text:p>
              </table:table-cell>
              <table:table-cell office:value-type="float" office:value="8419192">
                <text:p>8419192</text:p>
              </table:table-cell>
              <table:table-cell office:value-type="float" office:value="15909594">
                <text:p>15909594</text:p>
              </table:table-cell>
              <table:table-cell office:value-type="float" office:value="2882">
                <text:p>2882</text:p>
              </table:table-cell>
              <table:table-cell office:value-type="float" office:value="171732">
                <text:p>171732</text:p>
              </table:table-cell>
              <table:table-cell office:value-type="float" office:value="4583200">
                <text:p>4583200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18">
                <text:p>24618</text:p>
              </table:table-cell>
              <table:table-cell office:value-type="float" office:value="7788188">
                <text:p>7788188</text:p>
              </table:table-cell>
              <table:table-cell office:value-type="float" office:value="13763762">
                <text:p>13763762</text:p>
              </table:table-cell>
              <table:table-cell office:value-type="float" office:value="3496">
                <text:p>3496</text:p>
              </table:table-cell>
              <table:table-cell office:value-type="float" office:value="131882">
                <text:p>131882</text:p>
              </table:table-cell>
              <table:table-cell office:value-type="float" office:value="4779538">
                <text:p>4779538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18">
                <text:p>33718</text:p>
              </table:table-cell>
              <table:table-cell office:value-type="float" office:value="9574594">
                <text:p>9574594</text:p>
              </table:table-cell>
              <table:table-cell office:value-type="float" office:value="15727030">
                <text:p>15727030</text:p>
              </table:table-cell>
              <table:table-cell office:value-type="float" office:value="5784">
                <text:p>5784</text:p>
              </table:table-cell>
              <table:table-cell office:value-type="float" office:value="126476">
                <text:p>126476</text:p>
              </table:table-cell>
              <table:table-cell office:value-type="float" office:value="2576516">
                <text:p>2576516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18">
                <text:p>21718</text:p>
              </table:table-cell>
              <table:table-cell office:value-type="float" office:value="6790162">
                <text:p>6790162</text:p>
              </table:table-cell>
              <table:table-cell office:value-type="float" office:value="10806616">
                <text:p>10806616</text:p>
              </table:table-cell>
              <table:table-cell office:value-type="float" office:value="6990">
                <text:p>6990</text:p>
              </table:table-cell>
              <table:table-cell office:value-type="float" office:value="93406">
                <text:p>93406</text:p>
              </table:table-cell>
              <table:table-cell office:value-type="float" office:value="2255350">
                <text:p>2255350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2">
                <text:p>20012</text:p>
              </table:table-cell>
              <table:table-cell office:value-type="float" office:value="6575100">
                <text:p>6575100</text:p>
              </table:table-cell>
              <table:table-cell office:value-type="float" office:value="12108744">
                <text:p>12108744</text:p>
              </table:table-cell>
              <table:table-cell office:value-type="float" office:value="4756">
                <text:p>4756</text:p>
              </table:table-cell>
              <table:table-cell office:value-type="float" office:value="88688">
                <text:p>88688</text:p>
              </table:table-cell>
              <table:table-cell office:value-type="float" office:value="1211836">
                <text:p>1211836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8">
                <text:p>20478</text:p>
              </table:table-cell>
              <table:table-cell office:value-type="float" office:value="6088902">
                <text:p>6088902</text:p>
              </table:table-cell>
              <table:table-cell office:value-type="float" office:value="12564258">
                <text:p>12564258</text:p>
              </table:table-cell>
              <table:table-cell office:value-type="float" office:value="1924">
                <text:p>1924</text:p>
              </table:table-cell>
              <table:table-cell office:value-type="float" office:value="80680">
                <text:p>80680</text:p>
              </table:table-cell>
              <table:table-cell office:value-type="float" office:value="594990">
                <text:p>594990</text:p>
              </table:table-cell>
              <table:table-cell office:value-type="float" office:value="27484">
                <text:p>274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25cm" svg:height="9.149cm" xlink:href=".." chart:class="chart:line" chart:style-name="ch1">
        <chart:title svg:x="7.976cm" svg:y="0.183cm" chart:style-name="ch2">
          <text:p>Reads/sec, #Writers=8</text:p>
        </chart:title>
        <chart:legend chart:legend-position="end" svg:x="15.425cm" svg:y="2.985cm" chart:style-name="ch3"/>
        <chart:plot-area chart:style-name="ch4" table:cell-range-address="Sheet6.T141:Sheet6.AA153" chart:data-source-has-labels="both" svg:x="0.615cm" svg:y="0.868cm" svg:width="14.403cm" svg:height="7.936cm">
          <chart:axis chart:dimension="x" chart:name="primary-x" chart:style-name="ch5">
            <chart:title svg:x="6.766cm" svg:y="8.388cm" chart:style-name="ch6">
              <text:p>number of readers</text:p>
            </chart:title>
            <chart:categories table:cell-range-address="Sheet6.T142:Sheet6.T153"/>
          </chart:axis>
          <chart:axis chart:dimension="y" chart:name="primary-y" chart:style-name="ch7">
            <chart:title svg:x="0.409cm" svg:y="5.886cm" chart:style-name="ch8">
              <text:p>reader access/sec</text:p>
            </chart:title>
            <chart:grid chart:style-name="ch9" chart:class="major"/>
          </chart:axis>
          <chart:series chart:style-name="ch10" chart:values-cell-range-address="Sheet6.U142:Sheet6.U153" chart:label-cell-address="Sheet6.U141:Sheet6.U141" chart:class="chart:line">
            <chart:data-point chart:repeated="12"/>
          </chart:series>
          <chart:series chart:style-name="ch11" chart:values-cell-range-address="Sheet6.V142:Sheet6.V153" chart:label-cell-address="Sheet6.V141:Sheet6.V141" chart:class="chart:line">
            <chart:data-point chart:repeated="12"/>
          </chart:series>
          <chart:series chart:style-name="ch12" chart:values-cell-range-address="Sheet6.W142:Sheet6.W153" chart:label-cell-address="Sheet6.W141:Sheet6.W141" chart:class="chart:line">
            <chart:data-point chart:repeated="12"/>
          </chart:series>
          <chart:series chart:style-name="ch13" chart:values-cell-range-address="Sheet6.X142:Sheet6.X153" chart:label-cell-address="Sheet6.X141:Sheet6.X141" chart:class="chart:line">
            <chart:data-point chart:repeated="12"/>
          </chart:series>
          <chart:series chart:style-name="ch14" chart:values-cell-range-address="Sheet6.Y142:Sheet6.Y153" chart:label-cell-address="Sheet6.Y141:Sheet6.Y141" chart:class="chart:line">
            <chart:data-point chart:repeated="12"/>
          </chart:series>
          <chart:series chart:style-name="ch15" chart:values-cell-range-address="Sheet6.Z142:Sheet6.Z153" chart:label-cell-address="Sheet6.Z141:Sheet6.Z141" chart:class="chart:line">
            <chart:data-point chart:repeated="12"/>
          </chart:series>
          <chart:series chart:style-name="ch16" chart:values-cell-range-address="Sheet6.AA142:Sheet6.AA153" chart:label-cell-address="Sheet6.AA141:Sheet6.AA141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41:Sheet6.U141">Mutex wps</text:p>
              </table:table-cell>
              <table:table-cell office:value-type="string">
                <text:p text:id="Sheet6.V141:Sheet6.V141">CriticalSection wps</text:p>
              </table:table-cell>
              <table:table-cell office:value-type="string">
                <text:p text:id="Sheet6.W141:Sheet6.W141">SlimReadWriteLock wps</text:p>
              </table:table-cell>
              <table:table-cell office:value-type="string">
                <text:p text:id="Sheet6.X141:Sheet6.X141">UltraSpinReadWriteMutex wps</text:p>
              </table:table-cell>
              <table:table-cell office:value-type="string">
                <text:p text:id="Sheet6.Y141:Sheet6.Y141">UltraFastReadWriteMutex wps</text:p>
              </table:table-cell>
              <table:table-cell office:value-type="string">
                <text:p text:id="Sheet6.Z141:Sheet6.Z141">UltraLightReadWriteMutex wps</text:p>
              </table:table-cell>
              <table:table-cell office:value-type="string">
                <text:p text:id="Sheet6.AA141:Sheet6.AA141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42:Sheet6.T153">0</text:p>
              </table:table-cell>
              <table:table-cell office:value-type="float" office:value="0">
                <text:p text:id="Sheet6.U142:Sheet6.U153">0</text:p>
              </table:table-cell>
              <table:table-cell office:value-type="float" office:value="0">
                <text:p text:id="Sheet6.V142:Sheet6.V153">0</text:p>
              </table:table-cell>
              <table:table-cell office:value-type="float" office:value="0">
                <text:p text:id="Sheet6.W142:Sheet6.W153">0</text:p>
              </table:table-cell>
              <table:table-cell office:value-type="float" office:value="0">
                <text:p text:id="Sheet6.X142:Sheet6.X153">0</text:p>
              </table:table-cell>
              <table:table-cell office:value-type="float" office:value="0">
                <text:p text:id="Sheet6.Y142:Sheet6.Y153">0</text:p>
              </table:table-cell>
              <table:table-cell office:value-type="float" office:value="0">
                <text:p text:id="Sheet6.Z142:Sheet6.Z153">0</text:p>
              </table:table-cell>
              <table:table-cell office:value-type="float" office:value="0">
                <text:p text:id="Sheet6.AA142:Sheet6.AA153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138">
                <text:p>5138</text:p>
              </table:table-cell>
              <table:table-cell office:value-type="float" office:value="1645232">
                <text:p>1645232</text:p>
              </table:table-cell>
              <table:table-cell office:value-type="float" office:value="1377630">
                <text:p>1377630</text:p>
              </table:table-cell>
              <table:table-cell office:value-type="float" office:value="584284">
                <text:p>584284</text:p>
              </table:table-cell>
              <table:table-cell office:value-type="float" office:value="10249230">
                <text:p>10249230</text:p>
              </table:table-cell>
              <table:table-cell office:value-type="float" office:value="3651798">
                <text:p>3651798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8">
                <text:p>9508</text:p>
              </table:table-cell>
              <table:table-cell office:value-type="float" office:value="3082888">
                <text:p>3082888</text:p>
              </table:table-cell>
              <table:table-cell office:value-type="float" office:value="1424070">
                <text:p>1424070</text:p>
              </table:table-cell>
              <table:table-cell office:value-type="float" office:value="1725732">
                <text:p>1725732</text:p>
              </table:table-cell>
              <table:table-cell office:value-type="float" office:value="40026470">
                <text:p>40026470</text:p>
              </table:table-cell>
              <table:table-cell office:value-type="float" office:value="9197136">
                <text:p>9197136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82">
                <text:p>14382</text:p>
              </table:table-cell>
              <table:table-cell office:value-type="float" office:value="3922782">
                <text:p>3922782</text:p>
              </table:table-cell>
              <table:table-cell office:value-type="float" office:value="2996716">
                <text:p>2996716</text:p>
              </table:table-cell>
              <table:table-cell office:value-type="float" office:value="1681588">
                <text:p>1681588</text:p>
              </table:table-cell>
              <table:table-cell office:value-type="float" office:value="57828916">
                <text:p>57828916</text:p>
              </table:table-cell>
              <table:table-cell office:value-type="float" office:value="15596226">
                <text:p>15596226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88">
                <text:p>15788</text:p>
              </table:table-cell>
              <table:table-cell office:value-type="float" office:value="6217374">
                <text:p>6217374</text:p>
              </table:table-cell>
              <table:table-cell office:value-type="float" office:value="3856836">
                <text:p>3856836</text:p>
              </table:table-cell>
              <table:table-cell office:value-type="float" office:value="2156862">
                <text:p>2156862</text:p>
              </table:table-cell>
              <table:table-cell office:value-type="float" office:value="80012604">
                <text:p>80012604</text:p>
              </table:table-cell>
              <table:table-cell office:value-type="float" office:value="180319080">
                <text:p>180319080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62">
                <text:p>17462</text:p>
              </table:table-cell>
              <table:table-cell office:value-type="float" office:value="5718400">
                <text:p>5718400</text:p>
              </table:table-cell>
              <table:table-cell office:value-type="float" office:value="5585742">
                <text:p>5585742</text:p>
              </table:table-cell>
              <table:table-cell office:value-type="float" office:value="4821686">
                <text:p>4821686</text:p>
              </table:table-cell>
              <table:table-cell office:value-type="float" office:value="92162702">
                <text:p>92162702</text:p>
              </table:table-cell>
              <table:table-cell office:value-type="float" office:value="167828406">
                <text:p>167828406</text:p>
              </table:table-cell>
              <table:table-cell office:value-type="float" office:value="19806">
                <text:p>19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66">
                <text:p>20766</text:p>
              </table:table-cell>
              <table:table-cell office:value-type="float" office:value="6370084">
                <text:p>6370084</text:p>
              </table:table-cell>
              <table:table-cell office:value-type="float" office:value="7497078">
                <text:p>7497078</text:p>
              </table:table-cell>
              <table:table-cell office:value-type="float" office:value="24358676">
                <text:p>24358676</text:p>
              </table:table-cell>
              <table:table-cell office:value-type="float" office:value="152106598">
                <text:p>152106598</text:p>
              </table:table-cell>
              <table:table-cell office:value-type="float" office:value="204611010">
                <text:p>204611010</text:p>
              </table:table-cell>
              <table:table-cell office:value-type="float" office:value="16730">
                <text:p>167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36">
                <text:p>21536</text:p>
              </table:table-cell>
              <table:table-cell office:value-type="float" office:value="6801924">
                <text:p>6801924</text:p>
              </table:table-cell>
              <table:table-cell office:value-type="float" office:value="9103800">
                <text:p>9103800</text:p>
              </table:table-cell>
              <table:table-cell office:value-type="float" office:value="46530022">
                <text:p>46530022</text:p>
              </table:table-cell>
              <table:table-cell office:value-type="float" office:value="197086000">
                <text:p>197086000</text:p>
              </table:table-cell>
              <table:table-cell office:value-type="float" office:value="189996010">
                <text:p>189996010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60">
                <text:p>33660</text:p>
              </table:table-cell>
              <table:table-cell office:value-type="float" office:value="9373818">
                <text:p>9373818</text:p>
              </table:table-cell>
              <table:table-cell office:value-type="float" office:value="9233528">
                <text:p>9233528</text:p>
              </table:table-cell>
              <table:table-cell office:value-type="float" office:value="1356982">
                <text:p>1356982</text:p>
              </table:table-cell>
              <table:table-cell office:value-type="float" office:value="250523072">
                <text:p>250523072</text:p>
              </table:table-cell>
              <table:table-cell office:value-type="float" office:value="326593410">
                <text:p>326593410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24">
                <text:p>24424</text:p>
              </table:table-cell>
              <table:table-cell office:value-type="float" office:value="7719294">
                <text:p>7719294</text:p>
              </table:table-cell>
              <table:table-cell office:value-type="float" office:value="11482084">
                <text:p>11482084</text:p>
              </table:table-cell>
              <table:table-cell office:value-type="float" office:value="1905914">
                <text:p>1905914</text:p>
              </table:table-cell>
              <table:table-cell office:value-type="float" office:value="363524960">
                <text:p>363524960</text:p>
              </table:table-cell>
              <table:table-cell office:value-type="float" office:value="369483410">
                <text:p>369483410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14">
                <text:p>25014</text:p>
              </table:table-cell>
              <table:table-cell office:value-type="float" office:value="8119342">
                <text:p>8119342</text:p>
              </table:table-cell>
              <table:table-cell office:value-type="float" office:value="10125656">
                <text:p>10125656</text:p>
              </table:table-cell>
              <table:table-cell office:value-type="float" office:value="27407562">
                <text:p>27407562</text:p>
              </table:table-cell>
              <table:table-cell office:value-type="float" office:value="378478016">
                <text:p>378478016</text:p>
              </table:table-cell>
              <table:table-cell office:value-type="float" office:value="487650042">
                <text:p>487650042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46">
                <text:p>28146</text:p>
              </table:table-cell>
              <table:table-cell office:value-type="float" office:value="8577762">
                <text:p>8577762</text:p>
              </table:table-cell>
              <table:table-cell office:value-type="float" office:value="10648022">
                <text:p>10648022</text:p>
              </table:table-cell>
              <table:table-cell office:value-type="float" office:value="111334242">
                <text:p>111334242</text:p>
              </table:table-cell>
              <table:table-cell office:value-type="float" office:value="398159700">
                <text:p>398159700</text:p>
              </table:table-cell>
              <table:table-cell office:value-type="float" office:value="627065658">
                <text:p>627065658</text:p>
              </table:table-cell>
              <table:table-cell office:value-type="float" office:value="37776">
                <text:p>377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732cm" svg:y="0.244cm" chart:style-name="ch2">
          <text:p>Total Locks/sec</text:p>
        </chart:title>
        <chart:subtitle svg:x="10.261cm" svg:y="0.99cm" chart:style-name="ch3">
          <text:p>#Writers=1</text:p>
        </chart:subtitle>
        <chart:legend chart:legend-position="end" svg:x="17.599cm" svg:y="4.067cm" chart:style-name="ch4"/>
        <chart:plot-area chart:style-name="ch5" table:cell-range-address="Sheet8.L2:Sheet8.U14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L3:Sheet8.L14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M3:Sheet8.M14" chart:label-cell-address="Sheet8.M2:Sheet8.M2" chart:class="chart:line">
            <chart:data-point chart:repeated="12"/>
          </chart:series>
          <chart:series chart:style-name="ch12" chart:values-cell-range-address="Sheet8.N3:Sheet8.N14" chart:label-cell-address="Sheet8.N2:Sheet8.N2" chart:class="chart:line">
            <chart:data-point chart:repeated="12"/>
          </chart:series>
          <chart:series chart:style-name="ch13" chart:values-cell-range-address="Sheet8.O3:Sheet8.O14" chart:label-cell-address="Sheet8.O2:Sheet8.O2" chart:class="chart:line">
            <chart:data-point chart:repeated="12"/>
          </chart:series>
          <chart:series chart:style-name="ch14" chart:values-cell-range-address="Sheet8.P3:Sheet8.P14" chart:label-cell-address="Sheet8.P2:Sheet8.P2" chart:class="chart:line">
            <chart:data-point chart:repeated="12"/>
          </chart:series>
          <chart:series chart:style-name="ch15" chart:values-cell-range-address="Sheet8.Q3:Sheet8.Q14" chart:label-cell-address="Sheet8.Q2:Sheet8.Q2" chart:class="chart:line">
            <chart:data-point chart:repeated="12"/>
          </chart:series>
          <chart:series chart:style-name="ch16" chart:values-cell-range-address="Sheet8.R3:Sheet8.R14" chart:label-cell-address="Sheet8.R2:Sheet8.R2" chart:class="chart:line">
            <chart:data-point chart:repeated="12"/>
          </chart:series>
          <chart:series chart:style-name="ch17" chart:values-cell-range-address="Sheet8.S3:Sheet8.S14" chart:label-cell-address="Sheet8.S2:Sheet8.S2" chart:class="chart:line">
            <chart:data-point chart:repeated="12"/>
          </chart:series>
          <chart:series chart:style-name="ch18" chart:values-cell-range-address="Sheet8.T3:Sheet8.T14" chart:label-cell-address="Sheet8.T2:Sheet8.T2" chart:class="chart:line">
            <chart:data-point chart:repeated="12"/>
          </chart:series>
          <chart:series chart:style-name="ch19" chart:values-cell-range-address="Sheet8.U3:Sheet8.U14" chart:label-cell-address="Sheet8.U2:Sheet8.U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M2:Sheet8.M2">Mutex tps</text:p>
              </table:table-cell>
              <table:table-cell office:value-type="string">
                <text:p text:id="Sheet8.N2:Sheet8.N2">CriticalSection tps</text:p>
              </table:table-cell>
              <table:table-cell office:value-type="string">
                <text:p text:id="Sheet8.O2:Sheet8.O2">CohortReadWriteMutex tps</text:p>
              </table:table-cell>
              <table:table-cell office:value-type="string">
                <text:p text:id="Sheet8.P2:Sheet8.P2">SlimReadWriteLock tps</text:p>
              </table:table-cell>
              <table:table-cell office:value-type="string">
                <text:p text:id="Sheet8.Q2:Sheet8.Q2">UltraSpinReadWriteMutex tps</text:p>
              </table:table-cell>
              <table:table-cell office:value-type="string">
                <text:p text:id="Sheet8.R2:Sheet8.R2">UltraLightReadWriteMutex tps</text:p>
              </table:table-cell>
              <table:table-cell office:value-type="string">
                <text:p text:id="Sheet8.S2:Sheet8.S2">UltraFastReadWriteMutex tps</text:p>
              </table:table-cell>
              <table:table-cell office:value-type="string">
                <text:p text:id="Sheet8.T2:Sheet8.T2">SemaMutex&lt;Semaphore&gt; tps</text:p>
              </table:table-cell>
              <table:table-cell office:value-type="string">
                <text:p text:id="Sheet8.U2:Sheet8.U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L3:Sheet8.L14">0</text:p>
              </table:table-cell>
              <table:table-cell office:value-type="float" office:value="2031726">
                <text:p text:id="Sheet8.M3:Sheet8.M14">2031726</text:p>
              </table:table-cell>
              <table:table-cell office:value-type="float" office:value="44848154">
                <text:p text:id="Sheet8.N3:Sheet8.N14">44848154</text:p>
              </table:table-cell>
              <table:table-cell office:value-type="float" office:value="37786006">
                <text:p text:id="Sheet8.O3:Sheet8.O14">37786006</text:p>
              </table:table-cell>
              <table:table-cell office:value-type="float" office:value="50351944">
                <text:p text:id="Sheet8.P3:Sheet8.P14">50351944</text:p>
              </table:table-cell>
              <table:table-cell office:value-type="float" office:value="2686456">
                <text:p text:id="Sheet8.Q3:Sheet8.Q14">2686456</text:p>
              </table:table-cell>
              <table:table-cell office:value-type="float" office:value="38005724">
                <text:p text:id="Sheet8.R3:Sheet8.R14">38005724</text:p>
              </table:table-cell>
              <table:table-cell office:value-type="float" office:value="2688032">
                <text:p text:id="Sheet8.S3:Sheet8.S14">2688032</text:p>
              </table:table-cell>
              <table:table-cell office:value-type="float" office:value="2200670">
                <text:p text:id="Sheet8.T3:Sheet8.T14">2200670</text:p>
              </table:table-cell>
              <table:table-cell office:value-type="float" office:value="40029495.714286">
                <text:p text:id="Sheet8.U3:Sheet8.U14">40029495.71428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38454197.5">
                <text:p>38454197.5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70158636">
                <text:p>70158636</text:p>
              </table:table-cell>
              <table:table-cell office:value-type="float" office:value="16752418">
                <text:p>16752418</text:p>
              </table:table-cell>
              <table:table-cell office:value-type="float" office:value="105990">
                <text:p>105990</text:p>
              </table:table-cell>
              <table:table-cell office:value-type="float" office:value="32873990">
                <text:p>328739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41244261">
                <text:p>41244261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66888232">
                <text:p>66888232</text:p>
              </table:table-cell>
              <table:table-cell office:value-type="float" office:value="20309900">
                <text:p>20309900</text:p>
              </table:table-cell>
              <table:table-cell office:value-type="float" office:value="90913.333333">
                <text:p>90913.333333</text:p>
              </table:table-cell>
              <table:table-cell office:value-type="float" office:value="27317790">
                <text:p>273177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07943410.5">
                <text:p>107943410.5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111766154">
                <text:p>111766154</text:p>
              </table:table-cell>
              <table:table-cell office:value-type="float" office:value="51210736">
                <text:p>51210736</text:p>
              </table:table-cell>
              <table:table-cell office:value-type="float" office:value="75726.666667">
                <text:p>75726.666667</text:p>
              </table:table-cell>
              <table:table-cell office:value-type="float" office:value="23115522.857143">
                <text:p>23115522.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37123374">
                <text:p>137123374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150561544">
                <text:p>150561544</text:p>
              </table:table-cell>
              <table:table-cell office:value-type="float" office:value="58703328">
                <text:p>58703328</text:p>
              </table:table-cell>
              <table:table-cell office:value-type="float" office:value="45616.666667">
                <text:p>45616.666667</text:p>
              </table:table-cell>
              <table:table-cell office:value-type="float" office:value="21525651.428571">
                <text:p>21525651.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65378687.5">
                <text:p>165378687.5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84855136">
                <text:p>184855136</text:p>
              </table:table-cell>
              <table:table-cell office:value-type="float" office:value="101683022">
                <text:p>101683022</text:p>
              </table:table-cell>
              <table:table-cell office:value-type="float" office:value="57176.666667">
                <text:p>57176.666667</text:p>
              </table:table-cell>
              <table:table-cell office:value-type="float" office:value="16787151.428571">
                <text:p>16787151.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229995578">
                <text:p>229995578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213180538">
                <text:p>213180538</text:p>
              </table:table-cell>
              <table:table-cell office:value-type="float" office:value="120337860">
                <text:p>120337860</text:p>
              </table:table-cell>
              <table:table-cell office:value-type="float" office:value="43636.666667">
                <text:p>43636.666667</text:p>
              </table:table-cell>
              <table:table-cell office:value-type="float" office:value="14224918.571429">
                <text:p>14224918.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284306198.5">
                <text:p>284306198.5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255942910">
                <text:p>255942910</text:p>
              </table:table-cell>
              <table:table-cell office:value-type="float" office:value="185936394">
                <text:p>185936394</text:p>
              </table:table-cell>
              <table:table-cell office:value-type="float" office:value="49663.333333">
                <text:p>49663.333333</text:p>
              </table:table-cell>
              <table:table-cell office:value-type="float" office:value="14322971.428571">
                <text:p>14322971.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637565762">
                <text:p>637565762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763183536">
                <text:p>763183536</text:p>
              </table:table-cell>
              <table:table-cell office:value-type="float" office:value="363373882">
                <text:p>363373882</text:p>
              </table:table-cell>
              <table:table-cell office:value-type="float" office:value="45870">
                <text:p>45870</text:p>
              </table:table-cell>
              <table:table-cell office:value-type="float" office:value="89907754.285714">
                <text:p>89907754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417144733">
                <text:p>417144733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768782880">
                <text:p>768782880</text:p>
              </table:table-cell>
              <table:table-cell office:value-type="float" office:value="441546552">
                <text:p>441546552</text:p>
              </table:table-cell>
              <table:table-cell office:value-type="float" office:value="44526.666667">
                <text:p>44526.666667</text:p>
              </table:table-cell>
              <table:table-cell office:value-type="float" office:value="35825950">
                <text:p>35825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441916136.5">
                <text:p>441916136.5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763615144">
                <text:p>763615144</text:p>
              </table:table-cell>
              <table:table-cell office:value-type="float" office:value="394416868">
                <text:p>394416868</text:p>
              </table:table-cell>
              <table:table-cell office:value-type="float" office:value="46583.333333">
                <text:p>46583.333333</text:p>
              </table:table-cell>
              <table:table-cell office:value-type="float" office:value="119065494.285714">
                <text:p>119065494.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405770588">
                <text:p>405770588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757995434">
                <text:p>757995434</text:p>
              </table:table-cell>
              <table:table-cell office:value-type="float" office:value="461099326">
                <text:p>461099326</text:p>
              </table:table-cell>
              <table:table-cell office:value-type="float" office:value="50643.333333">
                <text:p>50643.333333</text:p>
              </table:table-cell>
              <table:table-cell office:value-type="float" office:value="89863267.142857">
                <text:p>89863267.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652cm" svg:y="0.244cm" chart:style-name="ch2">
          <text:p>Write Locks/sec</text:p>
        </chart:title>
        <chart:subtitle svg:x="10.261cm" svg:y="0.99cm" chart:style-name="ch3">
          <text:p>#Writers=1</text:p>
        </chart:subtitle>
        <chart:legend chart:legend-position="end" svg:x="17.599cm" svg:y="4.067cm" chart:style-name="ch4"/>
        <chart:plot-area chart:style-name="ch5" table:cell-range-address="Sheet8.L44:Sheet8.U56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L45:Sheet8.L56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M45:Sheet8.M56" chart:label-cell-address="Sheet8.M44:Sheet8.M44" chart:class="chart:line">
            <chart:data-point chart:repeated="12"/>
          </chart:series>
          <chart:series chart:style-name="ch12" chart:values-cell-range-address="Sheet8.N45:Sheet8.N56" chart:label-cell-address="Sheet8.N44:Sheet8.N44" chart:class="chart:line">
            <chart:data-point chart:repeated="12"/>
          </chart:series>
          <chart:series chart:style-name="ch13" chart:values-cell-range-address="Sheet8.O45:Sheet8.O56" chart:label-cell-address="Sheet8.O44:Sheet8.O44" chart:class="chart:line">
            <chart:data-point chart:repeated="12"/>
          </chart:series>
          <chart:series chart:style-name="ch14" chart:values-cell-range-address="Sheet8.P45:Sheet8.P56" chart:label-cell-address="Sheet8.P44:Sheet8.P44" chart:class="chart:line">
            <chart:data-point chart:repeated="12"/>
          </chart:series>
          <chart:series chart:style-name="ch15" chart:values-cell-range-address="Sheet8.Q45:Sheet8.Q56" chart:label-cell-address="Sheet8.Q44:Sheet8.Q44" chart:class="chart:line">
            <chart:data-point chart:repeated="12"/>
          </chart:series>
          <chart:series chart:style-name="ch16" chart:values-cell-range-address="Sheet8.R45:Sheet8.R56" chart:label-cell-address="Sheet8.R44:Sheet8.R44" chart:class="chart:line">
            <chart:data-point chart:repeated="12"/>
          </chart:series>
          <chart:series chart:style-name="ch17" chart:values-cell-range-address="Sheet8.S45:Sheet8.S56" chart:label-cell-address="Sheet8.S44:Sheet8.S44" chart:class="chart:line">
            <chart:data-point chart:repeated="12"/>
          </chart:series>
          <chart:series chart:style-name="ch18" chart:values-cell-range-address="Sheet8.T45:Sheet8.T56" chart:label-cell-address="Sheet8.T44:Sheet8.T44" chart:class="chart:line">
            <chart:data-point chart:repeated="12"/>
          </chart:series>
          <chart:series chart:style-name="ch19" chart:values-cell-range-address="Sheet8.U45:Sheet8.U56" chart:label-cell-address="Sheet8.U44:Sheet8.U44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M44:Sheet8.M44">Mutex tps</text:p>
              </table:table-cell>
              <table:table-cell office:value-type="string">
                <text:p text:id="Sheet8.N44:Sheet8.N44">CriticalSection tps</text:p>
              </table:table-cell>
              <table:table-cell office:value-type="string">
                <text:p text:id="Sheet8.O44:Sheet8.O44">CohortReadWriteMutex tps</text:p>
              </table:table-cell>
              <table:table-cell office:value-type="string">
                <text:p text:id="Sheet8.P44:Sheet8.P44">SlimReadWriteLock tps</text:p>
              </table:table-cell>
              <table:table-cell office:value-type="string">
                <text:p text:id="Sheet8.Q44:Sheet8.Q44">UltraSpinReadWriteMutex tps</text:p>
              </table:table-cell>
              <table:table-cell office:value-type="string">
                <text:p text:id="Sheet8.R44:Sheet8.R44">UltraLightReadWriteMutex tps</text:p>
              </table:table-cell>
              <table:table-cell office:value-type="string">
                <text:p text:id="Sheet8.S44:Sheet8.S44">UltraFastReadWriteMutex tps</text:p>
              </table:table-cell>
              <table:table-cell office:value-type="string">
                <text:p text:id="Sheet8.T44:Sheet8.T44">SemaMutex&lt;Semaphore&gt; tps</text:p>
              </table:table-cell>
              <table:table-cell office:value-type="string">
                <text:p text:id="Sheet8.U44:Sheet8.U44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L45:Sheet8.L56">0</text:p>
              </table:table-cell>
              <table:table-cell office:value-type="float" office:value="2031726">
                <text:p text:id="Sheet8.M45:Sheet8.M56">2031726</text:p>
              </table:table-cell>
              <table:table-cell office:value-type="float" office:value="44848154">
                <text:p text:id="Sheet8.N45:Sheet8.N56">44848154</text:p>
              </table:table-cell>
              <table:table-cell office:value-type="float" office:value="37786006">
                <text:p text:id="Sheet8.O45:Sheet8.O56">37786006</text:p>
              </table:table-cell>
              <table:table-cell office:value-type="float" office:value="50351944">
                <text:p text:id="Sheet8.P45:Sheet8.P56">50351944</text:p>
              </table:table-cell>
              <table:table-cell office:value-type="float" office:value="2686456">
                <text:p text:id="Sheet8.Q45:Sheet8.Q56">2686456</text:p>
              </table:table-cell>
              <table:table-cell office:value-type="float" office:value="38005724">
                <text:p text:id="Sheet8.R45:Sheet8.R56">38005724</text:p>
              </table:table-cell>
              <table:table-cell office:value-type="float" office:value="2688032">
                <text:p text:id="Sheet8.S45:Sheet8.S56">2688032</text:p>
              </table:table-cell>
              <table:table-cell office:value-type="float" office:value="2200670">
                <text:p text:id="Sheet8.T45:Sheet8.T56">2200670</text:p>
              </table:table-cell>
              <table:table-cell office:value-type="float" office:value="40029495.714286">
                <text:p text:id="Sheet8.U45:Sheet8.U56">40029495.71428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8313382">
                <text:p>18313382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7520042">
                <text:p>7520042</text:p>
              </table:table-cell>
              <table:table-cell office:value-type="float" office:value="1045040">
                <text:p>1045040</text:p>
              </table:table-cell>
              <table:table-cell office:value-type="float" office:value="53180">
                <text:p>53180</text:p>
              </table:table-cell>
              <table:table-cell office:value-type="float" office:value="20687827.142857">
                <text:p>20687827.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4889911">
                <text:p>4889911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161162">
                <text:p>9161162</text:p>
              </table:table-cell>
              <table:table-cell office:value-type="float" office:value="954120">
                <text:p>954120</text:p>
              </table:table-cell>
              <table:table-cell office:value-type="float" office:value="30163.333333">
                <text:p>30163.333333</text:p>
              </table:table-cell>
              <table:table-cell office:value-type="float" office:value="17371857.142857">
                <text:p>17371857.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4565561.5">
                <text:p>4565561.5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4153198">
                <text:p>4153198</text:p>
              </table:table-cell>
              <table:table-cell office:value-type="float" office:value="526102">
                <text:p>526102</text:p>
              </table:table-cell>
              <table:table-cell office:value-type="float" office:value="18923.333333">
                <text:p>18923.333333</text:p>
              </table:table-cell>
              <table:table-cell office:value-type="float" office:value="11327940">
                <text:p>113279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3285659.5">
                <text:p>3285659.5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3711624">
                <text:p>3711624</text:p>
              </table:table-cell>
              <table:table-cell office:value-type="float" office:value="463888">
                <text:p>463888</text:p>
              </table:table-cell>
              <table:table-cell office:value-type="float" office:value="9126.666667">
                <text:p>9126.666667</text:p>
              </table:table-cell>
              <table:table-cell office:value-type="float" office:value="13172637.142857">
                <text:p>13172637.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814672">
                <text:p>3814672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001004">
                <text:p>3001004</text:p>
              </table:table-cell>
              <table:table-cell office:value-type="float" office:value="324026">
                <text:p>324026</text:p>
              </table:table-cell>
              <table:table-cell office:value-type="float" office:value="9530">
                <text:p>9530</text:p>
              </table:table-cell>
              <table:table-cell office:value-type="float" office:value="12419904.285714">
                <text:p>12419904.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3189674.5">
                <text:p>3189674.5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465054">
                <text:p>2465054</text:p>
              </table:table-cell>
              <table:table-cell office:value-type="float" office:value="213486">
                <text:p>213486</text:p>
              </table:table-cell>
              <table:table-cell office:value-type="float" office:value="6230">
                <text:p>6230</text:p>
              </table:table-cell>
              <table:table-cell office:value-type="float" office:value="10826264.285714">
                <text:p>10826264.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2729625">
                <text:p>2729625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2089836">
                <text:p>2089836</text:p>
              </table:table-cell>
              <table:table-cell office:value-type="float" office:value="173620">
                <text:p>173620</text:p>
              </table:table-cell>
              <table:table-cell office:value-type="float" office:value="6220">
                <text:p>6220</text:p>
              </table:table-cell>
              <table:table-cell office:value-type="float" office:value="10027215.714286">
                <text:p>10027215.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4192.5">
                <text:p>4192.5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5358">
                <text:p>5358</text:p>
              </table:table-cell>
              <table:table-cell office:value-type="float" office:value="106388">
                <text:p>106388</text:p>
              </table:table-cell>
              <table:table-cell office:value-type="float" office:value="5093.333333">
                <text:p>5093.333333</text:p>
              </table:table-cell>
              <table:table-cell office:value-type="float" office:value="7493224.285714">
                <text:p>7493224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3357.5">
                <text:p>3357.5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2620">
                <text:p>2620</text:p>
              </table:table-cell>
              <table:table-cell office:value-type="float" office:value="88104">
                <text:p>88104</text:p>
              </table:table-cell>
              <table:table-cell office:value-type="float" office:value="4450">
                <text:p>4450</text:p>
              </table:table-cell>
              <table:table-cell office:value-type="float" office:value="8024144.285714">
                <text:p>8024144.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2604">
                <text:p>2604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2630">
                <text:p>2630</text:p>
              </table:table-cell>
              <table:table-cell office:value-type="float" office:value="97350">
                <text:p>97350</text:p>
              </table:table-cell>
              <table:table-cell office:value-type="float" office:value="4270">
                <text:p>4270</text:p>
              </table:table-cell>
              <table:table-cell office:value-type="float" office:value="4137932.857143">
                <text:p>4137932.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851">
                <text:p>1851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2400">
                <text:p>2400</text:p>
              </table:table-cell>
              <table:table-cell office:value-type="float" office:value="87920">
                <text:p>87920</text:p>
              </table:table-cell>
              <table:table-cell office:value-type="float" office:value="4210">
                <text:p>4210</text:p>
              </table:table-cell>
              <table:table-cell office:value-type="float" office:value="4906125.714286">
                <text:p>4906125.7142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732cm" svg:y="0.244cm" chart:style-name="ch2">
          <text:p>Total Locks/sec</text:p>
        </chart:title>
        <chart:subtitle svg:x="10.261cm" svg:y="0.99cm" chart:style-name="ch3">
          <text:p>#Writers=4</text:p>
        </chart:subtitle>
        <chart:legend chart:legend-position="end" svg:x="17.599cm" svg:y="4.067cm" chart:style-name="ch4"/>
        <chart:plot-area chart:style-name="ch5" table:cell-range-address="Sheet8.W2:Sheet8.AF14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W3:Sheet8.W14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X3:Sheet8.X14" chart:label-cell-address="Sheet8.X2:Sheet8.X2" chart:class="chart:line">
            <chart:data-point chart:repeated="12"/>
          </chart:series>
          <chart:series chart:style-name="ch12" chart:values-cell-range-address="Sheet8.Y3:Sheet8.Y14" chart:label-cell-address="Sheet8.Y2:Sheet8.Y2" chart:class="chart:line">
            <chart:data-point chart:repeated="12"/>
          </chart:series>
          <chart:series chart:style-name="ch13" chart:values-cell-range-address="Sheet8.Z3:Sheet8.Z14" chart:label-cell-address="Sheet8.Z2:Sheet8.Z2" chart:class="chart:line">
            <chart:data-point chart:repeated="12"/>
          </chart:series>
          <chart:series chart:style-name="ch14" chart:values-cell-range-address="Sheet8.AA3:Sheet8.AA14" chart:label-cell-address="Sheet8.AA2:Sheet8.AA2" chart:class="chart:line">
            <chart:data-point chart:repeated="12"/>
          </chart:series>
          <chart:series chart:style-name="ch15" chart:values-cell-range-address="Sheet8.AB3:Sheet8.AB14" chart:label-cell-address="Sheet8.AB2:Sheet8.AB2" chart:class="chart:line">
            <chart:data-point chart:repeated="12"/>
          </chart:series>
          <chart:series chart:style-name="ch16" chart:values-cell-range-address="Sheet8.AC3:Sheet8.AC14" chart:label-cell-address="Sheet8.AC2:Sheet8.AC2" chart:class="chart:line">
            <chart:data-point chart:repeated="12"/>
          </chart:series>
          <chart:series chart:style-name="ch17" chart:values-cell-range-address="Sheet8.AD3:Sheet8.AD14" chart:label-cell-address="Sheet8.AD2:Sheet8.AD2" chart:class="chart:line">
            <chart:data-point chart:repeated="12"/>
          </chart:series>
          <chart:series chart:style-name="ch18" chart:values-cell-range-address="Sheet8.AE3:Sheet8.AE14" chart:label-cell-address="Sheet8.AE2:Sheet8.AE2" chart:class="chart:line">
            <chart:data-point chart:repeated="12"/>
          </chart:series>
          <chart:series chart:style-name="ch19" chart:values-cell-range-address="Sheet8.AF3:Sheet8.AF14" chart:label-cell-address="Sheet8.AF2:Sheet8.AF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X2:Sheet8.X2">Mutex tps</text:p>
              </table:table-cell>
              <table:table-cell office:value-type="string">
                <text:p text:id="Sheet8.Y2:Sheet8.Y2">CriticalSection tps</text:p>
              </table:table-cell>
              <table:table-cell office:value-type="string">
                <text:p text:id="Sheet8.Z2:Sheet8.Z2">CohortReadWriteMutex tps</text:p>
              </table:table-cell>
              <table:table-cell office:value-type="string">
                <text:p text:id="Sheet8.AA2:Sheet8.AA2">SlimReadWriteLock tps</text:p>
              </table:table-cell>
              <table:table-cell office:value-type="string">
                <text:p text:id="Sheet8.AB2:Sheet8.AB2">UltraSpinReadWriteMutex tps</text:p>
              </table:table-cell>
              <table:table-cell office:value-type="string">
                <text:p text:id="Sheet8.AC2:Sheet8.AC2">UltraLightReadWriteMutex tps</text:p>
              </table:table-cell>
              <table:table-cell office:value-type="string">
                <text:p text:id="Sheet8.AD2:Sheet8.AD2">UltraFastReadWriteMutex tps</text:p>
              </table:table-cell>
              <table:table-cell office:value-type="string">
                <text:p text:id="Sheet8.AE2:Sheet8.AE2">SemaMutex&lt;Semaphore&gt; tps</text:p>
              </table:table-cell>
              <table:table-cell office:value-type="string">
                <text:p text:id="Sheet8.AF2:Sheet8.AF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W3:Sheet8.W14">0</text:p>
              </table:table-cell>
              <table:table-cell office:value-type="float" office:value="91218">
                <text:p text:id="Sheet8.X3:Sheet8.X14">91218</text:p>
              </table:table-cell>
              <table:table-cell office:value-type="float" office:value="15936344">
                <text:p text:id="Sheet8.Y3:Sheet8.Y14">15936344</text:p>
              </table:table-cell>
              <table:table-cell office:value-type="float" office:value="13578498">
                <text:p text:id="Sheet8.Z3:Sheet8.Z14">13578498</text:p>
              </table:table-cell>
              <table:table-cell office:value-type="float" office:value="25961558">
                <text:p text:id="Sheet8.AA3:Sheet8.AA14">25961558</text:p>
              </table:table-cell>
              <table:table-cell office:value-type="float" office:value="1280874">
                <text:p text:id="Sheet8.AB3:Sheet8.AB14">1280874</text:p>
              </table:table-cell>
              <table:table-cell office:value-type="float" office:value="12266366">
                <text:p text:id="Sheet8.AC3:Sheet8.AC14">12266366</text:p>
              </table:table-cell>
              <table:table-cell office:value-type="float" office:value="1275026">
                <text:p text:id="Sheet8.AD3:Sheet8.AD14">1275026</text:p>
              </table:table-cell>
              <table:table-cell office:value-type="float" office:value="78123.333333">
                <text:p text:id="Sheet8.AE3:Sheet8.AE14">78123.333333</text:p>
              </table:table-cell>
              <table:table-cell office:value-type="float" office:value="22065001.428571">
                <text:p text:id="Sheet8.AF3:Sheet8.AF14">22065001.42857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3798">
                <text:p>43798</text:p>
              </table:table-cell>
              <table:table-cell office:value-type="float" office:value="14382314">
                <text:p>14382314</text:p>
              </table:table-cell>
              <table:table-cell office:value-type="float" office:value="20987511.5">
                <text:p>20987511.5</text:p>
              </table:table-cell>
              <table:table-cell office:value-type="float" office:value="25109532">
                <text:p>25109532</text:p>
              </table:table-cell>
              <table:table-cell office:value-type="float" office:value="424382">
                <text:p>424382</text:p>
              </table:table-cell>
              <table:table-cell office:value-type="float" office:value="14305026">
                <text:p>14305026</text:p>
              </table:table-cell>
              <table:table-cell office:value-type="float" office:value="14470358">
                <text:p>14470358</text:p>
              </table:table-cell>
              <table:table-cell office:value-type="float" office:value="44846.666667">
                <text:p>44846.666667</text:p>
              </table:table-cell>
              <table:table-cell office:value-type="float" office:value="19223260">
                <text:p>192232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62">
                <text:p>51062</text:p>
              </table:table-cell>
              <table:table-cell office:value-type="float" office:value="14514972">
                <text:p>14514972</text:p>
              </table:table-cell>
              <table:table-cell office:value-type="float" office:value="32784876">
                <text:p>32784876</text:p>
              </table:table-cell>
              <table:table-cell office:value-type="float" office:value="25086536">
                <text:p>25086536</text:p>
              </table:table-cell>
              <table:table-cell office:value-type="float" office:value="2100834">
                <text:p>2100834</text:p>
              </table:table-cell>
              <table:table-cell office:value-type="float" office:value="29748022">
                <text:p>29748022</text:p>
              </table:table-cell>
              <table:table-cell office:value-type="float" office:value="41599618">
                <text:p>41599618</text:p>
              </table:table-cell>
              <table:table-cell office:value-type="float" office:value="60053.333333">
                <text:p>60053.333333</text:p>
              </table:table-cell>
              <table:table-cell office:value-type="float" office:value="19843037.142857">
                <text:p>19843037.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82">
                <text:p>45682</text:p>
              </table:table-cell>
              <table:table-cell office:value-type="float" office:value="14402694">
                <text:p>14402694</text:p>
              </table:table-cell>
              <table:table-cell office:value-type="float" office:value="42825868.5">
                <text:p>42825868.5</text:p>
              </table:table-cell>
              <table:table-cell office:value-type="float" office:value="23749094">
                <text:p>23749094</text:p>
              </table:table-cell>
              <table:table-cell office:value-type="float" office:value="2327812">
                <text:p>2327812</text:p>
              </table:table-cell>
              <table:table-cell office:value-type="float" office:value="53441490">
                <text:p>53441490</text:p>
              </table:table-cell>
              <table:table-cell office:value-type="float" office:value="53564668">
                <text:p>53564668</text:p>
              </table:table-cell>
              <table:table-cell office:value-type="float" office:value="45370">
                <text:p>45370</text:p>
              </table:table-cell>
              <table:table-cell office:value-type="float" office:value="18516268.571429">
                <text:p>18516268.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24">
                <text:p>49224</text:p>
              </table:table-cell>
              <table:table-cell office:value-type="float" office:value="14705314">
                <text:p>14705314</text:p>
              </table:table-cell>
              <table:table-cell office:value-type="float" office:value="86002612">
                <text:p>86002612</text:p>
              </table:table-cell>
              <table:table-cell office:value-type="float" office:value="24146220">
                <text:p>24146220</text:p>
              </table:table-cell>
              <table:table-cell office:value-type="float" office:value="28427864">
                <text:p>28427864</text:p>
              </table:table-cell>
              <table:table-cell office:value-type="float" office:value="143431524">
                <text:p>143431524</text:p>
              </table:table-cell>
              <table:table-cell office:value-type="float" office:value="65991848">
                <text:p>65991848</text:p>
              </table:table-cell>
              <table:table-cell office:value-type="float" office:value="43183.333333">
                <text:p>43183.333333</text:p>
              </table:table-cell>
              <table:table-cell office:value-type="float" office:value="15217987.142857">
                <text:p>15217987.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14">
                <text:p>46214</text:p>
              </table:table-cell>
              <table:table-cell office:value-type="float" office:value="24165872">
                <text:p>24165872</text:p>
              </table:table-cell>
              <table:table-cell office:value-type="float" office:value="84139970.5">
                <text:p>84139970.5</text:p>
              </table:table-cell>
              <table:table-cell office:value-type="float" office:value="22108174">
                <text:p>22108174</text:p>
              </table:table-cell>
              <table:table-cell office:value-type="float" office:value="3717644">
                <text:p>3717644</text:p>
              </table:table-cell>
              <table:table-cell office:value-type="float" office:value="248276888">
                <text:p>248276888</text:p>
              </table:table-cell>
              <table:table-cell office:value-type="float" office:value="107240068">
                <text:p>107240068</text:p>
              </table:table-cell>
              <table:table-cell office:value-type="float" office:value="46823.333333">
                <text:p>46823.333333</text:p>
              </table:table-cell>
              <table:table-cell office:value-type="float" office:value="14058375.714286">
                <text:p>14058375.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50">
                <text:p>47050</text:p>
              </table:table-cell>
              <table:table-cell office:value-type="float" office:value="14259614">
                <text:p>14259614</text:p>
              </table:table-cell>
              <table:table-cell office:value-type="float" office:value="158101655.5">
                <text:p>158101655.5</text:p>
              </table:table-cell>
              <table:table-cell office:value-type="float" office:value="18851142">
                <text:p>18851142</text:p>
              </table:table-cell>
              <table:table-cell office:value-type="float" office:value="19475640">
                <text:p>19475640</text:p>
              </table:table-cell>
              <table:table-cell office:value-type="float" office:value="284814664">
                <text:p>284814664</text:p>
              </table:table-cell>
              <table:table-cell office:value-type="float" office:value="162859560">
                <text:p>162859560</text:p>
              </table:table-cell>
              <table:table-cell office:value-type="float" office:value="48863.333333">
                <text:p>48863.333333</text:p>
              </table:table-cell>
              <table:table-cell office:value-type="float" office:value="13192774.285714">
                <text:p>13192774.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24">
                <text:p>48324</text:p>
              </table:table-cell>
              <table:table-cell office:value-type="float" office:value="14665632">
                <text:p>14665632</text:p>
              </table:table-cell>
              <table:table-cell office:value-type="float" office:value="141197641">
                <text:p>141197641</text:p>
              </table:table-cell>
              <table:table-cell office:value-type="float" office:value="19854678">
                <text:p>19854678</text:p>
              </table:table-cell>
              <table:table-cell office:value-type="float" office:value="27396610">
                <text:p>27396610</text:p>
              </table:table-cell>
              <table:table-cell office:value-type="float" office:value="287718776">
                <text:p>287718776</text:p>
              </table:table-cell>
              <table:table-cell office:value-type="float" office:value="162157388">
                <text:p>162157388</text:p>
              </table:table-cell>
              <table:table-cell office:value-type="float" office:value="47070">
                <text:p>47070</text:p>
              </table:table-cell>
              <table:table-cell office:value-type="float" office:value="11714560">
                <text:p>11714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162">
                <text:p>51162</text:p>
              </table:table-cell>
              <table:table-cell office:value-type="float" office:value="14384450">
                <text:p>14384450</text:p>
              </table:table-cell>
              <table:table-cell office:value-type="float" office:value="319307835.5">
                <text:p>319307835.5</text:p>
              </table:table-cell>
              <table:table-cell office:value-type="float" office:value="19756736">
                <text:p>19756736</text:p>
              </table:table-cell>
              <table:table-cell office:value-type="float" office:value="3948964">
                <text:p>3948964</text:p>
              </table:table-cell>
              <table:table-cell office:value-type="float" office:value="734072484">
                <text:p>734072484</text:p>
              </table:table-cell>
              <table:table-cell office:value-type="float" office:value="247974838">
                <text:p>247974838</text:p>
              </table:table-cell>
              <table:table-cell office:value-type="float" office:value="51590">
                <text:p>51590</text:p>
              </table:table-cell>
              <table:table-cell office:value-type="float" office:value="11604187.142857">
                <text:p>11604187.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576">
                <text:p>46576</text:p>
              </table:table-cell>
              <table:table-cell office:value-type="float" office:value="14900184">
                <text:p>14900184</text:p>
              </table:table-cell>
              <table:table-cell office:value-type="float" office:value="440592536">
                <text:p>440592536</text:p>
              </table:table-cell>
              <table:table-cell office:value-type="float" office:value="18417212">
                <text:p>18417212</text:p>
              </table:table-cell>
              <table:table-cell office:value-type="float" office:value="1429696">
                <text:p>1429696</text:p>
              </table:table-cell>
              <table:table-cell office:value-type="float" office:value="692590872">
                <text:p>692590872</text:p>
              </table:table-cell>
              <table:table-cell office:value-type="float" office:value="323428452">
                <text:p>323428452</text:p>
              </table:table-cell>
              <table:table-cell office:value-type="float" office:value="49820">
                <text:p>49820</text:p>
              </table:table-cell>
              <table:table-cell office:value-type="float" office:value="10141170">
                <text:p>10141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32">
                <text:p>44832</text:p>
              </table:table-cell>
              <table:table-cell office:value-type="float" office:value="14597042">
                <text:p>14597042</text:p>
              </table:table-cell>
              <table:table-cell office:value-type="float" office:value="414063688.5">
                <text:p>414063688.5</text:p>
              </table:table-cell>
              <table:table-cell office:value-type="float" office:value="17541402">
                <text:p>17541402</text:p>
              </table:table-cell>
              <table:table-cell office:value-type="float" office:value="23356566">
                <text:p>23356566</text:p>
              </table:table-cell>
              <table:table-cell office:value-type="float" office:value="796797776">
                <text:p>796797776</text:p>
              </table:table-cell>
              <table:table-cell office:value-type="float" office:value="444614772">
                <text:p>444614772</text:p>
              </table:table-cell>
              <table:table-cell office:value-type="float" office:value="47863.333333">
                <text:p>47863.333333</text:p>
              </table:table-cell>
              <table:table-cell office:value-type="float" office:value="12561882.857143">
                <text:p>12561882.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26">
                <text:p>44826</text:p>
              </table:table-cell>
              <table:table-cell office:value-type="float" office:value="14897762">
                <text:p>14897762</text:p>
              </table:table-cell>
              <table:table-cell office:value-type="float" office:value="480062438.5">
                <text:p>480062438.5</text:p>
              </table:table-cell>
              <table:table-cell office:value-type="float" office:value="17504328">
                <text:p>17504328</text:p>
              </table:table-cell>
              <table:table-cell office:value-type="float" office:value="124504780">
                <text:p>124504780</text:p>
              </table:table-cell>
              <table:table-cell office:value-type="float" office:value="794463938">
                <text:p>794463938</text:p>
              </table:table-cell>
              <table:table-cell office:value-type="float" office:value="453704950">
                <text:p>453704950</text:p>
              </table:table-cell>
              <table:table-cell office:value-type="float" office:value="45720">
                <text:p>45720</text:p>
              </table:table-cell>
              <table:table-cell office:value-type="float" office:value="26680198.571429">
                <text:p>26680198.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276cm" svg:height="11.928cm" xlink:href=".." chart:class="chart:line" chart:style-name="ch1">
        <chart:title svg:x="9.762cm" svg:y="0.239cm" chart:style-name="ch2">
          <text:p>ReadLock/sec</text:p>
        </chart:title>
        <chart:subtitle svg:x="10.172cm" svg:y="0.98cm" chart:style-name="ch3">
          <text:p>#Writers=0</text:p>
        </chart:subtitle>
        <chart:legend chart:legend-position="end" svg:x="17.424cm" svg:y="3.948cm" chart:style-name="ch4"/>
        <chart:plot-area chart:style-name="ch5" table:cell-range-address="Sheet8.A2:Sheet8.J14" chart:data-source-has-labels="both" svg:x="0.689cm" svg:y="1.669cm" svg:width="16.291cm" svg:height="9.746cm">
          <chart:axis chart:dimension="x" chart:name="primary-x" chart:style-name="ch6">
            <chart:title svg:x="7.903cm" svg:y="11.055cm" chart:style-name="ch7">
              <text:p>#Reader threads</text:p>
            </chart:title>
            <chart:categories table:cell-range-address="Sheet8.A3:Sheet8.A14"/>
          </chart:axis>
          <chart:axis chart:dimension="y" chart:name="primary-y" chart:style-name="ch8">
            <chart:title svg:x="0.446cm" svg:y="7.287cm" chart:style-name="ch9">
              <text:p>ReadLock/sec</text:p>
            </chart:title>
            <chart:grid chart:style-name="ch10" chart:class="major"/>
          </chart:axis>
          <chart:series chart:style-name="ch11" chart:values-cell-range-address="Sheet8.B3:Sheet8.B14" chart:label-cell-address="Sheet8.B2:Sheet8.B2" chart:class="chart:line">
            <chart:data-point chart:repeated="12"/>
          </chart:series>
          <chart:series chart:style-name="ch12" chart:values-cell-range-address="Sheet8.C3:Sheet8.C14" chart:label-cell-address="Sheet8.C2:Sheet8.C2" chart:class="chart:line">
            <chart:data-point chart:repeated="12"/>
          </chart:series>
          <chart:series chart:style-name="ch13" chart:values-cell-range-address="Sheet8.D3:Sheet8.D14" chart:label-cell-address="Sheet8.D2:Sheet8.D2" chart:class="chart:line">
            <chart:data-point chart:repeated="12"/>
          </chart:series>
          <chart:series chart:style-name="ch14" chart:values-cell-range-address="Sheet8.E3:Sheet8.E14" chart:label-cell-address="Sheet8.E2:Sheet8.E2" chart:class="chart:line">
            <chart:data-point chart:repeated="12"/>
          </chart:series>
          <chart:series chart:style-name="ch15" chart:values-cell-range-address="Sheet8.F3:Sheet8.F14" chart:label-cell-address="Sheet8.F2:Sheet8.F2" chart:class="chart:line">
            <chart:data-point chart:repeated="12"/>
          </chart:series>
          <chart:series chart:style-name="ch16" chart:values-cell-range-address="Sheet8.G3:Sheet8.G14" chart:label-cell-address="Sheet8.G2:Sheet8.G2" chart:class="chart:line">
            <chart:data-point chart:repeated="12"/>
          </chart:series>
          <chart:series chart:style-name="ch17" chart:values-cell-range-address="Sheet8.H3:Sheet8.H14" chart:label-cell-address="Sheet8.H2:Sheet8.H2" chart:class="chart:line">
            <chart:data-point chart:repeated="12"/>
          </chart:series>
          <chart:series chart:style-name="ch18" chart:values-cell-range-address="Sheet8.I3:Sheet8.I14" chart:label-cell-address="Sheet8.I2:Sheet8.I2" chart:class="chart:line">
            <chart:data-point chart:repeated="12"/>
          </chart:series>
          <chart:series chart:style-name="ch19" chart:values-cell-range-address="Sheet8.J3:Sheet8.J14" chart:label-cell-address="Sheet8.J2:Sheet8.J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B2:Sheet8.B2">Mutex tps</text:p>
              </table:table-cell>
              <table:table-cell office:value-type="string">
                <text:p text:id="Sheet8.C2:Sheet8.C2">CriticalSection tps</text:p>
              </table:table-cell>
              <table:table-cell office:value-type="string">
                <text:p text:id="Sheet8.D2:Sheet8.D2">CohortReadWriteMutex tps</text:p>
              </table:table-cell>
              <table:table-cell office:value-type="string">
                <text:p text:id="Sheet8.E2:Sheet8.E2">SlimReadWriteLock tps</text:p>
              </table:table-cell>
              <table:table-cell office:value-type="string">
                <text:p text:id="Sheet8.F2:Sheet8.F2">UltraSpinReadWriteMutex tps</text:p>
              </table:table-cell>
              <table:table-cell office:value-type="string">
                <text:p text:id="Sheet8.G2:Sheet8.G2">UltraLightReadWriteMutex tps</text:p>
              </table:table-cell>
              <table:table-cell office:value-type="string">
                <text:p text:id="Sheet8.H2:Sheet8.H2">UltraFastReadWriteMutex tps</text:p>
              </table:table-cell>
              <table:table-cell office:value-type="string">
                <text:p text:id="Sheet8.I2:Sheet8.I2">SemaMutex&lt;Semaphore&gt; tps</text:p>
              </table:table-cell>
              <table:table-cell office:value-type="string">
                <text:p text:id="Sheet8.J2:Sheet8.J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A3:Sheet8.A14">0</text:p>
              </table:table-cell>
              <table:table-cell office:value-type="float" office:value="0">
                <text:p text:id="Sheet8.B3:Sheet8.B14">0</text:p>
              </table:table-cell>
              <table:table-cell office:value-type="float" office:value="0">
                <text:p text:id="Sheet8.C3:Sheet8.C14">0</text:p>
              </table:table-cell>
              <table:table-cell office:value-type="float" office:value="0">
                <text:p text:id="Sheet8.D3:Sheet8.D14">0</text:p>
              </table:table-cell>
              <table:table-cell office:value-type="float" office:value="0">
                <text:p text:id="Sheet8.E3:Sheet8.E14">0</text:p>
              </table:table-cell>
              <table:table-cell office:value-type="float" office:value="0">
                <text:p text:id="Sheet8.F3:Sheet8.F14">0</text:p>
              </table:table-cell>
              <table:table-cell office:value-type="float" office:value="0">
                <text:p text:id="Sheet8.G3:Sheet8.G14">0</text:p>
              </table:table-cell>
              <table:table-cell office:value-type="float" office:value="0">
                <text:p text:id="Sheet8.H3:Sheet8.H14">0</text:p>
              </table:table-cell>
              <table:table-cell office:value-type="float" office:value="0">
                <text:p text:id="Sheet8.I3:Sheet8.I14">0</text:p>
              </table:table-cell>
              <table:table-cell office:value-type="float" office:value="0">
                <text:p text:id="Sheet8.J3:Sheet8.J14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183965008">
                <text:p>183965008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8704172">
                <text:p>198704172</text:p>
              </table:table-cell>
              <table:table-cell office:value-type="float" office:value="199534462">
                <text:p>199534462</text:p>
              </table:table-cell>
              <table:table-cell office:value-type="float" office:value="1800060">
                <text:p>1800060</text:p>
              </table:table-cell>
              <table:table-cell office:value-type="float" office:value="180451065.7">
                <text:p>18045106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132854166.5">
                <text:p>132854166.5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2794690">
                <text:p>312794690</text:p>
              </table:table-cell>
              <table:table-cell office:value-type="float" office:value="316462952">
                <text:p>316462952</text:p>
              </table:table-cell>
              <table:table-cell office:value-type="float" office:value="208420">
                <text:p>208420</text:p>
              </table:table-cell>
              <table:table-cell office:value-type="float" office:value="130037804.2">
                <text:p>13003780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226914605.5">
                <text:p>226914605.5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83275576">
                <text:p>383275576</text:p>
              </table:table-cell>
              <table:table-cell office:value-type="float" office:value="395340530">
                <text:p>395340530</text:p>
              </table:table-cell>
              <table:table-cell office:value-type="float" office:value="222173.333333">
                <text:p>222173.333333</text:p>
              </table:table-cell>
              <table:table-cell office:value-type="float" office:value="356646101.4">
                <text:p>35664610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233456619">
                <text:p>233456619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9543750">
                <text:p>499543750</text:p>
              </table:table-cell>
              <table:table-cell office:value-type="float" office:value="491809978">
                <text:p>491809978</text:p>
              </table:table-cell>
              <table:table-cell office:value-type="float" office:value="92613.333333">
                <text:p>92613.333333</text:p>
              </table:table-cell>
              <table:table-cell office:value-type="float" office:value="229895124.2">
                <text:p>22989512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359465864.5">
                <text:p>359465864.5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85693782">
                <text:p>585693782</text:p>
              </table:table-cell>
              <table:table-cell office:value-type="float" office:value="570127050">
                <text:p>570127050</text:p>
              </table:table-cell>
              <table:table-cell office:value-type="float" office:value="45750">
                <text:p>45750</text:p>
              </table:table-cell>
              <table:table-cell office:value-type="float" office:value="260731381.4">
                <text:p>26073138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429249503.5">
                <text:p>429249503.5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59692500">
                <text:p>659692500</text:p>
              </table:table-cell>
              <table:table-cell office:value-type="float" office:value="646501590">
                <text:p>646501590</text:p>
              </table:table-cell>
              <table:table-cell office:value-type="float" office:value="47783.333333">
                <text:p>47783.333333</text:p>
              </table:table-cell>
              <table:table-cell office:value-type="float" office:value="299489941.4">
                <text:p>29948994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299726031">
                <text:p>299726031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17828210">
                <text:p>717828210</text:p>
              </table:table-cell>
              <table:table-cell office:value-type="float" office:value="703928044">
                <text:p>703928044</text:p>
              </table:table-cell>
              <table:table-cell office:value-type="float" office:value="55376.666667">
                <text:p>55376.666667</text:p>
              </table:table-cell>
              <table:table-cell office:value-type="float" office:value="404935202.8">
                <text:p>40493520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321699002.5">
                <text:p>321699002.5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800883590">
                <text:p>800883590</text:p>
              </table:table-cell>
              <table:table-cell office:value-type="float" office:value="783362428">
                <text:p>783362428</text:p>
              </table:table-cell>
              <table:table-cell office:value-type="float" office:value="46213.333333">
                <text:p>46213.333333</text:p>
              </table:table-cell>
              <table:table-cell office:value-type="float" office:value="325987265.7">
                <text:p>32598726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287705196.5">
                <text:p>287705196.5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9465348">
                <text:p>789465348</text:p>
              </table:table-cell>
              <table:table-cell office:value-type="float" office:value="782833800">
                <text:p>782833800</text:p>
              </table:table-cell>
              <table:table-cell office:value-type="float" office:value="46616.666667">
                <text:p>46616.666667</text:p>
              </table:table-cell>
              <table:table-cell office:value-type="float" office:value="370971234.2">
                <text:p>37097123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355912427">
                <text:p>355912427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793827158">
                <text:p>793827158</text:p>
              </table:table-cell>
              <table:table-cell office:value-type="float" office:value="820796128">
                <text:p>820796128</text:p>
              </table:table-cell>
              <table:table-cell office:value-type="float" office:value="47980">
                <text:p>47980</text:p>
              </table:table-cell>
              <table:table-cell office:value-type="float" office:value="393429391.4">
                <text:p>39342939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550397390">
                <text:p>550397390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73115806">
                <text:p>773115806</text:p>
              </table:table-cell>
              <table:table-cell office:value-type="float" office:value="785232526">
                <text:p>785232526</text:p>
              </table:table-cell>
              <table:table-cell office:value-type="float" office:value="45573.333333">
                <text:p>45573.333333</text:p>
              </table:table-cell>
              <table:table-cell office:value-type="float" office:value="451992457.1">
                <text:p>451992457.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652cm" svg:y="0.244cm" chart:style-name="ch2">
          <text:p>Write Locks/sec</text:p>
        </chart:title>
        <chart:subtitle svg:x="10.261cm" svg:y="0.99cm" chart:style-name="ch3">
          <text:p>#Writers=4</text:p>
        </chart:subtitle>
        <chart:legend chart:legend-position="end" svg:x="17.599cm" svg:y="4.067cm" chart:style-name="ch4"/>
        <chart:plot-area chart:style-name="ch5" table:cell-range-address="Sheet8.W44:Sheet8.AF56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W45:Sheet8.W56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X45:Sheet8.X56" chart:label-cell-address="Sheet8.X44:Sheet8.X44" chart:class="chart:line">
            <chart:data-point chart:repeated="12"/>
          </chart:series>
          <chart:series chart:style-name="ch12" chart:values-cell-range-address="Sheet8.Y45:Sheet8.Y56" chart:label-cell-address="Sheet8.Y44:Sheet8.Y44" chart:class="chart:line">
            <chart:data-point chart:repeated="12"/>
          </chart:series>
          <chart:series chart:style-name="ch13" chart:values-cell-range-address="Sheet8.Z45:Sheet8.Z56" chart:label-cell-address="Sheet8.Z44:Sheet8.Z44" chart:class="chart:line">
            <chart:data-point chart:repeated="12"/>
          </chart:series>
          <chart:series chart:style-name="ch14" chart:values-cell-range-address="Sheet8.AA45:Sheet8.AA56" chart:label-cell-address="Sheet8.AA44:Sheet8.AA44" chart:class="chart:line">
            <chart:data-point chart:repeated="12"/>
          </chart:series>
          <chart:series chart:style-name="ch15" chart:values-cell-range-address="Sheet8.AB45:Sheet8.AB56" chart:label-cell-address="Sheet8.AB44:Sheet8.AB44" chart:class="chart:line">
            <chart:data-point chart:repeated="12"/>
          </chart:series>
          <chart:series chart:style-name="ch16" chart:values-cell-range-address="Sheet8.AC45:Sheet8.AC56" chart:label-cell-address="Sheet8.AC44:Sheet8.AC44" chart:class="chart:line">
            <chart:data-point chart:repeated="12"/>
          </chart:series>
          <chart:series chart:style-name="ch17" chart:values-cell-range-address="Sheet8.AD45:Sheet8.AD56" chart:label-cell-address="Sheet8.AD44:Sheet8.AD44" chart:class="chart:line">
            <chart:data-point chart:repeated="12"/>
          </chart:series>
          <chart:series chart:style-name="ch18" chart:values-cell-range-address="Sheet8.AE45:Sheet8.AE56" chart:label-cell-address="Sheet8.AE44:Sheet8.AE44" chart:class="chart:line">
            <chart:data-point chart:repeated="12"/>
          </chart:series>
          <chart:series chart:style-name="ch19" chart:values-cell-range-address="Sheet8.AF45:Sheet8.AF56" chart:label-cell-address="Sheet8.AF44:Sheet8.AF44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X44:Sheet8.X44">Mutex tps</text:p>
              </table:table-cell>
              <table:table-cell office:value-type="string">
                <text:p text:id="Sheet8.Y44:Sheet8.Y44">CriticalSection tps</text:p>
              </table:table-cell>
              <table:table-cell office:value-type="string">
                <text:p text:id="Sheet8.Z44:Sheet8.Z44">CohortReadWriteMutex tps</text:p>
              </table:table-cell>
              <table:table-cell office:value-type="string">
                <text:p text:id="Sheet8.AA44:Sheet8.AA44">SlimReadWriteLock tps</text:p>
              </table:table-cell>
              <table:table-cell office:value-type="string">
                <text:p text:id="Sheet8.AB44:Sheet8.AB44">UltraSpinReadWriteMutex tps</text:p>
              </table:table-cell>
              <table:table-cell office:value-type="string">
                <text:p text:id="Sheet8.AC44:Sheet8.AC44">UltraLightReadWriteMutex tps</text:p>
              </table:table-cell>
              <table:table-cell office:value-type="string">
                <text:p text:id="Sheet8.AD44:Sheet8.AD44">UltraFastReadWriteMutex tps</text:p>
              </table:table-cell>
              <table:table-cell office:value-type="string">
                <text:p text:id="Sheet8.AE44:Sheet8.AE44">SemaMutex&lt;Semaphore&gt; tps</text:p>
              </table:table-cell>
              <table:table-cell office:value-type="string">
                <text:p text:id="Sheet8.AF44:Sheet8.AF44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W45:Sheet8.W56">0</text:p>
              </table:table-cell>
              <table:table-cell office:value-type="float" office:value="91218">
                <text:p text:id="Sheet8.X45:Sheet8.X56">91218</text:p>
              </table:table-cell>
              <table:table-cell office:value-type="float" office:value="15936344">
                <text:p text:id="Sheet8.Y45:Sheet8.Y56">15936344</text:p>
              </table:table-cell>
              <table:table-cell office:value-type="float" office:value="13578498">
                <text:p text:id="Sheet8.Z45:Sheet8.Z56">13578498</text:p>
              </table:table-cell>
              <table:table-cell office:value-type="float" office:value="25961558">
                <text:p text:id="Sheet8.AA45:Sheet8.AA56">25961558</text:p>
              </table:table-cell>
              <table:table-cell office:value-type="float" office:value="1280874">
                <text:p text:id="Sheet8.AB45:Sheet8.AB56">1280874</text:p>
              </table:table-cell>
              <table:table-cell office:value-type="float" office:value="12266366">
                <text:p text:id="Sheet8.AC45:Sheet8.AC56">12266366</text:p>
              </table:table-cell>
              <table:table-cell office:value-type="float" office:value="1275026">
                <text:p text:id="Sheet8.AD45:Sheet8.AD56">1275026</text:p>
              </table:table-cell>
              <table:table-cell office:value-type="float" office:value="78123.333333">
                <text:p text:id="Sheet8.AE45:Sheet8.AE56">78123.333333</text:p>
              </table:table-cell>
              <table:table-cell office:value-type="float" office:value="22065001.428571">
                <text:p text:id="Sheet8.AF45:Sheet8.AF56">22065001.42857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5038">
                <text:p>35038</text:p>
              </table:table-cell>
              <table:table-cell office:value-type="float" office:value="11425192">
                <text:p>11425192</text:p>
              </table:table-cell>
              <table:table-cell office:value-type="float" office:value="11892529">
                <text:p>11892529</text:p>
              </table:table-cell>
              <table:table-cell office:value-type="float" office:value="20429812">
                <text:p>20429812</text:p>
              </table:table-cell>
              <table:table-cell office:value-type="float" office:value="19648">
                <text:p>19648</text:p>
              </table:table-cell>
              <table:table-cell office:value-type="float" office:value="10454722">
                <text:p>10454722</text:p>
              </table:table-cell>
              <table:table-cell office:value-type="float" office:value="865764">
                <text:p>865764</text:p>
              </table:table-cell>
              <table:table-cell office:value-type="float" office:value="35883.333333">
                <text:p>35883.333333</text:p>
              </table:table-cell>
              <table:table-cell office:value-type="float" office:value="17595285.714286">
                <text:p>17595285.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42">
                <text:p>34042</text:p>
              </table:table-cell>
              <table:table-cell office:value-type="float" office:value="9566472">
                <text:p>9566472</text:p>
              </table:table-cell>
              <table:table-cell office:value-type="float" office:value="9961189.5">
                <text:p>9961189.5</text:p>
              </table:table-cell>
              <table:table-cell office:value-type="float" office:value="19111336">
                <text:p>19111336</text:p>
              </table:table-cell>
              <table:table-cell office:value-type="float" office:value="7380">
                <text:p>7380</text:p>
              </table:table-cell>
              <table:table-cell office:value-type="float" office:value="9522792">
                <text:p>9522792</text:p>
              </table:table-cell>
              <table:table-cell office:value-type="float" office:value="580544">
                <text:p>580544</text:p>
              </table:table-cell>
              <table:table-cell office:value-type="float" office:value="40043.333333">
                <text:p>40043.333333</text:p>
              </table:table-cell>
              <table:table-cell office:value-type="float" office:value="16168594.285714">
                <text:p>16168594.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06">
                <text:p>26106</text:p>
              </table:table-cell>
              <table:table-cell office:value-type="float" office:value="8344448">
                <text:p>8344448</text:p>
              </table:table-cell>
              <table:table-cell office:value-type="float" office:value="9037193">
                <text:p>9037193</text:p>
              </table:table-cell>
              <table:table-cell office:value-type="float" office:value="15212878">
                <text:p>15212878</text:p>
              </table:table-cell>
              <table:table-cell office:value-type="float" office:value="5538">
                <text:p>5538</text:p>
              </table:table-cell>
              <table:table-cell office:value-type="float" office:value="7256742">
                <text:p>7256742</text:p>
              </table:table-cell>
              <table:table-cell office:value-type="float" office:value="325732">
                <text:p>325732</text:p>
              </table:table-cell>
              <table:table-cell office:value-type="float" office:value="25970">
                <text:p>25970</text:p>
              </table:table-cell>
              <table:table-cell office:value-type="float" office:value="16796134.285714">
                <text:p>16796134.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616">
                <text:p>24616</text:p>
              </table:table-cell>
              <table:table-cell office:value-type="float" office:value="7413468">
                <text:p>7413468</text:p>
              </table:table-cell>
              <table:table-cell office:value-type="float" office:value="5185099">
                <text:p>5185099</text:p>
              </table:table-cell>
              <table:table-cell office:value-type="float" office:value="15445524">
                <text:p>15445524</text:p>
              </table:table-cell>
              <table:table-cell office:value-type="float" office:value="4342">
                <text:p>4342</text:p>
              </table:table-cell>
              <table:table-cell office:value-type="float" office:value="6589252">
                <text:p>6589252</text:p>
              </table:table-cell>
              <table:table-cell office:value-type="float" office:value="261964">
                <text:p>261964</text:p>
              </table:table-cell>
              <table:table-cell office:value-type="float" office:value="21596.666667">
                <text:p>21596.666667</text:p>
              </table:table-cell>
              <table:table-cell office:value-type="float" office:value="12900755.714286">
                <text:p>12900755.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54">
                <text:p>20554</text:p>
              </table:table-cell>
              <table:table-cell office:value-type="float" office:value="10708440">
                <text:p>10708440</text:p>
              </table:table-cell>
              <table:table-cell office:value-type="float" office:value="5215272">
                <text:p>5215272</text:p>
              </table:table-cell>
              <table:table-cell office:value-type="float" office:value="9041758">
                <text:p>9041758</text:p>
              </table:table-cell>
              <table:table-cell office:value-type="float" office:value="5106">
                <text:p>5106</text:p>
              </table:table-cell>
              <table:table-cell office:value-type="float" office:value="4846544">
                <text:p>4846544</text:p>
              </table:table-cell>
              <table:table-cell office:value-type="float" office:value="187288">
                <text:p>187288</text:p>
              </table:table-cell>
              <table:table-cell office:value-type="float" office:value="20860">
                <text:p>20860</text:p>
              </table:table-cell>
              <table:table-cell office:value-type="float" office:value="11854448.571429">
                <text:p>11854448.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38">
                <text:p>18838</text:p>
              </table:table-cell>
              <table:table-cell office:value-type="float" office:value="5718926">
                <text:p>5718926</text:p>
              </table:table-cell>
              <table:table-cell office:value-type="float" office:value="4131071">
                <text:p>4131071</text:p>
              </table:table-cell>
              <table:table-cell office:value-type="float" office:value="5102696">
                <text:p>5102696</text:p>
              </table:table-cell>
              <table:table-cell office:value-type="float" office:value="4500">
                <text:p>4500</text:p>
              </table:table-cell>
              <table:table-cell office:value-type="float" office:value="4313416">
                <text:p>4313416</text:p>
              </table:table-cell>
              <table:table-cell office:value-type="float" office:value="146310">
                <text:p>146310</text:p>
              </table:table-cell>
              <table:table-cell office:value-type="float" office:value="19576.666667">
                <text:p>19576.666667</text:p>
              </table:table-cell>
              <table:table-cell office:value-type="float" office:value="11161912.857143">
                <text:p>11161912.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98">
                <text:p>17598</text:p>
              </table:table-cell>
              <table:table-cell office:value-type="float" office:value="5300828">
                <text:p>5300828</text:p>
              </table:table-cell>
              <table:table-cell office:value-type="float" office:value="3679595.5">
                <text:p>3679595.5</text:p>
              </table:table-cell>
              <table:table-cell office:value-type="float" office:value="5897966">
                <text:p>5897966</text:p>
              </table:table-cell>
              <table:table-cell office:value-type="float" office:value="3630">
                <text:p>3630</text:p>
              </table:table-cell>
              <table:table-cell office:value-type="float" office:value="3190838">
                <text:p>3190838</text:p>
              </table:table-cell>
              <table:table-cell office:value-type="float" office:value="139284">
                <text:p>139284</text:p>
              </table:table-cell>
              <table:table-cell office:value-type="float" office:value="17143.333333">
                <text:p>17143.333333</text:p>
              </table:table-cell>
              <table:table-cell office:value-type="float" office:value="10184702.857143">
                <text:p>10184702.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66">
                <text:p>17066</text:p>
              </table:table-cell>
              <table:table-cell office:value-type="float" office:value="4799718">
                <text:p>4799718</text:p>
              </table:table-cell>
              <table:table-cell office:value-type="float" office:value="14880">
                <text:p>14880</text:p>
              </table:table-cell>
              <table:table-cell office:value-type="float" office:value="6505028">
                <text:p>6505028</text:p>
              </table:table-cell>
              <table:table-cell office:value-type="float" office:value="4198">
                <text:p>4198</text:p>
              </table:table-cell>
              <table:table-cell office:value-type="float" office:value="325564">
                <text:p>325564</text:p>
              </table:table-cell>
              <table:table-cell office:value-type="float" office:value="125182">
                <text:p>125182</text:p>
              </table:table-cell>
              <table:table-cell office:value-type="float" office:value="17273.333333">
                <text:p>17273.333333</text:p>
              </table:table-cell>
              <table:table-cell office:value-type="float" office:value="9217901.428571">
                <text:p>9217901.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42">
                <text:p>14342</text:p>
              </table:table-cell>
              <table:table-cell office:value-type="float" office:value="4525858">
                <text:p>4525858</text:p>
              </table:table-cell>
              <table:table-cell office:value-type="float" office:value="11869">
                <text:p>11869</text:p>
              </table:table-cell>
              <table:table-cell office:value-type="float" office:value="6297338">
                <text:p>6297338</text:p>
              </table:table-cell>
              <table:table-cell office:value-type="float" office:value="6564">
                <text:p>6564</text:p>
              </table:table-cell>
              <table:table-cell office:value-type="float" office:value="463232">
                <text:p>463232</text:p>
              </table:table-cell>
              <table:table-cell office:value-type="float" office:value="115918">
                <text:p>115918</text:p>
              </table:table-cell>
              <table:table-cell office:value-type="float" office:value="15383.333333">
                <text:p>15383.333333</text:p>
              </table:table-cell>
              <table:table-cell office:value-type="float" office:value="8462105.714286">
                <text:p>8462105.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8">
                <text:p>12808</text:p>
              </table:table-cell>
              <table:table-cell office:value-type="float" office:value="4202398">
                <text:p>4202398</text:p>
              </table:table-cell>
              <table:table-cell office:value-type="float" office:value="9976">
                <text:p>9976</text:p>
              </table:table-cell>
              <table:table-cell office:value-type="float" office:value="3219476">
                <text:p>3219476</text:p>
              </table:table-cell>
              <table:table-cell office:value-type="float" office:value="3430">
                <text:p>3430</text:p>
              </table:table-cell>
              <table:table-cell office:value-type="float" office:value="115974">
                <text:p>115974</text:p>
              </table:table-cell>
              <table:table-cell office:value-type="float" office:value="70386">
                <text:p>70386</text:p>
              </table:table-cell>
              <table:table-cell office:value-type="float" office:value="13703.333333">
                <text:p>13703.333333</text:p>
              </table:table-cell>
              <table:table-cell office:value-type="float" office:value="6171344.285714">
                <text:p>6171344.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60">
                <text:p>11960</text:p>
              </table:table-cell>
              <table:table-cell office:value-type="float" office:value="4001084">
                <text:p>4001084</text:p>
              </table:table-cell>
              <table:table-cell office:value-type="float" office:value="8903.5">
                <text:p>8903.5</text:p>
              </table:table-cell>
              <table:table-cell office:value-type="float" office:value="4975190">
                <text:p>4975190</text:p>
              </table:table-cell>
              <table:table-cell office:value-type="float" office:value="1930">
                <text:p>1930</text:p>
              </table:table-cell>
              <table:table-cell office:value-type="float" office:value="25992">
                <text:p>25992</text:p>
              </table:table-cell>
              <table:table-cell office:value-type="float" office:value="73470">
                <text:p>73470</text:p>
              </table:table-cell>
              <table:table-cell office:value-type="float" office:value="12206.666667">
                <text:p>12206.666667</text:p>
              </table:table-cell>
              <table:table-cell office:value-type="float" office:value="4894704.285714">
                <text:p>4894704.2857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5cm" svg:height="13.089cm" xlink:href=".." chart:class="chart:line" chart:style-name="ch1">
        <chart:legend chart:legend-position="end" svg:x="26.532cm" svg:y="5.169cm" chart:style-name="ch2"/>
        <chart:plot-area chart:style-name="ch3" table:cell-range-address="Sheet2.A3:Sheet2.M8" chart:data-source-has-labels="column" svg:x="0.612cm" svg:y="0.261cm" svg:width="25.309cm" svg:height="12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series chart:style-name="ch8" chart:values-cell-range-address="Sheet2.B5:Sheet2.M5" chart:label-cell-address="Sheet2.A5:Sheet2.A5" chart:class="chart:line">
            <chart:data-point chart:repeated="12"/>
          </chart:series>
          <chart:series chart:style-name="ch9" chart:values-cell-range-address="Sheet2.B6:Sheet2.M6" chart:label-cell-address="Sheet2.A6:Sheet2.A6" chart:class="chart:line">
            <chart:data-point chart:repeated="12"/>
          </chart:series>
          <chart:series chart:style-name="ch10" chart:values-cell-range-address="Sheet2.B7:Sheet2.M7" chart:label-cell-address="Sheet2.A7:Sheet2.A7" chart:class="chart:line">
            <chart:data-point chart:repeated="12"/>
          </chart:series>
          <chart:series chart:style-name="ch11" chart:values-cell-range-address="Sheet2.B8:Sheet2.M8" chart:label-cell-address="Sheet2.A8:Sheet2.A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 OSTGV w0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 OSTGV w0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  <table:table-row>
              <table:table-cell office:value-type="string">
                <text:p text:id="Sheet2.A5:Sheet2.A5">UltraSpin ITGV w0</text:p>
              </table:table-cell>
              <table:table-cell office:value-type="float" office:value="110470983">
                <text:p text:id="Sheet2.B5:Sheet2.M5">110470983</text:p>
              </table:table-cell>
              <table:table-cell office:value-type="float" office:value="184330835.5">
                <text:p>184330835.5</text:p>
              </table:table-cell>
              <table:table-cell office:value-type="float" office:value="239206301.5">
                <text:p>239206301.5</text:p>
              </table:table-cell>
              <table:table-cell office:value-type="float" office:value="307080880">
                <text:p>307080880</text:p>
              </table:table-cell>
              <table:table-cell office:value-type="float" office:value="361669627">
                <text:p>361669627</text:p>
              </table:table-cell>
              <table:table-cell office:value-type="float" office:value="440880314">
                <text:p>440880314</text:p>
              </table:table-cell>
              <table:table-cell office:value-type="float" office:value="496217800.5">
                <text:p>496217800.5</text:p>
              </table:table-cell>
              <table:table-cell office:value-type="float" office:value="525650250.5">
                <text:p>525650250.5</text:p>
              </table:table-cell>
              <table:table-cell office:value-type="float" office:value="537790001.5">
                <text:p>537790001.5</text:p>
              </table:table-cell>
              <table:table-cell office:value-type="float" office:value="538530512.5">
                <text:p>538530512.5</text:p>
              </table:table-cell>
              <table:table-cell office:value-type="float" office:value="545042007">
                <text:p>545042007</text:p>
              </table:table-cell>
              <table:table-cell office:value-type="float" office:value="523538090.5">
                <text:p>523538090.5</text:p>
              </table:table-cell>
            </table:table-row>
            <table:table-row>
              <table:table-cell office:value-type="string">
                <text:p text:id="Sheet2.A6:Sheet2.A6">UltraFast ITGV w0</text:p>
              </table:table-cell>
              <table:table-cell office:value-type="float" office:value="112026630">
                <text:p text:id="Sheet2.B6:Sheet2.M6">112026630</text:p>
              </table:table-cell>
              <table:table-cell office:value-type="float" office:value="181382963.5">
                <text:p>181382963.5</text:p>
              </table:table-cell>
              <table:table-cell office:value-type="float" office:value="224182283.5">
                <text:p>224182283.5</text:p>
              </table:table-cell>
              <table:table-cell office:value-type="float" office:value="290768439.5">
                <text:p>290768439.5</text:p>
              </table:table-cell>
              <table:table-cell office:value-type="float" office:value="350279975">
                <text:p>350279975</text:p>
              </table:table-cell>
              <table:table-cell office:value-type="float" office:value="412066769.5">
                <text:p>412066769.5</text:p>
              </table:table-cell>
              <table:table-cell office:value-type="float" office:value="458821100.5">
                <text:p>458821100.5</text:p>
              </table:table-cell>
              <table:table-cell office:value-type="float" office:value="496774951">
                <text:p>496774951</text:p>
              </table:table-cell>
              <table:table-cell office:value-type="float" office:value="499417250">
                <text:p>499417250</text:p>
              </table:table-cell>
              <table:table-cell office:value-type="float" office:value="498361792.5">
                <text:p>498361792.5</text:p>
              </table:table-cell>
              <table:table-cell office:value-type="float" office:value="494583556">
                <text:p>494583556</text:p>
              </table:table-cell>
              <table:table-cell office:value-type="float" office:value="507436558">
                <text:p>507436558</text:p>
              </table:table-cell>
            </table:table-row>
            <table:table-row>
              <table:table-cell office:value-type="string">
                <text:p text:id="Sheet2.A7:Sheet2.A7">UltraSpin ITGV w0 ctd</text:p>
              </table:table-cell>
              <table:table-cell office:value-type="float" office:value="197078351">
                <text:p text:id="Sheet2.B7:Sheet2.M7">197078351</text:p>
              </table:table-cell>
              <table:table-cell office:value-type="float" office:value="341739456">
                <text:p>341739456</text:p>
              </table:table-cell>
              <table:table-cell office:value-type="float" office:value="430066098">
                <text:p>430066098</text:p>
              </table:table-cell>
              <table:table-cell office:value-type="float" office:value="553749022">
                <text:p>553749022</text:p>
              </table:table-cell>
              <table:table-cell office:value-type="float" office:value="624935501">
                <text:p>624935501</text:p>
              </table:table-cell>
              <table:table-cell office:value-type="float" office:value="738174005">
                <text:p>738174005</text:p>
              </table:table-cell>
              <table:table-cell office:value-type="float" office:value="831684550">
                <text:p>831684550</text:p>
              </table:table-cell>
              <table:table-cell office:value-type="float" office:value="935047795">
                <text:p>935047795</text:p>
              </table:table-cell>
              <table:table-cell office:value-type="float" office:value="967807843">
                <text:p>967807843</text:p>
              </table:table-cell>
              <table:table-cell office:value-type="float" office:value="907783630">
                <text:p>907783630</text:p>
              </table:table-cell>
              <table:table-cell office:value-type="float" office:value="902415308">
                <text:p>902415308</text:p>
              </table:table-cell>
              <table:table-cell office:value-type="float" office:value="902954846">
                <text:p>902954846</text:p>
              </table:table-cell>
            </table:table-row>
            <table:table-row>
              <table:table-cell office:value-type="string">
                <text:p text:id="Sheet2.A8:Sheet2.A8">UltraFast ITGV w0 ctd</text:p>
              </table:table-cell>
              <table:table-cell office:value-type="float" office:value="185592641">
                <text:p text:id="Sheet2.B8:Sheet2.M8">185592641</text:p>
              </table:table-cell>
              <table:table-cell office:value-type="float" office:value="324963298">
                <text:p>324963298</text:p>
              </table:table-cell>
              <table:table-cell office:value-type="float" office:value="405911757">
                <text:p>405911757</text:p>
              </table:table-cell>
              <table:table-cell office:value-type="float" office:value="490036743">
                <text:p>490036743</text:p>
              </table:table-cell>
              <table:table-cell office:value-type="float" office:value="567379708">
                <text:p>567379708</text:p>
              </table:table-cell>
              <table:table-cell office:value-type="float" office:value="640187885">
                <text:p>640187885</text:p>
              </table:table-cell>
              <table:table-cell office:value-type="float" office:value="702871937">
                <text:p>702871937</text:p>
              </table:table-cell>
              <table:table-cell office:value-type="float" office:value="785151133">
                <text:p>785151133</text:p>
              </table:table-cell>
              <table:table-cell office:value-type="float" office:value="755706551">
                <text:p>755706551</text:p>
              </table:table-cell>
              <table:table-cell office:value-type="float" office:value="777191418">
                <text:p>777191418</text:p>
              </table:table-cell>
              <table:table-cell office:value-type="float" office:value="784935864">
                <text:p>784935864</text:p>
              </table:table-cell>
              <table:table-cell office:value-type="float" office:value="807132346">
                <text:p>807132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67cm" svg:height="12.035cm" xlink:href=".." chart:class="chart:line" chart:style-name="ch1">
        <chart:legend chart:legend-position="end" svg:x="26.475cm" svg:y="4.642cm" chart:style-name="ch2"/>
        <chart:plot-area chart:style-name="ch3" table:cell-range-address="Sheet2.A9:Sheet2.M14" chart:data-source-has-labels="column" svg:x="0.611cm" svg:y="0.24cm" svg:width="25.254cm" svg:height="11.3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M9" chart:label-cell-address="Sheet2.A9:Sheet2.A9" chart:class="chart:line">
            <chart:data-point chart:repeated="12"/>
          </chart:series>
          <chart:series chart:style-name="ch7" chart:values-cell-range-address="Sheet2.B10:Sheet2.M10" chart:label-cell-address="Sheet2.A10:Sheet2.A10" chart:class="chart:line">
            <chart:data-point chart:repeated="12"/>
          </chart:series>
          <chart:series chart:style-name="ch8" chart:values-cell-range-address="Sheet2.B11:Sheet2.M11" chart:label-cell-address="Sheet2.A11:Sheet2.A11" chart:class="chart:line">
            <chart:data-point chart:repeated="12"/>
          </chart:series>
          <chart:series chart:style-name="ch9" chart:values-cell-range-address="Sheet2.B12:Sheet2.M12" chart:label-cell-address="Sheet2.A12:Sheet2.A12" chart:class="chart:line">
            <chart:data-point chart:repeated="12"/>
          </chart:series>
          <chart:series chart:style-name="ch10" chart:values-cell-range-address="Sheet2.B13:Sheet2.M13" chart:label-cell-address="Sheet2.A13:Sheet2.A13" chart:class="chart:line">
            <chart:data-point chart:repeated="12"/>
          </chart:series>
          <chart:series chart:style-name="ch11" chart:values-cell-range-address="Sheet2.B14:Sheet2.M14" chart:label-cell-address="Sheet2.A14:Sheet2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9:Sheet2.A9">UltraSpin ITGV w1</text:p>
              </table:table-cell>
              <table:table-cell office:value-type="float" office:value="134490">
                <text:p text:id="Sheet2.B9:Sheet2.M9">134490</text:p>
              </table:table-cell>
              <table:table-cell office:value-type="float" office:value="495205">
                <text:p>495205</text:p>
              </table:table-cell>
              <table:table-cell office:value-type="float" office:value="568755">
                <text:p>568755</text:p>
              </table:table-cell>
              <table:table-cell office:value-type="float" office:value="1932660">
                <text:p>1932660</text:p>
              </table:table-cell>
              <table:table-cell office:value-type="float" office:value="1421360">
                <text:p>1421360</text:p>
              </table:table-cell>
              <table:table-cell office:value-type="float" office:value="36807295">
                <text:p>36807295</text:p>
              </table:table-cell>
              <table:table-cell office:value-type="float" office:value="1466460">
                <text:p>1466460</text:p>
              </table:table-cell>
              <table:table-cell office:value-type="float" office:value="6050570">
                <text:p>6050570</text:p>
              </table:table-cell>
              <table:table-cell office:value-type="float" office:value="3682870">
                <text:p>3682870</text:p>
              </table:table-cell>
              <table:table-cell office:value-type="float" office:value="3862460">
                <text:p>3862460</text:p>
              </table:table-cell>
              <table:table-cell office:value-type="float" office:value="4053610">
                <text:p>4053610</text:p>
              </table:table-cell>
              <table:table-cell office:value-type="float" office:value="48812445">
                <text:p>48812445</text:p>
              </table:table-cell>
            </table:table-row>
            <table:table-row>
              <table:table-cell office:value-type="string">
                <text:p text:id="Sheet2.A10:Sheet2.A10">UltraFast ITGV w1</text:p>
              </table:table-cell>
              <table:table-cell office:value-type="float" office:value="8749860">
                <text:p text:id="Sheet2.B10:Sheet2.M10">8749860</text:p>
              </table:table-cell>
              <table:table-cell office:value-type="float" office:value="12376570">
                <text:p>12376570</text:p>
              </table:table-cell>
              <table:table-cell office:value-type="float" office:value="63794935">
                <text:p>63794935</text:p>
              </table:table-cell>
              <table:table-cell office:value-type="float" office:value="25590045">
                <text:p>25590045</text:p>
              </table:table-cell>
              <table:table-cell office:value-type="float" office:value="58616090">
                <text:p>58616090</text:p>
              </table:table-cell>
              <table:table-cell office:value-type="float" office:value="102119265">
                <text:p>102119265</text:p>
              </table:table-cell>
              <table:table-cell office:value-type="float" office:value="106399785">
                <text:p>106399785</text:p>
              </table:table-cell>
              <table:table-cell office:value-type="float" office:value="202019100">
                <text:p>202019100</text:p>
              </table:table-cell>
              <table:table-cell office:value-type="float" office:value="174983030">
                <text:p>174983030</text:p>
              </table:table-cell>
              <table:table-cell office:value-type="float" office:value="186801670">
                <text:p>186801670</text:p>
              </table:table-cell>
              <table:table-cell office:value-type="float" office:value="310780750">
                <text:p>310780750</text:p>
              </table:table-cell>
              <table:table-cell office:value-type="float" office:value="288458010">
                <text:p>288458010</text:p>
              </table:table-cell>
            </table:table-row>
            <table:table-row>
              <table:table-cell office:value-type="string">
                <text:p text:id="Sheet2.A11:Sheet2.A11">UltraSpin ITGV w2</text:p>
              </table:table-cell>
              <table:table-cell office:value-type="float" office:value="2445829">
                <text:p text:id="Sheet2.B11:Sheet2.M11">2445829</text:p>
              </table:table-cell>
              <table:table-cell office:value-type="float" office:value="2249826">
                <text:p>2249826</text:p>
              </table:table-cell>
              <table:table-cell office:value-type="float" office:value="1879589">
                <text:p>1879589</text:p>
              </table:table-cell>
              <table:table-cell office:value-type="float" office:value="7673389">
                <text:p>7673389</text:p>
              </table:table-cell>
              <table:table-cell office:value-type="float" office:value="25441961">
                <text:p>25441961</text:p>
              </table:table-cell>
              <table:table-cell office:value-type="float" office:value="35774196">
                <text:p>35774196</text:p>
              </table:table-cell>
              <table:table-cell office:value-type="float" office:value="64999660">
                <text:p>64999660</text:p>
              </table:table-cell>
              <table:table-cell office:value-type="float" office:value="6352483">
                <text:p>6352483</text:p>
              </table:table-cell>
              <table:table-cell office:value-type="float" office:value="165179145">
                <text:p>165179145</text:p>
              </table:table-cell>
              <table:table-cell office:value-type="float" office:value="244008374">
                <text:p>244008374</text:p>
              </table:table-cell>
              <table:table-cell office:value-type="float" office:value="128983564">
                <text:p>128983564</text:p>
              </table:table-cell>
              <table:table-cell office:value-type="float" office:value="147884272">
                <text:p>147884272</text:p>
              </table:table-cell>
            </table:table-row>
            <table:table-row>
              <table:table-cell office:value-type="string">
                <text:p text:id="Sheet2.A12:Sheet2.A12">UltraFast ITGV w2</text:p>
              </table:table-cell>
              <table:table-cell office:value-type="float" office:value="19899916">
                <text:p text:id="Sheet2.B12:Sheet2.M12">19899916</text:p>
              </table:table-cell>
              <table:table-cell office:value-type="float" office:value="29232210">
                <text:p>29232210</text:p>
              </table:table-cell>
              <table:table-cell office:value-type="float" office:value="30677462">
                <text:p>30677462</text:p>
              </table:table-cell>
              <table:table-cell office:value-type="float" office:value="42848500">
                <text:p>42848500</text:p>
              </table:table-cell>
              <table:table-cell office:value-type="float" office:value="55566088">
                <text:p>55566088</text:p>
              </table:table-cell>
              <table:table-cell office:value-type="float" office:value="61846908">
                <text:p>61846908</text:p>
              </table:table-cell>
              <table:table-cell office:value-type="float" office:value="95022556">
                <text:p>95022556</text:p>
              </table:table-cell>
              <table:table-cell office:value-type="float" office:value="164252388">
                <text:p>164252388</text:p>
              </table:table-cell>
              <table:table-cell office:value-type="float" office:value="212532982">
                <text:p>212532982</text:p>
              </table:table-cell>
              <table:table-cell office:value-type="float" office:value="265805707">
                <text:p>265805707</text:p>
              </table:table-cell>
              <table:table-cell office:value-type="float" office:value="251345085">
                <text:p>251345085</text:p>
              </table:table-cell>
              <table:table-cell office:value-type="float" office:value="251273780">
                <text:p>251273780</text:p>
              </table:table-cell>
            </table:table-row>
            <table:table-row>
              <table:table-cell office:value-type="string">
                <text:p text:id="Sheet2.A13:Sheet2.A13">UltraSpin ITGV w2 ctd</text:p>
              </table:table-cell>
              <table:table-cell office:value-type="float" office:value="1406193">
                <text:p text:id="Sheet2.B13:Sheet2.M13">1406193</text:p>
              </table:table-cell>
              <table:table-cell office:value-type="float" office:value="3744960">
                <text:p>3744960</text:p>
              </table:table-cell>
              <table:table-cell office:value-type="float" office:value="3471962">
                <text:p>3471962</text:p>
              </table:table-cell>
              <table:table-cell office:value-type="float" office:value="15475009">
                <text:p>15475009</text:p>
              </table:table-cell>
              <table:table-cell office:value-type="float" office:value="26923982">
                <text:p>26923982</text:p>
              </table:table-cell>
              <table:table-cell office:value-type="float" office:value="36533880">
                <text:p>36533880</text:p>
              </table:table-cell>
              <table:table-cell office:value-type="float" office:value="55905255">
                <text:p>55905255</text:p>
              </table:table-cell>
              <table:table-cell office:value-type="float" office:value="153612450">
                <text:p>153612450</text:p>
              </table:table-cell>
              <table:table-cell office:value-type="float" office:value="133728372">
                <text:p>133728372</text:p>
              </table:table-cell>
              <table:table-cell office:value-type="float" office:value="309507469">
                <text:p>309507469</text:p>
              </table:table-cell>
              <table:table-cell office:value-type="float" office:value="539147465">
                <text:p>539147465</text:p>
              </table:table-cell>
              <table:table-cell office:value-type="float" office:value="86019222">
                <text:p>86019222</text:p>
              </table:table-cell>
            </table:table-row>
            <table:table-row>
              <table:table-cell office:value-type="string">
                <text:p text:id="Sheet2.A14:Sheet2.A14">UltraFast ITGV w2 ctd</text:p>
              </table:table-cell>
              <table:table-cell office:value-type="float" office:value="32270229">
                <text:p text:id="Sheet2.B14:Sheet2.M14">32270229</text:p>
              </table:table-cell>
              <table:table-cell office:value-type="float" office:value="25330258">
                <text:p>25330258</text:p>
              </table:table-cell>
              <table:table-cell office:value-type="float" office:value="45393643">
                <text:p>45393643</text:p>
              </table:table-cell>
              <table:table-cell office:value-type="float" office:value="56841412">
                <text:p>56841412</text:p>
              </table:table-cell>
              <table:table-cell office:value-type="float" office:value="77877432">
                <text:p>77877432</text:p>
              </table:table-cell>
              <table:table-cell office:value-type="float" office:value="89906054">
                <text:p>89906054</text:p>
              </table:table-cell>
              <table:table-cell office:value-type="float" office:value="122743353">
                <text:p>122743353</text:p>
              </table:table-cell>
              <table:table-cell office:value-type="float" office:value="293529013">
                <text:p>293529013</text:p>
              </table:table-cell>
              <table:table-cell office:value-type="float" office:value="341285598">
                <text:p>341285598</text:p>
              </table:table-cell>
              <table:table-cell office:value-type="float" office:value="403179444">
                <text:p>403179444</text:p>
              </table:table-cell>
              <table:table-cell office:value-type="float" office:value="363236670">
                <text:p>363236670</text:p>
              </table:table-cell>
              <table:table-cell office:value-type="float" office:value="435214031">
                <text:p>435214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42cm" svg:height="7.44cm" xlink:href=".." chart:class="chart:line" chart:style-name="ch1">
        <chart:legend chart:legend-position="end" svg:x="24.937cm" svg:y="2.985cm" chart:style-name="ch2"/>
        <chart:plot-area chart:style-name="ch3" table:cell-range-address="Sheet4.A3:Sheet4.AG5" chart:data-source-has-labels="column" svg:x="0.598cm" svg:y="0.148cm" svg:width="23.742cm" svg:height="6.9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AG3" chart:label-cell-address="Sheet4.A3:Sheet4.A3" chart:class="chart:line">
            <chart:data-point chart:repeated="32"/>
          </chart:series>
          <chart:series chart:style-name="ch7" chart:values-cell-range-address="Sheet4.B4:Sheet4.AG4" chart:label-cell-address="Sheet4.A4:Sheet4.A4" chart:class="chart:line">
            <chart:data-point chart:repeated="32"/>
          </chart:series>
          <chart:series chart:style-name="ch8" chart:values-cell-range-address="Sheet4.B5:Sheet4.AG5" chart:label-cell-address="Sheet4.A5:Sheet4.A5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4.A3:Sheet4.A3">UltraFastReadWriteMutex tps</text:p>
              </table:table-cell>
              <table:table-cell office:value-type="float" office:value="11331241">
                <text:p text:id="Sheet4.B3:Sheet4.AG3">11331241</text:p>
              </table:table-cell>
              <table:table-cell office:value-type="float" office:value="23275055">
                <text:p>23275055</text:p>
              </table:table-cell>
              <table:table-cell office:value-type="float" office:value="46895511">
                <text:p>46895511</text:p>
              </table:table-cell>
              <table:table-cell office:value-type="float" office:value="59712625">
                <text:p>59712625</text:p>
              </table:table-cell>
              <table:table-cell office:value-type="float" office:value="92609660">
                <text:p>92609660</text:p>
              </table:table-cell>
              <table:table-cell office:value-type="float" office:value="138957117">
                <text:p>138957117</text:p>
              </table:table-cell>
              <table:table-cell office:value-type="float" office:value="178313943">
                <text:p>178313943</text:p>
              </table:table-cell>
              <table:table-cell office:value-type="float" office:value="313571945">
                <text:p>313571945</text:p>
              </table:table-cell>
              <table:table-cell office:value-type="float" office:value="15550537">
                <text:p>15550537</text:p>
              </table:table-cell>
              <table:table-cell office:value-type="float" office:value="47807238">
                <text:p>47807238</text:p>
              </table:table-cell>
              <table:table-cell office:value-type="float" office:value="60903308">
                <text:p>60903308</text:p>
              </table:table-cell>
              <table:table-cell office:value-type="float" office:value="84707615">
                <text:p>84707615</text:p>
              </table:table-cell>
              <table:table-cell office:value-type="float" office:value="114453250">
                <text:p>114453250</text:p>
              </table:table-cell>
              <table:table-cell office:value-type="float" office:value="117676602">
                <text:p>117676602</text:p>
              </table:table-cell>
              <table:table-cell office:value-type="float" office:value="147120636">
                <text:p>147120636</text:p>
              </table:table-cell>
              <table:table-cell office:value-type="float" office:value="328873709">
                <text:p>328873709</text:p>
              </table:table-cell>
              <table:table-cell office:value-type="float" office:value="13817518">
                <text:p>13817518</text:p>
              </table:table-cell>
              <table:table-cell office:value-type="float" office:value="55368630">
                <text:p>55368630</text:p>
              </table:table-cell>
              <table:table-cell office:value-type="float" office:value="57062203">
                <text:p>57062203</text:p>
              </table:table-cell>
              <table:table-cell office:value-type="float" office:value="72644673">
                <text:p>72644673</text:p>
              </table:table-cell>
              <table:table-cell office:value-type="float" office:value="102880576">
                <text:p>102880576</text:p>
              </table:table-cell>
              <table:table-cell office:value-type="float" office:value="116881924">
                <text:p>116881924</text:p>
              </table:table-cell>
              <table:table-cell office:value-type="float" office:value="167829943">
                <text:p>167829943</text:p>
              </table:table-cell>
              <table:table-cell office:value-type="float" office:value="370464060">
                <text:p>370464060</text:p>
              </table:table-cell>
              <table:table-cell office:value-type="float" office:value="12584272">
                <text:p>12584272</text:p>
              </table:table-cell>
              <table:table-cell office:value-type="float" office:value="47465670">
                <text:p>47465670</text:p>
              </table:table-cell>
              <table:table-cell office:value-type="float" office:value="57700813">
                <text:p>57700813</text:p>
              </table:table-cell>
              <table:table-cell office:value-type="float" office:value="81455560">
                <text:p>81455560</text:p>
              </table:table-cell>
              <table:table-cell office:value-type="float" office:value="97194478">
                <text:p>97194478</text:p>
              </table:table-cell>
              <table:table-cell office:value-type="float" office:value="140148093">
                <text:p>140148093</text:p>
              </table:table-cell>
              <table:table-cell office:value-type="float" office:value="153951632">
                <text:p>153951632</text:p>
              </table:table-cell>
              <table:table-cell office:value-type="float" office:value="304533171">
                <text:p>304533171</text:p>
              </table:table-cell>
            </table:table-row>
            <table:table-row>
              <table:table-cell office:value-type="string">
                <text:p text:id="Sheet4.A4:Sheet4.A4">UltraLightReadWriteMutex tps</text:p>
              </table:table-cell>
              <table:table-cell office:value-type="float" office:value="36787069">
                <text:p text:id="Sheet4.B4:Sheet4.AG4">36787069</text:p>
              </table:table-cell>
              <table:table-cell office:value-type="float" office:value="76147306">
                <text:p>76147306</text:p>
              </table:table-cell>
              <table:table-cell office:value-type="float" office:value="113954028">
                <text:p>113954028</text:p>
              </table:table-cell>
              <table:table-cell office:value-type="float" office:value="149555211">
                <text:p>149555211</text:p>
              </table:table-cell>
              <table:table-cell office:value-type="float" office:value="239944259">
                <text:p>239944259</text:p>
              </table:table-cell>
              <table:table-cell office:value-type="float" office:value="289127620">
                <text:p>289127620</text:p>
              </table:table-cell>
              <table:table-cell office:value-type="float" office:value="266179301">
                <text:p>266179301</text:p>
              </table:table-cell>
              <table:table-cell office:value-type="float" office:value="771608477">
                <text:p>771608477</text:p>
              </table:table-cell>
              <table:table-cell office:value-type="float" office:value="24414066">
                <text:p>24414066</text:p>
              </table:table-cell>
              <table:table-cell office:value-type="float" office:value="40046516">
                <text:p>40046516</text:p>
              </table:table-cell>
              <table:table-cell office:value-type="float" office:value="77322216">
                <text:p>77322216</text:p>
              </table:table-cell>
              <table:table-cell office:value-type="float" office:value="182366389">
                <text:p>182366389</text:p>
              </table:table-cell>
              <table:table-cell office:value-type="float" office:value="199153181">
                <text:p>199153181</text:p>
              </table:table-cell>
              <table:table-cell office:value-type="float" office:value="302455779">
                <text:p>302455779</text:p>
              </table:table-cell>
              <table:table-cell office:value-type="float" office:value="294403100">
                <text:p>294403100</text:p>
              </table:table-cell>
              <table:table-cell office:value-type="float" office:value="754310793">
                <text:p>754310793</text:p>
              </table:table-cell>
              <table:table-cell office:value-type="float" office:value="19922616">
                <text:p>19922616</text:p>
              </table:table-cell>
              <table:table-cell office:value-type="float" office:value="34983438">
                <text:p>34983438</text:p>
              </table:table-cell>
              <table:table-cell office:value-type="float" office:value="57760380">
                <text:p>57760380</text:p>
              </table:table-cell>
              <table:table-cell office:value-type="float" office:value="159190019">
                <text:p>159190019</text:p>
              </table:table-cell>
              <table:table-cell office:value-type="float" office:value="223316797">
                <text:p>223316797</text:p>
              </table:table-cell>
              <table:table-cell office:value-type="float" office:value="275943370">
                <text:p>275943370</text:p>
              </table:table-cell>
              <table:table-cell office:value-type="float" office:value="291635614">
                <text:p>291635614</text:p>
              </table:table-cell>
              <table:table-cell office:value-type="float" office:value="748202641">
                <text:p>748202641</text:p>
              </table:table-cell>
              <table:table-cell office:value-type="float" office:value="17459687">
                <text:p>17459687</text:p>
              </table:table-cell>
              <table:table-cell office:value-type="float" office:value="28983654">
                <text:p>28983654</text:p>
              </table:table-cell>
              <table:table-cell office:value-type="float" office:value="43112687">
                <text:p>43112687</text:p>
              </table:table-cell>
              <table:table-cell office:value-type="float" office:value="155571966">
                <text:p>155571966</text:p>
              </table:table-cell>
              <table:table-cell office:value-type="float" office:value="208226247">
                <text:p>208226247</text:p>
              </table:table-cell>
              <table:table-cell office:value-type="float" office:value="252373977">
                <text:p>252373977</text:p>
              </table:table-cell>
              <table:table-cell office:value-type="float" office:value="282294442">
                <text:p>282294442</text:p>
              </table:table-cell>
              <table:table-cell office:value-type="float" office:value="664667810">
                <text:p>664667810</text:p>
              </table:table-cell>
            </table:table-row>
            <table:table-row>
              <table:table-cell office:value-type="string">
                <text:p text:id="Sheet4.A5:Sheet4.A5">FairReadWriteMutex tps</text:p>
              </table:table-cell>
              <table:table-cell office:value-type="float" office:value="103539">
                <text:p text:id="Sheet4.B5:Sheet4.AG5">103539</text:p>
              </table:table-cell>
              <table:table-cell office:value-type="float" office:value="109368">
                <text:p>109368</text:p>
              </table:table-cell>
              <table:table-cell office:value-type="float" office:value="65445">
                <text:p>65445</text:p>
              </table:table-cell>
              <table:table-cell office:value-type="float" office:value="50102">
                <text:p>50102</text:p>
              </table:table-cell>
              <table:table-cell office:value-type="float" office:value="48378">
                <text:p>48378</text:p>
              </table:table-cell>
              <table:table-cell office:value-type="float" office:value="54769">
                <text:p>54769</text:p>
              </table:table-cell>
              <table:table-cell office:value-type="float" office:value="51999">
                <text:p>51999</text:p>
              </table:table-cell>
              <table:table-cell office:value-type="float" office:value="57575">
                <text:p>57575</text:p>
              </table:table-cell>
              <table:table-cell office:value-type="float" office:value="91890">
                <text:p>91890</text:p>
              </table:table-cell>
              <table:table-cell office:value-type="float" office:value="84932">
                <text:p>84932</text:p>
              </table:table-cell>
              <table:table-cell office:value-type="float" office:value="45807">
                <text:p>45807</text:p>
              </table:table-cell>
              <table:table-cell office:value-type="float" office:value="46098">
                <text:p>46098</text:p>
              </table:table-cell>
              <table:table-cell office:value-type="float" office:value="38898">
                <text:p>38898</text:p>
              </table:table-cell>
              <table:table-cell office:value-type="float" office:value="52516">
                <text:p>52516</text:p>
              </table:table-cell>
              <table:table-cell office:value-type="float" office:value="52903">
                <text:p>52903</text:p>
              </table:table-cell>
              <table:table-cell office:value-type="float" office:value="50296">
                <text:p>50296</text:p>
              </table:table-cell>
              <table:table-cell office:value-type="float" office:value="60835">
                <text:p>60835</text:p>
              </table:table-cell>
              <table:table-cell office:value-type="float" office:value="43820">
                <text:p>43820</text:p>
              </table:table-cell>
              <table:table-cell office:value-type="float" office:value="86116">
                <text:p>86116</text:p>
              </table:table-cell>
              <table:table-cell office:value-type="float" office:value="71602">
                <text:p>71602</text:p>
              </table:table-cell>
              <table:table-cell office:value-type="float" office:value="45721">
                <text:p>45721</text:p>
              </table:table-cell>
              <table:table-cell office:value-type="float" office:value="37847">
                <text:p>37847</text:p>
              </table:table-cell>
              <table:table-cell office:value-type="float" office:value="37832">
                <text:p>37832</text:p>
              </table:table-cell>
              <table:table-cell office:value-type="float" office:value="51397">
                <text:p>51397</text:p>
              </table:table-cell>
              <table:table-cell office:value-type="float" office:value="36150">
                <text:p>36150</text:p>
              </table:table-cell>
              <table:table-cell office:value-type="float" office:value="50805">
                <text:p>50805</text:p>
              </table:table-cell>
              <table:table-cell office:value-type="float" office:value="42540">
                <text:p>42540</text:p>
              </table:table-cell>
              <table:table-cell office:value-type="float" office:value="38508">
                <text:p>38508</text:p>
              </table:table-cell>
              <table:table-cell office:value-type="float" office:value="48031">
                <text:p>48031</text:p>
              </table:table-cell>
              <table:table-cell office:value-type="float" office:value="38773">
                <text:p>38773</text:p>
              </table:table-cell>
              <table:table-cell office:value-type="float" office:value="38086">
                <text:p>38086</text:p>
              </table:table-cell>
              <table:table-cell office:value-type="float" office:value="55002">
                <text:p>55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66cm" svg:height="11.222cm" xlink:href=".." chart:class="chart:line" chart:style-name="ch1">
        <chart:title svg:x="6.202cm" svg:y="0.225cm" chart:style-name="ch2">
          <text:p>Total access/sec, #Writers=0</text:p>
        </chart:title>
        <chart:legend chart:legend-position="end" svg:x="13.774cm" svg:y="3.467cm" chart:style-name="ch3"/>
        <chart:plot-area chart:style-name="ch4" table:cell-range-address="Sheet6.A30:Sheet6.H42" chart:data-source-has-labels="both" svg:x="0.521cm" svg:y="0.952cm" svg:width="12.893cm" svg:height="9.799cm">
          <chart:axis chart:dimension="x" chart:name="primary-x" chart:style-name="ch5">
            <chart:title svg:x="5.917cm" svg:y="10.377cm" chart:style-name="ch6">
              <text:p>number of readers</text:p>
            </chart:title>
            <chart:categories table:cell-range-address="Sheet6.A31:Sheet6.A42"/>
            <chart:grid chart:style-name="ch7" chart:class="major"/>
          </chart:axis>
          <chart:axis chart:dimension="y" chart:name="primary-y" chart:style-name="ch8">
            <chart:title svg:x="0.362cm" svg:y="7.391cm" chart:style-name="ch9">
              <text:p>reader+writer access/sec</text:p>
            </chart:title>
            <chart:grid chart:style-name="ch7" chart:class="major"/>
          </chart:axis>
          <chart:series chart:style-name="ch10" chart:values-cell-range-address="Sheet6.B31:Sheet6.B42" chart:label-cell-address="Sheet6.B30:Sheet6.B30" chart:class="chart:line">
            <chart:data-point chart:repeated="12"/>
          </chart:series>
          <chart:series chart:style-name="ch11" chart:values-cell-range-address="Sheet6.C31:Sheet6.C42" chart:label-cell-address="Sheet6.C30:Sheet6.C30" chart:class="chart:line">
            <chart:data-point chart:repeated="12"/>
          </chart:series>
          <chart:series chart:style-name="ch12" chart:values-cell-range-address="Sheet6.D31:Sheet6.D42" chart:label-cell-address="Sheet6.D30:Sheet6.D30" chart:class="chart:line">
            <chart:data-point chart:repeated="12"/>
          </chart:series>
          <chart:series chart:style-name="ch13" chart:values-cell-range-address="Sheet6.E31:Sheet6.E42" chart:label-cell-address="Sheet6.E30:Sheet6.E30" chart:class="chart:line">
            <chart:data-point chart:repeated="12"/>
          </chart:series>
          <chart:series chart:style-name="ch14" chart:values-cell-range-address="Sheet6.F31:Sheet6.F42" chart:label-cell-address="Sheet6.F30:Sheet6.F30" chart:class="chart:line">
            <chart:data-point chart:repeated="12"/>
          </chart:series>
          <chart:series chart:style-name="ch15" chart:values-cell-range-address="Sheet6.G31:Sheet6.G42" chart:label-cell-address="Sheet6.G30:Sheet6.G30" chart:class="chart:line">
            <chart:data-point chart:repeated="12"/>
          </chart:series>
          <chart:series chart:style-name="ch16" chart:values-cell-range-address="Sheet6.H31:Sheet6.H42" chart:label-cell-address="Sheet6.H30:Sheet6.H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B30:Sheet6.B30">Mutex tps</text:p>
              </table:table-cell>
              <table:table-cell office:value-type="string">
                <text:p text:id="Sheet6.C30:Sheet6.C30">CriticalSection tps</text:p>
              </table:table-cell>
              <table:table-cell office:value-type="string">
                <text:p text:id="Sheet6.D30:Sheet6.D30">SlimReadWriteLock tps</text:p>
              </table:table-cell>
              <table:table-cell office:value-type="string">
                <text:p text:id="Sheet6.E30:Sheet6.E30">UltraSpinReadWriteMutex tps</text:p>
              </table:table-cell>
              <table:table-cell office:value-type="string">
                <text:p text:id="Sheet6.F30:Sheet6.F30">UltraFastReadWriteMutex tps</text:p>
              </table:table-cell>
              <table:table-cell office:value-type="string">
                <text:p text:id="Sheet6.G30:Sheet6.G30">UltraLightReadWriteMutex tps</text:p>
              </table:table-cell>
              <table:table-cell office:value-type="string">
                <text:p text:id="Sheet6.H30:Sheet6.H30">Fair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6.A31:Sheet6.A42">0</text:p>
              </table:table-cell>
              <table:table-cell office:value-type="float" office:value="0">
                <text:p text:id="Sheet6.B31:Sheet6.B42">0</text:p>
              </table:table-cell>
              <table:table-cell office:value-type="float" office:value="0">
                <text:p text:id="Sheet6.C31:Sheet6.C42">0</text:p>
              </table:table-cell>
              <table:table-cell office:value-type="float" office:value="0">
                <text:p text:id="Sheet6.D31:Sheet6.D42">0</text:p>
              </table:table-cell>
              <table:table-cell office:value-type="float" office:value="0">
                <text:p text:id="Sheet6.E31:Sheet6.E42">0</text:p>
              </table:table-cell>
              <table:table-cell office:value-type="float" office:value="0">
                <text:p text:id="Sheet6.F31:Sheet6.F42">0</text:p>
              </table:table-cell>
              <table:table-cell office:value-type="float" office:value="0">
                <text:p text:id="Sheet6.G31:Sheet6.G42">0</text:p>
              </table:table-cell>
              <table:table-cell office:value-type="float" office:value="0">
                <text:p text:id="Sheet6.H31:Sheet6.H4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9534462">
                <text:p>199534462</text:p>
              </table:table-cell>
              <table:table-cell office:value-type="float" office:value="198704172">
                <text:p>198704172</text:p>
              </table:table-cell>
              <table:table-cell office:value-type="float" office:value="1077614">
                <text:p>10776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6462952">
                <text:p>316462952</text:p>
              </table:table-cell>
              <table:table-cell office:value-type="float" office:value="312794690">
                <text:p>312794690</text:p>
              </table:table-cell>
              <table:table-cell office:value-type="float" office:value="108812">
                <text:p>10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95340530">
                <text:p>395340530</text:p>
              </table:table-cell>
              <table:table-cell office:value-type="float" office:value="383275576">
                <text:p>383275576</text:p>
              </table:table-cell>
              <table:table-cell office:value-type="float" office:value="99958">
                <text:p>99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1809978">
                <text:p>491809978</text:p>
              </table:table-cell>
              <table:table-cell office:value-type="float" office:value="499543750">
                <text:p>499543750</text:p>
              </table:table-cell>
              <table:table-cell office:value-type="float" office:value="82966">
                <text:p>8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70127050">
                <text:p>570127050</text:p>
              </table:table-cell>
              <table:table-cell office:value-type="float" office:value="585693782">
                <text:p>585693782</text:p>
              </table:table-cell>
              <table:table-cell office:value-type="float" office:value="58104">
                <text:p>58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46501590">
                <text:p>646501590</text:p>
              </table:table-cell>
              <table:table-cell office:value-type="float" office:value="659692500">
                <text:p>659692500</text:p>
              </table:table-cell>
              <table:table-cell office:value-type="float" office:value="81772">
                <text:p>81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03928044">
                <text:p>703928044</text:p>
              </table:table-cell>
              <table:table-cell office:value-type="float" office:value="717828210">
                <text:p>717828210</text:p>
              </table:table-cell>
              <table:table-cell office:value-type="float" office:value="71338">
                <text:p>71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783362428">
                <text:p>783362428</text:p>
              </table:table-cell>
              <table:table-cell office:value-type="float" office:value="800883590">
                <text:p>800883590</text:p>
              </table:table-cell>
              <table:table-cell office:value-type="float" office:value="66102">
                <text:p>66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2833800">
                <text:p>782833800</text:p>
              </table:table-cell>
              <table:table-cell office:value-type="float" office:value="789465348">
                <text:p>789465348</text:p>
              </table:table-cell>
              <table:table-cell office:value-type="float" office:value="90676">
                <text:p>9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820796128">
                <text:p>820796128</text:p>
              </table:table-cell>
              <table:table-cell office:value-type="float" office:value="793827158">
                <text:p>793827158</text:p>
              </table:table-cell>
              <table:table-cell office:value-type="float" office:value="90654">
                <text:p>9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85232526">
                <text:p>785232526</text:p>
              </table:table-cell>
              <table:table-cell office:value-type="float" office:value="773115806">
                <text:p>773115806</text:p>
              </table:table-cell>
              <table:table-cell office:value-type="float" office:value="66048">
                <text:p>66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84cm" svg:height="9.634cm" xlink:href=".." chart:class="chart:line" chart:style-name="ch1">
        <chart:title svg:x="7.311cm" svg:y="0.193cm" chart:style-name="ch2">
          <text:p>Total access/sec, #Writers=2</text:p>
        </chart:title>
        <chart:legend chart:legend-position="end" svg:x="15.287cm" svg:y="3.228cm" chart:style-name="ch3"/>
        <chart:plot-area chart:style-name="ch4" table:cell-range-address="Sheet6.T50:Sheet6.AA62" chart:data-source-has-labels="both" svg:x="0.609cm" svg:y="0.888cm" svg:width="14.274cm" svg:height="8.371cm">
          <chart:axis chart:dimension="x" chart:name="primary-x" chart:style-name="ch5">
            <chart:title svg:x="6.695cm" svg:y="8.853cm" chart:style-name="ch6">
              <text:p>number of readers</text:p>
            </chart:title>
            <chart:categories table:cell-range-address="Sheet6.T51:Sheet6.T62"/>
          </chart:axis>
          <chart:axis chart:dimension="y" chart:name="primary-y" chart:style-name="ch7">
            <chart:title svg:x="0.406cm" svg:y="6.613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51:Sheet6.U62" chart:label-cell-address="Sheet6.U50:Sheet6.U50" chart:class="chart:line">
            <chart:data-point chart:repeated="12"/>
          </chart:series>
          <chart:series chart:style-name="ch11" chart:values-cell-range-address="Sheet6.V51:Sheet6.V62" chart:label-cell-address="Sheet6.V50:Sheet6.V50" chart:class="chart:line">
            <chart:data-point chart:repeated="12"/>
          </chart:series>
          <chart:series chart:style-name="ch12" chart:values-cell-range-address="Sheet6.W51:Sheet6.W62" chart:label-cell-address="Sheet6.W50:Sheet6.W50" chart:class="chart:line">
            <chart:data-point chart:repeated="12"/>
          </chart:series>
          <chart:series chart:style-name="ch13" chart:values-cell-range-address="Sheet6.X51:Sheet6.X62" chart:label-cell-address="Sheet6.X50:Sheet6.X50" chart:class="chart:line">
            <chart:data-point chart:repeated="12"/>
          </chart:series>
          <chart:series chart:style-name="ch14" chart:values-cell-range-address="Sheet6.Y51:Sheet6.Y62" chart:label-cell-address="Sheet6.Y50:Sheet6.Y50" chart:class="chart:line">
            <chart:data-point chart:repeated="12"/>
          </chart:series>
          <chart:series chart:style-name="ch15" chart:values-cell-range-address="Sheet6.Z51:Sheet6.Z62" chart:label-cell-address="Sheet6.Z50:Sheet6.Z50" chart:class="chart:line">
            <chart:data-point chart:repeated="12"/>
          </chart:series>
          <chart:series chart:style-name="ch16" chart:values-cell-range-address="Sheet6.AA51:Sheet6.AA62" chart:label-cell-address="Sheet6.AA50:Sheet6.AA5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0:Sheet6.U50">Mutex wps</text:p>
              </table:table-cell>
              <table:table-cell office:value-type="string">
                <text:p text:id="Sheet6.V50:Sheet6.V50">CriticalSection wps</text:p>
              </table:table-cell>
              <table:table-cell office:value-type="string">
                <text:p text:id="Sheet6.W50:Sheet6.W50">SlimReadWriteLock wps</text:p>
              </table:table-cell>
              <table:table-cell office:value-type="string">
                <text:p text:id="Sheet6.X50:Sheet6.X50">UltraSpinReadWriteMutex wps</text:p>
              </table:table-cell>
              <table:table-cell office:value-type="string">
                <text:p text:id="Sheet6.Y50:Sheet6.Y50">UltraFastReadWriteMutex wps</text:p>
              </table:table-cell>
              <table:table-cell office:value-type="string">
                <text:p text:id="Sheet6.Z50:Sheet6.Z50">UltraLightReadWriteMutex wps</text:p>
              </table:table-cell>
              <table:table-cell office:value-type="string">
                <text:p text:id="Sheet6.AA50:Sheet6.AA5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51:Sheet6.T62">0</text:p>
              </table:table-cell>
              <table:table-cell office:value-type="float" office:value="103926">
                <text:p text:id="Sheet6.U51:Sheet6.U62">103926</text:p>
              </table:table-cell>
              <table:table-cell office:value-type="float" office:value="19593680">
                <text:p text:id="Sheet6.V51:Sheet6.V62">19593680</text:p>
              </table:table-cell>
              <table:table-cell office:value-type="float" office:value="31090894">
                <text:p text:id="Sheet6.W51:Sheet6.W62">31090894</text:p>
              </table:table-cell>
              <table:table-cell office:value-type="float" office:value="990236">
                <text:p text:id="Sheet6.X51:Sheet6.X62">990236</text:p>
              </table:table-cell>
              <table:table-cell office:value-type="float" office:value="1265582">
                <text:p text:id="Sheet6.Y51:Sheet6.Y62">1265582</text:p>
              </table:table-cell>
              <table:table-cell office:value-type="float" office:value="20353874">
                <text:p text:id="Sheet6.Z51:Sheet6.Z62">20353874</text:p>
              </table:table-cell>
              <table:table-cell office:value-type="float" office:value="123514">
                <text:p text:id="Sheet6.AA51:Sheet6.AA62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5924">
                <text:p>105924</text:p>
              </table:table-cell>
              <table:table-cell office:value-type="float" office:value="16838730">
                <text:p>16838730</text:p>
              </table:table-cell>
              <table:table-cell office:value-type="float" office:value="28414554">
                <text:p>28414554</text:p>
              </table:table-cell>
              <table:table-cell office:value-type="float" office:value="461376">
                <text:p>461376</text:p>
              </table:table-cell>
              <table:table-cell office:value-type="float" office:value="13765770">
                <text:p>13765770</text:p>
              </table:table-cell>
              <table:table-cell office:value-type="float" office:value="23613432">
                <text:p>23613432</text:p>
              </table:table-cell>
              <table:table-cell office:value-type="float" office:value="87340">
                <text:p>873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14">
                <text:p>75214</text:p>
              </table:table-cell>
              <table:table-cell office:value-type="float" office:value="14467768">
                <text:p>14467768</text:p>
              </table:table-cell>
              <table:table-cell office:value-type="float" office:value="23958982">
                <text:p>23958982</text:p>
              </table:table-cell>
              <table:table-cell office:value-type="float" office:value="2053692">
                <text:p>2053692</text:p>
              </table:table-cell>
              <table:table-cell office:value-type="float" office:value="47166948">
                <text:p>47166948</text:p>
              </table:table-cell>
              <table:table-cell office:value-type="float" office:value="51541574">
                <text:p>51541574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70">
                <text:p>43270</text:p>
              </table:table-cell>
              <table:table-cell office:value-type="float" office:value="14720100">
                <text:p>14720100</text:p>
              </table:table-cell>
              <table:table-cell office:value-type="float" office:value="22474458">
                <text:p>22474458</text:p>
              </table:table-cell>
              <table:table-cell office:value-type="float" office:value="1718920">
                <text:p>1718920</text:p>
              </table:table-cell>
              <table:table-cell office:value-type="float" office:value="53685622">
                <text:p>53685622</text:p>
              </table:table-cell>
              <table:table-cell office:value-type="float" office:value="82523914">
                <text:p>82523914</text:p>
              </table:table-cell>
              <table:table-cell office:value-type="float" office:value="52274">
                <text:p>5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98">
                <text:p>48798</text:p>
              </table:table-cell>
              <table:table-cell office:value-type="float" office:value="14247978">
                <text:p>14247978</text:p>
              </table:table-cell>
              <table:table-cell office:value-type="float" office:value="22195472">
                <text:p>22195472</text:p>
              </table:table-cell>
              <table:table-cell office:value-type="float" office:value="2282634">
                <text:p>2282634</text:p>
              </table:table-cell>
              <table:table-cell office:value-type="float" office:value="83664106">
                <text:p>83664106</text:p>
              </table:table-cell>
              <table:table-cell office:value-type="float" office:value="175059826">
                <text:p>175059826</text:p>
              </table:table-cell>
              <table:table-cell office:value-type="float" office:value="56648">
                <text:p>5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68">
                <text:p>77668</text:p>
              </table:table-cell>
              <table:table-cell office:value-type="float" office:value="14389730">
                <text:p>14389730</text:p>
              </table:table-cell>
              <table:table-cell office:value-type="float" office:value="20843980">
                <text:p>20843980</text:p>
              </table:table-cell>
              <table:table-cell office:value-type="float" office:value="2019238">
                <text:p>2019238</text:p>
              </table:table-cell>
              <table:table-cell office:value-type="float" office:value="101723776">
                <text:p>101723776</text:p>
              </table:table-cell>
              <table:table-cell office:value-type="float" office:value="202074466">
                <text:p>202074466</text:p>
              </table:table-cell>
              <table:table-cell office:value-type="float" office:value="79366">
                <text:p>7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58">
                <text:p>45958</text:p>
              </table:table-cell>
              <table:table-cell office:value-type="float" office:value="14676002">
                <text:p>14676002</text:p>
              </table:table-cell>
              <table:table-cell office:value-type="float" office:value="16453788">
                <text:p>16453788</text:p>
              </table:table-cell>
              <table:table-cell office:value-type="float" office:value="39391642">
                <text:p>39391642</text:p>
              </table:table-cell>
              <table:table-cell office:value-type="float" office:value="122259606">
                <text:p>122259606</text:p>
              </table:table-cell>
              <table:table-cell office:value-type="float" office:value="272247370">
                <text:p>272247370</text:p>
              </table:table-cell>
              <table:table-cell office:value-type="float" office:value="73802">
                <text:p>73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88">
                <text:p>48588</text:p>
              </table:table-cell>
              <table:table-cell office:value-type="float" office:value="14388174">
                <text:p>14388174</text:p>
              </table:table-cell>
              <table:table-cell office:value-type="float" office:value="17740706">
                <text:p>17740706</text:p>
              </table:table-cell>
              <table:table-cell office:value-type="float" office:value="1279048">
                <text:p>1279048</text:p>
              </table:table-cell>
              <table:table-cell office:value-type="float" office:value="170485696">
                <text:p>170485696</text:p>
              </table:table-cell>
              <table:table-cell office:value-type="float" office:value="319976728">
                <text:p>319976728</text:p>
              </table:table-cell>
              <table:table-cell office:value-type="float" office:value="75346">
                <text:p>75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2">
                <text:p>44502</text:p>
              </table:table-cell>
              <table:table-cell office:value-type="float" office:value="14644348">
                <text:p>14644348</text:p>
              </table:table-cell>
              <table:table-cell office:value-type="float" office:value="14344128">
                <text:p>14344128</text:p>
              </table:table-cell>
              <table:table-cell office:value-type="float" office:value="938756">
                <text:p>938756</text:p>
              </table:table-cell>
              <table:table-cell office:value-type="float" office:value="267384896">
                <text:p>267384896</text:p>
              </table:table-cell>
              <table:table-cell office:value-type="float" office:value="803581466">
                <text:p>803581466</text:p>
              </table:table-cell>
              <table:table-cell office:value-type="float" office:value="73194">
                <text:p>73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78">
                <text:p>47278</text:p>
              </table:table-cell>
              <table:table-cell office:value-type="float" office:value="14404348">
                <text:p>14404348</text:p>
              </table:table-cell>
              <table:table-cell office:value-type="float" office:value="14957888">
                <text:p>14957888</text:p>
              </table:table-cell>
              <table:table-cell office:value-type="float" office:value="153567040">
                <text:p>153567040</text:p>
              </table:table-cell>
              <table:table-cell office:value-type="float" office:value="395846862">
                <text:p>395846862</text:p>
              </table:table-cell>
              <table:table-cell office:value-type="float" office:value="791724932">
                <text:p>791724932</text:p>
              </table:table-cell>
              <table:table-cell office:value-type="float" office:value="76052">
                <text:p>7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40">
                <text:p>45840</text:p>
              </table:table-cell>
              <table:table-cell office:value-type="float" office:value="14708026">
                <text:p>14708026</text:p>
              </table:table-cell>
              <table:table-cell office:value-type="float" office:value="14777958">
                <text:p>14777958</text:p>
              </table:table-cell>
              <table:table-cell office:value-type="float" office:value="28733958">
                <text:p>28733958</text:p>
              </table:table-cell>
              <table:table-cell office:value-type="float" office:value="457941150">
                <text:p>457941150</text:p>
              </table:table-cell>
              <table:table-cell office:value-type="float" office:value="768923680">
                <text:p>768923680</text:p>
              </table:table-cell>
              <table:table-cell office:value-type="float" office:value="63328">
                <text:p>63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04">
                <text:p>47304</text:p>
              </table:table-cell>
              <table:table-cell office:value-type="float" office:value="14346560">
                <text:p>14346560</text:p>
              </table:table-cell>
              <table:table-cell office:value-type="float" office:value="14526338">
                <text:p>14526338</text:p>
              </table:table-cell>
              <table:table-cell office:value-type="float" office:value="2817104">
                <text:p>2817104</text:p>
              </table:table-cell>
              <table:table-cell office:value-type="float" office:value="480475256">
                <text:p>480475256</text:p>
              </table:table-cell>
              <table:table-cell office:value-type="float" office:value="774296644">
                <text:p>774296644</text:p>
              </table:table-cell>
              <table:table-cell office:value-type="float" office:value="66202">
                <text:p>662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97cm" svg:height="8.804cm" xlink:href=".." chart:class="chart:line" chart:style-name="ch1">
        <chart:title svg:x="7.886cm" svg:y="0.177cm" chart:style-name="ch2">
          <text:p>Writes/sec, #Writers=1</text:p>
        </chart:title>
        <chart:legend chart:legend-position="end" svg:x="15.3cm" svg:y="2.813cm" chart:style-name="ch3"/>
        <chart:plot-area chart:style-name="ch4" table:cell-range-address="Sheet6.T30:Sheet6.AA42" chart:data-source-has-labels="both" svg:x="0.609cm" svg:y="0.856cm" svg:width="14.287cm" svg:height="7.621cm">
          <chart:axis chart:dimension="x" chart:name="primary-x" chart:style-name="ch5">
            <chart:title svg:x="6.702cm" svg:y="8.055cm" chart:style-name="ch6">
              <text:p>number of readers</text:p>
            </chart:title>
            <chart:categories table:cell-range-address="Sheet6.T31:Sheet6.T42"/>
          </chart:axis>
          <chart:axis chart:dimension="y" chart:name="primary-y" chart:style-name="ch7">
            <chart:title svg:x="0.406cm" svg:y="5.63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31:Sheet6.U42" chart:label-cell-address="Sheet6.U30:Sheet6.U30" chart:class="chart:line">
            <chart:data-point chart:repeated="12"/>
          </chart:series>
          <chart:series chart:style-name="ch11" chart:values-cell-range-address="Sheet6.V31:Sheet6.V42" chart:label-cell-address="Sheet6.V30:Sheet6.V30" chart:class="chart:line">
            <chart:data-point chart:repeated="12"/>
          </chart:series>
          <chart:series chart:style-name="ch12" chart:values-cell-range-address="Sheet6.W31:Sheet6.W42" chart:label-cell-address="Sheet6.W30:Sheet6.W30" chart:class="chart:line">
            <chart:data-point chart:repeated="12"/>
          </chart:series>
          <chart:series chart:style-name="ch13" chart:values-cell-range-address="Sheet6.X31:Sheet6.X42" chart:label-cell-address="Sheet6.X30:Sheet6.X30" chart:class="chart:line">
            <chart:data-point chart:repeated="12"/>
          </chart:series>
          <chart:series chart:style-name="ch14" chart:values-cell-range-address="Sheet6.Y31:Sheet6.Y42" chart:label-cell-address="Sheet6.Y30:Sheet6.Y30" chart:class="chart:line">
            <chart:data-point chart:repeated="12"/>
          </chart:series>
          <chart:series chart:style-name="ch15" chart:values-cell-range-address="Sheet6.Z31:Sheet6.Z42" chart:label-cell-address="Sheet6.Z30:Sheet6.Z30" chart:class="chart:line">
            <chart:data-point chart:repeated="12"/>
          </chart:series>
          <chart:series chart:style-name="ch16" chart:values-cell-range-address="Sheet6.AA31:Sheet6.AA42" chart:label-cell-address="Sheet6.AA30:Sheet6.AA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30:Sheet6.U30">Mutex wps</text:p>
              </table:table-cell>
              <table:table-cell office:value-type="string">
                <text:p text:id="Sheet6.V30:Sheet6.V30">CriticalSection wps</text:p>
              </table:table-cell>
              <table:table-cell office:value-type="string">
                <text:p text:id="Sheet6.W30:Sheet6.W30">SlimReadWriteLock wps</text:p>
              </table:table-cell>
              <table:table-cell office:value-type="string">
                <text:p text:id="Sheet6.X30:Sheet6.X30">UltraSpinReadWriteMutex wps</text:p>
              </table:table-cell>
              <table:table-cell office:value-type="string">
                <text:p text:id="Sheet6.Y30:Sheet6.Y30">UltraFastReadWriteMutex wps</text:p>
              </table:table-cell>
              <table:table-cell office:value-type="string">
                <text:p text:id="Sheet6.Z30:Sheet6.Z30">UltraLightReadWriteMutex wps</text:p>
              </table:table-cell>
              <table:table-cell office:value-type="string">
                <text:p text:id="Sheet6.AA30:Sheet6.AA3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31:Sheet6.T42">0</text:p>
              </table:table-cell>
              <table:table-cell office:value-type="float" office:value="2031726">
                <text:p text:id="Sheet6.U31:Sheet6.U42">2031726</text:p>
              </table:table-cell>
              <table:table-cell office:value-type="float" office:value="44848154">
                <text:p text:id="Sheet6.V31:Sheet6.V42">44848154</text:p>
              </table:table-cell>
              <table:table-cell office:value-type="float" office:value="50351944">
                <text:p text:id="Sheet6.W31:Sheet6.W42">50351944</text:p>
              </table:table-cell>
              <table:table-cell office:value-type="float" office:value="2686456">
                <text:p text:id="Sheet6.X31:Sheet6.X42">2686456</text:p>
              </table:table-cell>
              <table:table-cell office:value-type="float" office:value="2688032">
                <text:p text:id="Sheet6.Y31:Sheet6.Y42">2688032</text:p>
              </table:table-cell>
              <table:table-cell office:value-type="float" office:value="38005724">
                <text:p text:id="Sheet6.Z31:Sheet6.Z42">38005724</text:p>
              </table:table-cell>
              <table:table-cell office:value-type="float" office:value="1019358">
                <text:p text:id="Sheet6.AA31:Sheet6.AA42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1045040">
                <text:p>1045040</text:p>
              </table:table-cell>
              <table:table-cell office:value-type="float" office:value="7520042">
                <text:p>7520042</text:p>
              </table:table-cell>
              <table:table-cell office:value-type="float" office:value="52016">
                <text:p>52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54120">
                <text:p>954120</text:p>
              </table:table-cell>
              <table:table-cell office:value-type="float" office:value="9161162">
                <text:p>9161162</text:p>
              </table:table-cell>
              <table:table-cell office:value-type="float" office:value="34346">
                <text:p>34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526102">
                <text:p>526102</text:p>
              </table:table-cell>
              <table:table-cell office:value-type="float" office:value="4153198">
                <text:p>4153198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463888">
                <text:p>463888</text:p>
              </table:table-cell>
              <table:table-cell office:value-type="float" office:value="3711624">
                <text:p>3711624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24026">
                <text:p>324026</text:p>
              </table:table-cell>
              <table:table-cell office:value-type="float" office:value="3001004">
                <text:p>3001004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13486">
                <text:p>213486</text:p>
              </table:table-cell>
              <table:table-cell office:value-type="float" office:value="2465054">
                <text:p>246505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173620">
                <text:p>173620</text:p>
              </table:table-cell>
              <table:table-cell office:value-type="float" office:value="2089836">
                <text:p>2089836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106388">
                <text:p>106388</text:p>
              </table:table-cell>
              <table:table-cell office:value-type="float" office:value="5358">
                <text:p>5358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88104">
                <text:p>88104</text:p>
              </table:table-cell>
              <table:table-cell office:value-type="float" office:value="2620">
                <text:p>262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97350">
                <text:p>97350</text:p>
              </table:table-cell>
              <table:table-cell office:value-type="float" office:value="2630">
                <text:p>263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87920">
                <text:p>87920</text:p>
              </table:table-cell>
              <table:table-cell office:value-type="float" office:value="2400">
                <text:p>2400</text:p>
              </table:table-cell>
              <table:table-cell office:value-type="float" office:value="6318">
                <text:p>63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08cm" svg:height="11.198cm" xlink:href=".." chart:class="chart:line" chart:style-name="ch1">
        <chart:title svg:x="7.373cm" svg:y="0.224cm" chart:style-name="ch2">
          <text:p>Total access/sec, #Writers=1</text:p>
        </chart:title>
        <chart:legend chart:legend-position="end" svg:x="15.408cm" svg:y="4.01cm" chart:style-name="ch3"/>
        <chart:plot-area chart:style-name="ch4" table:cell-range-address="Sheet6.T5:Sheet6.AA17" chart:data-source-has-labels="both" svg:x="0.615cm" svg:y="0.95cm" svg:width="14.386cm" svg:height="9.78cm">
          <chart:axis chart:dimension="x" chart:name="primary-x" chart:style-name="ch5">
            <chart:title svg:x="6.757cm" svg:y="10.355cm" chart:style-name="ch6">
              <text:p>number of readers</text:p>
            </chart:title>
            <chart:categories table:cell-range-address="Sheet6.T6:Sheet6.T17"/>
          </chart:axis>
          <chart:axis chart:dimension="y" chart:name="primary-y" chart:style-name="ch7">
            <chart:title svg:x="0.409cm" svg:y="7.379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6:Sheet6.U17" chart:label-cell-address="Sheet6.U5:Sheet6.U5" chart:class="chart:line">
            <chart:data-point chart:repeated="12"/>
          </chart:series>
          <chart:series chart:style-name="ch11" chart:values-cell-range-address="Sheet6.V6:Sheet6.V17" chart:label-cell-address="Sheet6.V5:Sheet6.V5" chart:class="chart:line">
            <chart:data-point chart:repeated="12"/>
          </chart:series>
          <chart:series chart:style-name="ch12" chart:values-cell-range-address="Sheet6.W6:Sheet6.W17" chart:label-cell-address="Sheet6.W5:Sheet6.W5" chart:class="chart:line">
            <chart:data-point chart:repeated="12"/>
          </chart:series>
          <chart:series chart:style-name="ch13" chart:values-cell-range-address="Sheet6.X6:Sheet6.X17" chart:label-cell-address="Sheet6.X5:Sheet6.X5" chart:class="chart:line">
            <chart:data-point chart:repeated="12"/>
          </chart:series>
          <chart:series chart:style-name="ch14" chart:values-cell-range-address="Sheet6.Y6:Sheet6.Y17" chart:label-cell-address="Sheet6.Y5:Sheet6.Y5" chart:class="chart:line">
            <chart:data-point chart:repeated="12"/>
          </chart:series>
          <chart:series chart:style-name="ch15" chart:values-cell-range-address="Sheet6.Z6:Sheet6.Z17" chart:label-cell-address="Sheet6.Z5:Sheet6.Z5" chart:class="chart:line">
            <chart:data-point chart:repeated="12"/>
          </chart:series>
          <chart:series chart:style-name="ch16" chart:values-cell-range-address="Sheet6.AA6:Sheet6.AA17" chart:label-cell-address="Sheet6.AA5:Sheet6.AA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:Sheet6.U5">Mutex wps</text:p>
              </table:table-cell>
              <table:table-cell office:value-type="string">
                <text:p text:id="Sheet6.V5:Sheet6.V5">CriticalSection wps</text:p>
              </table:table-cell>
              <table:table-cell office:value-type="string">
                <text:p text:id="Sheet6.W5:Sheet6.W5">SlimReadWriteLock wps</text:p>
              </table:table-cell>
              <table:table-cell office:value-type="string">
                <text:p text:id="Sheet6.X5:Sheet6.X5">UltraSpinReadWriteMutex wps</text:p>
              </table:table-cell>
              <table:table-cell office:value-type="string">
                <text:p text:id="Sheet6.Y5:Sheet6.Y5">UltraFastReadWriteMutex wps</text:p>
              </table:table-cell>
              <table:table-cell office:value-type="string">
                <text:p text:id="Sheet6.Z5:Sheet6.Z5">UltraLightReadWriteMutex wps</text:p>
              </table:table-cell>
              <table:table-cell office:value-type="string">
                <text:p text:id="Sheet6.AA5:Sheet6.AA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6:Sheet6.T17">0</text:p>
              </table:table-cell>
              <table:table-cell office:value-type="float" office:value="2031726">
                <text:p text:id="Sheet6.U6:Sheet6.U17">2031726</text:p>
              </table:table-cell>
              <table:table-cell office:value-type="float" office:value="44848154">
                <text:p text:id="Sheet6.V6:Sheet6.V17">44848154</text:p>
              </table:table-cell>
              <table:table-cell office:value-type="float" office:value="50351944">
                <text:p text:id="Sheet6.W6:Sheet6.W17">50351944</text:p>
              </table:table-cell>
              <table:table-cell office:value-type="float" office:value="2686456">
                <text:p text:id="Sheet6.X6:Sheet6.X17">2686456</text:p>
              </table:table-cell>
              <table:table-cell office:value-type="float" office:value="2688032">
                <text:p text:id="Sheet6.Y6:Sheet6.Y17">2688032</text:p>
              </table:table-cell>
              <table:table-cell office:value-type="float" office:value="38005724">
                <text:p text:id="Sheet6.Z6:Sheet6.Z17">38005724</text:p>
              </table:table-cell>
              <table:table-cell office:value-type="float" office:value="1019358">
                <text:p text:id="Sheet6.AA6:Sheet6.AA17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16752418">
                <text:p>16752418</text:p>
              </table:table-cell>
              <table:table-cell office:value-type="float" office:value="70158636">
                <text:p>70158636</text:p>
              </table:table-cell>
              <table:table-cell office:value-type="float" office:value="104078">
                <text:p>104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20309900">
                <text:p>20309900</text:p>
              </table:table-cell>
              <table:table-cell office:value-type="float" office:value="66888232">
                <text:p>66888232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51210736">
                <text:p>51210736</text:p>
              </table:table-cell>
              <table:table-cell office:value-type="float" office:value="111766154">
                <text:p>111766154</text:p>
              </table:table-cell>
              <table:table-cell office:value-type="float" office:value="111890">
                <text:p>111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58703328">
                <text:p>58703328</text:p>
              </table:table-cell>
              <table:table-cell office:value-type="float" office:value="150561544">
                <text:p>150561544</text:p>
              </table:table-cell>
              <table:table-cell office:value-type="float" office:value="92010">
                <text:p>9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01683022">
                <text:p>101683022</text:p>
              </table:table-cell>
              <table:table-cell office:value-type="float" office:value="184855136">
                <text:p>184855136</text:p>
              </table:table-cell>
              <table:table-cell office:value-type="float" office:value="54140">
                <text:p>54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120337860">
                <text:p>120337860</text:p>
              </table:table-cell>
              <table:table-cell office:value-type="float" office:value="213180538">
                <text:p>213180538</text:p>
              </table:table-cell>
              <table:table-cell office:value-type="float" office:value="60924">
                <text:p>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185936394">
                <text:p>185936394</text:p>
              </table:table-cell>
              <table:table-cell office:value-type="float" office:value="255942910">
                <text:p>255942910</text:p>
              </table:table-cell>
              <table:table-cell office:value-type="float" office:value="65542">
                <text:p>65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363373882">
                <text:p>363373882</text:p>
              </table:table-cell>
              <table:table-cell office:value-type="float" office:value="763183536">
                <text:p>763183536</text:p>
              </table:table-cell>
              <table:table-cell office:value-type="float" office:value="75700">
                <text:p>75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441546552">
                <text:p>441546552</text:p>
              </table:table-cell>
              <table:table-cell office:value-type="float" office:value="768782880">
                <text:p>768782880</text:p>
              </table:table-cell>
              <table:table-cell office:value-type="float" office:value="68474">
                <text:p>6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394416868">
                <text:p>394416868</text:p>
              </table:table-cell>
              <table:table-cell office:value-type="float" office:value="763615144">
                <text:p>763615144</text:p>
              </table:table-cell>
              <table:table-cell office:value-type="float" office:value="66820">
                <text:p>66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461099326">
                <text:p>461099326</text:p>
              </table:table-cell>
              <table:table-cell office:value-type="float" office:value="757995434">
                <text:p>757995434</text:p>
              </table:table-cell>
              <table:table-cell office:value-type="float" office:value="75800">
                <text:p>758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